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7/content.xml" manifest:media-type="text/xml"/>
  <manifest:file-entry manifest:full-path="Object 37/Pictures/100002000000000C0000000C424A8468.gif" manifest:media-type="image/gif"/>
  <manifest:file-entry manifest:full-path="Object 37/Pictures/100002000000000A0000000ADDA84F49.gif" manifest:media-type="image/gif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39/content.xml" manifest:media-type="text/xml"/>
  <manifest:file-entry manifest:full-path="Object 39/Pictures/100002000000000A0000000A1F4FBE6C.gif" manifest:media-type="image/gif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41/content.xml" manifest:media-type="text/xml"/>
  <manifest:file-entry manifest:full-path="Object 41/Pictures/100008AC000001DC000001DC6812CC1E.svg" manifest:media-type="image/svg+xml"/>
  <manifest:file-entry manifest:full-path="Object 41/Pictures/100002000000000A0000000A1F4FBE6C.gif" manifest:media-type="image/gif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4/content.xml" manifest:media-type="text/xml"/>
  <manifest:file-entry manifest:full-path="Object 34/Pictures/100002000000000A0000000ADDA84F49.gif" manifest:media-type="image/gif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content.xml" manifest:media-type="text/xml"/>
  <manifest:file-entry manifest:full-path="Object 33/content.xml" manifest:media-type="text/xml"/>
  <manifest:file-entry manifest:full-path="Object 33/Pictures/100002000000000A0000000A1F4FBE6C.gif" manifest:media-type="image/gif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6/content.xml" manifest:media-type="text/xml"/>
  <manifest:file-entry manifest:full-path="Object 36/Pictures/100008AC000001DC000001DC6812CC1E.svg" manifest:media-type="image/svg+xml"/>
  <manifest:file-entry manifest:full-path="Object 36/Pictures/100002000000000A0000000A1F4FBE6C.gif" manifest:media-type="image/gif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Pictures/2000000D000000DF000000DFB1A68604.svm" manifest:media-type="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8/content.xml" manifest:media-type="text/xml"/>
  <manifest:file-entry manifest:full-path="Object 38/Pictures/100002000000000A0000000ADDA84F49.gif" manifest:media-type="image/gif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42/content.xml" manifest:media-type="text/xml"/>
  <manifest:file-entry manifest:full-path="Object 42/Pictures/100002000000000C0000000C424A8468.gif" manifest:media-type="image/gif"/>
  <manifest:file-entry manifest:full-path="Object 42/Pictures/100002000000000A0000000ADDA84F49.gif" manifest:media-type="image/gif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17in"/>
    </style:style>
    <style:style style:name="co2" style:family="table-column">
      <style:table-column-properties fo:break-before="auto" style:column-width="0.7492in"/>
    </style:style>
    <style:style style:name="co3" style:family="table-column">
      <style:table-column-properties fo:break-before="auto" style:column-width="0.9508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9756in"/>
    </style:style>
    <style:style style:name="co8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1.08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2626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0.2728in"/>
    </style:style>
    <style:style style:name="co15" style:family="table-column">
      <style:table-column-properties fo:break-before="auto" style:column-width="0.7839in"/>
    </style:style>
    <style:style style:name="co16" style:family="table-column">
      <style:table-column-properties fo:break-before="auto" style:column-width="0.800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 style:vertical-align="top"/>
      <style:text-properties fo:hyphenate="true"/>
    </style:style>
    <style:style style:name="ce2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hyphenate="true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hyphenate="true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 style:data-style-name="N60">
      <style:table-cell-properties fo:background-color="#e6e6ff"/>
    </style:style>
    <style:style style:name="ce8" style:family="table-cell" style:parent-style-name="Default" style:data-style-name="N60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hyphenate="true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60">
      <style:table-cell-properties fo:border-bottom="0.06pt solid #000000" fo:background-color="#ffff99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hyphenate="true"/>
    </style:style>
    <style:style style:name="ce12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hyphenate="true"/>
    </style:style>
    <style:style style:name="ce14" style:family="table-cell" style:parent-style-name="Default">
      <style:table-cell-properties fo:border-bottom="0.06pt solid #000000" fo:background-color="#ccffff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hyphenate="true"/>
    </style:style>
    <style:style style:name="ce1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="none" style:vertical-align="top"/>
    </style:style>
    <style:style style:name="ce20" style:family="table-cell" style:parent-style-name="Default">
      <style:table-cell-properties fo:background-color="#ffcc99"/>
    </style:style>
    <style:style style:name="ce21" style:family="table-cell" style:parent-style-name="Default" style:data-style-name="N60">
      <style:table-cell-properties fo:border-bottom="0.06pt solid #000000" fo:background-color="#ffffff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hyphenate="true"/>
    </style:style>
    <style:style style:name="ce22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24" style:family="table-cell" style:parent-style-name="Default" style:data-style-name="N60">
      <style:table-cell-properties fo:border-bottom="0.06pt solid #000000" fo:background-color="#ffff99" style:text-align-source="fix" style:repeat-content="false" fo:wrap-option="wrap" fo:border-left="none" fo:border-right="0.06pt solid #000000" fo:border-top="none" style:vertical-align="top"/>
      <style:paragraph-properties fo:text-align="center" fo:margin-left="0in"/>
      <style:text-properties fo:hyphenate="true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7" style:family="table-cell" style:parent-style-name="Default" style:data-style-name="N60">
      <style:table-cell-properties fo:border-bottom="0.06pt solid #000000" fo:wrap-option="wrap" fo:border-left="none" fo:border-right="none" fo:border-top="none" style:vertical-align="top"/>
      <style:text-properties fo:hyphenate="true"/>
    </style:style>
    <style:style style:name="ce28" style:family="table-cell" style:parent-style-name="Default" style:data-style-name="N0"/>
    <style:style style:name="ce29" style:family="table-cell" style:parent-style-name="Default" style:data-style-name="N61"/>
    <style:style style:name="ce30" style:family="table-cell" style:parent-style-name="Default" style:data-style-name="N61"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6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61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hyphenate="true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22"/>
    <style:style style:name="ce40" style:family="table-cell" style:parent-style-name="Default" style:data-style-name="N123"/>
    <style:style style:name="ce41" style:family="table-cell" style:parent-style-name="Default">
      <style:table-cell-properties style:vertical-align="top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 style:data-style-name="N60"/>
    <style:style style:name="ce45" style:family="table-cell" style:parent-style-name="Default" style:data-style-name="N10"/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 style:data-style-name="N125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1"/>
    <style:style style:name="ce54" style:family="table-cell" style:parent-style-name="Default" style:data-style-name="N0">
      <style:table-cell-properties style:text-align-source="value-type" style:repeat-content="false"/>
      <style:paragraph-properties fo:margin-left="0in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font-name="Arial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number-columns-repeated="980" table:default-cell-style-name="Default"/>
        <table:table-row table:style-name="ro1">
          <table:table-cell office:value-type="string" calcext:value-type="string">
            <text:p><text:a xlink:href="../../../../../../../tmp/pairs/Alanakian-inclusive-pions.pdf" xlink:type="simple">o:\physics\sane\pairs\Alanakian-inclusive-pions.pdf</text:a></text:p>
          </table:table-cell>
          <table:table-cell office:value-type="string" calcext:value-type="string">
            <text:p>Plot labels</text:p>
          </table:table-cell>
          <table:table-cell table:style-name="ce3" office:value-type="string" calcext:value-type="string">
            <text:p>pi+</text:p>
          </table:table-cell>
          <table:table-cell table:style-name="ce7" table:number-columns-repeated="2"/>
          <table:table-cell table:style-name="ce3" table:number-columns-repeated="5"/>
          <table:table-cell table:style-name="ce16"/>
          <table:table-cell table:style-name="ce19" office:value-type="string" calcext:value-type="string">
            <text:p>Plot labels</text:p>
          </table:table-cell>
          <table:table-cell table:style-name="ce20" office:value-type="string" calcext:value-type="string">
            <text:p>pi-</text:p>
          </table:table-cell>
          <table:table-cell table:style-name="ce23"/>
          <table:table-cell table:number-columns-repeated="3"/>
          <table:table-cell office:value-type="string" calcext:value-type="string">
            <text:p>chi sqr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pi pub. <text:s text:c="4"/>GeV</text:p>
          </table:table-cell>
          <table:table-cell table:style-name="ce8" office:value-type="string" calcext:value-type="string">
            <text:p>T pi digitized</text:p>
          </table:table-cell>
          <table:table-cell table:style-name="ce11" office:value-type="string" calcext:value-type="string">
            <text:p>sigma</text:p>
          </table:table-cell>
          <table:table-cell table:style-name="ce13" office:value-type="string" calcext:value-type="string">
            <text:p>p pi <text:s text:c="15"/>GeV/c</text:p>
          </table:table-cell>
          <table:table-cell table:style-name="ce13" office:value-type="string" calcext:value-type="string">
            <text:p>PT pi</text:p>
          </table:table-cell>
          <table:table-cell table:style-name="ce13" office:value-type="string" calcext:value-type="string">
            <text:p>sigma epc with T digitized</text:p>
          </table:table-cell>
          <table:table-cell table:style-name="ce14" office:value-type="string" calcext:value-type="string">
            <text:p>sigma epc with T pub.</text:p>
          </table:table-cell>
          <table:table-cell table:style-name="ce13" office:value-type="string" calcext:value-type="string">
            <text:p>epc/data</text:p>
          </table:table-cell>
          <table:table-cell table:style-name="ce17" office:value-type="string" calcext:value-type="string">
            <text:p>Plot labels</text:p>
          </table:table-cell>
          <table:table-cell table:style-name="ce2" office:value-type="float" office:value="40" calcext:value-type="float">
            <text:p>40</text:p>
          </table:table-cell>
          <table:table-cell table:style-name="ce21" office:value-type="string" calcext:value-type="string">
            <text:p>T pi digitized</text:p>
          </table:table-cell>
          <table:table-cell table:style-name="ce24" office:value-type="string" calcext:value-type="string">
            <text:p>sigma</text:p>
          </table:table-cell>
          <table:table-cell table:style-name="ce27" table:number-columns-repeated="2"/>
          <table:table-cell table:style-name="ce27" office:value-type="string" calcext:value-type="string">
            <text:p>Normalized epc sigma</text:p>
          </table:table-cell>
          <table:table-cell table:style-name="ce2" office:value-type="string" calcext:value-type="string">
            <text:p>pi+</text:p>
          </table:table-cell>
          <table:table-cell table:style-name="ce2" table:number-columns-repeated="4"/>
          <table:table-cell table:style-name="ce2" office:value-type="string" calcext:value-type="string">
            <text:p>global (same as 20°)</text:p>
          </table:table-cell>
          <table:table-cell table:style-name="ce31" office:value-type="string" calcext:value-type="string">
            <text:p>40° and 60°</text:p>
          </table:table-cell>
          <table:table-cell table:style-name="ce2" table:number-columns-repeated="2"/>
          <table:table-cell table:style-name="ce37" office:value-type="string" calcext:value-type="string">
            <text:p>Normalized epc-v2 sigma</text:p>
          </table:table-cell>
          <table:table-cell table:style-name="ce2"/>
          <table:table-cell table:style-name="ce13" office:value-type="string" calcext:value-type="string">
            <text:p>epc/data</text:p>
          </table:table-cell>
          <table:table-cell table:style-name="ce2" office:value-type="string" calcext:value-type="string">
            <text:p>data/epc</text:p>
          </table:table-cell>
          <table:table-cell table:style-name="ce1" table:number-columns-repeated="2"/>
          <table:table-cell table:style-name="ce41" office:value-type="string" calcext:value-type="string">
            <text:p>PT</text:p>
          </table:table-cell>
          <table:table-cell table:style-name="ce41" table:formula="of:=IF([.AH32]=&quot;+&quot;;[.AH33];[.AH34])" office:value-type="string" office:string-value="scaling fit C(g,pi+)" calcext:value-type="string">
            <text:p>scaling fit C(g,pi+)</text:p>
          </table:table-cell>
          <table:table-cell table:style-name="ce43" office:value-type="string" calcext:value-type="string">
            <text:p>Normalized scaling fit </text:p>
          </table:table-cell>
          <table:table-cell table:style-name="ce41" office:value-type="string" calcext:value-type="string">
            <text:p>pi-</text:p>
          </table:table-cell>
          <table:table-cell table:style-name="ce41" office:value-type="string" calcext:value-type="string">
            <text:p>pi+</text:p>
          </table:table-cell>
          <table:table-cell table:style-name="ce1" office:value-type="string" calcext:value-type="string">
            <text:p>pi-</text:p>
          </table:table-cell>
          <table:table-cell table:style-name="ce1" office:value-type="string" calcext:value-type="string">
            <text:p>pi+</text:p>
          </table:table-cell>
          <table:table-cell table:style-name="ce1" office:value-type="string" calcext:value-type="string">
            <text:p>p pi 40</text:p>
          </table:table-cell>
          <table:table-cell table:style-name="ce1" office:value-type="string" calcext:value-type="string">
            <text:p>p pi 13</text:p>
          </table:table-cell>
          <table:table-cell office:value-type="string" calcext:value-type="string">
            <text:p>E/p pi 13</text:p>
          </table:table-cell>
          <table:table-cell table:style-name="ce1" office:value-type="string" calcext:value-type="string">
            <text:p>Scaling fit <text:s text:c="7"/>ub/(GeV sr)c/Q</text:p>
          </table:table-cell>
          <table:table-cell table:style-name="ce1" table:number-columns-repeated="5"/>
          <table:table-cell table:style-name="ce1" office:value-type="string" calcext:value-type="string">
            <text:p>Scaling</text:p>
          </table:table-cell>
          <table:table-cell table:style-name="ce1"/>
          <table:table-cell table:style-name="ce1" office:value-type="string" calcext:value-type="string">
            <text:p>scaling/data</text:p>
          </table:table-cell>
          <table:table-cell table:style-name="ce41" table:number-columns-repeated="2"/>
          <table:table-cell table:style-name="ce1"/>
          <table:table-cell table:style-name="ce1" office:value-type="string" calcext:value-type="string">
            <text:p>New digitized 120 &amp; 90 pi+</text:p>
          </table:table-cell>
          <table:table-cell table:style-name="ce1" table:number-columns-repeated="3"/>
          <table:table-cell table:style-name="ce1" office:value-type="string" calcext:value-type="string">
            <text:p>New digitized <text:s/>pi-</text:p>
          </table:table-cell>
          <table:table-cell table:style-name="ce1" table:number-columns-repeated="965"/>
        </table:table-row>
        <table:table-row table:style-name="ro3">
          <table:table-cell/>
          <table:table-cell office:value-type="string" calcext:value-type="string">
            <text:p>pi+ 40°</text:p>
          </table:table-cell>
          <table:table-cell table:style-name="ce5" office:value-type="float" office:value="0.239" calcext:value-type="float">
            <text:p>0.239</text:p>
          </table:table-cell>
          <table:table-cell table:style-name="ce9" office:value-type="float" office:value="0.23295" calcext:value-type="float">
            <text:p>0.233</text:p>
          </table:table-cell>
          <table:table-cell table:style-name="ce12" office:value-type="float" office:value="1761.2" calcext:value-type="float">
            <text:p>1761.2</text:p>
          </table:table-cell>
          <table:table-cell table:style-name="ce10" table:formula="of:=SQRT(([.C3]+0.139)^2-0.139^2)" office:value-type="float" office:value="0.351515291274789" calcext:value-type="float">
            <text:p>0.352</text:p>
          </table:table-cell>
          <table:table-cell table:style-name="ce10" table:formula="of:=[.F3]*SIN(RADIANS([.$B$2]))" office:value-type="float" office:value="0.225949673846789" calcext:value-type="float">
            <text:p>0.226</text:p>
          </table:table-cell>
          <table:table-cell table:style-name="ce10" office:value-type="float" office:value="458" calcext:value-type="float">
            <text:p>458</text:p>
          </table:table-cell>
          <table:table-cell table:style-name="ce15" office:value-type="float" office:value="415" calcext:value-type="float">
            <text:p>415</text:p>
          </table:table-cell>
          <table:table-cell table:style-name="ce10"/>
          <table:table-cell table:style-name="ce18" office:value-type="string" calcext:value-type="string">
            <text:p>epc 40°</text:p>
          </table:table-cell>
          <table:table-cell office:value-type="string" calcext:value-type="string">
            <text:p>pi- 40°</text:p>
          </table:table-cell>
          <table:table-cell table:style-name="ce22" office:value-type="float" office:value="0.22599" calcext:value-type="float">
            <text:p>0.226</text:p>
          </table:table-cell>
          <table:table-cell table:style-name="ce25" office:value-type="float" office:value="1501.3" calcext:value-type="float">
            <text:p>1501.3</text:p>
          </table:table-cell>
          <table:table-cell table:style-name="ce28" office:value-type="string" calcext:value-type="string">
            <text:p>Normalization</text:p>
          </table:table-cell>
          <table:table-cell table:style-name="ce28" office:value-type="float" office:value="1" calcext:value-type="float">
            <text:p>1</text:p>
          </table:table-cell>
          <table:table-cell table:style-name="ce9" table:formula="of:=[.$P$3]*[.I3]" office:value-type="float" office:value="415" calcext:value-type="float">
            <text:p>415</text:p>
          </table:table-cell>
          <table:table-cell table:formula="of:=([.Q3]-[.E3])^2" office:value-type="float" office:value="1812254.44" calcext:value-type="float">
            <text:p>1812254.44</text:p>
          </table:table-cell>
          <table:table-cell table:number-columns-repeated="4"/>
          <table:table-cell office:value-type="float" office:value="0.633257882823604" calcext:value-type="float">
            <text:p>0.633</text:p>
          </table:table-cell>
          <table:table-cell table:formula="of:=[.Q5]/[.E5]" office:value-type="float" office:value="4.22171921882403" calcext:value-type="float">
            <text:p>4.222</text:p>
          </table:table-cell>
          <table:table-cell table:style-name="ce32" office:value-type="string" calcext:value-type="string">
            <text:p>a</text:p>
          </table:table-cell>
          <table:table-cell table:style-name="ce35" office:value-type="float" office:value="-0.033312" calcext:value-type="float">
            <text:p>-0.03331</text:p>
          </table:table-cell>
          <table:table-cell table:style-name="ce38" table:formula="of:=[.I3]*([.$Z$3]+[.$Z$4]*SIN(RADIANS([.$B$2]))^[.$Z$5])" office:value-type="float" office:value="194.668945632352" calcext:value-type="float">
            <text:p>195</text:p>
          </table:table-cell>
          <table:table-cell table:style-name="ce39" table:formula="of:=(([.AA3]-[.E3])/([.AA3]+[.E3]))^2" office:value-type="float" office:value="0.641502738652851" calcext:value-type="float">
            <text:p>0.64150</text:p>
          </table:table-cell>
          <table:table-cell table:formula="of:=IF([.F3]&gt;=0.5;[.AA3]/[.E3];&quot;&quot;)">
            <text:p/>
          </table:table-cell>
          <table:table-cell/>
          <table:table-cell office:value-type="string" calcext:value-type="string">
            <text:p>epc-v2 40° 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IF([.$AH$32]=&quot;+&quot;;[.$AT$7];[.$AV$3])*EXP(IF([.$AH$32]=&quot;+&quot;;[.$AT$8];[.$AV$4])*[.AG3])" office:value-type="float" office:value="5146.47679799217" calcext:value-type="float">
            <table:detective>
              <table:operation table:name="trace-precedents" table:index="4"/>
              <table:operation table:name="remove-precedents" table:index="5"/>
            </table:detective>
            <text:p>5146.477</text:p>
          </table:table-cell>
          <table:table-cell table:formula="of:=[.AH3]*[$C_13deg.$O$44]" office:value-type="float" office:value="285.396515544014" calcext:value-type="float">
            <text:p>285.397</text:p>
          </table:table-cell>
          <table:table-cell office:value-type="float" office:value="232.969690751543" calcext:value-type="float">
            <text:p>232.97</text:p>
          </table:table-cell>
          <table:table-cell office:value-type="float" office:value="221.142716120549" calcext:value-type="float">
            <text:p>221.143</text:p>
          </table:table-cell>
          <table:table-cell office:value-type="float" office:value="4201.07829909128" calcext:value-type="float">
            <text:p>4201.078</text:p>
          </table:table-cell>
          <table:table-cell office:value-type="float" office:value="5146.47679799217" calcext:value-type="float">
            <text:p>5146.477</text:p>
          </table:table-cell>
          <table:table-cell table:formula="of:=[.AG3]/SIN(RADIANS(40))" office:value-type="float" office:value="0.155572382686041" calcext:value-type="float">
            <text:p>0.156</text:p>
          </table:table-cell>
          <table:table-cell table:formula="of:=[.AG3]/SIN(RADIANS(13))" office:value-type="float" office:value="0.44454114825858" calcext:value-type="float">
            <text:p>0.445</text:p>
          </table:table-cell>
          <table:table-cell table:formula="of:=SQRT([.AO3]^2+0.139^2)/[.AO3]" office:value-type="float" office:value="1.04774520355509" calcext:value-type="float">
            <text:p>1.048</text:p>
          </table:table-cell>
          <table:table-cell table:formula="of:=[.AH3]*[.AN3]/[.AP3]*[.$AQ$29]" office:value-type="float" office:value="42.0290458359504" calcext:value-type="float">
            <text:p>42.02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1150" calcext:value-type="float">
            <text:p>11150</text:p>
          </table:table-cell>
          <table:table-cell office:value-type="string" calcext:value-type="string">
            <text:p>a</text:p>
          </table:table-cell>
          <table:table-cell office:value-type="float" office:value="10108.149" calcext:value-type="float">
            <text:p>10108.149</text:p>
          </table:table-cell>
          <table:table-cell office:value-type="float" office:value="1744.2859" calcext:value-type="float">
            <text:p>1744.286</text:p>
          </table:table-cell>
          <table:table-cell table:style-name="ce44" office:value-type="float" office:value="0.00002328" calcext:value-type="float">
            <text:p>2.33E-005</text:p>
          </table:table-cell>
          <table:table-cell table:formula="of:=[.AW3]/[.E3]" office:value-type="float" office:value="0.99039626391097" calcext:value-type="float">
            <text:p>0.99</text:p>
          </table:table-cell>
          <table:table-cell table:formula="of:=IF(AND([.AY3]&lt;1+[.$AY$45];[.AY3]&gt;1-[.$AY$45]);1;&quot;&quot;)"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.095775" calcext:value-type="float">
            <text:p>9.58E-002</text:p>
          </table:table-cell>
          <table:table-cell table:style-name="ce44" office:value-type="float" office:value="1608.9" calcext:value-type="float">
            <text:p>1.61E+0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.23421" calcext:value-type="float">
            <text:p>2.34E-001</text:p>
          </table:table-cell>
          <table:table-cell table:style-name="ce44" office:value-type="float" office:value="2485.8" calcext:value-type="float">
            <text:p>2.49E+003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318" calcext:value-type="float">
            <text:p>0.318</text:p>
          </table:table-cell>
          <table:table-cell table:style-name="ce9" office:value-type="float" office:value="0.3125" calcext:value-type="float">
            <text:p>0.313</text:p>
          </table:table-cell>
          <table:table-cell table:style-name="ce12" office:value-type="float" office:value="1433.6" calcext:value-type="float">
            <text:p>1433.6</text:p>
          </table:table-cell>
          <table:table-cell table:style-name="ce10" table:formula="of:=SQRT(([.C4]+0.139)^2-0.139^2)" office:value-type="float" office:value="0.435348136552805" calcext:value-type="float">
            <text:p>0.435</text:p>
          </table:table-cell>
          <table:table-cell table:style-name="ce10" table:formula="of:=[.F4]*SIN(RADIANS([.$B$2]))" office:value-type="float" office:value="0.279836388076267" calcext:value-type="float">
            <text:p>0.28</text:p>
          </table:table-cell>
          <table:table-cell table:style-name="ce9" office:value-type="float" office:value="271" calcext:value-type="float">
            <text:p>271</text:p>
          </table:table-cell>
          <table:table-cell table:style-name="ce15" office:value-type="float" office:value="265" calcext:value-type="float">
            <text:p>265</text:p>
          </table:table-cell>
          <table:table-cell table:style-name="ce10"/>
          <table:table-cell table:style-name="ce18"/>
          <table:table-cell/>
          <table:table-cell table:style-name="ce22" office:value-type="float" office:value="0.30508" calcext:value-type="float">
            <text:p>0.305</text:p>
          </table:table-cell>
          <table:table-cell table:style-name="ce25" office:value-type="float" office:value="1106.9" calcext:value-type="float">
            <text:p>1106.9</text:p>
          </table:table-cell>
          <table:table-cell table:style-name="ce28" office:value-type="string" calcext:value-type="string">
            <text:p>40 and 60 only</text:p>
          </table:table-cell>
          <table:table-cell table:style-name="ce28"/>
          <table:table-cell table:style-name="ce9" table:formula="of:=[.$P$3]*[.I4]" office:value-type="float" office:value="265" calcext:value-type="float">
            <text:p>265</text:p>
          </table:table-cell>
          <table:table-cell table:formula="of:=([.Q4]-[.E4])^2" office:value-type="float" office:value="1365625.96" calcext:value-type="float">
            <text:p>1365625.96</text:p>
          </table:table-cell>
          <table:table-cell table:number-columns-repeated="4"/>
          <table:table-cell office:value-type="float" office:value="0.406615184856147" calcext:value-type="float">
            <text:p>0.407</text:p>
          </table:table-cell>
          <table:table-cell table:formula="of:=[.Q6]/[.E6]" office:value-type="float" office:value="2.71076789904098" calcext:value-type="float">
            <text:p>2.711</text:p>
          </table:table-cell>
          <table:table-cell table:style-name="ce32" office:value-type="string" calcext:value-type="string">
            <text:p>b (angle in radians)</text:p>
          </table:table-cell>
          <table:table-cell table:style-name="ce36" office:value-type="float" office:value="0.781586" calcext:value-type="float">
            <text:p>7.82E-01</text:p>
          </table:table-cell>
          <table:table-cell table:style-name="ce38" table:formula="of:=[.I4]*([.$Z$3]+[.$Z$4]*SIN(RADIANS([.$B$2]))^[.$Z$5])" office:value-type="float" office:value="124.306676126683" calcext:value-type="float">
            <text:p>124</text:p>
          </table:table-cell>
          <table:table-cell table:formula="of:=([.AA4]-[.E4])^2/([.AA4]+[.E4])^2" office:value-type="float" office:value="0.706302965976702" calcext:value-type="float">
            <text:p>0.706</text:p>
          </table:table-cell>
          <table:table-cell table:formula="of:=IF([.F4]&gt;=0.5;[.AA4]/[.E4];&quot;&quot;)">
            <text:p/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formula="of:=IF([.$AH$32]=&quot;+&quot;;[.$AT$7];[.$AV$3])*EXP(IF([.$AH$32]=&quot;+&quot;;[.$AT$8];[.$AV$4])*[.AG4])" office:value-type="float" office:value="3350.00005972783" calcext:value-type="float">
            <text:p>3350</text:p>
          </table:table-cell>
          <table:table-cell table:formula="of:=[.AH4]*[$C_13deg.$O$44]" office:value-type="float" office:value="185.773371113139" calcext:value-type="float">
            <text:p>185.773</text:p>
          </table:table-cell>
          <table:table-cell office:value-type="float" office:value="150.191029296949" calcext:value-type="float">
            <text:p>150.191</text:p>
          </table:table-cell>
          <table:table-cell office:value-type="float" office:value="143.948596543025" calcext:value-type="float">
            <text:p>143.949</text:p>
          </table:table-cell>
          <table:table-cell office:value-type="float" office:value="2708.35348522012" calcext:value-type="float">
            <text:p>2708.353</text:p>
          </table:table-cell>
          <table:table-cell office:value-type="float" office:value="3350.00005972783" calcext:value-type="float">
            <text:p>3350</text:p>
          </table:table-cell>
          <table:table-cell table:formula="of:=[.AG4]/SIN(RADIANS(40))" office:value-type="float" office:value="0.233358574029062" calcext:value-type="float">
            <text:p>0.233</text:p>
          </table:table-cell>
          <table:table-cell table:formula="of:=[.AG4]/SIN(RADIANS(13))" office:value-type="float" office:value="0.66681172238787" calcext:value-type="float">
            <text:p>0.667</text:p>
          </table:table-cell>
          <table:table-cell table:formula="of:=SQRT([.AO4]^2+0.139^2)/[.AO4]" office:value-type="float" office:value="1.02149563801161" calcext:value-type="float">
            <text:p>1.021</text:p>
          </table:table-cell>
          <table:table-cell table:formula="of:=[.AH4]*[.AN4]/[.AP4]*[.$AQ$29]" office:value-type="float" office:value="42.0915336605245" calcext:value-type="float">
            <text:p>42.0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8.67" calcext:value-type="float">
            <text:p>-8.67</text:p>
          </table:table-cell>
          <table:table-cell office:value-type="string" calcext:value-type="string">
            <text:p>c</text:p>
          </table:table-cell>
          <table:table-cell office:value-type="float" office:value="-8.780007" calcext:value-type="float">
            <text:p>-8.78</text:p>
          </table:table-cell>
          <table:table-cell office:value-type="float" office:value="1097.0723" calcext:value-type="float">
            <text:p>1097.072</text:p>
          </table:table-cell>
          <table:table-cell office:value-type="float" office:value="0.0176836" calcext:value-type="float">
            <text:p>0.018</text:p>
          </table:table-cell>
          <table:table-cell table:formula="of:=[.AW4]/[.E4]" office:value-type="float" office:value="0.765256905691964" calcext:value-type="float">
            <text:p>0.765</text:p>
          </table:table-cell>
          <table:table-cell table:formula="of:=IF(AND([.AY4]&lt;1+[.$AY$45];[.AY4]&gt;1-[.$AY$45])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4" office:value-type="float" office:value="0.24225" calcext:value-type="float">
            <text:p>2.42E-001</text:p>
          </table:table-cell>
          <table:table-cell table:style-name="ce44" office:value-type="float" office:value="138.45" calcext:value-type="float">
            <text:p>1.38E+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4" office:value-type="float" office:value="0.31579" calcext:value-type="float">
            <text:p>3.16E-001</text:p>
          </table:table-cell>
          <table:table-cell table:style-name="ce44" office:value-type="float" office:value="1925.9" calcext:value-type="float">
            <text:p>1.93E+003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399" calcext:value-type="float">
            <text:p>0.399</text:p>
          </table:table-cell>
          <table:table-cell table:style-name="ce9" office:value-type="float" office:value="0.39773" calcext:value-type="float">
            <text:p>0.398</text:p>
          </table:table-cell>
          <table:table-cell table:style-name="ce12" office:value-type="float" office:value="949.85" calcext:value-type="float">
            <text:p>949.85</text:p>
          </table:table-cell>
          <table:table-cell table:style-name="ce10" table:formula="of:=SQRT(([.C5]+0.139)^2-0.139^2)" office:value-type="float" office:value="0.519733585599392" calcext:value-type="float">
            <text:p>0.52</text:p>
          </table:table-cell>
          <table:table-cell table:style-name="ce10" table:formula="of:=[.F5]*SIN(RADIANS([.$B$2]))" office:value-type="float" office:value="0.334078309161247" calcext:value-type="float">
            <text:p>0.334</text:p>
          </table:table-cell>
          <table:table-cell table:style-name="ce10" office:value-type="float" office:value="4040" calcext:value-type="float">
            <text:p>4040</text:p>
          </table:table-cell>
          <table:table-cell table:style-name="ce15" office:value-type="float" office:value="4010" calcext:value-type="float">
            <text:p>4010</text:p>
          </table:table-cell>
          <table:table-cell table:style-name="ce10" table:formula="of:=[.I5]/[.E5]" office:value-type="float" office:value="4.22171921882403" calcext:value-type="float">
            <text:p>4.222</text:p>
          </table:table-cell>
          <table:table-cell table:style-name="ce18"/>
          <table:table-cell/>
          <table:table-cell table:style-name="ce22" office:value-type="float" office:value="0.38983" calcext:value-type="float">
            <text:p>0.39</text:p>
          </table:table-cell>
          <table:table-cell table:style-name="ce25" office:value-type="float" office:value="737.3" calcext:value-type="float">
            <text:p>737.3</text:p>
          </table:table-cell>
          <table:table-cell table:style-name="ce28" table:number-columns-repeated="2"/>
          <table:table-cell table:style-name="ce9" table:formula="of:=[.$P$3]*[.I5]" office:value-type="float" office:value="4010" calcext:value-type="float">
            <text:p>4010</text:p>
          </table:table-cell>
          <table:table-cell table:formula="of:=([.Q5]-[.E5])^2" office:value-type="float" office:value="9364518.0225" calcext:value-type="float">
            <text:p>9364518.023</text:p>
          </table:table-cell>
          <table:table-cell table:number-columns-repeated="4"/>
          <table:table-cell office:value-type="float" office:value="0.370104100764939" calcext:value-type="float">
            <text:p>0.37</text:p>
          </table:table-cell>
          <table:table-cell table:formula="of:=[.Q7]/[.E7]" office:value-type="float" office:value="2.46736067176626" calcext:value-type="float">
            <text:p>2.467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8" table:formula="of:=[.I5]*([.$Z$3]+[.$Z$4]*SIN(RADIANS([.$B$2]))^[.$Z$5])" office:value-type="float" office:value="1881.0180047849" calcext:value-type="float">
            <text:p>1881</text:p>
          </table:table-cell>
          <table:table-cell table:formula="of:=([.AA5]-[.E5])^2/([.AA5]+[.E5])^2" office:value-type="float" office:value="0.108197406361878" calcext:value-type="float">
            <text:p>0.108</text:p>
          </table:table-cell>
          <table:table-cell table:formula="of:=IF([.F5]&gt;=0.5;[.AA5]/[.E5];&quot;&quot;)" office:value-type="float" office:value="1.98033163634774" calcext:value-type="float">
            <text:p>1.98</text:p>
          </table:table-cell>
          <table:table-cell table:formula="of:=1/[.AC5]" office:value-type="float" office:value="0.504965926739557" calcext:value-type="float">
            <text:p>0.50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IF([.$AH$32]=&quot;+&quot;;[.$AT$7];[.$AV$3])*EXP(IF([.$AH$32]=&quot;+&quot;;[.$AT$8];[.$AV$4])*[.AG5])" office:value-type="float" office:value="2180.61808897201" calcext:value-type="float">
            <text:p>2180.618</text:p>
          </table:table-cell>
          <table:table-cell table:formula="of:=[.AH5]*[$C_13deg.$O$44]" office:value-type="float" office:value="120.925601873432" calcext:value-type="float">
            <text:p>120.926</text:p>
          </table:table-cell>
          <table:table-cell office:value-type="float" office:value="96.8252359717207" calcext:value-type="float">
            <text:p>96.825</text:p>
          </table:table-cell>
          <table:table-cell office:value-type="float" office:value="93.7005695245735" calcext:value-type="float">
            <text:p>93.701</text:p>
          </table:table-cell>
          <table:table-cell office:value-type="float" office:value="1746.0228252567" calcext:value-type="float">
            <text:p>1746.023</text:p>
          </table:table-cell>
          <table:table-cell office:value-type="float" office:value="2180.61808897201" calcext:value-type="float">
            <text:p>2180.618</text:p>
          </table:table-cell>
          <table:table-cell table:formula="of:=[.AG5]/SIN(RADIANS(40))" office:value-type="float" office:value="0.311144765372082" calcext:value-type="float">
            <text:p>0.311</text:p>
          </table:table-cell>
          <table:table-cell table:formula="of:=[.AG5]/SIN(RADIANS(13))" office:value-type="float" office:value="0.88908229651716" calcext:value-type="float">
            <text:p>0.889</text:p>
          </table:table-cell>
          <table:table-cell table:formula="of:=SQRT([.AO5]^2+0.139^2)/[.AO5]" office:value-type="float" office:value="1.01214747092169" calcext:value-type="float">
            <text:p>1.012</text:p>
          </table:table-cell>
          <table:table-cell table:formula="of:=[.AH5]*[.AN5]/[.AP5]*[.$AQ$29]" office:value-type="float" office:value="36.8689699607514" calcext:value-type="float">
            <text:p>36.869</text:p>
          </table:table-cell>
          <table:table-cell table:number-columns-repeated="2"/>
          <table:table-cell office:value-type="float" office:value="0.4500044" calcext:value-type="float">
            <text:p>0.45</text:p>
          </table:table-cell>
          <table:table-cell table:number-columns-repeated="2"/>
          <table:table-cell office:value-type="float" office:value="690.00594" calcext:value-type="float">
            <text:p>690.006</text:p>
          </table:table-cell>
          <table:table-cell office:value-type="float" office:value="0.0251081" calcext:value-type="float">
            <text:p>0.025</text:p>
          </table:table-cell>
          <table:table-cell table:formula="of:=[.AW5]/[.E5]" office:value-type="float" office:value="0.726436742643575" calcext:value-type="float">
            <text:p>0.726</text:p>
          </table:table-cell>
          <table:table-cell table:formula="of:=IF(AND([.AY5]&lt;1+[.$AY$45];[.AY5]&gt;1-[.$AY$45])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4" office:value-type="float" office:value="0.32394" calcext:value-type="float">
            <text:p>3.24E-001</text:p>
          </table:table-cell>
          <table:table-cell table:style-name="ce44" office:value-type="float" office:value="53.489" calcext:value-type="float">
            <text:p>5.35E+00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4" office:value-type="float" office:value="0.39737" calcext:value-type="float">
            <text:p>3.97E-001</text:p>
          </table:table-cell>
          <table:table-cell table:style-name="ce44" office:value-type="float" office:value="1563" calcext:value-type="float">
            <text:p>1.56E+00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<text:s/></text:p>
          </table:table-cell>
          <table:table-cell/>
          <table:table-cell table:style-name="ce5" office:value-type="float" office:value="0.567" calcext:value-type="float">
            <text:p>0.567</text:p>
          </table:table-cell>
          <table:table-cell table:style-name="ce9" office:value-type="float" office:value="0.5625" calcext:value-type="float">
            <text:p>0.563</text:p>
          </table:table-cell>
          <table:table-cell table:style-name="ce12" office:value-type="float" office:value="438.99" calcext:value-type="float">
            <text:p>438.99</text:p>
          </table:table-cell>
          <table:table-cell table:style-name="ce10" table:formula="of:=SQRT(([.C6]+0.139)^2-0.139^2)" office:value-type="float" office:value="0.692181334622655" calcext:value-type="float">
            <text:p>0.692</text:p>
          </table:table-cell>
          <table:table-cell table:style-name="ce10" table:formula="of:=[.F6]*SIN(RADIANS([.$B$2]))" office:value-type="float" office:value="0.444925585551735" calcext:value-type="float">
            <text:p>0.445</text:p>
          </table:table-cell>
          <table:table-cell table:style-name="ce10" office:value-type="float" office:value="1230" calcext:value-type="float">
            <text:p>1230</text:p>
          </table:table-cell>
          <table:table-cell table:style-name="ce15" office:value-type="float" office:value="1190" calcext:value-type="float">
            <text:p>1190</text:p>
          </table:table-cell>
          <table:table-cell table:style-name="ce10" table:formula="of:=[.I6]/[.E6]" office:value-type="float" office:value="2.71076789904098" calcext:value-type="float">
            <text:p>2.711</text:p>
          </table:table-cell>
          <table:table-cell table:style-name="ce18"/>
          <table:table-cell/>
          <table:table-cell table:style-name="ce22" office:value-type="float" office:value="0.55367" calcext:value-type="float">
            <text:p>0.554</text:p>
          </table:table-cell>
          <table:table-cell table:style-name="ce25" office:value-type="float" office:value="295.52" calcext:value-type="float">
            <text:p>295.52</text:p>
          </table:table-cell>
          <table:table-cell table:style-name="ce28" table:number-columns-repeated="2"/>
          <table:table-cell table:style-name="ce9" table:formula="of:=[.$P$3]*[.I6]" office:value-type="float" office:value="1190" calcext:value-type="float">
            <text:p>1190</text:p>
          </table:table-cell>
          <table:table-cell table:formula="of:=([.Q6]-[.E6])^2" office:value-type="float" office:value="564016.0201" calcext:value-type="float">
            <text:p>564016.02</text:p>
          </table:table-cell>
          <table:table-cell table:number-columns-repeated="4"/>
          <table:table-cell office:value-type="float" office:value="0.350696310064911" calcext:value-type="float">
            <text:p>0.351</text:p>
          </table:table-cell>
          <table:table-cell table:formula="of:=[.Q8]/[.E8]" office:value-type="float" office:value="2.33797540043274" calcext:value-type="float">
            <text:p>2.338</text:p>
          </table:table-cell>
          <table:table-cell table:style-name="ce32" office:value-type="string" calcext:value-type="string">
            <text:p>fit</text:p>
          </table:table-cell>
          <table:table-cell table:style-name="ce33"/>
          <table:table-cell table:style-name="ce38" table:formula="of:=[.I6]*([.$Z$3]+[.$Z$4]*SIN(RADIANS([.$B$2]))^[.$Z$5])" office:value-type="float" office:value="558.207338078312" calcext:value-type="float">
            <text:p>558</text:p>
          </table:table-cell>
          <table:table-cell table:formula="of:=([.AA6]-[.E6])^2/([.AA6]+[.E6])^2" office:value-type="float" office:value="0.0142927770740673" calcext:value-type="float">
            <text:p>0.014</text:p>
          </table:table-cell>
          <table:table-cell table:formula="of:=IF([.F6]&gt;=0.5;[.AA6]/[.E6];&quot;&quot;)" office:value-type="float" office:value="1.27157187653093" calcext:value-type="float">
            <text:p>1.272</text:p>
          </table:table-cell>
          <table:table-cell table:formula="of:=1/[.AC6]" office:value-type="float" office:value="0.786428214131455" calcext:value-type="float">
            <text:p>0.786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formula="of:=IF([.$AH$32]=&quot;+&quot;;[.$AT$7];[.$AV$3])*EXP(IF([.$AH$32]=&quot;+&quot;;[.$AT$8];[.$AV$4])*[.AG6])" office:value-type="float" office:value="1419.43139258877" calcext:value-type="float">
            <text:p>1419.431</text:p>
          </table:table-cell>
          <table:table-cell table:formula="of:=[.AH6]*[$C_13deg.$O$44]" office:value-type="float" office:value="78.7141940786881" calcext:value-type="float">
            <text:p>78.714</text:p>
          </table:table-cell>
          <table:table-cell office:value-type="float" office:value="62.4213467666132" calcext:value-type="float">
            <text:p>62.421</text:p>
          </table:table-cell>
          <table:table-cell office:value-type="float" office:value="60.9925830475551" calcext:value-type="float">
            <text:p>60.993</text:p>
          </table:table-cell>
          <table:table-cell office:value-type="float" office:value="1125.62696226841" calcext:value-type="float">
            <text:p>1125.627</text:p>
          </table:table-cell>
          <table:table-cell office:value-type="float" office:value="1419.43139258877" calcext:value-type="float">
            <text:p>1419.431</text:p>
          </table:table-cell>
          <table:table-cell table:formula="of:=[.AG6]/SIN(RADIANS(40))" office:value-type="float" office:value="0.388930956715103" calcext:value-type="float">
            <text:p>0.389</text:p>
          </table:table-cell>
          <table:table-cell table:formula="of:=[.AG6]/SIN(RADIANS(13))" office:value-type="float" office:value="1.11135287064645" calcext:value-type="float">
            <text:p>1.111</text:p>
          </table:table-cell>
          <table:table-cell table:formula="of:=SQRT([.AO6]^2+0.139^2)/[.AO6]" office:value-type="float" office:value="1.0077912491442" calcext:value-type="float">
            <text:p>1.008</text:p>
          </table:table-cell>
          <table:table-cell table:formula="of:=[.AH6]*[.AN6]/[.AP6]*[.$AQ$29]" office:value-type="float" office:value="30.1286050547561" calcext:value-type="float">
            <text:p>30.129</text:p>
          </table:table-cell>
          <table:table-cell/>
          <table:table-cell office:value-type="string" calcext:value-type="string">
            <text:p>pi+ 20-60</text:p>
          </table:table-cell>
          <table:table-cell/>
          <table:table-cell office:value-type="string" calcext:value-type="string">
            <text:p>pi+ 20-60</text:p>
          </table:table-cell>
          <table:table-cell/>
          <table:table-cell office:value-type="float" office:value="266.01129" calcext:value-type="float">
            <text:p>266.011</text:p>
          </table:table-cell>
          <table:table-cell office:value-type="float" office:value="0.0602013" calcext:value-type="float">
            <text:p>0.06</text:p>
          </table:table-cell>
          <table:table-cell table:formula="of:=[.AW6]/[.E6]" office:value-type="float" office:value="0.605962072028976" calcext:value-type="float">
            <text:p>0.606</text:p>
          </table:table-cell>
          <table:table-cell table:formula="of:=IF(AND([.AY6]&lt;1+[.$AY$45];[.AY6]&gt;1-[.$AY$45])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4" office:value-type="float" office:value="0.40563" calcext:value-type="float">
            <text:p>4.06E-001</text:p>
          </table:table-cell>
          <table:table-cell table:style-name="ce44" office:value-type="float" office:value="22.275" calcext:value-type="float">
            <text:p>2.23E+001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float" office:value="0.56316" calcext:value-type="float">
            <text:p>5.63E-001</text:p>
          </table:table-cell>
          <table:table-cell table:style-name="ce44" office:value-type="float" office:value="982.75" calcext:value-type="float">
            <text:p>9.83E+002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712" calcext:value-type="float">
            <text:p>0.712</text:p>
          </table:table-cell>
          <table:table-cell table:style-name="ce9" office:value-type="float" office:value="0.71023" calcext:value-type="float">
            <text:p>0.71</text:p>
          </table:table-cell>
          <table:table-cell table:style-name="ce12" office:value-type="float" office:value="173.87" calcext:value-type="float">
            <text:p>173.87</text:p>
          </table:table-cell>
          <table:table-cell table:style-name="ce10" table:formula="of:=SQRT(([.C7]+0.139)^2-0.139^2)" office:value-type="float" office:value="0.839571319186167" calcext:value-type="float">
            <text:p>0.84</text:p>
          </table:table-cell>
          <table:table-cell table:style-name="ce10" table:formula="of:=[.F7]*SIN(RADIANS([.$B$2]))" office:value-type="float" office:value="0.53966604142105" calcext:value-type="float">
            <text:p>0.54</text:p>
          </table:table-cell>
          <table:table-cell table:style-name="ce10" office:value-type="float" office:value="435" calcext:value-type="float">
            <text:p>435</text:p>
          </table:table-cell>
          <table:table-cell table:style-name="ce15" office:value-type="float" office:value="429" calcext:value-type="float">
            <text:p>429</text:p>
          </table:table-cell>
          <table:table-cell table:style-name="ce10" table:formula="of:=[.I7]/[.E7]" office:value-type="float" office:value="2.46736067176626" calcext:value-type="float">
            <text:p>2.467</text:p>
          </table:table-cell>
          <table:table-cell table:style-name="ce18"/>
          <table:table-cell/>
          <table:table-cell table:style-name="ce22" office:value-type="float" office:value="0.70621" calcext:value-type="float">
            <text:p>0.706</text:p>
          </table:table-cell>
          <table:table-cell table:style-name="ce25" office:value-type="float" office:value="124.62" calcext:value-type="float">
            <text:p>124.62</text:p>
          </table:table-cell>
          <table:table-cell table:style-name="ce28" table:number-columns-repeated="2"/>
          <table:table-cell table:style-name="ce9" table:formula="of:=[.$P$3]*[.I7]" office:value-type="float" office:value="429" calcext:value-type="float">
            <text:p>429</text:p>
          </table:table-cell>
          <table:table-cell table:formula="of:=([.Q7]-[.E7])^2" office:value-type="float" office:value="65091.3169" calcext:value-type="float">
            <text:p>65091.317</text:p>
          </table:table-cell>
          <table:table-cell table:number-columns-repeated="4"/>
          <table:table-cell office:value-type="float" office:value="0.30743565300286" calcext:value-type="float">
            <text:p>0.307</text:p>
          </table:table-cell>
          <table:table-cell table:formula="of:=[.Q9]/[.E9]" office:value-type="float" office:value="2.04957102001907" calcext:value-type="float">
            <text:p>2.05</text:p>
          </table:table-cell>
          <table:table-cell table:style-name="ce32" office:value-type="string" calcext:value-type="string">
            <text:p>sigma*(a+b*theta^2)</text:p>
          </table:table-cell>
          <table:table-cell/>
          <table:table-cell table:style-name="ce38" table:formula="of:=[.I7]*([.$Z$3]+[.$Z$4]*SIN(RADIANS([.$B$2]))^[.$Z$5])" office:value-type="float" office:value="201.236090786215" calcext:value-type="float">
            <text:p>201</text:p>
          </table:table-cell>
          <table:table-cell table:formula="of:=([.AA7]-[.E7])^2/([.AA7]+[.E7])^2" office:value-type="float" office:value="0.00532251990948736" calcext:value-type="float">
            <text:p>0.005</text:p>
          </table:table-cell>
          <table:table-cell table:formula="of:=IF([.F7]&gt;=0.5;[.AA7]/[.E7];&quot;&quot;)" office:value-type="float" office:value="1.15739397703005" calcext:value-type="float">
            <text:p>1.157</text:p>
          </table:table-cell>
          <table:table-cell table:formula="of:=1/[.AC7]" office:value-type="float" office:value="0.864010025839313" calcext:value-type="float">
            <text:p>0.86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IF([.$AH$32]=&quot;+&quot;;[.$AT$7];[.$AV$3])*EXP(IF([.$AH$32]=&quot;+&quot;;[.$AT$8];[.$AV$4])*[.AG7])" office:value-type="float" office:value="923.95155688005" calcext:value-type="float">
            <text:p>923.952</text:p>
          </table:table-cell>
          <table:table-cell table:formula="of:=[.AH7]*[$C_13deg.$O$44]" office:value-type="float" office:value="51.2374902706079" calcext:value-type="float">
            <text:p>51.237</text:p>
          </table:table-cell>
          <table:table-cell office:value-type="float" office:value="40.2418284144" calcext:value-type="float">
            <text:p>40.242</text:p>
          </table:table-cell>
          <table:table-cell office:value-type="float" office:value="39.7019485120342" calcext:value-type="float">
            <text:p>39.702</text:p>
          </table:table-cell>
          <table:table-cell office:value-type="float" office:value="725.669813623046" calcext:value-type="float">
            <text:p>725.67</text:p>
          </table:table-cell>
          <table:table-cell office:value-type="float" office:value="923.95155688005" calcext:value-type="float">
            <text:p>923.952</text:p>
          </table:table-cell>
          <table:table-cell table:formula="of:=[.AG7]/SIN(RADIANS(40))" office:value-type="float" office:value="0.466717148058124" calcext:value-type="float">
            <text:p>0.467</text:p>
          </table:table-cell>
          <table:table-cell table:formula="of:=[.AG7]/SIN(RADIANS(13))" office:value-type="float" office:value="1.33362344477574" calcext:value-type="float">
            <text:p>1.334</text:p>
          </table:table-cell>
          <table:table-cell table:formula="of:=SQRT([.AO7]^2+0.139^2)/[.AO7]" office:value-type="float" office:value="1.00541699539007" calcext:value-type="float">
            <text:p>1.005</text:p>
          </table:table-cell>
          <table:table-cell table:formula="of:=[.AH7]*[.AN7]/[.AP7]*[.$AQ$29]" office:value-type="float" office:value="23.5895375402911" calcext:value-type="float">
            <text:p>23.5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146.2" calcext:value-type="float">
            <text:p>12146.2</text:p>
          </table:table-cell>
          <table:table-cell office:value-type="string" calcext:value-type="string">
            <text:p>a</text:p>
          </table:table-cell>
          <table:table-cell office:value-type="float" office:value="12146.2" calcext:value-type="float">
            <text:p>12146.2</text:p>
          </table:table-cell>
          <table:table-cell office:value-type="float" office:value="117.65657" calcext:value-type="float">
            <text:p>117.657</text:p>
          </table:table-cell>
          <table:table-cell office:value-type="float" office:value="0.0371812" calcext:value-type="float">
            <text:p>0.037</text:p>
          </table:table-cell>
          <table:table-cell table:formula="of:=[.AW7]/[.E7]" office:value-type="float" office:value="0.676692758957842" calcext:value-type="float">
            <text:p>0.677</text:p>
          </table:table-cell>
          <table:table-cell table:formula="of:=IF(AND([.AY7]&lt;1+[.$AY$45];[.AY7]&gt;1-[.$AY$45])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4" office:value-type="float" office:value="0.57465" calcext:value-type="float">
            <text:p>5.75E-001</text:p>
          </table:table-cell>
          <table:table-cell office:value-type="float" office:value="1.0253" calcext:value-type="float">
            <text:p>1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44" office:value-type="float" office:value="0.71316" calcext:value-type="float">
            <text:p>7.13E-001</text:p>
          </table:table-cell>
          <table:table-cell table:style-name="ce44" office:value-type="float" office:value="743.94" calcext:value-type="float">
            <text:p>7.44E+002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851" calcext:value-type="float">
            <text:p>0.851</text:p>
          </table:table-cell>
          <table:table-cell table:style-name="ce9" office:value-type="float" office:value="0.85227" calcext:value-type="float">
            <text:p>0.852</text:p>
          </table:table-cell>
          <table:table-cell table:style-name="ce12" office:value-type="float" office:value="68.863" calcext:value-type="float">
            <text:p>68.863</text:p>
          </table:table-cell>
          <table:table-cell table:style-name="ce10" table:formula="of:=SQRT(([.C8]+0.139)^2-0.139^2)" office:value-type="float" office:value="0.980193348273696" calcext:value-type="float">
            <text:p>0.98</text:p>
          </table:table-cell>
          <table:table-cell table:style-name="ce10" table:formula="of:=[.F8]*SIN(RADIANS([.$B$2]))" office:value-type="float" office:value="0.630056139367495" calcext:value-type="float">
            <text:p>0.63</text:p>
          </table:table-cell>
          <table:table-cell table:style-name="ce10" office:value-type="float" office:value="160" calcext:value-type="float">
            <text:p>160</text:p>
          </table:table-cell>
          <table:table-cell table:style-name="ce15" office:value-type="float" office:value="161" calcext:value-type="float">
            <text:p>161</text:p>
          </table:table-cell>
          <table:table-cell table:style-name="ce10" table:formula="of:=[.I8]/[.E8]" office:value-type="float" office:value="2.33797540043274" calcext:value-type="float">
            <text:p>2.338</text:p>
          </table:table-cell>
          <table:table-cell table:style-name="ce18"/>
          <table:table-cell/>
          <table:table-cell table:style-name="ce22" office:value-type="float" office:value="0.84181" calcext:value-type="float">
            <text:p>0.842</text:p>
          </table:table-cell>
          <table:table-cell table:style-name="ce25" office:value-type="float" office:value="55.29" calcext:value-type="float">
            <text:p>55.29</text:p>
          </table:table-cell>
          <table:table-cell table:style-name="ce28" table:number-columns-repeated="2"/>
          <table:table-cell table:style-name="ce9" table:formula="of:=[.$P$3]*[.I8]" office:value-type="float" office:value="161" calcext:value-type="float">
            <text:p>161</text:p>
          </table:table-cell>
          <table:table-cell table:formula="of:=([.Q8]-[.E8])^2" office:value-type="float" office:value="8489.226769" calcext:value-type="float">
            <text:p>8489.227</text:p>
          </table:table-cell>
          <table:table-cell table:number-columns-repeated="4"/>
          <table:table-cell office:value-type="float" office:value="0.309944605644949" calcext:value-type="float">
            <text:p>0.31</text:p>
          </table:table-cell>
          <table:table-cell table:formula="of:=[.Q10]/[.E10]" office:value-type="float" office:value="2.06629737096632" calcext:value-type="float">
            <text:p>2.066</text:p>
          </table:table-cell>
          <table:table-cell table:number-columns-repeated="2"/>
          <table:table-cell table:style-name="ce38" table:formula="of:=[.I8]*([.$Z$3]+[.$Z$4]*SIN(RADIANS([.$B$2]))^[.$Z$5])" office:value-type="float" office:value="75.5221692694186" calcext:value-type="float">
            <text:p>76</text:p>
          </table:table-cell>
          <table:table-cell table:formula="of:=([.AA8]-[.E8])^2/([.AA8]+[.E8])^2" office:value-type="float" office:value="0.00212713442443312" calcext:value-type="float">
            <text:p>0.002</text:p>
          </table:table-cell>
          <table:table-cell table:formula="of:=IF([.F8]&gt;=0.5;[.AA8]/[.E8];&quot;&quot;)" office:value-type="float" office:value="1.09670170148583" calcext:value-type="float">
            <text:p>1.097</text:p>
          </table:table-cell>
          <table:table-cell table:formula="of:=1/[.AC8]" office:value-type="float" office:value="0.911824973595997" calcext:value-type="float">
            <text:p>0.912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formula="of:=IF([.$AH$32]=&quot;+&quot;;[.$AT$7];[.$AV$3])*EXP(IF([.$AH$32]=&quot;+&quot;;[.$AT$8];[.$AV$4])*[.AG8])" office:value-type="float" office:value="601.428490252079" calcext:value-type="float">
            <text:p>601.428</text:p>
          </table:table-cell>
          <table:table-cell table:formula="of:=[.AH8]*[$C_13deg.$O$44]" office:value-type="float" office:value="33.3520585449458" calcext:value-type="float">
            <text:p>33.352</text:p>
          </table:table-cell>
          <table:table-cell office:value-type="float" office:value="25.943124235829" calcext:value-type="float">
            <text:p>25.943</text:p>
          </table:table-cell>
          <table:table-cell office:value-type="float" office:value="25.8432195669306" calcext:value-type="float">
            <text:p>25.843</text:p>
          </table:table-cell>
          <table:table-cell office:value-type="float" office:value="467.825217461463" calcext:value-type="float">
            <text:p>467.825</text:p>
          </table:table-cell>
          <table:table-cell office:value-type="float" office:value="601.428490252079" calcext:value-type="float">
            <text:p>601.428</text:p>
          </table:table-cell>
          <table:table-cell table:formula="of:=[.AG8]/SIN(RADIANS(40))" office:value-type="float" office:value="0.544503339401144" calcext:value-type="float">
            <text:p>0.545</text:p>
          </table:table-cell>
          <table:table-cell table:formula="of:=[.AG8]/SIN(RADIANS(13))" office:value-type="float" office:value="1.55589401890503" calcext:value-type="float">
            <text:p>1.556</text:p>
          </table:table-cell>
          <table:table-cell table:formula="of:=SQRT([.AO8]^2+0.139^2)/[.AO8]" office:value-type="float" office:value="1.00398268183993" calcext:value-type="float">
            <text:p>1.004</text:p>
          </table:table-cell>
          <table:table-cell table:formula="of:=[.AH8]*[.AN8]/[.AP8]*[.$AQ$29]" office:value-type="float" office:value="17.9399410968128" calcext:value-type="float">
            <text:p>17.9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8.58704" calcext:value-type="float">
            <text:p>-8.587</text:p>
          </table:table-cell>
          <table:table-cell office:value-type="string" calcext:value-type="string">
            <text:p>c</text:p>
          </table:table-cell>
          <table:table-cell office:value-type="float" office:value="-8.58704" calcext:value-type="float">
            <text:p>-8.587</text:p>
          </table:table-cell>
          <table:table-cell office:value-type="float" office:value="54.32238" calcext:value-type="float">
            <text:p>54.322</text:p>
          </table:table-cell>
          <table:table-cell office:value-type="float" office:value="0.0139331" calcext:value-type="float">
            <text:p>0.014</text:p>
          </table:table-cell>
          <table:table-cell table:formula="of:=[.AW8]/[.E8]" office:value-type="float" office:value="0.788847131260619" calcext:value-type="float">
            <text:p>0.789</text:p>
          </table:table-cell>
          <table:table-cell table:formula="of:=IF(AND([.AY8]&lt;1+[.$AY$45];[.AY8]&gt;1-[.$AY$45])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4" office:value-type="float" office:value="0.71549" calcext:value-type="float">
            <text:p>7.15E-001</text:p>
          </table:table-cell>
          <table:table-cell table:style-name="ce44" office:value-type="float" office:value="0.088237" calcext:value-type="float">
            <text:p>8.82E-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4" office:value-type="float" office:value="0.85" calcext:value-type="float">
            <text:p>8.50E-001</text:p>
          </table:table-cell>
          <table:table-cell table:style-name="ce44" office:value-type="float" office:value="436.31" calcext:value-type="float">
            <text:p>4.36E+002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9" office:value-type="float" office:value="1.0057" calcext:value-type="float">
            <text:p>1.006</text:p>
          </table:table-cell>
          <table:table-cell table:style-name="ce12" office:value-type="float" office:value="27.274" calcext:value-type="float">
            <text:p>27.274</text:p>
          </table:table-cell>
          <table:table-cell table:style-name="ce10" table:formula="of:=SQRT(([.C9]+0.139)^2-0.139^2)" office:value-type="float" office:value="1.13048662088501" calcext:value-type="float">
            <text:p>1.13</text:p>
          </table:table-cell>
          <table:table-cell table:style-name="ce10" table:formula="of:=[.F9]*SIN(RADIANS([.$B$2]))" office:value-type="float" office:value="0.726662792821286" calcext:value-type="float">
            <text:p>0.727</text:p>
          </table:table-cell>
          <table:table-cell table:style-name="ce10" office:value-type="float" office:value="53.6" calcext:value-type="float">
            <text:p>53.6</text:p>
          </table:table-cell>
          <table:table-cell table:style-name="ce15" office:value-type="float" office:value="55.9" calcext:value-type="float">
            <text:p>55.9</text:p>
          </table:table-cell>
          <table:table-cell table:style-name="ce10" table:formula="of:=[.I9]/[.E9]" office:value-type="float" office:value="2.04957102001907" calcext:value-type="float">
            <text:p>2.05</text:p>
          </table:table-cell>
          <table:table-cell table:style-name="ce18"/>
          <table:table-cell/>
          <table:table-cell table:style-name="ce22" office:value-type="float" office:value="0.99435" calcext:value-type="float">
            <text:p>0.994</text:p>
          </table:table-cell>
          <table:table-cell table:style-name="ce25" office:value-type="float" office:value="22.161" calcext:value-type="float">
            <text:p>22.161</text:p>
          </table:table-cell>
          <table:table-cell table:style-name="ce28" table:number-columns-repeated="2"/>
          <table:table-cell table:style-name="ce9" table:formula="of:=[.$P$3]*[.I9]" office:value-type="float" office:value="55.9" calcext:value-type="float">
            <text:p>55.9</text:p>
          </table:table-cell>
          <table:table-cell table:formula="of:=([.Q9]-[.E9])^2" office:value-type="float" office:value="819.447876" calcext:value-type="float">
            <text:p>819.448</text:p>
          </table:table-cell>
          <table:table-cell table:number-columns-repeated="8"/>
          <table:table-cell table:style-name="ce38" table:formula="of:=[.I9]*([.$Z$3]+[.$Z$4]*SIN(RADIANS([.$B$2]))^[.$Z$5])" office:value-type="float" office:value="26.2216724357795" calcext:value-type="float">
            <text:p>26</text:p>
          </table:table-cell>
          <table:table-cell table:formula="of:=([.AA9]-[.E9])^2/([.AA9]+[.E9])^2" office:value-type="float" office:value="0.000386958678013469" calcext:value-type="float">
            <text:p>0</text:p>
          </table:table-cell>
          <table:table-cell table:formula="of:=IF([.F9]&gt;=0.5;[.AA9]/[.E9];&quot;&quot;)" office:value-type="float" office:value="0.961416456543943" calcext:value-type="float">
            <text:p>0.961</text:p>
          </table:table-cell>
          <table:table-cell table:formula="of:=1/[.AC9]" office:value-type="float" office:value="1.04013197734804" calcext:value-type="float">
            <text:p>1.0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IF([.$AH$32]=&quot;+&quot;;[.$AT$7];[.$AV$3])*EXP(IF([.$AH$32]=&quot;+&quot;;[.$AT$8];[.$AV$4])*[.AG9])" office:value-type="float" office:value="391.488304980317" calcext:value-type="float">
            <text:p>391.488</text:p>
          </table:table-cell>
          <table:table-cell table:formula="of:=[.AH9]*[$C_13deg.$O$44]" office:value-type="float" office:value="21.7098808569786" calcext:value-type="float">
            <text:p>21.71</text:p>
          </table:table-cell>
          <table:table-cell office:value-type="float" office:value="16.7250277046263" calcext:value-type="float">
            <text:p>16.725</text:p>
          </table:table-cell>
          <table:table-cell office:value-type="float" office:value="16.8221465851265" calcext:value-type="float">
            <text:p>16.822</text:p>
          </table:table-cell>
          <table:table-cell office:value-type="float" office:value="301.597820364282" calcext:value-type="float">
            <text:p>301.598</text:p>
          </table:table-cell>
          <table:table-cell office:value-type="float" office:value="391.488304980317" calcext:value-type="float">
            <text:p>391.488</text:p>
          </table:table-cell>
          <table:table-cell table:formula="of:=[.AG9]/SIN(RADIANS(40))" office:value-type="float" office:value="0.622289530744165" calcext:value-type="float">
            <text:p>0.622</text:p>
          </table:table-cell>
          <table:table-cell table:formula="of:=[.AG9]/SIN(RADIANS(13))" office:value-type="float" office:value="1.77816459303432" calcext:value-type="float">
            <text:p>1.778</text:p>
          </table:table-cell>
          <table:table-cell table:formula="of:=SQRT([.AO9]^2+0.139^2)/[.AO9]" office:value-type="float" office:value="1.00305065959965" calcext:value-type="float">
            <text:p>1.003</text:p>
          </table:table-cell>
          <table:table-cell table:formula="of:=[.AH9]*[.AN9]/[.AP9]*[.$AQ$29]" office:value-type="float" office:value="13.358297429603" calcext:value-type="float">
            <text:p>13.358</text:p>
          </table:table-cell>
          <table:table-cell/>
          <table:table-cell office:value-type="string" calcext:value-type="string">
            <text:p>chi^2</text:p>
          </table:table-cell>
          <table:table-cell office:value-type="float" office:value="0.5808346" calcext:value-type="float">
            <text:p>0.581</text:p>
          </table:table-cell>
          <table:table-cell office:value-type="string" calcext:value-type="string">
            <text:p>chi^2</text:p>
          </table:table-cell>
          <table:table-cell office:value-type="float" office:value="0.4916246" calcext:value-type="float">
            <text:p>0.492</text:p>
          </table:table-cell>
          <table:table-cell office:value-type="float" office:value="23.617628" calcext:value-type="float">
            <text:p>23.618</text:p>
          </table:table-cell>
          <table:table-cell office:value-type="float" office:value="0.0051619" calcext:value-type="float">
            <text:p>0.005</text:p>
          </table:table-cell>
          <table:table-cell table:formula="of:=[.AW9]/[.E9]" office:value-type="float" office:value="0.865939282833468" calcext:value-type="float">
            <text:p>0.866</text:p>
          </table:table-cell>
          <table:table-cell table:formula="of:=IF(AND([.AY9]&lt;1+[.$AY$45];[.AY9]&gt;1-[.$AY$45]);1;&quot;&quot;)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style-name="ce44" office:value-type="float" office:value="0.095775" calcext:value-type="float">
            <text:p>9.58E-002</text:p>
          </table:table-cell>
          <table:table-cell table:style-name="ce44" office:value-type="float" office:value="2861" calcext:value-type="float">
            <text:p>2.86E+0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280.78" calcext:value-type="float">
            <text:p>2.81E+002</text:p>
          </table:table-cell>
          <table:table-cell table:number-columns-repeated="963"/>
        </table:table-row>
        <table:table-row table:style-name="ro3">
          <table:table-cell/>
          <table:table-cell office:value-type="string" calcext:value-type="string">
            <text:p>avg</text:p>
          </table:table-cell>
          <table:table-cell table:style-name="ce5" office:value-type="float" office:value="1.12" calcext:value-type="float">
            <text:p>1.12</text:p>
          </table:table-cell>
          <table:table-cell table:style-name="ce9" office:value-type="float" office:value="1.125" calcext:value-type="float">
            <text:p>1.125</text:p>
          </table:table-cell>
          <table:table-cell table:style-name="ce12" office:value-type="float" office:value="11.373" calcext:value-type="float">
            <text:p>11.373</text:p>
          </table:table-cell>
          <table:table-cell table:style-name="ce10" table:formula="of:=SQRT(([.C10]+0.139)^2-0.139^2)" office:value-type="float" office:value="1.25130332054223" calcext:value-type="float">
            <text:p>1.251</text:p>
          </table:table-cell>
          <table:table-cell table:style-name="ce10" table:formula="of:=[.F10]*SIN(RADIANS([.$B$2]))" office:value-type="float" office:value="0.804322270404167" calcext:value-type="float">
            <text:p>0.804</text:p>
          </table:table-cell>
          <table:table-cell table:style-name="ce10" office:value-type="float" office:value="22.7" calcext:value-type="float">
            <text:p>22.7</text:p>
          </table:table-cell>
          <table:table-cell table:style-name="ce15" office:value-type="float" office:value="23.5" calcext:value-type="float">
            <text:p>23.5</text:p>
          </table:table-cell>
          <table:table-cell table:style-name="ce10" table:formula="of:=[.I10]/[.E10]" office:value-type="float" office:value="2.06629737096632" calcext:value-type="float">
            <text:p>2.066</text:p>
          </table:table-cell>
          <table:table-cell table:style-name="ce18"/>
          <table:table-cell/>
          <table:table-cell table:style-name="ce22" office:value-type="float" office:value="1.113" calcext:value-type="float">
            <text:p>1.113</text:p>
          </table:table-cell>
          <table:table-cell table:style-name="ce25" office:value-type="float" office:value="9.8321" calcext:value-type="float">
            <text:p>9.832</text:p>
          </table:table-cell>
          <table:table-cell table:style-name="ce28" table:number-columns-repeated="2"/>
          <table:table-cell table:style-name="ce9" table:formula="of:=[.$P$3]*[.I10]" office:value-type="float" office:value="23.5" calcext:value-type="float">
            <text:p>23.5</text:p>
          </table:table-cell>
          <table:table-cell table:formula="of:=([.Q10]-[.E10])^2" office:value-type="float" office:value="147.064129" calcext:value-type="float">
            <text:p>147.064</text:p>
          </table:table-cell>
          <table:table-cell table:number-columns-repeated="6"/>
          <table:table-cell office:value-type="string" calcext:value-type="string">
            <text:p>a+b*theta^2</text:p>
          </table:table-cell>
          <table:table-cell table:formula="of:=[.$Z$3]+[.$Z$4]*RADIANS([.B2])^2" office:value-type="float" office:value="0.347623537058263" calcext:value-type="float">
            <text:p>0.348</text:p>
          </table:table-cell>
          <table:table-cell table:style-name="ce38" table:formula="of:=[.I10]*([.$Z$3]+[.$Z$4]*SIN(RADIANS([.$B$2]))^[.$Z$5])" office:value-type="float" office:value="11.0234222225549" calcext:value-type="float">
            <text:p>11</text:p>
          </table:table-cell>
          <table:table-cell table:formula="of:=([.AA10]-[.E10])^2/([.AA10]+[.E10])^2" office:value-type="float" office:value="0.000243629762082088" calcext:value-type="float">
            <text:p>0</text:p>
          </table:table-cell>
          <table:table-cell table:formula="of:=IF([.F10]&gt;=0.5;[.AA10]/[.E10];&quot;&quot;)" office:value-type="float" office:value="0.969262483298593" calcext:value-type="float">
            <text:p>0.969</text:p>
          </table:table-cell>
          <table:table-cell table:formula="of:=1/[.AC10]" office:value-type="float" office:value="1.03171227322944" calcext:value-type="float">
            <text:p>1.032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formula="of:=IF([.$AH$32]=&quot;+&quot;;[.$AT$7];[.$AV$3])*EXP(IF([.$AH$32]=&quot;+&quot;;[.$AT$8];[.$AV$4])*[.AG10])" office:value-type="float" office:value="254.831780370304" calcext:value-type="float">
            <text:p>254.832</text:p>
          </table:table-cell>
          <table:table-cell table:formula="of:=[.AH10]*[$C_13deg.$O$44]" office:value-type="float" office:value="14.1316292722695" calcext:value-type="float">
            <text:p>14.132</text:p>
          </table:table-cell>
          <table:table-cell office:value-type="float" office:value="10.7823001261428" calcext:value-type="float">
            <text:p>10.782</text:p>
          </table:table-cell>
          <table:table-cell office:value-type="float" office:value="10.9500526820426" calcext:value-type="float">
            <text:p>10.95</text:p>
          </table:table-cell>
          <table:table-cell office:value-type="float" office:value="194.434249915095" calcext:value-type="float">
            <text:p>194.434</text:p>
          </table:table-cell>
          <table:table-cell office:value-type="float" office:value="254.831780370304" calcext:value-type="float">
            <text:p>254.832</text:p>
          </table:table-cell>
          <table:table-cell table:formula="of:=[.AG10]/SIN(RADIANS(40))" office:value-type="float" office:value="0.700075722087186" calcext:value-type="float">
            <text:p>0.7</text:p>
          </table:table-cell>
          <table:table-cell table:formula="of:=[.AG10]/SIN(RADIANS(13))" office:value-type="float" office:value="2.00043516716361" calcext:value-type="float">
            <text:p>2</text:p>
          </table:table-cell>
          <table:table-cell table:formula="of:=SQRT([.AO10]^2+0.139^2)/[.AO10]" office:value-type="float" office:value="1.00241116749547" calcext:value-type="float">
            <text:p>1.002</text:p>
          </table:table-cell>
          <table:table-cell table:formula="of:=[.AH10]*[.AN10]/[.AP10]*[.$AQ$29]" office:value-type="float" office:value="9.7884831734848" calcext:value-type="float">
            <text:p>9.788</text:p>
          </table:table-cell>
          <table:table-cell/>
          <table:table-cell office:value-type="string" calcext:value-type="string">
            <text:p>20-90</text:p>
          </table:table-cell>
          <table:table-cell/>
          <table:table-cell office:value-type="string" calcext:value-type="string">
            <text:p>20-90</text:p>
          </table:table-cell>
          <table:table-cell/>
          <table:table-cell office:value-type="float" office:value="12.192138" calcext:value-type="float">
            <text:p>12.192</text:p>
          </table:table-cell>
          <table:table-cell office:value-type="float" office:value="0.0012083" calcext:value-type="float">
            <text:p>0.001</text:p>
          </table:table-cell>
          <table:table-cell table:formula="of:=[.AW10]/[.E10]" office:value-type="float" office:value="1.07202479556845" calcext:value-type="float">
            <text:p>1.072</text:p>
          </table:table-cell>
          <table:table-cell table:formula="of:=IF(AND([.AY10]&lt;1+[.$AY$45];[.AY10]&gt;1-[.$AY$45])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4" office:value-type="float" office:value="0.24507" calcext:value-type="float">
            <text:p>2.45E-001</text:p>
          </table:table-cell>
          <table:table-cell table:style-name="ce44" office:value-type="float" office:value="340.89" calcext:value-type="float">
            <text:p>3.41E+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1237" calcext:value-type="float">
            <text:p>1.124</text:p>
          </table:table-cell>
          <table:table-cell table:style-name="ce44" office:value-type="float" office:value="150.08" calcext:value-type="float">
            <text:p>1.50E+002</text:p>
          </table:table-cell>
          <table:table-cell table:number-columns-repeated="963"/>
        </table:table-row>
        <table:table-row table:style-name="ro3">
          <table:table-cell table:formula="of:=[.B11]/[.L11]" office:value-type="float" office:value="1.2626828705717" calcext:value-type="float">
            <text:p>1.263</text:p>
          </table:table-cell>
          <table:table-cell table:formula="of:=AVERAGE([.E3:.E10])" office:value-type="float" office:value="608.1275" calcext:value-type="float">
            <text:p>608.128</text:p>
          </table:table-cell>
          <table:table-cell table:style-name="ce5"/>
          <table:table-cell table:style-name="ce10"/>
          <table:table-cell table:style-name="ce5"/>
          <table:table-cell table:style-name="ce10" table:number-columns-repeated="3"/>
          <table:table-cell table:style-name="ce15"/>
          <table:table-cell table:style-name="ce10"/>
          <table:table-cell table:style-name="ce18"/>
          <table:table-cell table:formula="of:=AVERAGE([.N3:.N10])" office:value-type="float" office:value="481.6153875" calcext:value-type="float">
            <text:p>481.615</text:p>
          </table:table-cell>
          <table:table-cell/>
          <table:table-cell table:style-name="ce26"/>
          <table:table-cell table:number-columns-repeated="2"/>
          <table:table-cell table:style-name="ce10"/>
          <table:table-cell/>
          <table:table-cell table:style-name="ce29" table:formula="of:=SUMIF([.F3:.F10];[.$P$30];[.R3:.R10])" office:value-type="float" office:value="10003081.098274" calcext:value-type="float">
            <text:p>1.00E+07</text:p>
          </table:table-cell>
          <table:table-cell table:number-columns-repeated="7"/>
          <table:table-cell table:style-name="ce38"/>
          <table:table-cell table:number-columns-repeated="5"/>
          <table:table-cell office:value-type="float" office:value="0.5" calcext:value-type="float">
            <text:p>0.5</text:p>
          </table:table-cell>
          <table:table-cell table:formula="of:=IF([.$AH$32]=&quot;+&quot;;[.$AT$7];[.$AV$3])*EXP(IF([.$AH$32]=&quot;+&quot;;[.$AT$8];[.$AV$4])*[.AG11])" office:value-type="float" office:value="165.877844779971" calcext:value-type="float">
            <text:p>165.878</text:p>
          </table:table-cell>
          <table:table-cell table:formula="of:=[.AH11]*[$C_13deg.$O$44]" office:value-type="float" office:value="9.19871219950393" calcext:value-type="float">
            <text:p>9.199</text:p>
          </table:table-cell>
          <table:table-cell office:value-type="float" office:value="6.9511392186251" calcext:value-type="float">
            <text:p>6.951</text:p>
          </table:table-cell>
          <table:table-cell office:value-type="float" office:value="7.12772612774177" calcext:value-type="float">
            <text:p>7.128</text:p>
          </table:table-cell>
          <table:table-cell office:value-type="float" office:value="125.347979950198" calcext:value-type="float">
            <text:p>125.348</text:p>
          </table:table-cell>
          <table:table-cell office:value-type="float" office:value="165.877844779971" calcext:value-type="float">
            <text:p>165.878</text:p>
          </table:table-cell>
          <table:table-cell table:formula="of:=[.AG11]/SIN(RADIANS(40))" office:value-type="float" office:value="0.777861913430206" calcext:value-type="float">
            <text:p>0.778</text:p>
          </table:table-cell>
          <table:table-cell table:formula="of:=[.AG11]/SIN(RADIANS(13))" office:value-type="float" office:value="2.2227057412929" calcext:value-type="float">
            <text:p>2.223</text:p>
          </table:table-cell>
          <table:table-cell table:formula="of:=SQRT([.AO11]^2+0.139^2)/[.AO11]" office:value-type="float" office:value="1.00195349216563" calcext:value-type="float">
            <text:p>1.002</text:p>
          </table:table-cell>
          <table:table-cell table:formula="of:=[.AH11]*[.AN11]/[.AP11]*[.$AQ$29]" office:value-type="float" office:value="7.08281694807381" calcext:value-type="float">
            <text:p>7.08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3118.219" calcext:value-type="float">
            <text:p>13118.219</text:p>
          </table:table-cell>
          <table:table-cell office:value-type="string" calcext:value-type="string">
            <text:p>a</text:p>
          </table:table-cell>
          <table:table-cell office:value-type="float" office:value="13118.22" calcext:value-type="float">
            <text:p>13118.22</text:p>
          </table:table-cell>
          <table:table-cell table:number-columns-repeated="3"/>
          <table:table-cell table:formula="of:=IF(AND([.AY11]&lt;1+[.$AY$45];[.AY11]&gt;1-[.$AY$45]);1;&quot;&quot;)"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4" office:value-type="float" office:value="0.40845" calcext:value-type="float">
            <text:p>4.08E-001</text:p>
          </table:table-cell>
          <table:table-cell table:style-name="ce44" office:value-type="float" office:value="60.619" calcext:value-type="float">
            <text:p>6.06E+00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44" office:value-type="float" office:value="0.097368" calcext:value-type="float">
            <text:p>9.74E-002</text:p>
          </table:table-cell>
          <table:table-cell table:style-name="ce44" office:value-type="float" office:value="2727.5" calcext:value-type="float">
            <text:p>2.73E+003</text:p>
          </table:table-cell>
          <table:table-cell table:number-columns-repeated="963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5" office:value-type="float" office:value="0.239" calcext:value-type="float">
            <text:p>0.239</text:p>
          </table:table-cell>
          <table:table-cell table:style-name="ce9" office:value-type="float" office:value="0.23295" calcext:value-type="float">
            <text:p>0.233</text:p>
          </table:table-cell>
          <table:table-cell table:style-name="ce12" office:value-type="float" office:value="1108.4" calcext:value-type="float">
            <text:p>1108.4</text:p>
          </table:table-cell>
          <table:table-cell table:style-name="ce10" table:formula="of:=SQRT(([.C12]+0.139)^2-0.139^2)" office:value-type="float" office:value="0.351515291274789" calcext:value-type="float">
            <text:p>0.352</text:p>
          </table:table-cell>
          <table:table-cell table:style-name="ce10" table:formula="of:=[.F12]*SIN(RADIANS([.$B$12]))" office:value-type="float" office:value="0.304421172062654" calcext:value-type="float">
            <text:p>0.304</text:p>
          </table:table-cell>
          <table:table-cell table:style-name="ce10"/>
          <table:table-cell table:style-name="ce15" office:value-type="float" office:value="364" calcext:value-type="float">
            <text:p>364</text:p>
          </table:table-cell>
          <table:table-cell table:style-name="ce10"/>
          <table:table-cell table:style-name="ce18" office:value-type="string" calcext:value-type="string">
            <text:p>epc 60°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0.23158" calcext:value-type="float">
            <text:p>0.232</text:p>
          </table:table-cell>
          <table:table-cell table:style-name="ce25" office:value-type="float" office:value="895.66" calcext:value-type="float">
            <text:p>895.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[.$P$3]*[.I12]" office:value-type="float" office:value="364" calcext:value-type="float">
            <text:p>364</text:p>
          </table:table-cell>
          <table:table-cell table:formula="of:=([.Q12]-[.E12])^2" office:value-type="float" office:value="554131.36" calcext:value-type="float">
            <text:p>554131.36</text:p>
          </table:table-cell>
          <table:table-cell table:style-name="ce29"/>
          <table:table-cell table:number-columns-repeated="3"/>
          <table:table-cell office:value-type="float" office:value="0.468531902354291" calcext:value-type="float">
            <text:p>0.469</text:p>
          </table:table-cell>
          <table:table-cell table:formula="of:=[.Q14]/[.E14]" office:value-type="float" office:value="3.12354601569528" calcext:value-type="float">
            <text:p>3.124</text:p>
          </table:table-cell>
          <table:table-cell table:number-columns-repeated="2"/>
          <table:table-cell table:style-name="ce38" table:formula="of:=[.I12]*([.$Z$3]+[.$Z$4]*SIN(RADIANS([.$B$12]))^[.$Z$5])" office:value-type="float" office:value="234.256324572184" calcext:value-type="float">
            <text:p>234</text:p>
          </table:table-cell>
          <table:table-cell table:formula="of:=([.AA12]-[.E12])^2/([.AA12]+[.E12])^2" office:value-type="float" office:value="0.423873158086031" calcext:value-type="float">
            <text:p>0.424</text:p>
          </table:table-cell>
          <table:table-cell table:formula="of:=IF([.F12]&gt;=0.5;[.AA12]/[.E12];&quot;&quot;)">
            <text:p/>
          </table:table-cell>
          <table:table-cell/>
          <table:table-cell office:value-type="string" calcext:value-type="string">
            <text:p>epc-v2 60°</text:p>
          </table:table-cell>
          <table:table-cell/>
          <table:table-cell office:value-type="float" office:value="0.55" calcext:value-type="float">
            <text:p>0.55</text:p>
          </table:table-cell>
          <table:table-cell table:formula="of:=IF([.$AH$32]=&quot;+&quot;;[.$AT$7];[.$AV$3])*EXP(IF([.$AH$32]=&quot;+&quot;;[.$AT$8];[.$AV$4])*[.AG12])" office:value-type="float" office:value="107.974991772473" calcext:value-type="float">
            <text:p>107.975</text:p>
          </table:table-cell>
          <table:table-cell table:formula="of:=[.AH12]*[$C_13deg.$O$44]" office:value-type="float" office:value="5.98772473428416" calcext:value-type="float">
            <text:p>5.988</text:p>
          </table:table-cell>
          <table:table-cell office:value-type="float" office:value="4.48126428233574" calcext:value-type="float">
            <text:p>4.481</text:p>
          </table:table-cell>
          <table:table-cell office:value-type="float" office:value="4.63965619411209" calcext:value-type="float">
            <text:p>4.64</text:p>
          </table:table-cell>
          <table:table-cell office:value-type="float" office:value="80.8094051560177" calcext:value-type="float">
            <text:p>80.809</text:p>
          </table:table-cell>
          <table:table-cell office:value-type="float" office:value="107.974991772473" calcext:value-type="float">
            <text:p>107.975</text:p>
          </table:table-cell>
          <table:table-cell table:formula="of:=[.AG12]/SIN(RADIANS(40))" office:value-type="float" office:value="0.855648104773227" calcext:value-type="float">
            <text:p>0.856</text:p>
          </table:table-cell>
          <table:table-cell table:formula="of:=[.AG12]/SIN(RADIANS(13))" office:value-type="float" office:value="2.44497631542219" calcext:value-type="float">
            <text:p>2.445</text:p>
          </table:table-cell>
          <table:table-cell table:formula="of:=SQRT([.AO12]^2+0.139^2)/[.AO12]" office:value-type="float" office:value="1.00161472957334" calcext:value-type="float">
            <text:p>1.002</text:p>
          </table:table-cell>
          <table:table-cell table:formula="of:=[.AH12]*[.AN12]/[.AP12]*[.$AQ$29]" office:value-type="float" office:value="5.07318102358647" calcext:value-type="float">
            <text:p>5.0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9.004506" calcext:value-type="float">
            <text:p>-9.005</text:p>
          </table:table-cell>
          <table:table-cell office:value-type="string" calcext:value-type="string">
            <text:p>c</text:p>
          </table:table-cell>
          <table:table-cell office:value-type="float" office:value="-9.004506" calcext:value-type="float">
            <text:p>-9.005</text:p>
          </table:table-cell>
          <table:table-cell office:value-type="float" office:value="892.7543" calcext:value-type="float">
            <text:p>892.754</text:p>
          </table:table-cell>
          <table:table-cell office:value-type="float" office:value="0.0116124" calcext:value-type="float">
            <text:p>0.012</text:p>
          </table:table-cell>
          <table:table-cell table:formula="of:=[.AW12]/[.E12]" office:value-type="float" office:value="0.805444153735114" calcext:value-type="float">
            <text:p>0.805</text:p>
          </table:table-cell>
          <table:table-cell table:formula="of:=IF(AND([.AY12]&lt;1+[.$AY$45];[.AY12]&gt;1-[.$AY$45])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4" office:value-type="float" office:value="0.57465" calcext:value-type="float">
            <text:p>5.75E-001</text:p>
          </table:table-cell>
          <table:table-cell office:value-type="float" office:value="7.7858" calcext:value-type="float">
            <text:p>7.78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4" office:value-type="float" office:value="0.23158" calcext:value-type="float">
            <text:p>2.32E-001</text:p>
          </table:table-cell>
          <table:table-cell table:style-name="ce44" office:value-type="float" office:value="895.66" calcext:value-type="float">
            <text:p>8.96E+002</text:p>
          </table:table-cell>
          <table:table-cell table:number-columns-repeated="963"/>
        </table:table-row>
        <table:table-row table:style-name="ro3">
          <table:table-cell/>
          <table:table-cell office:value-type="string" calcext:value-type="string">
            <text:p>pi+ 60°</text:p>
          </table:table-cell>
          <table:table-cell table:style-name="ce5" office:value-type="float" office:value="0.318" calcext:value-type="float">
            <text:p>0.318</text:p>
          </table:table-cell>
          <table:table-cell table:style-name="ce9" office:value-type="float" office:value="0.3125" calcext:value-type="float">
            <text:p>0.313</text:p>
          </table:table-cell>
          <table:table-cell table:style-name="ce12" office:value-type="float" office:value="597.77" calcext:value-type="float">
            <text:p>597.77</text:p>
          </table:table-cell>
          <table:table-cell table:style-name="ce10" table:formula="of:=SQRT(([.C13]+0.139)^2-0.139^2)" office:value-type="float" office:value="0.435348136552805" calcext:value-type="float">
            <text:p>0.435</text:p>
          </table:table-cell>
          <table:table-cell table:style-name="ce10" table:formula="of:=[.F13]*SIN(RADIANS([.$B$12]))" office:value-type="float" office:value="0.377022545744946" calcext:value-type="float">
            <text:p>0.377</text:p>
          </table:table-cell>
          <table:table-cell table:style-name="ce10"/>
          <table:table-cell table:style-name="ce15" office:value-type="float" office:value="243" calcext:value-type="float">
            <text:p>243</text:p>
          </table:table-cell>
          <table:table-cell table:style-name="ce10"/>
          <table:table-cell table:style-name="ce18"/>
          <table:table-cell office:value-type="string" calcext:value-type="string">
            <text:p>pi- 60°</text:p>
          </table:table-cell>
          <table:table-cell table:style-name="ce9" office:value-type="float" office:value="0.31842" calcext:value-type="float">
            <text:p>0.318</text:p>
          </table:table-cell>
          <table:table-cell table:style-name="ce25" office:value-type="float" office:value="489.98" calcext:value-type="float">
            <text:p>489.98</text:p>
          </table:table-cell>
          <table:table-cell table:number-columns-repeated="2"/>
          <table:table-cell table:style-name="ce9" table:formula="of:=[.$P$3]*[.I13]" office:value-type="float" office:value="243" calcext:value-type="float">
            <text:p>243</text:p>
          </table:table-cell>
          <table:table-cell table:formula="of:=([.Q13]-[.E13])^2" office:value-type="float" office:value="125861.7529" calcext:value-type="float">
            <text:p>125861.753</text:p>
          </table:table-cell>
          <table:table-cell table:style-name="ce29"/>
          <table:table-cell table:number-columns-repeated="3"/>
          <table:table-cell office:value-type="float" office:value="0.287935502447452" calcext:value-type="float">
            <text:p>0.288</text:p>
          </table:table-cell>
          <table:table-cell table:formula="of:=[.Q15]/[.E15]" office:value-type="float" office:value="1.91957001631635" calcext:value-type="float">
            <text:p>1.92</text:p>
          </table:table-cell>
          <table:table-cell table:number-columns-repeated="2"/>
          <table:table-cell table:style-name="ce38" table:formula="of:=[.I13]*([.$Z$3]+[.$Z$4]*SIN(RADIANS([.$B$12]))^[.$Z$5])" office:value-type="float" office:value="156.38540349187" calcext:value-type="float">
            <text:p>156</text:p>
          </table:table-cell>
          <table:table-cell table:formula="of:=([.AA13]-[.E13])^2/([.AA13]+[.E13])^2" office:value-type="float" office:value="0.342541071469654" calcext:value-type="float">
            <text:p>0.343</text:p>
          </table:table-cell>
          <table:table-cell table:formula="of:=IF([.F13]&gt;=0.5;[.AA13]/[.E13];&quot;&quot;)">
            <text:p/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formula="of:=IF([.$AH$32]=&quot;+&quot;;[.$AT$7];[.$AV$3])*EXP(IF([.$AH$32]=&quot;+&quot;;[.$AT$8];[.$AV$4])*[.AG13])" office:value-type="float" office:value="70.2842435873827" calcext:value-type="float">
            <text:p>70.284</text:p>
          </table:table-cell>
          <table:table-cell table:formula="of:=[.AH13]*[$C_13deg.$O$44]" office:value-type="float" office:value="3.89759421927471" calcext:value-type="float">
            <text:p>3.898</text:p>
          </table:table-cell>
          <table:table-cell office:value-type="float" office:value="2.88898394011883" calcext:value-type="float">
            <text:p>2.889</text:p>
          </table:table-cell>
          <table:table-cell office:value-type="float" office:value="3.02009493824123" calcext:value-type="float">
            <text:p>3.02</text:p>
          </table:table-cell>
          <table:table-cell office:value-type="float" office:value="52.0962520837106" calcext:value-type="float">
            <text:p>52.096</text:p>
          </table:table-cell>
          <table:table-cell office:value-type="float" office:value="70.2842435873827" calcext:value-type="float">
            <text:p>70.284</text:p>
          </table:table-cell>
          <table:table-cell table:formula="of:=[.AG13]/SIN(RADIANS(40))" office:value-type="float" office:value="0.933434296116248" calcext:value-type="float">
            <text:p>0.933</text:p>
          </table:table-cell>
          <table:table-cell table:formula="of:=[.AG13]/SIN(RADIANS(13))" office:value-type="float" office:value="2.66724688955148" calcext:value-type="float">
            <text:p>2.667</text:p>
          </table:table-cell>
          <table:table-cell table:formula="of:=SQRT([.AO13]^2+0.139^2)/[.AO13]" office:value-type="float" office:value="1.00135699610818" calcext:value-type="float">
            <text:p>1.001</text:p>
          </table:table-cell>
          <table:table-cell table:formula="of:=[.AH13]*[.AN13]/[.AP13]*[.$AQ$29]" office:value-type="float" office:value="3.60342495561694" calcext:value-type="float">
            <text:p>3.603</text:p>
          </table:table-cell>
          <table:table-cell/>
          <table:table-cell office:value-type="string" calcext:value-type="string">
            <text:p>chi^2</text:p>
          </table:table-cell>
          <table:table-cell office:value-type="float" office:value="2.4589609" calcext:value-type="float">
            <text:p>2.459</text:p>
          </table:table-cell>
          <table:table-cell office:value-type="string" calcext:value-type="string">
            <text:p>chi^2</text:p>
          </table:table-cell>
          <table:table-cell office:value-type="float" office:value="2.4169588" calcext:value-type="float">
            <text:p>2.417</text:p>
          </table:table-cell>
          <table:table-cell office:value-type="float" office:value="476.97185" calcext:value-type="float">
            <text:p>476.972</text:p>
          </table:table-cell>
          <table:table-cell office:value-type="float" office:value="0.0126332" calcext:value-type="float">
            <text:p>0.013</text:p>
          </table:table-cell>
          <table:table-cell table:formula="of:=[.AW13]/[.E13]" office:value-type="float" office:value="0.797918681098081" calcext:value-type="float">
            <text:p>0.798</text:p>
          </table:table-cell>
          <table:table-cell table:formula="of:=IF(AND([.AY13]&lt;1+[.$AY$45];[.AY13]&gt;1-[.$AY$45])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44" office:value-type="float" office:value="0.71268" calcext:value-type="float">
            <text:p>7.13E-001</text:p>
          </table:table-cell>
          <table:table-cell table:style-name="ce44" office:value-type="float" office:value="0.95118" calcext:value-type="float">
            <text:p>9.51E-00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4" office:value-type="float" office:value="0.31842" calcext:value-type="float">
            <text:p>3.18E-001</text:p>
          </table:table-cell>
          <table:table-cell table:style-name="ce44" office:value-type="float" office:value="489.98" calcext:value-type="float">
            <text:p>4.90E+002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399" calcext:value-type="float">
            <text:p>0.399</text:p>
          </table:table-cell>
          <table:table-cell table:style-name="ce9" office:value-type="float" office:value="0.40341" calcext:value-type="float">
            <text:p>0.403</text:p>
          </table:table-cell>
          <table:table-cell table:style-name="ce12" office:value-type="float" office:value="322.39" calcext:value-type="float">
            <text:p>322.39</text:p>
          </table:table-cell>
          <table:table-cell table:style-name="ce10" table:formula="of:=SQRT(([.C14]+0.139)^2-0.139^2)" office:value-type="float" office:value="0.519733585599392" calcext:value-type="float">
            <text:p>0.52</text:p>
          </table:table-cell>
          <table:table-cell table:style-name="ce10" table:formula="of:=[.F14]*SIN(RADIANS([.$B$12]))" office:value-type="float" office:value="0.450102488329047" calcext:value-type="float">
            <text:p>0.45</text:p>
          </table:table-cell>
          <table:table-cell table:style-name="ce10"/>
          <table:table-cell table:style-name="ce15" office:value-type="float" office:value="1007" calcext:value-type="float">
            <text:p>1007</text:p>
          </table:table-cell>
          <table:table-cell table:style-name="ce10" table:formula="of:=[.I14]/[.E14]" office:value-type="float" office:value="3.12354601569528" calcext:value-type="float">
            <text:p>3.124</text:p>
          </table:table-cell>
          <table:table-cell table:style-name="ce18"/>
          <table:table-cell/>
          <table:table-cell table:style-name="ce9" office:value-type="float" office:value="0.4" calcext:value-type="float">
            <text:p>0.4</text:p>
          </table:table-cell>
          <table:table-cell table:style-name="ce25" office:value-type="float" office:value="244.29" calcext:value-type="float">
            <text:p>244.29</text:p>
          </table:table-cell>
          <table:table-cell table:number-columns-repeated="2"/>
          <table:table-cell table:style-name="ce9" table:formula="of:=[.$P$3]*[.I14]" office:value-type="float" office:value="1007" calcext:value-type="float">
            <text:p>1007</text:p>
          </table:table-cell>
          <table:table-cell table:formula="of:=([.Q14]-[.E14])^2" office:value-type="float" office:value="468690.8521" calcext:value-type="float">
            <text:p>468690.852</text:p>
          </table:table-cell>
          <table:table-cell table:style-name="ce29"/>
          <table:table-cell table:number-columns-repeated="3"/>
          <table:table-cell office:value-type="float" office:value="0.247961803522364" calcext:value-type="float">
            <text:p>0.248</text:p>
          </table:table-cell>
          <table:table-cell table:formula="of:=[.Q16]/[.E16]" office:value-type="float" office:value="1.65307869014909" calcext:value-type="float">
            <text:p>1.653</text:p>
          </table:table-cell>
          <table:table-cell table:number-columns-repeated="2"/>
          <table:table-cell table:style-name="ce38" table:formula="of:=[.I14]*([.$Z$3]+[.$Z$4]*SIN(RADIANS([.$B$12]))^[.$Z$5])" office:value-type="float" office:value="648.06626056096" calcext:value-type="float">
            <text:p>648</text:p>
          </table:table-cell>
          <table:table-cell table:formula="of:=([.AA14]-[.E14])^2/([.AA14]+[.E14])^2" office:value-type="float" office:value="0.112621231876834" calcext:value-type="float">
            <text:p>0.113</text:p>
          </table:table-cell>
          <table:table-cell table:formula="of:=IF([.F14]&gt;=0.5;[.AA14]/[.E14];&quot;&quot;)" office:value-type="float" office:value="2.01019343205732" calcext:value-type="float">
            <text:p>2.01</text:p>
          </table:table-cell>
          <table:table-cell table:formula="of:=1/[.AC14]" office:value-type="float" office:value="0.497464564381028" calcext:value-type="float">
            <text:p>0.497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formula="of:=IF([.$AH$32]=&quot;+&quot;;[.$AT$7];[.$AV$3])*EXP(IF([.$AH$32]=&quot;+&quot;;[.$AT$8];[.$AV$4])*[.AG14])" office:value-type="float" office:value="45.7501761802396" calcext:value-type="float">
            <text:p>45.75</text:p>
          </table:table-cell>
          <table:table-cell table:formula="of:=[.AH14]*[$C_13deg.$O$44]" office:value-type="float" office:value="2.53706397208652" calcext:value-type="float">
            <text:p>2.537</text:p>
          </table:table-cell>
          <table:table-cell office:value-type="float" office:value="1.86247176698855" calcext:value-type="float">
            <text:p>1.862</text:p>
          </table:table-cell>
          <table:table-cell office:value-type="float" office:value="1.96587269711173" calcext:value-type="float">
            <text:p>1.966</text:p>
          </table:table-cell>
          <table:table-cell office:value-type="float" office:value="33.5854406542109" calcext:value-type="float">
            <text:p>33.585</text:p>
          </table:table-cell>
          <table:table-cell office:value-type="float" office:value="45.7501761802396" calcext:value-type="float">
            <text:p>45.75</text:p>
          </table:table-cell>
          <table:table-cell table:formula="of:=[.AG14]/SIN(RADIANS(40))" office:value-type="float" office:value="1.01122048745927" calcext:value-type="float">
            <text:p>1.011</text:p>
          </table:table-cell>
          <table:table-cell table:formula="of:=[.AG14]/SIN(RADIANS(13))" office:value-type="float" office:value="2.88951746368077" calcext:value-type="float">
            <text:p>2.89</text:p>
          </table:table-cell>
          <table:table-cell table:formula="of:=SQRT([.AO14]^2+0.139^2)/[.AO14]" office:value-type="float" office:value="1.00115637295786" calcext:value-type="float">
            <text:p>1.001</text:p>
          </table:table-cell>
          <table:table-cell table:formula="of:=[.AH14]*[.AN14]/[.AP14]*[.$AQ$29]" office:value-type="float" office:value="2.54155436546894" calcext:value-type="float">
            <text:p>2.542</text:p>
          </table:table-cell>
          <table:table-cell table:number-columns-repeated="5"/>
          <table:table-cell office:value-type="float" office:value="254.83175" calcext:value-type="float">
            <text:p>254.832</text:p>
          </table:table-cell>
          <table:table-cell office:value-type="float" office:value="0.0136984" calcext:value-type="float">
            <text:p>0.014</text:p>
          </table:table-cell>
          <table:table-cell table:formula="of:=[.AW14]/[.E14]" office:value-type="float" office:value="0.790445578336797" calcext:value-type="float">
            <text:p>0.79</text:p>
          </table:table-cell>
          <table:table-cell table:formula="of:=IF(AND([.AY14]&lt;1+[.$AY$45];[.AY14]&gt;1-[.$AY$45]);1;&quot;&quot;)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44" office:value-type="float" office:value="0.85352" calcext:value-type="float">
            <text:p>8.54E-001</text:p>
          </table:table-cell>
          <table:table-cell table:style-name="ce44" office:value-type="float" office:value="0.14196" calcext:value-type="float">
            <text:p>1.42E-00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4" office:value-type="float" office:value="0.4" calcext:value-type="float">
            <text:p>4.00E-001</text:p>
          </table:table-cell>
          <table:table-cell table:style-name="ce44" office:value-type="float" office:value="244.29" calcext:value-type="float">
            <text:p>2.44E+002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567" calcext:value-type="float">
            <text:p>0.567</text:p>
          </table:table-cell>
          <table:table-cell table:style-name="ce9" office:value-type="float" office:value="0.56818" calcext:value-type="float">
            <text:p>0.568</text:p>
          </table:table-cell>
          <table:table-cell table:style-name="ce12" office:value-type="float" office:value="93.771" calcext:value-type="float">
            <text:p>93.771</text:p>
          </table:table-cell>
          <table:table-cell table:style-name="ce10" table:formula="of:=SQRT(([.C15]+0.139)^2-0.139^2)" office:value-type="float" office:value="0.692181334622655" calcext:value-type="float">
            <text:p>0.692</text:p>
          </table:table-cell>
          <table:table-cell table:style-name="ce10" table:formula="of:=[.F15]*SIN(RADIANS([.$B$12]))" office:value-type="float" office:value="0.599446619808636" calcext:value-type="float">
            <text:p>0.599</text:p>
          </table:table-cell>
          <table:table-cell table:style-name="ce10"/>
          <table:table-cell table:style-name="ce15" office:value-type="float" office:value="180" calcext:value-type="float">
            <text:p>180</text:p>
          </table:table-cell>
          <table:table-cell table:style-name="ce10" table:formula="of:=[.I15]/[.E15]" office:value-type="float" office:value="1.91957001631635" calcext:value-type="float">
            <text:p>1.92</text:p>
          </table:table-cell>
          <table:table-cell table:style-name="ce18"/>
          <table:table-cell/>
          <table:table-cell table:style-name="ce9" office:value-type="float" office:value="0.56842" calcext:value-type="float">
            <text:p>0.568</text:p>
          </table:table-cell>
          <table:table-cell table:style-name="ce25" office:value-type="float" office:value="63.61" calcext:value-type="float">
            <text:p>63.61</text:p>
          </table:table-cell>
          <table:table-cell table:number-columns-repeated="2"/>
          <table:table-cell table:style-name="ce9" table:formula="of:=[.$P$3]*[.I15]" office:value-type="float" office:value="180" calcext:value-type="float">
            <text:p>180</text:p>
          </table:table-cell>
          <table:table-cell table:formula="of:=([.Q15]-[.E15])^2" office:value-type="float" office:value="7435.440441" calcext:value-type="float">
            <text:p>7435.44</text:p>
          </table:table-cell>
          <table:table-cell table:style-name="ce29"/>
          <table:table-cell table:number-columns-repeated="3"/>
          <table:table-cell office:value-type="float" office:value="0.149427856873402" calcext:value-type="float">
            <text:p>0.149</text:p>
          </table:table-cell>
          <table:table-cell table:formula="of:=[.Q17]/[.E17]" office:value-type="float" office:value="0.996185712489346" calcext:value-type="float">
            <text:p>0.996</text:p>
          </table:table-cell>
          <table:table-cell table:number-columns-repeated="2"/>
          <table:table-cell table:style-name="ce38" table:formula="of:=[.I15]*([.$Z$3]+[.$Z$4]*SIN(RADIANS([.$B$12]))^[.$Z$5])" office:value-type="float" office:value="115.841039623608" calcext:value-type="float">
            <text:p>116</text:p>
          </table:table-cell>
          <table:table-cell table:formula="of:=([.AA15]-[.E15])^2/([.AA15]+[.E15])^2" office:value-type="float" office:value="0.0110859720160962" calcext:value-type="float">
            <text:p>0.011</text:p>
          </table:table-cell>
          <table:table-cell table:formula="of:=IF([.F15]&gt;=0.5;[.AA15]/[.E15];&quot;&quot;)" office:value-type="float" office:value="1.23536103511329" calcext:value-type="float">
            <text:p>1.235</text:p>
          </table:table-cell>
          <table:table-cell table:formula="of:=1/[.AC15]" office:value-type="float" office:value="0.80947995895653" calcext:value-type="float">
            <text:p>0.809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IF([.$AH$32]=&quot;+&quot;;[.$AT$7];[.$AV$3])*EXP(IF([.$AH$32]=&quot;+&quot;;[.$AT$8];[.$AV$4])*[.AG15])" office:value-type="float" office:value="29.7801970070388" calcext:value-type="float">
            <text:p>29.78</text:p>
          </table:table-cell>
          <table:table-cell table:formula="of:=[.AH15]*[$C_13deg.$O$44]" office:value-type="float" office:value="1.6514529826189" calcext:value-type="float">
            <text:p>1.651</text:p>
          </table:table-cell>
          <table:table-cell office:value-type="float" office:value="1.20069933053583" calcext:value-type="float">
            <text:p>1.201</text:p>
          </table:table-cell>
          <table:table-cell office:value-type="float" office:value="1.27964701119627" calcext:value-type="float">
            <text:p>1.28</text:p>
          </table:table-cell>
          <table:table-cell office:value-type="float" office:value="21.6518804870076" calcext:value-type="float">
            <text:p>21.652</text:p>
          </table:table-cell>
          <table:table-cell office:value-type="float" office:value="29.7801970070388" calcext:value-type="float">
            <text:p>29.78</text:p>
          </table:table-cell>
          <table:table-cell table:formula="of:=[.AG15]/SIN(RADIANS(40))" office:value-type="float" office:value="1.08900667880229" calcext:value-type="float">
            <text:p>1.089</text:p>
          </table:table-cell>
          <table:table-cell table:formula="of:=[.AG15]/SIN(RADIANS(13))" office:value-type="float" office:value="3.11178803781006" calcext:value-type="float">
            <text:p>3.112</text:p>
          </table:table-cell>
          <table:table-cell table:formula="of:=SQRT([.AO15]^2+0.139^2)/[.AO15]" office:value-type="float" office:value="1.00099715601925" calcext:value-type="float">
            <text:p>1.001</text:p>
          </table:table-cell>
          <table:table-cell table:formula="of:=[.AH15]*[.AN15]/[.AP15]*[.$AQ$29]" office:value-type="float" office:value="1.78191898777475" calcext:value-type="float">
            <text:p>1.782</text:p>
          </table:table-cell>
          <table:table-cell/>
          <table:table-cell office:value-type="string" calcext:value-type="string">
            <text:p>pi- 20-60</text:p>
          </table:table-cell>
          <table:table-cell/>
          <table:table-cell office:value-type="string" calcext:value-type="string">
            <text:p>pi- 20-60</text:p>
          </table:table-cell>
          <table:table-cell/>
          <table:table-cell office:value-type="float" office:value="70.890366" calcext:value-type="float">
            <text:p>70.89</text:p>
          </table:table-cell>
          <table:table-cell office:value-type="float" office:value="0.0193087" calcext:value-type="float">
            <text:p>0.019</text:p>
          </table:table-cell>
          <table:table-cell table:formula="of:=[.AW15]/[.E15]" office:value-type="float" office:value="0.755994561218287" calcext:value-type="float">
            <text:p>0.756</text:p>
          </table:table-cell>
          <table:table-cell table:formula="of:=IF(AND([.AY15]&lt;1+[.$AY$45];[.AY15]&gt;1-[.$AY$45]);1;&quot;&quot;)" office:value-type="float" office:value="1" calcext:value-type="float">
            <text:p>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style-name="ce44" office:value-type="float" office:value="0.56842" calcext:value-type="float">
            <text:p>5.68E-001</text:p>
          </table:table-cell>
          <table:table-cell table:style-name="ce44" office:value-type="float" office:value="63.61" calcext:value-type="float">
            <text:p>6.36E+001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712" calcext:value-type="float">
            <text:p>0.712</text:p>
          </table:table-cell>
          <table:table-cell table:style-name="ce9" office:value-type="float" office:value="0.71023" calcext:value-type="float">
            <text:p>0.71</text:p>
          </table:table-cell>
          <table:table-cell table:style-name="ce12" office:value-type="float" office:value="22.201" calcext:value-type="float">
            <text:p>22.201</text:p>
          </table:table-cell>
          <table:table-cell table:style-name="ce10" table:formula="of:=SQRT(([.C16]+0.139)^2-0.139^2)" office:value-type="float" office:value="0.839571319186167" calcext:value-type="float">
            <text:p>0.84</text:p>
          </table:table-cell>
          <table:table-cell table:style-name="ce10" table:formula="of:=[.F16]*SIN(RADIANS([.$B$12]))" office:value-type="float" office:value="0.727090090704034" calcext:value-type="float">
            <text:p>0.727</text:p>
          </table:table-cell>
          <table:table-cell table:style-name="ce10"/>
          <table:table-cell table:style-name="ce15" office:value-type="float" office:value="36.7" calcext:value-type="float">
            <text:p>36.7</text:p>
          </table:table-cell>
          <table:table-cell table:style-name="ce10" table:formula="of:=[.I16]/[.E16]" office:value-type="float" office:value="1.65307869014909" calcext:value-type="float">
            <text:p>1.653</text:p>
          </table:table-cell>
          <table:table-cell table:style-name="ce18"/>
          <table:table-cell/>
          <table:table-cell table:style-name="ce9" office:value-type="float" office:value="0.71579" calcext:value-type="float">
            <text:p>0.716</text:p>
          </table:table-cell>
          <table:table-cell table:style-name="ce25" office:value-type="float" office:value="17.757" calcext:value-type="float">
            <text:p>17.757</text:p>
          </table:table-cell>
          <table:table-cell table:number-columns-repeated="2"/>
          <table:table-cell table:style-name="ce9" table:formula="of:=[.$P$3]*[.I16]" office:value-type="float" office:value="36.7" calcext:value-type="float">
            <text:p>36.7</text:p>
          </table:table-cell>
          <table:table-cell table:formula="of:=([.Q16]-[.E16])^2" office:value-type="float" office:value="210.221001" calcext:value-type="float">
            <text:p>210.221</text:p>
          </table:table-cell>
          <table:table-cell table:style-name="ce29"/>
          <table:table-cell table:number-columns-repeated="3"/>
          <table:table-cell office:value-type="float" office:value="0.0567447412834973" calcext:value-type="float">
            <text:p>0.057</text:p>
          </table:table-cell>
          <table:table-cell table:formula="of:=[.Q18]/[.E18]" office:value-type="float" office:value="0.378298275223315" calcext:value-type="float">
            <text:p>0.378</text:p>
          </table:table-cell>
          <table:table-cell table:number-columns-repeated="2"/>
          <table:table-cell table:style-name="ce38" table:formula="of:=[.I16]*([.$Z$3]+[.$Z$4]*SIN(RADIANS([.$B$12]))^[.$Z$5])" office:value-type="float" office:value="23.6187008565911" calcext:value-type="float">
            <text:p>24</text:p>
          </table:table-cell>
          <table:table-cell table:formula="of:=([.AA16]-[.E16])^2/([.AA16]+[.E16])^2" office:value-type="float" office:value="0.000957336692135027" calcext:value-type="float">
            <text:p>0.001</text:p>
          </table:table-cell>
          <table:table-cell table:formula="of:=IF([.F16]&gt;=0.5;[.AA16]/[.E16];&quot;&quot;)" office:value-type="float" office:value="1.06385752248057" calcext:value-type="float">
            <text:p>1.064</text:p>
          </table:table-cell>
          <table:table-cell table:formula="of:=1/[.AC16]" office:value-type="float" office:value="0.939975493775075" calcext:value-type="float">
            <text:p>0.94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IF([.$AH$32]=&quot;+&quot;;[.$AT$7];[.$AV$3])*EXP(IF([.$AH$32]=&quot;+&quot;;[.$AT$8];[.$AV$4])*[.AG16])" office:value-type="float" office:value="19.3848463071296" calcext:value-type="float">
            <text:p>19.385</text:p>
          </table:table-cell>
          <table:table-cell table:formula="of:=[.AH16]*[$C_13deg.$O$44]" office:value-type="float" office:value="1.07498154709828" calcext:value-type="float">
            <text:p>1.075</text:p>
          </table:table-cell>
          <table:table-cell office:value-type="float" office:value="0.774067509587146" calcext:value-type="float">
            <text:p>0.774</text:p>
          </table:table-cell>
          <table:table-cell office:value-type="float" office:value="0.832961603093299" calcext:value-type="float">
            <text:p>0.833</text:p>
          </table:table-cell>
          <table:table-cell office:value-type="float" office:value="13.9585463073233" calcext:value-type="float">
            <text:p>13.959</text:p>
          </table:table-cell>
          <table:table-cell office:value-type="float" office:value="19.3848463071296" calcext:value-type="float">
            <text:p>19.385</text:p>
          </table:table-cell>
          <table:table-cell table:formula="of:=[.AG16]/SIN(RADIANS(40))" office:value-type="float" office:value="1.16679287014531" calcext:value-type="float">
            <text:p>1.167</text:p>
          </table:table-cell>
          <table:table-cell table:formula="of:=[.AG16]/SIN(RADIANS(13))" office:value-type="float" office:value="3.33405861193935" calcext:value-type="float">
            <text:p>3.334</text:p>
          </table:table-cell>
          <table:table-cell table:formula="of:=SQRT([.AO16]^2+0.139^2)/[.AO16]" office:value-type="float" office:value="1.00086868945885" calcext:value-type="float">
            <text:p>1.001</text:p>
          </table:table-cell>
          <table:table-cell table:formula="of:=[.AH16]*[.AN16]/[.AP16]*[.$AQ$29]" office:value-type="float" office:value="1.24291581743234" calcext:value-type="float">
            <text:p>1.24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08.149" calcext:value-type="float">
            <text:p>10108.149</text:p>
          </table:table-cell>
          <table:table-cell office:value-type="string" calcext:value-type="string">
            <text:p>a</text:p>
          </table:table-cell>
          <table:table-cell office:value-type="float" office:value="10108.149" calcext:value-type="float">
            <text:p>10108.149</text:p>
          </table:table-cell>
          <table:table-cell office:value-type="float" office:value="23.617628" calcext:value-type="float">
            <text:p>23.618</text:p>
          </table:table-cell>
          <table:table-cell office:value-type="float" office:value="0.0009559" calcext:value-type="float">
            <text:p>0.001</text:p>
          </table:table-cell>
          <table:table-cell table:formula="of:=[.AW16]/[.E16]" office:value-type="float" office:value="1.06380919778388" calcext:value-type="float">
            <text:p>1.064</text:p>
          </table:table-cell>
          <table:table-cell table:formula="of:=IF(AND([.AY16]&lt;1+[.$AY$45];[.AY16]&gt;1-[.$AY$45]);1;&quot;&quot;)" office:value-type="float" office:value="1" calcext:value-type="float">
            <text:p>1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ce44" office:value-type="float" office:value="0.71579" calcext:value-type="float">
            <text:p>7.16E-001</text:p>
          </table:table-cell>
          <table:table-cell table:style-name="ce44" office:value-type="float" office:value="17.757" calcext:value-type="float">
            <text:p>1.78E+001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851" calcext:value-type="float">
            <text:p>0.851</text:p>
          </table:table-cell>
          <table:table-cell table:style-name="ce9" office:value-type="float" office:value="0.85227" calcext:value-type="float">
            <text:p>0.852</text:p>
          </table:table-cell>
          <table:table-cell table:style-name="ce12" office:value-type="float" office:value="7.1573" calcext:value-type="float">
            <text:p>7.157</text:p>
          </table:table-cell>
          <table:table-cell table:style-name="ce10" table:formula="of:=SQRT(([.C17]+0.139)^2-0.139^2)" office:value-type="float" office:value="0.980193348273696" calcext:value-type="float">
            <text:p>0.98</text:p>
          </table:table-cell>
          <table:table-cell table:style-name="ce10" table:formula="of:=[.F17]*SIN(RADIANS([.$B$12]))" office:value-type="float" office:value="0.848872340225549" calcext:value-type="float">
            <text:p>0.849</text:p>
          </table:table-cell>
          <table:table-cell table:style-name="ce10"/>
          <table:table-cell table:style-name="ce15" office:value-type="float" office:value="7.13" calcext:value-type="float">
            <text:p>7.13</text:p>
          </table:table-cell>
          <table:table-cell table:style-name="ce10" table:formula="of:=[.I17]/[.E17]" office:value-type="float" office:value="0.996185712489346" calcext:value-type="float">
            <text:p>0.996</text:p>
          </table:table-cell>
          <table:table-cell table:style-name="ce18"/>
          <table:table-cell/>
          <table:table-cell table:style-name="ce9" office:value-type="float" office:value="0.85" calcext:value-type="float">
            <text:p>0.85</text:p>
          </table:table-cell>
          <table:table-cell table:style-name="ce25" office:value-type="float" office:value="5.1924" calcext:value-type="float">
            <text:p>5.192</text:p>
          </table:table-cell>
          <table:table-cell table:number-columns-repeated="2"/>
          <table:table-cell table:style-name="ce9" table:formula="of:=[.$P$3]*[.I17]" office:value-type="float" office:value="7.13" calcext:value-type="float">
            <text:p>7.13</text:p>
          </table:table-cell>
          <table:table-cell table:formula="of:=([.Q17]-[.E17])^2" office:value-type="float" office:value="0.000745290000000018" calcext:value-type="float">
            <text:p>0.001</text:p>
          </table:table-cell>
          <table:table-cell table:style-name="ce29"/>
          <table:table-cell table:number-columns-repeated="3"/>
          <table:table-cell office:value-type="float" office:value="0.0184059718254034" calcext:value-type="float">
            <text:p>0.018</text:p>
          </table:table-cell>
          <table:table-cell table:formula="of:=[.Q19]/[.E19]" office:value-type="float" office:value="0.122706478836023" calcext:value-type="float">
            <text:p>0.123</text:p>
          </table:table-cell>
          <table:table-cell table:number-columns-repeated="2"/>
          <table:table-cell table:style-name="ce38" table:formula="of:=[.I17]*([.$Z$3]+[.$Z$4]*SIN(RADIANS([.$B$12]))^[.$Z$5])" office:value-type="float" office:value="4.58859229175734" calcext:value-type="float">
            <text:p>5</text:p>
          </table:table-cell>
          <table:table-cell table:formula="of:=([.AA17]-[.E17])^2/([.AA17]+[.E17])^2" office:value-type="float" office:value="0.0478252610996373" calcext:value-type="float">
            <text:p>0.048</text:p>
          </table:table-cell>
          <table:table-cell table:formula="of:=IF([.F17]&gt;=0.5;[.AA17]/[.E17];&quot;&quot;)" office:value-type="float" office:value="0.641106603294167" calcext:value-type="float">
            <text:p>0.641</text:p>
          </table:table-cell>
          <table:table-cell table:formula="of:=1/[.AC17]" office:value-type="float" office:value="1.55980299510526" calcext:value-type="float">
            <text:p>1.56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IF([.$AH$32]=&quot;+&quot;;[.$AT$7];[.$AV$3])*EXP(IF([.$AH$32]=&quot;+&quot;;[.$AT$8];[.$AV$4])*[.AG17])" office:value-type="float" office:value="12.6181927628692" calcext:value-type="float">
            <text:p>12.618</text:p>
          </table:table-cell>
          <table:table-cell table:formula="of:=[.AH17]*[$C_13deg.$O$44]" office:value-type="float" office:value="0.699738556752166" calcext:value-type="float">
            <text:p>0.7</text:p>
          </table:table-cell>
          <table:table-cell office:value-type="float" office:value="0.499026270907515" calcext:value-type="float">
            <text:p>0.499</text:p>
          </table:table-cell>
          <table:table-cell office:value-type="float" office:value="0.542200330370125" calcext:value-type="float">
            <text:p>0.542</text:p>
          </table:table-cell>
          <table:table-cell office:value-type="float" office:value="8.99880336632213" calcext:value-type="float">
            <text:p>8.999</text:p>
          </table:table-cell>
          <table:table-cell office:value-type="float" office:value="12.6181927628692" calcext:value-type="float">
            <text:p>12.618</text:p>
          </table:table-cell>
          <table:table-cell table:formula="of:=[.AG17]/SIN(RADIANS(40))" office:value-type="float" office:value="1.24457906148833" calcext:value-type="float">
            <text:p>1.245</text:p>
          </table:table-cell>
          <table:table-cell table:formula="of:=[.AG17]/SIN(RADIANS(13))" office:value-type="float" office:value="3.55632918606864" calcext:value-type="float">
            <text:p>3.556</text:p>
          </table:table-cell>
          <table:table-cell table:formula="of:=SQRT([.AO17]^2+0.139^2)/[.AO17]" office:value-type="float" office:value="1.00076353672125" calcext:value-type="float">
            <text:p>1.001</text:p>
          </table:table-cell>
          <table:table-cell table:formula="of:=[.AH17]*[.AN17]/[.AP17]*[.$AQ$29]" office:value-type="float" office:value="0.863079624870029" calcext:value-type="float">
            <text:p>0.86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8.780007" calcext:value-type="float">
            <text:p>-8.78</text:p>
          </table:table-cell>
          <table:table-cell office:value-type="string" calcext:value-type="string">
            <text:p>c</text:p>
          </table:table-cell>
          <table:table-cell office:value-type="float" office:value="-8.780007" calcext:value-type="float">
            <text:p>-8.78</text:p>
          </table:table-cell>
          <table:table-cell office:value-type="float" office:value="8.2844021" calcext:value-type="float">
            <text:p>8.284</text:p>
          </table:table-cell>
          <table:table-cell office:value-type="float" office:value="0.0053307" calcext:value-type="float">
            <text:p>0.005</text:p>
          </table:table-cell>
          <table:table-cell table:formula="of:=[.AW17]/[.E17]" office:value-type="float" office:value="1.15747587777514" calcext:value-type="float">
            <text:p>1.157</text:p>
          </table:table-cell>
          <table:table-cell table:formula="of:=IF(AND([.AY17]&lt;1+[.$AY$45];[.AY17]&gt;1-[.$AY$45]);1;&quot;&quot;)" office:value-type="float" office:value="1" calcext:value-type="float">
            <text:p>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44" office:value-type="float" office:value="0.85" calcext:value-type="float">
            <text:p>8.50E-001</text:p>
          </table:table-cell>
          <table:table-cell office:value-type="float" office:value="5.1924" calcext:value-type="float">
            <text:p>5.192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9" office:value-type="float" office:value="1.0057" calcext:value-type="float">
            <text:p>1.006</text:p>
          </table:table-cell>
          <table:table-cell table:style-name="ce12" office:value-type="float" office:value="2.4293" calcext:value-type="float">
            <text:p>2.429</text:p>
          </table:table-cell>
          <table:table-cell table:style-name="ce10" table:formula="of:=SQRT(([.C18]+0.139)^2-0.139^2)" office:value-type="float" office:value="1.13048662088501" calcext:value-type="float">
            <text:p>1.13</text:p>
          </table:table-cell>
          <table:table-cell table:style-name="ce10" table:formula="of:=[.F18]*SIN(RADIANS([.$B$12]))" office:value-type="float" office:value="0.979030132324843" calcext:value-type="float">
            <text:p>0.979</text:p>
          </table:table-cell>
          <table:table-cell table:style-name="ce10"/>
          <table:table-cell table:style-name="ce15" office:value-type="float" office:value="0.919" calcext:value-type="float">
            <text:p>0.919</text:p>
          </table:table-cell>
          <table:table-cell table:style-name="ce10" table:formula="of:=[.I18]/[.E18]" office:value-type="float" office:value="0.378298275223315" calcext:value-type="float">
            <text:p>0.378</text:p>
          </table:table-cell>
          <table:table-cell table:style-name="ce18"/>
          <table:table-cell/>
          <table:table-cell table:style-name="ce9" office:value-type="float" office:value="1" calcext:value-type="float">
            <text:p>1</text:p>
          </table:table-cell>
          <table:table-cell table:style-name="ce25" office:value-type="float" office:value="1.3838" calcext:value-type="float">
            <text:p>1.384</text:p>
          </table:table-cell>
          <table:table-cell table:number-columns-repeated="2"/>
          <table:table-cell table:style-name="ce9" table:formula="of:=[.$P$3]*[.I18]" office:value-type="float" office:value="0.919" calcext:value-type="float">
            <text:p>0.919</text:p>
          </table:table-cell>
          <table:table-cell table:formula="of:=([.Q18]-[.E18])^2" office:value-type="float" office:value="2.28100609" calcext:value-type="float">
            <text:p>2.281</text:p>
          </table:table-cell>
          <table:table-cell table:style-name="ce29"/>
          <table:table-cell table:number-columns-repeated="7"/>
          <table:table-cell table:style-name="ce38" table:formula="of:=[.I18]*([.$Z$3]+[.$Z$4]*SIN(RADIANS([.$B$12]))^[.$Z$5])" office:value-type="float" office:value="0.591432863411641" calcext:value-type="float">
            <text:p>1</text:p>
          </table:table-cell>
          <table:table-cell table:formula="of:=([.AA18]-[.E18])^2/([.AA18]+[.E18])^2" office:value-type="float" office:value="0.370172015301856" calcext:value-type="float">
            <text:p>0.37</text:p>
          </table:table-cell>
          <table:table-cell table:formula="of:=IF([.F18]&gt;=0.5;[.AA18]/[.E18];&quot;&quot;)" office:value-type="float" office:value="0.243458141609369" calcext:value-type="float">
            <text:p>0.243</text:p>
          </table:table-cell>
          <table:table-cell table:formula="of:=1/[.AC18]" office:value-type="float" office:value="4.1074822693936" calcext:value-type="float">
            <text:p>4.107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formula="of:=IF([.$AH$32]=&quot;+&quot;;[.$AT$7];[.$AV$3])*EXP(IF([.$AH$32]=&quot;+&quot;;[.$AT$8];[.$AV$4])*[.AG18])" office:value-type="float" office:value="8.21356982037894" calcext:value-type="float">
            <text:p>8.214</text:p>
          </table:table-cell>
          <table:table-cell table:formula="of:=[.AH18]*[$C_13deg.$O$44]" office:value-type="float" office:value="0.455481351402993" calcext:value-type="float">
            <text:p>0.455</text:p>
          </table:table-cell>
          <table:table-cell office:value-type="float" office:value="0.321712532785003" calcext:value-type="float">
            <text:p>0.322</text:p>
          </table:table-cell>
          <table:table-cell office:value-type="float" office:value="0.352934873782585" calcext:value-type="float">
            <text:p>0.353</text:p>
          </table:table-cell>
          <table:table-cell office:value-type="float" office:value="5.80135353946174" calcext:value-type="float">
            <text:p>5.801</text:p>
          </table:table-cell>
          <table:table-cell office:value-type="float" office:value="8.21356982037894" calcext:value-type="float">
            <text:p>8.214</text:p>
          </table:table-cell>
          <table:table-cell table:formula="of:=[.AG18]/SIN(RADIANS(40))" office:value-type="float" office:value="1.32236525283135" calcext:value-type="float">
            <text:p>1.322</text:p>
          </table:table-cell>
          <table:table-cell table:formula="of:=[.AG18]/SIN(RADIANS(13))" office:value-type="float" office:value="3.77859976019793" calcext:value-type="float">
            <text:p>3.779</text:p>
          </table:table-cell>
          <table:table-cell table:formula="of:=SQRT([.AO18]^2+0.139^2)/[.AO18]" office:value-type="float" office:value="1.00067638033145" calcext:value-type="float">
            <text:p>1.001</text:p>
          </table:table-cell>
          <table:table-cell table:formula="of:=[.AH18]*[.AN18]/[.AP18]*[.$AQ$29]" office:value-type="float" office:value="0.596969884581135" calcext:value-type="float">
            <text:p>0.597</text:p>
          </table:table-cell>
          <table:table-cell/>
          <table:table-cell office:value-type="string" calcext:value-type="string">
            <text:p>chi^2</text:p>
          </table:table-cell>
          <table:table-cell office:value-type="float" office:value="0.4599635" calcext:value-type="float">
            <text:p>0.46</text:p>
          </table:table-cell>
          <table:table-cell table:number-columns-repeated="2"/>
          <table:table-cell office:value-type="float" office:value="2.7130115" calcext:value-type="float">
            <text:p>2.713</text:p>
          </table:table-cell>
          <table:table-cell office:value-type="float" office:value="0.0030507" calcext:value-type="float">
            <text:p>0.003</text:p>
          </table:table-cell>
          <table:table-cell table:formula="of:=[.AW18]/[.E18]" office:value-type="float" office:value="1.1167873461491" calcext:value-type="float">
            <text:p>1.117</text:p>
          </table:table-cell>
          <table:table-cell table:formula="of:=IF(AND([.AY18]&lt;1+[.$AY$45];[.AY18]&gt;1-[.$AY$45]);1;&quot;&quot;)" office:value-type="float" office:value="1" calcext:value-type="float">
            <text:p>1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3838" calcext:value-type="float">
            <text:p>1.384</text:p>
          </table:table-cell>
          <table:table-cell table:number-columns-repeated="963"/>
        </table:table-row>
        <table:table-row table:style-name="ro3">
          <table:table-cell table:formula="of:=[.B19]/[.L19]" office:value-type="float" office:value="1.2539658459421" calcext:value-type="float">
            <text:p>1.254</text:p>
          </table:table-cell>
          <table:table-cell table:formula="of:=AVERAGE([.E12:.E19])" office:value-type="float" office:value="269.34051375" calcext:value-type="float">
            <text:p>269.341</text:p>
          </table:table-cell>
          <table:table-cell table:style-name="ce5" office:value-type="float" office:value="1.12" calcext:value-type="float">
            <text:p>1.12</text:p>
          </table:table-cell>
          <table:table-cell table:style-name="ce9" office:value-type="float" office:value="1.1307" calcext:value-type="float">
            <text:p>1.131</text:p>
          </table:table-cell>
          <table:table-cell table:style-name="ce12" office:value-type="float" office:value="0.60551" calcext:value-type="float">
            <text:p>0.606</text:p>
          </table:table-cell>
          <table:table-cell table:style-name="ce10" table:formula="of:=SQRT(([.C19]+0.139)^2-0.139^2)" office:value-type="float" office:value="1.25130332054223" calcext:value-type="float">
            <text:p>1.251</text:p>
          </table:table-cell>
          <table:table-cell table:style-name="ce10" table:formula="of:=[.F19]*SIN(RADIANS([.$B$12]))" office:value-type="float" office:value="1.08366046342939" calcext:value-type="float">
            <text:p>1.084</text:p>
          </table:table-cell>
          <table:table-cell table:style-name="ce10"/>
          <table:table-cell table:style-name="ce15" office:value-type="float" office:value="0.0743" calcext:value-type="float">
            <text:p>0.074</text:p>
          </table:table-cell>
          <table:table-cell table:style-name="ce10" table:formula="of:=[.I19]/[.E19]" office:value-type="float" office:value="0.122706478836023" calcext:value-type="float">
            <text:p>0.123</text:p>
          </table:table-cell>
          <table:table-cell table:style-name="ce18"/>
          <table:table-cell table:formula="of:=AVERAGE([.N12:.N19])" office:value-type="float" office:value="214.79094875" calcext:value-type="float">
            <text:p>214.791</text:p>
          </table:table-cell>
          <table:table-cell table:style-name="ce9" office:value-type="float" office:value="1.1184" calcext:value-type="float">
            <text:p>1.118</text:p>
          </table:table-cell>
          <table:table-cell table:style-name="ce25" office:value-type="float" office:value="0.45439" calcext:value-type="float">
            <text:p>0.454</text:p>
          </table:table-cell>
          <table:table-cell table:number-columns-repeated="2"/>
          <table:table-cell table:style-name="ce9" table:formula="of:=[.$P$3]*[.I19]" office:value-type="float" office:value="0.0743" calcext:value-type="float">
            <text:p>0.074</text:p>
          </table:table-cell>
          <table:table-cell table:formula="of:=([.Q19]-[.E19])^2" office:value-type="float" office:value="0.2821840641" calcext:value-type="float">
            <text:p>0.282</text:p>
          </table:table-cell>
          <table:table-cell table:style-name="ce29"/>
          <table:table-cell table:number-columns-repeated="5"/>
          <table:table-cell office:value-type="string" calcext:value-type="string">
            <text:p>a+b*theta^2</text:p>
          </table:table-cell>
          <table:table-cell table:formula="of:=[.$Z$3]+[.$Z$4]*RADIANS([.B12])^2" office:value-type="float" office:value="0.823792958381092" calcext:value-type="float">
            <text:p>0.824</text:p>
          </table:table-cell>
          <table:table-cell table:style-name="ce38" table:formula="of:=[.I19]*([.$Z$3]+[.$Z$4]*SIN(RADIANS([.$B$12]))^[.$Z$5])" office:value-type="float" office:value="0.0478166069113002" calcext:value-type="float">
            <text:p>0</text:p>
          </table:table-cell>
          <table:table-cell table:formula="of:=([.AA19]-[.E19])^2/([.AA19]+[.E19])^2" office:value-type="float" office:value="0.728669024797083" calcext:value-type="float">
            <text:p>0.729</text:p>
          </table:table-cell>
          <table:table-cell table:formula="of:=IF([.F19]&gt;=0.5;[.AA19]/[.E19];&quot;&quot;)" office:value-type="float" office:value="0.0789691448717613" calcext:value-type="float">
            <text:p>0.079</text:p>
          </table:table-cell>
          <table:table-cell table:formula="of:=1/[.AC19]" office:value-type="float" office:value="12.6631737196079" calcext:value-type="float">
            <text:p>12.66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IF([.$AH$32]=&quot;+&quot;;[.$AT$7];[.$AV$3])*EXP(IF([.$AH$32]=&quot;+&quot;;[.$AT$8];[.$AV$4])*[.AG19])" office:value-type="float" office:value="5.34646525552839" calcext:value-type="float">
            <text:p>5.346</text:p>
          </table:table-cell>
          <table:table-cell table:formula="of:=[.AH19]*[$C_13deg.$O$44]" office:value-type="float" office:value="0.296486822791124" calcext:value-type="float">
            <text:p>0.296</text:p>
          </table:table-cell>
          <table:table-cell office:value-type="float" office:value="0.207401813861866" calcext:value-type="float">
            <text:p>0.207</text:p>
          </table:table-cell>
          <table:table-cell office:value-type="float" office:value="0.229736166053049" calcext:value-type="float">
            <text:p>0.23</text:p>
          </table:table-cell>
          <table:table-cell office:value-type="float" office:value="3.74001981372114" calcext:value-type="float">
            <text:p>3.74</text:p>
          </table:table-cell>
          <table:table-cell office:value-type="float" office:value="5.34646525552839" calcext:value-type="float">
            <text:p>5.346</text:p>
          </table:table-cell>
          <table:table-cell table:formula="of:=[.AG19]/SIN(RADIANS(40))" office:value-type="float" office:value="1.40015144417437" calcext:value-type="float">
            <text:p>1.4</text:p>
          </table:table-cell>
          <table:table-cell table:formula="of:=[.AG19]/SIN(RADIANS(13))" office:value-type="float" office:value="4.00087033432722" calcext:value-type="float">
            <text:p>4.001</text:p>
          </table:table-cell>
          <table:table-cell table:formula="of:=SQRT([.AO19]^2+0.139^2)/[.AO19]" office:value-type="float" office:value="1.00060333658244" calcext:value-type="float">
            <text:p>1.001</text:p>
          </table:table-cell>
          <table:table-cell table:formula="of:=[.AH19]*[.AN19]/[.AP19]*[.$AQ$29]" office:value-type="float" office:value="0.411474100304149" calcext:value-type="float">
            <text:p>0.411</text:p>
          </table:table-cell>
          <table:table-cell/>
          <table:table-cell office:value-type="string" calcext:value-type="string">
            <text:p>20-90</text:p>
          </table:table-cell>
          <table:table-cell table:number-columns-repeated="3"/>
          <table:table-cell office:value-type="float" office:value="1.1012215" calcext:value-type="float">
            <text:p>1.101</text:p>
          </table:table-cell>
          <table:table-cell office:value-type="float" office:value="0.0841432" calcext:value-type="float">
            <text:p>0.084</text:p>
          </table:table-cell>
          <table:table-cell table:formula="of:=[.AW19]/[.E19]" office:value-type="float" office:value="1.81866773463692" calcext:value-type="float">
            <text:p>1.819</text:p>
          </table:table-cell>
          <table:table-cell table:formula="of:=IF(AND([.AY19]&lt;1+[.$AY$45];[.AY19]&gt;1-[.$AY$45]);1;&quot;&quot;)">
            <text:p/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.1184" calcext:value-type="float">
            <text:p>1.118</text:p>
          </table:table-cell>
          <table:table-cell table:style-name="ce44" office:value-type="float" office:value="0.45439" calcext:value-type="float">
            <text:p>4.54E-001</text:p>
          </table:table-cell>
          <table:table-cell table:number-columns-repeated="963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style-name="ce5"/>
          <table:table-cell table:style-name="ce10"/>
          <table:table-cell table:style-name="ce5"/>
          <table:table-cell table:style-name="ce10" table:number-columns-repeated="3"/>
          <table:table-cell table:style-name="ce15"/>
          <table:table-cell table:style-name="ce10"/>
          <table:table-cell table:style-name="ce18"/>
          <table:table-cell office:value-type="float" office:value="20" calcext:value-type="float">
            <text:p>20</text:p>
          </table:table-cell>
          <table:table-cell table:style-name="ce9"/>
          <table:table-cell table:style-name="ce25"/>
          <table:table-cell table:number-columns-repeated="2"/>
          <table:table-cell table:style-name="ce10"/>
          <table:table-cell/>
          <table:table-cell table:style-name="ce29" table:formula="of:=SUMIF([.F12:.F19];[.$P$30];[.R12:.R19])" office:value-type="float" office:value="476339.077477444" calcext:value-type="float">
            <text:p>4.76E+05</text:p>
          </table:table-cell>
          <table:table-cell table:number-columns-repeated="4"/>
          <table:table-cell office:value-type="string" calcext:value-type="string">
            <text:p>20 only</text:p>
          </table:table-cell>
          <table:table-cell table:number-columns-repeated="2"/>
          <table:table-cell table:style-name="ce38"/>
          <table:table-cell table:number-columns-repeated="5"/>
          <table:table-cell office:value-type="float" office:value="0.95" calcext:value-type="float">
            <text:p>0.95</text:p>
          </table:table-cell>
          <table:table-cell table:formula="of:=IF([.$AH$32]=&quot;+&quot;;[.$AT$7];[.$AV$3])*EXP(IF([.$AH$32]=&quot;+&quot;;[.$AT$8];[.$AV$4])*[.AG20])" office:value-type="float" office:value="3.48017869862747" calcext:value-type="float">
            <text:p>3.48</text:p>
          </table:table-cell>
          <table:table-cell table:formula="of:=[.AH20]*[$C_13deg.$O$44]" office:value-type="float" office:value="0.192992393251685" calcext:value-type="float">
            <text:p>0.193</text:p>
          </table:table-cell>
          <table:table-cell office:value-type="float" office:value="0.133707916259324" calcext:value-type="float">
            <text:p>0.134</text:p>
          </table:table-cell>
          <table:table-cell office:value-type="float" office:value="0.149542337449109" calcext:value-type="float">
            <text:p>0.15</text:p>
          </table:table-cell>
          <table:table-cell office:value-type="float" office:value="2.41111804544918" calcext:value-type="float">
            <text:p>2.411</text:p>
          </table:table-cell>
          <table:table-cell office:value-type="float" office:value="3.48017869862747" calcext:value-type="float">
            <text:p>3.48</text:p>
          </table:table-cell>
          <table:table-cell table:formula="of:=[.AG20]/SIN(RADIANS(40))" office:value-type="float" office:value="1.47793763551739" calcext:value-type="float">
            <text:p>1.478</text:p>
          </table:table-cell>
          <table:table-cell table:formula="of:=[.AG20]/SIN(RADIANS(13))" office:value-type="float" office:value="4.22314090845651" calcext:value-type="float">
            <text:p>4.223</text:p>
          </table:table-cell>
          <table:table-cell table:formula="of:=SQRT([.AO20]^2+0.139^2)/[.AO20]" office:value-type="float" office:value="1.00054151549446" calcext:value-type="float">
            <text:p>1.001</text:p>
          </table:table-cell>
          <table:table-cell table:formula="of:=[.AH20]*[.AN20]/[.AP20]*[.$AQ$29]" office:value-type="float" office:value="0.282738681859401" calcext:value-type="float">
            <text:p>0.28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86.527" calcext:value-type="float">
            <text:p>10186.527</text:p>
          </table:table-cell>
          <table:table-cell table:number-columns-repeated="5"/>
          <table:table-cell table:formula="of:=IF(AND([.AY20]&lt;1+[.$AY$45];[.AY20]&gt;1-[.$AY$45]);1;&quot;&quot;)">
            <text:p/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style-name="ce44" office:value-type="float" office:value="0.23158" calcext:value-type="float">
            <text:p>2.32E-001</text:p>
          </table:table-cell>
          <table:table-cell table:style-name="ce44" office:value-type="float" office:value="1599.7" calcext:value-type="float">
            <text:p>1.60E+003</text:p>
          </table:table-cell>
          <table:table-cell table:formula="of:=[.BI20]/[.N3]" office:value-type="float" office:value="1.06554319589689" calcext:value-type="float">
            <text:p>1.066</text:p>
          </table:table-cell>
          <table:table-cell table:number-columns-repeated="962"/>
        </table:table-row>
        <table:table-row table:style-name="ro3">
          <table:table-cell/>
          <table:table-cell office:value-type="string" calcext:value-type="string">
            <text:p>pi+ 20°</text:p>
          </table:table-cell>
          <table:table-cell table:style-name="ce5" office:value-type="float" office:value="0.239" calcext:value-type="float">
            <text:p>0.239</text:p>
          </table:table-cell>
          <table:table-cell table:style-name="ce9" office:value-type="float" office:value="0.23295" calcext:value-type="float">
            <text:p>0.233</text:p>
          </table:table-cell>
          <table:table-cell table:style-name="ce12" office:value-type="float" office:value="2658.2" calcext:value-type="float">
            <text:p>2658.2</text:p>
          </table:table-cell>
          <table:table-cell table:style-name="ce10" table:formula="of:=SQRT(([.C21]+0.139)^2-0.139^2)" office:value-type="float" office:value="0.351515291274789" calcext:value-type="float">
            <text:p>0.352</text:p>
          </table:table-cell>
          <table:table-cell table:style-name="ce10" table:formula="of:=[.F21]*SIN(RADIANS([.$B$20]))" office:value-type="float" office:value="0.120225310302968" calcext:value-type="float">
            <text:p>0.12</text:p>
          </table:table-cell>
          <table:table-cell table:style-name="ce10"/>
          <table:table-cell table:style-name="ce15" office:value-type="float" office:value="372" calcext:value-type="float">
            <text:p>372</text:p>
          </table:table-cell>
          <table:table-cell table:style-name="ce10" table:formula="of:=[.I21]/[.E21]" office:value-type="float" office:value="0.139944323226243" calcext:value-type="float">
            <text:p>0.14</text:p>
          </table:table-cell>
          <table:table-cell table:style-name="ce18" office:value-type="string" calcext:value-type="string">
            <text:p>epc 20°</text:p>
          </table:table-cell>
          <table:table-cell office:value-type="string" calcext:value-type="string">
            <text:p>pi- 20°</text:p>
          </table:table-cell>
          <table:table-cell table:style-name="ce9" office:value-type="float" office:value="0.23421" calcext:value-type="float">
            <text:p>0.234</text:p>
          </table:table-cell>
          <table:table-cell table:style-name="ce25" office:value-type="float" office:value="2485.8" calcext:value-type="float">
            <text:p>2485.8</text:p>
          </table:table-cell>
          <table:table-cell office:value-type="string" calcext:value-type="string">
            <text:p>global, 20°</text:p>
          </table:table-cell>
          <table:table-cell office:value-type="float" office:value="0.15" calcext:value-type="float">
            <text:p>0.15</text:p>
          </table:table-cell>
          <table:table-cell table:style-name="ce9" table:formula="of:=[.$P$3]*[.I21]" office:value-type="float" office:value="372" calcext:value-type="float">
            <text:p>372</text:p>
          </table:table-cell>
          <table:table-cell table:formula="of:=([.Q21]-[.E21])^2" office:value-type="float" office:value="5226710.44" calcext:value-type="float">
            <text:p>5226710.44</text:p>
          </table:table-cell>
          <table:table-cell table:style-name="ce29"/>
          <table:table-cell table:style-name="ce10" table:formula="of:=[.$P$21]*[.I21]" office:value-type="float" office:value="55.8" calcext:value-type="float">
            <text:p>55.8</text:p>
          </table:table-cell>
          <table:table-cell table:formula="of:=([.T21]-[.E21])^2" office:value-type="float" office:value="6772485.76" calcext:value-type="float">
            <text:p>6772485.76</text:p>
          </table:table-cell>
          <table:table-cell/>
          <table:table-cell table:formula="of:=[.Q21]/[.E21]" office:value-type="float" office:value="0.139944323226243" calcext:value-type="float">
            <text:p>0.14</text:p>
          </table:table-cell>
          <table:table-cell table:number-columns-repeated="3"/>
          <table:table-cell table:style-name="ce38" table:formula="of:=[.I21]*([.$Z$3]+[.$Z$4]*SIN(RADIANS([.$B$20]))^[.$Z$5])" office:value-type="float" office:value="87.050289935777" calcext:value-type="float">
            <text:p>87</text:p>
          </table:table-cell>
          <table:table-cell table:formula="of:=([.AA21]-[.E21])^2/([.AA21]+[.E21])^2" office:value-type="float" office:value="0.877184275425531" calcext:value-type="float">
            <text:p>0.877</text:p>
          </table:table-cell>
          <table:table-cell table:formula="of:=IF([.F21]&gt;=0.5;[.AA21]/[.E21];&quot;&quot;)">
            <text:p/>
          </table:table-cell>
          <table:table-cell/>
          <table:table-cell office:value-type="string" calcext:value-type="string">
            <text:p>epc-v2 20°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$AH$32]=&quot;+&quot;;[.$AT$7];[.$AV$3])*EXP(IF([.$AH$32]=&quot;+&quot;;[.$AT$8];[.$AV$4])*[.AG21])" office:value-type="float" office:value="2.26535536948578" calcext:value-type="float">
            <text:p>2.265</text:p>
          </table:table-cell>
          <table:table-cell table:formula="of:=[.AH21]*[$C_13deg.$O$44]" office:value-type="float" office:value="0.125624685449354" calcext:value-type="float">
            <text:p>0.126</text:p>
          </table:table-cell>
          <table:table-cell office:value-type="float" office:value="0.0861988935271191" calcext:value-type="float">
            <text:p>0.086</text:p>
          </table:table-cell>
          <table:table-cell office:value-type="float" office:value="0.097341707550649" calcext:value-type="float">
            <text:p>0.097</text:p>
          </table:table-cell>
          <table:table-cell office:value-type="float" office:value="1.55440091727925" calcext:value-type="float">
            <text:p>1.554</text:p>
          </table:table-cell>
          <table:table-cell office:value-type="float" office:value="2.26535536948578" calcext:value-type="float">
            <text:p>2.265</text:p>
          </table:table-cell>
          <table:table-cell table:formula="of:=[.AG21]/SIN(RADIANS(40))" office:value-type="float" office:value="1.55572382686041" calcext:value-type="float">
            <text:p>1.556</text:p>
          </table:table-cell>
          <table:table-cell table:formula="of:=[.AG21]/SIN(RADIANS(13))" office:value-type="float" office:value="4.4454114825858" calcext:value-type="float">
            <text:p>4.445</text:p>
          </table:table-cell>
          <table:table-cell table:formula="of:=SQRT([.AO21]^2+0.139^2)/[.AO21]" office:value-type="float" office:value="1.00048873062905" calcext:value-type="float">
            <text:p>1</text:p>
          </table:table-cell>
          <table:table-cell table:formula="of:=[.AH21]*[.AN21]/[.AP21]*[.$AQ$29]" office:value-type="float" office:value="0.193740016173859" calcext:value-type="float">
            <text:p>0.19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9.02848" calcext:value-type="float">
            <text:p>-9.028</text:p>
          </table:table-cell>
          <table:table-cell table:number-columns-repeated="2"/>
          <table:table-cell office:value-type="float" office:value="4334.3495" calcext:value-type="float">
            <text:p>4334.35</text:p>
          </table:table-cell>
          <table:table-cell office:value-type="float" office:value="0.0574585" calcext:value-type="float">
            <text:p>0.057</text:p>
          </table:table-cell>
          <table:table-cell table:formula="of:=[.AW21]/[.E21]" office:value-type="float" office:value="1.63055808441803" calcext:value-type="float">
            <text:p>1.631</text:p>
          </table:table-cell>
          <table:table-cell table:formula="of:=IF(AND([.AY21]&lt;1+[.$AY$45];[.AY21]&gt;1-[.$AY$45]);1;&quot;&quot;)">
            <text:p/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44" office:value-type="float" office:value="0.31316" calcext:value-type="float">
            <text:p>3.13E-001</text:p>
          </table:table-cell>
          <table:table-cell table:style-name="ce44" office:value-type="float" office:value="1156" calcext:value-type="float">
            <text:p>1.16E+003</text:p>
          </table:table-cell>
          <table:table-cell table:formula="of:=[.BI21]/[.N4]" office:value-type="float" office:value="1.04435811726443" calcext:value-type="float">
            <text:p>1.044</text:p>
          </table:table-cell>
          <table:table-cell table:number-columns-repeated="962"/>
        </table:table-row>
        <table:table-row table:style-name="ro3">
          <table:table-cell table:number-columns-repeated="2"/>
          <table:table-cell table:style-name="ce5" office:value-type="float" office:value="0.318" calcext:value-type="float">
            <text:p>0.318</text:p>
          </table:table-cell>
          <table:table-cell table:style-name="ce9" office:value-type="float" office:value="0.3125" calcext:value-type="float">
            <text:p>0.313</text:p>
          </table:table-cell>
          <table:table-cell table:style-name="ce12" office:value-type="float" office:value="1952.1" calcext:value-type="float">
            <text:p>1952.1</text:p>
          </table:table-cell>
          <table:table-cell table:style-name="ce10" table:formula="of:=SQRT(([.C22]+0.139)^2-0.139^2)" office:value-type="float" office:value="0.435348136552805" calcext:value-type="float">
            <text:p>0.435</text:p>
          </table:table-cell>
          <table:table-cell table:style-name="ce10" table:formula="of:=[.F22]*SIN(RADIANS([.$B$20]))" office:value-type="float" office:value="0.148897832060353" calcext:value-type="float">
            <text:p>0.149</text:p>
          </table:table-cell>
          <table:table-cell table:style-name="ce10"/>
          <table:table-cell table:style-name="ce15" office:value-type="float" office:value="280" calcext:value-type="float">
            <text:p>280</text:p>
          </table:table-cell>
          <table:table-cell table:style-name="ce10" table:formula="of:=[.I22]/[.E22]" office:value-type="float" office:value="0.143435274832232" calcext:value-type="float">
            <text:p>0.143</text:p>
          </table:table-cell>
          <table:table-cell table:style-name="ce18"/>
          <table:table-cell/>
          <table:table-cell table:style-name="ce9" office:value-type="float" office:value="0.31579" calcext:value-type="float">
            <text:p>0.316</text:p>
          </table:table-cell>
          <table:table-cell table:style-name="ce25" office:value-type="float" office:value="1925.9" calcext:value-type="float">
            <text:p>1925.9</text:p>
          </table:table-cell>
          <table:table-cell table:number-columns-repeated="2"/>
          <table:table-cell table:style-name="ce9" table:formula="of:=[.$P$3]*[.I22]" office:value-type="float" office:value="280" calcext:value-type="float">
            <text:p>280</text:p>
          </table:table-cell>
          <table:table-cell table:formula="of:=([.Q22]-[.E22])^2" office:value-type="float" office:value="2795918.41" calcext:value-type="float">
            <text:p>2795918.41</text:p>
          </table:table-cell>
          <table:table-cell table:style-name="ce29"/>
          <table:table-cell table:style-name="ce10" table:formula="of:=[.$P$21]*[.I22]" office:value-type="float" office:value="42" calcext:value-type="float">
            <text:p>42</text:p>
          </table:table-cell>
          <table:table-cell table:formula="of:=([.T22]-[.E22])^2" office:value-type="float" office:value="3648482.01" calcext:value-type="float">
            <text:p>3648482.01</text:p>
          </table:table-cell>
          <table:table-cell/>
          <table:table-cell table:formula="of:=[.Q22]/[.E22]" office:value-type="float" office:value="0.143435274832232" calcext:value-type="float">
            <text:p>0.143</text:p>
          </table:table-cell>
          <table:table-cell table:number-columns-repeated="3"/>
          <table:table-cell table:style-name="ce38" table:formula="of:=[.I22]*([.$Z$3]+[.$Z$4]*SIN(RADIANS([.$B$20]))^[.$Z$5])" office:value-type="float" office:value="65.5217236075741" calcext:value-type="float">
            <text:p>66</text:p>
          </table:table-cell>
          <table:table-cell table:formula="of:=([.AA22]-[.E22])^2/([.AA22]+[.E22])^2" office:value-type="float" office:value="0.874319506994523" calcext:value-type="float">
            <text:p>0.874</text:p>
          </table:table-cell>
          <table:table-cell table:formula="of:=IF([.F22]&gt;=0.5;[.AA22]/[.E22];&quot;&quot;)">
            <text:p/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 table:formula="of:=IF([.$AH$32]=&quot;+&quot;;[.$AT$7];[.$AV$3])*EXP(IF([.$AH$32]=&quot;+&quot;;[.$AT$8];[.$AV$4])*[.AG22])" office:value-type="float" office:value="1.47458949509747" calcext:value-type="float">
            <text:p>1.475</text:p>
          </table:table-cell>
          <table:table-cell table:formula="of:=[.AH22]*[$C_13deg.$O$44]" office:value-type="float" office:value="0.081772972127808" calcext:value-type="float">
            <text:p>0.082</text:p>
          </table:table-cell>
          <table:table-cell office:value-type="float" office:value="0.0555707504325233" calcext:value-type="float">
            <text:p>0.056</text:p>
          </table:table-cell>
          <table:table-cell office:value-type="float" office:value="0.0633627117945824" calcext:value-type="float">
            <text:p>0.063</text:p>
          </table:table-cell>
          <table:table-cell office:value-type="float" office:value="1.00209204447659" calcext:value-type="float">
            <text:p>1.002</text:p>
          </table:table-cell>
          <table:table-cell office:value-type="float" office:value="1.47458949509747" calcext:value-type="float">
            <text:p>1.475</text:p>
          </table:table-cell>
          <table:table-cell table:formula="of:=[.AG22]/SIN(RADIANS(40))" office:value-type="float" office:value="1.63351001820343" calcext:value-type="float">
            <text:p>1.634</text:p>
          </table:table-cell>
          <table:table-cell table:formula="of:=[.AG22]/SIN(RADIANS(13))" office:value-type="float" office:value="4.66768205671509" calcext:value-type="float">
            <text:p>4.668</text:p>
          </table:table-cell>
          <table:table-cell table:formula="of:=SQRT([.AO22]^2+0.139^2)/[.AO22]" office:value-type="float" office:value="1.00044330315418" calcext:value-type="float">
            <text:p>1</text:p>
          </table:table-cell>
          <table:table-cell table:formula="of:=[.AH22]*[.AN22]/[.AP22]*[.$AQ$29]" office:value-type="float" office:value="0.132422915717635" calcext:value-type="float">
            <text:p>0.132</text:p>
          </table:table-cell>
          <table:table-cell/>
          <table:table-cell office:value-type="string" calcext:value-type="string">
            <text:p>chi^2</text:p>
          </table:table-cell>
          <table:table-cell office:value-type="float" office:value="0.5515031" calcext:value-type="float">
            <text:p>0.552</text:p>
          </table:table-cell>
          <table:table-cell table:number-columns-repeated="2"/>
          <table:table-cell office:value-type="float" office:value="3378.8904" calcext:value-type="float">
            <text:p>3378.89</text:p>
          </table:table-cell>
          <table:table-cell office:value-type="float" office:value="0.0716316" calcext:value-type="float">
            <text:p>0.072</text:p>
          </table:table-cell>
          <table:table-cell table:formula="of:=[.AW22]/[.E22]" office:value-type="float" office:value="1.73090026125711" calcext:value-type="float">
            <text:p>1.731</text:p>
          </table:table-cell>
          <table:table-cell table:formula="of:=IF(AND([.AY22]&lt;1+[.$AY$45];[.AY22]&gt;1-[.$AY$45]);1;&quot;&quot;)">
            <text:p/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44" office:value-type="float" office:value="0.39737" calcext:value-type="float">
            <text:p>3.97E-001</text:p>
          </table:table-cell>
          <table:table-cell table:style-name="ce44" office:value-type="float" office:value="779.27" calcext:value-type="float">
            <text:p>7.79E+002</text:p>
          </table:table-cell>
          <table:table-cell table:formula="of:=[.BI22]/[.N5]" office:value-type="float" office:value="1.05692391156924" calcext:value-type="float">
            <text:p>1.057</text:p>
          </table:table-cell>
          <table:table-cell table:number-columns-repeated="962"/>
        </table:table-row>
        <table:table-row table:style-name="ro3">
          <table:table-cell table:number-columns-repeated="2"/>
          <table:table-cell table:style-name="ce5" office:value-type="float" office:value="0.399" calcext:value-type="float">
            <text:p>0.399</text:p>
          </table:table-cell>
          <table:table-cell table:style-name="ce9" office:value-type="float" office:value="0.39773" calcext:value-type="float">
            <text:p>0.398</text:p>
          </table:table-cell>
          <table:table-cell table:style-name="ce12" office:value-type="float" office:value="1854.2" calcext:value-type="float">
            <text:p>1854.2</text:p>
          </table:table-cell>
          <table:table-cell table:style-name="ce10" table:formula="of:=SQRT(([.C23]+0.139)^2-0.139^2)" office:value-type="float" office:value="0.519733585599392" calcext:value-type="float">
            <text:p>0.52</text:p>
          </table:table-cell>
          <table:table-cell table:style-name="ce10" table:formula="of:=[.F23]*SIN(RADIANS([.$B$20]))" office:value-type="float" office:value="0.177759355437868" calcext:value-type="float">
            <text:p>0.178</text:p>
          </table:table-cell>
          <table:table-cell table:style-name="ce10" office:value-type="float" office:value="14000" calcext:value-type="float">
            <text:p>14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0" table:formula="of:=[.I23]/[.E23]" office:value-type="float" office:value="7.55042605975623" calcext:value-type="float">
            <text:p>7.55</text:p>
          </table:table-cell>
          <table:table-cell table:style-name="ce18"/>
          <table:table-cell/>
          <table:table-cell table:style-name="ce9" office:value-type="float" office:value="0.39737" calcext:value-type="float">
            <text:p>0.397</text:p>
          </table:table-cell>
          <table:table-cell table:style-name="ce25" office:value-type="float" office:value="1563" calcext:value-type="float">
            <text:p>1563</text:p>
          </table:table-cell>
          <table:table-cell table:number-columns-repeated="2"/>
          <table:table-cell table:style-name="ce9" table:formula="of:=[.$P$3]*[.I23]" office:value-type="float" office:value="14000" calcext:value-type="float">
            <text:p>14000</text:p>
          </table:table-cell>
          <table:table-cell table:formula="of:=([.Q23]-[.E23])^2" office:value-type="float" office:value="147520457.64" calcext:value-type="float">
            <text:p>147520457.64</text:p>
          </table:table-cell>
          <table:table-cell table:style-name="ce29"/>
          <table:table-cell table:style-name="ce10" table:formula="of:=[.$P$21]*[.I23]" office:value-type="float" office:value="2100" calcext:value-type="float">
            <text:p>2100</text:p>
          </table:table-cell>
          <table:table-cell table:formula="of:=([.T23]-[.E23])^2" office:value-type="float" office:value="60417.64" calcext:value-type="float">
            <text:p>60417.64</text:p>
          </table:table-cell>
          <table:table-cell/>
          <table:table-cell table:formula="of:=[.Q23]/[.E23]" office:value-type="float" office:value="7.55042605975623" calcext:value-type="float">
            <text:p>7.55</text:p>
          </table:table-cell>
          <table:table-cell table:formula="of:=[.T23]/[.E23]" office:value-type="float" office:value="1.13256390896343" calcext:value-type="float">
            <text:p>1.133</text:p>
          </table:table-cell>
          <table:table-cell table:number-columns-repeated="2"/>
          <table:table-cell table:style-name="ce38" table:formula="of:=[.I23]*([.$Z$3]+[.$Z$4]*SIN(RADIANS([.$B$20]))^[.$Z$5])" office:value-type="float" office:value="3276.08618037871" calcext:value-type="float">
            <text:p>3276</text:p>
          </table:table-cell>
          <table:table-cell table:formula="of:=([.AA23]-[.E23])^2/([.AA23]+[.E23])^2" office:value-type="float" office:value="0.0768150792230254" calcext:value-type="float">
            <text:p>0.077</text:p>
          </table:table-cell>
          <table:table-cell table:formula="of:=IF([.F23]&gt;=0.5;[.AA23]/[.E23];&quot;&quot;)" office:value-type="float" office:value="1.76684617645276" calcext:value-type="float">
            <text:p>1.767</text:p>
          </table:table-cell>
          <table:table-cell table:formula="of:=1/[.AC23]" office:value-type="float" office:value="0.565980226987087" calcext:value-type="float">
            <text:p>0.566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table:formula="of:=IF([.$AH$32]=&quot;+&quot;;[.$AT$7];[.$AV$3])*EXP(IF([.$AH$32]=&quot;+&quot;;[.$AT$8];[.$AV$4])*[.AG23])" office:value-type="float" office:value="0.959855662533593" calcext:value-type="float">
            <text:p>0.96</text:p>
          </table:table-cell>
          <table:table-cell table:formula="of:=[.AH23]*[$C_13deg.$O$44]" office:value-type="float" office:value="0.0532285429945302" calcext:value-type="float">
            <text:p>0.053</text:p>
          </table:table-cell>
          <table:table-cell office:value-type="float" office:value="0.0358253821745662" calcext:value-type="float">
            <text:p>0.036</text:p>
          </table:table-cell>
          <table:table-cell office:value-type="float" office:value="0.0412447382215305" calcext:value-type="float">
            <text:p>0.041</text:p>
          </table:table-cell>
          <table:table-cell office:value-type="float" office:value="0.646029254383707" calcext:value-type="float">
            <text:p>0.646</text:p>
          </table:table-cell>
          <table:table-cell office:value-type="float" office:value="0.959855662533593" calcext:value-type="float">
            <text:p>0.96</text:p>
          </table:table-cell>
          <table:table-cell table:formula="of:=[.AG23]/SIN(RADIANS(40))" office:value-type="float" office:value="1.71129620954645" calcext:value-type="float">
            <text:p>1.711</text:p>
          </table:table-cell>
          <table:table-cell table:formula="of:=[.AG23]/SIN(RADIANS(13))" office:value-type="float" office:value="4.88995263084438" calcext:value-type="float">
            <text:p>4.89</text:p>
          </table:table-cell>
          <table:table-cell table:formula="of:=SQRT([.AO23]^2+0.139^2)/[.AO23]" office:value-type="float" office:value="1.00040392673388" calcext:value-type="float">
            <text:p>1</text:p>
          </table:table-cell>
          <table:table-cell table:formula="of:=[.AH23]*[.AN23]/[.AP23]*[.$AQ$29]" office:value-type="float" office:value="0.0903063774751969" calcext:value-type="float">
            <text:p>0.09</text:p>
          </table:table-cell>
          <table:table-cell table:number-columns-repeated="5"/>
          <table:table-cell office:value-type="float" office:value="2634.0516" calcext:value-type="float">
            <text:p>2634.052</text:p>
          </table:table-cell>
          <table:table-cell office:value-type="float" office:value="0.0301904" calcext:value-type="float">
            <text:p>0.03</text:p>
          </table:table-cell>
          <table:table-cell table:formula="of:=[.AW23]/[.E23]" office:value-type="float" office:value="1.42058656024161" calcext:value-type="float">
            <text:p>1.421</text:p>
          </table:table-cell>
          <table:table-cell table:formula="of:=IF(AND([.AY23]&lt;1+[.$AY$45];[.AY23]&gt;1-[.$AY$45]);1;&quot;&quot;)" office:value-type="float" office:value="1" calcext:value-type="float">
            <text:p>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ce44" office:value-type="float" office:value="0.56053" calcext:value-type="float">
            <text:p>5.61E-001</text:p>
          </table:table-cell>
          <table:table-cell table:style-name="ce44" office:value-type="float" office:value="315.31" calcext:value-type="float">
            <text:p>3.15E+002</text:p>
          </table:table-cell>
          <table:table-cell table:formula="of:=[.BI23]/[.N6]" office:value-type="float" office:value="1.06696670276123" calcext:value-type="float">
            <text:p>1.067</text:p>
          </table:table-cell>
          <table:table-cell table:number-columns-repeated="962"/>
        </table:table-row>
        <table:table-row table:style-name="ro3">
          <table:table-cell table:number-columns-repeated="2"/>
          <table:table-cell table:style-name="ce5" office:value-type="float" office:value="0.567" calcext:value-type="float">
            <text:p>0.567</text:p>
          </table:table-cell>
          <table:table-cell table:style-name="ce9" office:value-type="float" office:value="0.56818" calcext:value-type="float">
            <text:p>0.568</text:p>
          </table:table-cell>
          <table:table-cell table:style-name="ce12" office:value-type="float" office:value="1228.5" calcext:value-type="float">
            <text:p>1228.5</text:p>
          </table:table-cell>
          <table:table-cell table:style-name="ce10" table:formula="of:=SQRT(([.C24]+0.139)^2-0.139^2)" office:value-type="float" office:value="0.692181334622655" calcext:value-type="float">
            <text:p>0.692</text:p>
          </table:table-cell>
          <table:table-cell table:style-name="ce10" table:formula="of:=[.F24]*SIN(RADIANS([.$B$20]))" office:value-type="float" office:value="0.236739959274993" calcext:value-type="float">
            <text:p>0.237</text:p>
          </table:table-cell>
          <table:table-cell table:style-name="ce10" office:value-type="float" office:value="6850" calcext:value-type="float">
            <text:p>6850</text:p>
          </table:table-cell>
          <table:table-cell table:style-name="ce15" office:value-type="float" office:value="6880" calcext:value-type="float">
            <text:p>6880</text:p>
          </table:table-cell>
          <table:table-cell table:style-name="ce10" table:formula="of:=[.I24]/[.E24]" office:value-type="float" office:value="5.6003256003256" calcext:value-type="float">
            <text:p>5.6</text:p>
          </table:table-cell>
          <table:table-cell table:style-name="ce18"/>
          <table:table-cell/>
          <table:table-cell table:style-name="ce9" office:value-type="float" office:value="0.56316" calcext:value-type="float">
            <text:p>0.563</text:p>
          </table:table-cell>
          <table:table-cell table:style-name="ce25" office:value-type="float" office:value="982.75" calcext:value-type="float">
            <text:p>982.75</text:p>
          </table:table-cell>
          <table:table-cell table:number-columns-repeated="2"/>
          <table:table-cell table:style-name="ce9" table:formula="of:=[.$P$3]*[.I24]" office:value-type="float" office:value="6880" calcext:value-type="float">
            <text:p>6880</text:p>
          </table:table-cell>
          <table:table-cell table:formula="of:=([.Q24]-[.E24])^2" office:value-type="float" office:value="31939452.25" calcext:value-type="float">
            <text:p>31939452.25</text:p>
          </table:table-cell>
          <table:table-cell table:style-name="ce29"/>
          <table:table-cell table:style-name="ce10" table:formula="of:=[.$P$21]*[.I24]" office:value-type="float" office:value="1032" calcext:value-type="float">
            <text:p>1032</text:p>
          </table:table-cell>
          <table:table-cell table:formula="of:=([.T24]-[.E24])^2" office:value-type="float" office:value="38612.25" calcext:value-type="float">
            <text:p>38612.25</text:p>
          </table:table-cell>
          <table:table-cell/>
          <table:table-cell table:formula="of:=[.Q24]/[.E24]" office:value-type="float" office:value="5.6003256003256" calcext:value-type="float">
            <text:p>5.6</text:p>
          </table:table-cell>
          <table:table-cell table:formula="of:=[.T24]/[.E24]" office:value-type="float" office:value="0.84004884004884" calcext:value-type="float">
            <text:p>0.84</text:p>
          </table:table-cell>
          <table:table-cell table:number-columns-repeated="2"/>
          <table:table-cell table:style-name="ce38" table:formula="of:=[.I24]*([.$Z$3]+[.$Z$4]*SIN(RADIANS([.$B$20]))^[.$Z$5])" office:value-type="float" office:value="1609.96235150039" calcext:value-type="float">
            <text:p>1610</text:p>
          </table:table-cell>
          <table:table-cell table:formula="of:=([.AA24]-[.E24])^2/([.AA24]+[.E24])^2" office:value-type="float" office:value="0.0180608042982214" calcext:value-type="float">
            <text:p>0.018</text:p>
          </table:table-cell>
          <table:table-cell table:formula="of:=IF([.F24]&gt;=0.5;[.AA24]/[.E24];&quot;&quot;)" office:value-type="float" office:value="1.31051066463198" calcext:value-type="float">
            <text:p>1.311</text:p>
          </table:table-cell>
          <table:table-cell table:formula="of:=1/[.AC24]" office:value-type="float" office:value="0.763061321809861" calcext:value-type="float">
            <text:p>0.763</text:p>
          </table:table-cell>
          <table:table-cell table:number-columns-repeated="2"/>
          <table:table-cell office:value-type="float" office:value="1.15" calcext:value-type="float">
            <text:p>1.15</text:p>
          </table:table-cell>
          <table:table-cell table:formula="of:=IF([.$AH$32]=&quot;+&quot;;[.$AT$7];[.$AV$3])*EXP(IF([.$AH$32]=&quot;+&quot;;[.$AT$8];[.$AV$4])*[.AG24])" office:value-type="float" office:value="0.624799577076132" calcext:value-type="float">
            <text:p>0.625</text:p>
          </table:table-cell>
          <table:table-cell table:formula="of:=[.AH24]*[$C_13deg.$O$44]" office:value-type="float" office:value="0.0346480960101616" calcext:value-type="float">
            <text:p>0.035</text:p>
          </table:table-cell>
          <table:table-cell office:value-type="float" office:value="0.023095927227259" calcext:value-type="float">
            <text:p>0.023</text:p>
          </table:table-cell>
          <table:table-cell office:value-type="float" office:value="0.0268474688469384" calcext:value-type="float">
            <text:p>0.027</text:p>
          </table:table-cell>
          <table:table-cell office:value-type="float" office:value="0.416482497610849" calcext:value-type="float">
            <text:p>0.416</text:p>
          </table:table-cell>
          <table:table-cell office:value-type="float" office:value="0.624799577076132" calcext:value-type="float">
            <text:p>0.625</text:p>
          </table:table-cell>
          <table:table-cell table:formula="of:=[.AG24]/SIN(RADIANS(40))" office:value-type="float" office:value="1.78908240088947" calcext:value-type="float">
            <text:p>1.789</text:p>
          </table:table-cell>
          <table:table-cell table:formula="of:=[.AG24]/SIN(RADIANS(13))" office:value-type="float" office:value="5.11222320497367" calcext:value-type="float">
            <text:p>5.112</text:p>
          </table:table-cell>
          <table:table-cell table:formula="of:=SQRT([.AO24]^2+0.139^2)/[.AO24]" office:value-type="float" office:value="1.00036957258356" calcext:value-type="float">
            <text:p>1</text:p>
          </table:table-cell>
          <table:table-cell table:formula="of:=[.AH24]*[.AN24]/[.AP24]*[.$AQ$29]" office:value-type="float" office:value="0.0614572730854623" calcext:value-type="float">
            <text:p>0.061</text:p>
          </table:table-cell>
          <table:table-cell table:number-columns-repeated="5"/>
          <table:table-cell office:value-type="float" office:value="1587.0673" calcext:value-type="float">
            <text:p>1587.067</text:p>
          </table:table-cell>
          <table:table-cell office:value-type="float" office:value="0.0162185" calcext:value-type="float">
            <text:p>0.016</text:p>
          </table:table-cell>
          <table:table-cell table:formula="of:=[.AW24]/[.E24]" office:value-type="float" office:value="1.29187407407407" calcext:value-type="float">
            <text:p>1.292</text:p>
          </table:table-cell>
          <table:table-cell table:formula="of:=IF(AND([.AY24]&lt;1+[.$AY$45];[.AY24]&gt;1-[.$AY$45]);1;&quot;&quot;)" office:value-type="float" office:value="1" calcext:value-type="float">
            <text:p>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44" office:value-type="float" office:value="0.71579" calcext:value-type="float">
            <text:p>7.16E-001</text:p>
          </table:table-cell>
          <table:table-cell table:style-name="ce44" office:value-type="float" office:value="127.58" calcext:value-type="float">
            <text:p>1.28E+002</text:p>
          </table:table-cell>
          <table:table-cell table:formula="of:=[.BI24]/[.N7]" office:value-type="float" office:value="1.02375220670839" calcext:value-type="float">
            <text:p>1.024</text:p>
          </table:table-cell>
          <table:table-cell table:number-columns-repeated="962"/>
        </table:table-row>
        <table:table-row table:style-name="ro3">
          <table:table-cell table:number-columns-repeated="2"/>
          <table:table-cell table:style-name="ce5" office:value-type="float" office:value="0.712" calcext:value-type="float">
            <text:p>0.712</text:p>
          </table:table-cell>
          <table:table-cell table:style-name="ce9" office:value-type="float" office:value="0.70455" calcext:value-type="float">
            <text:p>0.705</text:p>
          </table:table-cell>
          <table:table-cell table:style-name="ce12" office:value-type="float" office:value="949.85" calcext:value-type="float">
            <text:p>949.85</text:p>
          </table:table-cell>
          <table:table-cell table:style-name="ce10" table:formula="of:=SQRT(([.C25]+0.139)^2-0.139^2)" office:value-type="float" office:value="0.839571319186167" calcext:value-type="float">
            <text:p>0.84</text:p>
          </table:table-cell>
          <table:table-cell table:style-name="ce10" table:formula="of:=[.F25]*SIN(RADIANS([.$B$20]))" office:value-type="float" office:value="0.287150302920173" calcext:value-type="float">
            <text:p>0.287</text:p>
          </table:table-cell>
          <table:table-cell table:style-name="ce10"/>
          <table:table-cell table:style-name="ce15" office:value-type="float" office:value="3840" calcext:value-type="float">
            <text:p>3840</text:p>
          </table:table-cell>
          <table:table-cell table:style-name="ce10" table:formula="of:=[.I25]/[.E25]" office:value-type="float" office:value="4.04274359109333" calcext:value-type="float">
            <text:p>4.043</text:p>
          </table:table-cell>
          <table:table-cell table:style-name="ce18"/>
          <table:table-cell/>
          <table:table-cell table:style-name="ce9" office:value-type="float" office:value="0.71316" calcext:value-type="float">
            <text:p>0.713</text:p>
          </table:table-cell>
          <table:table-cell table:style-name="ce25" office:value-type="float" office:value="743.94" calcext:value-type="float">
            <text:p>743.94</text:p>
          </table:table-cell>
          <table:table-cell table:number-columns-repeated="2"/>
          <table:table-cell table:style-name="ce9" table:formula="of:=[.$P$3]*[.I25]" office:value-type="float" office:value="3840" calcext:value-type="float">
            <text:p>3840</text:p>
          </table:table-cell>
          <table:table-cell table:formula="of:=([.Q25]-[.E25])^2" office:value-type="float" office:value="8352967.0225" calcext:value-type="float">
            <text:p>8352967.023</text:p>
          </table:table-cell>
          <table:table-cell table:style-name="ce29"/>
          <table:table-cell table:style-name="ce10" table:formula="of:=[.$P$21]*[.I25]" office:value-type="float" office:value="576" calcext:value-type="float">
            <text:p>576</text:p>
          </table:table-cell>
          <table:table-cell table:formula="of:=([.T25]-[.E25])^2" office:value-type="float" office:value="139763.8225" calcext:value-type="float">
            <text:p>139763.823</text:p>
          </table:table-cell>
          <table:table-cell/>
          <table:table-cell table:formula="of:=[.Q25]/[.E25]" office:value-type="float" office:value="4.04274359109333" calcext:value-type="float">
            <text:p>4.043</text:p>
          </table:table-cell>
          <table:table-cell table:formula="of:=[.T25]/[.E25]" office:value-type="float" office:value="0.606411538664" calcext:value-type="float">
            <text:p>0.606</text:p>
          </table:table-cell>
          <table:table-cell table:number-columns-repeated="2"/>
          <table:table-cell table:style-name="ce38" table:formula="of:=[.I25]*([.$Z$3]+[.$Z$4]*SIN(RADIANS([.$B$20]))^[.$Z$5])" office:value-type="float" office:value="898.583638046731" calcext:value-type="float">
            <text:p>899</text:p>
          </table:table-cell>
          <table:table-cell table:formula="of:=([.AA25]-[.E25])^2/([.AA25]+[.E25])^2" office:value-type="float" office:value="0.000769231875567753" calcext:value-type="float">
            <text:p>0.001</text:p>
          </table:table-cell>
          <table:table-cell table:formula="of:=IF([.F25]&gt;=0.5;[.AA25]/[.E25];&quot;&quot;)" office:value-type="float" office:value="0.946026886399675" calcext:value-type="float">
            <text:p>0.946</text:p>
          </table:table-cell>
          <table:table-cell table:formula="of:=1/[.AC25]" office:value-type="float" office:value="1.05705240979538" calcext:value-type="float">
            <text:p>1.05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formula="of:=IF([.$AH$32]=&quot;+&quot;;[.$AT$7];[.$AV$3])*EXP(IF([.$AH$32]=&quot;+&quot;;[.$AT$8];[.$AV$4])*[.AG25])" office:value-type="float" office:value="0.406701264317281" calcext:value-type="float">
            <text:p>0.407</text:p>
          </table:table-cell>
          <table:table-cell table:formula="of:=[.AH25]*[$C_13deg.$O$44]" office:value-type="float" office:value="0.0225535115107835" calcext:value-type="float">
            <text:p>0.023</text:p>
          </table:table-cell>
          <table:table-cell office:value-type="float" office:value="0.0148894951598183" calcext:value-type="float">
            <text:p>0.015</text:p>
          </table:table-cell>
          <table:table-cell office:value-type="float" office:value="0.0174758433334185" calcext:value-type="float">
            <text:p>0.017</text:p>
          </table:table-cell>
          <table:table-cell office:value-type="float" office:value="0.268498167287554" calcext:value-type="float">
            <text:p>0.268</text:p>
          </table:table-cell>
          <table:table-cell office:value-type="float" office:value="0.406701264317281" calcext:value-type="float">
            <text:p>0.407</text:p>
          </table:table-cell>
          <table:table-cell table:formula="of:=[.AG25]/SIN(RADIANS(40))" office:value-type="float" office:value="1.8668685922325" calcext:value-type="float">
            <text:p>1.867</text:p>
          </table:table-cell>
          <table:table-cell table:formula="of:=[.AG25]/SIN(RADIANS(13))" office:value-type="float" office:value="5.33449377910296" calcext:value-type="float">
            <text:p>5.334</text:p>
          </table:table-cell>
          <table:table-cell table:formula="of:=SQRT([.AO25]^2+0.139^2)/[.AO25]" office:value-type="float" office:value="1.00033942160334" calcext:value-type="float">
            <text:p>1</text:p>
          </table:table-cell>
          <table:table-cell table:formula="of:=[.AH25]*[.AN25]/[.AP25]*[.$AQ$29]" office:value-type="float" office:value="0.0417450107641499" calcext:value-type="float">
            <text:p>0.042</text:p>
          </table:table-cell>
          <table:table-cell/>
          <table:table-cell office:value-type="string" calcext:value-type="string">
            <text:p>pi0 20-60</text:p>
          </table:table-cell>
          <table:table-cell office:value-type="float" office:value="11148.909" calcext:value-type="float">
            <text:p>11148.909</text:p>
          </table:table-cell>
          <table:table-cell table:number-columns-repeated="2"/>
          <table:table-cell office:value-type="float" office:value="1033.0709" calcext:value-type="float">
            <text:p>1033.071</text:p>
          </table:table-cell>
          <table:table-cell office:value-type="float" office:value="0.0017614" calcext:value-type="float">
            <text:p>0.002</text:p>
          </table:table-cell>
          <table:table-cell table:formula="of:=[.AW25]/[.E25]" office:value-type="float" office:value="1.08761478128125" calcext:value-type="float">
            <text:p>1.088</text:p>
          </table:table-cell>
          <table:table-cell table:formula="of:=IF(AND([.AY25]&lt;1+[.$AY$45];[.AY25]&gt;1-[.$AY$45]);1;&quot;&quot;)" office:value-type="float" office:value="1" calcext:value-type="float">
            <text:p>1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style-name="ce44" office:value-type="float" office:value="0.85263" calcext:value-type="float">
            <text:p>8.53E-001</text:p>
          </table:table-cell>
          <table:table-cell table:style-name="ce44" office:value-type="float" office:value="55.344" calcext:value-type="float">
            <text:p>5.53E+001</text:p>
          </table:table-cell>
          <table:table-cell table:formula="of:=[.BI25]/[.N8]" office:value-type="float" office:value="1.00097666847531" calcext:value-type="float">
            <text:p>1.001</text:p>
          </table:table-cell>
          <table:table-cell table:number-columns-repeated="962"/>
        </table:table-row>
        <table:table-row table:style-name="ro3">
          <table:table-cell table:number-columns-repeated="2"/>
          <table:table-cell table:style-name="ce5" office:value-type="float" office:value="0.851" calcext:value-type="float">
            <text:p>0.851</text:p>
          </table:table-cell>
          <table:table-cell table:style-name="ce9" office:value-type="float" office:value="0.84659" calcext:value-type="float">
            <text:p>0.847</text:p>
          </table:table-cell>
          <table:table-cell table:style-name="ce12" office:value-type="float" office:value="629.34" calcext:value-type="float">
            <text:p>629.34</text:p>
          </table:table-cell>
          <table:table-cell table:style-name="ce10" table:formula="of:=SQRT(([.C26]+0.139)^2-0.139^2)" office:value-type="float" office:value="0.980193348273696" calcext:value-type="float">
            <text:p>0.98</text:p>
          </table:table-cell>
          <table:table-cell table:style-name="ce10" table:formula="of:=[.F26]*SIN(RADIANS([.$B$20]))" office:value-type="float" office:value="0.335245869463437" calcext:value-type="float">
            <text:p>0.335</text:p>
          </table:table-cell>
          <table:table-cell table:style-name="ce10"/>
          <table:table-cell table:style-name="ce15" office:value-type="float" office:value="2230" calcext:value-type="float">
            <text:p>2230</text:p>
          </table:table-cell>
          <table:table-cell table:style-name="ce10" table:formula="of:=[.I26]/[.E26]" office:value-type="float" office:value="3.54339466742937" calcext:value-type="float">
            <text:p>3.543</text:p>
          </table:table-cell>
          <table:table-cell table:style-name="ce18"/>
          <table:table-cell/>
          <table:table-cell table:style-name="ce9" office:value-type="float" office:value="0.85" calcext:value-type="float">
            <text:p>0.85</text:p>
          </table:table-cell>
          <table:table-cell table:style-name="ce25" office:value-type="float" office:value="436.31" calcext:value-type="float">
            <text:p>436.31</text:p>
          </table:table-cell>
          <table:table-cell table:number-columns-repeated="2"/>
          <table:table-cell table:style-name="ce9" table:formula="of:=[.$P$3]*[.I26]" office:value-type="float" office:value="2230" calcext:value-type="float">
            <text:p>2230</text:p>
          </table:table-cell>
          <table:table-cell table:formula="of:=([.Q26]-[.E26])^2" office:value-type="float" office:value="2562112.4356" calcext:value-type="float">
            <text:p>2562112.436</text:p>
          </table:table-cell>
          <table:table-cell table:style-name="ce29"/>
          <table:table-cell table:style-name="ce10" table:formula="of:=[.$P$21]*[.I26]" office:value-type="float" office:value="334.5" calcext:value-type="float">
            <text:p>334.5</text:p>
          </table:table-cell>
          <table:table-cell table:formula="of:=([.T26]-[.E26])^2" office:value-type="float" office:value="86930.6256" calcext:value-type="float">
            <text:p>86930.626</text:p>
          </table:table-cell>
          <table:table-cell/>
          <table:table-cell table:formula="of:=[.Q26]/[.E26]" office:value-type="float" office:value="3.54339466742937" calcext:value-type="float">
            <text:p>3.543</text:p>
          </table:table-cell>
          <table:table-cell table:formula="of:=[.T26]/[.E26]" office:value-type="float" office:value="0.531509200114405" calcext:value-type="float">
            <text:p>0.532</text:p>
          </table:table-cell>
          <table:table-cell table:number-columns-repeated="2"/>
          <table:table-cell table:style-name="ce38" table:formula="of:=[.I26]*([.$Z$3]+[.$Z$4]*SIN(RADIANS([.$B$20]))^[.$Z$5])" office:value-type="float" office:value="521.833727303179" calcext:value-type="float">
            <text:p>522</text:p>
          </table:table-cell>
          <table:table-cell table:formula="of:=([.AA26]-[.E26])^2/([.AA26]+[.E26])^2" office:value-type="float" office:value="0.00872139328407972" calcext:value-type="float">
            <text:p>0.009</text:p>
          </table:table-cell>
          <table:table-cell table:formula="of:=IF([.F26]&gt;=0.5;[.AA26]/[.E26];&quot;&quot;)" office:value-type="float" office:value="0.829176164399496" calcext:value-type="float">
            <text:p>0.829</text:p>
          </table:table-cell>
          <table:table-cell table:formula="of:=1/[.AC26]" office:value-type="float" office:value="1.20601633637674" calcext:value-type="float">
            <text:p>1.206</text:p>
          </table:table-cell>
          <table:table-cell table:number-columns-repeated="14"/>
          <table:table-cell office:value-type="string" calcext:value-type="string">
            <text:p>a</text:p>
          </table:table-cell>
          <table:table-cell office:value-type="float" office:value="-8.672286" calcext:value-type="float">
            <text:p>-8.672</text:p>
          </table:table-cell>
          <table:table-cell table:number-columns-repeated="2"/>
          <table:table-cell office:value-type="float" office:value="684.10619" calcext:value-type="float">
            <text:p>684.106</text:p>
          </table:table-cell>
          <table:table-cell office:value-type="float" office:value="0.0017386" calcext:value-type="float">
            <text:p>0.002</text:p>
          </table:table-cell>
          <table:table-cell table:formula="of:=[.AW26]/[.E26]" office:value-type="float" office:value="1.08702162583023" calcext:value-type="float">
            <text:p>1.087</text:p>
          </table:table-cell>
          <table:table-cell table:formula="of:=IF(AND([.AY26]&lt;1+[.$AY$45];[.AY26]&gt;1-[.$AY$45]);1;&quot;&quot;)" office:value-type="float" office:value="1" calcext:value-type="float">
            <text:p>1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1.0053" calcext:value-type="float">
            <text:p>1.005</text:p>
          </table:table-cell>
          <table:table-cell table:style-name="ce44" office:value-type="float" office:value="22.919" calcext:value-type="float">
            <text:p>2.29E+001</text:p>
          </table:table-cell>
          <table:table-cell table:formula="of:=[.BI26]/[.N9]" office:value-type="float" office:value="1.03420423266098" calcext:value-type="float">
            <text:p>1.034</text:p>
          </table:table-cell>
          <table:table-cell table:number-columns-repeated="962"/>
        </table:table-row>
        <table:table-row table:style-name="ro3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9" office:value-type="float" office:value="0.99432" calcext:value-type="float">
            <text:p>0.994</text:p>
          </table:table-cell>
          <table:table-cell table:style-name="ce12" office:value-type="float" office:value="416.98" calcext:value-type="float">
            <text:p>416.98</text:p>
          </table:table-cell>
          <table:table-cell table:style-name="ce10" table:formula="of:=SQRT(([.C27]+0.139)^2-0.139^2)" office:value-type="float" office:value="1.13048662088501" calcext:value-type="float">
            <text:p>1.13</text:p>
          </table:table-cell>
          <table:table-cell table:style-name="ce10" table:formula="of:=[.F27]*SIN(RADIANS([.$B$20]))" office:value-type="float" office:value="0.386649196102841" calcext:value-type="float">
            <text:p>0.387</text:p>
          </table:table-cell>
          <table:table-cell table:style-name="ce10"/>
          <table:table-cell table:style-name="ce15" office:value-type="float" office:value="1260" calcext:value-type="float">
            <text:p>1260</text:p>
          </table:table-cell>
          <table:table-cell table:style-name="ce10" table:formula="of:=[.I27]/[.E27]" office:value-type="float" office:value="3.02172766079908" calcext:value-type="float">
            <text:p>3.022</text:p>
          </table:table-cell>
          <table:table-cell table:style-name="ce18"/>
          <table:table-cell/>
          <table:table-cell table:style-name="ce9" office:value-type="float" office:value="1" calcext:value-type="float">
            <text:p>1</text:p>
          </table:table-cell>
          <table:table-cell table:style-name="ce25" office:value-type="float" office:value="280.78" calcext:value-type="float">
            <text:p>280.78</text:p>
          </table:table-cell>
          <table:table-cell table:number-columns-repeated="2"/>
          <table:table-cell table:style-name="ce9" table:formula="of:=[.$P$3]*[.I27]" office:value-type="float" office:value="1260" calcext:value-type="float">
            <text:p>1260</text:p>
          </table:table-cell>
          <table:table-cell table:formula="of:=([.Q27]-[.E27])^2" office:value-type="float" office:value="710682.7204" calcext:value-type="float">
            <text:p>710682.72</text:p>
          </table:table-cell>
          <table:table-cell table:style-name="ce29"/>
          <table:table-cell table:style-name="ce10" table:formula="of:=[.$P$21]*[.I27]" office:value-type="float" office:value="189" calcext:value-type="float">
            <text:p>189</text:p>
          </table:table-cell>
          <table:table-cell table:formula="of:=([.T27]-[.E27])^2" office:value-type="float" office:value="51974.8804" calcext:value-type="float">
            <text:p>51974.88</text:p>
          </table:table-cell>
          <table:table-cell/>
          <table:table-cell table:formula="of:=[.Q27]/[.E27]" office:value-type="float" office:value="3.02172766079908" calcext:value-type="float">
            <text:p>3.022</text:p>
          </table:table-cell>
          <table:table-cell table:formula="of:=[.T27]/[.E27]" office:value-type="float" office:value="0.453259149119862" calcext:value-type="float">
            <text:p>0.453</text:p>
          </table:table-cell>
          <table:table-cell table:number-columns-repeated="2"/>
          <table:table-cell table:style-name="ce38" table:formula="of:=[.I27]*([.$Z$3]+[.$Z$4]*SIN(RADIANS([.$B$20]))^[.$Z$5])" office:value-type="float" office:value="294.847756234083" calcext:value-type="float">
            <text:p>295</text:p>
          </table:table-cell>
          <table:table-cell table:formula="of:=([.AA27]-[.E27])^2/([.AA27]+[.E27])^2" office:value-type="float" office:value="0.0294381717608215" calcext:value-type="float">
            <text:p>0.029</text:p>
          </table:table-cell>
          <table:table-cell table:formula="of:=IF([.F27]&gt;=0.5;[.AA27]/[.E27];&quot;&quot;)" office:value-type="float" office:value="0.707102873600851" calcext:value-type="float">
            <text:p>0.707</text:p>
          </table:table-cell>
          <table:table-cell table:formula="of:=1/[.AC27]" office:value-type="float" office:value="1.41422137758768" calcext:value-type="float">
            <text:p>1.414</text:p>
          </table:table-cell>
          <table:table-cell table:number-columns-repeated="2"/>
          <table:table-cell office:value-type="string" calcext:value-type="string">
            <text:p>units</text:p>
          </table:table-cell>
          <table:table-cell office:value-type="string" calcext:value-type="string">
            <text:p>[ub/(sr (GeV/c)^2) c/Q]</text:p>
          </table:table-cell>
          <table:table-cell table:number-columns-repeated="10"/>
          <table:table-cell office:value-type="string" calcext:value-type="string">
            <text:p>c</text:p>
          </table:table-cell>
          <table:table-cell office:value-type="float" office:value="0.4499942" calcext:value-type="float">
            <text:p>0.45</text:p>
          </table:table-cell>
          <table:table-cell table:number-columns-repeated="2"/>
          <table:table-cell office:value-type="float" office:value="437.72334" calcext:value-type="float">
            <text:p>437.723</text:p>
          </table:table-cell>
          <table:table-cell office:value-type="float" office:value="0.000589" calcext:value-type="float">
            <text:p>0.001</text:p>
          </table:table-cell>
          <table:table-cell table:formula="of:=[.AW27]/[.E27]" office:value-type="float" office:value="1.04974660655187" calcext:value-type="float">
            <text:p>1.05</text:p>
          </table:table-cell>
          <table:table-cell table:formula="of:=IF(AND([.AY27]&lt;1+[.$AY$45];[.AY27]&gt;1-[.$AY$45]);1;&quot;&quot;)" office:value-type="float" office:value="1" calcext:value-type="float">
            <text:p>1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.1211" calcext:value-type="float">
            <text:p>1.121</text:p>
          </table:table-cell>
          <table:table-cell office:value-type="float" office:value="9.7142" calcext:value-type="float">
            <text:p>9.714</text:p>
          </table:table-cell>
          <table:table-cell table:style-name="ce46" table:formula="of:=[.BI27]/[.N10]" office:value-type="float" office:value="0.988008665493638" calcext:value-type="float">
            <text:p>0.988</text:p>
          </table:table-cell>
          <table:table-cell table:number-columns-repeated="962"/>
        </table:table-row>
        <table:table-row table:style-name="ro3">
          <table:table-cell table:formula="of:=[.B28]/[.L28]" office:value-type="float" office:value="1.16472662851168" calcext:value-type="float">
            <text:p>1.165</text:p>
          </table:table-cell>
          <table:table-cell table:formula="of:=AVERAGE([.E21:.E28])" office:value-type="float" office:value="1247.50375" calcext:value-type="float">
            <text:p>1247.504</text:p>
          </table:table-cell>
          <table:table-cell table:style-name="ce5" office:value-type="float" office:value="1.12" calcext:value-type="float">
            <text:p>1.12</text:p>
          </table:table-cell>
          <table:table-cell table:style-name="ce9" office:value-type="float" office:value="1.1136" calcext:value-type="float">
            <text:p>1.114</text:p>
          </table:table-cell>
          <table:table-cell table:style-name="ce12" office:value-type="float" office:value="290.86" calcext:value-type="float">
            <text:p>290.86</text:p>
          </table:table-cell>
          <table:table-cell table:style-name="ce10" table:formula="of:=SQRT(([.C28]+0.139)^2-0.139^2)" office:value-type="float" office:value="1.25130332054223" calcext:value-type="float">
            <text:p>1.251</text:p>
          </table:table-cell>
          <table:table-cell table:style-name="ce10" table:formula="of:=[.F28]*SIN(RADIANS([.$B$20]))" office:value-type="float" office:value="0.427970941035737" calcext:value-type="float">
            <text:p>0.428</text:p>
          </table:table-cell>
          <table:table-cell table:style-name="ce10"/>
          <table:table-cell table:style-name="ce15" office:value-type="float" office:value="801" calcext:value-type="float">
            <text:p>801</text:p>
          </table:table-cell>
          <table:table-cell table:style-name="ce10" table:formula="of:=[.I28]/[.E28]" office:value-type="float" office:value="2.75390222099979" calcext:value-type="float">
            <text:p>2.754</text:p>
          </table:table-cell>
          <table:table-cell table:style-name="ce18"/>
          <table:table-cell table:formula="of:=AVERAGE([.N21:.N28])" office:value-type="float" office:value="1071.07" calcext:value-type="float">
            <text:p>1071.07</text:p>
          </table:table-cell>
          <table:table-cell table:style-name="ce9" office:value-type="float" office:value="1.1237" calcext:value-type="float">
            <text:p>1.124</text:p>
          </table:table-cell>
          <table:table-cell table:style-name="ce12" office:value-type="float" office:value="150.08" calcext:value-type="float">
            <text:p>150.08</text:p>
          </table:table-cell>
          <table:table-cell table:number-columns-repeated="2"/>
          <table:table-cell table:style-name="ce9" table:formula="of:=[.$P$3]*[.I28]" office:value-type="float" office:value="801" calcext:value-type="float">
            <text:p>801</text:p>
          </table:table-cell>
          <table:table-cell table:formula="of:=([.Q28]-[.E28])^2" office:value-type="float" office:value="260242.8196" calcext:value-type="float">
            <text:p>260242.82</text:p>
          </table:table-cell>
          <table:table-cell table:style-name="ce29"/>
          <table:table-cell table:style-name="ce10" table:formula="of:=[.$P$21]*[.I28]" office:value-type="float" office:value="120.15" calcext:value-type="float">
            <text:p>120.15</text:p>
          </table:table-cell>
          <table:table-cell table:formula="of:=([.T28]-[.E28])^2" office:value-type="float" office:value="29141.9041" calcext:value-type="float">
            <text:p>29141.904</text:p>
          </table:table-cell>
          <table:table-cell/>
          <table:table-cell table:formula="of:=[.Q28]/[.E28]" office:value-type="float" office:value="2.75390222099979" calcext:value-type="float">
            <text:p>2.754</text:p>
          </table:table-cell>
          <table:table-cell table:formula="of:=[.T28]/[.E28]" office:value-type="float" office:value="0.413085333149969" calcext:value-type="float">
            <text:p>0.413</text:p>
          </table:table-cell>
          <table:table-cell office:value-type="string" calcext:value-type="string">
            <text:p>a+b*theta^2</text:p>
          </table:table-cell>
          <table:table-cell table:formula="of:=[.$Z$3]+[.$Z$4]*RADIANS([.B20])^2" office:value-type="float" office:value="0.0619218842645658" calcext:value-type="float">
            <text:p>0.062</text:p>
          </table:table-cell>
          <table:table-cell table:style-name="ce38" table:formula="of:=[.I28]*([.$Z$3]+[.$Z$4]*SIN(RADIANS([.$B$20]))^[.$Z$5])" office:value-type="float" office:value="187.43893074881" calcext:value-type="float">
            <text:p>187</text:p>
          </table:table-cell>
          <table:table-cell table:formula="of:=([.AA28]-[.E28])^2/([.AA28]+[.E28])^2" office:value-type="float" office:value="0.0467540489403322" calcext:value-type="float">
            <text:p>0.047</text:p>
          </table:table-cell>
          <table:table-cell table:formula="of:=IF([.F28]&gt;=0.5;[.AA28]/[.E28];&quot;&quot;)" office:value-type="float" office:value="0.644430072023688" calcext:value-type="float">
            <text:p>0.644</text:p>
          </table:table-cell>
          <table:table-cell table:formula="of:=1/[.AC28]" office:value-type="float" office:value="1.55175874530455" calcext:value-type="float">
            <text:p>1.552</text:p>
          </table:table-cell>
          <table:table-cell table:number-columns-repeated="14"/>
          <table:table-cell office:value-type="string" calcext:value-type="string">
            <text:p>chi^2</text:p>
          </table:table-cell>
          <table:table-cell table:number-columns-repeated="3"/>
          <table:table-cell office:value-type="float" office:value="307.82099" calcext:value-type="float">
            <text:p>307.821</text:p>
          </table:table-cell>
          <table:table-cell office:value-type="float" office:value="0.0008026" calcext:value-type="float">
            <text:p>0.001</text:p>
          </table:table-cell>
          <table:table-cell table:formula="of:=[.AW28]/[.E28]" office:value-type="float" office:value="1.05831324348484" calcext:value-type="float">
            <text:p>1.058</text:p>
          </table:table-cell>
          <table:table-cell table:formula="of:=IF(AND([.AY28]&lt;1+[.$AY$45];[.AY28]&gt;1-[.$AY$45]);1;&quot;&quot;)" office:value-type="float" office:value="1" calcext:value-type="float">
            <text:p>1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style-name="ce44" office:value-type="float" office:value="0.094737" calcext:value-type="float">
            <text:p>9.47E-002</text:p>
          </table:table-cell>
          <table:table-cell table:style-name="ce44" office:value-type="float" office:value="1971.1" calcext:value-type="float">
            <text:p>1.97E+003</text:p>
          </table:table-cell>
          <table:table-cell table:formula="of:=AVERAGE([.BJ20:.BJ27])" office:value-type="float" office:value="1.03509171260376" calcext:value-type="float">
            <text:p>1.035</text:p>
          </table:table-cell>
          <table:table-cell table:number-columns-repeated="962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table:style-name="ce6"/>
          <table:table-cell/>
          <table:table-cell table:style-name="ce6"/>
          <table:table-cell table:number-columns-repeated="7"/>
          <table:table-cell table:style-name="ce9"/>
          <table:table-cell table:style-name="ce12"/>
          <table:table-cell table:number-columns-repeated="4"/>
          <table:table-cell table:style-name="ce29" table:formula="of:=SUMIF([.F21:.F28];[.$P$30];[.R21:.R28])" office:value-type="float" office:value="191345914.8881" calcext:value-type="float">
            <text:p>1.91E+08</text:p>
          </table:table-cell>
          <table:table-cell/>
          <table:table-cell office:value-type="string" calcext:value-type="string">
            <text:p>20°</text:p>
          </table:table-cell>
          <table:table-cell table:style-name="ce29" table:formula="of:=SUMIF([.F21:.F28];[.$P$30];[.U21:.U28])" office:value-type="float" office:value="406841.1226" calcext:value-type="float">
            <text:p>4.07E+05</text:p>
          </table:table-cell>
          <table:table-cell table:style-name="ce29" table:number-columns-repeated="2"/>
          <table:table-cell table:style-name="ce33"/>
          <table:table-cell table:number-columns-repeated="14"/>
          <table:table-cell office:value-type="string" calcext:value-type="string">
            <text:p>(see Papyrus notes 4/10/14)</text:p>
          </table:table-cell>
          <table:table-cell/>
          <table:table-cell office:value-type="string" calcext:value-type="string">
            <text:p>Equivalent Q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20-90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table:style-name="ce44" office:value-type="float" office:value="0.23684" calcext:value-type="float">
            <text:p>2.37E-001</text:p>
          </table:table-cell>
          <table:table-cell table:style-name="ce44" office:value-type="float" office:value="294.11" calcext:value-type="float">
            <text:p>2.94E+002</text:p>
          </table:table-cell>
          <table:table-cell table:number-columns-repeated="963"/>
        </table:table-row>
        <table:table-row table:style-name="ro3">
          <table:table-cell/>
          <table:table-cell office:value-type="string" calcext:value-type="string">
            <text:p>pi+ 90°</text:p>
          </table:table-cell>
          <table:table-cell table:style-name="ce5" office:value-type="float" office:value="0.094" calcext:value-type="float">
            <text:p>0.094</text:p>
          </table:table-cell>
          <table:table-cell table:style-name="ce9" office:value-type="float" office:value="0.095775" calcext:value-type="float">
            <text:p>0.096</text:p>
          </table:table-cell>
          <table:table-cell table:style-name="ce12" office:value-type="float" office:value="2861" calcext:value-type="float">
            <text:p>2861</text:p>
          </table:table-cell>
          <table:table-cell table:style-name="ce10" table:formula="of:=SQRT(([.C30]+0.139)^2-0.139^2)" office:value-type="float" office:value="0.186997326184093" calcext:value-type="float">
            <text:p>0.187</text:p>
          </table:table-cell>
          <table:table-cell table:style-name="ce10" table:formula="of:=[.F30]*SIN(RADIANS([.$B$29]))" office:value-type="float" office:value="0.186997326184093" calcext:value-type="float">
            <text:p>0.187</text:p>
          </table:table-cell>
          <table:table-cell table:number-columns-repeated="4"/>
          <table:table-cell office:value-type="string" calcext:value-type="string">
            <text:p>pi- 90°</text:p>
          </table:table-cell>
          <table:table-cell table:style-name="ce9" office:value-type="float" office:value="0.094737" calcext:value-type="float">
            <text:p>0.095</text:p>
          </table:table-cell>
          <table:table-cell table:style-name="ce12" office:value-type="float" office:value="1971.1" calcext:value-type="float">
            <text:p>1971.1</text:p>
          </table:table-cell>
          <table:table-cell/>
          <table:table-cell office:value-type="string" calcext:value-type="string">
            <text:p>&gt;=0.5</text:p>
          </table:table-cell>
          <table:table-cell/>
          <table:table-cell office:value-type="string" calcext:value-type="string">
            <text:p>all</text:p>
          </table:table-cell>
          <table:table-cell table:style-name="ce30" table:formula="of:=SUMIF([.F3:.F28];[.$P$30];[.R3:.R28])" office:value-type="float" office:value="201825335.063851" calcext:value-type="float">
            <text:p>2.02E+08</text:p>
          </table:table-cell>
          <table:table-cell table:number-columns-repeated="5"/>
          <table:table-cell table:style-name="ce34"/>
          <table:table-cell office:value-type="string" calcext:value-type="string">
            <text:p>exact</text:p>
          </table:table-cell>
          <table:table-cell/>
          <table:table-cell table:style-name="ce30" table:formula="of:=SUMIF([.F3:.F28];[.$P$30];[.AB3:.AB28])" office:value-type="float" office:value="1.58245999737565" calcext:value-type="float">
            <text:p>1.58E+00</text:p>
          </table:table-cell>
          <table:table-cell table:number-columns-repeated="5"/>
          <table:table-cell table:style-name="ce42"/>
          <table:table-cell table:number-columns-repeated="10"/>
          <table:table-cell office:value-type="string" calcext:value-type="string">
            <text:p>a</text:p>
          </table:table-cell>
          <table:table-cell office:value-type="float" office:value="11382.265" calcext:value-type="float">
            <text:p>11382.265</text:p>
          </table:table-cell>
          <table:table-cell table:number-columns-repeated="2"/>
          <table:table-cell office:value-type="float" office:value="2438.1507" calcext:value-type="float">
            <text:p>2438.151</text:p>
          </table:table-cell>
          <table:table-cell office:value-type="float" office:value="0.0063674" calcext:value-type="float">
            <text:p>0.006</text:p>
          </table:table-cell>
          <table:table-cell table:formula="of:=[.AW30]/[.E30]" office:value-type="float" office:value="0.852202271932891" calcext:value-type="float">
            <text:p>0.852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style-name="ce44" office:value-type="float" office:value="0.4" calcext:value-type="float">
            <text:p>4.00E-001</text:p>
          </table:table-cell>
          <table:table-cell table:style-name="ce44" office:value-type="float" office:value="42.879" calcext:value-type="float">
            <text:p>4.29E+001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239" calcext:value-type="float">
            <text:p>0.239</text:p>
          </table:table-cell>
          <table:table-cell table:style-name="ce9" office:value-type="float" office:value="0.24507" calcext:value-type="float">
            <text:p>0.245</text:p>
          </table:table-cell>
          <table:table-cell table:style-name="ce12" office:value-type="float" office:value="340.89" calcext:value-type="float">
            <text:p>340.89</text:p>
          </table:table-cell>
          <table:table-cell table:style-name="ce10" table:formula="of:=SQRT(([.C31]+0.139)^2-0.139^2)" office:value-type="float" office:value="0.351515291274789" calcext:value-type="float">
            <text:p>0.352</text:p>
          </table:table-cell>
          <table:table-cell table:style-name="ce10" table:formula="of:=[.F31]*SIN(RADIANS([.$B$29]))" office:value-type="float" office:value="0.351515291274789" calcext:value-type="float">
            <text:p>0.352</text:p>
          </table:table-cell>
          <table:table-cell table:number-columns-repeated="4"/>
          <table:table-cell table:style-name="ce9"/>
          <table:table-cell table:style-name="ce9" office:value-type="float" office:value="0.23684" calcext:value-type="float">
            <text:p>0.237</text:p>
          </table:table-cell>
          <table:table-cell table:style-name="ce12" office:value-type="float" office:value="294.11" calcext:value-type="float">
            <text:p>294.11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style-name="ce35" office:value-type="float" office:value="0.17204496037684" calcext:value-type="float">
            <text:p>0.17204</text:p>
          </table:table-cell>
          <table:table-cell table:number-columns-repeated="7"/>
          <table:table-cell table:style-name="ce42" office:value-type="string" calcext:value-type="string">
            <text:p>pi'+' or pi'-'?</text:p>
          </table:table-cell>
          <table:table-cell table:number-columns-repeated="10"/>
          <table:table-cell office:value-type="string" calcext:value-type="string">
            <text:p>c</text:p>
          </table:table-cell>
          <table:table-cell office:value-type="float" office:value="-8.93581" calcext:value-type="float">
            <text:p>-8.936</text:p>
          </table:table-cell>
          <table:table-cell table:number-columns-repeated="2"/>
          <table:table-cell office:value-type="float" office:value="591.18765" calcext:value-type="float">
            <text:p>591.188</text:p>
          </table:table-cell>
          <table:table-cell office:value-type="float" office:value="0.0721123" calcext:value-type="float">
            <text:p>0.072</text:p>
          </table:table-cell>
          <table:table-cell table:formula="of:=[.AW31]/[.E31]" office:value-type="float" office:value="1.73424755786324" calcext:value-type="float">
            <text:p>1.734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table:style-name="ce44" office:value-type="float" office:value="0.56842" calcext:value-type="float">
            <text:p>5.68E-001</text:p>
          </table:table-cell>
          <table:table-cell office:value-type="float" office:value="5.6973" calcext:value-type="float">
            <text:p>5.697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399" calcext:value-type="float">
            <text:p>0.399</text:p>
          </table:table-cell>
          <table:table-cell table:style-name="ce9" office:value-type="float" office:value="0.40845" calcext:value-type="float">
            <text:p>0.408</text:p>
          </table:table-cell>
          <table:table-cell table:style-name="ce12" office:value-type="float" office:value="60.619" calcext:value-type="float">
            <text:p>60.619</text:p>
          </table:table-cell>
          <table:table-cell table:style-name="ce10" table:formula="of:=SQRT(([.C32]+0.139)^2-0.139^2)" office:value-type="float" office:value="0.519733585599392" calcext:value-type="float">
            <text:p>0.52</text:p>
          </table:table-cell>
          <table:table-cell table:style-name="ce10" table:formula="of:=[.F32]*SIN(RADIANS([.$B$29]))" office:value-type="float" office:value="0.519733585599392" calcext:value-type="float">
            <text:p>0.52</text:p>
          </table:table-cell>
          <table:table-cell table:number-columns-repeated="5"/>
          <table:table-cell table:style-name="ce9" office:value-type="float" office:value="0.4" calcext:value-type="float">
            <text:p>0.4</text:p>
          </table:table-cell>
          <table:table-cell table:style-name="ce12" office:value-type="float" office:value="42.879" calcext:value-type="float">
            <text:p>42.879</text:p>
          </table:table-cell>
          <table:table-cell table:number-columns-repeated="3"/>
          <table:table-cell office:value-type="string" calcext:value-type="string">
            <text:p>40° and 60°</text:p>
          </table:table-cell>
          <table:table-cell table:style-name="ce29" table:formula="of:=[.S20]+[.S11]" office:value-type="float" office:value="10479420.1757514" calcext:value-type="float">
            <text:p>1.05E+07</text:p>
          </table:table-cell>
          <table:table-cell table:number-columns-repeated="5"/>
          <table:table-cell office:value-type="string" calcext:value-type="string">
            <text:p>b (angle in deg.)</text:p>
          </table:table-cell>
          <table:table-cell table:style-name="ce36" office:value-type="float" office:value="0.000160389180595803" calcext:value-type="float">
            <text:p>1.60E-04</text:p>
          </table:table-cell>
          <table:table-cell/>
          <table:table-cell table:style-name="ce40" table:formula="of:=SUM([.AB23:.AB28];[.AB14:.AB19];[.AB5:.AB10])" office:value-type="float" office:value="1.58245999737565" calcext:value-type="float">
            <text:p>1.582460</text:p>
          </table:table-cell>
          <table:table-cell table:number-columns-repeated="5"/>
          <table:table-cell table:style-name="ce42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chi^2</text:p>
          </table:table-cell>
          <table:table-cell office:value-type="float" office:value="1.5886977" calcext:value-type="float">
            <text:p>1.589</text:p>
          </table:table-cell>
          <table:table-cell table:number-columns-repeated="2"/>
          <table:table-cell office:value-type="float" office:value="139.70188" calcext:value-type="float">
            <text:p>139.702</text:p>
          </table:table-cell>
          <table:table-cell office:value-type="float" office:value="0.155852" calcext:value-type="float">
            <text:p>0.156</text:p>
          </table:table-cell>
          <table:table-cell table:formula="of:=[.AW32]/[.E32]" office:value-type="float" office:value="2.30458899025058" calcext:value-type="float">
            <text:p>2.305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style-name="ce44" office:value-type="float" office:value="0.71579" calcext:value-type="float">
            <text:p>7.16E-001</text:p>
          </table:table-cell>
          <table:table-cell table:style-name="ce44" office:value-type="float" office:value="0.81156" calcext:value-type="float">
            <text:p>8.12E-001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567" calcext:value-type="float">
            <text:p>0.567</text:p>
          </table:table-cell>
          <table:table-cell table:style-name="ce9" office:value-type="float" office:value="0.57465" calcext:value-type="float">
            <text:p>0.575</text:p>
          </table:table-cell>
          <table:table-cell table:style-name="ce12" office:value-type="float" office:value="7.7858" calcext:value-type="float">
            <text:p>7.786</text:p>
          </table:table-cell>
          <table:table-cell table:style-name="ce10" table:formula="of:=SQRT(([.C33]+0.139)^2-0.139^2)" office:value-type="float" office:value="0.692181334622655" calcext:value-type="float">
            <text:p>0.692</text:p>
          </table:table-cell>
          <table:table-cell table:style-name="ce10" table:formula="of:=[.F33]*SIN(RADIANS([.$B$29]))" office:value-type="float" office:value="0.692181334622655" calcext:value-type="float">
            <text:p>0.692</text:p>
          </table:table-cell>
          <table:table-cell table:number-columns-repeated="5"/>
          <table:table-cell table:style-name="ce9" office:value-type="float" office:value="0.56842" calcext:value-type="float">
            <text:p>0.568</text:p>
          </table:table-cell>
          <table:table-cell table:style-name="ce12" office:value-type="float" office:value="5.6973" calcext:value-type="float">
            <text:p>5.697</text:p>
          </table:table-cell>
          <table:table-cell table:number-columns-repeated="10"/>
          <table:table-cell table:style-name="ce32" office:value-type="string" calcext:value-type="string">
            <text:p>a</text:p>
          </table:table-cell>
          <table:table-cell table:style-name="ce35" office:value-type="float" office:value="0.171358" calcext:value-type="float">
            <text:p>0.17136</text:p>
          </table:table-cell>
          <table:table-cell table:number-columns-repeated="7"/>
          <table:table-cell table:style-name="ce42" office:value-type="string" calcext:value-type="string">
            <text:p>scaling fit C(g,pi+)</text:p>
          </table:table-cell>
          <table:table-cell table:number-columns-repeated="14"/>
          <table:table-cell office:value-type="float" office:value="31.897888" calcext:value-type="float">
            <text:p>31.898</text:p>
          </table:table-cell>
          <table:table-cell office:value-type="float" office:value="0.3691765" calcext:value-type="float">
            <text:p>0.369</text:p>
          </table:table-cell>
          <table:table-cell table:formula="of:=[.AW33]/[.E33]" office:value-type="float" office:value="4.09693133653575" calcext:value-type="float">
            <text:p>4.097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table:style-name="ce44" office:value-type="float" office:value="0.092105" calcext:value-type="float">
            <text:p>9.21E-002</text:p>
          </table:table-cell>
          <table:table-cell table:style-name="ce44" office:value-type="float" office:value="2265.5" calcext:value-type="float">
            <text:p>2.27E+003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712" calcext:value-type="float">
            <text:p>0.712</text:p>
          </table:table-cell>
          <table:table-cell table:style-name="ce9" office:value-type="float" office:value="0.71268" calcext:value-type="float">
            <text:p>0.713</text:p>
          </table:table-cell>
          <table:table-cell table:style-name="ce12" office:value-type="float" office:value="0.95118" calcext:value-type="float">
            <text:p>0.951</text:p>
          </table:table-cell>
          <table:table-cell table:style-name="ce10" table:formula="of:=SQRT(([.C34]+0.139)^2-0.139^2)" office:value-type="float" office:value="0.839571319186167" calcext:value-type="float">
            <text:p>0.84</text:p>
          </table:table-cell>
          <table:table-cell table:style-name="ce10" table:formula="of:=[.F34]*SIN(RADIANS([.$B$29]))" office:value-type="float" office:value="0.839571319186167" calcext:value-type="float">
            <text:p>0.84</text:p>
          </table:table-cell>
          <table:table-cell table:number-columns-repeated="5"/>
          <table:table-cell table:style-name="ce9" office:value-type="float" office:value="0.71579" calcext:value-type="float">
            <text:p>0.716</text:p>
          </table:table-cell>
          <table:table-cell table:style-name="ce12" office:value-type="float" office:value="0.81156" calcext:value-type="float">
            <text:p>0.812</text:p>
          </table:table-cell>
          <table:table-cell table:number-columns-repeated="10"/>
          <table:table-cell table:style-name="ce32" office:value-type="string" calcext:value-type="string">
            <text:p>b (angle in radians)</text:p>
          </table:table-cell>
          <table:table-cell table:style-name="ce36" office:value-type="float" office:value="0.528996" calcext:value-type="float">
            <text:p>5.29E-01</text:p>
          </table:table-cell>
          <table:table-cell table:number-columns-repeated="7"/>
          <table:table-cell table:style-name="ce42" office:value-type="string" calcext:value-type="string">
            <text:p>scaling fit C(g,pi-)</text:p>
          </table:table-cell>
          <table:table-cell table:number-columns-repeated="14"/>
          <table:table-cell office:value-type="float" office:value="8.9500386" calcext:value-type="float">
            <text:p>8.95</text:p>
          </table:table-cell>
          <table:table-cell office:value-type="float" office:value="0.6527007" calcext:value-type="float">
            <text:p>0.653</text:p>
          </table:table-cell>
          <table:table-cell table:formula="of:=[.AW34]/[.E34]" office:value-type="float" office:value="9.40940579070207" calcext:value-type="float">
            <text:p>9.409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style-name="ce44" office:value-type="float" office:value="0.23421" calcext:value-type="float">
            <text:p>2.34E-001</text:p>
          </table:table-cell>
          <table:table-cell table:style-name="ce44" office:value-type="float" office:value="150.08" calcext:value-type="float">
            <text:p>1.50E+002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5" office:value-type="float" office:value="0.851" calcext:value-type="float">
            <text:p>0.851</text:p>
          </table:table-cell>
          <table:table-cell table:style-name="ce9" office:value-type="float" office:value="0.85352" calcext:value-type="float">
            <text:p>0.854</text:p>
          </table:table-cell>
          <table:table-cell table:style-name="ce12" office:value-type="float" office:value="0.14196" calcext:value-type="float">
            <text:p>0.142</text:p>
          </table:table-cell>
          <table:table-cell table:style-name="ce10" table:formula="of:=SQRT(([.C35]+0.139)^2-0.139^2)" office:value-type="float" office:value="0.980193348273696" calcext:value-type="float">
            <text:p>0.98</text:p>
          </table:table-cell>
          <table:table-cell table:style-name="ce10" table:formula="of:=[.F35]*SIN(RADIANS([.$B$29]))" office:value-type="float" office:value="0.980193348273696" calcext:value-type="float">
            <text:p>0.98</text:p>
          </table:table-cell>
          <table:table-cell table:number-columns-repeated="5"/>
          <table:table-cell table:style-name="ce9"/>
          <table:table-cell table:style-name="ce12"/>
          <table:table-cell table:number-columns-repeated="10"/>
          <table:table-cell office:value-type="string" calcext:value-type="string">
            <text:p>(fit in incl-pi.wb2)</text:p>
          </table:table-cell>
          <table:table-cell table:number-columns-repeated="19"/>
          <table:table-cell office:value-type="string" calcext:value-type="string">
            <text:p>Copy from QPro:</text:p>
          </table:table-cell>
          <table:table-cell table:number-columns-repeated="3"/>
          <table:table-cell office:value-type="float" office:value="2.6898145" calcext:value-type="float">
            <text:p>2.69</text:p>
          </table:table-cell>
          <table:table-cell office:value-type="float" office:value="0.8094798" calcext:value-type="float">
            <text:p>0.809</text:p>
          </table:table-cell>
          <table:table-cell table:formula="of:=[.AW35]/[.E35]" office:value-type="float" office:value="18.9476930121161" calcext:value-type="float">
            <text:p>18.948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style-name="ce44" office:value-type="float" office:value="0.4" calcext:value-type="float">
            <text:p>4.00E-001</text:p>
          </table:table-cell>
          <table:table-cell table:style-name="ce44" office:value-type="float" office:value="10.659" calcext:value-type="float">
            <text:p>1.07E+001</text:p>
          </table:table-cell>
          <table:table-cell table:number-columns-repeated="963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table:style-name="ce5"/>
          <table:table-cell/>
          <table:table-cell table:style-name="ce6"/>
          <table:table-cell table:number-columns-repeated="7"/>
          <table:table-cell table:style-name="ce9"/>
          <table:table-cell table:style-name="ce12"/>
          <table:table-cell table:number-columns-repeated="30"/>
          <table:table-cell office:value-type="string" calcext:value-type="string">
            <text:p>Ctrl-C and Ctrl-v to another area <text:s/>in QPro</text:p>
          </table:table-cell>
          <table:table-cell table:number-columns-repeated="979"/>
        </table:table-row>
        <table:table-row table:style-name="ro3">
          <table:table-cell/>
          <table:table-cell office:value-type="string" calcext:value-type="string">
            <text:p>pi+ 120°</text:p>
          </table:table-cell>
          <table:table-cell table:style-name="ce5" office:value-type="float" office:value="0.094" calcext:value-type="float">
            <text:p>0.094</text:p>
          </table:table-cell>
          <table:table-cell table:style-name="ce9" office:value-type="float" office:value="0.095775" calcext:value-type="float">
            <text:p>0.096</text:p>
          </table:table-cell>
          <table:table-cell table:style-name="ce12" office:value-type="float" office:value="1608.9" calcext:value-type="float">
            <text:p>1608.9</text:p>
          </table:table-cell>
          <table:table-cell table:style-name="ce10" table:formula="of:=SQRT(([.C37]+0.139)^2-0.139^2)" office:value-type="float" office:value="0.186997326184093" calcext:value-type="float">
            <text:p>0.187</text:p>
          </table:table-cell>
          <table:table-cell table:style-name="ce10" table:formula="of:=[.F37]*SIN(RADIANS([.$B$36]))" office:value-type="float" office:value="0.161944434915189" calcext:value-type="float">
            <text:p>0.162</text:p>
          </table:table-cell>
          <table:table-cell table:number-columns-repeated="4"/>
          <table:table-cell office:value-type="string" calcext:value-type="string">
            <text:p>pi- 120°</text:p>
          </table:table-cell>
          <table:table-cell table:style-name="ce9" office:value-type="float" office:value="0.092105" calcext:value-type="float">
            <text:p>0.092</text:p>
          </table:table-cell>
          <table:table-cell table:style-name="ce12" office:value-type="float" office:value="2265.5" calcext:value-type="float">
            <text:p>2265.5</text:p>
          </table:table-cell>
          <table:table-cell table:number-columns-repeated="30"/>
          <table:table-cell office:value-type="string" calcext:value-type="string">
            <text:p>Then Ctrl-V in OO</text:p>
          </table:table-cell>
          <table:table-cell table:number-columns-repeated="3"/>
          <table:table-cell office:value-type="float" office:value="3021.9909" calcext:value-type="float">
            <text:p>3021.991</text:p>
          </table:table-cell>
          <table:table-cell office:value-type="float" office:value="0.0931132" calcext:value-type="float">
            <text:p>0.093</text:p>
          </table:table-cell>
          <table:table-cell table:formula="of:=[.AW37]/[.E37]" office:value-type="float" office:value="1.87829628939027" calcext:value-type="float">
            <text:p>1.878</text:p>
          </table:table-cell>
          <table:table-cell table:number-columns-repeated="973"/>
        </table:table-row>
        <table:table-row table:style-name="ro3">
          <table:table-cell table:number-columns-repeated="2"/>
          <table:table-cell table:style-name="ce5" office:value-type="float" office:value="0.239" calcext:value-type="float">
            <text:p>0.239</text:p>
          </table:table-cell>
          <table:table-cell table:style-name="ce9" office:value-type="float" office:value="0.24225" calcext:value-type="float">
            <text:p>0.242</text:p>
          </table:table-cell>
          <table:table-cell table:style-name="ce12" office:value-type="float" office:value="138.45" calcext:value-type="float">
            <text:p>138.45</text:p>
          </table:table-cell>
          <table:table-cell table:style-name="ce10" table:formula="of:=SQRT(([.C38]+0.139)^2-0.139^2)" office:value-type="float" office:value="0.351515291274789" calcext:value-type="float">
            <text:p>0.352</text:p>
          </table:table-cell>
          <table:table-cell table:style-name="ce10" table:formula="of:=[.F38]*SIN(RADIANS([.$B$36]))" office:value-type="float" office:value="0.304421172062654" calcext:value-type="float">
            <text:p>0.304</text:p>
          </table:table-cell>
          <table:table-cell table:number-columns-repeated="5"/>
          <table:table-cell table:style-name="ce9" office:value-type="float" office:value="0.23421" calcext:value-type="float">
            <text:p>0.234</text:p>
          </table:table-cell>
          <table:table-cell table:style-name="ce12" office:value-type="float" office:value="150.08" calcext:value-type="float">
            <text:p>150.08</text:p>
          </table:table-cell>
          <table:table-cell table:number-columns-repeated="10"/>
          <table:table-cell>
            <draw:frame table:end-cell-address="Sheet1_2.AE57" table:end-x="0.8012in" table:end-y="0.0949in" draw:z-index="0" draw:style-name="gr1" svg:width="5.3827in" svg:height="3.4685in" svg:x="0.8634in" svg:y="0.0256in">
              <draw:object draw:notify-on-update-of-ranges="Sheet1.F21:Sheet1.F28 Sheet1.B21:Sheet1.B21 Sheet1.E21:Sheet1.E28 Sheet1.F21:Sheet1.F28 Sheet1.J21:Sheet1.J21 Sheet1.H21:Sheet1.H28 Sheet1.F3:Sheet1.F10 Sheet1.B3:Sheet1.B3 Sheet1.E3:Sheet1.E10 Sheet1.F3:Sheet1.F10 Sheet1.J3:Sheet1.J3 Sheet1.H3:Sheet1.H10 Sheet1.F12:Sheet1.F19 Sheet1.B13:Sheet1.B13 Sheet1.E12:Sheet1.E19 Sheet1.F12:Sheet1.F19 Sheet1.J12:Sheet1.J12 Sheet1.H12:Sheet1.H19 Sheet1.F3:Sheet1.F10 Sheet1.K3:Sheet1.K3 Sheet1.M3:Sheet1.M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Sheet1_2.AL57" table:end-x="0.7197in" table:end-y="0.0748in" draw:z-index="2" draw:style-name="gr1" svg:width="5.3783in" svg:height="3.4705in" svg:x="0.6957in" svg:y="0.0035in">
              <draw:object draw:notify-on-update-of-ranges="Sheet1_2.G21:Sheet1_2.G28 Sheet1_2.B21:Sheet1_2.B21 Sheet1_2.E21:Sheet1_2.E28 Sheet1_2.G21:Sheet1_2.G28 Sheet1_2.K21:Sheet1_2.K21 Sheet1_2.I21:Sheet1_2.I28 Sheet1_2.G12:Sheet1_2.G19 Sheet1_2.B13:Sheet1_2.B13 Sheet1_2.E12:Sheet1_2.E19 Sheet1_2.G12:Sheet1_2.G19 Sheet1_2.K12:Sheet1_2.K12 Sheet1_2.I12:Sheet1_2.I19 Sheet1_2.G3:Sheet1_2.G10 Sheet1_2.B3:Sheet1_2.B3 Sheet1_2.E3:Sheet1_2.E10 Sheet1_2.G3:Sheet1_2.G10 Sheet1_2.K3:Sheet1_2.K3 Sheet1_2.I3:Sheet1_2.I10 Sheet1_2.G3:Sheet1_2.G10 Sheet1_2.L3:Sheet1_2.L3 Sheet1_2.N3:Sheet1_2.N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6"/>
          <table:table-cell office:value-type="float" office:value="892.7543" calcext:value-type="float">
            <text:p>892.754</text:p>
          </table:table-cell>
          <table:table-cell office:value-type="float" office:value="0.5350615" calcext:value-type="float">
            <text:p>0.535</text:p>
          </table:table-cell>
          <table:table-cell table:formula="of:=[.AW38]/[.E38]" office:value-type="float" office:value="6.44820729505237" calcext:value-type="float">
            <text:p>6.448</text:p>
          </table:table-cell>
          <table:table-cell table:number-columns-repeated="973"/>
        </table:table-row>
        <table:table-row table:style-name="ro3">
          <table:table-cell table:number-columns-repeated="2"/>
          <table:table-cell table:style-name="ce5" office:value-type="float" office:value="0.318" calcext:value-type="float">
            <text:p>0.318</text:p>
          </table:table-cell>
          <table:table-cell table:style-name="ce9" office:value-type="float" office:value="0.32394" calcext:value-type="float">
            <text:p>0.324</text:p>
          </table:table-cell>
          <table:table-cell table:style-name="ce12" office:value-type="float" office:value="53.489" calcext:value-type="float">
            <text:p>53.489</text:p>
          </table:table-cell>
          <table:table-cell table:style-name="ce10" table:formula="of:=SQRT(([.C39]+0.139)^2-0.139^2)" office:value-type="float" office:value="0.435348136552805" calcext:value-type="float">
            <text:p>0.435</text:p>
          </table:table-cell>
          <table:table-cell table:style-name="ce10" table:formula="of:=[.F39]*SIN(RADIANS([.$B$36]))" office:value-type="float" office:value="0.377022545744946" calcext:value-type="float">
            <text:p>0.377</text:p>
          </table:table-cell>
          <table:table-cell table:number-columns-repeated="5"/>
          <table:table-cell table:style-name="ce9" office:value-type="float" office:value="0.4" calcext:value-type="float">
            <text:p>0.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4"/>
          <table:table-cell office:value-type="float" office:value="476.97185" calcext:value-type="float">
            <text:p>476.972</text:p>
          </table:table-cell>
          <table:table-cell office:value-type="float" office:value="0.6373309" calcext:value-type="float">
            <text:p>0.637</text:p>
          </table:table-cell>
          <table:table-cell table:formula="of:=[.AW39]/[.E39]" office:value-type="float" office:value="8.91719512423115" calcext:value-type="float">
            <text:p>8.917</text:p>
          </table:table-cell>
          <table:table-cell table:number-columns-repeated="973"/>
        </table:table-row>
        <table:table-row table:style-name="ro3">
          <table:table-cell table:number-columns-repeated="2"/>
          <table:table-cell table:style-name="ce5" office:value-type="float" office:value="0.399" calcext:value-type="float">
            <text:p>0.399</text:p>
          </table:table-cell>
          <table:table-cell table:style-name="ce9" office:value-type="float" office:value="0.40563" calcext:value-type="float">
            <text:p>0.406</text:p>
          </table:table-cell>
          <table:table-cell table:style-name="ce12" office:value-type="float" office:value="22.275" calcext:value-type="float">
            <text:p>22.275</text:p>
          </table:table-cell>
          <table:table-cell table:style-name="ce10" table:formula="of:=SQRT(([.C40]+0.139)^2-0.139^2)" office:value-type="float" office:value="0.519733585599392" calcext:value-type="float">
            <text:p>0.52</text:p>
          </table:table-cell>
          <table:table-cell table:style-name="ce10" table:formula="of:=[.F40]*SIN(RADIANS([.$B$36]))" office:value-type="float" office:value="0.450102488329047" calcext:value-type="float">
            <text:p>0.45</text:p>
          </table:table-cell>
          <table:table-cell table:number-columns-repeated="41"/>
          <table:table-cell office:value-type="float" office:value="254.83175" calcext:value-type="float">
            <text:p>254.832</text:p>
          </table:table-cell>
          <table:table-cell office:value-type="float" office:value="0.7043097" calcext:value-type="float">
            <text:p>0.704</text:p>
          </table:table-cell>
          <table:table-cell table:formula="of:=[.AW40]/[.E40]" office:value-type="float" office:value="11.4402581369248" calcext:value-type="float">
            <text:p>11.44</text:p>
          </table:table-cell>
          <table:table-cell table:number-columns-repeated="973"/>
        </table:table-row>
        <table:table-row table:style-name="ro3">
          <table:table-cell table:number-columns-repeated="2"/>
          <table:table-cell table:style-name="ce5" office:value-type="float" office:value="0.567" calcext:value-type="float">
            <text:p>0.567</text:p>
          </table:table-cell>
          <table:table-cell table:style-name="ce9" office:value-type="float" office:value="0.57465" calcext:value-type="float">
            <text:p>0.575</text:p>
          </table:table-cell>
          <table:table-cell table:style-name="ce12" office:value-type="float" office:value="1.0253" calcext:value-type="float">
            <text:p>1.025</text:p>
          </table:table-cell>
          <table:table-cell table:style-name="ce10" table:formula="of:=SQRT(([.C41]+0.139)^2-0.139^2)" office:value-type="float" office:value="0.692181334622655" calcext:value-type="float">
            <text:p>0.692</text:p>
          </table:table-cell>
          <table:table-cell table:style-name="ce10" table:formula="of:=[.F41]*SIN(RADIANS([.$B$36]))" office:value-type="float" office:value="0.599446619808637" calcext:value-type="float">
            <text:p>0.599</text:p>
          </table:table-cell>
          <table:table-cell table:number-columns-repeated="41"/>
          <table:table-cell office:value-type="float" office:value="70.890366" calcext:value-type="float">
            <text:p>70.89</text:p>
          </table:table-cell>
          <table:table-cell office:value-type="float" office:value="0.9438011" calcext:value-type="float">
            <text:p>0.944</text:p>
          </table:table-cell>
          <table:table-cell table:formula="of:=[.AW41]/[.E41]" office:value-type="float" office:value="69.1410962645079" calcext:value-type="float">
            <text:p>69.141</text:p>
          </table:table-cell>
          <table:table-cell table:number-columns-repeated="973"/>
        </table:table-row>
        <table:table-row table:style-name="ro3">
          <table:table-cell table:number-columns-repeated="2"/>
          <table:table-cell table:style-name="ce5" office:value-type="float" office:value="0.712" calcext:value-type="float">
            <text:p>0.712</text:p>
          </table:table-cell>
          <table:table-cell table:style-name="ce9" office:value-type="float" office:value="0.71549" calcext:value-type="float">
            <text:p>0.715</text:p>
          </table:table-cell>
          <table:table-cell table:style-name="ce12" office:value-type="float" office:value="0.088237" calcext:value-type="float">
            <text:p>0.088</text:p>
          </table:table-cell>
          <table:table-cell table:style-name="ce10" table:formula="of:=SQRT(([.C42]+0.139)^2-0.139^2)" office:value-type="float" office:value="0.839571319186167" calcext:value-type="float">
            <text:p>0.84</text:p>
          </table:table-cell>
          <table:table-cell table:style-name="ce10" table:formula="of:=[.F42]*SIN(RADIANS([.$B$36]))" office:value-type="float" office:value="0.727090090704034" calcext:value-type="float">
            <text:p>0.727</text:p>
          </table:table-cell>
          <table:table-cell table:number-columns-repeated="41"/>
          <table:table-cell office:value-type="float" office:value="23.617628" calcext:value-type="float">
            <text:p>23.618</text:p>
          </table:table-cell>
          <table:table-cell office:value-type="float" office:value="0.9852063" calcext:value-type="float">
            <text:p>0.985</text:p>
          </table:table-cell>
          <table:table-cell table:formula="of:=[.AW42]/[.E42]" office:value-type="float" office:value="267.661275882" calcext:value-type="float">
            <text:p>267.661</text:p>
          </table:table-cell>
          <table:table-cell table:number-columns-repeated="973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<text:a xlink:href="http://inspirehep.net/search?p=find+j+jtpla,32,652" xlink:type="simple">http://inspirehep.net/search?p=find+j+jtpla,32,652</text:a></text:p>
          </table:table-cell>
          <table:table-cell table:number-columns-repeated="47"/>
          <table:table-cell office:value-type="string" calcext:value-type="string">
            <text:p>20-60</text:p>
          </table:table-cell>
          <table:table-cell office:value-type="float" office:value="0.4916246" calcext:value-type="float">
            <text:p>0.492</text:p>
          </table:table-cell>
          <table:table-cell office:value-type="string" calcext:value-type="string">
            <text:p>data within</text:p>
          </table:table-cell>
          <table:table-cell table:formula="of:=COUNTIF([.AZ3:.AZ28];1)" office:value-type="float" office:value="21" calcext:value-type="float">
            <text:p>21</text:p>
          </table:table-cell>
          <table:table-cell table:number-columns-repeated="972"/>
        </table:table-row>
        <table:table-row table:style-name="ro3">
          <table:table-cell table:number-columns-repeated="50"/>
          <table:table-cell table:style-name="ce45" office:value-type="percentage" office:value="0.5" calcext:value-type="percentage">
            <text:p>50%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epc values: run epc_or_v3.f code with real photons, multipions</text:p>
          </table:table-cell>
          <table:table-cell table:number-columns-repeated="6"/>
          <table:table-cell>
            <draw:frame table:end-cell-address="Sheet1_2.M64" table:end-x="0.835in" table:end-y="0.0945in" draw:z-index="5" draw:style-name="gr1" svg:width="5.3783in" svg:height="3.2874in" svg:x="0.0665in" svg:y="0.0201in">
              <draw:object draw:notify-on-update-of-ranges="Sheet1.F21:Sheet1.F28 Sheet1.B21:Sheet1.B21 Sheet1.E21:Sheet1.E28 Sheet1.F3:Sheet1.F10 Sheet1.B3:Sheet1.B3 Sheet1.E3:Sheet1.E10 Sheet1.F12:Sheet1.F19 Sheet1.B13:Sheet1.B13 Sheet1.E12:Sheet1.E19 Sheet1_2.F30:Sheet1_2.F35 Sheet1_2.B30:Sheet1_2.B30 Sheet1_2.E30:Sheet1_2.E35 Sheet1_2.F37:Sheet1_2.F42 Sheet1_2.B37:Sheet1_2.B37 Sheet1_2.E37:Sheet1_2.E4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Sheet1_2.T64" table:end-x="0.8508in" table:end-y="0.0902in" draw:z-index="6" draw:style-name="gr1" svg:width="5.3795in" svg:height="3.2874in" svg:x="0.0169in" svg:y="0.0157in">
              <draw:object draw:notify-on-update-of-ranges="Sheet1_2.F21:Sheet1_2.F28 Sheet1_2.L21:Sheet1_2.L21 Sheet1_2.N21:Sheet1_2.N28 Sheet1_2.F12:Sheet1_2.F19 Sheet1_2.L13:Sheet1_2.L13 Sheet1_2.N12:Sheet1_2.N19 Sheet1_2.F3:Sheet1_2.F10 Sheet1.K3:Sheet1.K3 Sheet1_2.N3:Sheet1_2.N10 Sheet1_2.F30:Sheet1_2.F34 Sheet1_2.L30:Sheet1_2.L30 Sheet1_2.N30:Sheet1_2.N34 Sheet1_2.F37:Sheet1_2.F39 Sheet1_2.L37:Sheet1_2.L37 Sheet1_2.N37:Sheet1_2.N3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33"/>
          <table:table-cell office:value-type="string" calcext:value-type="string">
            <text:p>20-90</text:p>
          </table:table-cell>
          <table:table-cell office:value-type="float" office:value="2.5573133" calcext:value-type="float">
            <text:p>2.557</text:p>
          </table:table-cell>
          <table:table-cell office:value-type="string" calcext:value-type="string">
            <text:p>all data in fit</text:p>
          </table:table-cell>
          <table:table-cell table:formula="of:=COUNT([.AY3:.AY28])" office:value-type="float" office:value="24" calcext:value-type="float">
            <text:p>24</text:p>
          </table:table-cell>
          <table:table-cell table:number-columns-repeated="972"/>
        </table:table-row>
        <table:table-row table:style-name="ro3">
          <table:table-cell office:value-type="string" calcext:value-type="string">
            <text:p>cross section recorded is in ub.c/(q*(GeV/c)^2*sr)</text:p>
          </table:table-cell>
          <table:table-cell table:number-columns-repeated="1023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25"/>
          <table:table-cell office:value-type="string" calcext:value-type="string">
            <text:p>plain epc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4"/>
          <table:table-cell>
            <draw:frame table:end-cell-address="Sheet1_2.AE81" table:end-x="0.8118in" table:end-y="0.15in" draw:z-index="1" draw:style-name="gr1" svg:width="5.3827in" svg:height="3.4598in" svg:x="0.874in" svg:y="0.0811in">
              <draw:object draw:notify-on-update-of-ranges="Sheet1.F21:Sheet1.F28 Sheet1.B21:Sheet1.B21 Sheet1.E21:Sheet1.E28 Sheet1_2.F21:Sheet1_2.F28 Sheet1_2.AE21:Sheet1_2.AE21 Sheet1_2.AA21:Sheet1_2.AA28 Sheet1.F3:Sheet1.F10 Sheet1.B3:Sheet1.B3 Sheet1.E3:Sheet1.E10 Sheet1_2.F3:Sheet1_2.F10 Sheet1_2.AE3:Sheet1_2.AE3 Sheet1_2.AA3:Sheet1_2.AA10 Sheet1.F12:Sheet1.F19 Sheet1.B13:Sheet1.B13 Sheet1.E12:Sheet1.E19 Sheet1_2.F12:Sheet1_2.F19 Sheet1_2.AE12:Sheet1_2.AE12 Sheet1_2.AA12:Sheet1_2.AA19 Sheet1.F3:Sheet1.F10 Sheet1.K3:Sheet1.K3 Sheet1.M3:Sheet1.M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table:end-cell-address="Sheet1_2.AL81" table:end-x="0.7197in" table:end-y="0.1528in" draw:z-index="3" draw:style-name="gr1" svg:width="5.3783in" svg:height="3.4618in" svg:x="0.6957in" svg:y="0.0819in">
              <draw:object draw:notify-on-update-of-ranges="Sheet1_2.G12:Sheet1_2.G19 Sheet1_2.B13:Sheet1_2.B13 Sheet1_2.E12:Sheet1_2.E19 Sheet1_2.G3:Sheet1_2.G10 Sheet1_2.B3:Sheet1_2.B3 Sheet1_2.E3:Sheet1_2.E10 Sheet1_2.G21:Sheet1_2.G28 Sheet1_2.B21:Sheet1_2.B21 Sheet1_2.E21:Sheet1_2.E28 Sheet1_2.G3:Sheet1_2.G10 Sheet1_2.L3:Sheet1_2.L3 Sheet1_2.N3:Sheet1_2.N10 Sheet1_2.G12:Sheet1_2.G19 Sheet1_2.AE12:Sheet1_2.AE12 Sheet1_2.AA12:Sheet1_2.AA19 Sheet1_2.G3:Sheet1_2.G10 Sheet1_2.AE3:Sheet1_2.AE3 Sheet1_2.AA3:Sheet1_2.AA10 Sheet1_2.G21:Sheet1_2.G28 Sheet1_2.AE21:Sheet1_2.AE21 Sheet1_2.AA21:Sheet1_2.AA2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99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K. Alanakian et al., JETP Lett. 32 (1980) 652</text:p>
          </table:table-cell>
          <table:table-cell table:number-columns-repeated="6"/>
          <table:table-cell office:value-type="string" calcext:value-type="string">
            <text:p>K. Alanakian et al., JETP Lett. 32 (1980) 652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Sheet1_2.M88" table:end-x="0.8213in" table:end-y="0.1079in" draw:z-index="4" draw:style-name="gr1" svg:width="5.3764in" svg:height="3.2839in" svg:x="0.0547in" svg:y="0.0374in">
              <draw:object draw:notify-on-update-of-ranges="Sheet1_2.AG3:Sheet1_2.AG25 Sheet1_2.AH2:Sheet1_2.AH2 Sheet1_2.AH3:Sheet1_2.AH25 Sheet1_2.G23:Sheet1_2.G28 Sheet1_2.AE21:Sheet1_2.AE21 Sheet1_2.AA23:Sheet1_2.AA28 Sheet1_2.G21:Sheet1_2.G28 Sheet1_2.B21:Sheet1_2.B21 Sheet1_2.E21:Sheet1_2.E28 Sheet1_2.G12:Sheet1_2.G19 Sheet1_2.B13:Sheet1_2.B13 Sheet1_2.E12:Sheet1_2.E19 Sheet1_2.G3:Sheet1_2.G10 Sheet1_2.B3:Sheet1_2.B3 Sheet1_2.E3:Sheet1_2.E10 Sheet1_2.G30:Sheet1_2.G35 Sheet1_2.B30:Sheet1_2.B30 Sheet1_2.E30:Sheet1_2.E35 Sheet1_2.G37:Sheet1_2.G42 Sheet1_2.B37:Sheet1_2.B37 Sheet1_2.E37:Sheet1_2.E42 Sheet1_2.G3:Sheet1_2.G10 Sheet1_2.L3:Sheet1_2.L3 Sheet1_2.N3:Sheet1_2.N10 Sheet1_2.G14:Sheet1_2.G19 Sheet1_2.AE12:Sheet1_2.AE12 Sheet1_2.AA14:Sheet1_2.AA19 Sheet1_2.G5:Sheet1_2.G10 Sheet1_2.AE3:Sheet1_2.AE3 Sheet1_2.AA5:Sheet1_2.AA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Sheet1_2.T88" table:end-x="0.8508in" table:end-y="0.0831in" draw:z-index="7" draw:style-name="gr1" svg:width="5.3795in" svg:height="3.2874in" svg:x="0.0169in" svg:y="0.0091in">
              <draw:object draw:notify-on-update-of-ranges="Sheet1_2.G21:Sheet1_2.G28 Sheet1_2.L21:Sheet1_2.L21 Sheet1_2.N21:Sheet1_2.N28 Sheet1_2.G12:Sheet1_2.G19 Sheet1_2.L13:Sheet1_2.L13 Sheet1_2.N12:Sheet1_2.N19 Sheet1_2.G3:Sheet1_2.G10 Sheet1.K3:Sheet1.K3 Sheet1_2.N3:Sheet1_2.N10 Sheet1_2.G30:Sheet1_2.G34 Sheet1_2.L30:Sheet1_2.L30 Sheet1_2.N30:Sheet1_2.N34 Sheet1_2.G37:Sheet1_2.G39 Sheet1_2.L37:Sheet1_2.L37 Sheet1_2.N37:Sheet1_2.N39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09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25"/>
          <table:table-cell office:value-type="string" calcext:value-type="string">
            <text:p>modfied epc v2 = epc*(a+b*angle²), a = 0.171, b = 0.53; angle in radians</text:p>
          </table:table-cell>
          <table:table-cell table:number-columns-repeated="99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modfied epc v2 = epc*(a+b*angle²), a = 0.171, b = 0.53; angle in radians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Scaling fit = a*exp(c*PT), a = 12150, c = -8.59</text:p>
          </table:table-cell>
          <table:table-cell table:number-columns-repeated="1016"/>
        </table:table-row>
      </table:table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998" table:default-cell-style-name="Default"/>
        <table:table-row table:style-name="ro1">
          <table:table-cell office:value-type="string" calcext:value-type="string">
            <text:p><text:a xlink:href="../../../../../../../tmp/pairs/Alanakian-inclusive-pions.pdf" xlink:type="simple">o:\physics\sane\pairs\Alanakian-inclusive-pions.pdf</text:a></text:p>
          </table:table-cell>
          <table:table-cell office:value-type="string" calcext:value-type="string">
            <text:p>Plot labels</text:p>
          </table:table-cell>
          <table:table-cell table:style-name="ce3" office:value-type="string" calcext:value-type="string">
            <text:p>pi+</text:p>
          </table:table-cell>
          <table:table-cell table:style-name="ce7" table:number-columns-repeated="2"/>
          <table:table-cell table:style-name="ce3" table:number-columns-repeated="4"/>
          <table:table-cell table:style-name="ce16"/>
          <table:table-cell table:style-name="ce19" office:value-type="string" calcext:value-type="string">
            <text:p>Plot labels</text:p>
          </table:table-cell>
          <table:table-cell table:style-name="ce20" office:value-type="string" calcext:value-type="string">
            <text:p>pi-</text:p>
          </table:table-cell>
          <table:table-cell table:style-name="ce23"/>
          <table:table-cell table:number-columns-repeated="3"/>
          <table:table-cell office:value-type="string" calcext:value-type="string">
            <text:p>chi sqr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pi pub. <text:s text:c="4"/>GeV</text:p>
          </table:table-cell>
          <table:table-cell table:style-name="ce8" office:value-type="string" calcext:value-type="string">
            <text:p>T pi digitized</text:p>
          </table:table-cell>
          <table:table-cell table:style-name="ce11" office:value-type="string" calcext:value-type="string">
            <text:p>sigma</text:p>
          </table:table-cell>
          <table:table-cell table:style-name="ce13" office:value-type="string" calcext:value-type="string">
            <text:p>p pi <text:s text:c="15"/>GeV/c</text:p>
          </table:table-cell>
          <table:table-cell table:style-name="ce13" office:value-type="string" calcext:value-type="string">
            <text:p>sigma epc with T digitized</text:p>
          </table:table-cell>
          <table:table-cell table:style-name="ce14" office:value-type="string" calcext:value-type="string">
            <text:p>sigma epc with T pub.</text:p>
          </table:table-cell>
          <table:table-cell table:style-name="ce13" office:value-type="string" calcext:value-type="string">
            <text:p>epc/data</text:p>
          </table:table-cell>
          <table:table-cell table:style-name="ce17" office:value-type="string" calcext:value-type="string">
            <text:p>Plot labels</text:p>
          </table:table-cell>
          <table:table-cell table:style-name="ce2" office:value-type="float" office:value="40" calcext:value-type="float">
            <text:p>40</text:p>
          </table:table-cell>
          <table:table-cell table:style-name="ce21" office:value-type="string" calcext:value-type="string">
            <text:p>T pi digitized</text:p>
          </table:table-cell>
          <table:table-cell table:style-name="ce24" office:value-type="string" calcext:value-type="string">
            <text:p>sigma</text:p>
          </table:table-cell>
          <table:table-cell table:style-name="ce27" table:number-columns-repeated="2"/>
          <table:table-cell table:style-name="ce27" office:value-type="string" calcext:value-type="string">
            <text:p>Normalized epc sigma</text:p>
          </table:table-cell>
          <table:table-cell table:style-name="ce2" office:value-type="string" calcext:value-type="string">
            <text:p>pi+</text:p>
          </table:table-cell>
          <table:table-cell table:style-name="ce2" table:number-columns-repeated="4"/>
          <table:table-cell table:style-name="ce2" office:value-type="string" calcext:value-type="string">
            <text:p>global (same as 20°)</text:p>
          </table:table-cell>
          <table:table-cell table:style-name="ce46" office:value-type="string" calcext:value-type="string">
            <text:p>40° and 60°</text:p>
          </table:table-cell>
          <table:table-cell table:style-name="ce2" table:number-columns-repeated="2"/>
          <table:table-cell table:style-name="ce37" office:value-type="string" calcext:value-type="string">
            <text:p>Normalized epc-v2 sigma</text:p>
          </table:table-cell>
          <table:table-cell table:style-name="ce2"/>
          <table:table-cell table:style-name="ce13" office:value-type="string" calcext:value-type="string">
            <text:p>epc/data</text:p>
          </table:table-cell>
          <table:table-cell table:style-name="ce2" office:value-type="string" calcext:value-type="string">
            <text:p>data/epc</text:p>
          </table:table-cell>
          <table:table-cell table:style-name="ce1" table:number-columns-repeated="2"/>
          <table:table-cell table:style-name="ce1" office:value-type="string" calcext:value-type="string">
            <text:p>e pi</text:p>
          </table:table-cell>
          <table:table-cell table:style-name="ce1" office:value-type="string" calcext:value-type="string">
            <text:p>ds/dp/dW</text:p>
          </table:table-cell>
          <table:table-cell table:style-name="ce1" table:number-columns-repeated="991"/>
        </table:table-row>
        <table:table-row table:style-name="ro3">
          <table:table-cell/>
          <table:table-cell office:value-type="string" calcext:value-type="string">
            <text:p>pi+ 40°</text:p>
          </table:table-cell>
          <table:table-cell table:style-name="ce5" office:value-type="float" office:value="0.239" calcext:value-type="float">
            <text:p>0.239</text:p>
          </table:table-cell>
          <table:table-cell table:style-name="ce9" office:value-type="float" office:value="0.23295" calcext:value-type="float">
            <text:p>0.233</text:p>
          </table:table-cell>
          <table:table-cell table:style-name="ce12" office:value-type="float" office:value="1761.2" calcext:value-type="float">
            <text:p>1761.2</text:p>
          </table:table-cell>
          <table:table-cell table:style-name="ce10" table:formula="of:=SQRT(([.C3]+0.139)^2-0.139^2)" office:value-type="float" office:value="0.351515291274789" calcext:value-type="float">
            <text:p>0.352</text:p>
          </table:table-cell>
          <table:table-cell table:style-name="ce10" office:value-type="float" office:value="458" calcext:value-type="float">
            <text:p>458</text:p>
          </table:table-cell>
          <table:table-cell table:style-name="ce15" office:value-type="float" office:value="415" calcext:value-type="float">
            <text:p>415</text:p>
          </table:table-cell>
          <table:table-cell table:style-name="ce10"/>
          <table:table-cell table:style-name="ce18" office:value-type="string" calcext:value-type="string">
            <text:p>epc 40°</text:p>
          </table:table-cell>
          <table:table-cell office:value-type="string" calcext:value-type="string">
            <text:p>pi- 40°</text:p>
          </table:table-cell>
          <table:table-cell table:style-name="ce22" office:value-type="float" office:value="0.22599" calcext:value-type="float">
            <text:p>0.226</text:p>
          </table:table-cell>
          <table:table-cell table:style-name="ce25" office:value-type="float" office:value="1501.3" calcext:value-type="float">
            <text:p>1501.3</text:p>
          </table:table-cell>
          <table:table-cell table:style-name="ce28" office:value-type="string" calcext:value-type="string">
            <text:p>Normalization</text:p>
          </table:table-cell>
          <table:table-cell table:style-name="ce28" office:value-type="float" office:value="1" calcext:value-type="float">
            <text:p>1</text:p>
          </table:table-cell>
          <table:table-cell table:style-name="ce9" table:formula="of:=[.$O$3]*[.H3]" office:value-type="float" office:value="415" calcext:value-type="float">
            <text:p>415</text:p>
          </table:table-cell>
          <table:table-cell table:formula="of:=([.P3]-[.E3])^2" office:value-type="float" office:value="1812254.44" calcext:value-type="float">
            <text:p>1812254.44</text:p>
          </table:table-cell>
          <table:table-cell table:number-columns-repeated="4"/>
          <table:table-cell office:value-type="float" office:value="0.633257882823604" calcext:value-type="float">
            <text:p>0.633</text:p>
          </table:table-cell>
          <table:table-cell table:formula="of:=[.P5]/[.E5]" office:value-type="float" office:value="4.22171921882403" calcext:value-type="float">
            <text:p>4.222</text:p>
          </table:table-cell>
          <table:table-cell table:style-name="ce32" office:value-type="string" calcext:value-type="string">
            <text:p>a</text:p>
          </table:table-cell>
          <table:table-cell table:style-name="ce47" office:value-type="float" office:value="0.172" calcext:value-type="float">
            <text:p>0.172</text:p>
          </table:table-cell>
          <table:table-cell table:style-name="ce38" table:formula="of:=[.H3]*([.$Y$3]+[.$Y$4]*[.$B$2]^2)" office:value-type="float" office:value="177.62" calcext:value-type="float">
            <text:p>178</text:p>
          </table:table-cell>
          <table:table-cell table:formula="of:=([.Z3]-[.E3])^2/([.Z3]+[.E3])^2" office:value-type="float" office:value="0.667121648755574" calcext:value-type="float">
            <text:p>0.667</text:p>
          </table:table-cell>
          <table:table-cell table:formula="of:=IF([.F3]&gt;=0.5;[.Z3]/[.E3];&quot;&quot;)">
            <text:p/>
          </table:table-cell>
          <table:table-cell/>
          <table:table-cell office:value-type="string" calcext:value-type="string">
            <text:p>epc-v2 40° </text:p>
          </table:table-cell>
          <table:table-cell/>
          <table:table-cell table:formula="of:=SQRT([.F3]^2+0.139^2)" office:value-type="float" office:value="0.378" calcext:value-type="float">
            <text:p>0.378</text:p>
          </table:table-cell>
          <table:table-cell table:formula="of:=[.E3]/[.F3]^2*[.AF3]" office:value-type="float" office:value="5387.80702961242" calcext:value-type="float">
            <text:p>5387.807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318" calcext:value-type="float">
            <text:p>0.318</text:p>
          </table:table-cell>
          <table:table-cell table:style-name="ce9" office:value-type="float" office:value="0.3125" calcext:value-type="float">
            <text:p>0.313</text:p>
          </table:table-cell>
          <table:table-cell table:style-name="ce12" office:value-type="float" office:value="1433.6" calcext:value-type="float">
            <text:p>1433.6</text:p>
          </table:table-cell>
          <table:table-cell table:style-name="ce10" table:formula="of:=SQRT(([.C4]+0.139)^2-0.139^2)" office:value-type="float" office:value="0.435348136552805" calcext:value-type="float">
            <text:p>0.435</text:p>
          </table:table-cell>
          <table:table-cell table:style-name="ce9" office:value-type="float" office:value="271" calcext:value-type="float">
            <text:p>271</text:p>
          </table:table-cell>
          <table:table-cell table:style-name="ce15" office:value-type="float" office:value="265" calcext:value-type="float">
            <text:p>265</text:p>
          </table:table-cell>
          <table:table-cell table:style-name="ce10"/>
          <table:table-cell table:style-name="ce18"/>
          <table:table-cell/>
          <table:table-cell table:style-name="ce22" office:value-type="float" office:value="0.30508" calcext:value-type="float">
            <text:p>0.305</text:p>
          </table:table-cell>
          <table:table-cell table:style-name="ce25" office:value-type="float" office:value="1106.9" calcext:value-type="float">
            <text:p>1106.9</text:p>
          </table:table-cell>
          <table:table-cell table:style-name="ce28" office:value-type="string" calcext:value-type="string">
            <text:p>40 and 60 only</text:p>
          </table:table-cell>
          <table:table-cell table:style-name="ce28"/>
          <table:table-cell table:style-name="ce9" table:formula="of:=[.$O$3]*[.H4]" office:value-type="float" office:value="265" calcext:value-type="float">
            <text:p>265</text:p>
          </table:table-cell>
          <table:table-cell table:formula="of:=([.P4]-[.E4])^2" office:value-type="float" office:value="1365625.96" calcext:value-type="float">
            <text:p>1365625.96</text:p>
          </table:table-cell>
          <table:table-cell table:number-columns-repeated="4"/>
          <table:table-cell office:value-type="float" office:value="0.406615184856147" calcext:value-type="float">
            <text:p>0.407</text:p>
          </table:table-cell>
          <table:table-cell table:formula="of:=[.P6]/[.E6]" office:value-type="float" office:value="2.71076789904098" calcext:value-type="float">
            <text:p>2.711</text:p>
          </table:table-cell>
          <table:table-cell table:style-name="ce32" office:value-type="string" calcext:value-type="string">
            <text:p>b</text:p>
          </table:table-cell>
          <table:table-cell table:style-name="ce36" office:value-type="float" office:value="0.00016" calcext:value-type="float">
            <text:p>1.60E-04</text:p>
          </table:table-cell>
          <table:table-cell table:style-name="ce38" table:formula="of:=[.H4]*([.$Y$3]+[.$Y$4]*[.$B$2]^2)" office:value-type="float" office:value="113.42" calcext:value-type="float">
            <text:p>113</text:p>
          </table:table-cell>
          <table:table-cell table:formula="of:=([.Z4]-[.E4])^2/([.Z4]+[.E4])^2" office:value-type="float" office:value="0.728239852276439" calcext:value-type="float">
            <text:p>0.728</text:p>
          </table:table-cell>
          <table:table-cell table:formula="of:=IF([.F4]&gt;=0.5;[.Z4]/[.E4];&quot;&quot;)">
            <text:p/>
          </table:table-cell>
          <table:table-cell table:number-columns-repeated="3"/>
          <table:table-cell table:formula="of:=SQRT([.F4]^2+0.139^2)" office:value-type="float" office:value="0.457" calcext:value-type="float">
            <text:p>0.457</text:p>
          </table:table-cell>
          <table:table-cell table:formula="of:=[.E4]*[.F4]^2/[.AF4]" office:value-type="float" office:value="594.545603501094" calcext:value-type="float">
            <text:p>594.546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399" calcext:value-type="float">
            <text:p>0.399</text:p>
          </table:table-cell>
          <table:table-cell table:style-name="ce9" office:value-type="float" office:value="0.39773" calcext:value-type="float">
            <text:p>0.398</text:p>
          </table:table-cell>
          <table:table-cell table:style-name="ce12" office:value-type="float" office:value="949.85" calcext:value-type="float">
            <text:p>949.85</text:p>
          </table:table-cell>
          <table:table-cell table:style-name="ce10" table:formula="of:=SQRT(([.C5]+0.139)^2-0.139^2)" office:value-type="float" office:value="0.519733585599392" calcext:value-type="float">
            <text:p>0.52</text:p>
          </table:table-cell>
          <table:table-cell table:style-name="ce10" office:value-type="float" office:value="4040" calcext:value-type="float">
            <text:p>4040</text:p>
          </table:table-cell>
          <table:table-cell table:style-name="ce15" office:value-type="float" office:value="4010" calcext:value-type="float">
            <text:p>4010</text:p>
          </table:table-cell>
          <table:table-cell table:style-name="ce10" table:formula="of:=[.H5]/[.E5]" office:value-type="float" office:value="4.22171921882403" calcext:value-type="float">
            <text:p>4.222</text:p>
          </table:table-cell>
          <table:table-cell table:style-name="ce18"/>
          <table:table-cell/>
          <table:table-cell table:style-name="ce22" office:value-type="float" office:value="0.38983" calcext:value-type="float">
            <text:p>0.39</text:p>
          </table:table-cell>
          <table:table-cell table:style-name="ce25" office:value-type="float" office:value="737.3" calcext:value-type="float">
            <text:p>737.3</text:p>
          </table:table-cell>
          <table:table-cell table:style-name="ce28" table:number-columns-repeated="2"/>
          <table:table-cell table:style-name="ce9" table:formula="of:=[.$O$3]*[.H5]" office:value-type="float" office:value="4010" calcext:value-type="float">
            <text:p>4010</text:p>
          </table:table-cell>
          <table:table-cell table:formula="of:=([.P5]-[.E5])^2" office:value-type="float" office:value="9364518.0225" calcext:value-type="float">
            <text:p>9364518.023</text:p>
          </table:table-cell>
          <table:table-cell table:number-columns-repeated="4"/>
          <table:table-cell office:value-type="float" office:value="0.370104100764939" calcext:value-type="float">
            <text:p>0.37</text:p>
          </table:table-cell>
          <table:table-cell table:formula="of:=[.P7]/[.E7]" office:value-type="float" office:value="2.46736067176626" calcext:value-type="float">
            <text:p>2.467</text:p>
          </table:table-cell>
          <table:table-cell/>
          <table:table-cell table:style-name="ce33"/>
          <table:table-cell table:style-name="ce38" table:formula="of:=[.H5]*([.$Y$3]+[.$Y$4]*[.$B$2]^2)" office:value-type="float" office:value="1716.28" calcext:value-type="float">
            <text:p>1716</text:p>
          </table:table-cell>
          <table:table-cell table:formula="of:=([.Z5]-[.E5])^2/([.Z5]+[.E5])^2" office:value-type="float" office:value="0.0826384852698958" calcext:value-type="float">
            <text:p>0.083</text:p>
          </table:table-cell>
          <table:table-cell table:formula="of:=IF([.F5]&gt;=0.5;[.Z5]/[.E5];&quot;&quot;)" office:value-type="float" office:value="1.80689582565668" calcext:value-type="float">
            <text:p>1.807</text:p>
          </table:table-cell>
          <table:table-cell table:formula="of:=1/[.AB5]" office:value-type="float" office:value="0.553435336891416" calcext:value-type="float">
            <text:p>0.553</text:p>
          </table:table-cell>
          <table:table-cell table:number-columns-repeated="2"/>
          <table:table-cell table:formula="of:=SQRT([.F5]^2+0.139^2)" office:value-type="float" office:value="0.538" calcext:value-type="float">
            <text:p>0.538</text:p>
          </table:table-cell>
          <table:table-cell table:formula="of:=[.E5]*[.F5]^2/[.AF5]" office:value-type="float" office:value="476.907679460967" calcext:value-type="float">
            <text:p>476.90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<text:s/></text:p>
          </table:table-cell>
          <table:table-cell/>
          <table:table-cell table:style-name="ce5" office:value-type="float" office:value="0.567" calcext:value-type="float">
            <text:p>0.567</text:p>
          </table:table-cell>
          <table:table-cell table:style-name="ce9" office:value-type="float" office:value="0.5625" calcext:value-type="float">
            <text:p>0.563</text:p>
          </table:table-cell>
          <table:table-cell table:style-name="ce12" office:value-type="float" office:value="438.99" calcext:value-type="float">
            <text:p>438.99</text:p>
          </table:table-cell>
          <table:table-cell table:style-name="ce10" table:formula="of:=SQRT(([.C6]+0.139)^2-0.139^2)" office:value-type="float" office:value="0.692181334622655" calcext:value-type="float">
            <text:p>0.692</text:p>
          </table:table-cell>
          <table:table-cell table:style-name="ce10" office:value-type="float" office:value="1230" calcext:value-type="float">
            <text:p>1230</text:p>
          </table:table-cell>
          <table:table-cell table:style-name="ce15" office:value-type="float" office:value="1190" calcext:value-type="float">
            <text:p>1190</text:p>
          </table:table-cell>
          <table:table-cell table:style-name="ce10" table:formula="of:=[.H6]/[.E6]" office:value-type="float" office:value="2.71076789904098" calcext:value-type="float">
            <text:p>2.711</text:p>
          </table:table-cell>
          <table:table-cell table:style-name="ce18"/>
          <table:table-cell/>
          <table:table-cell table:style-name="ce22" office:value-type="float" office:value="0.55367" calcext:value-type="float">
            <text:p>0.554</text:p>
          </table:table-cell>
          <table:table-cell table:style-name="ce25" office:value-type="float" office:value="295.52" calcext:value-type="float">
            <text:p>295.52</text:p>
          </table:table-cell>
          <table:table-cell table:style-name="ce28" table:number-columns-repeated="2"/>
          <table:table-cell table:style-name="ce9" table:formula="of:=[.$O$3]*[.H6]" office:value-type="float" office:value="1190" calcext:value-type="float">
            <text:p>1190</text:p>
          </table:table-cell>
          <table:table-cell table:formula="of:=([.P6]-[.E6])^2" office:value-type="float" office:value="564016.0201" calcext:value-type="float">
            <text:p>564016.02</text:p>
          </table:table-cell>
          <table:table-cell table:number-columns-repeated="4"/>
          <table:table-cell office:value-type="float" office:value="0.350696310064911" calcext:value-type="float">
            <text:p>0.351</text:p>
          </table:table-cell>
          <table:table-cell table:formula="of:=[.P8]/[.E8]" office:value-type="float" office:value="2.33797540043274" calcext:value-type="float">
            <text:p>2.338</text:p>
          </table:table-cell>
          <table:table-cell table:style-name="ce32" office:value-type="string" calcext:value-type="string">
            <text:p>fit</text:p>
          </table:table-cell>
          <table:table-cell table:style-name="ce33"/>
          <table:table-cell table:style-name="ce38" table:formula="of:=[.H6]*([.$Y$3]+[.$Y$4]*[.$B$2]^2)" office:value-type="float" office:value="509.32" calcext:value-type="float">
            <text:p>509</text:p>
          </table:table-cell>
          <table:table-cell table:formula="of:=([.Z6]-[.E6])^2/([.Z6]+[.E6])^2" office:value-type="float" office:value="0.00550022650205116" calcext:value-type="float">
            <text:p>0.006</text:p>
          </table:table-cell>
          <table:table-cell table:formula="of:=IF([.F6]&gt;=0.5;[.Z6]/[.E6];&quot;&quot;)" office:value-type="float" office:value="1.16020866078954" calcext:value-type="float">
            <text:p>1.16</text:p>
          </table:table-cell>
          <table:table-cell table:formula="of:=1/[.AB6]" office:value-type="float" office:value="0.861913924448284" calcext:value-type="float">
            <text:p>0.862</text:p>
          </table:table-cell>
          <table:table-cell table:number-columns-repeated="2"/>
          <table:table-cell table:formula="of:=SQRT([.F6]^2+0.139^2)" office:value-type="float" office:value="0.706" calcext:value-type="float">
            <text:p>0.706</text:p>
          </table:table-cell>
          <table:table-cell table:formula="of:=[.E6]*[.F6]^2/[.AF6]" office:value-type="float" office:value="297.913164093484" calcext:value-type="float">
            <text:p>297.913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712" calcext:value-type="float">
            <text:p>0.712</text:p>
          </table:table-cell>
          <table:table-cell table:style-name="ce9" office:value-type="float" office:value="0.71023" calcext:value-type="float">
            <text:p>0.71</text:p>
          </table:table-cell>
          <table:table-cell table:style-name="ce12" office:value-type="float" office:value="173.87" calcext:value-type="float">
            <text:p>173.87</text:p>
          </table:table-cell>
          <table:table-cell table:style-name="ce10" table:formula="of:=SQRT(([.C7]+0.139)^2-0.139^2)" office:value-type="float" office:value="0.839571319186167" calcext:value-type="float">
            <text:p>0.84</text:p>
          </table:table-cell>
          <table:table-cell table:style-name="ce10" office:value-type="float" office:value="435" calcext:value-type="float">
            <text:p>435</text:p>
          </table:table-cell>
          <table:table-cell table:style-name="ce15" office:value-type="float" office:value="429" calcext:value-type="float">
            <text:p>429</text:p>
          </table:table-cell>
          <table:table-cell table:style-name="ce10" table:formula="of:=[.H7]/[.E7]" office:value-type="float" office:value="2.46736067176626" calcext:value-type="float">
            <text:p>2.467</text:p>
          </table:table-cell>
          <table:table-cell table:style-name="ce18"/>
          <table:table-cell/>
          <table:table-cell table:style-name="ce22" office:value-type="float" office:value="0.70621" calcext:value-type="float">
            <text:p>0.706</text:p>
          </table:table-cell>
          <table:table-cell table:style-name="ce25" office:value-type="float" office:value="124.62" calcext:value-type="float">
            <text:p>124.62</text:p>
          </table:table-cell>
          <table:table-cell table:style-name="ce28" table:number-columns-repeated="2"/>
          <table:table-cell table:style-name="ce9" table:formula="of:=[.$O$3]*[.H7]" office:value-type="float" office:value="429" calcext:value-type="float">
            <text:p>429</text:p>
          </table:table-cell>
          <table:table-cell table:formula="of:=([.P7]-[.E7])^2" office:value-type="float" office:value="65091.3169" calcext:value-type="float">
            <text:p>65091.317</text:p>
          </table:table-cell>
          <table:table-cell table:number-columns-repeated="4"/>
          <table:table-cell office:value-type="float" office:value="0.30743565300286" calcext:value-type="float">
            <text:p>0.307</text:p>
          </table:table-cell>
          <table:table-cell table:formula="of:=[.P9]/[.E9]" office:value-type="float" office:value="2.04957102001907" calcext:value-type="float">
            <text:p>2.05</text:p>
          </table:table-cell>
          <table:table-cell table:style-name="ce32" office:value-type="string" calcext:value-type="string">
            <text:p>sigma*(a+b*theta^2)</text:p>
          </table:table-cell>
          <table:table-cell/>
          <table:table-cell table:style-name="ce38" table:formula="of:=[.H7]*([.$Y$3]+[.$Y$4]*[.$B$2]^2)" office:value-type="float" office:value="183.612" calcext:value-type="float">
            <text:p>184</text:p>
          </table:table-cell>
          <table:table-cell table:formula="of:=([.Z7]-[.E7])^2/([.Z7]+[.E7])^2" office:value-type="float" office:value="0.000742656339157624" calcext:value-type="float">
            <text:p>0.001</text:p>
          </table:table-cell>
          <table:table-cell table:formula="of:=IF([.F7]&gt;=0.5;[.Z7]/[.E7];&quot;&quot;)" office:value-type="float" office:value="1.05603036751596" calcext:value-type="float">
            <text:p>1.056</text:p>
          </table:table-cell>
          <table:table-cell table:formula="of:=1/[.AB7]" office:value-type="float" office:value="0.946942465634054" calcext:value-type="float">
            <text:p>0.947</text:p>
          </table:table-cell>
          <table:table-cell table:number-columns-repeated="2"/>
          <table:table-cell table:formula="of:=SQRT([.F7]^2+0.139^2)" office:value-type="float" office:value="0.851" calcext:value-type="float">
            <text:p>0.851</text:p>
          </table:table-cell>
          <table:table-cell table:formula="of:=[.E7]*[.F7]^2/[.AF7]" office:value-type="float" office:value="144.015846768508" calcext:value-type="float">
            <text:p>144.016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851" calcext:value-type="float">
            <text:p>0.851</text:p>
          </table:table-cell>
          <table:table-cell table:style-name="ce9" office:value-type="float" office:value="0.85227" calcext:value-type="float">
            <text:p>0.852</text:p>
          </table:table-cell>
          <table:table-cell table:style-name="ce12" office:value-type="float" office:value="68.863" calcext:value-type="float">
            <text:p>68.863</text:p>
          </table:table-cell>
          <table:table-cell table:style-name="ce10" table:formula="of:=SQRT(([.C8]+0.139)^2-0.139^2)" office:value-type="float" office:value="0.980193348273696" calcext:value-type="float">
            <text:p>0.98</text:p>
          </table:table-cell>
          <table:table-cell table:style-name="ce10" office:value-type="float" office:value="160" calcext:value-type="float">
            <text:p>160</text:p>
          </table:table-cell>
          <table:table-cell table:style-name="ce15" office:value-type="float" office:value="161" calcext:value-type="float">
            <text:p>161</text:p>
          </table:table-cell>
          <table:table-cell table:style-name="ce10" table:formula="of:=[.H8]/[.E8]" office:value-type="float" office:value="2.33797540043274" calcext:value-type="float">
            <text:p>2.338</text:p>
          </table:table-cell>
          <table:table-cell table:style-name="ce18"/>
          <table:table-cell/>
          <table:table-cell table:style-name="ce22" office:value-type="float" office:value="0.84181" calcext:value-type="float">
            <text:p>0.842</text:p>
          </table:table-cell>
          <table:table-cell table:style-name="ce25" office:value-type="float" office:value="55.29" calcext:value-type="float">
            <text:p>55.29</text:p>
          </table:table-cell>
          <table:table-cell table:style-name="ce28" table:number-columns-repeated="2"/>
          <table:table-cell table:style-name="ce9" table:formula="of:=[.$O$3]*[.H8]" office:value-type="float" office:value="161" calcext:value-type="float">
            <text:p>161</text:p>
          </table:table-cell>
          <table:table-cell table:formula="of:=([.P8]-[.E8])^2" office:value-type="float" office:value="8489.226769" calcext:value-type="float">
            <text:p>8489.227</text:p>
          </table:table-cell>
          <table:table-cell table:number-columns-repeated="4"/>
          <table:table-cell office:value-type="float" office:value="0.309944605644949" calcext:value-type="float">
            <text:p>0.31</text:p>
          </table:table-cell>
          <table:table-cell table:formula="of:=[.P10]/[.E10]" office:value-type="float" office:value="2.06629737096632" calcext:value-type="float">
            <text:p>2.066</text:p>
          </table:table-cell>
          <table:table-cell table:number-columns-repeated="2"/>
          <table:table-cell table:style-name="ce38" table:formula="of:=[.H8]*([.$Y$3]+[.$Y$4]*[.$B$2]^2)" office:value-type="float" office:value="68.908" calcext:value-type="float">
            <text:p>69</text:p>
          </table:table-cell>
          <table:table-cell table:formula="of:=([.Z8]-[.E8])^2/([.Z8]+[.E8])^2" office:value-type="float" office:value="0.000000106686484868928" calcext:value-type="float">
            <text:p>0</text:p>
          </table:table-cell>
          <table:table-cell table:formula="of:=IF([.F8]&gt;=0.5;[.Z8]/[.E8];&quot;&quot;)" office:value-type="float" office:value="1.00065347138521" calcext:value-type="float">
            <text:p>1.001</text:p>
          </table:table-cell>
          <table:table-cell table:formula="of:=1/[.AB8]" office:value-type="float" office:value="0.999346955360771" calcext:value-type="float">
            <text:p>0.999</text:p>
          </table:table-cell>
          <table:table-cell table:number-columns-repeated="2"/>
          <table:table-cell table:formula="of:=SQRT([.F8]^2+0.139^2)" office:value-type="float" office:value="0.99" calcext:value-type="float">
            <text:p>0.99</text:p>
          </table:table-cell>
          <table:table-cell table:formula="of:=[.E8]*[.F8]^2/[.AF8]" office:value-type="float" office:value="66.8304285626263" calcext:value-type="float">
            <text:p>66.83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9" office:value-type="float" office:value="1.0057" calcext:value-type="float">
            <text:p>1.006</text:p>
          </table:table-cell>
          <table:table-cell table:style-name="ce12" office:value-type="float" office:value="27.274" calcext:value-type="float">
            <text:p>27.274</text:p>
          </table:table-cell>
          <table:table-cell table:style-name="ce10" table:formula="of:=SQRT(([.C9]+0.139)^2-0.139^2)" office:value-type="float" office:value="1.13048662088501" calcext:value-type="float">
            <text:p>1.13</text:p>
          </table:table-cell>
          <table:table-cell table:style-name="ce10" office:value-type="float" office:value="53.6" calcext:value-type="float">
            <text:p>53.6</text:p>
          </table:table-cell>
          <table:table-cell table:style-name="ce15" office:value-type="float" office:value="55.9" calcext:value-type="float">
            <text:p>55.9</text:p>
          </table:table-cell>
          <table:table-cell table:style-name="ce10" table:formula="of:=[.H9]/[.E9]" office:value-type="float" office:value="2.04957102001907" calcext:value-type="float">
            <text:p>2.05</text:p>
          </table:table-cell>
          <table:table-cell table:style-name="ce18"/>
          <table:table-cell/>
          <table:table-cell table:style-name="ce22" office:value-type="float" office:value="0.99435" calcext:value-type="float">
            <text:p>0.994</text:p>
          </table:table-cell>
          <table:table-cell table:style-name="ce25" office:value-type="float" office:value="22.161" calcext:value-type="float">
            <text:p>22.161</text:p>
          </table:table-cell>
          <table:table-cell table:style-name="ce28" table:number-columns-repeated="2"/>
          <table:table-cell table:style-name="ce9" table:formula="of:=[.$O$3]*[.H9]" office:value-type="float" office:value="55.9" calcext:value-type="float">
            <text:p>55.9</text:p>
          </table:table-cell>
          <table:table-cell table:formula="of:=([.P9]-[.E9])^2" office:value-type="float" office:value="819.447876" calcext:value-type="float">
            <text:p>819.448</text:p>
          </table:table-cell>
          <table:table-cell table:number-columns-repeated="6"/>
          <table:table-cell office:value-type="string" calcext:value-type="string">
            <text:p>(fit in incl-pi.wb3)</text:p>
          </table:table-cell>
          <table:table-cell/>
          <table:table-cell table:style-name="ce48" table:formula="of:=[.H9]*([.$Y$3]+[.$Y$4]*[.$B$2]^2)" office:value-type="float" office:value="23.9252" calcext:value-type="float">
            <text:p>23.9</text:p>
          </table:table-cell>
          <table:table-cell table:formula="of:=([.Z9]-[.E9])^2/([.Z9]+[.E9])^2" office:value-type="float" office:value="0.00427811122899395" calcext:value-type="float">
            <text:p>0.004</text:p>
          </table:table-cell>
          <table:table-cell table:formula="of:=IF([.F9]&gt;=0.5;[.Z9]/[.E9];&quot;&quot;)" office:value-type="float" office:value="0.87721639656816" calcext:value-type="float">
            <text:p>0.877</text:p>
          </table:table-cell>
          <table:table-cell table:formula="of:=1/[.AB9]" office:value-type="float" office:value="1.13996957183221" calcext:value-type="float">
            <text:p>1.14</text:p>
          </table:table-cell>
          <table:table-cell table:number-columns-repeated="2"/>
          <table:table-cell table:formula="of:=SQRT([.F9]^2+0.139^2)" office:value-type="float" office:value="1.139" calcext:value-type="float">
            <text:p>1.139</text:p>
          </table:table-cell>
          <table:table-cell table:formula="of:=[.E9]*[.F9]^2/[.AF9]" office:value-type="float" office:value="30.602433713784" calcext:value-type="float">
            <text:p>30.602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1.12" calcext:value-type="float">
            <text:p>1.12</text:p>
          </table:table-cell>
          <table:table-cell table:style-name="ce9" office:value-type="float" office:value="1.125" calcext:value-type="float">
            <text:p>1.125</text:p>
          </table:table-cell>
          <table:table-cell table:style-name="ce12" office:value-type="float" office:value="11.373" calcext:value-type="float">
            <text:p>11.373</text:p>
          </table:table-cell>
          <table:table-cell table:style-name="ce10" table:formula="of:=SQRT(([.C10]+0.139)^2-0.139^2)" office:value-type="float" office:value="1.25130332054223" calcext:value-type="float">
            <text:p>1.251</text:p>
          </table:table-cell>
          <table:table-cell table:style-name="ce10" office:value-type="float" office:value="22.7" calcext:value-type="float">
            <text:p>22.7</text:p>
          </table:table-cell>
          <table:table-cell table:style-name="ce15" office:value-type="float" office:value="23.5" calcext:value-type="float">
            <text:p>23.5</text:p>
          </table:table-cell>
          <table:table-cell table:style-name="ce10" table:formula="of:=[.H10]/[.E10]" office:value-type="float" office:value="2.06629737096632" calcext:value-type="float">
            <text:p>2.066</text:p>
          </table:table-cell>
          <table:table-cell table:style-name="ce18"/>
          <table:table-cell/>
          <table:table-cell table:style-name="ce22" office:value-type="float" office:value="1.113" calcext:value-type="float">
            <text:p>1.113</text:p>
          </table:table-cell>
          <table:table-cell table:style-name="ce25" office:value-type="float" office:value="9.8321" calcext:value-type="float">
            <text:p>9.832</text:p>
          </table:table-cell>
          <table:table-cell table:style-name="ce28" table:number-columns-repeated="2"/>
          <table:table-cell table:style-name="ce9" table:formula="of:=[.$O$3]*[.H10]" office:value-type="float" office:value="23.5" calcext:value-type="float">
            <text:p>23.5</text:p>
          </table:table-cell>
          <table:table-cell table:formula="of:=([.P10]-[.E10])^2" office:value-type="float" office:value="147.064129" calcext:value-type="float">
            <text:p>147.064</text:p>
          </table:table-cell>
          <table:table-cell table:number-columns-repeated="6"/>
          <table:table-cell office:value-type="string" calcext:value-type="string">
            <text:p>a+b*theta^2</text:p>
          </table:table-cell>
          <table:table-cell table:formula="of:=[.$Y$3]+[.$Y$4]*[.B2]^2" office:value-type="float" office:value="0.428" calcext:value-type="float">
            <text:p>0.428</text:p>
          </table:table-cell>
          <table:table-cell table:style-name="ce48" table:formula="of:=[.H10]*([.$Y$3]+[.$Y$4]*[.$B$2]^2)" office:value-type="float" office:value="10.058" calcext:value-type="float">
            <text:p>10.1</text:p>
          </table:table-cell>
          <table:table-cell table:formula="of:=([.Z10]-[.E10])^2/([.Z10]+[.E10])^2" office:value-type="float" office:value="0.00376501432617099" calcext:value-type="float">
            <text:p>0.004</text:p>
          </table:table-cell>
          <table:table-cell table:formula="of:=IF([.F10]&gt;=0.5;[.Z10]/[.E10];&quot;&quot;)" office:value-type="float" office:value="0.884375274773586" calcext:value-type="float">
            <text:p>0.884</text:p>
          </table:table-cell>
          <table:table-cell table:formula="of:=1/[.AB10]" office:value-type="float" office:value="1.13074169815073" calcext:value-type="float">
            <text:p>1.131</text:p>
          </table:table-cell>
          <table:table-cell table:number-columns-repeated="2"/>
          <table:table-cell table:formula="of:=SQRT([.F10]^2+0.139^2)" office:value-type="float" office:value="1.259" calcext:value-type="float">
            <text:p>1.259</text:p>
          </table:table-cell>
          <table:table-cell table:formula="of:=[.E10]*[.F10]^2/[.AF10]" office:value-type="float" office:value="14.1440734551231" calcext:value-type="float">
            <text:p>14.144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/>
          <table:table-cell table:style-name="ce10"/>
          <table:table-cell table:style-name="ce5"/>
          <table:table-cell table:style-name="ce10" table:number-columns-repeated="2"/>
          <table:table-cell table:style-name="ce15"/>
          <table:table-cell table:style-name="ce10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0"/>
          <table:table-cell/>
          <table:table-cell table:style-name="ce29" table:formula="of:=SUMIF([.F3:.F10];[.$O$30];[.Q3:.Q10])" office:value-type="float" office:value="10003081.098274" calcext:value-type="float">
            <text:p>1.00E+07</text:p>
          </table:table-cell>
          <table:table-cell table:number-columns-repeated="7"/>
          <table:table-cell table:style-name="ce38"/>
          <table:table-cell table:number-columns-repeated="998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5" office:value-type="float" office:value="0.239" calcext:value-type="float">
            <text:p>0.239</text:p>
          </table:table-cell>
          <table:table-cell table:style-name="ce9" office:value-type="float" office:value="0.23295" calcext:value-type="float">
            <text:p>0.233</text:p>
          </table:table-cell>
          <table:table-cell table:style-name="ce12" office:value-type="float" office:value="1108.4" calcext:value-type="float">
            <text:p>1108.4</text:p>
          </table:table-cell>
          <table:table-cell table:style-name="ce10" table:formula="of:=SQRT(([.C12]+0.139)^2-0.139^2)" office:value-type="float" office:value="0.351515291274789" calcext:value-type="float">
            <text:p>0.352</text:p>
          </table:table-cell>
          <table:table-cell table:style-name="ce10"/>
          <table:table-cell table:style-name="ce15" office:value-type="float" office:value="364" calcext:value-type="float">
            <text:p>364</text:p>
          </table:table-cell>
          <table:table-cell table:style-name="ce10"/>
          <table:table-cell table:style-name="ce18" office:value-type="string" calcext:value-type="string">
            <text:p>epc 60°</text:p>
          </table:table-cell>
          <table:table-cell table:number-columns-repeated="2"/>
          <table:table-cell table:style-name="ce18"/>
          <table:table-cell/>
          <table:table-cell office:value-type="float" office:value="1" calcext:value-type="float">
            <text:p>1</text:p>
          </table:table-cell>
          <table:table-cell table:style-name="ce9" table:formula="of:=[.$O$3]*[.H12]" office:value-type="float" office:value="364" calcext:value-type="float">
            <text:p>364</text:p>
          </table:table-cell>
          <table:table-cell table:formula="of:=([.P12]-[.E12])^2" office:value-type="float" office:value="554131.36" calcext:value-type="float">
            <text:p>554131.36</text:p>
          </table:table-cell>
          <table:table-cell table:style-name="ce29"/>
          <table:table-cell table:number-columns-repeated="3"/>
          <table:table-cell office:value-type="float" office:value="0.468531902354291" calcext:value-type="float">
            <text:p>0.469</text:p>
          </table:table-cell>
          <table:table-cell table:formula="of:=[.P14]/[.E14]" office:value-type="float" office:value="3.12354601569528" calcext:value-type="float">
            <text:p>3.124</text:p>
          </table:table-cell>
          <table:table-cell table:number-columns-repeated="2"/>
          <table:table-cell table:style-name="ce38" table:formula="of:=[.H12]*([.$Y$3]+[.$Y$4]*[.$B$12]^2)" office:value-type="float" office:value="272.272" calcext:value-type="float">
            <text:p>272</text:p>
          </table:table-cell>
          <table:table-cell table:formula="of:=([.Z12]-[.E12])^2/([.Z12]+[.E12])^2" office:value-type="float" office:value="0.366745251530557" calcext:value-type="float">
            <text:p>0.367</text:p>
          </table:table-cell>
          <table:table-cell table:formula="of:=IF([.F12]&gt;=0.5;[.Z12]/[.E12];&quot;&quot;)">
            <text:p/>
          </table:table-cell>
          <table:table-cell/>
          <table:table-cell office:value-type="string" calcext:value-type="string">
            <text:p>epc-v2 60°</text:p>
          </table:table-cell>
          <table:table-cell/>
          <table:table-cell table:formula="of:=SQRT([.F12]^2+0.139^2)" office:value-type="float" office:value="0.378" calcext:value-type="float">
            <text:p>0.378</text:p>
          </table:table-cell>
          <table:table-cell table:formula="of:=[.E12]*[.F12]^2/[.AF12]" office:value-type="float" office:value="362.320712169312" calcext:value-type="float">
            <text:p>362.321</text:p>
          </table:table-cell>
          <table:table-cell table:number-columns-repeated="991"/>
        </table:table-row>
        <table:table-row table:style-name="ro3">
          <table:table-cell/>
          <table:table-cell office:value-type="string" calcext:value-type="string">
            <text:p>pi+ 60°</text:p>
          </table:table-cell>
          <table:table-cell table:style-name="ce5" office:value-type="float" office:value="0.318" calcext:value-type="float">
            <text:p>0.318</text:p>
          </table:table-cell>
          <table:table-cell table:style-name="ce9" office:value-type="float" office:value="0.3125" calcext:value-type="float">
            <text:p>0.313</text:p>
          </table:table-cell>
          <table:table-cell table:style-name="ce12" office:value-type="float" office:value="597.77" calcext:value-type="float">
            <text:p>597.77</text:p>
          </table:table-cell>
          <table:table-cell table:style-name="ce10" table:formula="of:=SQRT(([.C13]+0.139)^2-0.139^2)" office:value-type="float" office:value="0.435348136552805" calcext:value-type="float">
            <text:p>0.435</text:p>
          </table:table-cell>
          <table:table-cell table:style-name="ce10"/>
          <table:table-cell table:style-name="ce15" office:value-type="float" office:value="243" calcext:value-type="float">
            <text:p>243</text:p>
          </table:table-cell>
          <table:table-cell table:style-name="ce10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13]" office:value-type="float" office:value="243" calcext:value-type="float">
            <text:p>243</text:p>
          </table:table-cell>
          <table:table-cell table:formula="of:=([.P13]-[.E13])^2" office:value-type="float" office:value="125861.7529" calcext:value-type="float">
            <text:p>125861.753</text:p>
          </table:table-cell>
          <table:table-cell table:style-name="ce29"/>
          <table:table-cell table:number-columns-repeated="3"/>
          <table:table-cell office:value-type="float" office:value="0.287935502447452" calcext:value-type="float">
            <text:p>0.288</text:p>
          </table:table-cell>
          <table:table-cell table:formula="of:=[.P15]/[.E15]" office:value-type="float" office:value="1.91957001631635" calcext:value-type="float">
            <text:p>1.92</text:p>
          </table:table-cell>
          <table:table-cell table:number-columns-repeated="2"/>
          <table:table-cell table:style-name="ce38" table:formula="of:=[.H13]*([.$Y$3]+[.$Y$4]*[.$B$12]^2)" office:value-type="float" office:value="181.764" calcext:value-type="float">
            <text:p>182</text:p>
          </table:table-cell>
          <table:table-cell table:formula="of:=([.Z13]-[.E13])^2/([.Z13]+[.E13])^2" office:value-type="float" office:value="0.284792838911409" calcext:value-type="float">
            <text:p>0.285</text:p>
          </table:table-cell>
          <table:table-cell table:formula="of:=IF([.F13]&gt;=0.5;[.Z13]/[.E13];&quot;&quot;)">
            <text:p/>
          </table:table-cell>
          <table:table-cell table:number-columns-repeated="3"/>
          <table:table-cell table:formula="of:=SQRT([.F13]^2+0.139^2)" office:value-type="float" office:value="0.457" calcext:value-type="float">
            <text:p>0.457</text:p>
          </table:table-cell>
          <table:table-cell table:formula="of:=[.E13]*[.F13]^2/[.AF13]" office:value-type="float" office:value="247.908430109409" calcext:value-type="float">
            <text:p>247.908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399" calcext:value-type="float">
            <text:p>0.399</text:p>
          </table:table-cell>
          <table:table-cell table:style-name="ce9" office:value-type="float" office:value="0.40341" calcext:value-type="float">
            <text:p>0.403</text:p>
          </table:table-cell>
          <table:table-cell table:style-name="ce12" office:value-type="float" office:value="322.39" calcext:value-type="float">
            <text:p>322.39</text:p>
          </table:table-cell>
          <table:table-cell table:style-name="ce10" table:formula="of:=SQRT(([.C14]+0.139)^2-0.139^2)" office:value-type="float" office:value="0.519733585599392" calcext:value-type="float">
            <text:p>0.52</text:p>
          </table:table-cell>
          <table:table-cell table:style-name="ce10"/>
          <table:table-cell table:style-name="ce15" office:value-type="float" office:value="1007" calcext:value-type="float">
            <text:p>1007</text:p>
          </table:table-cell>
          <table:table-cell table:style-name="ce10" table:formula="of:=[.H14]/[.E14]" office:value-type="float" office:value="3.12354601569528" calcext:value-type="float">
            <text:p>3.124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14]" office:value-type="float" office:value="1007" calcext:value-type="float">
            <text:p>1007</text:p>
          </table:table-cell>
          <table:table-cell table:formula="of:=([.P14]-[.E14])^2" office:value-type="float" office:value="468690.8521" calcext:value-type="float">
            <text:p>468690.852</text:p>
          </table:table-cell>
          <table:table-cell table:style-name="ce29"/>
          <table:table-cell table:number-columns-repeated="3"/>
          <table:table-cell office:value-type="float" office:value="0.247961803522364" calcext:value-type="float">
            <text:p>0.248</text:p>
          </table:table-cell>
          <table:table-cell table:formula="of:=[.P16]/[.E16]" office:value-type="float" office:value="1.65307869014909" calcext:value-type="float">
            <text:p>1.653</text:p>
          </table:table-cell>
          <table:table-cell table:number-columns-repeated="2"/>
          <table:table-cell table:style-name="ce38" table:formula="of:=[.H14]*([.$Y$3]+[.$Y$4]*[.$B$12]^2)" office:value-type="float" office:value="753.236" calcext:value-type="float">
            <text:p>753</text:p>
          </table:table-cell>
          <table:table-cell table:formula="of:=([.Z14]-[.E14])^2/([.Z14]+[.E14])^2" office:value-type="float" office:value="0.160443285861491" calcext:value-type="float">
            <text:p>0.16</text:p>
          </table:table-cell>
          <table:table-cell table:formula="of:=IF([.F14]&gt;=0.5;[.Z14]/[.E14];&quot;&quot;)" office:value-type="float" office:value="2.33641241974007" calcext:value-type="float">
            <text:p>2.336</text:p>
          </table:table-cell>
          <table:table-cell table:formula="of:=1/[.AB14]" office:value-type="float" office:value="0.428006627404957" calcext:value-type="float">
            <text:p>0.428</text:p>
          </table:table-cell>
          <table:table-cell table:number-columns-repeated="2"/>
          <table:table-cell table:formula="of:=SQRT([.F14]^2+0.139^2)" office:value-type="float" office:value="0.538" calcext:value-type="float">
            <text:p>0.538</text:p>
          </table:table-cell>
          <table:table-cell table:formula="of:=[.E14]*[.F14]^2/[.AF14]" office:value-type="float" office:value="161.867944182156" calcext:value-type="float">
            <text:p>161.868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567" calcext:value-type="float">
            <text:p>0.567</text:p>
          </table:table-cell>
          <table:table-cell table:style-name="ce9" office:value-type="float" office:value="0.56818" calcext:value-type="float">
            <text:p>0.568</text:p>
          </table:table-cell>
          <table:table-cell table:style-name="ce12" office:value-type="float" office:value="93.771" calcext:value-type="float">
            <text:p>93.771</text:p>
          </table:table-cell>
          <table:table-cell table:style-name="ce10" table:formula="of:=SQRT(([.C15]+0.139)^2-0.139^2)" office:value-type="float" office:value="0.692181334622655" calcext:value-type="float">
            <text:p>0.692</text:p>
          </table:table-cell>
          <table:table-cell table:style-name="ce10"/>
          <table:table-cell table:style-name="ce15" office:value-type="float" office:value="180" calcext:value-type="float">
            <text:p>180</text:p>
          </table:table-cell>
          <table:table-cell table:style-name="ce10" table:formula="of:=[.H15]/[.E15]" office:value-type="float" office:value="1.91957001631635" calcext:value-type="float">
            <text:p>1.92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15]" office:value-type="float" office:value="180" calcext:value-type="float">
            <text:p>180</text:p>
          </table:table-cell>
          <table:table-cell table:formula="of:=([.P15]-[.E15])^2" office:value-type="float" office:value="7435.440441" calcext:value-type="float">
            <text:p>7435.44</text:p>
          </table:table-cell>
          <table:table-cell table:style-name="ce29"/>
          <table:table-cell table:number-columns-repeated="3"/>
          <table:table-cell office:value-type="float" office:value="0.149427856873402" calcext:value-type="float">
            <text:p>0.149</text:p>
          </table:table-cell>
          <table:table-cell table:formula="of:=[.P17]/[.E17]" office:value-type="float" office:value="0.996185712489346" calcext:value-type="float">
            <text:p>0.996</text:p>
          </table:table-cell>
          <table:table-cell table:number-columns-repeated="2"/>
          <table:table-cell table:style-name="ce38" table:formula="of:=[.H15]*([.$Y$3]+[.$Y$4]*[.$B$12]^2)" office:value-type="float" office:value="134.64" calcext:value-type="float">
            <text:p>135</text:p>
          </table:table-cell>
          <table:table-cell table:formula="of:=([.Z15]-[.E15])^2/([.Z15]+[.E15])^2" office:value-type="float" office:value="0.0320150358385544" calcext:value-type="float">
            <text:p>0.032</text:p>
          </table:table-cell>
          <table:table-cell table:formula="of:=IF([.F15]&gt;=0.5;[.Z15]/[.E15];&quot;&quot;)" office:value-type="float" office:value="1.43583837220463" calcext:value-type="float">
            <text:p>1.436</text:p>
          </table:table-cell>
          <table:table-cell table:formula="of:=1/[.AB15]" office:value-type="float" office:value="0.696457219251337" calcext:value-type="float">
            <text:p>0.696</text:p>
          </table:table-cell>
          <table:table-cell table:number-columns-repeated="2"/>
          <table:table-cell table:formula="of:=SQRT([.F15]^2+0.139^2)" office:value-type="float" office:value="0.706" calcext:value-type="float">
            <text:p>0.706</text:p>
          </table:table-cell>
          <table:table-cell table:formula="of:=[.E15]*[.F15]^2/[.AF15]" office:value-type="float" office:value="63.6361085906516" calcext:value-type="float">
            <text:p>63.636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712" calcext:value-type="float">
            <text:p>0.712</text:p>
          </table:table-cell>
          <table:table-cell table:style-name="ce9" office:value-type="float" office:value="0.71023" calcext:value-type="float">
            <text:p>0.71</text:p>
          </table:table-cell>
          <table:table-cell table:style-name="ce12" office:value-type="float" office:value="22.201" calcext:value-type="float">
            <text:p>22.201</text:p>
          </table:table-cell>
          <table:table-cell table:style-name="ce10" table:formula="of:=SQRT(([.C16]+0.139)^2-0.139^2)" office:value-type="float" office:value="0.839571319186167" calcext:value-type="float">
            <text:p>0.84</text:p>
          </table:table-cell>
          <table:table-cell table:style-name="ce10"/>
          <table:table-cell table:style-name="ce15" office:value-type="float" office:value="36.7" calcext:value-type="float">
            <text:p>36.7</text:p>
          </table:table-cell>
          <table:table-cell table:style-name="ce10" table:formula="of:=[.H16]/[.E16]" office:value-type="float" office:value="1.65307869014909" calcext:value-type="float">
            <text:p>1.653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16]" office:value-type="float" office:value="36.7" calcext:value-type="float">
            <text:p>36.7</text:p>
          </table:table-cell>
          <table:table-cell table:formula="of:=([.P16]-[.E16])^2" office:value-type="float" office:value="210.221001" calcext:value-type="float">
            <text:p>210.221</text:p>
          </table:table-cell>
          <table:table-cell table:style-name="ce29"/>
          <table:table-cell table:number-columns-repeated="3"/>
          <table:table-cell office:value-type="float" office:value="0.0567447412834973" calcext:value-type="float">
            <text:p>0.057</text:p>
          </table:table-cell>
          <table:table-cell table:formula="of:=[.P18]/[.E18]" office:value-type="float" office:value="0.378298275223315" calcext:value-type="float">
            <text:p>0.378</text:p>
          </table:table-cell>
          <table:table-cell table:number-columns-repeated="2"/>
          <table:table-cell table:style-name="ce38" table:formula="of:=[.H16]*([.$Y$3]+[.$Y$4]*[.$B$12]^2)" office:value-type="float" office:value="27.4516" calcext:value-type="float">
            <text:p>27</text:p>
          </table:table-cell>
          <table:table-cell table:formula="of:=([.Z16]-[.E16])^2/([.Z16]+[.E16])^2" office:value-type="float" office:value="0.0111823705393875" calcext:value-type="float">
            <text:p>0.011</text:p>
          </table:table-cell>
          <table:table-cell table:formula="of:=IF([.F16]&gt;=0.5;[.Z16]/[.E16];&quot;&quot;)" office:value-type="float" office:value="1.23650286023152" calcext:value-type="float">
            <text:p>1.237</text:p>
          </table:table-cell>
          <table:table-cell table:formula="of:=1/[.AB16]" office:value-type="float" office:value="0.808732460038759" calcext:value-type="float">
            <text:p>0.809</text:p>
          </table:table-cell>
          <table:table-cell table:number-columns-repeated="2"/>
          <table:table-cell table:formula="of:=SQRT([.F16]^2+0.139^2)" office:value-type="float" office:value="0.851" calcext:value-type="float">
            <text:p>0.851</text:p>
          </table:table-cell>
          <table:table-cell table:formula="of:=[.E16]*[.F16]^2/[.AF16]" office:value-type="float" office:value="18.3890022091657" calcext:value-type="float">
            <text:p>18.389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851" calcext:value-type="float">
            <text:p>0.851</text:p>
          </table:table-cell>
          <table:table-cell table:style-name="ce9" office:value-type="float" office:value="0.85227" calcext:value-type="float">
            <text:p>0.852</text:p>
          </table:table-cell>
          <table:table-cell table:style-name="ce12" office:value-type="float" office:value="7.1573" calcext:value-type="float">
            <text:p>7.157</text:p>
          </table:table-cell>
          <table:table-cell table:style-name="ce10" table:formula="of:=SQRT(([.C17]+0.139)^2-0.139^2)" office:value-type="float" office:value="0.980193348273696" calcext:value-type="float">
            <text:p>0.98</text:p>
          </table:table-cell>
          <table:table-cell table:style-name="ce10"/>
          <table:table-cell table:style-name="ce15" office:value-type="float" office:value="7.13" calcext:value-type="float">
            <text:p>7.13</text:p>
          </table:table-cell>
          <table:table-cell table:style-name="ce10" table:formula="of:=[.H17]/[.E17]" office:value-type="float" office:value="0.996185712489346" calcext:value-type="float">
            <text:p>0.996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17]" office:value-type="float" office:value="7.13" calcext:value-type="float">
            <text:p>7.13</text:p>
          </table:table-cell>
          <table:table-cell table:formula="of:=([.P17]-[.E17])^2" office:value-type="float" office:value="0.000745290000000018" calcext:value-type="float">
            <text:p>0.001</text:p>
          </table:table-cell>
          <table:table-cell table:style-name="ce29"/>
          <table:table-cell table:number-columns-repeated="3"/>
          <table:table-cell office:value-type="float" office:value="0.0184059718254034" calcext:value-type="float">
            <text:p>0.018</text:p>
          </table:table-cell>
          <table:table-cell table:formula="of:=[.P19]/[.E19]" office:value-type="float" office:value="0.122706478836023" calcext:value-type="float">
            <text:p>0.123</text:p>
          </table:table-cell>
          <table:table-cell table:number-columns-repeated="2"/>
          <table:table-cell table:style-name="ce49" table:formula="of:=[.H17]*([.$Y$3]+[.$Y$4]*[.$B$12]^2)" office:value-type="float" office:value="5.33324" calcext:value-type="float">
            <text:p>5.33</text:p>
          </table:table-cell>
          <table:table-cell table:formula="of:=([.Z17]-[.E17])^2/([.Z17]+[.E17])^2" office:value-type="float" office:value="0.0213263145501767" calcext:value-type="float">
            <text:p>0.021</text:p>
          </table:table-cell>
          <table:table-cell table:formula="of:=IF([.F17]&gt;=0.5;[.Z17]/[.E17];&quot;&quot;)" office:value-type="float" office:value="0.745146912942031" calcext:value-type="float">
            <text:p>0.745</text:p>
          </table:table-cell>
          <table:table-cell table:formula="of:=1/[.AB17]" office:value-type="float" office:value="1.34201723530162" calcext:value-type="float">
            <text:p>1.342</text:p>
          </table:table-cell>
          <table:table-cell table:number-columns-repeated="2"/>
          <table:table-cell table:formula="of:=SQRT([.F17]^2+0.139^2)" office:value-type="float" office:value="0.99" calcext:value-type="float">
            <text:p>0.99</text:p>
          </table:table-cell>
          <table:table-cell table:formula="of:=[.E17]*[.F17]^2/[.AF17]" office:value-type="float" office:value="6.94604397646465" calcext:value-type="float">
            <text:p>6.946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9" office:value-type="float" office:value="1.0057" calcext:value-type="float">
            <text:p>1.006</text:p>
          </table:table-cell>
          <table:table-cell table:style-name="ce12" office:value-type="float" office:value="2.4293" calcext:value-type="float">
            <text:p>2.429</text:p>
          </table:table-cell>
          <table:table-cell table:style-name="ce10" table:formula="of:=SQRT(([.C18]+0.139)^2-0.139^2)" office:value-type="float" office:value="1.13048662088501" calcext:value-type="float">
            <text:p>1.13</text:p>
          </table:table-cell>
          <table:table-cell table:style-name="ce10"/>
          <table:table-cell table:style-name="ce15" office:value-type="float" office:value="0.919" calcext:value-type="float">
            <text:p>0.919</text:p>
          </table:table-cell>
          <table:table-cell table:style-name="ce10" table:formula="of:=[.H18]/[.E18]" office:value-type="float" office:value="0.378298275223315" calcext:value-type="float">
            <text:p>0.378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18]" office:value-type="float" office:value="0.919" calcext:value-type="float">
            <text:p>0.919</text:p>
          </table:table-cell>
          <table:table-cell table:formula="of:=([.P18]-[.E18])^2" office:value-type="float" office:value="2.28100609" calcext:value-type="float">
            <text:p>2.281</text:p>
          </table:table-cell>
          <table:table-cell table:style-name="ce29"/>
          <table:table-cell table:number-columns-repeated="7"/>
          <table:table-cell table:style-name="ce49" table:formula="of:=[.H18]*([.$Y$3]+[.$Y$4]*[.$B$12]^2)" office:value-type="float" office:value="0.687412" calcext:value-type="float">
            <text:p>0.69</text:p>
          </table:table-cell>
          <table:table-cell table:formula="of:=([.Z18]-[.E18])^2/([.Z18]+[.E18])^2" office:value-type="float" office:value="0.312354026210177" calcext:value-type="float">
            <text:p>0.312</text:p>
          </table:table-cell>
          <table:table-cell table:formula="of:=IF([.F18]&gt;=0.5;[.Z18]/[.E18];&quot;&quot;)" office:value-type="float" office:value="0.28296710986704" calcext:value-type="float">
            <text:p>0.283</text:p>
          </table:table-cell>
          <table:table-cell table:formula="of:=1/[.AB18]" office:value-type="float" office:value="3.5339796221189" calcext:value-type="float">
            <text:p>3.534</text:p>
          </table:table-cell>
          <table:table-cell table:number-columns-repeated="2"/>
          <table:table-cell table:formula="of:=SQRT([.F18]^2+0.139^2)" office:value-type="float" office:value="1.139" calcext:value-type="float">
            <text:p>1.139</text:p>
          </table:table-cell>
          <table:table-cell table:formula="of:=[.E18]*[.F18]^2/[.AF18]" office:value-type="float" office:value="2.72576417910448" calcext:value-type="float">
            <text:p>2.726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1.12" calcext:value-type="float">
            <text:p>1.12</text:p>
          </table:table-cell>
          <table:table-cell table:style-name="ce9" office:value-type="float" office:value="1.1307" calcext:value-type="float">
            <text:p>1.131</text:p>
          </table:table-cell>
          <table:table-cell table:style-name="ce12" office:value-type="float" office:value="0.60551" calcext:value-type="float">
            <text:p>0.606</text:p>
          </table:table-cell>
          <table:table-cell table:style-name="ce10" table:formula="of:=SQRT(([.C19]+0.139)^2-0.139^2)" office:value-type="float" office:value="1.25130332054223" calcext:value-type="float">
            <text:p>1.251</text:p>
          </table:table-cell>
          <table:table-cell table:style-name="ce10"/>
          <table:table-cell table:style-name="ce15" office:value-type="float" office:value="0.0743" calcext:value-type="float">
            <text:p>0.074</text:p>
          </table:table-cell>
          <table:table-cell table:style-name="ce10" table:formula="of:=[.H19]/[.E19]" office:value-type="float" office:value="0.122706478836023" calcext:value-type="float">
            <text:p>0.123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19]" office:value-type="float" office:value="0.0743" calcext:value-type="float">
            <text:p>0.074</text:p>
          </table:table-cell>
          <table:table-cell table:formula="of:=([.P19]-[.E19])^2" office:value-type="float" office:value="0.2821840641" calcext:value-type="float">
            <text:p>0.282</text:p>
          </table:table-cell>
          <table:table-cell table:style-name="ce29"/>
          <table:table-cell table:number-columns-repeated="6"/>
          <table:table-cell table:formula="of:=[.$Y$3]+[.$Y$4]*[.B12]^2" office:value-type="float" office:value="0.748" calcext:value-type="float">
            <text:p>0.748</text:p>
          </table:table-cell>
          <table:table-cell table:style-name="ce50" table:formula="of:=[.H19]*([.$Y$3]+[.$Y$4]*[.$B$12]^2)" office:value-type="float" office:value="0.0555764" calcext:value-type="float">
            <text:p>0.056</text:p>
          </table:table-cell>
          <table:table-cell table:formula="of:=([.Z19]-[.E19])^2/([.Z19]+[.E19])^2" office:value-type="float" office:value="0.691996765591648" calcext:value-type="float">
            <text:p>0.692</text:p>
          </table:table-cell>
          <table:table-cell table:formula="of:=IF([.F19]&gt;=0.5;[.Z19]/[.E19];&quot;&quot;)" office:value-type="float" office:value="0.0917844461693448" calcext:value-type="float">
            <text:p>0.092</text:p>
          </table:table-cell>
          <table:table-cell table:formula="of:=1/[.AB19]" office:value-type="float" office:value="10.895092161421" calcext:value-type="float">
            <text:p>10.895</text:p>
          </table:table-cell>
          <table:table-cell table:number-columns-repeated="2"/>
          <table:table-cell table:formula="of:=SQRT([.F19]^2+0.139^2)" office:value-type="float" office:value="1.259" calcext:value-type="float">
            <text:p>1.259</text:p>
          </table:table-cell>
          <table:table-cell table:formula="of:=[.E19]*[.F19]^2/[.AF19]" office:value-type="float" office:value="0.753044747895155" calcext:value-type="float">
            <text:p>0.753</text:p>
          </table:table-cell>
          <table:table-cell table:number-columns-repeated="991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style-name="ce5"/>
          <table:table-cell table:style-name="ce10"/>
          <table:table-cell table:style-name="ce5"/>
          <table:table-cell table:style-name="ce10" table:number-columns-repeated="2"/>
          <table:table-cell table:style-name="ce15"/>
          <table:table-cell table:style-name="ce10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0"/>
          <table:table-cell/>
          <table:table-cell table:style-name="ce29" table:formula="of:=SUMIF([.F12:.F19];[.$O$30];[.Q12:.Q19])" office:value-type="float" office:value="476339.077477444" calcext:value-type="float">
            <text:p>4.76E+05</text:p>
          </table:table-cell>
          <table:table-cell table:number-columns-repeated="4"/>
          <table:table-cell office:value-type="string" calcext:value-type="string">
            <text:p>20 only</text:p>
          </table:table-cell>
          <table:table-cell table:number-columns-repeated="2"/>
          <table:table-cell table:style-name="ce38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pi+ 20°</text:p>
          </table:table-cell>
          <table:table-cell table:style-name="ce5" office:value-type="float" office:value="0.239" calcext:value-type="float">
            <text:p>0.239</text:p>
          </table:table-cell>
          <table:table-cell table:style-name="ce9" office:value-type="float" office:value="0.23295" calcext:value-type="float">
            <text:p>0.233</text:p>
          </table:table-cell>
          <table:table-cell table:style-name="ce12" office:value-type="float" office:value="2658.2" calcext:value-type="float">
            <text:p>2658.2</text:p>
          </table:table-cell>
          <table:table-cell table:style-name="ce10" table:formula="of:=SQRT(([.C21]+0.139)^2-0.139^2)" office:value-type="float" office:value="0.351515291274789" calcext:value-type="float">
            <text:p>0.352</text:p>
          </table:table-cell>
          <table:table-cell table:style-name="ce10"/>
          <table:table-cell table:style-name="ce15" office:value-type="float" office:value="372" calcext:value-type="float">
            <text:p>372</text:p>
          </table:table-cell>
          <table:table-cell table:style-name="ce10" table:formula="of:=[.H21]/[.E21]" office:value-type="float" office:value="0.139944323226243" calcext:value-type="float">
            <text:p>0.14</text:p>
          </table:table-cell>
          <table:table-cell table:style-name="ce18" office:value-type="string" calcext:value-type="string">
            <text:p>epc 20°</text:p>
          </table:table-cell>
          <table:table-cell table:number-columns-repeated="2"/>
          <table:table-cell table:style-name="ce18"/>
          <table:table-cell office:value-type="string" calcext:value-type="string">
            <text:p>global, 20°</text:p>
          </table:table-cell>
          <table:table-cell office:value-type="float" office:value="0.15" calcext:value-type="float">
            <text:p>0.15</text:p>
          </table:table-cell>
          <table:table-cell table:style-name="ce9" table:formula="of:=[.$O$3]*[.H21]" office:value-type="float" office:value="372" calcext:value-type="float">
            <text:p>372</text:p>
          </table:table-cell>
          <table:table-cell table:formula="of:=([.P21]-[.E21])^2" office:value-type="float" office:value="5226710.44" calcext:value-type="float">
            <text:p>5226710.44</text:p>
          </table:table-cell>
          <table:table-cell table:style-name="ce29"/>
          <table:table-cell table:style-name="ce10" table:formula="of:=[.$O$21]*[.H21]" office:value-type="float" office:value="55.8" calcext:value-type="float">
            <text:p>55.8</text:p>
          </table:table-cell>
          <table:table-cell table:formula="of:=([.S21]-[.E21])^2" office:value-type="float" office:value="6772485.76" calcext:value-type="float">
            <text:p>6772485.76</text:p>
          </table:table-cell>
          <table:table-cell/>
          <table:table-cell table:formula="of:=[.P21]/[.E21]" office:value-type="float" office:value="0.139944323226243" calcext:value-type="float">
            <text:p>0.14</text:p>
          </table:table-cell>
          <table:table-cell table:number-columns-repeated="3"/>
          <table:table-cell table:style-name="ce38" table:formula="of:=[.H21]*([.$Y$3]+[.$Y$4]*[.$B$20]^2)" office:value-type="float" office:value="87.792" calcext:value-type="float">
            <text:p>88</text:p>
          </table:table-cell>
          <table:table-cell table:formula="of:=([.Z21]-[.E21])^2/([.Z21]+[.E21])^2" office:value-type="float" office:value="0.876204729668225" calcext:value-type="float">
            <text:p>0.876</text:p>
          </table:table-cell>
          <table:table-cell table:formula="of:=IF([.F21]&gt;=0.5;[.Z21]/[.E21];&quot;&quot;)">
            <text:p/>
          </table:table-cell>
          <table:table-cell/>
          <table:table-cell office:value-type="string" calcext:value-type="string">
            <text:p>epc-v2 20°</text:p>
          </table:table-cell>
          <table:table-cell/>
          <table:table-cell table:formula="of:=SQRT([.F21]^2+0.139^2)" office:value-type="float" office:value="0.378" calcext:value-type="float">
            <text:p>0.378</text:p>
          </table:table-cell>
          <table:table-cell table:formula="of:=[.E21]*[.F21]^2/[.AF21]" office:value-type="float" office:value="868.929012169312" calcext:value-type="float">
            <text:p>868.929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318" calcext:value-type="float">
            <text:p>0.318</text:p>
          </table:table-cell>
          <table:table-cell table:style-name="ce9" office:value-type="float" office:value="0.3125" calcext:value-type="float">
            <text:p>0.313</text:p>
          </table:table-cell>
          <table:table-cell table:style-name="ce12" office:value-type="float" office:value="1952.1" calcext:value-type="float">
            <text:p>1952.1</text:p>
          </table:table-cell>
          <table:table-cell table:style-name="ce10" table:formula="of:=SQRT(([.C22]+0.139)^2-0.139^2)" office:value-type="float" office:value="0.435348136552805" calcext:value-type="float">
            <text:p>0.435</text:p>
          </table:table-cell>
          <table:table-cell table:style-name="ce10"/>
          <table:table-cell table:style-name="ce15" office:value-type="float" office:value="280" calcext:value-type="float">
            <text:p>280</text:p>
          </table:table-cell>
          <table:table-cell table:style-name="ce10" table:formula="of:=[.H22]/[.E22]" office:value-type="float" office:value="0.143435274832232" calcext:value-type="float">
            <text:p>0.143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22]" office:value-type="float" office:value="280" calcext:value-type="float">
            <text:p>280</text:p>
          </table:table-cell>
          <table:table-cell table:formula="of:=([.P22]-[.E22])^2" office:value-type="float" office:value="2795918.41" calcext:value-type="float">
            <text:p>2795918.41</text:p>
          </table:table-cell>
          <table:table-cell table:style-name="ce29"/>
          <table:table-cell table:style-name="ce10" table:formula="of:=[.$O$21]*[.H22]" office:value-type="float" office:value="42" calcext:value-type="float">
            <text:p>42</text:p>
          </table:table-cell>
          <table:table-cell table:formula="of:=([.S22]-[.E22])^2" office:value-type="float" office:value="3648482.01" calcext:value-type="float">
            <text:p>3648482.01</text:p>
          </table:table-cell>
          <table:table-cell/>
          <table:table-cell table:formula="of:=[.P22]/[.E22]" office:value-type="float" office:value="0.143435274832232" calcext:value-type="float">
            <text:p>0.143</text:p>
          </table:table-cell>
          <table:table-cell table:number-columns-repeated="3"/>
          <table:table-cell table:style-name="ce38" table:formula="of:=[.H22]*([.$Y$3]+[.$Y$4]*[.$B$20]^2)" office:value-type="float" office:value="66.08" calcext:value-type="float">
            <text:p>66</text:p>
          </table:table-cell>
          <table:table-cell table:formula="of:=([.Z22]-[.E22])^2/([.Z22]+[.E22])^2" office:value-type="float" office:value="0.87331876429493" calcext:value-type="float">
            <text:p>0.873</text:p>
          </table:table-cell>
          <table:table-cell table:formula="of:=IF([.F22]&gt;=0.5;[.Z22]/[.E22];&quot;&quot;)">
            <text:p/>
          </table:table-cell>
          <table:table-cell table:number-columns-repeated="3"/>
          <table:table-cell table:formula="of:=SQRT([.F22]^2+0.139^2)" office:value-type="float" office:value="0.457" calcext:value-type="float">
            <text:p>0.457</text:p>
          </table:table-cell>
          <table:table-cell table:formula="of:=[.E22]*[.F22]^2/[.AF22]" office:value-type="float" office:value="809.579012691466" calcext:value-type="float">
            <text:p>809.579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399" calcext:value-type="float">
            <text:p>0.399</text:p>
          </table:table-cell>
          <table:table-cell table:style-name="ce9" office:value-type="float" office:value="0.39773" calcext:value-type="float">
            <text:p>0.398</text:p>
          </table:table-cell>
          <table:table-cell table:style-name="ce12" office:value-type="float" office:value="1854.2" calcext:value-type="float">
            <text:p>1854.2</text:p>
          </table:table-cell>
          <table:table-cell table:style-name="ce10" table:formula="of:=SQRT(([.C23]+0.139)^2-0.139^2)" office:value-type="float" office:value="0.519733585599392" calcext:value-type="float">
            <text:p>0.52</text:p>
          </table:table-cell>
          <table:table-cell table:style-name="ce10" office:value-type="float" office:value="14000" calcext:value-type="float">
            <text:p>14000</text:p>
          </table:table-cell>
          <table:table-cell table:style-name="ce15" office:value-type="float" office:value="14000" calcext:value-type="float">
            <text:p>14000</text:p>
          </table:table-cell>
          <table:table-cell table:style-name="ce10" table:formula="of:=[.H23]/[.E23]" office:value-type="float" office:value="7.55042605975623" calcext:value-type="float">
            <text:p>7.55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23]" office:value-type="float" office:value="14000" calcext:value-type="float">
            <text:p>14000</text:p>
          </table:table-cell>
          <table:table-cell table:formula="of:=([.P23]-[.E23])^2" office:value-type="float" office:value="147520457.64" calcext:value-type="float">
            <text:p>147520457.64</text:p>
          </table:table-cell>
          <table:table-cell table:style-name="ce29"/>
          <table:table-cell table:style-name="ce10" table:formula="of:=[.$O$21]*[.H23]" office:value-type="float" office:value="2100" calcext:value-type="float">
            <text:p>2100</text:p>
          </table:table-cell>
          <table:table-cell table:formula="of:=([.S23]-[.E23])^2" office:value-type="float" office:value="60417.64" calcext:value-type="float">
            <text:p>60417.64</text:p>
          </table:table-cell>
          <table:table-cell/>
          <table:table-cell table:formula="of:=[.P23]/[.E23]" office:value-type="float" office:value="7.55042605975623" calcext:value-type="float">
            <text:p>7.55</text:p>
          </table:table-cell>
          <table:table-cell table:formula="of:=[.S23]/[.E23]" office:value-type="float" office:value="1.13256390896343" calcext:value-type="float">
            <text:p>1.133</text:p>
          </table:table-cell>
          <table:table-cell table:number-columns-repeated="2"/>
          <table:table-cell table:style-name="ce38" table:formula="of:=[.H23]*([.$Y$3]+[.$Y$4]*[.$B$20]^2)" office:value-type="float" office:value="3304" calcext:value-type="float">
            <text:p>3304</text:p>
          </table:table-cell>
          <table:table-cell table:formula="of:=([.Z23]-[.E23])^2/([.Z23]+[.E23])^2" office:value-type="float" office:value="0.0789986803501315" calcext:value-type="float">
            <text:p>0.079</text:p>
          </table:table-cell>
          <table:table-cell table:formula="of:=IF([.F23]&gt;=0.5;[.Z23]/[.E23];&quot;&quot;)" office:value-type="float" office:value="1.78190055010247" calcext:value-type="float">
            <text:p>1.782</text:p>
          </table:table-cell>
          <table:table-cell table:formula="of:=1/[.AB23]" office:value-type="float" office:value="0.561198547215496" calcext:value-type="float">
            <text:p>0.561</text:p>
          </table:table-cell>
          <table:table-cell table:number-columns-repeated="2"/>
          <table:table-cell table:formula="of:=SQRT([.F23]^2+0.139^2)" office:value-type="float" office:value="0.538" calcext:value-type="float">
            <text:p>0.538</text:p>
          </table:table-cell>
          <table:table-cell table:formula="of:=[.E23]*[.F23]^2/[.AF23]" office:value-type="float" office:value="930.97038401487" calcext:value-type="float">
            <text:p>930.97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567" calcext:value-type="float">
            <text:p>0.567</text:p>
          </table:table-cell>
          <table:table-cell table:style-name="ce9" office:value-type="float" office:value="0.56818" calcext:value-type="float">
            <text:p>0.568</text:p>
          </table:table-cell>
          <table:table-cell table:style-name="ce12" office:value-type="float" office:value="1228.5" calcext:value-type="float">
            <text:p>1228.5</text:p>
          </table:table-cell>
          <table:table-cell table:style-name="ce10" table:formula="of:=SQRT(([.C24]+0.139)^2-0.139^2)" office:value-type="float" office:value="0.692181334622655" calcext:value-type="float">
            <text:p>0.692</text:p>
          </table:table-cell>
          <table:table-cell table:style-name="ce10" office:value-type="float" office:value="6850" calcext:value-type="float">
            <text:p>6850</text:p>
          </table:table-cell>
          <table:table-cell table:style-name="ce15" office:value-type="float" office:value="6880" calcext:value-type="float">
            <text:p>6880</text:p>
          </table:table-cell>
          <table:table-cell table:style-name="ce10" table:formula="of:=[.H24]/[.E24]" office:value-type="float" office:value="5.6003256003256" calcext:value-type="float">
            <text:p>5.6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24]" office:value-type="float" office:value="6880" calcext:value-type="float">
            <text:p>6880</text:p>
          </table:table-cell>
          <table:table-cell table:formula="of:=([.P24]-[.E24])^2" office:value-type="float" office:value="31939452.25" calcext:value-type="float">
            <text:p>31939452.25</text:p>
          </table:table-cell>
          <table:table-cell table:style-name="ce29"/>
          <table:table-cell table:style-name="ce10" table:formula="of:=[.$O$21]*[.H24]" office:value-type="float" office:value="1032" calcext:value-type="float">
            <text:p>1032</text:p>
          </table:table-cell>
          <table:table-cell table:formula="of:=([.S24]-[.E24])^2" office:value-type="float" office:value="38612.25" calcext:value-type="float">
            <text:p>38612.25</text:p>
          </table:table-cell>
          <table:table-cell/>
          <table:table-cell table:formula="of:=[.P24]/[.E24]" office:value-type="float" office:value="5.6003256003256" calcext:value-type="float">
            <text:p>5.6</text:p>
          </table:table-cell>
          <table:table-cell table:formula="of:=[.S24]/[.E24]" office:value-type="float" office:value="0.84004884004884" calcext:value-type="float">
            <text:p>0.84</text:p>
          </table:table-cell>
          <table:table-cell table:number-columns-repeated="2"/>
          <table:table-cell table:style-name="ce38" table:formula="of:=[.H24]*([.$Y$3]+[.$Y$4]*[.$B$20]^2)" office:value-type="float" office:value="1623.68" calcext:value-type="float">
            <text:p>1624</text:p>
          </table:table-cell>
          <table:table-cell table:formula="of:=([.Z24]-[.E24])^2/([.Z24]+[.E24])^2" office:value-type="float" office:value="0.0191971188388945" calcext:value-type="float">
            <text:p>0.019</text:p>
          </table:table-cell>
          <table:table-cell table:formula="of:=IF([.F24]&gt;=0.5;[.Z24]/[.E24];&quot;&quot;)" office:value-type="float" office:value="1.32167684167684" calcext:value-type="float">
            <text:p>1.322</text:p>
          </table:table-cell>
          <table:table-cell table:formula="of:=1/[.AB24]" office:value-type="float" office:value="0.75661460386283" calcext:value-type="float">
            <text:p>0.757</text:p>
          </table:table-cell>
          <table:table-cell table:number-columns-repeated="2"/>
          <table:table-cell table:formula="of:=SQRT([.F24]^2+0.139^2)" office:value-type="float" office:value="0.706" calcext:value-type="float">
            <text:p>0.706</text:p>
          </table:table-cell>
          <table:table-cell table:formula="of:=[.E24]*[.F24]^2/[.AF24]" office:value-type="float" office:value="833.700817988669" calcext:value-type="float">
            <text:p>833.701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712" calcext:value-type="float">
            <text:p>0.712</text:p>
          </table:table-cell>
          <table:table-cell table:style-name="ce9" office:value-type="float" office:value="0.70455" calcext:value-type="float">
            <text:p>0.705</text:p>
          </table:table-cell>
          <table:table-cell table:style-name="ce12" office:value-type="float" office:value="949.85" calcext:value-type="float">
            <text:p>949.85</text:p>
          </table:table-cell>
          <table:table-cell table:style-name="ce10" table:formula="of:=SQRT(([.C25]+0.139)^2-0.139^2)" office:value-type="float" office:value="0.839571319186167" calcext:value-type="float">
            <text:p>0.84</text:p>
          </table:table-cell>
          <table:table-cell table:style-name="ce10"/>
          <table:table-cell table:style-name="ce15" office:value-type="float" office:value="3840" calcext:value-type="float">
            <text:p>3840</text:p>
          </table:table-cell>
          <table:table-cell table:style-name="ce10" table:formula="of:=[.H25]/[.E25]" office:value-type="float" office:value="4.04274359109333" calcext:value-type="float">
            <text:p>4.043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25]" office:value-type="float" office:value="3840" calcext:value-type="float">
            <text:p>3840</text:p>
          </table:table-cell>
          <table:table-cell table:formula="of:=([.P25]-[.E25])^2" office:value-type="float" office:value="8352967.0225" calcext:value-type="float">
            <text:p>8352967.023</text:p>
          </table:table-cell>
          <table:table-cell table:style-name="ce29"/>
          <table:table-cell table:style-name="ce10" table:formula="of:=[.$O$21]*[.H25]" office:value-type="float" office:value="576" calcext:value-type="float">
            <text:p>576</text:p>
          </table:table-cell>
          <table:table-cell table:formula="of:=([.S25]-[.E25])^2" office:value-type="float" office:value="139763.8225" calcext:value-type="float">
            <text:p>139763.823</text:p>
          </table:table-cell>
          <table:table-cell/>
          <table:table-cell table:formula="of:=[.P25]/[.E25]" office:value-type="float" office:value="4.04274359109333" calcext:value-type="float">
            <text:p>4.043</text:p>
          </table:table-cell>
          <table:table-cell table:formula="of:=[.S25]/[.E25]" office:value-type="float" office:value="0.606411538664" calcext:value-type="float">
            <text:p>0.606</text:p>
          </table:table-cell>
          <table:table-cell table:number-columns-repeated="2"/>
          <table:table-cell table:style-name="ce38" table:formula="of:=[.H25]*([.$Y$3]+[.$Y$4]*[.$B$20]^2)" office:value-type="float" office:value="906.24" calcext:value-type="float">
            <text:p>906</text:p>
          </table:table-cell>
          <table:table-cell table:formula="of:=([.Z25]-[.E25])^2/([.Z25]+[.E25])^2" office:value-type="float" office:value="0.000552044530696003" calcext:value-type="float">
            <text:p>0.001</text:p>
          </table:table-cell>
          <table:table-cell table:formula="of:=IF([.F25]&gt;=0.5;[.Z25]/[.E25];&quot;&quot;)" office:value-type="float" office:value="0.954087487498026" calcext:value-type="float">
            <text:p>0.954</text:p>
          </table:table-cell>
          <table:table-cell table:formula="of:=1/[.AB25]" office:value-type="float" office:value="1.04812191031073" calcext:value-type="float">
            <text:p>1.048</text:p>
          </table:table-cell>
          <table:table-cell table:number-columns-repeated="2"/>
          <table:table-cell table:formula="of:=SQRT([.F25]^2+0.139^2)" office:value-type="float" office:value="0.851" calcext:value-type="float">
            <text:p>0.851</text:p>
          </table:table-cell>
          <table:table-cell table:formula="of:=[.E25]*[.F25]^2/[.AF25]" office:value-type="float" office:value="786.757071680376" calcext:value-type="float">
            <text:p>786.757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0.851" calcext:value-type="float">
            <text:p>0.851</text:p>
          </table:table-cell>
          <table:table-cell table:style-name="ce9" office:value-type="float" office:value="0.84659" calcext:value-type="float">
            <text:p>0.847</text:p>
          </table:table-cell>
          <table:table-cell table:style-name="ce12" office:value-type="float" office:value="629.34" calcext:value-type="float">
            <text:p>629.34</text:p>
          </table:table-cell>
          <table:table-cell table:style-name="ce10" table:formula="of:=SQRT(([.C26]+0.139)^2-0.139^2)" office:value-type="float" office:value="0.980193348273696" calcext:value-type="float">
            <text:p>0.98</text:p>
          </table:table-cell>
          <table:table-cell table:style-name="ce10"/>
          <table:table-cell table:style-name="ce15" office:value-type="float" office:value="2230" calcext:value-type="float">
            <text:p>2230</text:p>
          </table:table-cell>
          <table:table-cell table:style-name="ce10" table:formula="of:=[.H26]/[.E26]" office:value-type="float" office:value="3.54339466742937" calcext:value-type="float">
            <text:p>3.543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26]" office:value-type="float" office:value="2230" calcext:value-type="float">
            <text:p>2230</text:p>
          </table:table-cell>
          <table:table-cell table:formula="of:=([.P26]-[.E26])^2" office:value-type="float" office:value="2562112.4356" calcext:value-type="float">
            <text:p>2562112.436</text:p>
          </table:table-cell>
          <table:table-cell table:style-name="ce29"/>
          <table:table-cell table:style-name="ce10" table:formula="of:=[.$O$21]*[.H26]" office:value-type="float" office:value="334.5" calcext:value-type="float">
            <text:p>334.5</text:p>
          </table:table-cell>
          <table:table-cell table:formula="of:=([.S26]-[.E26])^2" office:value-type="float" office:value="86930.6256" calcext:value-type="float">
            <text:p>86930.626</text:p>
          </table:table-cell>
          <table:table-cell/>
          <table:table-cell table:formula="of:=[.P26]/[.E26]" office:value-type="float" office:value="3.54339466742937" calcext:value-type="float">
            <text:p>3.543</text:p>
          </table:table-cell>
          <table:table-cell table:formula="of:=[.S26]/[.E26]" office:value-type="float" office:value="0.531509200114405" calcext:value-type="float">
            <text:p>0.532</text:p>
          </table:table-cell>
          <table:table-cell table:number-columns-repeated="2"/>
          <table:table-cell table:style-name="ce38" table:formula="of:=[.H26]*([.$Y$3]+[.$Y$4]*[.$B$20]^2)" office:value-type="float" office:value="526.28" calcext:value-type="float">
            <text:p>526</text:p>
          </table:table-cell>
          <table:table-cell table:formula="of:=([.Z26]-[.E26])^2/([.Z26]+[.E26])^2" office:value-type="float" office:value="0.00795335151342304" calcext:value-type="float">
            <text:p>0.008</text:p>
          </table:table-cell>
          <table:table-cell table:formula="of:=IF([.F26]&gt;=0.5;[.Z26]/[.E26];&quot;&quot;)" office:value-type="float" office:value="0.836241141513331" calcext:value-type="float">
            <text:p>0.836</text:p>
          </table:table-cell>
          <table:table-cell table:formula="of:=1/[.AB26]" office:value-type="float" office:value="1.19582731625751" calcext:value-type="float">
            <text:p>1.196</text:p>
          </table:table-cell>
          <table:table-cell table:number-columns-repeated="2"/>
          <table:table-cell table:formula="of:=SQRT([.F26]^2+0.139^2)" office:value-type="float" office:value="0.99" calcext:value-type="float">
            <text:p>0.99</text:p>
          </table:table-cell>
          <table:table-cell table:formula="of:=[.E26]*[.F26]^2/[.AF26]" office:value-type="float" office:value="610.764298848485" calcext:value-type="float">
            <text:p>610.764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9" office:value-type="float" office:value="0.99432" calcext:value-type="float">
            <text:p>0.994</text:p>
          </table:table-cell>
          <table:table-cell table:style-name="ce12" office:value-type="float" office:value="416.98" calcext:value-type="float">
            <text:p>416.98</text:p>
          </table:table-cell>
          <table:table-cell table:style-name="ce10" table:formula="of:=SQRT(([.C27]+0.139)^2-0.139^2)" office:value-type="float" office:value="1.13048662088501" calcext:value-type="float">
            <text:p>1.13</text:p>
          </table:table-cell>
          <table:table-cell table:style-name="ce10"/>
          <table:table-cell table:style-name="ce15" office:value-type="float" office:value="1260" calcext:value-type="float">
            <text:p>1260</text:p>
          </table:table-cell>
          <table:table-cell table:style-name="ce10" table:formula="of:=[.H27]/[.E27]" office:value-type="float" office:value="3.02172766079908" calcext:value-type="float">
            <text:p>3.022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27]" office:value-type="float" office:value="1260" calcext:value-type="float">
            <text:p>1260</text:p>
          </table:table-cell>
          <table:table-cell table:formula="of:=([.P27]-[.E27])^2" office:value-type="float" office:value="710682.7204" calcext:value-type="float">
            <text:p>710682.72</text:p>
          </table:table-cell>
          <table:table-cell table:style-name="ce29"/>
          <table:table-cell table:style-name="ce10" table:formula="of:=[.$O$21]*[.H27]" office:value-type="float" office:value="189" calcext:value-type="float">
            <text:p>189</text:p>
          </table:table-cell>
          <table:table-cell table:formula="of:=([.S27]-[.E27])^2" office:value-type="float" office:value="51974.8804" calcext:value-type="float">
            <text:p>51974.88</text:p>
          </table:table-cell>
          <table:table-cell/>
          <table:table-cell table:formula="of:=[.P27]/[.E27]" office:value-type="float" office:value="3.02172766079908" calcext:value-type="float">
            <text:p>3.022</text:p>
          </table:table-cell>
          <table:table-cell table:formula="of:=[.S27]/[.E27]" office:value-type="float" office:value="0.453259149119862" calcext:value-type="float">
            <text:p>0.453</text:p>
          </table:table-cell>
          <table:table-cell table:number-columns-repeated="2"/>
          <table:table-cell table:style-name="ce38" table:formula="of:=[.H27]*([.$Y$3]+[.$Y$4]*[.$B$20]^2)" office:value-type="float" office:value="297.36" calcext:value-type="float">
            <text:p>297</text:p>
          </table:table-cell>
          <table:table-cell table:formula="of:=([.Z27]-[.E27])^2/([.Z27]+[.E27])^2" office:value-type="float" office:value="0.0280412685892081" calcext:value-type="float">
            <text:p>0.028</text:p>
          </table:table-cell>
          <table:table-cell table:formula="of:=IF([.F27]&gt;=0.5;[.Z27]/[.E27];&quot;&quot;)" office:value-type="float" office:value="0.713127727948583" calcext:value-type="float">
            <text:p>0.713</text:p>
          </table:table-cell>
          <table:table-cell table:formula="of:=1/[.AB27]" office:value-type="float" office:value="1.40227333871402" calcext:value-type="float">
            <text:p>1.402</text:p>
          </table:table-cell>
          <table:table-cell table:number-columns-repeated="2"/>
          <table:table-cell table:formula="of:=SQRT([.F27]^2+0.139^2)" office:value-type="float" office:value="1.139" calcext:value-type="float">
            <text:p>1.139</text:p>
          </table:table-cell>
          <table:table-cell table:formula="of:=[.E27]*[.F27]^2/[.AF27]" office:value-type="float" office:value="467.866935908692" calcext:value-type="float">
            <text:p>467.867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ce5" office:value-type="float" office:value="1.12" calcext:value-type="float">
            <text:p>1.12</text:p>
          </table:table-cell>
          <table:table-cell table:style-name="ce9" office:value-type="float" office:value="1.1136" calcext:value-type="float">
            <text:p>1.114</text:p>
          </table:table-cell>
          <table:table-cell table:style-name="ce12" office:value-type="float" office:value="290.86" calcext:value-type="float">
            <text:p>290.86</text:p>
          </table:table-cell>
          <table:table-cell table:style-name="ce10" table:formula="of:=SQRT(([.C28]+0.139)^2-0.139^2)" office:value-type="float" office:value="1.25130332054223" calcext:value-type="float">
            <text:p>1.251</text:p>
          </table:table-cell>
          <table:table-cell table:style-name="ce10"/>
          <table:table-cell table:style-name="ce15" office:value-type="float" office:value="801" calcext:value-type="float">
            <text:p>801</text:p>
          </table:table-cell>
          <table:table-cell table:style-name="ce10" table:formula="of:=[.H28]/[.E28]" office:value-type="float" office:value="2.75390222099979" calcext:value-type="float">
            <text:p>2.754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9" table:formula="of:=[.$O$3]*[.H28]" office:value-type="float" office:value="801" calcext:value-type="float">
            <text:p>801</text:p>
          </table:table-cell>
          <table:table-cell table:formula="of:=([.P28]-[.E28])^2" office:value-type="float" office:value="260242.8196" calcext:value-type="float">
            <text:p>260242.82</text:p>
          </table:table-cell>
          <table:table-cell table:style-name="ce29"/>
          <table:table-cell table:style-name="ce10" table:formula="of:=[.$O$21]*[.H28]" office:value-type="float" office:value="120.15" calcext:value-type="float">
            <text:p>120.15</text:p>
          </table:table-cell>
          <table:table-cell table:formula="of:=([.S28]-[.E28])^2" office:value-type="float" office:value="29141.9041" calcext:value-type="float">
            <text:p>29141.904</text:p>
          </table:table-cell>
          <table:table-cell/>
          <table:table-cell table:formula="of:=[.P28]/[.E28]" office:value-type="float" office:value="2.75390222099979" calcext:value-type="float">
            <text:p>2.754</text:p>
          </table:table-cell>
          <table:table-cell table:formula="of:=[.S28]/[.E28]" office:value-type="float" office:value="0.413085333149969" calcext:value-type="float">
            <text:p>0.413</text:p>
          </table:table-cell>
          <table:table-cell/>
          <table:table-cell table:formula="of:=[.$Y$3]+[.$Y$4]*[.B20]^2" office:value-type="float" office:value="0.236" calcext:value-type="float">
            <text:p>0.236</text:p>
          </table:table-cell>
          <table:table-cell table:style-name="ce38" table:formula="of:=[.H28]*([.$Y$3]+[.$Y$4]*[.$B$20]^2)" office:value-type="float" office:value="189.036" calcext:value-type="float">
            <text:p>189</text:p>
          </table:table-cell>
          <table:table-cell table:formula="of:=([.Z28]-[.E28])^2/([.Z28]+[.E28])^2" office:value-type="float" office:value="0.0450200576893349" calcext:value-type="float">
            <text:p>0.045</text:p>
          </table:table-cell>
          <table:table-cell table:formula="of:=IF([.F28]&gt;=0.5;[.Z28]/[.E28];&quot;&quot;)" office:value-type="float" office:value="0.649920924155951" calcext:value-type="float">
            <text:p>0.65</text:p>
          </table:table-cell>
          <table:table-cell table:formula="of:=1/[.AB28]" office:value-type="float" office:value="1.53864872299456" calcext:value-type="float">
            <text:p>1.539</text:p>
          </table:table-cell>
          <table:table-cell table:number-columns-repeated="2"/>
          <table:table-cell table:formula="of:=SQRT([.F28]^2+0.139^2)" office:value-type="float" office:value="1.259" calcext:value-type="float">
            <text:p>1.259</text:p>
          </table:table-cell>
          <table:table-cell table:formula="of:=[.E28]*[.F28]^2/[.AF28]" office:value-type="float" office:value="361.729113264496" calcext:value-type="float">
            <text:p>361.72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<text:a xlink:href="http://inspirehep.net/search?p=find+j+jtpla,32,652" xlink:type="simple">http://inspirehep.net/search?p=find+j+jtpla,32,652</text:a></text:p>
          </table:table-cell>
          <table:table-cell table:number-columns-repeated="16"/>
          <table:table-cell table:style-name="ce29" table:formula="of:=SUMIF([.F21:.F28];[.$O$30];[.Q21:.Q28])" office:value-type="float" office:value="191345914.8881" calcext:value-type="float">
            <text:p>1.91E+08</text:p>
          </table:table-cell>
          <table:table-cell/>
          <table:table-cell office:value-type="string" calcext:value-type="string">
            <text:p>20°</text:p>
          </table:table-cell>
          <table:table-cell table:style-name="ce29" table:formula="of:=SUMIF([.F21:.F28];[.$O$30];[.T21:.T28])" office:value-type="float" office:value="406841.1226" calcext:value-type="float">
            <text:p>4.07E+05</text:p>
          </table:table-cell>
          <table:table-cell table:style-name="ce29" table:number-columns-repeated="2"/>
          <table:table-cell table:style-name="ce33"/>
          <table:table-cell table:number-columns-repeated="1000"/>
        </table:table-row>
        <table:table-row table:style-name="ro3">
          <table:table-cell table:number-columns-repeated="14"/>
          <table:table-cell office:value-type="string" calcext:value-type="string">
            <text:p>&gt;=0.5</text:p>
          </table:table-cell>
          <table:table-cell/>
          <table:table-cell office:value-type="string" calcext:value-type="string">
            <text:p>all</text:p>
          </table:table-cell>
          <table:table-cell table:style-name="ce30" table:formula="of:=SUMIF([.F3:.F28];[.$O$30];[.Q3:.Q28])" office:value-type="float" office:value="201825335.063851" calcext:value-type="float">
            <text:p>2.02E+08</text:p>
          </table:table-cell>
          <table:table-cell table:number-columns-repeated="5"/>
          <table:table-cell table:style-name="ce34"/>
          <table:table-cell table:number-columns-repeated="2"/>
          <table:table-cell table:style-name="ce30" table:formula="of:=SUMIF([.F3:.F28];[.$O$30];[.AA3:.AA28])" office:value-type="float" office:value="1.50600492045588" calcext:value-type="float">
            <text:p>1.51E+00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pc values: run epc_or_v3.f code with real photons, multipions</text:p>
          </table:table-cell>
          <table:table-cell table:number-columns-repeated="22"/>
          <table:table-cell table:style-name="ce35" office:value-type="float" office:value="0.17204496037684" calcext:value-type="float">
            <text:p>0.1720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ross section recorded is in ub.c/(q*(GeV/c)^2*sr)</text:p>
          </table:table-cell>
          <table:table-cell table:number-columns-repeated="15"/>
          <table:table-cell office:value-type="string" calcext:value-type="string">
            <text:p>40° and 60°</text:p>
          </table:table-cell>
          <table:table-cell table:style-name="ce29" table:formula="of:=[.R20]+[.R11]" office:value-type="float" office:value="10479420.1757514" calcext:value-type="float">
            <text:p>1.05E+07</text:p>
          </table:table-cell>
          <table:table-cell table:number-columns-repeated="5"/>
          <table:table-cell table:style-name="ce36" office:value-type="float" office:value="0.000160389180595803" calcext:value-type="float">
            <text:p>1.60E-04</text:p>
          </table:table-cell>
          <table:table-cell table:number-columns-repeated="2"/>
          <table:table-cell table:formula="of:=SUM([.AA23:.AA28];[.AA14:.AA19];[.AA5:.AA10])" office:value-type="float" office:value="1.50600492045588" calcext:value-type="float">
            <text:p>1.506</text:p>
          </table:table-cell>
          <table:table-cell table:number-columns-repeated="997"/>
        </table:table-row>
        <table:table-row table:style-name="ro3">
          <table:table-cell table:number-columns-repeated="23"/>
          <table:table-cell office:value-type="string" calcext:value-type="string">
            <text:p>(from incl-pi.wb3)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>
            <draw:frame table:end-cell-address="Sheet1.I54" table:end-x="0.6831in" table:end-y="0.0988in" draw:z-index="0" draw:style-name="gr1" svg:width="5.2913in" svg:height="3.4272in" svg:x="0.6996in" svg:y="0.0634in">
              <draw:object draw:notify-on-update-of-ranges="Sheet1.C3:Sheet1.C10 Sheet1.B3:Sheet1.B3 Sheet1.E3:Sheet1.E10 Sheet1.C3:Sheet1.C10 Sheet1.J3:Sheet1.J3 Sheet1.H3:Sheet1.H10 Sheet1.C12:Sheet1.C19 Sheet1.B13:Sheet1.B13 Sheet1.E12:Sheet1.E19 Sheet1.C12:Sheet1.C19 Sheet1.J12:Sheet1.J12 Sheet1.H12:Sheet1.H19 Sheet1.C21:Sheet1.C28 Sheet1.B21:Sheet1.B21 Sheet1.E21:Sheet1.E28 Sheet1.C21:Sheet1.C28 Sheet1.J21:Sheet1.J21 Sheet1.H21:Sheet1.H28 Sheet1.C3:Sheet1.C10 Sheet1.K3:Sheet1.K3 Sheet1.M3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P54" table:end-x="0.7587in" table:end-y="0.0488in" draw:z-index="4" draw:style-name="gr1" svg:width="5.2874in" svg:height="3.4272in" svg:x="0.0165in" svg:y="0.0134in">
              <draw:object draw:notify-on-update-of-ranges="Sheet1.C3:Sheet1.C10 Sheet1.B3:Sheet1.B3 Sheet1.E3:Sheet1.E10 Sheet1.C3:Sheet1.C10 Sheet1.J3:Sheet1.J3 Sheet1.H3:Sheet1.H10 Sheet1.C12:Sheet1.C19 Sheet1.B13:Sheet1.B13 Sheet1.E12:Sheet1.E19 Sheet1.C12:Sheet1.C19 Sheet1.J12:Sheet1.J12 Sheet1.H12:Sheet1.H19 Sheet1.C21:Sheet1.C28 Sheet1.B21:Sheet1.B21 Sheet1.E21:Sheet1.E28 Sheet1.C21:Sheet1.C28 Sheet1.J21:Sheet1.J21 Sheet1.H21:Sheet1.H28 Sheet1.C3:Sheet1.C10 Sheet1.K3:Sheet1.K3 Sheet1.M3:Sheet1.M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4"/>
          <table:table-cell>
            <draw:frame table:end-cell-address="Sheet1.AD56" table:end-x="0.8571in" table:end-y="0.0654in" draw:z-index="2" draw:style-name="gr1" svg:width="5.3787in" svg:height="3.4567in" svg:x="0.0303in" svg:y="-0.0004in">
              <draw:object draw:notify-on-update-of-ranges="Sheet1.F21:Sheet1.F28 Sheet1.B21:Sheet1.B21 Sheet1.E21:Sheet1.E28 Sheet1.F21:Sheet1.F28 Sheet1.J21:Sheet1.J21 Sheet1.H21:Sheet1.H28 Sheet1.F3:Sheet1.F10 Sheet1.B3:Sheet1.B3 Sheet1.E3:Sheet1.E10 Sheet1.F3:Sheet1.F10 Sheet1.J3:Sheet1.J3 Sheet1.H3:Sheet1.H10 Sheet1.F12:Sheet1.F19 Sheet1.B13:Sheet1.B13 Sheet1.E12:Sheet1.E19 Sheet1.F12:Sheet1.F19 Sheet1.J12:Sheet1.J12 Sheet1.H12:Sheet1.H19 Sheet1.F3:Sheet1.F10 Sheet1.K3:Sheet1.K3 Sheet1.M3:Sheet1.M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99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K. Alanakian et al., JETP Lett. 32 (1980) 652</text:p>
          </table:table-cell>
          <table:table-cell table:number-columns-repeated="1020"/>
        </table:table-row>
        <table:table-row table:style-name="ro3">
          <table:table-cell table:number-columns-repeated="24"/>
          <table:table-cell office:value-type="string" calcext:value-type="string">
            <text:p>plain epc</text:p>
          </table:table-cell>
          <table:table-cell table:number-columns-repeated="999"/>
        </table:table-row>
        <table:table-row table:style-name="ro3">
          <table:table-cell table:number-columns-repeated="2"/>
          <table:table-cell>
            <draw:frame table:end-cell-address="Sheet1.I78" table:end-x="0.715in" table:end-y="0.0929in" draw:z-index="1" draw:style-name="gr1" svg:width="5.2913in" svg:height="3.4614in" svg:x="0.7315in" svg:y="0.0224in">
              <draw:object draw:notify-on-update-of-ranges="Sheet1.F3:Sheet1.F10 Sheet1.B3:Sheet1.B3 Sheet1.E3:Sheet1.E10 Sheet1.F3:Sheet1.F10 Sheet1.J3:Sheet1.J3 Sheet1.H3:Sheet1.H10 Sheet1.F12:Sheet1.F19 Sheet1.B13:Sheet1.B13 Sheet1.E12:Sheet1.E19 Sheet1.F12:Sheet1.F19 Sheet1.J12:Sheet1.J12 Sheet1.H12:Sheet1.H19 Sheet1.F21:Sheet1.F28 Sheet1.B21:Sheet1.B21 Sheet1.E21:Sheet1.E28 Sheet1.F21:Sheet1.F28 Sheet1.J21:Sheet1.J21 Sheet1.H21:Sheet1.H28 Sheet1.F3:Sheet1.F10 Sheet1.K3:Sheet1.K3 Sheet1.M3:Sheet1.M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table:number-columns-repeated="24"/>
          <table:table-cell>
            <draw:frame table:end-cell-address="Sheet1.AD79" table:end-x="0.8453in" table:end-y="0.1087in" draw:z-index="3" draw:style-name="gr1" svg:width="5.3787in" svg:height="3.4602in" svg:x="0.0185in" svg:y="0.0402in">
              <draw:object draw:notify-on-update-of-ranges="Sheet1.F21:Sheet1.F28 Sheet1.B21:Sheet1.B21 Sheet1.E21:Sheet1.E28 Sheet1.F21:Sheet1.F28 Sheet1.AD21:Sheet1.AD21 Sheet1.Z21:Sheet1.Z28 Sheet1.F3:Sheet1.F10 Sheet1.B3:Sheet1.B3 Sheet1.E3:Sheet1.E10 Sheet1.F3:Sheet1.F10 Sheet1.AD3:Sheet1.AD3 Sheet1.Z3:Sheet1.Z10 Sheet1.F12:Sheet1.F19 Sheet1.B13:Sheet1.B13 Sheet1.E12:Sheet1.E19 Sheet1.F12:Sheet1.F19 Sheet1.AD12:Sheet1.AD12 Sheet1.Z12:Sheet1.Z19 Sheet1.F3:Sheet1.F10 Sheet1.K3:Sheet1.K3 Sheet1.M3:Sheet1.M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99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24"/>
          <table:table-cell office:value-type="string" calcext:value-type="string">
            <text:p>modfied epc v2 = epc*(a+b*angle²), a = 0.172, b = 1.6E-04</text:p>
          </table:table-cell>
          <table:table-cell table:number-columns-repeated="999"/>
        </table:table-row>
      </table:table>
      <table:table table:name="C_13deg_2" table:style-name="ta1" table:print="false">
        <table:table-column table:style-name="co5" table:number-columns-repeated="26" table:default-cell-style-name="Default"/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C(e, pi-) 13° [1]</text:p>
          </table:table-cell>
          <table:table-cell office:value-type="string" calcext:value-type="string">
            <text:p>PT</text:p>
          </table:table-cell>
          <table:table-cell table:number-columns-repeated="6"/>
          <table:table-cell office:value-type="string" calcext:value-type="string">
            <text:p>p [MeV/c]</text:p>
          </table:table-cell>
          <table:table-cell office:value-type="string" calcext:value-type="string">
            <text:p>sigma pi0</text:p>
          </table:table-cell>
          <table:table-cell office:value-type="string" calcext:value-type="string">
            <text:p>epc_or pi-</text:p>
          </table:table-cell>
          <table:table-cell office:value-type="string" calcext:value-type="string">
            <text:p>p GeV/c</text:p>
          </table:table-cell>
          <table:table-cell office:value-type="string" calcext:value-type="string">
            <text:p>corrected epc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C(<text:span text:style-name="T1">gamma</text:span>,pi-) 20-60° [2]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(<text:span text:style-name="T1">gamma</text:span>,pi+) 20-60° [2]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0.70022" calcext:value-type="float">
            <text:p>0.7</text:p>
          </table:table-cell>
          <table:table-cell table:style-name="ce28" office:value-type="float" office:value="41.539" calcext:value-type="float">
            <text:p>41.539</text:p>
          </table:table-cell>
          <table:table-cell table:formula="of:=[.D2]*SIN(RADIANS(13))" office:value-type="float" office:value="0.157515227272661" calcext:value-type="float">
            <text:p>0.158</text:p>
          </table:table-cell>
          <table:table-cell>
            <draw:frame table:end-cell-address="C_13deg_2.L22" table:end-x="0.5437in" table:end-y="0.0315in" draw:z-index="5" draw:style-name="gr1" svg:width="4.463in" svg:height="3.5811in" svg:x="0.5433in" svg:y="0.0201in">
              <draw:object draw:notify-on-update-of-ranges="C_13deg_2.D2:C_13deg_2.D30 C_13deg_2.E1:C_13deg_2.E1 C_13deg_2.E2:C_13deg_2.E30 C_13deg_2.D34:C_13deg_2.D36 C_13deg_2.E33:C_13deg_2.E33 C_13deg_2.E34:C_13deg_2.E36 C_13deg_2.P2:C_13deg_2.P42 C_13deg_2.O1:C_13deg_2.O1 C_13deg_2.O2:C_13deg_2.O42 C_13deg_2.P2:C_13deg_2.P42 C_13deg_2.Q1:C_13deg_2.Q1 C_13deg_2.Q2:C_13deg_2.Q42 C_13deg_2.P2:C_13deg_2.P42 C_13deg_2.R1:C_13deg_2.R1 C_13deg_2.R2:C_13deg_2.R42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135.45" calcext:value-type="float">
            <text:p>135.45</text:p>
          </table:table-cell>
          <table:table-cell office:value-type="float" office:value="126.4" calcext:value-type="float">
            <text:p>126.4</text:p>
          </table:table-cell>
          <table:table-cell table:formula="of:=[.M2]/1000" office:value-type="float" office:value="1" calcext:value-type="float">
            <text:p>1</text:p>
          </table:table-cell>
          <table:table-cell table:formula="of:=[.O2]*(0.171+0.53*RADIANS(13)^2)" office:value-type="float" office:value="25.0631712014933" calcext:value-type="float">
            <text:p>25.063</text:p>
          </table:table-cell>
          <table:table-cell table:formula="of:=[.O2]*(-0.0333+0.7816*SIN(RADIANS(13)))" office:value-type="float" office:value="18.0147484511008" calcext:value-type="float">
            <text:p>18.015</text:p>
          </table:table-cell>
          <table:table-cell table:formula="of:=[.P2]*SIN(RADIANS(13))" office:value-type="float" office:value="0.224951054343865" calcext:value-type="float">
            <text:p>0.225</text:p>
          </table:table-cell>
          <table:table-cell table:formula="of:=[Sheet1_2.B3]" office:value-type="string" office:string-value="pi+ 40°" calcext:value-type="string">
            <text:p>pi+ 40°</text:p>
          </table:table-cell>
          <table:table-cell table:formula="of:=IF(AND([.$S$2]&lt;[Sheet1_2.G3];[Sheet1_2.G3]&lt;[.$S$42]);[Sheet1_2.N3];&quot;&quot;)" office:value-type="float" office:value="1501.3" calcext:value-type="float">
            <text:p>1501.3</text:p>
          </table:table-cell>
          <table:table-cell table:formula="of:=IF(AND([.$S$2]&lt;[Sheet1_2.G3];[Sheet1_2.G3]&lt;[.$S$42]);[Sheet1_2.G3];&quot;&quot;)" office:value-type="float" office:value="0.225949673846789" calcext:value-type="float">
            <text:p>0.226</text:p>
          </table:table-cell>
          <table:table-cell table:formula="of:=IF(AND([.$S$2]&lt;[Sheet1_2.G3];[Sheet1_2.G3]&lt;[.$S$42]);[Sheet1_2.E3];&quot;&quot;)" office:value-type="float" office:value="1761.2" calcext:value-type="float">
            <text:p>1761.2</text:p>
          </table:table-cell>
          <table:table-cell/>
          <table:table-cell table:formula="of:=SQRT([.M2]^2+139^2)" office:value-type="float" office:value="1009.61428278328" calcext:value-type="float">
            <text:p>1009.614</text:p>
          </table:table-cell>
          <table:table-cell table:formula="of:=[.O2]*[.M2]^2/[.Y2]/1000" office:value-type="float" office:value="125.196327107758" calcext:value-type="float">
            <text:p>125.196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8" office:value-type="float" office:value="0.79507" calcext:value-type="float">
            <text:p>0.795</text:p>
          </table:table-cell>
          <table:table-cell table:style-name="ce28" office:value-type="float" office:value="38.545" calcext:value-type="float">
            <text:p>38.545</text:p>
          </table:table-cell>
          <table:table-cell table:formula="of:=[.D3]*SIN(RADIANS(13))" office:value-type="float" office:value="0.178851834777177" calcext:value-type="float">
            <text:p>0.179</text:p>
          </table:table-cell>
          <table:table-cell table:number-columns-repeated="6"/>
          <table:table-cell office:value-type="float" office:value="1050" calcext:value-type="float">
            <text:p>1050</text:p>
          </table:table-cell>
          <table:table-cell office:value-type="float" office:value="121.93" calcext:value-type="float">
            <text:p>121.93</text:p>
          </table:table-cell>
          <table:table-cell office:value-type="float" office:value="114.1" calcext:value-type="float">
            <text:p>114.1</text:p>
          </table:table-cell>
          <table:table-cell table:formula="of:=[.M3]/1000" office:value-type="float" office:value="1.05" calcext:value-type="float">
            <text:p>1.05</text:p>
          </table:table-cell>
          <table:table-cell table:formula="of:=[.O3]*(0.171+0.53*RADIANS(13)^2)" office:value-type="float" office:value="22.6242708393227" calcext:value-type="float">
            <text:p>22.624</text:p>
          </table:table-cell>
          <table:table-cell table:formula="of:=[.O3]*(-0.0333+0.7816*SIN(RADIANS(13)))" office:value-type="float" office:value="16.2617309989763" calcext:value-type="float">
            <text:p>16.262</text:p>
          </table:table-cell>
          <table:table-cell table:formula="of:=[.P3]*SIN(RADIANS(13))" office:value-type="float" office:value="0.236198607061058" calcext:value-type="float">
            <text:p>0.236</text:p>
          </table:table-cell>
          <table:table-cell/>
          <table:table-cell table:formula="of:=IF(AND([.$S$2]&lt;[Sheet1_2.G4];[Sheet1_2.G4]&lt;[.$S$42]);[Sheet1_2.N4];&quot;&quot;)" office:value-type="float" office:value="1106.9" calcext:value-type="float">
            <text:p>1106.9</text:p>
          </table:table-cell>
          <table:table-cell table:formula="of:=IF(AND([.$S$2]&lt;[Sheet1_2.G4];[Sheet1_2.G4]&lt;[.$S$42]);[Sheet1_2.G4];&quot;&quot;)" office:value-type="float" office:value="0.279836388076267" calcext:value-type="float">
            <text:p>0.28</text:p>
          </table:table-cell>
          <table:table-cell table:formula="of:=IF(AND([.$S$2]&lt;[Sheet1_2.G4];[Sheet1_2.G4]&lt;[.$S$42]);[Sheet1_2.E4];&quot;&quot;)" office:value-type="float" office:value="1433.6" calcext:value-type="float">
            <text:p>1433.6</text:p>
          </table:table-cell>
          <table:table-cell/>
          <table:table-cell table:formula="of:=SQRT([.M3]^2+139^2)" office:value-type="float" office:value="1059.1605166357" calcext:value-type="float">
            <text:p>1059.161</text:p>
          </table:table-cell>
          <table:table-cell table:formula="of:=[.O3]*[.M3]^2/[.Y3]/1000" office:value-type="float" office:value="118.768824955422" calcext:value-type="float">
            <text:p>118.769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8" office:value-type="float" office:value="0.88992" calcext:value-type="float">
            <text:p>0.89</text:p>
          </table:table-cell>
          <table:table-cell table:style-name="ce28" office:value-type="float" office:value="35.766" calcext:value-type="float">
            <text:p>35.766</text:p>
          </table:table-cell>
          <table:table-cell table:formula="of:=[.D4]*SIN(RADIANS(13))" office:value-type="float" office:value="0.200188442281692" calcext:value-type="float">
            <text:p>0.2</text:p>
          </table:table-cell>
          <table:table-cell table:number-columns-repeated="6"/>
          <table:table-cell office:value-type="float" office:value="1100" calcext:value-type="float">
            <text:p>1100</text:p>
          </table:table-cell>
          <table:table-cell office:value-type="float" office:value="109.7" calcext:value-type="float">
            <text:p>109.7</text:p>
          </table:table-cell>
          <table:table-cell office:value-type="float" office:value="102.9" calcext:value-type="float">
            <text:p>102.9</text:p>
          </table:table-cell>
          <table:table-cell table:formula="of:=[.M4]/1000" office:value-type="float" office:value="1.1" calcext:value-type="float">
            <text:p>1.1</text:p>
          </table:table-cell>
          <table:table-cell table:formula="of:=[.O4]*(0.171+0.53*RADIANS(13)^2)" office:value-type="float" office:value="20.4034835176714" calcext:value-type="float">
            <text:p>20.403</text:p>
          </table:table-cell>
          <table:table-cell table:formula="of:=[.O4]*(-0.0333+0.7816*SIN(RADIANS(13)))" office:value-type="float" office:value="14.6654874653345" calcext:value-type="float">
            <text:p>14.665</text:p>
          </table:table-cell>
          <table:table-cell table:formula="of:=[.P4]*SIN(RADIANS(13))" office:value-type="float" office:value="0.247446159778251" calcext:value-type="float">
            <text:p>0.247</text:p>
          </table:table-cell>
          <table:table-cell/>
          <table:table-cell table:formula="of:=IF(AND([.$S$2]&lt;[Sheet1_2.G5];[Sheet1_2.G5]&lt;[.$S$42]);[Sheet1_2.N5];&quot;&quot;)" office:value-type="float" office:value="737.3" calcext:value-type="float">
            <text:p>737.3</text:p>
          </table:table-cell>
          <table:table-cell table:formula="of:=IF(AND([.$S$2]&lt;[Sheet1_2.G5];[Sheet1_2.G5]&lt;[.$S$42]);[Sheet1_2.G5];&quot;&quot;)" office:value-type="float" office:value="0.334078309161247" calcext:value-type="float">
            <text:p>0.334</text:p>
          </table:table-cell>
          <table:table-cell table:formula="of:=IF(AND([.$S$2]&lt;[Sheet1_2.G5];[Sheet1_2.G5]&lt;[.$S$42]);[Sheet1_2.E5];&quot;&quot;)" office:value-type="float" office:value="949.85" calcext:value-type="float">
            <text:p>949.85</text:p>
          </table:table-cell>
          <table:table-cell/>
          <table:table-cell table:formula="of:=SQRT([.M4]^2+139^2)" office:value-type="float" office:value="1108.74749154169" calcext:value-type="float">
            <text:p>1108.747</text:p>
          </table:table-cell>
          <table:table-cell table:formula="of:=[.O4]*[.M4]^2/[.Y4]/1000" office:value-type="float" office:value="112.296984615381" calcext:value-type="float">
            <text:p>112.297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0037" calcext:value-type="float">
            <text:p>1.004</text:p>
          </table:table-cell>
          <table:table-cell table:style-name="ce28" office:value-type="float" office:value="32.579" calcext:value-type="float">
            <text:p>32.579</text:p>
          </table:table-cell>
          <table:table-cell table:formula="of:=[.D5]*SIN(RADIANS(13))" office:value-type="float" office:value="0.225783373244937" calcext:value-type="float">
            <text:p>0.226</text:p>
          </table:table-cell>
          <table:table-cell table:number-columns-repeated="6"/>
          <table:table-cell office:value-type="float" office:value="1150" calcext:value-type="float">
            <text:p>1150</text:p>
          </table:table-cell>
          <table:table-cell office:value-type="float" office:value="98.636" calcext:value-type="float">
            <text:p>98.636</text:p>
          </table:table-cell>
          <table:table-cell office:value-type="float" office:value="92.74" calcext:value-type="float">
            <text:p>92.74</text:p>
          </table:table-cell>
          <table:table-cell table:formula="of:=[.M5]/1000" office:value-type="float" office:value="1.15" calcext:value-type="float">
            <text:p>1.15</text:p>
          </table:table-cell>
          <table:table-cell table:formula="of:=[.O5]*(0.171+0.53*RADIANS(13)^2)" office:value-type="float" office:value="18.388912161602" calcext:value-type="float">
            <text:p>18.389</text:p>
          </table:table-cell>
          <table:table-cell table:formula="of:=[.O5]*(-0.0333+0.7816*SIN(RADIANS(13)))" office:value-type="float" office:value="13.2174665455308" calcext:value-type="float">
            <text:p>13.217</text:p>
          </table:table-cell>
          <table:table-cell table:formula="of:=[.P5]*SIN(RADIANS(13))" office:value-type="float" office:value="0.258693712495445" calcext:value-type="float">
            <text:p>0.259</text:p>
          </table:table-cell>
          <table:table-cell/>
          <table:table-cell table:formula="of:=IF(AND([.$S$2]&lt;[Sheet1_2.G6];[Sheet1_2.G6]&lt;[.$S$42]);[Sheet1_2.N6];&quot;&quot;)" office:value-type="float" office:value="295.52" calcext:value-type="float">
            <text:p>295.52</text:p>
          </table:table-cell>
          <table:table-cell table:formula="of:=IF(AND([.$S$2]&lt;[Sheet1_2.G6];[Sheet1_2.G6]&lt;[.$S$42]);[Sheet1_2.G6];&quot;&quot;)" office:value-type="float" office:value="0.444925585551735" calcext:value-type="float">
            <text:p>0.445</text:p>
          </table:table-cell>
          <table:table-cell table:formula="of:=IF(AND([.$S$2]&lt;[Sheet1_2.G6];[Sheet1_2.G6]&lt;[.$S$42]);[Sheet1_2.E6];&quot;&quot;)" office:value-type="float" office:value="438.99" calcext:value-type="float">
            <text:p>438.99</text:p>
          </table:table-cell>
          <table:table-cell/>
          <table:table-cell table:formula="of:=SQRT([.M5]^2+139^2)" office:value-type="float" office:value="1158.36997543963" calcext:value-type="float">
            <text:p>1158.37</text:p>
          </table:table-cell>
          <table:table-cell table:formula="of:=[.O5]*[.M5]^2/[.Y5]/1000" office:value-type="float" office:value="105.880377254644" calcext:value-type="float">
            <text:p>105.88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99" calcext:value-type="float">
            <text:p>1.099</text:p>
          </table:table-cell>
          <table:table-cell table:style-name="ce28" office:value-type="float" office:value="33.053" calcext:value-type="float">
            <text:p>33.053</text:p>
          </table:table-cell>
          <table:table-cell table:formula="of:=[.D6]*SIN(RADIANS(13))" office:value-type="float" office:value="0.247221208723908" calcext:value-type="float">
            <text:p>0.247</text:p>
          </table:table-cell>
          <table:table-cell table:number-columns-repeated="6"/>
          <table:table-cell office:value-type="float" office:value="1200" calcext:value-type="float">
            <text:p>1200</text:p>
          </table:table-cell>
          <table:table-cell office:value-type="float" office:value="88.649" calcext:value-type="float">
            <text:p>88.649</text:p>
          </table:table-cell>
          <table:table-cell office:value-type="float" office:value="83.523" calcext:value-type="float">
            <text:p>83.523</text:p>
          </table:table-cell>
          <table:table-cell table:formula="of:=[.M6]/1000" office:value-type="float" office:value="1.2" calcext:value-type="float">
            <text:p>1.2</text:p>
          </table:table-cell>
          <table:table-cell table:formula="of:=[.O6]*(0.171+0.53*RADIANS(13)^2)" office:value-type="float" office:value="16.5613231666324" calcext:value-type="float">
            <text:p>16.561</text:p>
          </table:table-cell>
          <table:table-cell table:formula="of:=[.O6]*(-0.0333+0.7816*SIN(RADIANS(13)))" office:value-type="float" office:value="11.90384363039" calcext:value-type="float">
            <text:p>11.904</text:p>
          </table:table-cell>
          <table:table-cell table:formula="of:=[.P6]*SIN(RADIANS(13))" office:value-type="float" office:value="0.269941265212638" calcext:value-type="float">
            <text:p>0.27</text:p>
          </table:table-cell>
          <table:table-cell/>
          <table:table-cell table:formula="of:=IF(AND([.$S$2]&lt;[Sheet1_2.G7];[Sheet1_2.G7]&lt;[.$S$42]);[Sheet1_2.N7];&quot;&quot;)" office:value-type="float" office:value="124.62" calcext:value-type="float">
            <text:p>124.62</text:p>
          </table:table-cell>
          <table:table-cell table:formula="of:=IF(AND([.$S$2]&lt;[Sheet1_2.G7];[Sheet1_2.G7]&lt;[.$S$42]);[Sheet1_2.G7];&quot;&quot;)" office:value-type="float" office:value="0.53966604142105" calcext:value-type="float">
            <text:p>0.54</text:p>
          </table:table-cell>
          <table:table-cell table:formula="of:=IF(AND([.$S$2]&lt;[Sheet1_2.G7];[Sheet1_2.G7]&lt;[.$S$42]);[Sheet1_2.E7];&quot;&quot;)" office:value-type="float" office:value="173.87" calcext:value-type="float">
            <text:p>173.87</text:p>
          </table:table-cell>
          <table:table-cell/>
          <table:table-cell table:formula="of:=SQRT([.M6]^2+139^2)" office:value-type="float" office:value="1208.02359248485" calcext:value-type="float">
            <text:p>1208.024</text:p>
          </table:table-cell>
          <table:table-cell table:formula="of:=[.O6]*[.M6]^2/[.Y6]/1000" office:value-type="float" office:value="99.561896595582" calcext:value-type="float">
            <text:p>99.562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1938" calcext:value-type="float">
            <text:p>1.194</text:p>
          </table:table-cell>
          <table:table-cell table:style-name="ce28" office:value-type="float" office:value="30.128" calcext:value-type="float">
            <text:p>30.128</text:p>
          </table:table-cell>
          <table:table-cell table:formula="of:=[.D7]*SIN(RADIANS(13))" office:value-type="float" office:value="0.268546568675706" calcext:value-type="float">
            <text:p>0.269</text:p>
          </table:table-cell>
          <table:table-cell table:number-columns-repeated="6"/>
          <table:table-cell office:value-type="float" office:value="1250" calcext:value-type="float">
            <text:p>1250</text:p>
          </table:table-cell>
          <table:table-cell office:value-type="float" office:value="79.638" calcext:value-type="float">
            <text:p>79.638</text:p>
          </table:table-cell>
          <table:table-cell office:value-type="float" office:value="75.175" calcext:value-type="float">
            <text:p>75.175</text:p>
          </table:table-cell>
          <table:table-cell table:formula="of:=[.M7]/1000" office:value-type="float" office:value="1.25" calcext:value-type="float">
            <text:p>1.25</text:p>
          </table:table-cell>
          <table:table-cell table:formula="of:=[.O7]*(0.171+0.53*RADIANS(13)^2)" office:value-type="float" office:value="14.906043473673" calcext:value-type="float">
            <text:p>14.906</text:p>
          </table:table-cell>
          <table:table-cell table:formula="of:=[.O7]*(-0.0333+0.7816*SIN(RADIANS(13)))" office:value-type="float" office:value="10.7140721108505" calcext:value-type="float">
            <text:p>10.714</text:p>
          </table:table-cell>
          <table:table-cell table:formula="of:=[.P7]*SIN(RADIANS(13))" office:value-type="float" office:value="0.281188817929831" calcext:value-type="float">
            <text:p>0.281</text:p>
          </table:table-cell>
          <table:table-cell/>
          <table:table-cell table:formula="of:=IF(AND([.$S$2]&lt;[Sheet1_2.G8];[Sheet1_2.G8]&lt;[.$S$42]);[Sheet1_2.N8];&quot;&quot;)" office:value-type="float" office:value="55.29" calcext:value-type="float">
            <text:p>55.29</text:p>
          </table:table-cell>
          <table:table-cell table:formula="of:=IF(AND([.$S$2]&lt;[Sheet1_2.G8];[Sheet1_2.G8]&lt;[.$S$42]);[Sheet1_2.G8];&quot;&quot;)" office:value-type="float" office:value="0.630056139367495" calcext:value-type="float">
            <text:p>0.63</text:p>
          </table:table-cell>
          <table:table-cell table:formula="of:=IF(AND([.$S$2]&lt;[Sheet1_2.G8];[Sheet1_2.G8]&lt;[.$S$42]);[Sheet1_2.E8];&quot;&quot;)" office:value-type="float" office:value="68.863" calcext:value-type="float">
            <text:p>68.863</text:p>
          </table:table-cell>
          <table:table-cell/>
          <table:table-cell table:formula="of:=SQRT([.M7]^2+139^2)" office:value-type="float" office:value="1257.70465531459" calcext:value-type="float">
            <text:p>1257.705</text:p>
          </table:table-cell>
          <table:table-cell table:formula="of:=[.O7]*[.M7]^2/[.Y7]/1000" office:value-type="float" office:value="93.3931006803971" calcext:value-type="float">
            <text:p>93.393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2984" calcext:value-type="float">
            <text:p>1.298</text:p>
          </table:table-cell>
          <table:table-cell table:style-name="ce28" office:value-type="float" office:value="28.962" calcext:value-type="float">
            <text:p>28.962</text:p>
          </table:table-cell>
          <table:table-cell table:formula="of:=[.D8]*SIN(RADIANS(13))" office:value-type="float" office:value="0.292076448960074" calcext:value-type="float">
            <text:p>0.292</text:p>
          </table:table-cell>
          <table:table-cell table:number-columns-repeated="6"/>
          <table:table-cell office:value-type="float" office:value="1300" calcext:value-type="float">
            <text:p>1300</text:p>
          </table:table-cell>
          <table:table-cell office:value-type="float" office:value="71.513" calcext:value-type="float">
            <text:p>71.513</text:p>
          </table:table-cell>
          <table:table-cell office:value-type="float" office:value="67.623" calcext:value-type="float">
            <text:p>67.623</text:p>
          </table:table-cell>
          <table:table-cell table:formula="of:=[.M8]/1000" office:value-type="float" office:value="1.3" calcext:value-type="float">
            <text:p>1.3</text:p>
          </table:table-cell>
          <table:table-cell table:formula="of:=[.O8]*(0.171+0.53*RADIANS(13)^2)" office:value-type="float" office:value="13.4085983082167" calcext:value-type="float">
            <text:p>13.409</text:p>
          </table:table-cell>
          <table:table-cell table:formula="of:=[.O8]*(-0.0333+0.7816*SIN(RADIANS(13)))" office:value-type="float" office:value="9.63774789959488" calcext:value-type="float">
            <text:p>9.638</text:p>
          </table:table-cell>
          <table:table-cell table:formula="of:=[.P8]*SIN(RADIANS(13))" office:value-type="float" office:value="0.292436370647024" calcext:value-type="float">
            <text:p>0.292</text:p>
          </table:table-cell>
          <table:table-cell/>
          <table:table-cell table:formula="of:=IF(AND([.$S$2]&lt;[Sheet1_2.G9];[Sheet1_2.G9]&lt;[.$S$42]);[Sheet1_2.N9];&quot;&quot;)">
            <text:p/>
          </table:table-cell>
          <table:table-cell table:formula="of:=IF(AND([.$S$2]&lt;[Sheet1_2.G9];[Sheet1_2.G9]&lt;[.$S$42]);[Sheet1_2.G9];&quot;&quot;)">
            <text:p/>
          </table:table-cell>
          <table:table-cell table:formula="of:=IF(AND([.$S$2]&lt;[Sheet1_2.G9];[Sheet1_2.G9]&lt;[.$S$42]);[Sheet1_2.E9];&quot;&quot;)">
            <text:p/>
          </table:table-cell>
          <table:table-cell/>
          <table:table-cell table:formula="of:=SQRT([.M8]^2+139^2)" office:value-type="float" office:value="1307.41003514582" calcext:value-type="float">
            <text:p>1307.41</text:p>
          </table:table-cell>
          <table:table-cell table:formula="of:=[.O8]*[.M8]^2/[.Y8]/1000" office:value-type="float" office:value="87.4116512248229" calcext:value-type="float">
            <text:p>87.412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393" calcext:value-type="float">
            <text:p>1.393</text:p>
          </table:table-cell>
          <table:table-cell table:style-name="ce28" office:value-type="float" office:value="25.932" calcext:value-type="float">
            <text:p>25.932</text:p>
          </table:table-cell>
          <table:table-cell table:formula="of:=[.D9]*SIN(RADIANS(13))" office:value-type="float" office:value="0.313356818701004" calcext:value-type="float">
            <text:p>0.313</text:p>
          </table:table-cell>
          <table:table-cell table:number-columns-repeated="6"/>
          <table:table-cell office:value-type="float" office:value="1350" calcext:value-type="float">
            <text:p>1350</text:p>
          </table:table-cell>
          <table:table-cell office:value-type="float" office:value="64.191" calcext:value-type="float">
            <text:p>64.191</text:p>
          </table:table-cell>
          <table:table-cell office:value-type="float" office:value="60.795" calcext:value-type="float">
            <text:p>60.795</text:p>
          </table:table-cell>
          <table:table-cell table:formula="of:=[.M9]/1000" office:value-type="float" office:value="1.35" calcext:value-type="float">
            <text:p>1.35</text:p>
          </table:table-cell>
          <table:table-cell table:formula="of:=[.O9]*(0.171+0.53*RADIANS(13)^2)" office:value-type="float" office:value="12.0547111803385" calcext:value-type="float">
            <text:p>12.055</text:p>
          </table:table-cell>
          <table:table-cell table:formula="of:=[.O9]*(-0.0333+0.7816*SIN(RADIANS(13)))" office:value-type="float" office:value="8.66460943104965" calcext:value-type="float">
            <text:p>8.665</text:p>
          </table:table-cell>
          <table:table-cell table:formula="of:=[.P9]*SIN(RADIANS(13))" office:value-type="float" office:value="0.303683923364218" calcext:value-type="float">
            <text:p>0.304</text:p>
          </table:table-cell>
          <table:table-cell/>
          <table:table-cell table:formula="of:=IF(AND([.$S$2]&lt;[Sheet1_2.G10];[Sheet1_2.G10]&lt;[.$S$42]);[Sheet1_2.N10];&quot;&quot;)">
            <text:p/>
          </table:table-cell>
          <table:table-cell table:formula="of:=IF(AND([.$S$2]&lt;[Sheet1_2.G10];[Sheet1_2.G10]&lt;[.$S$42]);[Sheet1_2.G10];&quot;&quot;)">
            <text:p/>
          </table:table-cell>
          <table:table-cell table:formula="of:=IF(AND([.$S$2]&lt;[Sheet1_2.G10];[Sheet1_2.G10]&lt;[.$S$42]);[Sheet1_2.E10];&quot;&quot;)">
            <text:p/>
          </table:table-cell>
          <table:table-cell/>
          <table:table-cell table:formula="of:=SQRT([.M9]^2+139^2)" office:value-type="float" office:value="1357.137060138" calcext:value-type="float">
            <text:p>1357.137</text:p>
          </table:table-cell>
          <table:table-cell table:formula="of:=[.O9]*[.M9]^2/[.Y9]/1000" office:value-type="float" office:value="81.6416342567005" calcext:value-type="float">
            <text:p>81.642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4876" calcext:value-type="float">
            <text:p>1.488</text:p>
          </table:table-cell>
          <table:table-cell table:style-name="ce28" office:value-type="float" office:value="22.808" calcext:value-type="float">
            <text:p>22.808</text:p>
          </table:table-cell>
          <table:table-cell table:formula="of:=[.D10]*SIN(RADIANS(13))" office:value-type="float" office:value="0.334637188441934" calcext:value-type="float">
            <text:p>0.335</text:p>
          </table:table-cell>
          <table:table-cell table:number-columns-repeated="6"/>
          <table:table-cell office:value-type="float" office:value="1400" calcext:value-type="float">
            <text:p>1400</text:p>
          </table:table-cell>
          <table:table-cell office:value-type="float" office:value="57.596" calcext:value-type="float">
            <text:p>57.596</text:p>
          </table:table-cell>
          <table:table-cell office:value-type="float" office:value="54.629" calcext:value-type="float">
            <text:p>54.629</text:p>
          </table:table-cell>
          <table:table-cell table:formula="of:=[.M10]/1000" office:value-type="float" office:value="1.4" calcext:value-type="float">
            <text:p>1.4</text:p>
          </table:table-cell>
          <table:table-cell table:formula="of:=[.O10]*(0.171+0.53*RADIANS(13)^2)" office:value-type="float" office:value="10.8320884459366" calcext:value-type="float">
            <text:p>10.832</text:p>
          </table:table-cell>
          <table:table-cell table:formula="of:=[.O10]*(-0.0333+0.7816*SIN(RADIANS(13)))" office:value-type="float" office:value="7.78582035708218" calcext:value-type="float">
            <text:p>7.786</text:p>
          </table:table-cell>
          <table:table-cell table:formula="of:=[.P10]*SIN(RADIANS(13))" office:value-type="float" office:value="0.314931476081411" calcext:value-type="float">
            <text:p>0.315</text:p>
          </table:table-cell>
          <table:table-cell/>
          <table:table-cell table:formula="of:=IF(AND([.$S$2]&lt;[Sheet1_2.G11];[Sheet1_2.G11]&lt;[.$S$42]);[Sheet1_2.N11];&quot;&quot;)">
            <text:p/>
          </table:table-cell>
          <table:table-cell table:formula="of:=IF(AND([.$S$2]&lt;[Sheet1_2.G11];[Sheet1_2.G11]&lt;[.$S$42]);[Sheet1_2.G11];&quot;&quot;)">
            <text:p/>
          </table:table-cell>
          <table:table-cell table:formula="of:=IF(AND([.$S$2]&lt;[Sheet1_2.G11];[Sheet1_2.G11]&lt;[.$S$42]);[Sheet1_2.E11];&quot;&quot;)">
            <text:p/>
          </table:table-cell>
          <table:table-cell/>
          <table:table-cell table:formula="of:=SQRT([.M10]^2+139^2)" office:value-type="float" office:value="1406.88343511465" calcext:value-type="float">
            <text:p>1406.883</text:p>
          </table:table-cell>
          <table:table-cell table:formula="of:=[.O10]*[.M10]^2/[.Y10]/1000" office:value-type="float" office:value="76.106404644159" calcext:value-type="float">
            <text:p>76.106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5726" calcext:value-type="float">
            <text:p>1.573</text:p>
          </table:table-cell>
          <table:table-cell table:style-name="ce28" office:value-type="float" office:value="20.067" calcext:value-type="float">
            <text:p>20.067</text:p>
          </table:table-cell>
          <table:table-cell table:formula="of:=[.D11]*SIN(RADIANS(13))" office:value-type="float" office:value="0.353758028061162" calcext:value-type="float">
            <text:p>0.354</text:p>
          </table:table-cell>
          <table:table-cell table:number-columns-repeated="6"/>
          <table:table-cell office:value-type="float" office:value="1450" calcext:value-type="float">
            <text:p>1450</text:p>
          </table:table-cell>
          <table:table-cell office:value-type="float" office:value="51.659" calcext:value-type="float">
            <text:p>51.659</text:p>
          </table:table-cell>
          <table:table-cell office:value-type="float" office:value="49.062" calcext:value-type="float">
            <text:p>49.062</text:p>
          </table:table-cell>
          <table:table-cell table:formula="of:=[.M11]/1000" office:value-type="float" office:value="1.45" calcext:value-type="float">
            <text:p>1.45</text:p>
          </table:table-cell>
          <table:table-cell table:formula="of:=[.O11]*(0.171+0.53*RADIANS(13)^2)" office:value-type="float" office:value="9.72823817632648" calcext:value-type="float">
            <text:p>9.728</text:p>
          </table:table-cell>
          <table:table-cell table:formula="of:=[.O11]*(-0.0333+0.7816*SIN(RADIANS(13)))" office:value-type="float" office:value="6.99240180781574" calcext:value-type="float">
            <text:p>6.992</text:p>
          </table:table-cell>
          <table:table-cell table:formula="of:=[.P11]*SIN(RADIANS(13))" office:value-type="float" office:value="0.326179028798604" calcext:value-type="float">
            <text:p>0.326</text:p>
          </table:table-cell>
          <table:table-cell/>
          <table:table-cell table:formula="of:=IF(AND([.$S$2]&lt;[Sheet1_2.G12];[Sheet1_2.G12]&lt;[.$S$42]);[Sheet1_2.N12];&quot;&quot;)" office:value-type="float" office:value="895.66" calcext:value-type="float">
            <text:p>895.66</text:p>
          </table:table-cell>
          <table:table-cell table:formula="of:=IF(AND([.$S$2]&lt;[Sheet1_2.G12];[Sheet1_2.G12]&lt;[.$S$42]);[Sheet1_2.G12];&quot;&quot;)" office:value-type="float" office:value="0.304421172062654" calcext:value-type="float">
            <text:p>0.304</text:p>
          </table:table-cell>
          <table:table-cell table:formula="of:=IF(AND([.$S$2]&lt;[Sheet1_2.G12];[Sheet1_2.G12]&lt;[.$S$42]);[Sheet1_2.E12];&quot;&quot;)" office:value-type="float" office:value="1108.4" calcext:value-type="float">
            <text:p>1108.4</text:p>
          </table:table-cell>
          <table:table-cell/>
          <table:table-cell table:formula="of:=SQRT([.M11]^2+139^2)" office:value-type="float" office:value="1456.64717759655" calcext:value-type="float">
            <text:p>1456.647</text:p>
          </table:table-cell>
          <table:table-cell table:formula="of:=[.O11]*[.M11]^2/[.Y11]/1000" office:value-type="float" office:value="70.815264386947" calcext:value-type="float">
            <text:p>70.815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6857" calcext:value-type="float">
            <text:p>1.686</text:p>
          </table:table-cell>
          <table:table-cell table:style-name="ce28" office:value-type="float" office:value="15.846" calcext:value-type="float">
            <text:p>15.846</text:p>
          </table:table-cell>
          <table:table-cell table:formula="of:=[.D12]*SIN(RADIANS(13))" office:value-type="float" office:value="0.379199992307453" calcext:value-type="float">
            <text:p>0.379</text:p>
          </table:table-cell>
          <table:table-cell table:number-columns-repeated="6"/>
          <table:table-cell office:value-type="float" office:value="1500" calcext:value-type="float">
            <text:p>1500</text:p>
          </table:table-cell>
          <table:table-cell office:value-type="float" office:value="46.316" calcext:value-type="float">
            <text:p>46.316</text:p>
          </table:table-cell>
          <table:table-cell office:value-type="float" office:value="44.04" calcext:value-type="float">
            <text:p>44.04</text:p>
          </table:table-cell>
          <table:table-cell table:formula="of:=[.M12]/1000" office:value-type="float" office:value="1.5" calcext:value-type="float">
            <text:p>1.5</text:p>
          </table:table-cell>
          <table:table-cell table:formula="of:=[.O12]*(0.171+0.53*RADIANS(13)^2)" office:value-type="float" office:value="8.73245300406461" calcext:value-type="float">
            <text:p>8.732</text:p>
          </table:table-cell>
          <table:table-cell table:formula="of:=[.O12]*(-0.0333+0.7816*SIN(RADIANS(13)))" office:value-type="float" office:value="6.27665760907026" calcext:value-type="float">
            <text:p>6.277</text:p>
          </table:table-cell>
          <table:table-cell table:formula="of:=[.P12]*SIN(RADIANS(13))" office:value-type="float" office:value="0.337426581515798" calcext:value-type="float">
            <text:p>0.337</text:p>
          </table:table-cell>
          <table:table-cell table:formula="of:=[Sheet1_2.B13]" office:value-type="string" office:string-value="pi+ 60°" calcext:value-type="string">
            <text:p>pi+ 60°</text:p>
          </table:table-cell>
          <table:table-cell table:formula="of:=IF(AND([.$S$2]&lt;[Sheet1_2.G13];[Sheet1_2.G13]&lt;[.$S$42]);[Sheet1_2.N13];&quot;&quot;)" office:value-type="float" office:value="489.98" calcext:value-type="float">
            <text:p>489.98</text:p>
          </table:table-cell>
          <table:table-cell table:formula="of:=IF(AND([.$S$2]&lt;[Sheet1_2.G13];[Sheet1_2.G13]&lt;[.$S$42]);[Sheet1_2.G13];&quot;&quot;)" office:value-type="float" office:value="0.377022545744946" calcext:value-type="float">
            <text:p>0.377</text:p>
          </table:table-cell>
          <table:table-cell table:formula="of:=IF(AND([.$S$2]&lt;[Sheet1_2.G13];[Sheet1_2.G13]&lt;[.$S$42]);[Sheet1_2.E13];&quot;&quot;)" office:value-type="float" office:value="597.77" calcext:value-type="float">
            <text:p>597.77</text:p>
          </table:table-cell>
          <table:table-cell/>
          <table:table-cell table:formula="of:=SQRT([.M12]^2+139^2)" office:value-type="float" office:value="1506.42656641471" calcext:value-type="float">
            <text:p>1506.427</text:p>
          </table:table-cell>
          <table:table-cell table:formula="of:=[.O12]*[.M12]^2/[.Y12]/1000" office:value-type="float" office:value="65.778181432258" calcext:value-type="float">
            <text:p>65.778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7796" calcext:value-type="float">
            <text:p>1.78</text:p>
          </table:table-cell>
          <table:table-cell table:style-name="ce28" office:value-type="float" office:value="12.299" calcext:value-type="float">
            <text:p>12.299</text:p>
          </table:table-cell>
          <table:table-cell table:formula="of:=[.D13]*SIN(RADIANS(13))" office:value-type="float" office:value="0.400322896310342" calcext:value-type="float">
            <text:p>0.4</text:p>
          </table:table-cell>
          <table:table-cell table:number-columns-repeated="6"/>
          <table:table-cell office:value-type="float" office:value="1550" calcext:value-type="float">
            <text:p>1550</text:p>
          </table:table-cell>
          <table:table-cell office:value-type="float" office:value="41.509" calcext:value-type="float">
            <text:p>41.509</text:p>
          </table:table-cell>
          <table:table-cell office:value-type="float" office:value="39.513" calcext:value-type="float">
            <text:p>39.513</text:p>
          </table:table-cell>
          <table:table-cell table:formula="of:=[.M13]/1000" office:value-type="float" office:value="1.55" calcext:value-type="float">
            <text:p>1.55</text:p>
          </table:table-cell>
          <table:table-cell table:formula="of:=[.O13]*(0.171+0.53*RADIANS(13)^2)" office:value-type="float" office:value="7.83481870003645" calcext:value-type="float">
            <text:p>7.835</text:p>
          </table:table-cell>
          <table:table-cell table:formula="of:=[.O13]*(-0.0333+0.7816*SIN(RADIANS(13)))" office:value-type="float" office:value="5.63146167364199" calcext:value-type="float">
            <text:p>5.631</text:p>
          </table:table-cell>
          <table:table-cell table:formula="of:=[.P13]*SIN(RADIANS(13))" office:value-type="float" office:value="0.348674134232991" calcext:value-type="float">
            <text:p>0.349</text:p>
          </table:table-cell>
          <table:table-cell/>
          <table:table-cell table:formula="of:=IF(AND([.$S$2]&lt;[Sheet1_2.G14];[Sheet1_2.G14]&lt;[.$S$42]);[Sheet1_2.N14];&quot;&quot;)" office:value-type="float" office:value="244.29" calcext:value-type="float">
            <text:p>244.29</text:p>
          </table:table-cell>
          <table:table-cell table:formula="of:=IF(AND([.$S$2]&lt;[Sheet1_2.G14];[Sheet1_2.G14]&lt;[.$S$42]);[Sheet1_2.G14];&quot;&quot;)" office:value-type="float" office:value="0.450102488329047" calcext:value-type="float">
            <text:p>0.45</text:p>
          </table:table-cell>
          <table:table-cell table:formula="of:=IF(AND([.$S$2]&lt;[Sheet1_2.G14];[Sheet1_2.G14]&lt;[.$S$42]);[Sheet1_2.E14];&quot;&quot;)" office:value-type="float" office:value="322.39" calcext:value-type="float">
            <text:p>322.39</text:p>
          </table:table-cell>
          <table:table-cell/>
          <table:table-cell table:formula="of:=SQRT([.M13]^2+139^2)" office:value-type="float" office:value="1556.22010011438" calcext:value-type="float">
            <text:p>1556.22</text:p>
          </table:table-cell>
          <table:table-cell table:formula="of:=[.O13]*[.M13]^2/[.Y13]/1000" office:value-type="float" office:value="61.0003575284903" calcext:value-type="float">
            <text:p>6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8738" calcext:value-type="float">
            <text:p>1.874</text:p>
          </table:table-cell>
          <table:table-cell table:style-name="ce28" office:value-type="float" office:value="10.072" calcext:value-type="float">
            <text:p>10.072</text:p>
          </table:table-cell>
          <table:table-cell table:formula="of:=[.D14]*SIN(RADIANS(13))" office:value-type="float" office:value="0.421513285629534" calcext:value-type="float">
            <text:p>0.422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float" office:value="37.186" calcext:value-type="float">
            <text:p>37.186</text:p>
          </table:table-cell>
          <table:table-cell office:value-type="float" office:value="35.433" calcext:value-type="float">
            <text:p>35.433</text:p>
          </table:table-cell>
          <table:table-cell table:formula="of:=[.M14]/1000" office:value-type="float" office:value="1.6" calcext:value-type="float">
            <text:p>1.6</text:p>
          </table:table-cell>
          <table:table-cell table:formula="of:=[.O14]*(0.171+0.53*RADIANS(13)^2)" office:value-type="float" office:value="7.02581760429204" calcext:value-type="float">
            <text:p>7.026</text:p>
          </table:table-cell>
          <table:table-cell table:formula="of:=[.O14]*(-0.0333+0.7816*SIN(RADIANS(13)))" office:value-type="float" office:value="5.04997295781532" calcext:value-type="float">
            <text:p>5.05</text:p>
          </table:table-cell>
          <table:table-cell table:formula="of:=[.P14]*SIN(RADIANS(13))" office:value-type="float" office:value="0.359921686950184" calcext:value-type="float">
            <text:p>0.36</text:p>
          </table:table-cell>
          <table:table-cell/>
          <table:table-cell table:formula="of:=IF(AND([.$S$2]&lt;[Sheet1_2.G15];[Sheet1_2.G15]&lt;[.$S$42]);[Sheet1_2.N15];&quot;&quot;)" office:value-type="float" office:value="63.61" calcext:value-type="float">
            <text:p>63.61</text:p>
          </table:table-cell>
          <table:table-cell table:formula="of:=IF(AND([.$S$2]&lt;[Sheet1_2.G15];[Sheet1_2.G15]&lt;[.$S$42]);[Sheet1_2.G15];&quot;&quot;)" office:value-type="float" office:value="0.599446619808636" calcext:value-type="float">
            <text:p>0.599</text:p>
          </table:table-cell>
          <table:table-cell table:formula="of:=IF(AND([.$S$2]&lt;[Sheet1_2.G15];[Sheet1_2.G15]&lt;[.$S$42]);[Sheet1_2.E15];&quot;&quot;)" office:value-type="float" office:value="93.771" calcext:value-type="float">
            <text:p>93.771</text:p>
          </table:table-cell>
          <table:table-cell/>
          <table:table-cell table:formula="of:=SQRT([.M14]^2+139^2)" office:value-type="float" office:value="1606.02646304474" calcext:value-type="float">
            <text:p>1606.026</text:p>
          </table:table-cell>
          <table:table-cell table:formula="of:=[.O14]*[.M14]^2/[.Y14]/1000" office:value-type="float" office:value="56.4800656074078" calcext:value-type="float">
            <text:p>56.48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8733" calcext:value-type="float">
            <text:p>1.873</text:p>
          </table:table-cell>
          <table:table-cell table:style-name="ce28" office:value-type="float" office:value="9.049" calcext:value-type="float">
            <text:p>9.049</text:p>
          </table:table-cell>
          <table:table-cell table:formula="of:=[.D15]*SIN(RADIANS(13))" office:value-type="float" office:value="0.421400810102362" calcext:value-type="float">
            <text:p>0.421</text:p>
          </table:table-cell>
          <table:table-cell table:number-columns-repeated="6"/>
          <table:table-cell office:value-type="float" office:value="1650" calcext:value-type="float">
            <text:p>1650</text:p>
          </table:table-cell>
          <table:table-cell office:value-type="float" office:value="33.299" calcext:value-type="float">
            <text:p>33.299</text:p>
          </table:table-cell>
          <table:table-cell office:value-type="float" office:value="31.758" calcext:value-type="float">
            <text:p>31.758</text:p>
          </table:table-cell>
          <table:table-cell table:formula="of:=[.M15]/1000" office:value-type="float" office:value="1.65" calcext:value-type="float">
            <text:p>1.65</text:p>
          </table:table-cell>
          <table:table-cell table:formula="of:=[.O15]*(0.171+0.53*RADIANS(13)^2)" office:value-type="float" office:value="6.2971217643752" calcext:value-type="float">
            <text:p>6.297</text:p>
          </table:table-cell>
          <table:table-cell table:formula="of:=[.O15]*(-0.0333+0.7816*SIN(RADIANS(13)))" office:value-type="float" office:value="4.52620554833909" calcext:value-type="float">
            <text:p>4.526</text:p>
          </table:table-cell>
          <table:table-cell table:formula="of:=[.P15]*SIN(RADIANS(13))" office:value-type="float" office:value="0.371169239667377" calcext:value-type="float">
            <text:p>0.371</text:p>
          </table:table-cell>
          <table:table-cell/>
          <table:table-cell table:formula="of:=IF(AND([.$S$2]&lt;[Sheet1_2.G16];[Sheet1_2.G16]&lt;[.$S$42]);[Sheet1_2.N16];&quot;&quot;)">
            <text:p/>
          </table:table-cell>
          <table:table-cell table:formula="of:=IF(AND([.$S$2]&lt;[Sheet1_2.G16];[Sheet1_2.G16]&lt;[.$S$42]);[Sheet1_2.G16];&quot;&quot;)">
            <text:p/>
          </table:table-cell>
          <table:table-cell table:formula="of:=IF(AND([.$S$2]&lt;[Sheet1_2.G16];[Sheet1_2.G16]&lt;[.$S$42]);[Sheet1_2.E16];&quot;&quot;)">
            <text:p/>
          </table:table-cell>
          <table:table-cell/>
          <table:table-cell table:formula="of:=SQRT([.M15]^2+139^2)" office:value-type="float" office:value="1655.84449752989" calcext:value-type="float">
            <text:p>1655.844</text:p>
          </table:table-cell>
          <table:table-cell table:formula="of:=[.O15]*[.M15]^2/[.Y15]/1000" office:value-type="float" office:value="52.2157455781499" calcext:value-type="float">
            <text:p>52.216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9771" calcext:value-type="float">
            <text:p>1.977</text:p>
          </table:table-cell>
          <table:table-cell table:style-name="ce28" office:value-type="float" office:value="7.5412" calcext:value-type="float">
            <text:p>7.541</text:p>
          </table:table-cell>
          <table:table-cell table:formula="of:=[.D16]*SIN(RADIANS(13))" office:value-type="float" office:value="0.444750729543256" calcext:value-type="float">
            <text:p>0.445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office:value-type="float" office:value="29.806" calcext:value-type="float">
            <text:p>29.806</text:p>
          </table:table-cell>
          <table:table-cell office:value-type="float" office:value="28.45" calcext:value-type="float">
            <text:p>28.45</text:p>
          </table:table-cell>
          <table:table-cell table:formula="of:=[.M16]/1000" office:value-type="float" office:value="1.7" calcext:value-type="float">
            <text:p>1.7</text:p>
          </table:table-cell>
          <table:table-cell table:formula="of:=[.O16]*(0.171+0.53*RADIANS(13)^2)" office:value-type="float" office:value="5.64119636615891" calcext:value-type="float">
            <text:p>5.641</text:p>
          </table:table-cell>
          <table:table-cell table:formula="of:=[.O16]*(-0.0333+0.7816*SIN(RADIANS(13)))" office:value-type="float" office:value="4.05474361893844" calcext:value-type="float">
            <text:p>4.055</text:p>
          </table:table-cell>
          <table:table-cell table:formula="of:=[.P16]*SIN(RADIANS(13))" office:value-type="float" office:value="0.38241679238457" calcext:value-type="float">
            <text:p>0.382</text:p>
          </table:table-cell>
          <table:table-cell/>
          <table:table-cell table:formula="of:=IF(AND([.$S$2]&lt;[Sheet1_2.G17];[Sheet1_2.G17]&lt;[.$S$42]);[Sheet1_2.N17];&quot;&quot;)">
            <text:p/>
          </table:table-cell>
          <table:table-cell table:formula="of:=IF(AND([.$S$2]&lt;[Sheet1_2.G17];[Sheet1_2.G17]&lt;[.$S$42]);[Sheet1_2.G17];&quot;&quot;)">
            <text:p/>
          </table:table-cell>
          <table:table-cell table:formula="of:=IF(AND([.$S$2]&lt;[Sheet1_2.G17];[Sheet1_2.G17]&lt;[.$S$42]);[Sheet1_2.E17];&quot;&quot;)">
            <text:p/>
          </table:table-cell>
          <table:table-cell/>
          <table:table-cell table:formula="of:=SQRT([.M16]^2+139^2)" office:value-type="float" office:value="1705.67318088783" calcext:value-type="float">
            <text:p>1705.673</text:p>
          </table:table-cell>
          <table:table-cell table:formula="of:=[.O16]*[.M16]^2/[.Y16]/1000" office:value-type="float" office:value="48.2041348373685" calcext:value-type="float">
            <text:p>48.204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0057" calcext:value-type="float">
            <text:p>2.006</text:p>
          </table:table-cell>
          <table:table-cell table:style-name="ce28" office:value-type="float" office:value="7.5335" calcext:value-type="float">
            <text:p>7.534</text:p>
          </table:table-cell>
          <table:table-cell table:formula="of:=[.D17]*SIN(RADIANS(13))" office:value-type="float" office:value="0.45118432969749" calcext:value-type="float">
            <text:p>0.451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office:value-type="float" office:value="26.668" calcext:value-type="float">
            <text:p>26.668</text:p>
          </table:table-cell>
          <table:table-cell office:value-type="float" office:value="25.473" calcext:value-type="float">
            <text:p>25.473</text:p>
          </table:table-cell>
          <table:table-cell table:formula="of:=[.M17]/1000" office:value-type="float" office:value="1.75" calcext:value-type="float">
            <text:p>1.75</text:p>
          </table:table-cell>
          <table:table-cell table:formula="of:=[.O17]*(0.171+0.53*RADIANS(13)^2)" office:value-type="float" office:value="5.0509031646807" calcext:value-type="float">
            <text:p>5.051</text:p>
          </table:table-cell>
          <table:table-cell table:formula="of:=[.O17]*(-0.0333+0.7816*SIN(RADIANS(13)))" office:value-type="float" office:value="3.63045638682668" calcext:value-type="float">
            <text:p>3.63</text:p>
          </table:table-cell>
          <table:table-cell table:formula="of:=[.P17]*SIN(RADIANS(13))" office:value-type="float" office:value="0.393664345101764" calcext:value-type="float">
            <text:p>0.394</text:p>
          </table:table-cell>
          <table:table-cell/>
          <table:table-cell table:formula="of:=IF(AND([.$S$2]&lt;[Sheet1_2.G18];[Sheet1_2.G18]&lt;[.$S$42]);[Sheet1_2.N18];&quot;&quot;)">
            <text:p/>
          </table:table-cell>
          <table:table-cell table:formula="of:=IF(AND([.$S$2]&lt;[Sheet1_2.G18];[Sheet1_2.G18]&lt;[.$S$42]);[Sheet1_2.G18];&quot;&quot;)">
            <text:p/>
          </table:table-cell>
          <table:table-cell table:formula="of:=IF(AND([.$S$2]&lt;[Sheet1_2.G18];[Sheet1_2.G18]&lt;[.$S$42]);[Sheet1_2.E18];&quot;&quot;)">
            <text:p/>
          </table:table-cell>
          <table:table-cell/>
          <table:table-cell table:formula="of:=SQRT([.M17]^2+139^2)" office:value-type="float" office:value="1755.51160634158" calcext:value-type="float">
            <text:p>1755.512</text:p>
          </table:table-cell>
          <table:table-cell table:formula="of:=[.O17]*[.M17]^2/[.Y17]/1000" office:value-type="float" office:value="44.437793642716" calcext:value-type="float">
            <text:p>44.438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0713" calcext:value-type="float">
            <text:p>2.071</text:p>
          </table:table-cell>
          <table:table-cell table:style-name="ce28" office:value-type="float" office:value="6.1755" calcext:value-type="float">
            <text:p>6.176</text:p>
          </table:table-cell>
          <table:table-cell table:formula="of:=[.D18]*SIN(RADIANS(13))" office:value-type="float" office:value="0.465941118862448" calcext:value-type="float">
            <text:p>0.466</text:p>
          </table:table-cell>
          <table:table-cell table:number-columns-repeated="6"/>
          <table:table-cell office:value-type="float" office:value="1800" calcext:value-type="float">
            <text:p>1800</text:p>
          </table:table-cell>
          <table:table-cell office:value-type="float" office:value="23.849" calcext:value-type="float">
            <text:p>23.849</text:p>
          </table:table-cell>
          <table:table-cell office:value-type="float" office:value="22.796" calcext:value-type="float">
            <text:p>22.796</text:p>
          </table:table-cell>
          <table:table-cell table:formula="of:=[.M18]/1000" office:value-type="float" office:value="1.8" calcext:value-type="float">
            <text:p>1.8</text:p>
          </table:table-cell>
          <table:table-cell table:formula="of:=[.O18]*(0.171+0.53*RADIANS(13)^2)" office:value-type="float" office:value="4.52009533788958" calcext:value-type="float">
            <text:p>4.52</text:p>
          </table:table-cell>
          <table:table-cell table:formula="of:=[.O18]*(-0.0333+0.7816*SIN(RADIANS(13)))" office:value-type="float" office:value="3.24892567793746" calcext:value-type="float">
            <text:p>3.249</text:p>
          </table:table-cell>
          <table:table-cell table:formula="of:=[.P18]*SIN(RADIANS(13))" office:value-type="float" office:value="0.404911897818957" calcext:value-type="float">
            <text:p>0.405</text:p>
          </table:table-cell>
          <table:table-cell/>
          <table:table-cell table:formula="of:=IF(AND([.$S$2]&lt;[Sheet1_2.G19];[Sheet1_2.G19]&lt;[.$S$42]);[Sheet1_2.N19];&quot;&quot;)">
            <text:p/>
          </table:table-cell>
          <table:table-cell table:formula="of:=IF(AND([.$S$2]&lt;[Sheet1_2.G19];[Sheet1_2.G19]&lt;[.$S$42]);[Sheet1_2.G19];&quot;&quot;)">
            <text:p/>
          </table:table-cell>
          <table:table-cell table:formula="of:=IF(AND([.$S$2]&lt;[Sheet1_2.G19];[Sheet1_2.G19]&lt;[.$S$42]);[Sheet1_2.E19];&quot;&quot;)">
            <text:p/>
          </table:table-cell>
          <table:table-cell/>
          <table:table-cell table:formula="of:=SQRT([.M18]^2+139^2)" office:value-type="float" office:value="1805.35896707552" calcext:value-type="float">
            <text:p>1805.359</text:p>
          </table:table-cell>
          <table:table-cell table:formula="of:=[.O18]*[.M18]^2/[.Y18]/1000" office:value-type="float" office:value="40.9109996111429" calcext:value-type="float">
            <text:p>40.911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0705" calcext:value-type="float">
            <text:p>2.071</text:p>
          </table:table-cell>
          <table:table-cell table:style-name="ce28" office:value-type="float" office:value="5.2589" calcext:value-type="float">
            <text:p>5.259</text:p>
          </table:table-cell>
          <table:table-cell table:formula="of:=[.D19]*SIN(RADIANS(13))" office:value-type="float" office:value="0.465761158018973" calcext:value-type="float">
            <text:p>0.466</text:p>
          </table:table-cell>
          <table:table-cell table:number-columns-repeated="6"/>
          <table:table-cell office:value-type="float" office:value="1850" calcext:value-type="float">
            <text:p>1850</text:p>
          </table:table-cell>
          <table:table-cell office:value-type="float" office:value="21.318" calcext:value-type="float">
            <text:p>21.318</text:p>
          </table:table-cell>
          <table:table-cell office:value-type="float" office:value="20.388" calcext:value-type="float">
            <text:p>20.388</text:p>
          </table:table-cell>
          <table:table-cell table:formula="of:=[.M19]/1000" office:value-type="float" office:value="1.85" calcext:value-type="float">
            <text:p>1.85</text:p>
          </table:table-cell>
          <table:table-cell table:formula="of:=[.O19]*(0.171+0.53*RADIANS(13)^2)" office:value-type="float" office:value="4.04262606373455" calcext:value-type="float">
            <text:p>4.043</text:p>
          </table:table-cell>
          <table:table-cell table:formula="of:=[.O19]*(-0.0333+0.7816*SIN(RADIANS(13)))" office:value-type="float" office:value="2.90573331820446" calcext:value-type="float">
            <text:p>2.906</text:p>
          </table:table-cell>
          <table:table-cell table:formula="of:=[.P19]*SIN(RADIANS(13))" office:value-type="float" office:value="0.41615945053615" calcext:value-type="float">
            <text:p>0.416</text:p>
          </table:table-cell>
          <table:table-cell/>
          <table:table-cell table:formula="of:=IF(AND([.$S$2]&lt;[Sheet1_2.G20];[Sheet1_2.G20]&lt;[.$S$42]);[Sheet1_2.N20];&quot;&quot;)">
            <text:p/>
          </table:table-cell>
          <table:table-cell table:formula="of:=IF(AND([.$S$2]&lt;[Sheet1_2.G20];[Sheet1_2.G20]&lt;[.$S$42]);[Sheet1_2.G20];&quot;&quot;)">
            <text:p/>
          </table:table-cell>
          <table:table-cell table:formula="of:=IF(AND([.$S$2]&lt;[Sheet1_2.G20];[Sheet1_2.G20]&lt;[.$S$42]);[Sheet1_2.E20];&quot;&quot;)">
            <text:p/>
          </table:table-cell>
          <table:table-cell/>
          <table:table-cell table:formula="of:=SQRT([.M19]^2+139^2)" office:value-type="float" office:value="1855.21454284942" calcext:value-type="float">
            <text:p>1855.215</text:p>
          </table:table-cell>
          <table:table-cell table:formula="of:=[.O19]*[.M19]^2/[.Y19]/1000" office:value-type="float" office:value="37.6117847226597" calcext:value-type="float">
            <text:p>37.612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.1743" calcext:value-type="float">
            <text:p>2.174</text:p>
          </table:table-cell>
          <table:table-cell table:style-name="ce28" office:value-type="float" office:value="4.3826" calcext:value-type="float">
            <text:p>4.383</text:p>
          </table:table-cell>
          <table:table-cell table:formula="of:=[.D20]*SIN(RADIANS(13))" office:value-type="float" office:value="0.489111077459866" calcext:value-type="float">
            <text:p>0.489</text:p>
          </table:table-cell>
          <table:table-cell table:number-columns-repeated="6"/>
          <table:table-cell office:value-type="float" office:value="1900" calcext:value-type="float">
            <text:p>1900</text:p>
          </table:table-cell>
          <table:table-cell office:value-type="float" office:value="19.046" calcext:value-type="float">
            <text:p>19.046</text:p>
          </table:table-cell>
          <table:table-cell office:value-type="float" office:value="18.225" calcext:value-type="float">
            <text:p>18.225</text:p>
          </table:table-cell>
          <table:table-cell table:formula="of:=[.M20]/1000" office:value-type="float" office:value="1.9" calcext:value-type="float">
            <text:p>1.9</text:p>
          </table:table-cell>
          <table:table-cell table:formula="of:=[.O20]*(0.171+0.53*RADIANS(13)^2)" office:value-type="float" office:value="3.61373651224064" calcext:value-type="float">
            <text:p>3.614</text:p>
          </table:table-cell>
          <table:table-cell table:formula="of:=[.O20]*(-0.0333+0.7816*SIN(RADIANS(13)))" office:value-type="float" office:value="2.59745878576988" calcext:value-type="float">
            <text:p>2.597</text:p>
          </table:table-cell>
          <table:table-cell table:formula="of:=[.P20]*SIN(RADIANS(13))" office:value-type="float" office:value="0.427407003253343" calcext:value-type="float">
            <text:p>0.427</text:p>
          </table:table-cell>
          <table:table-cell table:formula="of:=[Sheet1_2.B21]" office:value-type="string" office:string-value="pi+ 20°" calcext:value-type="string">
            <text:p>pi+ 20°</text:p>
          </table:table-cell>
          <table:table-cell table:formula="of:=IF(AND([.$S$2]&lt;[Sheet1_2.G21];[Sheet1_2.G21]&lt;[.$S$42]);[Sheet1_2.N21];&quot;&quot;)">
            <text:p/>
          </table:table-cell>
          <table:table-cell table:formula="of:=IF(AND([.$S$2]&lt;[Sheet1_2.G21];[Sheet1_2.G21]&lt;[.$S$42]);[Sheet1_2.G21];&quot;&quot;)">
            <text:p/>
          </table:table-cell>
          <table:table-cell table:formula="of:=IF(AND([.$S$2]&lt;[Sheet1_2.G21];[Sheet1_2.G21]&lt;[.$S$42]);[Sheet1_2.E21];&quot;&quot;)">
            <text:p/>
          </table:table-cell>
          <table:table-cell/>
          <table:table-cell table:formula="of:=SQRT([.M20]^2+139^2)" office:value-type="float" office:value="1905.07768870458" calcext:value-type="float">
            <text:p>1905.078</text:p>
          </table:table-cell>
          <table:table-cell table:formula="of:=[.O20]*[.M20]^2/[.Y20]/1000" office:value-type="float" office:value="34.5352057766933" calcext:value-type="float">
            <text:p>34.535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2031" calcext:value-type="float">
            <text:p>2.203</text:p>
          </table:table-cell>
          <table:table-cell table:style-name="ce28" office:value-type="float" office:value="4.619" calcext:value-type="float">
            <text:p>4.619</text:p>
          </table:table-cell>
          <table:table-cell table:formula="of:=[.D21]*SIN(RADIANS(13))" office:value-type="float" office:value="0.495589667824969" calcext:value-type="float">
            <text:p>0.496</text:p>
          </table:table-cell>
          <table:table-cell table:number-columns-repeated="6"/>
          <table:table-cell office:value-type="float" office:value="1950" calcext:value-type="float">
            <text:p>1950</text:p>
          </table:table-cell>
          <table:table-cell office:value-type="float" office:value="17.008" calcext:value-type="float">
            <text:p>17.008</text:p>
          </table:table-cell>
          <table:table-cell office:value-type="float" office:value="16.281" calcext:value-type="float">
            <text:p>16.281</text:p>
          </table:table-cell>
          <table:table-cell table:formula="of:=[.M21]/1000" office:value-type="float" office:value="1.95" calcext:value-type="float">
            <text:p>1.95</text:p>
          </table:table-cell>
          <table:table-cell table:formula="of:=[.O21]*(0.171+0.53*RADIANS(13)^2)" office:value-type="float" office:value="3.2282712842683" calcext:value-type="float">
            <text:p>3.228</text:p>
          </table:table-cell>
          <table:table-cell table:formula="of:=[.O21]*(-0.0333+0.7816*SIN(RADIANS(13)))" office:value-type="float" office:value="2.32039651528776" calcext:value-type="float">
            <text:p>2.32</text:p>
          </table:table-cell>
          <table:table-cell table:formula="of:=[.P21]*SIN(RADIANS(13))" office:value-type="float" office:value="0.438654555970537" calcext:value-type="float">
            <text:p>0.439</text:p>
          </table:table-cell>
          <table:table-cell/>
          <table:table-cell table:formula="of:=IF(AND([.$S$2]&lt;[Sheet1_2.G22];[Sheet1_2.G22]&lt;[.$S$42]);[Sheet1_2.N22];&quot;&quot;)">
            <text:p/>
          </table:table-cell>
          <table:table-cell table:formula="of:=IF(AND([.$S$2]&lt;[Sheet1_2.G22];[Sheet1_2.G22]&lt;[.$S$42]);[Sheet1_2.G22];&quot;&quot;)">
            <text:p/>
          </table:table-cell>
          <table:table-cell table:formula="of:=IF(AND([.$S$2]&lt;[Sheet1_2.G22];[Sheet1_2.G22]&lt;[.$S$42]);[Sheet1_2.E22];&quot;&quot;)">
            <text:p/>
          </table:table-cell>
          <table:table-cell/>
          <table:table-cell table:formula="of:=SQRT([.M21]^2+139^2)" office:value-type="float" office:value="1954.94782539074" calcext:value-type="float">
            <text:p>1954.948</text:p>
          </table:table-cell>
          <table:table-cell table:formula="of:=[.O21]*[.M21]^2/[.Y21]/1000" office:value-type="float" office:value="31.667598334818" calcext:value-type="float">
            <text:p>31.668</text:p>
          </table:table-cell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2694" calcext:value-type="float">
            <text:p>2.269</text:p>
          </table:table-cell>
          <table:table-cell table:style-name="ce28" office:value-type="float" office:value="4.2904" calcext:value-type="float">
            <text:p>4.29</text:p>
          </table:table-cell>
          <table:table-cell table:formula="of:=[.D22]*SIN(RADIANS(13))" office:value-type="float" office:value="0.510503922727967" calcext:value-type="float">
            <text:p>0.511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15.179" calcext:value-type="float">
            <text:p>15.179</text:p>
          </table:table-cell>
          <table:table-cell office:value-type="float" office:value="14.536" calcext:value-type="float">
            <text:p>14.536</text:p>
          </table:table-cell>
          <table:table-cell table:formula="of:=[.M22]/1000" office:value-type="float" office:value="2" calcext:value-type="float">
            <text:p>2</text:p>
          </table:table-cell>
          <table:table-cell table:formula="of:=[.O22]*(0.171+0.53*RADIANS(13)^2)" office:value-type="float" office:value="2.88226468817174" calcext:value-type="float">
            <text:p>2.882</text:p>
          </table:table-cell>
          <table:table-cell table:formula="of:=[.O22]*(-0.0333+0.7816*SIN(RADIANS(13)))" office:value-type="float" office:value="2.0716960718766" calcext:value-type="float">
            <text:p>2.072</text:p>
          </table:table-cell>
          <table:table-cell table:formula="of:=[.P22]*SIN(RADIANS(13))" office:value-type="float" office:value="0.44990210868773" calcext:value-type="float">
            <text:p>0.45</text:p>
          </table:table-cell>
          <table:table-cell/>
          <table:table-cell table:formula="of:=IF(AND([.$S$2]&lt;[Sheet1_2.G23];[Sheet1_2.G23]&lt;[.$S$42]);[Sheet1_2.N23];&quot;&quot;)">
            <text:p/>
          </table:table-cell>
          <table:table-cell table:formula="of:=IF(AND([.$S$2]&lt;[Sheet1_2.G23];[Sheet1_2.G23]&lt;[.$S$42]);[Sheet1_2.G23];&quot;&quot;)">
            <text:p/>
          </table:table-cell>
          <table:table-cell table:formula="of:=IF(AND([.$S$2]&lt;[Sheet1_2.G23];[Sheet1_2.G23]&lt;[.$S$42]);[Sheet1_2.E23];&quot;&quot;)">
            <text:p/>
          </table:table-cell>
          <table:table-cell/>
          <table:table-cell table:formula="of:=SQRT([.M22]^2+139^2)" office:value-type="float" office:value="2004.82443121586" calcext:value-type="float">
            <text:p>2004.824</text:p>
          </table:table-cell>
          <table:table-cell table:formula="of:=[.O22]*[.M22]^2/[.Y22]/1000" office:value-type="float" office:value="29.0020408244614" calcext:value-type="float">
            <text:p>29.002</text:p>
          </table:table-cell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623" calcext:value-type="float">
            <text:p>2.362</text:p>
          </table:table-cell>
          <table:table-cell table:style-name="ce28" office:value-type="float" office:value="2.688" calcext:value-type="float">
            <text:p>2.688</text:p>
          </table:table-cell>
          <table:table-cell table:formula="of:=[.D23]*SIN(RADIANS(13))" office:value-type="float" office:value="0.531401875676512" calcext:value-type="float">
            <text:p>0.531</text:p>
          </table:table-cell>
          <table:table-cell table:number-columns-repeated="6"/>
          <table:table-cell office:value-type="float" office:value="2050" calcext:value-type="float">
            <text:p>2050</text:p>
          </table:table-cell>
          <table:table-cell office:value-type="float" office:value="13.539" calcext:value-type="float">
            <text:p>13.539</text:p>
          </table:table-cell>
          <table:table-cell office:value-type="float" office:value="12.969" calcext:value-type="float">
            <text:p>12.969</text:p>
          </table:table-cell>
          <table:table-cell table:formula="of:=[.M23]/1000" office:value-type="float" office:value="2.05" calcext:value-type="float">
            <text:p>2.05</text:p>
          </table:table-cell>
          <table:table-cell table:formula="of:=[.O23]*(0.171+0.53*RADIANS(13)^2)" office:value-type="float" office:value="2.57155274772284" calcext:value-type="float">
            <text:p>2.572</text:p>
          </table:table-cell>
          <table:table-cell table:formula="of:=[.O23]*(-0.0333+0.7816*SIN(RADIANS(13)))" office:value-type="float" office:value="1.84836449891081" calcext:value-type="float">
            <text:p>1.848</text:p>
          </table:table-cell>
          <table:table-cell table:formula="of:=[.P23]*SIN(RADIANS(13))" office:value-type="float" office:value="0.461149661404923" calcext:value-type="float">
            <text:p>0.461</text:p>
          </table:table-cell>
          <table:table-cell/>
          <table:table-cell table:formula="of:=IF(AND([.$S$2]&lt;[Sheet1_2.G24];[Sheet1_2.G24]&lt;[.$S$42]);[Sheet1_2.N24];&quot;&quot;)" office:value-type="float" office:value="982.75" calcext:value-type="float">
            <text:p>982.75</text:p>
          </table:table-cell>
          <table:table-cell table:formula="of:=IF(AND([.$S$2]&lt;[Sheet1_2.G24];[Sheet1_2.G24]&lt;[.$S$42]);[Sheet1_2.G24];&quot;&quot;)" office:value-type="float" office:value="0.236739959274993" calcext:value-type="float">
            <text:p>0.237</text:p>
          </table:table-cell>
          <table:table-cell table:formula="of:=IF(AND([.$S$2]&lt;[Sheet1_2.G24];[Sheet1_2.G24]&lt;[.$S$42]);[Sheet1_2.E24];&quot;&quot;)" office:value-type="float" office:value="1228.5" calcext:value-type="float">
            <text:p>1228.5</text:p>
          </table:table-cell>
          <table:table-cell/>
          <table:table-cell table:formula="of:=SQRT([.M23]^2+139^2)" office:value-type="float" office:value="2054.70703507824" calcext:value-type="float">
            <text:p>2054.707</text:p>
          </table:table-cell>
          <table:table-cell table:formula="of:=[.O23]*[.M23]^2/[.Y23]/1000" office:value-type="float" office:value="26.5255443085222" calcext:value-type="float">
            <text:p>26.526</text:p>
          </table:table-cell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.4101" calcext:value-type="float">
            <text:p>2.41</text:p>
          </table:table-cell>
          <table:table-cell table:style-name="ce28" office:value-type="float" office:value="2.781" calcext:value-type="float">
            <text:p>2.781</text:p>
          </table:table-cell>
          <table:table-cell table:formula="of:=[.D24]*SIN(RADIANS(13))" office:value-type="float" office:value="0.542154536074149" calcext:value-type="float">
            <text:p>0.542</text:p>
          </table:table-cell>
          <table:table-cell table:number-columns-repeated="6"/>
          <table:table-cell office:value-type="float" office:value="2100" calcext:value-type="float">
            <text:p>2100</text:p>
          </table:table-cell>
          <table:table-cell office:value-type="float" office:value="12.069" calcext:value-type="float">
            <text:p>12.069</text:p>
          </table:table-cell>
          <table:table-cell office:value-type="float" office:value="11.564" calcext:value-type="float">
            <text:p>11.564</text:p>
          </table:table-cell>
          <table:table-cell table:formula="of:=[.M24]/1000" office:value-type="float" office:value="2.1" calcext:value-type="float">
            <text:p>2.1</text:p>
          </table:table-cell>
          <table:table-cell table:formula="of:=[.O24]*(0.171+0.53*RADIANS(13)^2)" office:value-type="float" office:value="2.29296290960498" calcext:value-type="float">
            <text:p>2.293</text:p>
          </table:table-cell>
          <table:table-cell table:formula="of:=[.O24]*(-0.0333+0.7816*SIN(RADIANS(13)))" office:value-type="float" office:value="1.64812144848521" calcext:value-type="float">
            <text:p>1.648</text:p>
          </table:table-cell>
          <table:table-cell table:formula="of:=[.P24]*SIN(RADIANS(13))" office:value-type="float" office:value="0.472397214122117" calcext:value-type="float">
            <text:p>0.472</text:p>
          </table:table-cell>
          <table:table-cell/>
          <table:table-cell table:formula="of:=IF(AND([.$S$2]&lt;[Sheet1_2.G25];[Sheet1_2.G25]&lt;[.$S$42]);[Sheet1_2.N25];&quot;&quot;)" office:value-type="float" office:value="743.94" calcext:value-type="float">
            <text:p>743.94</text:p>
          </table:table-cell>
          <table:table-cell table:formula="of:=IF(AND([.$S$2]&lt;[Sheet1_2.G25];[Sheet1_2.G25]&lt;[.$S$42]);[Sheet1_2.G25];&quot;&quot;)" office:value-type="float" office:value="0.287150302920173" calcext:value-type="float">
            <text:p>0.287</text:p>
          </table:table-cell>
          <table:table-cell table:formula="of:=IF(AND([.$S$2]&lt;[Sheet1_2.G25];[Sheet1_2.G25]&lt;[.$S$42]);[Sheet1_2.E25];&quot;&quot;)" office:value-type="float" office:value="949.85" calcext:value-type="float">
            <text:p>949.85</text:p>
          </table:table-cell>
          <table:table-cell/>
          <table:table-cell table:formula="of:=SQRT([.M24]^2+139^2)" office:value-type="float" office:value="2104.59521048585" calcext:value-type="float">
            <text:p>2104.595</text:p>
          </table:table-cell>
          <table:table-cell table:formula="of:=[.O24]*[.M24]^2/[.Y24]/1000" office:value-type="float" office:value="24.2313770106067" calcext:value-type="float">
            <text:p>24.231</text:p>
          </table:table-cell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.4745" calcext:value-type="float">
            <text:p>2.475</text:p>
          </table:table-cell>
          <table:table-cell table:style-name="ce28" office:value-type="float" office:value="1.8075" calcext:value-type="float">
            <text:p>1.808</text:p>
          </table:table-cell>
          <table:table-cell table:formula="of:=[.D25]*SIN(RADIANS(13))" office:value-type="float" office:value="0.556641383973894" calcext:value-type="float">
            <text:p>0.557</text:p>
          </table:table-cell>
          <table:table-cell table:number-columns-repeated="6"/>
          <table:table-cell office:value-type="float" office:value="2150" calcext:value-type="float">
            <text:p>2150</text:p>
          </table:table-cell>
          <table:table-cell office:value-type="float" office:value="10.752" calcext:value-type="float">
            <text:p>10.752</text:p>
          </table:table-cell>
          <table:table-cell office:value-type="float" office:value="10.303" calcext:value-type="float">
            <text:p>10.303</text:p>
          </table:table-cell>
          <table:table-cell table:formula="of:=[.M25]/1000" office:value-type="float" office:value="2.15" calcext:value-type="float">
            <text:p>2.15</text:p>
          </table:table-cell>
          <table:table-cell table:formula="of:=[.O25]*(0.171+0.53*RADIANS(13)^2)" office:value-type="float" office:value="2.04292605133691" calcext:value-type="float">
            <text:p>2.043</text:p>
          </table:table-cell>
          <table:table-cell table:formula="of:=[.O25]*(-0.0333+0.7816*SIN(RADIANS(13)))" office:value-type="float" office:value="1.46840152920642" calcext:value-type="float">
            <text:p>1.468</text:p>
          </table:table-cell>
          <table:table-cell table:formula="of:=[.P25]*SIN(RADIANS(13))" office:value-type="float" office:value="0.48364476683931" calcext:value-type="float">
            <text:p>0.484</text:p>
          </table:table-cell>
          <table:table-cell/>
          <table:table-cell table:formula="of:=IF(AND([.$S$2]&lt;[Sheet1_2.G26];[Sheet1_2.G26]&lt;[.$S$42]);[Sheet1_2.N26];&quot;&quot;)" office:value-type="float" office:value="436.31" calcext:value-type="float">
            <text:p>436.31</text:p>
          </table:table-cell>
          <table:table-cell table:formula="of:=IF(AND([.$S$2]&lt;[Sheet1_2.G26];[Sheet1_2.G26]&lt;[.$S$42]);[Sheet1_2.G26];&quot;&quot;)" office:value-type="float" office:value="0.335245869463437" calcext:value-type="float">
            <text:p>0.335</text:p>
          </table:table-cell>
          <table:table-cell table:formula="of:=IF(AND([.$S$2]&lt;[Sheet1_2.G26];[Sheet1_2.G26]&lt;[.$S$42]);[Sheet1_2.E26];&quot;&quot;)" office:value-type="float" office:value="629.34" calcext:value-type="float">
            <text:p>629.34</text:p>
          </table:table-cell>
          <table:table-cell/>
          <table:table-cell table:formula="of:=SQRT([.M25]^2+139^2)" office:value-type="float" office:value="2154.48857040366" calcext:value-type="float">
            <text:p>2154.489</text:p>
          </table:table-cell>
          <table:table-cell table:formula="of:=[.O25]*[.M25]^2/[.Y25]/1000" office:value-type="float" office:value="22.1053006055525" calcext:value-type="float">
            <text:p>22.105</text:p>
          </table:table-cell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.5038" calcext:value-type="float">
            <text:p>2.504</text:p>
          </table:table-cell>
          <table:table-cell table:style-name="ce28" office:value-type="float" office:value="2.0829" calcext:value-type="float">
            <text:p>2.083</text:p>
          </table:table-cell>
          <table:table-cell table:formula="of:=[.D26]*SIN(RADIANS(13))" office:value-type="float" office:value="0.563232449866169" calcext:value-type="float">
            <text:p>0.563</text:p>
          </table:table-cell>
          <table:table-cell table:number-columns-repeated="6"/>
          <table:table-cell office:value-type="float" office:value="2200" calcext:value-type="float">
            <text:p>2200</text:p>
          </table:table-cell>
          <table:table-cell office:value-type="float" office:value="9.5723" calcext:value-type="float">
            <text:p>9.572</text:p>
          </table:table-cell>
          <table:table-cell office:value-type="float" office:value="9.174" calcext:value-type="float">
            <text:p>9.174</text:p>
          </table:table-cell>
          <table:table-cell table:formula="of:=[.M26]/1000" office:value-type="float" office:value="2.2" calcext:value-type="float">
            <text:p>2.2</text:p>
          </table:table-cell>
          <table:table-cell table:formula="of:=[.O26]*(0.171+0.53*RADIANS(13)^2)" office:value-type="float" office:value="1.81906275793117" calcext:value-type="float">
            <text:p>1.819</text:p>
          </table:table-cell>
          <table:table-cell table:formula="of:=[.O26]*(-0.0333+0.7816*SIN(RADIANS(13)))" office:value-type="float" office:value="1.30749448014556" calcext:value-type="float">
            <text:p>1.307</text:p>
          </table:table-cell>
          <table:table-cell table:formula="of:=[.P26]*SIN(RADIANS(13))" office:value-type="float" office:value="0.494892319556503" calcext:value-type="float">
            <text:p>0.495</text:p>
          </table:table-cell>
          <table:table-cell/>
          <table:table-cell table:formula="of:=IF(AND([.$S$2]&lt;[Sheet1_2.G27];[Sheet1_2.G27]&lt;[.$S$42]);[Sheet1_2.N27];&quot;&quot;)" office:value-type="float" office:value="280.78" calcext:value-type="float">
            <text:p>280.78</text:p>
          </table:table-cell>
          <table:table-cell table:formula="of:=IF(AND([.$S$2]&lt;[Sheet1_2.G27];[Sheet1_2.G27]&lt;[.$S$42]);[Sheet1_2.G27];&quot;&quot;)" office:value-type="float" office:value="0.386649196102841" calcext:value-type="float">
            <text:p>0.387</text:p>
          </table:table-cell>
          <table:table-cell table:formula="of:=IF(AND([.$S$2]&lt;[Sheet1_2.G27];[Sheet1_2.G27]&lt;[.$S$42]);[Sheet1_2.E27];&quot;&quot;)" office:value-type="float" office:value="416.98" calcext:value-type="float">
            <text:p>416.98</text:p>
          </table:table-cell>
          <table:table-cell/>
          <table:table-cell table:formula="of:=SQRT([.M26]^2+139^2)" office:value-type="float" office:value="2204.38676279822" calcext:value-type="float">
            <text:p>2204.387</text:p>
          </table:table-cell>
          <table:table-cell table:formula="of:=[.O26]*[.M26]^2/[.Y26]/1000" office:value-type="float" office:value="20.1426359245764" calcext:value-type="float">
            <text:p>20.143</text:p>
          </table:table-cell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.5776" calcext:value-type="float">
            <text:p>2.578</text:p>
          </table:table-cell>
          <table:table-cell table:style-name="ce28" office:value-type="float" office:value="1.3059" calcext:value-type="float">
            <text:p>1.306</text:p>
          </table:table-cell>
          <table:table-cell table:formula="of:=[.D27]*SIN(RADIANS(13))" office:value-type="float" office:value="0.579833837676746" calcext:value-type="float">
            <text:p>0.58</text:p>
          </table:table-cell>
          <table:table-cell table:number-columns-repeated="6"/>
          <table:table-cell office:value-type="float" office:value="2250" calcext:value-type="float">
            <text:p>2250</text:p>
          </table:table-cell>
          <table:table-cell office:value-type="float" office:value="8.5161" calcext:value-type="float">
            <text:p>8.516</text:p>
          </table:table-cell>
          <table:table-cell office:value-type="float" office:value="8.1621" calcext:value-type="float">
            <text:p>8.162</text:p>
          </table:table-cell>
          <table:table-cell table:formula="of:=[.M27]/1000" office:value-type="float" office:value="2.25" calcext:value-type="float">
            <text:p>2.25</text:p>
          </table:table-cell>
          <table:table-cell table:formula="of:=[.O27]*(0.171+0.53*RADIANS(13)^2)" office:value-type="float" office:value="1.61841858911162" calcext:value-type="float">
            <text:p>1.618</text:p>
          </table:table-cell>
          <table:table-cell table:formula="of:=[.O27]*(-0.0333+0.7816*SIN(RADIANS(13)))" office:value-type="float" office:value="1.1632767273159" calcext:value-type="float">
            <text:p>1.163</text:p>
          </table:table-cell>
          <table:table-cell table:formula="of:=[.P27]*SIN(RADIANS(13))" office:value-type="float" office:value="0.506139872273696" calcext:value-type="float">
            <text:p>0.506</text:p>
          </table:table-cell>
          <table:table-cell/>
          <table:table-cell table:style-name="ce46" table:formula="of:=IF(AND([.$S$2]&lt;[Sheet1_2.G28];[Sheet1_2.G28]&lt;[.$S$42]);[Sheet1_2.N28];&quot;&quot;)" office:value-type="float" office:value="150.08" calcext:value-type="float">
            <text:p>150.08</text:p>
          </table:table-cell>
          <table:table-cell table:style-name="ce46" table:formula="of:=IF(AND([.$S$2]&lt;[Sheet1_2.G28];[Sheet1_2.G28]&lt;[.$S$42]);[Sheet1_2.G28];&quot;&quot;)" office:value-type="float" office:value="0.427970941035737" calcext:value-type="float">
            <text:p>0.428</text:p>
          </table:table-cell>
          <table:table-cell table:style-name="ce46" table:formula="of:=IF(AND([.$S$2]&lt;[Sheet1_2.G28];[Sheet1_2.G28]&lt;[.$S$42]);[Sheet1_2.E28];&quot;&quot;)" office:value-type="float" office:value="290.86" calcext:value-type="float">
            <text:p>290.86</text:p>
          </table:table-cell>
          <table:table-cell/>
          <table:table-cell table:formula="of:=SQRT([.M27]^2+139^2)" office:value-type="float" office:value="2254.28946677218" calcext:value-type="float">
            <text:p>2254.289</text:p>
          </table:table-cell>
          <table:table-cell table:formula="of:=[.O27]*[.M27]^2/[.Y27]/1000" office:value-type="float" office:value="18.3297805623717" calcext:value-type="float">
            <text:p>18.33</text:p>
          </table:table-cell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9" calcext:value-type="float">
            <text:p>2.69</text:p>
          </table:table-cell>
          <table:table-cell table:style-name="ce28" office:value-type="float" office:value="0.91003" calcext:value-type="float">
            <text:p>0.91</text:p>
          </table:table-cell>
          <table:table-cell table:formula="of:=[.D28]*SIN(RADIANS(13))" office:value-type="float" office:value="0.605118336184997" calcext:value-type="float">
            <text:p>0.605</text:p>
          </table:table-cell>
          <table:table-cell table:number-columns-repeated="6"/>
          <table:table-cell office:value-type="float" office:value="2300" calcext:value-type="float">
            <text:p>2300</text:p>
          </table:table-cell>
          <table:table-cell office:value-type="float" office:value="7.571" calcext:value-type="float">
            <text:p>7.571</text:p>
          </table:table-cell>
          <table:table-cell office:value-type="float" office:value="7.256" calcext:value-type="float">
            <text:p>7.256</text:p>
          </table:table-cell>
          <table:table-cell table:formula="of:=[.M28]/1000" office:value-type="float" office:value="2.3" calcext:value-type="float">
            <text:p>2.3</text:p>
          </table:table-cell>
          <table:table-cell table:formula="of:=[.O28]*(0.171+0.53*RADIANS(13)^2)" office:value-type="float" office:value="1.43875292909838" calcext:value-type="float">
            <text:p>1.439</text:p>
          </table:table-cell>
          <table:table-cell table:formula="of:=[.O28]*(-0.0333+0.7816*SIN(RADIANS(13)))" office:value-type="float" office:value="1.0341377750094" calcext:value-type="float">
            <text:p>1.034</text:p>
          </table:table-cell>
          <table:table-cell table:formula="of:=[.P28]*SIN(RADIANS(13))" office:value-type="float" office:value="0.51738742499089" calcext:value-type="float">
            <text:p>0.517</text:p>
          </table:table-cell>
          <table:table-cell office:value-type="string" calcext:value-type="string">
            <text:p>average</text:p>
          </table:table-cell>
          <table:table-cell table:formula="of:=AVERAGE([.U2:.U27])" office:value-type="float" office:value="540.555333333333" calcext:value-type="float">
            <text:p>540.555</text:p>
          </table:table-cell>
          <table:table-cell table:formula="of:=IF(AND([.$S$2]&lt;[Sheet1_2.G29];[Sheet1_2.G29]&lt;[.$S$42]);[Sheet1_2.G29];&quot;&quot;)">
            <text:p/>
          </table:table-cell>
          <table:table-cell table:formula="of:=AVERAGE([.W2:.W27])" office:value-type="float" office:value="697.6156" calcext:value-type="float">
            <text:p>697.616</text:p>
          </table:table-cell>
          <table:table-cell/>
          <table:table-cell table:formula="of:=SQRT([.M28]^2+139^2)" office:value-type="float" office:value="2304.1963891995" calcext:value-type="float">
            <text:p>2304.196</text:p>
          </table:table-cell>
          <table:table-cell table:formula="of:=[.O28]*[.M28]^2/[.Y28]/1000" office:value-type="float" office:value="16.658406453512" calcext:value-type="float">
            <text:p>16.658</text:p>
          </table:table-cell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7849" calcext:value-type="float">
            <text:p>2.785</text:p>
          </table:table-cell>
          <table:table-cell table:style-name="ce28" office:value-type="float" office:value="0.85964" calcext:value-type="float">
            <text:p>0.86</text:p>
          </table:table-cell>
          <table:table-cell table:formula="of:=[.D29]*SIN(RADIANS(13))" office:value-type="float" office:value="0.62646619124223" calcext:value-type="float">
            <text:p>0.626</text:p>
          </table:table-cell>
          <table:table-cell table:number-columns-repeated="6"/>
          <table:table-cell office:value-type="float" office:value="2350" calcext:value-type="float">
            <text:p>2350</text:p>
          </table:table-cell>
          <table:table-cell office:value-type="float" office:value="6.7256" calcext:value-type="float">
            <text:p>6.726</text:p>
          </table:table-cell>
          <table:table-cell office:value-type="float" office:value="6.4452" calcext:value-type="float">
            <text:p>6.445</text:p>
          </table:table-cell>
          <table:table-cell table:formula="of:=[.M29]/1000" office:value-type="float" office:value="2.35" calcext:value-type="float">
            <text:p>2.35</text:p>
          </table:table-cell>
          <table:table-cell table:formula="of:=[.O29]*(0.171+0.53*RADIANS(13)^2)" office:value-type="float" office:value="1.27798378977741" calcext:value-type="float">
            <text:p>1.278</text:p>
          </table:table-cell>
          <table:table-cell table:formula="of:=[.O29]*(-0.0333+0.7816*SIN(RADIANS(13)))" office:value-type="float" office:value="0.918581144913253" calcext:value-type="float">
            <text:p>0.919</text:p>
          </table:table-cell>
          <table:table-cell table:formula="of:=[.P29]*SIN(RADIANS(13))" office:value-type="float" office:value="0.528634977708083" calcext:value-type="float">
            <text:p>0.529</text:p>
          </table:table-cell>
          <table:table-cell/>
          <table:table-cell table:formula="of:=IF(AND([.$S$2]&lt;[Sheet1_2.G30];[Sheet1_2.G30]&lt;[.$S$42]);[Sheet1_2.E30];&quot;&quot;)">
            <text:p/>
          </table:table-cell>
          <table:table-cell table:formula="of:=IF(AND([.$S$2]&lt;[Sheet1_2.G30];[Sheet1_2.G30]&lt;[.$S$42]);[Sheet1_2.G30];&quot;&quot;)">
            <text:p/>
          </table:table-cell>
          <table:table-cell table:number-columns-repeated="2"/>
          <table:table-cell table:formula="of:=SQRT([.M29]^2+139^2)" office:value-type="float" office:value="2354.10726178736" calcext:value-type="float">
            <text:p>2354.107</text:p>
          </table:table-cell>
          <table:table-cell table:formula="of:=[.O29]*[.M29]^2/[.Y29]/1000" office:value-type="float" office:value="15.119794062814" calcext:value-type="float">
            <text:p>15.12</text:p>
          </table:table-cell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8772" calcext:value-type="float">
            <text:p>2.877</text:p>
          </table:table-cell>
          <table:table-cell table:style-name="ce28" office:value-type="float" office:value="0.48387" calcext:value-type="float">
            <text:p>0.484</text:p>
          </table:table-cell>
          <table:table-cell table:formula="of:=[.D30]*SIN(RADIANS(13))" office:value-type="float" office:value="0.647229173558168" calcext:value-type="float">
            <text:p>0.647</text:p>
          </table:table-cell>
          <table:table-cell table:number-columns-repeated="6"/>
          <table:table-cell office:value-type="float" office:value="2400" calcext:value-type="float">
            <text:p>2400</text:p>
          </table:table-cell>
          <table:table-cell office:value-type="float" office:value="5.9697" calcext:value-type="float">
            <text:p>5.97</text:p>
          </table:table-cell>
          <table:table-cell office:value-type="float" office:value="5.7199" calcext:value-type="float">
            <text:p>5.72</text:p>
          </table:table-cell>
          <table:table-cell table:formula="of:=[.M30]/1000" office:value-type="float" office:value="2.4" calcext:value-type="float">
            <text:p>2.4</text:p>
          </table:table-cell>
          <table:table-cell table:formula="of:=[.O30]*(0.171+0.53*RADIANS(13)^2)" office:value-type="float" office:value="1.13416798224226" calcext:value-type="float">
            <text:p>1.134</text:p>
          </table:table-cell>
          <table:table-cell table:formula="of:=[.O30]*(-0.0333+0.7816*SIN(RADIANS(13)))" office:value-type="float" office:value="0.815210123935536" calcext:value-type="float">
            <text:p>0.815</text:p>
          </table:table-cell>
          <table:table-cell table:formula="of:=[.P30]*SIN(RADIANS(13))" office:value-type="float" office:value="0.539882530425276" calcext:value-type="float">
            <text:p>0.54</text:p>
          </table:table-cell>
          <table:table-cell table:number-columns-repeated="5"/>
          <table:table-cell table:formula="of:=SQRT([.M30]^2+139^2)" office:value-type="float" office:value="2404.02183850314" calcext:value-type="float">
            <text:p>2404.022</text:p>
          </table:table-cell>
          <table:table-cell table:formula="of:=[.O30]*[.M30]^2/[.Y30]/1000" office:value-type="float" office:value="13.7047939716364" calcext:value-type="float">
            <text:p>13.705</text:p>
          </table:table-cell>
        </table:table-row>
        <table:table-row table:style-name="ro3">
          <table:table-cell table:number-columns-repeated="12"/>
          <table:table-cell office:value-type="float" office:value="2450" calcext:value-type="float">
            <text:p>2450</text:p>
          </table:table-cell>
          <table:table-cell office:value-type="float" office:value="5.2943" calcext:value-type="float">
            <text:p>5.294</text:p>
          </table:table-cell>
          <table:table-cell office:value-type="float" office:value="5.0717" calcext:value-type="float">
            <text:p>5.072</text:p>
          </table:table-cell>
          <table:table-cell table:formula="of:=[.M31]/1000" office:value-type="float" office:value="2.45" calcext:value-type="float">
            <text:p>2.45</text:p>
          </table:table-cell>
          <table:table-cell table:formula="of:=[.O31]*(0.171+0.53*RADIANS(13)^2)" office:value-type="float" office:value="1.00563991600169" calcext:value-type="float">
            <text:p>1.006</text:p>
          </table:table-cell>
          <table:table-cell table:formula="of:=[.O31]*(-0.0333+0.7816*SIN(RADIANS(13)))" office:value-type="float" office:value="0.722827529426014" calcext:value-type="float">
            <text:p>0.723</text:p>
          </table:table-cell>
          <table:table-cell table:formula="of:=[.P31]*SIN(RADIANS(13))" office:value-type="float" office:value="0.551130083142469" calcext:value-type="float">
            <text:p>0.551</text:p>
          </table:table-cell>
          <table:table-cell table:number-columns-repeated="5"/>
          <table:table-cell table:formula="of:=SQRT([.M31]^2+139^2)" office:value-type="float" office:value="2453.93989331442" calcext:value-type="float">
            <text:p>2453.94</text:p>
          </table:table-cell>
          <table:table-cell table:formula="of:=[.O31]*[.M31]^2/[.Y31]/1000" office:value-type="float" office:value="12.4057151248649" calcext:value-type="float">
            <text:p>12.406</text:p>
          </table:table-cell>
        </table:table-row>
        <table:table-row table:style-name="ro3">
          <table:table-cell table:number-columns-repeated="12"/>
          <table:table-cell office:value-type="float" office:value="2500" calcext:value-type="float">
            <text:p>2500</text:p>
          </table:table-cell>
          <table:table-cell office:value-type="float" office:value="4.6912" calcext:value-type="float">
            <text:p>4.691</text:p>
          </table:table-cell>
          <table:table-cell office:value-type="float" office:value="4.4925" calcext:value-type="float">
            <text:p>4.493</text:p>
          </table:table-cell>
          <table:table-cell table:formula="of:=[.M32]/1000" office:value-type="float" office:value="2.5" calcext:value-type="float">
            <text:p>2.5</text:p>
          </table:table-cell>
          <table:table-cell table:formula="of:=[.O32]*(0.171+0.53*RADIANS(13)^2)" office:value-type="float" office:value="0.890793485939152" calcext:value-type="float">
            <text:p>0.891</text:p>
          </table:table-cell>
          <table:table-cell table:formula="of:=[.O32]*(-0.0333+0.7816*SIN(RADIANS(13)))" office:value-type="float" office:value="0.640278935257678" calcext:value-type="float">
            <text:p>0.64</text:p>
          </table:table-cell>
          <table:table-cell table:formula="of:=[.P32]*SIN(RADIANS(13))" office:value-type="float" office:value="0.562377635859663" calcext:value-type="float">
            <text:p>0.562</text:p>
          </table:table-cell>
          <table:table-cell table:number-columns-repeated="5"/>
          <table:table-cell table:formula="of:=SQRT([.M32]^2+139^2)" office:value-type="float" office:value="2503.8612181988" calcext:value-type="float">
            <text:p>2503.861</text:p>
          </table:table-cell>
          <table:table-cell table:formula="of:=[.O32]*[.M32]^2/[.Y32]/1000" office:value-type="float" office:value="11.2139302274103" calcext:value-type="float">
            <text:p>11.21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epc (digitized) [1]</text:p>
          </table:table-cell>
          <table:table-cell table:number-columns-repeated="7"/>
          <table:table-cell office:value-type="float" office:value="2550" calcext:value-type="float">
            <text:p>2550</text:p>
          </table:table-cell>
          <table:table-cell office:value-type="float" office:value="4.1528" calcext:value-type="float">
            <text:p>4.153</text:p>
          </table:table-cell>
          <table:table-cell office:value-type="float" office:value="3.9754" calcext:value-type="float">
            <text:p>3.975</text:p>
          </table:table-cell>
          <table:table-cell table:formula="of:=[.M33]/1000" office:value-type="float" office:value="2.55" calcext:value-type="float">
            <text:p>2.55</text:p>
          </table:table-cell>
          <table:table-cell table:formula="of:=[.O33]*(0.171+0.53*RADIANS(13)^2)" office:value-type="float" office:value="0.788260528436841" calcext:value-type="float">
            <text:p>0.788</text:p>
          </table:table-cell>
          <table:table-cell table:formula="of:=[.O33]*(-0.0333+0.7816*SIN(RADIANS(13)))" office:value-type="float" office:value="0.566580941396411" calcext:value-type="float">
            <text:p>0.567</text:p>
          </table:table-cell>
          <table:table-cell table:formula="of:=[.P33]*SIN(RADIANS(13))" office:value-type="float" office:value="0.573625188576856" calcext:value-type="float">
            <text:p>0.574</text:p>
          </table:table-cell>
          <table:table-cell table:number-columns-repeated="5"/>
          <table:table-cell table:formula="of:=SQRT([.M33]^2+139^2)" office:value-type="float" office:value="2553.78562138642" calcext:value-type="float">
            <text:p>2553.786</text:p>
          </table:table-cell>
          <table:table-cell table:formula="of:=[.O33]*[.M33]^2/[.Y33]/1000" office:value-type="float" office:value="10.1222429492599" calcext:value-type="float">
            <text:p>10.122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578" calcext:value-type="float">
            <text:p>1.058</text:p>
          </table:table-cell>
          <table:table-cell table:style-name="ce28" office:value-type="float" office:value="84.603" calcext:value-type="float">
            <text:p>84.603</text:p>
          </table:table-cell>
          <table:table-cell table:formula="of:=[.D34]*SIN(RADIANS(13))" office:value-type="float" office:value="0.23795322528494" calcext:value-type="float">
            <text:p>0.238</text:p>
          </table:table-cell>
          <table:table-cell table:formula="of:=SQRT([.D34]^2+0.139^2)" office:value-type="float" office:value="1.06689354670464" calcext:value-type="float">
            <text:p>1.067</text:p>
          </table:table-cell>
          <table:table-cell table:formula="of:=[.G34]/[.D34]*[.E34]" office:value-type="float" office:value="85.3303032065158" calcext:value-type="float">
            <text:p>85.33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office:value-type="float" office:value="3.6726" calcext:value-type="float">
            <text:p>3.673</text:p>
          </table:table-cell>
          <table:table-cell office:value-type="float" office:value="3.5141" calcext:value-type="float">
            <text:p>3.514</text:p>
          </table:table-cell>
          <table:table-cell table:formula="of:=[.M34]/1000" office:value-type="float" office:value="2.6" calcext:value-type="float">
            <text:p>2.6</text:p>
          </table:table-cell>
          <table:table-cell table:formula="of:=[.O34]*(0.171+0.53*RADIANS(13)^2)" office:value-type="float" office:value="0.696791850626327" calcext:value-type="float">
            <text:p>0.697</text:p>
          </table:table-cell>
          <table:table-cell table:formula="of:=[.O34]*(-0.0333+0.7816*SIN(RADIANS(13)))" office:value-type="float" office:value="0.500835660854537" calcext:value-type="float">
            <text:p>0.501</text:p>
          </table:table-cell>
          <table:table-cell table:formula="of:=[.P34]*SIN(RADIANS(13))" office:value-type="float" office:value="0.584872741294049" calcext:value-type="float">
            <text:p>0.585</text:p>
          </table:table-cell>
          <table:table-cell table:number-columns-repeated="5"/>
          <table:table-cell table:formula="of:=SQRT([.M34]^2+139^2)" office:value-type="float" office:value="2603.71292580423" calcext:value-type="float">
            <text:p>2603.713</text:p>
          </table:table-cell>
          <table:table-cell table:formula="of:=[.O34]*[.M34]^2/[.Y34]/1000" office:value-type="float" office:value="9.12363101345458" calcext:value-type="float">
            <text:p>9.124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999" calcext:value-type="float">
            <text:p>2.1</text:p>
          </table:table-cell>
          <table:table-cell office:value-type="float" office:value="9.9222" calcext:value-type="float">
            <text:p>9.922</text:p>
          </table:table-cell>
          <table:table-cell table:formula="of:=[.D35]*SIN(RADIANS(13))" office:value-type="float" office:value="0.472374719016682" calcext:value-type="float">
            <text:p>0.472</text:p>
          </table:table-cell>
          <table:table-cell table:number-columns-repeated="6"/>
          <table:table-cell office:value-type="float" office:value="2650" calcext:value-type="float">
            <text:p>2650</text:p>
          </table:table-cell>
          <table:table-cell office:value-type="float" office:value="3.2444" calcext:value-type="float">
            <text:p>3.244</text:p>
          </table:table-cell>
          <table:table-cell office:value-type="float" office:value="3.1028" calcext:value-type="float">
            <text:p>3.103</text:p>
          </table:table-cell>
          <table:table-cell table:formula="of:=[.M35]/1000" office:value-type="float" office:value="2.65" calcext:value-type="float">
            <text:p>2.65</text:p>
          </table:table-cell>
          <table:table-cell table:formula="of:=[.O35]*(0.171+0.53*RADIANS(13)^2)" office:value-type="float" office:value="0.615237401930329" calcext:value-type="float">
            <text:p>0.615</text:p>
          </table:table-cell>
          <table:table-cell table:formula="of:=[.O35]*(-0.0333+0.7816*SIN(RADIANS(13)))" office:value-type="float" office:value="0.442216467516422" calcext:value-type="float">
            <text:p>0.442</text:p>
          </table:table-cell>
          <table:table-cell table:formula="of:=[.P35]*SIN(RADIANS(13))" office:value-type="float" office:value="0.596120294011242" calcext:value-type="float">
            <text:p>0.596</text:p>
          </table:table-cell>
          <table:table-cell table:number-columns-repeated="5"/>
          <table:table-cell table:formula="of:=SQRT([.M35]^2+139^2)" office:value-type="float" office:value="2653.64296769554" calcext:value-type="float">
            <text:p>2653.643</text:p>
          </table:table-cell>
          <table:table-cell table:formula="of:=[.O35]*[.M35]^2/[.Y35]/1000" office:value-type="float" office:value="8.21113211734064" calcext:value-type="float">
            <text:p>8.211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9936" calcext:value-type="float">
            <text:p>2.994</text:p>
          </table:table-cell>
          <table:table-cell office:value-type="float" office:value="1.1184" calcext:value-type="float">
            <text:p>1.118</text:p>
          </table:table-cell>
          <table:table-cell table:formula="of:=[.D36]*SIN(RADIANS(13))" office:value-type="float" office:value="0.673413476283794" calcext:value-type="float">
            <text:p>0.673</text:p>
          </table:table-cell>
          <table:table-cell table:number-columns-repeated="6"/>
          <table:table-cell office:value-type="float" office:value="2700" calcext:value-type="float">
            <text:p>2700</text:p>
          </table:table-cell>
          <table:table-cell office:value-type="float" office:value="2.863" calcext:value-type="float">
            <text:p>2.863</text:p>
          </table:table-cell>
          <table:table-cell office:value-type="float" office:value="2.7363" calcext:value-type="float">
            <text:p>2.736</text:p>
          </table:table-cell>
          <table:table-cell table:formula="of:=[.M36]/1000" office:value-type="float" office:value="2.7" calcext:value-type="float">
            <text:p>2.7</text:p>
          </table:table-cell>
          <table:table-cell table:formula="of:=[.O36]*(0.171+0.53*RADIANS(13)^2)" office:value-type="float" office:value="0.542566102520935" calcext:value-type="float">
            <text:p>0.543</text:p>
          </table:table-cell>
          <table:table-cell table:formula="of:=[.O36]*(-0.0333+0.7816*SIN(RADIANS(13)))" office:value-type="float" office:value="0.389982248312874" calcext:value-type="float">
            <text:p>0.39</text:p>
          </table:table-cell>
          <table:table-cell table:formula="of:=[.P36]*SIN(RADIANS(13))" office:value-type="float" office:value="0.607367846728436" calcext:value-type="float">
            <text:p>0.607</text:p>
          </table:table-cell>
          <table:table-cell table:number-columns-repeated="5"/>
          <table:table-cell table:formula="of:=SQRT([.M36]^2+139^2)" office:value-type="float" office:value="2703.57559539215" calcext:value-type="float">
            <text:p>2703.576</text:p>
          </table:table-cell>
          <table:table-cell table:formula="of:=[.O36]*[.M36]^2/[.Y36]/1000" office:value-type="float" office:value="7.37823903796063" calcext:value-type="float">
            <text:p>7.378</text:p>
          </table:table-cell>
        </table:table-row>
        <table:table-row table:style-name="ro3">
          <table:table-cell table:number-columns-repeated="12"/>
          <table:table-cell office:value-type="float" office:value="2750" calcext:value-type="float">
            <text:p>2750</text:p>
          </table:table-cell>
          <table:table-cell office:value-type="float" office:value="2.5235" calcext:value-type="float">
            <text:p>2.524</text:p>
          </table:table-cell>
          <table:table-cell office:value-type="float" office:value="2.4101" calcext:value-type="float">
            <text:p>2.41</text:p>
          </table:table-cell>
          <table:table-cell table:formula="of:=[.M37]/1000" office:value-type="float" office:value="2.75" calcext:value-type="float">
            <text:p>2.75</text:p>
          </table:table-cell>
          <table:table-cell table:formula="of:=[.O37]*(0.171+0.53*RADIANS(13)^2)" office:value-type="float" office:value="0.477885671777841" calcext:value-type="float">
            <text:p>0.478</text:p>
          </table:table-cell>
          <table:table-cell table:formula="of:=[.O37]*(-0.0333+0.7816*SIN(RADIANS(13)))" office:value-type="float" office:value="0.343491655395555" calcext:value-type="float">
            <text:p>0.343</text:p>
          </table:table-cell>
          <table:table-cell table:formula="of:=[.P37]*SIN(RADIANS(13))" office:value-type="float" office:value="0.618615399445629" calcext:value-type="float">
            <text:p>0.619</text:p>
          </table:table-cell>
          <table:table-cell table:number-columns-repeated="5"/>
          <table:table-cell table:formula="of:=SQRT([.M37]^2+139^2)" office:value-type="float" office:value="2753.51066821975" calcext:value-type="float">
            <text:p>2753.511</text:p>
          </table:table-cell>
          <table:table-cell table:formula="of:=[.O37]*[.M37]^2/[.Y37]/1000" office:value-type="float" office:value="6.61932472619909" calcext:value-type="float">
            <text:p>6.619</text:p>
          </table:table-cell>
        </table:table-row>
        <table:table-row table:style-name="ro3">
          <table:table-cell table:number-columns-repeated="12"/>
          <table:table-cell office:value-type="float" office:value="2800" calcext:value-type="float">
            <text:p>2800</text:p>
          </table:table-cell>
          <table:table-cell office:value-type="float" office:value="2.2215" calcext:value-type="float">
            <text:p>2.222</text:p>
          </table:table-cell>
          <table:table-cell office:value-type="float" office:value="2.1199" calcext:value-type="float">
            <text:p>2.12</text:p>
          </table:table-cell>
          <table:table-cell table:formula="of:=[.M38]/1000" office:value-type="float" office:value="2.8" calcext:value-type="float">
            <text:p>2.8</text:p>
          </table:table-cell>
          <table:table-cell table:formula="of:=[.O38]*(0.171+0.53*RADIANS(13)^2)" office:value-type="float" office:value="0.420343485997197" calcext:value-type="float">
            <text:p>0.42</text:p>
          </table:table-cell>
          <table:table-cell table:formula="of:=[.O38]*(-0.0333+0.7816*SIN(RADIANS(13)))" office:value-type="float" office:value="0.302131845264942" calcext:value-type="float">
            <text:p>0.302</text:p>
          </table:table-cell>
          <table:table-cell table:formula="of:=[.P38]*SIN(RADIANS(13))" office:value-type="float" office:value="0.629862952162822" calcext:value-type="float">
            <text:p>0.63</text:p>
          </table:table-cell>
          <table:table-cell table:number-columns-repeated="5"/>
          <table:table-cell table:formula="of:=SQRT([.M38]^2+139^2)" office:value-type="float" office:value="2803.4480555202" calcext:value-type="float">
            <text:p>2803.448</text:p>
          </table:table-cell>
          <table:table-cell table:formula="of:=[.O38]*[.M38]^2/[.Y38]/1000" office:value-type="float" office:value="5.9284194573443" calcext:value-type="float">
            <text:p>5.928</text:p>
          </table:table-cell>
        </table:table-row>
        <table:table-row table:style-name="ro3">
          <table:table-cell table:number-columns-repeated="12"/>
          <table:table-cell office:value-type="float" office:value="2850" calcext:value-type="float">
            <text:p>2850</text:p>
          </table:table-cell>
          <table:table-cell office:value-type="float" office:value="1.953" calcext:value-type="float">
            <text:p>1.953</text:p>
          </table:table-cell>
          <table:table-cell office:value-type="float" office:value="1.862" calcext:value-type="float">
            <text:p>1.862</text:p>
          </table:table-cell>
          <table:table-cell table:formula="of:=[.M39]/1000" office:value-type="float" office:value="2.85" calcext:value-type="float">
            <text:p>2.85</text:p>
          </table:table-cell>
          <table:table-cell table:formula="of:=[.O39]*(0.171+0.53*RADIANS(13)^2)" office:value-type="float" office:value="0.36920589222453" calcext:value-type="float">
            <text:p>0.369</text:p>
          </table:table-cell>
          <table:table-cell table:formula="of:=[.O39]*(-0.0333+0.7816*SIN(RADIANS(13)))" office:value-type="float" office:value="0.265375487467957" calcext:value-type="float">
            <text:p>0.265</text:p>
          </table:table-cell>
          <table:table-cell table:formula="of:=[.P39]*SIN(RADIANS(13))" office:value-type="float" office:value="0.641110504880015" calcext:value-type="float">
            <text:p>0.641</text:p>
          </table:table-cell>
          <table:table-cell table:number-columns-repeated="5"/>
          <table:table-cell table:formula="of:=SQRT([.M39]^2+139^2)" office:value-type="float" office:value="2853.38763577611" calcext:value-type="float">
            <text:p>2853.388</text:p>
          </table:table-cell>
          <table:table-cell table:formula="of:=[.O39]*[.M39]^2/[.Y39]/1000" office:value-type="float" office:value="5.30039971098644" calcext:value-type="float">
            <text:p>5.3</text:p>
          </table:table-cell>
        </table:table-row>
        <table:table-row table:style-name="ro3">
          <table:table-cell table:number-columns-repeated="12"/>
          <table:table-cell office:value-type="float" office:value="2900" calcext:value-type="float">
            <text:p>2900</text:p>
          </table:table-cell>
          <table:table-cell office:value-type="float" office:value="1.7146" calcext:value-type="float">
            <text:p>1.715</text:p>
          </table:table-cell>
          <table:table-cell office:value-type="float" office:value="1.633" calcext:value-type="float">
            <text:p>1.633</text:p>
          </table:table-cell>
          <table:table-cell table:formula="of:=[.M40]/1000" office:value-type="float" office:value="2.9" calcext:value-type="float">
            <text:p>2.9</text:p>
          </table:table-cell>
          <table:table-cell table:formula="of:=[.O40]*(0.171+0.53*RADIANS(13)^2)" office:value-type="float" office:value="0.323798722880053" calcext:value-type="float">
            <text:p>0.324</text:p>
          </table:table-cell>
          <table:table-cell table:formula="of:=[.O40]*(-0.0333+0.7816*SIN(RADIANS(13)))" office:value-type="float" office:value="0.232738008074744" calcext:value-type="float">
            <text:p>0.233</text:p>
          </table:table-cell>
          <table:table-cell table:formula="of:=[.P40]*SIN(RADIANS(13))" office:value-type="float" office:value="0.652358057597208" calcext:value-type="float">
            <text:p>0.652</text:p>
          </table:table-cell>
          <table:table-cell table:number-columns-repeated="5"/>
          <table:table-cell table:formula="of:=SQRT([.M40]^2+139^2)" office:value-type="float" office:value="2903.32929582574" calcext:value-type="float">
            <text:p>2903.329</text:p>
          </table:table-cell>
          <table:table-cell table:formula="of:=[.O40]*[.M40]^2/[.Y40]/1000" office:value-type="float" office:value="4.73026949431653" calcext:value-type="float">
            <text:p>4.73</text:p>
          </table:table-cell>
        </table:table-row>
        <table:table-row table:style-name="ro3">
          <table:table-cell table:number-columns-repeated="12"/>
          <table:table-cell office:value-type="float" office:value="2950" calcext:value-type="float">
            <text:p>2950</text:p>
          </table:table-cell>
          <table:table-cell office:value-type="float" office:value="1.503" calcext:value-type="float">
            <text:p>1.503</text:p>
          </table:table-cell>
          <table:table-cell office:value-type="float" office:value="1.4298" calcext:value-type="float">
            <text:p>1.43</text:p>
          </table:table-cell>
          <table:table-cell table:formula="of:=[.M41]/1000" office:value-type="float" office:value="2.95" calcext:value-type="float">
            <text:p>2.95</text:p>
          </table:table-cell>
          <table:table-cell table:formula="of:=[.O41]*(0.171+0.53*RADIANS(13)^2)" office:value-type="float" office:value="0.283507295758664" calcext:value-type="float">
            <text:p>0.284</text:p>
          </table:table-cell>
          <table:table-cell table:formula="of:=[.O41]*(-0.0333+0.7816*SIN(RADIANS(13)))" office:value-type="float" office:value="0.203777589678671" calcext:value-type="float">
            <text:p>0.204</text:p>
          </table:table-cell>
          <table:table-cell table:formula="of:=[.P41]*SIN(RADIANS(13))" office:value-type="float" office:value="0.663605610314402" calcext:value-type="float">
            <text:p>0.664</text:p>
          </table:table-cell>
          <table:table-cell/>
          <table:table-cell table:formula="of:=IF(AND([.$S$2]&lt;[Sheet1_2.G42];[Sheet1_2.G42]&lt;[.$S$42]);[Sheet1_2.E42];&quot;&quot;)">
            <text:p/>
          </table:table-cell>
          <table:table-cell table:number-columns-repeated="3"/>
          <table:table-cell table:formula="of:=SQRT([.M41]^2+139^2)" office:value-type="float" office:value="2953.27293015732" calcext:value-type="float">
            <text:p>2953.273</text:p>
          </table:table-cell>
          <table:table-cell table:formula="of:=[.O41]*[.M41]^2/[.Y41]/1000" office:value-type="float" office:value="4.21323555061238" calcext:value-type="float">
            <text:p>4.213</text:p>
          </table:table-cell>
        </table:table-row>
        <table:table-row table:style-name="ro3">
          <table:table-cell table:number-columns-repeated="12"/>
          <table:table-cell office:value-type="float" office:value="3000" calcext:value-type="float">
            <text:p>3000</text:p>
          </table:table-cell>
          <table:table-cell office:value-type="float" office:value="1.3154" calcext:value-type="float">
            <text:p>1.315</text:p>
          </table:table-cell>
          <table:table-cell office:value-type="float" office:value="1.2497" calcext:value-type="float">
            <text:p>1.25</text:p>
          </table:table-cell>
          <table:table-cell table:formula="of:=[.M42]/1000" office:value-type="float" office:value="3" calcext:value-type="float">
            <text:p>3</text:p>
          </table:table-cell>
          <table:table-cell table:formula="of:=[.O42]*(0.171+0.53*RADIANS(13)^2)" office:value-type="float" office:value="0.247796242488182" calcext:value-type="float">
            <text:p>0.248</text:p>
          </table:table-cell>
          <table:table-cell table:formula="of:=[.O42]*(-0.0333+0.7816*SIN(RADIANS(13)))" office:value-type="float" office:value="0.178109423570734" calcext:value-type="float">
            <text:p>0.178</text:p>
          </table:table-cell>
          <table:table-cell table:formula="of:=[.P42]*SIN(RADIANS(13))" office:value-type="float" office:value="0.674853163031595" calcext:value-type="float">
            <text:p>0.675</text:p>
          </table:table-cell>
          <table:table-cell/>
          <table:table-cell table:formula="of:=IF(AND([.$S$2]&lt;[Sheet1_2.G43];[Sheet1_2.G43]&lt;[.$S$42]);[Sheet1_2.E43];&quot;&quot;)">
            <text:p/>
          </table:table-cell>
          <table:table-cell table:number-columns-repeated="3"/>
          <table:table-cell table:formula="of:=SQRT([.M42]^2+139^2)" office:value-type="float" office:value="3003.2184402737" calcext:value-type="float">
            <text:p>3003.218</text:p>
          </table:table-cell>
          <table:table-cell table:formula="of:=[.O42]*[.M42]^2/[.Y42]/1000" office:value-type="float" office:value="3.74508222551236" calcext:value-type="float">
            <text:p>3.745</text:p>
          </table:table-cell>
        </table:table-row>
        <table:table-row table:style-name="ro3">
          <table:table-cell table:number-columns-repeated="14"/>
          <table:table-cell table:formula="of:=AVERAGE([.O2:.O42])" office:value-type="float" office:value="29.9763536585366" calcext:value-type="float">
            <text:p>29.976</text:p>
          </table:table-cell>
          <table:table-cell table:number-columns-repeated="11"/>
        </table:table-row>
        <table:table-row table:style-name="ro3">
          <table:table-cell table:number-columns-repeated="5"/>
          <table:table-cell>
            <draw:frame table:end-cell-address="C_13deg_2.L64" table:end-x="0.8476in" table:end-y="0.026in" draw:z-index="1" draw:style-name="gr1" svg:width="5.3791in" svg:height="3.5843in" svg:x="0.8236in" svg:y="0.0118in">
              <draw:object draw:notify-on-update-of-ranges="C_13deg_2.D2:C_13deg_2.D30 C_13deg_2.E1:C_13deg_2.E1 C_13deg_2.E2:C_13deg_2.E30 C_13deg_2.D34:C_13deg_2.D36 C_13deg_2.E33:C_13deg_2.E33 C_13deg_2.E34:C_13deg_2.E36 C_13deg_2.P2:C_13deg_2.P42 C_13deg_2.O1:C_13deg_2.O1 C_13deg_2.O2:C_13deg_2.O42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7"/>
          <table:table-cell table:style-name="ce52" office:value-type="string" calcext:value-type="string">
            <text:p>ratio photo/electro</text:p>
          </table:table-cell>
          <table:table-cell table:style-name="ce53" table:formula="of:=[.O43]/IF([.N46]=&quot;-&quot;;[.U28];[.W28])" office:value-type="percentage" office:value="0.0554547366569995" calcext:value-type="percentage">
            <text:p>5.55%</text:p>
          </table:table-cell>
          <table:table-cell table:number-columns-repeated="11"/>
        </table:table-row>
        <table:table-row table:style-name="ro3">
          <table:table-cell table:number-columns-repeated="13"/>
          <table:table-cell table:style-name="ce42" office:value-type="string" calcext:value-type="string">
            <text:p>pi '+' or pi '-'</text:p>
          </table:table-cell>
          <table:table-cell table:formula="of:=[.O43]/[.U28]" office:value-type="float" office:value="0.0554547366569995" calcext:value-type="float">
            <text:p>0.055</text:p>
          </table:table-cell>
          <table:table-cell table:number-columns-repeated="11"/>
        </table:table-row>
        <table:table-row table:style-name="ro3">
          <table:table-cell table:number-columns-repeated="13"/>
          <table:table-cell table:style-name="ce42" office:value-type="string" calcext:value-type="string">
            <text:p>-</text:p>
          </table:table-cell>
          <table:table-cell table:number-columns-repeated="12"/>
        </table:table-row>
        <table:table-row table:style-name="ro3" table:number-rows-repeated="19">
          <table:table-cell table:number-columns-repeated="26"/>
        </table:table-row>
        <table:table-row table:style-name="ro3">
          <table:table-cell table:number-columns-repeated="14"/>
          <table:table-cell>
            <draw:frame table:end-cell-address="C_13deg_2.U87" table:end-x="0.026in" table:end-y="0.0031in" draw:z-index="2" draw:style-name="gr1" svg:width="5.3803in" svg:height="3.5843in" svg:x="0.0004in" svg:y="0.1673in">
              <draw:object draw:notify-on-update-of-ranges="C_13deg_2.F2:C_13deg_2.F30 C_13deg_2.E1:C_13deg_2.E1 C_13deg_2.E2:C_13deg_2.E30 C_13deg_2.F34:C_13deg_2.F36 C_13deg_2.E33:C_13deg_2.E33 C_13deg_2.E34:C_13deg_2.E36 Sheet1_2.AG5:Sheet1_2.AG15 Sheet1_2.AI2:Sheet1_2.AI2 Sheet1_2.AK5:Sheet1_2.AK15 C_13deg_2.V2:C_13deg_2.V27 C_13deg_2.W1:C_13deg_2.W1 C_13deg_2.W2:C_13deg_2.W27 C_13deg_2.S2:C_13deg_2.S42 C_13deg_2.O1:C_13deg_2.O1 C_13deg_2.O2:C_13deg_2.O42 Sheet1_2.AG5:Sheet1_2.AG15 Sheet1_2.AH2:Sheet1_2.AH2 Sheet1_2.AM5:Sheet1_2.AM1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1"/>
        </table:table-row>
        <table:table-row table:style-name="ro3">
          <table:table-cell table:number-columns-repeated="5"/>
          <table:table-cell>
            <draw:frame table:end-cell-address="C_13deg_2.L87" table:end-x="0.8512in" table:end-y="0.0528in" draw:z-index="0" draw:style-name="gr1" svg:width="5.3791in" svg:height="3.5843in" svg:x="0.8272in" svg:y="0.0386in">
              <draw:object draw:notify-on-update-of-ranges="C_13deg_2.F2:C_13deg_2.F30 C_13deg_2.E1:C_13deg_2.E1 C_13deg_2.E2:C_13deg_2.E30 C_13deg_2.F34:C_13deg_2.F36 C_13deg_2.E33:C_13deg_2.E33 C_13deg_2.E34:C_13deg_2.E36 Sheet1_2.AG5:Sheet1_2.AG15 Sheet1_2.AI2:Sheet1_2.AI2 Sheet1_2.AQ5:Sheet1_2.AQ15 C_13deg_2.V2:C_13deg_2.V27 C_13deg_2.U1:C_13deg_2.U1 C_13deg_2.U2:C_13deg_2.U27 C_13deg_2.S2:C_13deg_2.S42 C_13deg_2.O1:C_13deg_2.O1 C_13deg_2.O2:C_13deg_2.O42 Sheet1_2.AG5:Sheet1_2.AG15 Sheet1_2.AH2:Sheet1_2.AH2 Sheet1_2.AL5:Sheet1_2.AL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20"/>
        </table:table-row>
        <table:table-row table:style-name="ro3" table:number-rows-repeated="21">
          <table:table-cell table:number-columns-repeated="26"/>
        </table:table-row>
        <table:table-row table:style-name="ro2">
          <table:table-cell table:number-columns-repeated="6"/>
          <table:table-cell table:style-name="ce51" office:value-type="string" calcext:value-type="string" table:number-columns-spanned="7" table:number-rows-spanned="1">
            <text:p>[1] J. O'Connell CEBAF Summer Workshop, F. Gross and J. Lightbody, ed., Newport News, 1988, p. 345</text:p>
          </table:table-cell>
          <table:covered-table-cell table:number-columns-repeated="6"/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[2] K. Alanakian et al., JETP Lett. 32 (1980) 652</text:p>
          </table:table-cell>
          <table:table-cell table:number-columns-repeated="19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14"/>
          <table:table-cell>
            <draw:frame table:end-cell-address="C_13deg_2.U112" table:end-x="0.0264in" table:end-y="0.0138in" draw:z-index="3" draw:style-name="gr1" svg:width="5.3803in" svg:height="3.5839in" svg:x="0.0008in" svg:y="0in">
              <draw:object draw:notify-on-update-of-ranges="C_13deg_2.F2:C_13deg_2.F30 C_13deg_2.E1:C_13deg_2.E1 C_13deg_2.E2:C_13deg_2.E30 Sheet1_2.AG5:Sheet1_2.AG15 Sheet1_2.AI2:Sheet1_2.AI2 Sheet1_2.AQ5:Sheet1_2.AQ15 C_13deg_2.F34:C_13deg_2.F36 C_13deg_2.E33:C_13deg_2.E33 C_13deg_2.E34:C_13deg_2.E36 C_13deg_2.S2:C_13deg_2.S42 C_13deg_2.O1:C_13deg_2.O1 C_13deg_2.O2:C_13deg_2.O42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1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6"/>
          <table:table-cell>
            <draw:frame table:end-cell-address="C_13deg_2.M115" table:end-x="0.026in" table:end-y="0.0134in" draw:z-index="4" draw:style-name="gr1" svg:width="5.3783in" svg:height="3.5929in" svg:x="0.002in" svg:y="0.1689in">
              <draw:object draw:notify-on-update-of-ranges="C_13deg_2.F2:C_13deg_2.F30 C_13deg_2.E1:C_13deg_2.E1 C_13deg_2.E2:C_13deg_2.E30 C_13deg_2.F34:C_13deg_2.F36 C_13deg_2.E33:C_13deg_2.E33 C_13deg_2.E34:C_13deg_2.E36 Sheet1_2.AG5:Sheet1_2.AG15 Sheet1_2.AI2:Sheet1_2.AI2 Sheet1_2.AQ5:Sheet1_2.AQ15 C_13deg_2.V2:C_13deg_2.V27 C_13deg_2.U1:C_13deg_2.U1 C_13deg_2.U2:C_13deg_2.U27 C_13deg_2.S2:C_13deg_2.S42 C_13deg_2.O1:C_13deg_2.O1 C_13deg_2.O2:C_13deg_2.O42 Sheet1_2.AG5:Sheet1_2.AG15 Sheet1_2.AH2:Sheet1_2.AH2 Sheet1_2.AL5:Sheet1_2.AL1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9"/>
        </table:table-row>
        <table:table-row table:style-name="ro3" table:number-rows-repeated="23">
          <table:table-cell table:number-columns-repeated="26"/>
        </table:table-row>
        <table:table-row table:style-name="ro3">
          <table:table-cell office:value-type="string" calcext:value-type="string">
            <text:p>From scalfit_6gev-40.ods tab “plots” cell A3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heta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>
            <draw:frame table:end-cell-address="C_13deg_2.U140" table:end-x="0.0252in" table:end-y="0.1386in" draw:z-index="7" draw:style-name="gr1" svg:width="5.3795in" svg:height="3.7189in" svg:x="0.0004in" svg:y="0.1681in">
              <draw:object draw:notify-on-update-of-ranges="C_13deg_2.F2:C_13deg_2.F30 C_13deg_2.E1:C_13deg_2.E1 C_13deg_2.E2:C_13deg_2.E30 C_13deg_2.F34:C_13deg_2.F36 C_13deg_2.E33:C_13deg_2.E33 C_13deg_2.E34:C_13deg_2.E36 C_13deg_2.B121:C_13deg_2.B144 C_13deg_2.D120:C_13deg_2.D120 C_13deg_2.D121:C_13deg_2.D144 C_13deg_2.V2:C_13deg_2.V27 C_13deg_2.U1:C_13deg_2.U1 C_13deg_2.U2:C_13deg_2.U27 C_13deg_2.S2:C_13deg_2.S42 C_13deg_2.O1:C_13deg_2.O1 C_13deg_2.O2:C_13deg_2.O42 Sheet1_2.AG5:Sheet1_2.AG15 Sheet1_2.AH2:Sheet1_2.AH2 Sheet1_2.AL5:Sheet1_2.AL15 DESY.X2:DESY.X35 DESY.V1:DESY.V1 DESY.V2:DESY.V35 DESY.W2:DESY.W35 DESY.W2:DESY.W3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caling fit C(e,pi-)</text:p>
          </table:table-cell>
          <table:table-cell table:number-columns-repeated="2"/>
          <table:table-cell>
            <draw:frame table:end-cell-address="C_13deg_2.M140" table:end-x="0.0252in" table:end-y="0.1634in" draw:z-index="6" draw:style-name="gr1" svg:width="5.378in" svg:height="3.7098in" svg:x="0.0016in" svg:y="0.0236in">
              <draw:object draw:notify-on-update-of-ranges="C_13deg_2.F2:C_13deg_2.F30 C_13deg_2.E1:C_13deg_2.E1 C_13deg_2.E2:C_13deg_2.E30 C_13deg_2.F34:C_13deg_2.F36 C_13deg_2.E33:C_13deg_2.E33 C_13deg_2.E34:C_13deg_2.E36 C_13deg_2.B121:C_13deg_2.B144 C_13deg_2.D120:C_13deg_2.D120 C_13deg_2.D121:C_13deg_2.D144 C_13deg_2.V2:C_13deg_2.V27 C_13deg_2.U1:C_13deg_2.U1 C_13deg_2.U2:C_13deg_2.U27 C_13deg_2.S2:C_13deg_2.S42 C_13deg_2.O1:C_13deg_2.O1 C_13deg_2.O2:C_13deg_2.O42 Sheet1_2.AG5:Sheet1_2.AG15 Sheet1_2.AH2:Sheet1_2.AH2 Sheet1_2.AL5:Sheet1_2.AL1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9"/>
        </table:table-row>
        <table:table-row table:style-name="ro3">
          <table:table-cell/>
          <table:table-cell table:formula="of:=[.C121]*SIN(RADIANS([.$B$119]))*0.001" office:value-type="float" office:value="0.134970632606319" calcext:value-type="float">
            <text:p>0.135</text:p>
          </table:table-cell>
          <table:table-cell office:value-type="float" office:value="600" calcext:value-type="float">
            <text:p>600</text:p>
          </table:table-cell>
          <table:table-cell office:value-type="float" office:value="97.313" calcext:value-type="float">
            <text:p>97.313</text:p>
          </table:table-cell>
          <table:table-cell table:formula="of:=[.C121]*0.001" office:value-type="float" office:value="0.6" calcext:value-type="float">
            <text:p>0.6</text:p>
          </table:table-cell>
          <table:table-cell table:number-columns-repeated="21"/>
        </table:table-row>
        <table:table-row table:style-name="ro3">
          <table:table-cell/>
          <table:table-cell table:formula="of:=[.C122]*SIN(RADIANS([.$B$119]))*0.001" office:value-type="float" office:value="0.157465738040706" calcext:value-type="float">
            <text:p>0.157</text:p>
          </table:table-cell>
          <table:table-cell office:value-type="float" office:value="700" calcext:value-type="float">
            <text:p>700</text:p>
          </table:table-cell>
          <table:table-cell office:value-type="float" office:value="85.981" calcext:value-type="float">
            <text:p>85.981</text:p>
          </table:table-cell>
          <table:table-cell table:formula="of:=[.C122]*0.001" office:value-type="float" office:value="0.7" calcext:value-type="float">
            <text:p>0.7</text:p>
          </table:table-cell>
          <table:table-cell table:number-columns-repeated="21"/>
        </table:table-row>
        <table:table-row table:style-name="ro3">
          <table:table-cell/>
          <table:table-cell table:formula="of:=[.C123]*SIN(RADIANS([.$B$119]))*0.001" office:value-type="float" office:value="0.179960843475092" calcext:value-type="float">
            <text:p>0.18</text:p>
          </table:table-cell>
          <table:table-cell office:value-type="float" office:value="800" calcext:value-type="float">
            <text:p>800</text:p>
          </table:table-cell>
          <table:table-cell office:value-type="float" office:value="74.397" calcext:value-type="float">
            <text:p>74.397</text:p>
          </table:table-cell>
          <table:table-cell table:formula="of:=[.C123]*0.001" office:value-type="float" office:value="0.8" calcext:value-type="float">
            <text:p>0.8</text:p>
          </table:table-cell>
          <table:table-cell table:number-columns-repeated="21"/>
        </table:table-row>
        <table:table-row table:style-name="ro3">
          <table:table-cell/>
          <table:table-cell table:formula="of:=[.C124]*SIN(RADIANS([.$B$119]))*0.001" office:value-type="float" office:value="0.202455948909478" calcext:value-type="float">
            <text:p>0.202</text:p>
          </table:table-cell>
          <table:table-cell office:value-type="float" office:value="900" calcext:value-type="float">
            <text:p>900</text:p>
          </table:table-cell>
          <table:table-cell office:value-type="float" office:value="63.429" calcext:value-type="float">
            <text:p>63.429</text:p>
          </table:table-cell>
          <table:table-cell table:formula="of:=[.C124]*0.001" office:value-type="float" office:value="0.9" calcext:value-type="float">
            <text:p>0.9</text:p>
          </table:table-cell>
          <table:table-cell table:number-columns-repeated="21"/>
        </table:table-row>
        <table:table-row table:style-name="ro3">
          <table:table-cell/>
          <table:table-cell table:formula="of:=[.C125]*SIN(RADIANS([.$B$119]))*0.001" office:value-type="float" office:value="0.224951054343865" calcext:value-type="float">
            <text:p>0.225</text:p>
          </table:table-cell>
          <table:table-cell office:value-type="float" office:value="1000" calcext:value-type="float">
            <text:p>1000</text:p>
          </table:table-cell>
          <table:table-cell office:value-type="float" office:value="53.482" calcext:value-type="float">
            <text:p>53.482</text:p>
          </table:table-cell>
          <table:table-cell table:formula="of:=[.C125]*0.001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/>
          <table:table-cell table:formula="of:=[.C126]*SIN(RADIANS([.$B$119]))*0.001" office:value-type="float" office:value="0.247446159778251" calcext:value-type="float">
            <text:p>0.247</text:p>
          </table:table-cell>
          <table:table-cell office:value-type="float" office:value="1100" calcext:value-type="float">
            <text:p>1100</text:p>
          </table:table-cell>
          <table:table-cell office:value-type="float" office:value="44.707" calcext:value-type="float">
            <text:p>44.707</text:p>
          </table:table-cell>
          <table:table-cell table:formula="of:=[.C126]*0.001" office:value-type="float" office:value="1.1" calcext:value-type="float">
            <text:p>1.1</text:p>
          </table:table-cell>
          <table:table-cell table:number-columns-repeated="21"/>
        </table:table-row>
        <table:table-row table:style-name="ro3">
          <table:table-cell/>
          <table:table-cell table:formula="of:=[.C127]*SIN(RADIANS([.$B$119]))*0.001" office:value-type="float" office:value="0.269941265212638" calcext:value-type="float">
            <text:p>0.27</text:p>
          </table:table-cell>
          <table:table-cell office:value-type="float" office:value="1200" calcext:value-type="float">
            <text:p>1200</text:p>
          </table:table-cell>
          <table:table-cell office:value-type="float" office:value="37.11" calcext:value-type="float">
            <text:p>37.11</text:p>
          </table:table-cell>
          <table:table-cell table:formula="of:=[.C127]*0.001" office:value-type="float" office:value="1.2" calcext:value-type="float">
            <text:p>1.2</text:p>
          </table:table-cell>
          <table:table-cell table:number-columns-repeated="21"/>
        </table:table-row>
        <table:table-row table:style-name="ro3">
          <table:table-cell/>
          <table:table-cell table:formula="of:=[.C128]*SIN(RADIANS([.$B$119]))*0.001" office:value-type="float" office:value="0.292436370647024" calcext:value-type="float">
            <text:p>0.292</text:p>
          </table:table-cell>
          <table:table-cell office:value-type="float" office:value="1300" calcext:value-type="float">
            <text:p>1300</text:p>
          </table:table-cell>
          <table:table-cell office:value-type="float" office:value="30.625" calcext:value-type="float">
            <text:p>30.625</text:p>
          </table:table-cell>
          <table:table-cell table:formula="of:=[.C128]*0.001" office:value-type="float" office:value="1.3" calcext:value-type="float">
            <text:p>1.3</text:p>
          </table:table-cell>
          <table:table-cell table:number-columns-repeated="21"/>
        </table:table-row>
        <table:table-row table:style-name="ro3">
          <table:table-cell/>
          <table:table-cell table:formula="of:=[.C129]*SIN(RADIANS([.$B$119]))*0.001" office:value-type="float" office:value="0.314931476081411" calcext:value-type="float">
            <text:p>0.315</text:p>
          </table:table-cell>
          <table:table-cell office:value-type="float" office:value="1400" calcext:value-type="float">
            <text:p>1400</text:p>
          </table:table-cell>
          <table:table-cell office:value-type="float" office:value="25.146" calcext:value-type="float">
            <text:p>25.146</text:p>
          </table:table-cell>
          <table:table-cell table:formula="of:=[.C129]*0.001" office:value-type="float" office:value="1.4" calcext:value-type="float">
            <text:p>1.4</text:p>
          </table:table-cell>
          <table:table-cell table:number-columns-repeated="21"/>
        </table:table-row>
        <table:table-row table:style-name="ro3">
          <table:table-cell/>
          <table:table-cell table:formula="of:=[.C130]*SIN(RADIANS([.$B$119]))*0.001" office:value-type="float" office:value="0.337426581515798" calcext:value-type="float">
            <text:p>0.337</text:p>
          </table:table-cell>
          <table:table-cell office:value-type="float" office:value="1500" calcext:value-type="float">
            <text:p>1500</text:p>
          </table:table-cell>
          <table:table-cell office:value-type="float" office:value="20.556" calcext:value-type="float">
            <text:p>20.556</text:p>
          </table:table-cell>
          <table:table-cell table:formula="of:=[.C130]*0.001" office:value-type="float" office:value="1.5" calcext:value-type="float">
            <text:p>1.5</text:p>
          </table:table-cell>
          <table:table-cell table:number-columns-repeated="21"/>
        </table:table-row>
        <table:table-row table:style-name="ro3">
          <table:table-cell/>
          <table:table-cell table:formula="of:=[.C131]*SIN(RADIANS([.$B$119]))*0.001" office:value-type="float" office:value="0.359921686950184" calcext:value-type="float">
            <text:p>0.36</text:p>
          </table:table-cell>
          <table:table-cell office:value-type="float" office:value="1600" calcext:value-type="float">
            <text:p>1600</text:p>
          </table:table-cell>
          <table:table-cell office:value-type="float" office:value="16.737" calcext:value-type="float">
            <text:p>16.737</text:p>
          </table:table-cell>
          <table:table-cell table:formula="of:=[.C131]*0.001" office:value-type="float" office:value="1.6" calcext:value-type="float">
            <text:p>1.6</text:p>
          </table:table-cell>
          <table:table-cell table:number-columns-repeated="21"/>
        </table:table-row>
        <table:table-row table:style-name="ro3">
          <table:table-cell/>
          <table:table-cell table:formula="of:=[.C132]*SIN(RADIANS([.$B$119]))*0.001" office:value-type="float" office:value="0.38241679238457" calcext:value-type="float">
            <text:p>0.382</text:p>
          </table:table-cell>
          <table:table-cell office:value-type="float" office:value="1700" calcext:value-type="float">
            <text:p>1700</text:p>
          </table:table-cell>
          <table:table-cell office:value-type="float" office:value="13.578" calcext:value-type="float">
            <text:p>13.578</text:p>
          </table:table-cell>
          <table:table-cell table:formula="of:=[.C132]*0.001" office:value-type="float" office:value="1.7" calcext:value-type="float">
            <text:p>1.7</text:p>
          </table:table-cell>
          <table:table-cell table:number-columns-repeated="21"/>
        </table:table-row>
        <table:table-row table:style-name="ro3">
          <table:table-cell/>
          <table:table-cell table:formula="of:=[.C133]*SIN(RADIANS([.$B$119]))*0.001" office:value-type="float" office:value="0.404911897818957" calcext:value-type="float">
            <text:p>0.405</text:p>
          </table:table-cell>
          <table:table-cell office:value-type="float" office:value="1800" calcext:value-type="float">
            <text:p>1800</text:p>
          </table:table-cell>
          <table:table-cell office:value-type="float" office:value="10.977" calcext:value-type="float">
            <text:p>10.977</text:p>
          </table:table-cell>
          <table:table-cell table:formula="of:=[.C133]*0.001" office:value-type="float" office:value="1.8" calcext:value-type="float">
            <text:p>1.8</text:p>
          </table:table-cell>
          <table:table-cell table:number-columns-repeated="21"/>
        </table:table-row>
        <table:table-row table:style-name="ro3">
          <table:table-cell/>
          <table:table-cell table:formula="of:=[.C134]*SIN(RADIANS([.$B$119]))*0.001" office:value-type="float" office:value="0.427407003253343" calcext:value-type="float">
            <text:p>0.427</text:p>
          </table:table-cell>
          <table:table-cell office:value-type="float" office:value="1900" calcext:value-type="float">
            <text:p>1900</text:p>
          </table:table-cell>
          <table:table-cell office:value-type="float" office:value="8.8454" calcext:value-type="float">
            <text:p>8.845</text:p>
          </table:table-cell>
          <table:table-cell table:formula="of:=[.C134]*0.001" office:value-type="float" office:value="1.9" calcext:value-type="float">
            <text:p>1.9</text:p>
          </table:table-cell>
          <table:table-cell table:number-columns-repeated="21"/>
        </table:table-row>
        <table:table-row table:style-name="ro3">
          <table:table-cell/>
          <table:table-cell table:formula="of:=[.C135]*SIN(RADIANS([.$B$119]))*0.001" office:value-type="float" office:value="0.44990210868773" calcext:value-type="float">
            <text:p>0.45</text:p>
          </table:table-cell>
          <table:table-cell office:value-type="float" office:value="2000" calcext:value-type="float">
            <text:p>2000</text:p>
          </table:table-cell>
          <table:table-cell office:value-type="float" office:value="7.105" calcext:value-type="float">
            <text:p>7.105</text:p>
          </table:table-cell>
          <table:table-cell table:formula="of:=[.C135]*0.001" office:value-type="float" office:value="2" calcext:value-type="float">
            <text:p>2</text:p>
          </table:table-cell>
          <table:table-cell table:number-columns-repeated="21"/>
        </table:table-row>
        <table:table-row table:style-name="ro3">
          <table:table-cell/>
          <table:table-cell table:formula="of:=[.C136]*SIN(RADIANS([.$B$119]))*0.001" office:value-type="float" office:value="0.472397214122116" calcext:value-type="float">
            <text:p>0.472</text:p>
          </table:table-cell>
          <table:table-cell office:value-type="float" office:value="2100" calcext:value-type="float">
            <text:p>2100</text:p>
          </table:table-cell>
          <table:table-cell office:value-type="float" office:value="5.6889" calcext:value-type="float">
            <text:p>5.689</text:p>
          </table:table-cell>
          <table:table-cell table:formula="of:=[.C136]*0.001" office:value-type="float" office:value="2.1" calcext:value-type="float">
            <text:p>2.1</text:p>
          </table:table-cell>
          <table:table-cell table:number-columns-repeated="21"/>
        </table:table-row>
        <table:table-row table:style-name="ro3">
          <table:table-cell/>
          <table:table-cell table:formula="of:=[.C137]*SIN(RADIANS([.$B$119]))*0.001" office:value-type="float" office:value="0.494892319556503" calcext:value-type="float">
            <text:p>0.495</text:p>
          </table:table-cell>
          <table:table-cell office:value-type="float" office:value="2200" calcext:value-type="float">
            <text:p>2200</text:p>
          </table:table-cell>
          <table:table-cell office:value-type="float" office:value="4.5406" calcext:value-type="float">
            <text:p>4.541</text:p>
          </table:table-cell>
          <table:table-cell table:formula="of:=[.C137]*0.001" office:value-type="float" office:value="2.2" calcext:value-type="float">
            <text:p>2.2</text:p>
          </table:table-cell>
          <table:table-cell table:number-columns-repeated="21"/>
        </table:table-row>
        <table:table-row table:style-name="ro3">
          <table:table-cell/>
          <table:table-cell table:formula="of:=[.C138]*SIN(RADIANS([.$B$119]))*0.001" office:value-type="float" office:value="0.51738742499089" calcext:value-type="float">
            <text:p>0.517</text:p>
          </table:table-cell>
          <table:table-cell office:value-type="float" office:value="2300" calcext:value-type="float">
            <text:p>2300</text:p>
          </table:table-cell>
          <table:table-cell office:value-type="float" office:value="3.6122" calcext:value-type="float">
            <text:p>3.612</text:p>
          </table:table-cell>
          <table:table-cell table:formula="of:=[.C138]*0.001" office:value-type="float" office:value="2.3" calcext:value-type="float">
            <text:p>2.3</text:p>
          </table:table-cell>
          <table:table-cell table:number-columns-repeated="21"/>
        </table:table-row>
        <table:table-row table:style-name="ro3">
          <table:table-cell/>
          <table:table-cell table:formula="of:=[.C139]*SIN(RADIANS([.$B$119]))*0.001" office:value-type="float" office:value="0.539882530425276" calcext:value-type="float">
            <text:p>0.54</text:p>
          </table:table-cell>
          <table:table-cell office:value-type="float" office:value="2400" calcext:value-type="float">
            <text:p>2400</text:p>
          </table:table-cell>
          <table:table-cell office:value-type="float" office:value="2.8639" calcext:value-type="float">
            <text:p>2.864</text:p>
          </table:table-cell>
          <table:table-cell table:formula="of:=[.C139]*0.001" office:value-type="float" office:value="2.4" calcext:value-type="float">
            <text:p>2.4</text:p>
          </table:table-cell>
          <table:table-cell table:number-columns-repeated="21"/>
        </table:table-row>
        <table:table-row table:style-name="ro3">
          <table:table-cell/>
          <table:table-cell table:formula="of:=[.C140]*SIN(RADIANS([.$B$119]))*0.001" office:value-type="float" office:value="0.562377635859663" calcext:value-type="float">
            <text:p>0.562</text:p>
          </table:table-cell>
          <table:table-cell office:value-type="float" office:value="2500" calcext:value-type="float">
            <text:p>2500</text:p>
          </table:table-cell>
          <table:table-cell office:value-type="float" office:value="2.2624" calcext:value-type="float">
            <text:p>2.262</text:p>
          </table:table-cell>
          <table:table-cell table:formula="of:=[.C140]*0.001" office:value-type="float" office:value="2.5" calcext:value-type="float">
            <text:p>2.5</text:p>
          </table:table-cell>
          <table:table-cell table:number-columns-repeated="21"/>
        </table:table-row>
        <table:table-row table:style-name="ro3">
          <table:table-cell/>
          <table:table-cell table:formula="of:=[.C141]*SIN(RADIANS([.$B$119]))*0.001" office:value-type="float" office:value="0.584872741294049" calcext:value-type="float">
            <text:p>0.585</text:p>
          </table:table-cell>
          <table:table-cell office:value-type="float" office:value="2600" calcext:value-type="float">
            <text:p>2600</text:p>
          </table:table-cell>
          <table:table-cell office:value-type="float" office:value="1.7805" calcext:value-type="float">
            <text:p>1.781</text:p>
          </table:table-cell>
          <table:table-cell table:formula="of:=[.C141]*0.001" office:value-type="float" office:value="2.6" calcext:value-type="float">
            <text:p>2.6</text:p>
          </table:table-cell>
          <table:table-cell table:number-columns-repeated="21"/>
        </table:table-row>
        <table:table-row table:style-name="ro3">
          <table:table-cell/>
          <table:table-cell table:formula="of:=[.C142]*SIN(RADIANS([.$B$119]))*0.001" office:value-type="float" office:value="0.607367846728436" calcext:value-type="float">
            <text:p>0.607</text:p>
          </table:table-cell>
          <table:table-cell office:value-type="float" office:value="2700" calcext:value-type="float">
            <text:p>2700</text:p>
          </table:table-cell>
          <table:table-cell office:value-type="float" office:value="1.3954" calcext:value-type="float">
            <text:p>1.395</text:p>
          </table:table-cell>
          <table:table-cell table:formula="of:=[.C142]*0.001" office:value-type="float" office:value="2.7" calcext:value-type="float">
            <text:p>2.7</text:p>
          </table:table-cell>
          <table:table-cell table:number-columns-repeated="21"/>
        </table:table-row>
        <table:table-row table:style-name="ro3">
          <table:table-cell/>
          <table:table-cell table:formula="of:=[.C143]*SIN(RADIANS([.$B$119]))*0.001" office:value-type="float" office:value="0.629862952162822" calcext:value-type="float">
            <text:p>0.63</text:p>
          </table:table-cell>
          <table:table-cell office:value-type="float" office:value="2800" calcext:value-type="float">
            <text:p>2800</text:p>
          </table:table-cell>
          <table:table-cell office:value-type="float" office:value="1.0886" calcext:value-type="float">
            <text:p>1.089</text:p>
          </table:table-cell>
          <table:table-cell table:formula="of:=[.C143]*0.001" office:value-type="float" office:value="2.8" calcext:value-type="float">
            <text:p>2.8</text:p>
          </table:table-cell>
          <table:table-cell table:number-columns-repeated="21"/>
        </table:table-row>
        <table:table-row table:style-name="ro3">
          <table:table-cell/>
          <table:table-cell table:formula="of:=[.C144]*SIN(RADIANS([.$B$119]))*0.001" office:value-type="float" office:value="0.652358057597208" calcext:value-type="float">
            <text:p>0.652</text:p>
          </table:table-cell>
          <table:table-cell office:value-type="float" office:value="2900" calcext:value-type="float">
            <text:p>2900</text:p>
          </table:table-cell>
          <table:table-cell office:value-type="float" office:value="0.84491" calcext:value-type="float">
            <text:p>0.845</text:p>
          </table:table-cell>
          <table:table-cell table:formula="of:=[.C144]*0.001" office:value-type="float" office:value="2.9" calcext:value-type="float">
            <text:p>2.9</text:p>
          </table:table-cell>
          <table:table-cell table:number-columns-repeated="21"/>
        </table:table-row>
        <table:table-row table:style-name="ro3">
          <table:table-cell table:number-columns-repeated="14"/>
          <table:table-cell>
            <draw:frame table:end-cell-address="C_13deg_2.U165" table:end-x="0.0252in" table:end-y="0.1402in" draw:z-index="8" draw:style-name="gr1" svg:width="5.3795in" svg:height="3.7098in" svg:x="0.0004in" svg:y="0.0004in">
              <draw:object draw:notify-on-update-of-ranges="C_13deg_2.F2:C_13deg_2.F30 C_13deg_2.E1:C_13deg_2.E1 C_13deg_2.E2:C_13deg_2.E30 C_13deg_2.F34:C_13deg_2.F36 C_13deg_2.E33:C_13deg_2.E33 C_13deg_2.E34:C_13deg_2.E36 C_13deg_2.S2:C_13deg_2.S42 C_13deg_2.O1:C_13deg_2.O1 C_13deg_2.O2:C_13deg_2.O42 DESY.X2:DESY.X35 DESY.V1:DESY.V1 DESY.V2:DESY.V35 DESY.W2:DESY.W35 DESY.W2:DESY.W35 C_13deg_2.B121:C_13deg_2.B144 C_13deg_2.D120:C_13deg_2.D120 C_13deg_2.D121:C_13deg_2.D14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7"/>
          <table:table-cell>
            <draw:frame table:end-cell-address="C_13deg_2.AC166" table:end-x="0.0661in" table:end-y="0.0173in" draw:z-index="10" draw:style-name="gr1" svg:width="5.372in" svg:height="3.7102in" svg:x="0.0413in" svg:y="0.0551in">
              <draw:object draw:notify-on-update-of-ranges="C_13deg_2.P2:C_13deg_2.P42 C_13deg_2.O1:C_13deg_2.O1 C_13deg_2.O2:C_13deg_2.O42 DESY.U2:DESY.U35 DESY.V1:DESY.V1 DESY.V2:DESY.V35 DESY.W2:DESY.W35 DESY.W2:DESY.W35 C_13deg_2.E121:C_13deg_2.E144 C_13deg_2.D120:C_13deg_2.D120 C_13deg_2.D121:C_13deg_2.D14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3"/>
        </table:table-row>
        <table:table-row table:style-name="ro3" table:number-rows-repeated="23">
          <table:table-cell table:number-columns-repeated="26"/>
        </table:table-row>
        <table:table-row table:style-name="ro3">
          <table:table-cell table:number-columns-repeated="14"/>
          <table:table-cell>
            <draw:frame table:end-cell-address="C_13deg_2.U189" table:end-x="0.0252in" table:end-y="0.1571in" draw:z-index="9" draw:style-name="gr1" svg:width="5.3795in" svg:height="3.7094in" svg:x="0.0004in" svg:y="0.0169in">
              <draw:object draw:notify-on-update-of-ranges="C_13deg_2.F2:C_13deg_2.F30 C_13deg_2.E1:C_13deg_2.E1 C_13deg_2.E2:C_13deg_2.E30 C_13deg_2.S2:C_13deg_2.S42 C_13deg_2.O1:C_13deg_2.O1 C_13deg_2.O2:C_13deg_2.O42 DESY.X2:DESY.X35 DESY.V1:DESY.V1 DESY.V2:DESY.V35 DESY.W2:DESY.W35 DESY.W2:DESY.W35 C_13deg_2.B121:C_13deg_2.B144 C_13deg_2.D120:C_13deg_2.D120 C_13deg_2.D121:C_13deg_2.D14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1"/>
        </table:table-row>
        <table:table-row table:style-name="ro3" table:number-rows-repeated="21">
          <table:table-cell table:number-columns-repeated="26"/>
        </table:table-row>
        <table:table-row table:style-name="ro2">
          <table:table-cell table:number-columns-repeated="14"/>
          <table:table-cell table:style-name="ce51" office:value-type="string" calcext:value-type="string" table:number-columns-spanned="6" table:number-rows-spanned="1">
            <text:p>[1] J. O'Connell CEBAF Summer Workshop, F. Gross and J. Lightbody, ed., Newport News, 1988, p. 345</text:p>
          </table:table-cell>
          <table:covered-table-cell table:number-columns-repeated="5"/>
          <table:table-cell table:number-columns-repeated="6"/>
        </table:table-row>
        <table:table-row table:style-name="ro3">
          <table:table-cell table:number-columns-repeated="14"/>
          <table:table-cell office:value-type="string" calcext:value-type="string">
            <text:p>[3] F.H. Heimlich at al., Nucl.Phys.A267 (1976) 493</text:p>
          </table:table-cell>
          <table:table-cell table:number-columns-repeated="11"/>
        </table:table-row>
        <table:table-row table:style-name="ro3" table:number-rows-repeated="2">
          <table:table-cell table:number-columns-repeated="26"/>
        </table:table-row>
        <table:table-row table:style-name="ro2">
          <table:table-cell table:number-columns-repeated="14"/>
          <table:table-cell table:style-name="ce51" office:value-type="string" calcext:value-type="string" table:number-columns-spanned="3" table:number-rows-spanned="1">
            <text:p>F.H. Heimlich at al., Nucl.Phys.A267 (1976) 493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14"/>
          <table:table-cell table:style-name="ce51" table:number-columns-spanned="4" table:number-rows-spanned="1"/>
          <table:covered-table-cell table:number-columns-repeated="3"/>
          <table:table-cell table:number-columns-repeated="8"/>
        </table:table-row>
      </table:table>
      <table:table table:name="C_13deg" table:style-name="ta1" table:print="false">
        <table:table-column table:style-name="co5" table:number-columns-repeated="26" table:default-cell-style-name="Default"/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C(e, pi-) 13° [1]</text:p>
          </table:table-cell>
          <table:table-cell office:value-type="string" calcext:value-type="string">
            <text:p>PT</text:p>
          </table:table-cell>
          <table:table-cell table:number-columns-repeated="6"/>
          <table:table-cell office:value-type="string" calcext:value-type="string">
            <text:p>p [MeV/c]</text:p>
          </table:table-cell>
          <table:table-cell office:value-type="string" calcext:value-type="string">
            <text:p>sigma pi0</text:p>
          </table:table-cell>
          <table:table-cell office:value-type="string" calcext:value-type="string">
            <text:p>epc_or pi-</text:p>
          </table:table-cell>
          <table:table-cell office:value-type="string" calcext:value-type="string">
            <text:p>p GeV/c</text:p>
          </table:table-cell>
          <table:table-cell office:value-type="string" calcext:value-type="string">
            <text:p>corrected epc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C(<text:span text:style-name="T1">gamma</text:span>,pi-) 20-60° [2]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(<text:span text:style-name="T1">gamma</text:span>,pi+) 20-60° [2]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0.70022" calcext:value-type="float">
            <text:p>0.7</text:p>
          </table:table-cell>
          <table:table-cell table:style-name="ce28" office:value-type="float" office:value="41.539" calcext:value-type="float">
            <text:p>41.539</text:p>
          </table:table-cell>
          <table:table-cell table:formula="of:=[.D2]*SIN(RADIANS(13))" office:value-type="float" office:value="0.157515227272661" calcext:value-type="float">
            <text:p>0.158</text:p>
          </table:table-cell>
          <table:table-cell>
            <draw:frame table:end-cell-address="C_13deg.L22" table:end-x="0.5437in" table:end-y="0.0315in" draw:z-index="5" draw:style-name="gr1" svg:width="4.463in" svg:height="3.5811in" svg:x="0.5433in" svg:y="0.0201in">
              <draw:object draw:notify-on-update-of-ranges="C_13deg.D2:C_13deg.D30 C_13deg.E1:C_13deg.E1 C_13deg.E2:C_13deg.E30 C_13deg.D34:C_13deg.D36 C_13deg.E33:C_13deg.E33 C_13deg.E34:C_13deg.E36 C_13deg.P2:C_13deg.P42 C_13deg.O1:C_13deg.O1 C_13deg.O2:C_13deg.O42 C_13deg.P2:C_13deg.P42 C_13deg.Q1:C_13deg.Q1 C_13deg.Q2:C_13deg.Q42 C_13deg.P2:C_13deg.P42 C_13deg.R1:C_13deg.R1 C_13deg.R2:C_13deg.R4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135.45" calcext:value-type="float">
            <text:p>135.45</text:p>
          </table:table-cell>
          <table:table-cell office:value-type="float" office:value="126.4" calcext:value-type="float">
            <text:p>126.4</text:p>
          </table:table-cell>
          <table:table-cell table:formula="of:=[.M2]/1000" office:value-type="float" office:value="1" calcext:value-type="float">
            <text:p>1</text:p>
          </table:table-cell>
          <table:table-cell table:formula="of:=[.O2]*(0.171+0.53*RADIANS(13)^2)" office:value-type="float" office:value="25.0631712014933" calcext:value-type="float">
            <text:p>25.063</text:p>
          </table:table-cell>
          <table:table-cell table:formula="of:=[.O2]*(-0.0333+0.7816*SIN(RADIANS(13)))" office:value-type="float" office:value="18.0147484511008" calcext:value-type="float">
            <text:p>18.015</text:p>
          </table:table-cell>
          <table:table-cell table:formula="of:=[.P2]*SIN(RADIANS(13))" office:value-type="float" office:value="0.224951054343865" calcext:value-type="float">
            <text:p>0.225</text:p>
          </table:table-cell>
          <table:table-cell table:formula="of:=[Sheet1_2.B3]" office:value-type="string" office:string-value="pi+ 40°" calcext:value-type="string">
            <text:p>pi+ 40°</text:p>
          </table:table-cell>
          <table:table-cell table:formula="of:=IF(AND([.$S$2]&lt;[Sheet1_2.G3];[Sheet1_2.G3]&lt;[.$S$42]);[Sheet1_2.N3];&quot;&quot;)" office:value-type="float" office:value="1501.3" calcext:value-type="float">
            <text:p>1501.3</text:p>
          </table:table-cell>
          <table:table-cell table:formula="of:=IF(AND([.$S$2]&lt;[Sheet1_2.G3];[Sheet1_2.G3]&lt;[.$S$42]);[Sheet1_2.G3];&quot;&quot;)" office:value-type="float" office:value="0.225949673846789" calcext:value-type="float">
            <text:p>0.226</text:p>
          </table:table-cell>
          <table:table-cell table:formula="of:=IF(AND([.$S$2]&lt;[Sheet1_2.G3];[Sheet1_2.G3]&lt;[.$S$42]);[Sheet1_2.E3];&quot;&quot;)" office:value-type="float" office:value="1761.2" calcext:value-type="float">
            <text:p>1761.2</text:p>
          </table:table-cell>
          <table:table-cell/>
          <table:table-cell table:formula="of:=SQRT([.M2]^2+139^2)" office:value-type="float" office:value="1009.61428278328" calcext:value-type="float">
            <text:p>1009.614</text:p>
          </table:table-cell>
          <table:table-cell table:formula="of:=[.O2]*[.M2]^2/[.Y2]/1000" office:value-type="float" office:value="125.196327107758" calcext:value-type="float">
            <text:p>125.196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8" office:value-type="float" office:value="0.79507" calcext:value-type="float">
            <text:p>0.795</text:p>
          </table:table-cell>
          <table:table-cell table:style-name="ce28" office:value-type="float" office:value="38.545" calcext:value-type="float">
            <text:p>38.545</text:p>
          </table:table-cell>
          <table:table-cell table:formula="of:=[.D3]*SIN(RADIANS(13))" office:value-type="float" office:value="0.178851834777177" calcext:value-type="float">
            <text:p>0.179</text:p>
          </table:table-cell>
          <table:table-cell table:number-columns-repeated="6"/>
          <table:table-cell office:value-type="float" office:value="1050" calcext:value-type="float">
            <text:p>1050</text:p>
          </table:table-cell>
          <table:table-cell office:value-type="float" office:value="121.93" calcext:value-type="float">
            <text:p>121.93</text:p>
          </table:table-cell>
          <table:table-cell office:value-type="float" office:value="114.1" calcext:value-type="float">
            <text:p>114.1</text:p>
          </table:table-cell>
          <table:table-cell table:formula="of:=[.M3]/1000" office:value-type="float" office:value="1.05" calcext:value-type="float">
            <text:p>1.05</text:p>
          </table:table-cell>
          <table:table-cell table:formula="of:=[.O3]*(0.171+0.53*RADIANS(13)^2)" office:value-type="float" office:value="22.6242708393227" calcext:value-type="float">
            <text:p>22.624</text:p>
          </table:table-cell>
          <table:table-cell table:formula="of:=[.O3]*(-0.0333+0.7816*SIN(RADIANS(13)))" office:value-type="float" office:value="16.2617309989763" calcext:value-type="float">
            <text:p>16.262</text:p>
          </table:table-cell>
          <table:table-cell table:formula="of:=[.P3]*SIN(RADIANS(13))" office:value-type="float" office:value="0.236198607061058" calcext:value-type="float">
            <text:p>0.236</text:p>
          </table:table-cell>
          <table:table-cell/>
          <table:table-cell table:formula="of:=IF(AND([.$S$2]&lt;[Sheet1_2.G4];[Sheet1_2.G4]&lt;[.$S$42]);[Sheet1_2.N4];&quot;&quot;)" office:value-type="float" office:value="1106.9" calcext:value-type="float">
            <text:p>1106.9</text:p>
          </table:table-cell>
          <table:table-cell table:formula="of:=IF(AND([.$S$2]&lt;[Sheet1_2.G4];[Sheet1_2.G4]&lt;[.$S$42]);[Sheet1_2.G4];&quot;&quot;)" office:value-type="float" office:value="0.279836388076267" calcext:value-type="float">
            <text:p>0.28</text:p>
          </table:table-cell>
          <table:table-cell table:formula="of:=IF(AND([.$S$2]&lt;[Sheet1_2.G4];[Sheet1_2.G4]&lt;[.$S$42]);[Sheet1_2.E4];&quot;&quot;)" office:value-type="float" office:value="1433.6" calcext:value-type="float">
            <text:p>1433.6</text:p>
          </table:table-cell>
          <table:table-cell/>
          <table:table-cell table:formula="of:=SQRT([.M3]^2+139^2)" office:value-type="float" office:value="1059.1605166357" calcext:value-type="float">
            <text:p>1059.161</text:p>
          </table:table-cell>
          <table:table-cell table:formula="of:=[.O3]*[.M3]^2/[.Y3]/1000" office:value-type="float" office:value="118.768824955422" calcext:value-type="float">
            <text:p>118.769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8" office:value-type="float" office:value="0.88992" calcext:value-type="float">
            <text:p>0.89</text:p>
          </table:table-cell>
          <table:table-cell table:style-name="ce28" office:value-type="float" office:value="35.766" calcext:value-type="float">
            <text:p>35.766</text:p>
          </table:table-cell>
          <table:table-cell table:formula="of:=[.D4]*SIN(RADIANS(13))" office:value-type="float" office:value="0.200188442281692" calcext:value-type="float">
            <text:p>0.2</text:p>
          </table:table-cell>
          <table:table-cell table:number-columns-repeated="6"/>
          <table:table-cell office:value-type="float" office:value="1100" calcext:value-type="float">
            <text:p>1100</text:p>
          </table:table-cell>
          <table:table-cell office:value-type="float" office:value="109.7" calcext:value-type="float">
            <text:p>109.7</text:p>
          </table:table-cell>
          <table:table-cell office:value-type="float" office:value="102.9" calcext:value-type="float">
            <text:p>102.9</text:p>
          </table:table-cell>
          <table:table-cell table:formula="of:=[.M4]/1000" office:value-type="float" office:value="1.1" calcext:value-type="float">
            <text:p>1.1</text:p>
          </table:table-cell>
          <table:table-cell table:formula="of:=[.O4]*(0.171+0.53*RADIANS(13)^2)" office:value-type="float" office:value="20.4034835176714" calcext:value-type="float">
            <text:p>20.403</text:p>
          </table:table-cell>
          <table:table-cell table:formula="of:=[.O4]*(-0.0333+0.7816*SIN(RADIANS(13)))" office:value-type="float" office:value="14.6654874653345" calcext:value-type="float">
            <text:p>14.665</text:p>
          </table:table-cell>
          <table:table-cell table:formula="of:=[.P4]*SIN(RADIANS(13))" office:value-type="float" office:value="0.247446159778251" calcext:value-type="float">
            <text:p>0.247</text:p>
          </table:table-cell>
          <table:table-cell/>
          <table:table-cell table:formula="of:=IF(AND([.$S$2]&lt;[Sheet1_2.G5];[Sheet1_2.G5]&lt;[.$S$42]);[Sheet1_2.N5];&quot;&quot;)" office:value-type="float" office:value="737.3" calcext:value-type="float">
            <text:p>737.3</text:p>
          </table:table-cell>
          <table:table-cell table:formula="of:=IF(AND([.$S$2]&lt;[Sheet1_2.G5];[Sheet1_2.G5]&lt;[.$S$42]);[Sheet1_2.G5];&quot;&quot;)" office:value-type="float" office:value="0.334078309161247" calcext:value-type="float">
            <text:p>0.334</text:p>
          </table:table-cell>
          <table:table-cell table:formula="of:=IF(AND([.$S$2]&lt;[Sheet1_2.G5];[Sheet1_2.G5]&lt;[.$S$42]);[Sheet1_2.E5];&quot;&quot;)" office:value-type="float" office:value="949.85" calcext:value-type="float">
            <text:p>949.85</text:p>
          </table:table-cell>
          <table:table-cell/>
          <table:table-cell table:formula="of:=SQRT([.M4]^2+139^2)" office:value-type="float" office:value="1108.74749154169" calcext:value-type="float">
            <text:p>1108.747</text:p>
          </table:table-cell>
          <table:table-cell table:formula="of:=[.O4]*[.M4]^2/[.Y4]/1000" office:value-type="float" office:value="112.296984615381" calcext:value-type="float">
            <text:p>112.297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0037" calcext:value-type="float">
            <text:p>1.004</text:p>
          </table:table-cell>
          <table:table-cell table:style-name="ce28" office:value-type="float" office:value="32.579" calcext:value-type="float">
            <text:p>32.579</text:p>
          </table:table-cell>
          <table:table-cell table:formula="of:=[.D5]*SIN(RADIANS(13))" office:value-type="float" office:value="0.225783373244937" calcext:value-type="float">
            <text:p>0.226</text:p>
          </table:table-cell>
          <table:table-cell table:number-columns-repeated="6"/>
          <table:table-cell office:value-type="float" office:value="1150" calcext:value-type="float">
            <text:p>1150</text:p>
          </table:table-cell>
          <table:table-cell office:value-type="float" office:value="98.636" calcext:value-type="float">
            <text:p>98.636</text:p>
          </table:table-cell>
          <table:table-cell office:value-type="float" office:value="92.74" calcext:value-type="float">
            <text:p>92.74</text:p>
          </table:table-cell>
          <table:table-cell table:formula="of:=[.M5]/1000" office:value-type="float" office:value="1.15" calcext:value-type="float">
            <text:p>1.15</text:p>
          </table:table-cell>
          <table:table-cell table:formula="of:=[.O5]*(0.171+0.53*RADIANS(13)^2)" office:value-type="float" office:value="18.388912161602" calcext:value-type="float">
            <text:p>18.389</text:p>
          </table:table-cell>
          <table:table-cell table:formula="of:=[.O5]*(-0.0333+0.7816*SIN(RADIANS(13)))" office:value-type="float" office:value="13.2174665455308" calcext:value-type="float">
            <text:p>13.217</text:p>
          </table:table-cell>
          <table:table-cell table:formula="of:=[.P5]*SIN(RADIANS(13))" office:value-type="float" office:value="0.258693712495445" calcext:value-type="float">
            <text:p>0.259</text:p>
          </table:table-cell>
          <table:table-cell/>
          <table:table-cell table:formula="of:=IF(AND([.$S$2]&lt;[Sheet1_2.G6];[Sheet1_2.G6]&lt;[.$S$42]);[Sheet1_2.N6];&quot;&quot;)" office:value-type="float" office:value="295.52" calcext:value-type="float">
            <text:p>295.52</text:p>
          </table:table-cell>
          <table:table-cell table:formula="of:=IF(AND([.$S$2]&lt;[Sheet1_2.G6];[Sheet1_2.G6]&lt;[.$S$42]);[Sheet1_2.G6];&quot;&quot;)" office:value-type="float" office:value="0.444925585551735" calcext:value-type="float">
            <text:p>0.445</text:p>
          </table:table-cell>
          <table:table-cell table:formula="of:=IF(AND([.$S$2]&lt;[Sheet1_2.G6];[Sheet1_2.G6]&lt;[.$S$42]);[Sheet1_2.E6];&quot;&quot;)" office:value-type="float" office:value="438.99" calcext:value-type="float">
            <text:p>438.99</text:p>
          </table:table-cell>
          <table:table-cell/>
          <table:table-cell table:formula="of:=SQRT([.M5]^2+139^2)" office:value-type="float" office:value="1158.36997543963" calcext:value-type="float">
            <text:p>1158.37</text:p>
          </table:table-cell>
          <table:table-cell table:formula="of:=[.O5]*[.M5]^2/[.Y5]/1000" office:value-type="float" office:value="105.880377254644" calcext:value-type="float">
            <text:p>105.88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99" calcext:value-type="float">
            <text:p>1.099</text:p>
          </table:table-cell>
          <table:table-cell table:style-name="ce28" office:value-type="float" office:value="33.053" calcext:value-type="float">
            <text:p>33.053</text:p>
          </table:table-cell>
          <table:table-cell table:formula="of:=[.D6]*SIN(RADIANS(13))" office:value-type="float" office:value="0.247221208723908" calcext:value-type="float">
            <text:p>0.247</text:p>
          </table:table-cell>
          <table:table-cell table:number-columns-repeated="6"/>
          <table:table-cell office:value-type="float" office:value="1200" calcext:value-type="float">
            <text:p>1200</text:p>
          </table:table-cell>
          <table:table-cell office:value-type="float" office:value="88.649" calcext:value-type="float">
            <text:p>88.649</text:p>
          </table:table-cell>
          <table:table-cell office:value-type="float" office:value="83.523" calcext:value-type="float">
            <text:p>83.523</text:p>
          </table:table-cell>
          <table:table-cell table:formula="of:=[.M6]/1000" office:value-type="float" office:value="1.2" calcext:value-type="float">
            <text:p>1.2</text:p>
          </table:table-cell>
          <table:table-cell table:formula="of:=[.O6]*(0.171+0.53*RADIANS(13)^2)" office:value-type="float" office:value="16.5613231666324" calcext:value-type="float">
            <text:p>16.561</text:p>
          </table:table-cell>
          <table:table-cell table:formula="of:=[.O6]*(-0.0333+0.7816*SIN(RADIANS(13)))" office:value-type="float" office:value="11.90384363039" calcext:value-type="float">
            <text:p>11.904</text:p>
          </table:table-cell>
          <table:table-cell table:formula="of:=[.P6]*SIN(RADIANS(13))" office:value-type="float" office:value="0.269941265212638" calcext:value-type="float">
            <text:p>0.27</text:p>
          </table:table-cell>
          <table:table-cell/>
          <table:table-cell table:formula="of:=IF(AND([.$S$2]&lt;[Sheet1_2.G7];[Sheet1_2.G7]&lt;[.$S$42]);[Sheet1_2.N7];&quot;&quot;)" office:value-type="float" office:value="124.62" calcext:value-type="float">
            <text:p>124.62</text:p>
          </table:table-cell>
          <table:table-cell table:formula="of:=IF(AND([.$S$2]&lt;[Sheet1_2.G7];[Sheet1_2.G7]&lt;[.$S$42]);[Sheet1_2.G7];&quot;&quot;)" office:value-type="float" office:value="0.53966604142105" calcext:value-type="float">
            <text:p>0.54</text:p>
          </table:table-cell>
          <table:table-cell table:formula="of:=IF(AND([.$S$2]&lt;[Sheet1_2.G7];[Sheet1_2.G7]&lt;[.$S$42]);[Sheet1_2.E7];&quot;&quot;)" office:value-type="float" office:value="173.87" calcext:value-type="float">
            <text:p>173.87</text:p>
          </table:table-cell>
          <table:table-cell/>
          <table:table-cell table:formula="of:=SQRT([.M6]^2+139^2)" office:value-type="float" office:value="1208.02359248485" calcext:value-type="float">
            <text:p>1208.024</text:p>
          </table:table-cell>
          <table:table-cell table:formula="of:=[.O6]*[.M6]^2/[.Y6]/1000" office:value-type="float" office:value="99.561896595582" calcext:value-type="float">
            <text:p>99.562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1938" calcext:value-type="float">
            <text:p>1.194</text:p>
          </table:table-cell>
          <table:table-cell table:style-name="ce28" office:value-type="float" office:value="30.128" calcext:value-type="float">
            <text:p>30.128</text:p>
          </table:table-cell>
          <table:table-cell table:formula="of:=[.D7]*SIN(RADIANS(13))" office:value-type="float" office:value="0.268546568675706" calcext:value-type="float">
            <text:p>0.269</text:p>
          </table:table-cell>
          <table:table-cell table:number-columns-repeated="6"/>
          <table:table-cell office:value-type="float" office:value="1250" calcext:value-type="float">
            <text:p>1250</text:p>
          </table:table-cell>
          <table:table-cell office:value-type="float" office:value="79.638" calcext:value-type="float">
            <text:p>79.638</text:p>
          </table:table-cell>
          <table:table-cell office:value-type="float" office:value="75.175" calcext:value-type="float">
            <text:p>75.175</text:p>
          </table:table-cell>
          <table:table-cell table:formula="of:=[.M7]/1000" office:value-type="float" office:value="1.25" calcext:value-type="float">
            <text:p>1.25</text:p>
          </table:table-cell>
          <table:table-cell table:formula="of:=[.O7]*(0.171+0.53*RADIANS(13)^2)" office:value-type="float" office:value="14.906043473673" calcext:value-type="float">
            <text:p>14.906</text:p>
          </table:table-cell>
          <table:table-cell table:formula="of:=[.O7]*(-0.0333+0.7816*SIN(RADIANS(13)))" office:value-type="float" office:value="10.7140721108505" calcext:value-type="float">
            <text:p>10.714</text:p>
          </table:table-cell>
          <table:table-cell table:formula="of:=[.P7]*SIN(RADIANS(13))" office:value-type="float" office:value="0.281188817929831" calcext:value-type="float">
            <text:p>0.281</text:p>
          </table:table-cell>
          <table:table-cell/>
          <table:table-cell table:formula="of:=IF(AND([.$S$2]&lt;[Sheet1_2.G8];[Sheet1_2.G8]&lt;[.$S$42]);[Sheet1_2.N8];&quot;&quot;)" office:value-type="float" office:value="55.29" calcext:value-type="float">
            <text:p>55.29</text:p>
          </table:table-cell>
          <table:table-cell table:formula="of:=IF(AND([.$S$2]&lt;[Sheet1_2.G8];[Sheet1_2.G8]&lt;[.$S$42]);[Sheet1_2.G8];&quot;&quot;)" office:value-type="float" office:value="0.630056139367495" calcext:value-type="float">
            <text:p>0.63</text:p>
          </table:table-cell>
          <table:table-cell table:formula="of:=IF(AND([.$S$2]&lt;[Sheet1_2.G8];[Sheet1_2.G8]&lt;[.$S$42]);[Sheet1_2.E8];&quot;&quot;)" office:value-type="float" office:value="68.863" calcext:value-type="float">
            <text:p>68.863</text:p>
          </table:table-cell>
          <table:table-cell/>
          <table:table-cell table:formula="of:=SQRT([.M7]^2+139^2)" office:value-type="float" office:value="1257.70465531459" calcext:value-type="float">
            <text:p>1257.705</text:p>
          </table:table-cell>
          <table:table-cell table:formula="of:=[.O7]*[.M7]^2/[.Y7]/1000" office:value-type="float" office:value="93.3931006803971" calcext:value-type="float">
            <text:p>93.393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2984" calcext:value-type="float">
            <text:p>1.298</text:p>
          </table:table-cell>
          <table:table-cell table:style-name="ce28" office:value-type="float" office:value="28.962" calcext:value-type="float">
            <text:p>28.962</text:p>
          </table:table-cell>
          <table:table-cell table:formula="of:=[.D8]*SIN(RADIANS(13))" office:value-type="float" office:value="0.292076448960074" calcext:value-type="float">
            <text:p>0.292</text:p>
          </table:table-cell>
          <table:table-cell table:number-columns-repeated="6"/>
          <table:table-cell office:value-type="float" office:value="1300" calcext:value-type="float">
            <text:p>1300</text:p>
          </table:table-cell>
          <table:table-cell office:value-type="float" office:value="71.513" calcext:value-type="float">
            <text:p>71.513</text:p>
          </table:table-cell>
          <table:table-cell office:value-type="float" office:value="67.623" calcext:value-type="float">
            <text:p>67.623</text:p>
          </table:table-cell>
          <table:table-cell table:formula="of:=[.M8]/1000" office:value-type="float" office:value="1.3" calcext:value-type="float">
            <text:p>1.3</text:p>
          </table:table-cell>
          <table:table-cell table:formula="of:=[.O8]*(0.171+0.53*RADIANS(13)^2)" office:value-type="float" office:value="13.4085983082167" calcext:value-type="float">
            <text:p>13.409</text:p>
          </table:table-cell>
          <table:table-cell table:formula="of:=[.O8]*(-0.0333+0.7816*SIN(RADIANS(13)))" office:value-type="float" office:value="9.63774789959488" calcext:value-type="float">
            <text:p>9.638</text:p>
          </table:table-cell>
          <table:table-cell table:formula="of:=[.P8]*SIN(RADIANS(13))" office:value-type="float" office:value="0.292436370647024" calcext:value-type="float">
            <text:p>0.292</text:p>
          </table:table-cell>
          <table:table-cell/>
          <table:table-cell table:formula="of:=IF(AND([.$S$2]&lt;[Sheet1_2.G9];[Sheet1_2.G9]&lt;[.$S$42]);[Sheet1_2.N9];&quot;&quot;)">
            <text:p/>
          </table:table-cell>
          <table:table-cell table:formula="of:=IF(AND([.$S$2]&lt;[Sheet1_2.G9];[Sheet1_2.G9]&lt;[.$S$42]);[Sheet1_2.G9];&quot;&quot;)">
            <text:p/>
          </table:table-cell>
          <table:table-cell table:formula="of:=IF(AND([.$S$2]&lt;[Sheet1_2.G9];[Sheet1_2.G9]&lt;[.$S$42]);[Sheet1_2.E9];&quot;&quot;)">
            <text:p/>
          </table:table-cell>
          <table:table-cell/>
          <table:table-cell table:formula="of:=SQRT([.M8]^2+139^2)" office:value-type="float" office:value="1307.41003514582" calcext:value-type="float">
            <text:p>1307.41</text:p>
          </table:table-cell>
          <table:table-cell table:formula="of:=[.O8]*[.M8]^2/[.Y8]/1000" office:value-type="float" office:value="87.4116512248229" calcext:value-type="float">
            <text:p>87.412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393" calcext:value-type="float">
            <text:p>1.393</text:p>
          </table:table-cell>
          <table:table-cell table:style-name="ce28" office:value-type="float" office:value="25.932" calcext:value-type="float">
            <text:p>25.932</text:p>
          </table:table-cell>
          <table:table-cell table:formula="of:=[.D9]*SIN(RADIANS(13))" office:value-type="float" office:value="0.313356818701004" calcext:value-type="float">
            <text:p>0.313</text:p>
          </table:table-cell>
          <table:table-cell table:number-columns-repeated="6"/>
          <table:table-cell office:value-type="float" office:value="1350" calcext:value-type="float">
            <text:p>1350</text:p>
          </table:table-cell>
          <table:table-cell office:value-type="float" office:value="64.191" calcext:value-type="float">
            <text:p>64.191</text:p>
          </table:table-cell>
          <table:table-cell office:value-type="float" office:value="60.795" calcext:value-type="float">
            <text:p>60.795</text:p>
          </table:table-cell>
          <table:table-cell table:formula="of:=[.M9]/1000" office:value-type="float" office:value="1.35" calcext:value-type="float">
            <text:p>1.35</text:p>
          </table:table-cell>
          <table:table-cell table:formula="of:=[.O9]*(0.171+0.53*RADIANS(13)^2)" office:value-type="float" office:value="12.0547111803385" calcext:value-type="float">
            <text:p>12.055</text:p>
          </table:table-cell>
          <table:table-cell table:formula="of:=[.O9]*(-0.0333+0.7816*SIN(RADIANS(13)))" office:value-type="float" office:value="8.66460943104965" calcext:value-type="float">
            <text:p>8.665</text:p>
          </table:table-cell>
          <table:table-cell table:formula="of:=[.P9]*SIN(RADIANS(13))" office:value-type="float" office:value="0.303683923364218" calcext:value-type="float">
            <text:p>0.304</text:p>
          </table:table-cell>
          <table:table-cell/>
          <table:table-cell table:formula="of:=IF(AND([.$S$2]&lt;[Sheet1_2.G10];[Sheet1_2.G10]&lt;[.$S$42]);[Sheet1_2.N10];&quot;&quot;)">
            <text:p/>
          </table:table-cell>
          <table:table-cell table:formula="of:=IF(AND([.$S$2]&lt;[Sheet1_2.G10];[Sheet1_2.G10]&lt;[.$S$42]);[Sheet1_2.G10];&quot;&quot;)">
            <text:p/>
          </table:table-cell>
          <table:table-cell table:formula="of:=IF(AND([.$S$2]&lt;[Sheet1_2.G10];[Sheet1_2.G10]&lt;[.$S$42]);[Sheet1_2.E10];&quot;&quot;)">
            <text:p/>
          </table:table-cell>
          <table:table-cell/>
          <table:table-cell table:formula="of:=SQRT([.M9]^2+139^2)" office:value-type="float" office:value="1357.137060138" calcext:value-type="float">
            <text:p>1357.137</text:p>
          </table:table-cell>
          <table:table-cell table:formula="of:=[.O9]*[.M9]^2/[.Y9]/1000" office:value-type="float" office:value="81.6416342567005" calcext:value-type="float">
            <text:p>81.642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4876" calcext:value-type="float">
            <text:p>1.488</text:p>
          </table:table-cell>
          <table:table-cell table:style-name="ce28" office:value-type="float" office:value="22.808" calcext:value-type="float">
            <text:p>22.808</text:p>
          </table:table-cell>
          <table:table-cell table:formula="of:=[.D10]*SIN(RADIANS(13))" office:value-type="float" office:value="0.334637188441934" calcext:value-type="float">
            <text:p>0.335</text:p>
          </table:table-cell>
          <table:table-cell table:number-columns-repeated="6"/>
          <table:table-cell office:value-type="float" office:value="1400" calcext:value-type="float">
            <text:p>1400</text:p>
          </table:table-cell>
          <table:table-cell office:value-type="float" office:value="57.596" calcext:value-type="float">
            <text:p>57.596</text:p>
          </table:table-cell>
          <table:table-cell office:value-type="float" office:value="54.629" calcext:value-type="float">
            <text:p>54.629</text:p>
          </table:table-cell>
          <table:table-cell table:formula="of:=[.M10]/1000" office:value-type="float" office:value="1.4" calcext:value-type="float">
            <text:p>1.4</text:p>
          </table:table-cell>
          <table:table-cell table:formula="of:=[.O10]*(0.171+0.53*RADIANS(13)^2)" office:value-type="float" office:value="10.8320884459366" calcext:value-type="float">
            <text:p>10.832</text:p>
          </table:table-cell>
          <table:table-cell table:formula="of:=[.O10]*(-0.0333+0.7816*SIN(RADIANS(13)))" office:value-type="float" office:value="7.78582035708218" calcext:value-type="float">
            <text:p>7.786</text:p>
          </table:table-cell>
          <table:table-cell table:formula="of:=[.P10]*SIN(RADIANS(13))" office:value-type="float" office:value="0.314931476081411" calcext:value-type="float">
            <text:p>0.315</text:p>
          </table:table-cell>
          <table:table-cell/>
          <table:table-cell table:formula="of:=IF(AND([.$S$2]&lt;[Sheet1_2.G11];[Sheet1_2.G11]&lt;[.$S$42]);[Sheet1_2.N11];&quot;&quot;)">
            <text:p/>
          </table:table-cell>
          <table:table-cell table:formula="of:=IF(AND([.$S$2]&lt;[Sheet1_2.G11];[Sheet1_2.G11]&lt;[.$S$42]);[Sheet1_2.G11];&quot;&quot;)">
            <text:p/>
          </table:table-cell>
          <table:table-cell table:formula="of:=IF(AND([.$S$2]&lt;[Sheet1_2.G11];[Sheet1_2.G11]&lt;[.$S$42]);[Sheet1_2.E11];&quot;&quot;)">
            <text:p/>
          </table:table-cell>
          <table:table-cell/>
          <table:table-cell table:formula="of:=SQRT([.M10]^2+139^2)" office:value-type="float" office:value="1406.88343511465" calcext:value-type="float">
            <text:p>1406.883</text:p>
          </table:table-cell>
          <table:table-cell table:formula="of:=[.O10]*[.M10]^2/[.Y10]/1000" office:value-type="float" office:value="76.106404644159" calcext:value-type="float">
            <text:p>76.106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5726" calcext:value-type="float">
            <text:p>1.573</text:p>
          </table:table-cell>
          <table:table-cell table:style-name="ce28" office:value-type="float" office:value="20.067" calcext:value-type="float">
            <text:p>20.067</text:p>
          </table:table-cell>
          <table:table-cell table:formula="of:=[.D11]*SIN(RADIANS(13))" office:value-type="float" office:value="0.353758028061162" calcext:value-type="float">
            <text:p>0.354</text:p>
          </table:table-cell>
          <table:table-cell table:number-columns-repeated="6"/>
          <table:table-cell office:value-type="float" office:value="1450" calcext:value-type="float">
            <text:p>1450</text:p>
          </table:table-cell>
          <table:table-cell office:value-type="float" office:value="51.659" calcext:value-type="float">
            <text:p>51.659</text:p>
          </table:table-cell>
          <table:table-cell office:value-type="float" office:value="49.062" calcext:value-type="float">
            <text:p>49.062</text:p>
          </table:table-cell>
          <table:table-cell table:formula="of:=[.M11]/1000" office:value-type="float" office:value="1.45" calcext:value-type="float">
            <text:p>1.45</text:p>
          </table:table-cell>
          <table:table-cell table:formula="of:=[.O11]*(0.171+0.53*RADIANS(13)^2)" office:value-type="float" office:value="9.72823817632648" calcext:value-type="float">
            <text:p>9.728</text:p>
          </table:table-cell>
          <table:table-cell table:formula="of:=[.O11]*(-0.0333+0.7816*SIN(RADIANS(13)))" office:value-type="float" office:value="6.99240180781574" calcext:value-type="float">
            <text:p>6.992</text:p>
          </table:table-cell>
          <table:table-cell table:formula="of:=[.P11]*SIN(RADIANS(13))" office:value-type="float" office:value="0.326179028798604" calcext:value-type="float">
            <text:p>0.326</text:p>
          </table:table-cell>
          <table:table-cell/>
          <table:table-cell table:formula="of:=IF(AND([.$S$2]&lt;[Sheet1_2.G12];[Sheet1_2.G12]&lt;[.$S$42]);[Sheet1_2.N12];&quot;&quot;)" office:value-type="float" office:value="895.66" calcext:value-type="float">
            <text:p>895.66</text:p>
          </table:table-cell>
          <table:table-cell table:formula="of:=IF(AND([.$S$2]&lt;[Sheet1_2.G12];[Sheet1_2.G12]&lt;[.$S$42]);[Sheet1_2.G12];&quot;&quot;)" office:value-type="float" office:value="0.304421172062654" calcext:value-type="float">
            <text:p>0.304</text:p>
          </table:table-cell>
          <table:table-cell table:formula="of:=IF(AND([.$S$2]&lt;[Sheet1_2.G12];[Sheet1_2.G12]&lt;[.$S$42]);[Sheet1_2.E12];&quot;&quot;)" office:value-type="float" office:value="1108.4" calcext:value-type="float">
            <text:p>1108.4</text:p>
          </table:table-cell>
          <table:table-cell/>
          <table:table-cell table:formula="of:=SQRT([.M11]^2+139^2)" office:value-type="float" office:value="1456.64717759655" calcext:value-type="float">
            <text:p>1456.647</text:p>
          </table:table-cell>
          <table:table-cell table:formula="of:=[.O11]*[.M11]^2/[.Y11]/1000" office:value-type="float" office:value="70.815264386947" calcext:value-type="float">
            <text:p>70.815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6857" calcext:value-type="float">
            <text:p>1.686</text:p>
          </table:table-cell>
          <table:table-cell table:style-name="ce28" office:value-type="float" office:value="15.846" calcext:value-type="float">
            <text:p>15.846</text:p>
          </table:table-cell>
          <table:table-cell table:formula="of:=[.D12]*SIN(RADIANS(13))" office:value-type="float" office:value="0.379199992307453" calcext:value-type="float">
            <text:p>0.379</text:p>
          </table:table-cell>
          <table:table-cell table:number-columns-repeated="6"/>
          <table:table-cell office:value-type="float" office:value="1500" calcext:value-type="float">
            <text:p>1500</text:p>
          </table:table-cell>
          <table:table-cell office:value-type="float" office:value="46.316" calcext:value-type="float">
            <text:p>46.316</text:p>
          </table:table-cell>
          <table:table-cell office:value-type="float" office:value="44.04" calcext:value-type="float">
            <text:p>44.04</text:p>
          </table:table-cell>
          <table:table-cell table:formula="of:=[.M12]/1000" office:value-type="float" office:value="1.5" calcext:value-type="float">
            <text:p>1.5</text:p>
          </table:table-cell>
          <table:table-cell table:formula="of:=[.O12]*(0.171+0.53*RADIANS(13)^2)" office:value-type="float" office:value="8.73245300406461" calcext:value-type="float">
            <text:p>8.732</text:p>
          </table:table-cell>
          <table:table-cell table:formula="of:=[.O12]*(-0.0333+0.7816*SIN(RADIANS(13)))" office:value-type="float" office:value="6.27665760907026" calcext:value-type="float">
            <text:p>6.277</text:p>
          </table:table-cell>
          <table:table-cell table:formula="of:=[.P12]*SIN(RADIANS(13))" office:value-type="float" office:value="0.337426581515798" calcext:value-type="float">
            <text:p>0.337</text:p>
          </table:table-cell>
          <table:table-cell table:formula="of:=[Sheet1_2.B13]" office:value-type="string" office:string-value="pi+ 60°" calcext:value-type="string">
            <text:p>pi+ 60°</text:p>
          </table:table-cell>
          <table:table-cell table:formula="of:=IF(AND([.$S$2]&lt;[Sheet1_2.G13];[Sheet1_2.G13]&lt;[.$S$42]);[Sheet1_2.N13];&quot;&quot;)" office:value-type="float" office:value="489.98" calcext:value-type="float">
            <text:p>489.98</text:p>
          </table:table-cell>
          <table:table-cell table:formula="of:=IF(AND([.$S$2]&lt;[Sheet1_2.G13];[Sheet1_2.G13]&lt;[.$S$42]);[Sheet1_2.G13];&quot;&quot;)" office:value-type="float" office:value="0.377022545744946" calcext:value-type="float">
            <text:p>0.377</text:p>
          </table:table-cell>
          <table:table-cell table:formula="of:=IF(AND([.$S$2]&lt;[Sheet1_2.G13];[Sheet1_2.G13]&lt;[.$S$42]);[Sheet1_2.E13];&quot;&quot;)" office:value-type="float" office:value="597.77" calcext:value-type="float">
            <text:p>597.77</text:p>
          </table:table-cell>
          <table:table-cell/>
          <table:table-cell table:formula="of:=SQRT([.M12]^2+139^2)" office:value-type="float" office:value="1506.42656641471" calcext:value-type="float">
            <text:p>1506.427</text:p>
          </table:table-cell>
          <table:table-cell table:formula="of:=[.O12]*[.M12]^2/[.Y12]/1000" office:value-type="float" office:value="65.778181432258" calcext:value-type="float">
            <text:p>65.778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7796" calcext:value-type="float">
            <text:p>1.78</text:p>
          </table:table-cell>
          <table:table-cell table:style-name="ce28" office:value-type="float" office:value="12.299" calcext:value-type="float">
            <text:p>12.299</text:p>
          </table:table-cell>
          <table:table-cell table:formula="of:=[.D13]*SIN(RADIANS(13))" office:value-type="float" office:value="0.400322896310342" calcext:value-type="float">
            <text:p>0.4</text:p>
          </table:table-cell>
          <table:table-cell table:number-columns-repeated="6"/>
          <table:table-cell office:value-type="float" office:value="1550" calcext:value-type="float">
            <text:p>1550</text:p>
          </table:table-cell>
          <table:table-cell office:value-type="float" office:value="41.509" calcext:value-type="float">
            <text:p>41.509</text:p>
          </table:table-cell>
          <table:table-cell office:value-type="float" office:value="39.513" calcext:value-type="float">
            <text:p>39.513</text:p>
          </table:table-cell>
          <table:table-cell table:formula="of:=[.M13]/1000" office:value-type="float" office:value="1.55" calcext:value-type="float">
            <text:p>1.55</text:p>
          </table:table-cell>
          <table:table-cell table:formula="of:=[.O13]*(0.171+0.53*RADIANS(13)^2)" office:value-type="float" office:value="7.83481870003645" calcext:value-type="float">
            <text:p>7.835</text:p>
          </table:table-cell>
          <table:table-cell table:formula="of:=[.O13]*(-0.0333+0.7816*SIN(RADIANS(13)))" office:value-type="float" office:value="5.63146167364199" calcext:value-type="float">
            <text:p>5.631</text:p>
          </table:table-cell>
          <table:table-cell table:formula="of:=[.P13]*SIN(RADIANS(13))" office:value-type="float" office:value="0.348674134232991" calcext:value-type="float">
            <text:p>0.349</text:p>
          </table:table-cell>
          <table:table-cell/>
          <table:table-cell table:formula="of:=IF(AND([.$S$2]&lt;[Sheet1_2.G14];[Sheet1_2.G14]&lt;[.$S$42]);[Sheet1_2.N14];&quot;&quot;)" office:value-type="float" office:value="244.29" calcext:value-type="float">
            <text:p>244.29</text:p>
          </table:table-cell>
          <table:table-cell table:formula="of:=IF(AND([.$S$2]&lt;[Sheet1_2.G14];[Sheet1_2.G14]&lt;[.$S$42]);[Sheet1_2.G14];&quot;&quot;)" office:value-type="float" office:value="0.450102488329047" calcext:value-type="float">
            <text:p>0.45</text:p>
          </table:table-cell>
          <table:table-cell table:formula="of:=IF(AND([.$S$2]&lt;[Sheet1_2.G14];[Sheet1_2.G14]&lt;[.$S$42]);[Sheet1_2.E14];&quot;&quot;)" office:value-type="float" office:value="322.39" calcext:value-type="float">
            <text:p>322.39</text:p>
          </table:table-cell>
          <table:table-cell/>
          <table:table-cell table:formula="of:=SQRT([.M13]^2+139^2)" office:value-type="float" office:value="1556.22010011438" calcext:value-type="float">
            <text:p>1556.22</text:p>
          </table:table-cell>
          <table:table-cell table:formula="of:=[.O13]*[.M13]^2/[.Y13]/1000" office:value-type="float" office:value="61.0003575284903" calcext:value-type="float">
            <text:p>6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8738" calcext:value-type="float">
            <text:p>1.874</text:p>
          </table:table-cell>
          <table:table-cell table:style-name="ce28" office:value-type="float" office:value="10.072" calcext:value-type="float">
            <text:p>10.072</text:p>
          </table:table-cell>
          <table:table-cell table:formula="of:=[.D14]*SIN(RADIANS(13))" office:value-type="float" office:value="0.421513285629534" calcext:value-type="float">
            <text:p>0.422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float" office:value="37.186" calcext:value-type="float">
            <text:p>37.186</text:p>
          </table:table-cell>
          <table:table-cell office:value-type="float" office:value="35.433" calcext:value-type="float">
            <text:p>35.433</text:p>
          </table:table-cell>
          <table:table-cell table:formula="of:=[.M14]/1000" office:value-type="float" office:value="1.6" calcext:value-type="float">
            <text:p>1.6</text:p>
          </table:table-cell>
          <table:table-cell table:formula="of:=[.O14]*(0.171+0.53*RADIANS(13)^2)" office:value-type="float" office:value="7.02581760429204" calcext:value-type="float">
            <text:p>7.026</text:p>
          </table:table-cell>
          <table:table-cell table:formula="of:=[.O14]*(-0.0333+0.7816*SIN(RADIANS(13)))" office:value-type="float" office:value="5.04997295781532" calcext:value-type="float">
            <text:p>5.05</text:p>
          </table:table-cell>
          <table:table-cell table:formula="of:=[.P14]*SIN(RADIANS(13))" office:value-type="float" office:value="0.359921686950184" calcext:value-type="float">
            <text:p>0.36</text:p>
          </table:table-cell>
          <table:table-cell/>
          <table:table-cell table:formula="of:=IF(AND([.$S$2]&lt;[Sheet1_2.G15];[Sheet1_2.G15]&lt;[.$S$42]);[Sheet1_2.N15];&quot;&quot;)" office:value-type="float" office:value="63.61" calcext:value-type="float">
            <text:p>63.61</text:p>
          </table:table-cell>
          <table:table-cell table:formula="of:=IF(AND([.$S$2]&lt;[Sheet1_2.G15];[Sheet1_2.G15]&lt;[.$S$42]);[Sheet1_2.G15];&quot;&quot;)" office:value-type="float" office:value="0.599446619808636" calcext:value-type="float">
            <text:p>0.599</text:p>
          </table:table-cell>
          <table:table-cell table:formula="of:=IF(AND([.$S$2]&lt;[Sheet1_2.G15];[Sheet1_2.G15]&lt;[.$S$42]);[Sheet1_2.E15];&quot;&quot;)" office:value-type="float" office:value="93.771" calcext:value-type="float">
            <text:p>93.771</text:p>
          </table:table-cell>
          <table:table-cell/>
          <table:table-cell table:formula="of:=SQRT([.M14]^2+139^2)" office:value-type="float" office:value="1606.02646304474" calcext:value-type="float">
            <text:p>1606.026</text:p>
          </table:table-cell>
          <table:table-cell table:formula="of:=[.O14]*[.M14]^2/[.Y14]/1000" office:value-type="float" office:value="56.4800656074078" calcext:value-type="float">
            <text:p>56.48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8733" calcext:value-type="float">
            <text:p>1.873</text:p>
          </table:table-cell>
          <table:table-cell table:style-name="ce28" office:value-type="float" office:value="9.049" calcext:value-type="float">
            <text:p>9.049</text:p>
          </table:table-cell>
          <table:table-cell table:formula="of:=[.D15]*SIN(RADIANS(13))" office:value-type="float" office:value="0.421400810102362" calcext:value-type="float">
            <text:p>0.421</text:p>
          </table:table-cell>
          <table:table-cell table:number-columns-repeated="6"/>
          <table:table-cell office:value-type="float" office:value="1650" calcext:value-type="float">
            <text:p>1650</text:p>
          </table:table-cell>
          <table:table-cell office:value-type="float" office:value="33.299" calcext:value-type="float">
            <text:p>33.299</text:p>
          </table:table-cell>
          <table:table-cell office:value-type="float" office:value="31.758" calcext:value-type="float">
            <text:p>31.758</text:p>
          </table:table-cell>
          <table:table-cell table:formula="of:=[.M15]/1000" office:value-type="float" office:value="1.65" calcext:value-type="float">
            <text:p>1.65</text:p>
          </table:table-cell>
          <table:table-cell table:formula="of:=[.O15]*(0.171+0.53*RADIANS(13)^2)" office:value-type="float" office:value="6.2971217643752" calcext:value-type="float">
            <text:p>6.297</text:p>
          </table:table-cell>
          <table:table-cell table:formula="of:=[.O15]*(-0.0333+0.7816*SIN(RADIANS(13)))" office:value-type="float" office:value="4.52620554833909" calcext:value-type="float">
            <text:p>4.526</text:p>
          </table:table-cell>
          <table:table-cell table:formula="of:=[.P15]*SIN(RADIANS(13))" office:value-type="float" office:value="0.371169239667377" calcext:value-type="float">
            <text:p>0.371</text:p>
          </table:table-cell>
          <table:table-cell/>
          <table:table-cell table:formula="of:=IF(AND([.$S$2]&lt;[Sheet1_2.G16];[Sheet1_2.G16]&lt;[.$S$42]);[Sheet1_2.N16];&quot;&quot;)">
            <text:p/>
          </table:table-cell>
          <table:table-cell table:formula="of:=IF(AND([.$S$2]&lt;[Sheet1_2.G16];[Sheet1_2.G16]&lt;[.$S$42]);[Sheet1_2.G16];&quot;&quot;)">
            <text:p/>
          </table:table-cell>
          <table:table-cell table:formula="of:=IF(AND([.$S$2]&lt;[Sheet1_2.G16];[Sheet1_2.G16]&lt;[.$S$42]);[Sheet1_2.E16];&quot;&quot;)">
            <text:p/>
          </table:table-cell>
          <table:table-cell/>
          <table:table-cell table:formula="of:=SQRT([.M15]^2+139^2)" office:value-type="float" office:value="1655.84449752989" calcext:value-type="float">
            <text:p>1655.844</text:p>
          </table:table-cell>
          <table:table-cell table:formula="of:=[.O15]*[.M15]^2/[.Y15]/1000" office:value-type="float" office:value="52.2157455781499" calcext:value-type="float">
            <text:p>52.216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9771" calcext:value-type="float">
            <text:p>1.977</text:p>
          </table:table-cell>
          <table:table-cell table:style-name="ce28" office:value-type="float" office:value="7.5412" calcext:value-type="float">
            <text:p>7.541</text:p>
          </table:table-cell>
          <table:table-cell table:formula="of:=[.D16]*SIN(RADIANS(13))" office:value-type="float" office:value="0.444750729543256" calcext:value-type="float">
            <text:p>0.445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office:value-type="float" office:value="29.806" calcext:value-type="float">
            <text:p>29.806</text:p>
          </table:table-cell>
          <table:table-cell office:value-type="float" office:value="28.45" calcext:value-type="float">
            <text:p>28.45</text:p>
          </table:table-cell>
          <table:table-cell table:formula="of:=[.M16]/1000" office:value-type="float" office:value="1.7" calcext:value-type="float">
            <text:p>1.7</text:p>
          </table:table-cell>
          <table:table-cell table:formula="of:=[.O16]*(0.171+0.53*RADIANS(13)^2)" office:value-type="float" office:value="5.64119636615891" calcext:value-type="float">
            <text:p>5.641</text:p>
          </table:table-cell>
          <table:table-cell table:formula="of:=[.O16]*(-0.0333+0.7816*SIN(RADIANS(13)))" office:value-type="float" office:value="4.05474361893844" calcext:value-type="float">
            <text:p>4.055</text:p>
          </table:table-cell>
          <table:table-cell table:formula="of:=[.P16]*SIN(RADIANS(13))" office:value-type="float" office:value="0.38241679238457" calcext:value-type="float">
            <text:p>0.382</text:p>
          </table:table-cell>
          <table:table-cell/>
          <table:table-cell table:formula="of:=IF(AND([.$S$2]&lt;[Sheet1_2.G17];[Sheet1_2.G17]&lt;[.$S$42]);[Sheet1_2.N17];&quot;&quot;)">
            <text:p/>
          </table:table-cell>
          <table:table-cell table:formula="of:=IF(AND([.$S$2]&lt;[Sheet1_2.G17];[Sheet1_2.G17]&lt;[.$S$42]);[Sheet1_2.G17];&quot;&quot;)">
            <text:p/>
          </table:table-cell>
          <table:table-cell table:formula="of:=IF(AND([.$S$2]&lt;[Sheet1_2.G17];[Sheet1_2.G17]&lt;[.$S$42]);[Sheet1_2.E17];&quot;&quot;)">
            <text:p/>
          </table:table-cell>
          <table:table-cell/>
          <table:table-cell table:formula="of:=SQRT([.M16]^2+139^2)" office:value-type="float" office:value="1705.67318088783" calcext:value-type="float">
            <text:p>1705.673</text:p>
          </table:table-cell>
          <table:table-cell table:formula="of:=[.O16]*[.M16]^2/[.Y16]/1000" office:value-type="float" office:value="48.2041348373685" calcext:value-type="float">
            <text:p>48.204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0057" calcext:value-type="float">
            <text:p>2.006</text:p>
          </table:table-cell>
          <table:table-cell table:style-name="ce28" office:value-type="float" office:value="7.5335" calcext:value-type="float">
            <text:p>7.534</text:p>
          </table:table-cell>
          <table:table-cell table:formula="of:=[.D17]*SIN(RADIANS(13))" office:value-type="float" office:value="0.45118432969749" calcext:value-type="float">
            <text:p>0.451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office:value-type="float" office:value="26.668" calcext:value-type="float">
            <text:p>26.668</text:p>
          </table:table-cell>
          <table:table-cell office:value-type="float" office:value="25.473" calcext:value-type="float">
            <text:p>25.473</text:p>
          </table:table-cell>
          <table:table-cell table:formula="of:=[.M17]/1000" office:value-type="float" office:value="1.75" calcext:value-type="float">
            <text:p>1.75</text:p>
          </table:table-cell>
          <table:table-cell table:formula="of:=[.O17]*(0.171+0.53*RADIANS(13)^2)" office:value-type="float" office:value="5.0509031646807" calcext:value-type="float">
            <text:p>5.051</text:p>
          </table:table-cell>
          <table:table-cell table:formula="of:=[.O17]*(-0.0333+0.7816*SIN(RADIANS(13)))" office:value-type="float" office:value="3.63045638682668" calcext:value-type="float">
            <text:p>3.63</text:p>
          </table:table-cell>
          <table:table-cell table:formula="of:=[.P17]*SIN(RADIANS(13))" office:value-type="float" office:value="0.393664345101764" calcext:value-type="float">
            <text:p>0.394</text:p>
          </table:table-cell>
          <table:table-cell/>
          <table:table-cell table:formula="of:=IF(AND([.$S$2]&lt;[Sheet1_2.G18];[Sheet1_2.G18]&lt;[.$S$42]);[Sheet1_2.N18];&quot;&quot;)">
            <text:p/>
          </table:table-cell>
          <table:table-cell table:formula="of:=IF(AND([.$S$2]&lt;[Sheet1_2.G18];[Sheet1_2.G18]&lt;[.$S$42]);[Sheet1_2.G18];&quot;&quot;)">
            <text:p/>
          </table:table-cell>
          <table:table-cell table:formula="of:=IF(AND([.$S$2]&lt;[Sheet1_2.G18];[Sheet1_2.G18]&lt;[.$S$42]);[Sheet1_2.E18];&quot;&quot;)">
            <text:p/>
          </table:table-cell>
          <table:table-cell/>
          <table:table-cell table:formula="of:=SQRT([.M17]^2+139^2)" office:value-type="float" office:value="1755.51160634158" calcext:value-type="float">
            <text:p>1755.512</text:p>
          </table:table-cell>
          <table:table-cell table:formula="of:=[.O17]*[.M17]^2/[.Y17]/1000" office:value-type="float" office:value="44.437793642716" calcext:value-type="float">
            <text:p>44.438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0713" calcext:value-type="float">
            <text:p>2.071</text:p>
          </table:table-cell>
          <table:table-cell table:style-name="ce28" office:value-type="float" office:value="6.1755" calcext:value-type="float">
            <text:p>6.176</text:p>
          </table:table-cell>
          <table:table-cell table:formula="of:=[.D18]*SIN(RADIANS(13))" office:value-type="float" office:value="0.465941118862448" calcext:value-type="float">
            <text:p>0.466</text:p>
          </table:table-cell>
          <table:table-cell table:number-columns-repeated="6"/>
          <table:table-cell office:value-type="float" office:value="1800" calcext:value-type="float">
            <text:p>1800</text:p>
          </table:table-cell>
          <table:table-cell office:value-type="float" office:value="23.849" calcext:value-type="float">
            <text:p>23.849</text:p>
          </table:table-cell>
          <table:table-cell office:value-type="float" office:value="22.796" calcext:value-type="float">
            <text:p>22.796</text:p>
          </table:table-cell>
          <table:table-cell table:formula="of:=[.M18]/1000" office:value-type="float" office:value="1.8" calcext:value-type="float">
            <text:p>1.8</text:p>
          </table:table-cell>
          <table:table-cell table:formula="of:=[.O18]*(0.171+0.53*RADIANS(13)^2)" office:value-type="float" office:value="4.52009533788958" calcext:value-type="float">
            <text:p>4.52</text:p>
          </table:table-cell>
          <table:table-cell table:formula="of:=[.O18]*(-0.0333+0.7816*SIN(RADIANS(13)))" office:value-type="float" office:value="3.24892567793746" calcext:value-type="float">
            <text:p>3.249</text:p>
          </table:table-cell>
          <table:table-cell table:formula="of:=[.P18]*SIN(RADIANS(13))" office:value-type="float" office:value="0.404911897818957" calcext:value-type="float">
            <text:p>0.405</text:p>
          </table:table-cell>
          <table:table-cell/>
          <table:table-cell table:formula="of:=IF(AND([.$S$2]&lt;[Sheet1_2.G19];[Sheet1_2.G19]&lt;[.$S$42]);[Sheet1_2.N19];&quot;&quot;)">
            <text:p/>
          </table:table-cell>
          <table:table-cell table:formula="of:=IF(AND([.$S$2]&lt;[Sheet1_2.G19];[Sheet1_2.G19]&lt;[.$S$42]);[Sheet1_2.G19];&quot;&quot;)">
            <text:p/>
          </table:table-cell>
          <table:table-cell table:formula="of:=IF(AND([.$S$2]&lt;[Sheet1_2.G19];[Sheet1_2.G19]&lt;[.$S$42]);[Sheet1_2.E19];&quot;&quot;)">
            <text:p/>
          </table:table-cell>
          <table:table-cell/>
          <table:table-cell table:formula="of:=SQRT([.M18]^2+139^2)" office:value-type="float" office:value="1805.35896707552" calcext:value-type="float">
            <text:p>1805.359</text:p>
          </table:table-cell>
          <table:table-cell table:formula="of:=[.O18]*[.M18]^2/[.Y18]/1000" office:value-type="float" office:value="40.9109996111429" calcext:value-type="float">
            <text:p>40.911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0705" calcext:value-type="float">
            <text:p>2.071</text:p>
          </table:table-cell>
          <table:table-cell table:style-name="ce28" office:value-type="float" office:value="5.2589" calcext:value-type="float">
            <text:p>5.259</text:p>
          </table:table-cell>
          <table:table-cell table:formula="of:=[.D19]*SIN(RADIANS(13))" office:value-type="float" office:value="0.465761158018973" calcext:value-type="float">
            <text:p>0.466</text:p>
          </table:table-cell>
          <table:table-cell table:number-columns-repeated="6"/>
          <table:table-cell office:value-type="float" office:value="1850" calcext:value-type="float">
            <text:p>1850</text:p>
          </table:table-cell>
          <table:table-cell office:value-type="float" office:value="21.318" calcext:value-type="float">
            <text:p>21.318</text:p>
          </table:table-cell>
          <table:table-cell office:value-type="float" office:value="20.388" calcext:value-type="float">
            <text:p>20.388</text:p>
          </table:table-cell>
          <table:table-cell table:formula="of:=[.M19]/1000" office:value-type="float" office:value="1.85" calcext:value-type="float">
            <text:p>1.85</text:p>
          </table:table-cell>
          <table:table-cell table:formula="of:=[.O19]*(0.171+0.53*RADIANS(13)^2)" office:value-type="float" office:value="4.04262606373455" calcext:value-type="float">
            <text:p>4.043</text:p>
          </table:table-cell>
          <table:table-cell table:formula="of:=[.O19]*(-0.0333+0.7816*SIN(RADIANS(13)))" office:value-type="float" office:value="2.90573331820446" calcext:value-type="float">
            <text:p>2.906</text:p>
          </table:table-cell>
          <table:table-cell table:formula="of:=[.P19]*SIN(RADIANS(13))" office:value-type="float" office:value="0.41615945053615" calcext:value-type="float">
            <text:p>0.416</text:p>
          </table:table-cell>
          <table:table-cell/>
          <table:table-cell table:formula="of:=IF(AND([.$S$2]&lt;[Sheet1_2.G20];[Sheet1_2.G20]&lt;[.$S$42]);[Sheet1_2.N20];&quot;&quot;)">
            <text:p/>
          </table:table-cell>
          <table:table-cell table:formula="of:=IF(AND([.$S$2]&lt;[Sheet1_2.G20];[Sheet1_2.G20]&lt;[.$S$42]);[Sheet1_2.G20];&quot;&quot;)">
            <text:p/>
          </table:table-cell>
          <table:table-cell table:formula="of:=IF(AND([.$S$2]&lt;[Sheet1_2.G20];[Sheet1_2.G20]&lt;[.$S$42]);[Sheet1_2.E20];&quot;&quot;)">
            <text:p/>
          </table:table-cell>
          <table:table-cell/>
          <table:table-cell table:formula="of:=SQRT([.M19]^2+139^2)" office:value-type="float" office:value="1855.21454284942" calcext:value-type="float">
            <text:p>1855.215</text:p>
          </table:table-cell>
          <table:table-cell table:formula="of:=[.O19]*[.M19]^2/[.Y19]/1000" office:value-type="float" office:value="37.6117847226597" calcext:value-type="float">
            <text:p>37.612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.1743" calcext:value-type="float">
            <text:p>2.174</text:p>
          </table:table-cell>
          <table:table-cell table:style-name="ce28" office:value-type="float" office:value="4.3826" calcext:value-type="float">
            <text:p>4.383</text:p>
          </table:table-cell>
          <table:table-cell table:formula="of:=[.D20]*SIN(RADIANS(13))" office:value-type="float" office:value="0.489111077459866" calcext:value-type="float">
            <text:p>0.489</text:p>
          </table:table-cell>
          <table:table-cell table:number-columns-repeated="6"/>
          <table:table-cell office:value-type="float" office:value="1900" calcext:value-type="float">
            <text:p>1900</text:p>
          </table:table-cell>
          <table:table-cell office:value-type="float" office:value="19.046" calcext:value-type="float">
            <text:p>19.046</text:p>
          </table:table-cell>
          <table:table-cell office:value-type="float" office:value="18.225" calcext:value-type="float">
            <text:p>18.225</text:p>
          </table:table-cell>
          <table:table-cell table:formula="of:=[.M20]/1000" office:value-type="float" office:value="1.9" calcext:value-type="float">
            <text:p>1.9</text:p>
          </table:table-cell>
          <table:table-cell table:formula="of:=[.O20]*(0.171+0.53*RADIANS(13)^2)" office:value-type="float" office:value="3.61373651224064" calcext:value-type="float">
            <text:p>3.614</text:p>
          </table:table-cell>
          <table:table-cell table:formula="of:=[.O20]*(-0.0333+0.7816*SIN(RADIANS(13)))" office:value-type="float" office:value="2.59745878576988" calcext:value-type="float">
            <text:p>2.597</text:p>
          </table:table-cell>
          <table:table-cell table:formula="of:=[.P20]*SIN(RADIANS(13))" office:value-type="float" office:value="0.427407003253343" calcext:value-type="float">
            <text:p>0.427</text:p>
          </table:table-cell>
          <table:table-cell table:formula="of:=[Sheet1_2.B21]" office:value-type="string" office:string-value="pi+ 20°" calcext:value-type="string">
            <text:p>pi+ 20°</text:p>
          </table:table-cell>
          <table:table-cell table:formula="of:=IF(AND([.$S$2]&lt;[Sheet1_2.G21];[Sheet1_2.G21]&lt;[.$S$42]);[Sheet1_2.N21];&quot;&quot;)">
            <text:p/>
          </table:table-cell>
          <table:table-cell table:formula="of:=IF(AND([.$S$2]&lt;[Sheet1_2.G21];[Sheet1_2.G21]&lt;[.$S$42]);[Sheet1_2.G21];&quot;&quot;)">
            <text:p/>
          </table:table-cell>
          <table:table-cell table:formula="of:=IF(AND([.$S$2]&lt;[Sheet1_2.G21];[Sheet1_2.G21]&lt;[.$S$42]);[Sheet1_2.E21];&quot;&quot;)">
            <text:p/>
          </table:table-cell>
          <table:table-cell/>
          <table:table-cell table:formula="of:=SQRT([.M20]^2+139^2)" office:value-type="float" office:value="1905.07768870458" calcext:value-type="float">
            <text:p>1905.078</text:p>
          </table:table-cell>
          <table:table-cell table:formula="of:=[.O20]*[.M20]^2/[.Y20]/1000" office:value-type="float" office:value="34.5352057766933" calcext:value-type="float">
            <text:p>34.535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2031" calcext:value-type="float">
            <text:p>2.203</text:p>
          </table:table-cell>
          <table:table-cell table:style-name="ce28" office:value-type="float" office:value="4.619" calcext:value-type="float">
            <text:p>4.619</text:p>
          </table:table-cell>
          <table:table-cell table:formula="of:=[.D21]*SIN(RADIANS(13))" office:value-type="float" office:value="0.495589667824969" calcext:value-type="float">
            <text:p>0.496</text:p>
          </table:table-cell>
          <table:table-cell table:number-columns-repeated="6"/>
          <table:table-cell office:value-type="float" office:value="1950" calcext:value-type="float">
            <text:p>1950</text:p>
          </table:table-cell>
          <table:table-cell office:value-type="float" office:value="17.008" calcext:value-type="float">
            <text:p>17.008</text:p>
          </table:table-cell>
          <table:table-cell office:value-type="float" office:value="16.281" calcext:value-type="float">
            <text:p>16.281</text:p>
          </table:table-cell>
          <table:table-cell table:formula="of:=[.M21]/1000" office:value-type="float" office:value="1.95" calcext:value-type="float">
            <text:p>1.95</text:p>
          </table:table-cell>
          <table:table-cell table:formula="of:=[.O21]*(0.171+0.53*RADIANS(13)^2)" office:value-type="float" office:value="3.2282712842683" calcext:value-type="float">
            <text:p>3.228</text:p>
          </table:table-cell>
          <table:table-cell table:formula="of:=[.O21]*(-0.0333+0.7816*SIN(RADIANS(13)))" office:value-type="float" office:value="2.32039651528776" calcext:value-type="float">
            <text:p>2.32</text:p>
          </table:table-cell>
          <table:table-cell table:formula="of:=[.P21]*SIN(RADIANS(13))" office:value-type="float" office:value="0.438654555970537" calcext:value-type="float">
            <text:p>0.439</text:p>
          </table:table-cell>
          <table:table-cell/>
          <table:table-cell table:formula="of:=IF(AND([.$S$2]&lt;[Sheet1_2.G22];[Sheet1_2.G22]&lt;[.$S$42]);[Sheet1_2.N22];&quot;&quot;)">
            <text:p/>
          </table:table-cell>
          <table:table-cell table:formula="of:=IF(AND([.$S$2]&lt;[Sheet1_2.G22];[Sheet1_2.G22]&lt;[.$S$42]);[Sheet1_2.G22];&quot;&quot;)">
            <text:p/>
          </table:table-cell>
          <table:table-cell table:formula="of:=IF(AND([.$S$2]&lt;[Sheet1_2.G22];[Sheet1_2.G22]&lt;[.$S$42]);[Sheet1_2.E22];&quot;&quot;)">
            <text:p/>
          </table:table-cell>
          <table:table-cell/>
          <table:table-cell table:formula="of:=SQRT([.M21]^2+139^2)" office:value-type="float" office:value="1954.94782539074" calcext:value-type="float">
            <text:p>1954.948</text:p>
          </table:table-cell>
          <table:table-cell table:formula="of:=[.O21]*[.M21]^2/[.Y21]/1000" office:value-type="float" office:value="31.667598334818" calcext:value-type="float">
            <text:p>31.668</text:p>
          </table:table-cell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2694" calcext:value-type="float">
            <text:p>2.269</text:p>
          </table:table-cell>
          <table:table-cell table:style-name="ce28" office:value-type="float" office:value="4.2904" calcext:value-type="float">
            <text:p>4.29</text:p>
          </table:table-cell>
          <table:table-cell table:formula="of:=[.D22]*SIN(RADIANS(13))" office:value-type="float" office:value="0.510503922727967" calcext:value-type="float">
            <text:p>0.511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15.179" calcext:value-type="float">
            <text:p>15.179</text:p>
          </table:table-cell>
          <table:table-cell office:value-type="float" office:value="14.536" calcext:value-type="float">
            <text:p>14.536</text:p>
          </table:table-cell>
          <table:table-cell table:formula="of:=[.M22]/1000" office:value-type="float" office:value="2" calcext:value-type="float">
            <text:p>2</text:p>
          </table:table-cell>
          <table:table-cell table:formula="of:=[.O22]*(0.171+0.53*RADIANS(13)^2)" office:value-type="float" office:value="2.88226468817174" calcext:value-type="float">
            <text:p>2.882</text:p>
          </table:table-cell>
          <table:table-cell table:formula="of:=[.O22]*(-0.0333+0.7816*SIN(RADIANS(13)))" office:value-type="float" office:value="2.0716960718766" calcext:value-type="float">
            <text:p>2.072</text:p>
          </table:table-cell>
          <table:table-cell table:formula="of:=[.P22]*SIN(RADIANS(13))" office:value-type="float" office:value="0.44990210868773" calcext:value-type="float">
            <text:p>0.45</text:p>
          </table:table-cell>
          <table:table-cell/>
          <table:table-cell table:formula="of:=IF(AND([.$S$2]&lt;[Sheet1_2.G23];[Sheet1_2.G23]&lt;[.$S$42]);[Sheet1_2.N23];&quot;&quot;)">
            <text:p/>
          </table:table-cell>
          <table:table-cell table:formula="of:=IF(AND([.$S$2]&lt;[Sheet1_2.G23];[Sheet1_2.G23]&lt;[.$S$42]);[Sheet1_2.G23];&quot;&quot;)">
            <text:p/>
          </table:table-cell>
          <table:table-cell table:formula="of:=IF(AND([.$S$2]&lt;[Sheet1_2.G23];[Sheet1_2.G23]&lt;[.$S$42]);[Sheet1_2.E23];&quot;&quot;)">
            <text:p/>
          </table:table-cell>
          <table:table-cell/>
          <table:table-cell table:formula="of:=SQRT([.M22]^2+139^2)" office:value-type="float" office:value="2004.82443121586" calcext:value-type="float">
            <text:p>2004.824</text:p>
          </table:table-cell>
          <table:table-cell table:formula="of:=[.O22]*[.M22]^2/[.Y22]/1000" office:value-type="float" office:value="29.0020408244614" calcext:value-type="float">
            <text:p>29.002</text:p>
          </table:table-cell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623" calcext:value-type="float">
            <text:p>2.362</text:p>
          </table:table-cell>
          <table:table-cell table:style-name="ce28" office:value-type="float" office:value="2.688" calcext:value-type="float">
            <text:p>2.688</text:p>
          </table:table-cell>
          <table:table-cell table:formula="of:=[.D23]*SIN(RADIANS(13))" office:value-type="float" office:value="0.531401875676512" calcext:value-type="float">
            <text:p>0.531</text:p>
          </table:table-cell>
          <table:table-cell table:number-columns-repeated="6"/>
          <table:table-cell office:value-type="float" office:value="2050" calcext:value-type="float">
            <text:p>2050</text:p>
          </table:table-cell>
          <table:table-cell office:value-type="float" office:value="13.539" calcext:value-type="float">
            <text:p>13.539</text:p>
          </table:table-cell>
          <table:table-cell office:value-type="float" office:value="12.969" calcext:value-type="float">
            <text:p>12.969</text:p>
          </table:table-cell>
          <table:table-cell table:formula="of:=[.M23]/1000" office:value-type="float" office:value="2.05" calcext:value-type="float">
            <text:p>2.05</text:p>
          </table:table-cell>
          <table:table-cell table:formula="of:=[.O23]*(0.171+0.53*RADIANS(13)^2)" office:value-type="float" office:value="2.57155274772284" calcext:value-type="float">
            <text:p>2.572</text:p>
          </table:table-cell>
          <table:table-cell table:formula="of:=[.O23]*(-0.0333+0.7816*SIN(RADIANS(13)))" office:value-type="float" office:value="1.84836449891081" calcext:value-type="float">
            <text:p>1.848</text:p>
          </table:table-cell>
          <table:table-cell table:formula="of:=[.P23]*SIN(RADIANS(13))" office:value-type="float" office:value="0.461149661404923" calcext:value-type="float">
            <text:p>0.461</text:p>
          </table:table-cell>
          <table:table-cell/>
          <table:table-cell table:formula="of:=IF(AND([.$S$2]&lt;[Sheet1_2.G24];[Sheet1_2.G24]&lt;[.$S$42]);[Sheet1_2.N24];&quot;&quot;)" office:value-type="float" office:value="982.75" calcext:value-type="float">
            <text:p>982.75</text:p>
          </table:table-cell>
          <table:table-cell table:formula="of:=IF(AND([.$S$2]&lt;[Sheet1_2.G24];[Sheet1_2.G24]&lt;[.$S$42]);[Sheet1_2.G24];&quot;&quot;)" office:value-type="float" office:value="0.236739959274993" calcext:value-type="float">
            <text:p>0.237</text:p>
          </table:table-cell>
          <table:table-cell table:formula="of:=IF(AND([.$S$2]&lt;[Sheet1_2.G24];[Sheet1_2.G24]&lt;[.$S$42]);[Sheet1_2.E24];&quot;&quot;)" office:value-type="float" office:value="1228.5" calcext:value-type="float">
            <text:p>1228.5</text:p>
          </table:table-cell>
          <table:table-cell/>
          <table:table-cell table:formula="of:=SQRT([.M23]^2+139^2)" office:value-type="float" office:value="2054.70703507824" calcext:value-type="float">
            <text:p>2054.707</text:p>
          </table:table-cell>
          <table:table-cell table:formula="of:=[.O23]*[.M23]^2/[.Y23]/1000" office:value-type="float" office:value="26.5255443085222" calcext:value-type="float">
            <text:p>26.526</text:p>
          </table:table-cell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.4101" calcext:value-type="float">
            <text:p>2.41</text:p>
          </table:table-cell>
          <table:table-cell table:style-name="ce28" office:value-type="float" office:value="2.781" calcext:value-type="float">
            <text:p>2.781</text:p>
          </table:table-cell>
          <table:table-cell table:formula="of:=[.D24]*SIN(RADIANS(13))" office:value-type="float" office:value="0.542154536074149" calcext:value-type="float">
            <text:p>0.542</text:p>
          </table:table-cell>
          <table:table-cell table:number-columns-repeated="6"/>
          <table:table-cell office:value-type="float" office:value="2100" calcext:value-type="float">
            <text:p>2100</text:p>
          </table:table-cell>
          <table:table-cell office:value-type="float" office:value="12.069" calcext:value-type="float">
            <text:p>12.069</text:p>
          </table:table-cell>
          <table:table-cell office:value-type="float" office:value="11.564" calcext:value-type="float">
            <text:p>11.564</text:p>
          </table:table-cell>
          <table:table-cell table:formula="of:=[.M24]/1000" office:value-type="float" office:value="2.1" calcext:value-type="float">
            <text:p>2.1</text:p>
          </table:table-cell>
          <table:table-cell table:formula="of:=[.O24]*(0.171+0.53*RADIANS(13)^2)" office:value-type="float" office:value="2.29296290960498" calcext:value-type="float">
            <text:p>2.293</text:p>
          </table:table-cell>
          <table:table-cell table:formula="of:=[.O24]*(-0.0333+0.7816*SIN(RADIANS(13)))" office:value-type="float" office:value="1.64812144848521" calcext:value-type="float">
            <text:p>1.648</text:p>
          </table:table-cell>
          <table:table-cell table:formula="of:=[.P24]*SIN(RADIANS(13))" office:value-type="float" office:value="0.472397214122117" calcext:value-type="float">
            <text:p>0.472</text:p>
          </table:table-cell>
          <table:table-cell/>
          <table:table-cell table:formula="of:=IF(AND([.$S$2]&lt;[Sheet1_2.G25];[Sheet1_2.G25]&lt;[.$S$42]);[Sheet1_2.N25];&quot;&quot;)" office:value-type="float" office:value="743.94" calcext:value-type="float">
            <text:p>743.94</text:p>
          </table:table-cell>
          <table:table-cell table:formula="of:=IF(AND([.$S$2]&lt;[Sheet1_2.G25];[Sheet1_2.G25]&lt;[.$S$42]);[Sheet1_2.G25];&quot;&quot;)" office:value-type="float" office:value="0.287150302920173" calcext:value-type="float">
            <text:p>0.287</text:p>
          </table:table-cell>
          <table:table-cell table:formula="of:=IF(AND([.$S$2]&lt;[Sheet1_2.G25];[Sheet1_2.G25]&lt;[.$S$42]);[Sheet1_2.E25];&quot;&quot;)" office:value-type="float" office:value="949.85" calcext:value-type="float">
            <text:p>949.85</text:p>
          </table:table-cell>
          <table:table-cell/>
          <table:table-cell table:formula="of:=SQRT([.M24]^2+139^2)" office:value-type="float" office:value="2104.59521048585" calcext:value-type="float">
            <text:p>2104.595</text:p>
          </table:table-cell>
          <table:table-cell table:formula="of:=[.O24]*[.M24]^2/[.Y24]/1000" office:value-type="float" office:value="24.2313770106067" calcext:value-type="float">
            <text:p>24.231</text:p>
          </table:table-cell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.4745" calcext:value-type="float">
            <text:p>2.475</text:p>
          </table:table-cell>
          <table:table-cell table:style-name="ce28" office:value-type="float" office:value="1.8075" calcext:value-type="float">
            <text:p>1.808</text:p>
          </table:table-cell>
          <table:table-cell table:formula="of:=[.D25]*SIN(RADIANS(13))" office:value-type="float" office:value="0.556641383973894" calcext:value-type="float">
            <text:p>0.557</text:p>
          </table:table-cell>
          <table:table-cell table:number-columns-repeated="6"/>
          <table:table-cell office:value-type="float" office:value="2150" calcext:value-type="float">
            <text:p>2150</text:p>
          </table:table-cell>
          <table:table-cell office:value-type="float" office:value="10.752" calcext:value-type="float">
            <text:p>10.752</text:p>
          </table:table-cell>
          <table:table-cell office:value-type="float" office:value="10.303" calcext:value-type="float">
            <text:p>10.303</text:p>
          </table:table-cell>
          <table:table-cell table:formula="of:=[.M25]/1000" office:value-type="float" office:value="2.15" calcext:value-type="float">
            <text:p>2.15</text:p>
          </table:table-cell>
          <table:table-cell table:formula="of:=[.O25]*(0.171+0.53*RADIANS(13)^2)" office:value-type="float" office:value="2.04292605133691" calcext:value-type="float">
            <text:p>2.043</text:p>
          </table:table-cell>
          <table:table-cell table:formula="of:=[.O25]*(-0.0333+0.7816*SIN(RADIANS(13)))" office:value-type="float" office:value="1.46840152920642" calcext:value-type="float">
            <text:p>1.468</text:p>
          </table:table-cell>
          <table:table-cell table:formula="of:=[.P25]*SIN(RADIANS(13))" office:value-type="float" office:value="0.48364476683931" calcext:value-type="float">
            <text:p>0.484</text:p>
          </table:table-cell>
          <table:table-cell/>
          <table:table-cell table:formula="of:=IF(AND([.$S$2]&lt;[Sheet1_2.G26];[Sheet1_2.G26]&lt;[.$S$42]);[Sheet1_2.N26];&quot;&quot;)" office:value-type="float" office:value="436.31" calcext:value-type="float">
            <text:p>436.31</text:p>
          </table:table-cell>
          <table:table-cell table:formula="of:=IF(AND([.$S$2]&lt;[Sheet1_2.G26];[Sheet1_2.G26]&lt;[.$S$42]);[Sheet1_2.G26];&quot;&quot;)" office:value-type="float" office:value="0.335245869463437" calcext:value-type="float">
            <text:p>0.335</text:p>
          </table:table-cell>
          <table:table-cell table:formula="of:=IF(AND([.$S$2]&lt;[Sheet1_2.G26];[Sheet1_2.G26]&lt;[.$S$42]);[Sheet1_2.E26];&quot;&quot;)" office:value-type="float" office:value="629.34" calcext:value-type="float">
            <text:p>629.34</text:p>
          </table:table-cell>
          <table:table-cell/>
          <table:table-cell table:formula="of:=SQRT([.M25]^2+139^2)" office:value-type="float" office:value="2154.48857040366" calcext:value-type="float">
            <text:p>2154.489</text:p>
          </table:table-cell>
          <table:table-cell table:formula="of:=[.O25]*[.M25]^2/[.Y25]/1000" office:value-type="float" office:value="22.1053006055525" calcext:value-type="float">
            <text:p>22.105</text:p>
          </table:table-cell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.5038" calcext:value-type="float">
            <text:p>2.504</text:p>
          </table:table-cell>
          <table:table-cell table:style-name="ce28" office:value-type="float" office:value="2.0829" calcext:value-type="float">
            <text:p>2.083</text:p>
          </table:table-cell>
          <table:table-cell table:formula="of:=[.D26]*SIN(RADIANS(13))" office:value-type="float" office:value="0.563232449866169" calcext:value-type="float">
            <text:p>0.563</text:p>
          </table:table-cell>
          <table:table-cell table:number-columns-repeated="6"/>
          <table:table-cell office:value-type="float" office:value="2200" calcext:value-type="float">
            <text:p>2200</text:p>
          </table:table-cell>
          <table:table-cell office:value-type="float" office:value="9.5723" calcext:value-type="float">
            <text:p>9.572</text:p>
          </table:table-cell>
          <table:table-cell office:value-type="float" office:value="9.174" calcext:value-type="float">
            <text:p>9.174</text:p>
          </table:table-cell>
          <table:table-cell table:formula="of:=[.M26]/1000" office:value-type="float" office:value="2.2" calcext:value-type="float">
            <text:p>2.2</text:p>
          </table:table-cell>
          <table:table-cell table:formula="of:=[.O26]*(0.171+0.53*RADIANS(13)^2)" office:value-type="float" office:value="1.81906275793117" calcext:value-type="float">
            <text:p>1.819</text:p>
          </table:table-cell>
          <table:table-cell table:formula="of:=[.O26]*(-0.0333+0.7816*SIN(RADIANS(13)))" office:value-type="float" office:value="1.30749448014556" calcext:value-type="float">
            <text:p>1.307</text:p>
          </table:table-cell>
          <table:table-cell table:formula="of:=[.P26]*SIN(RADIANS(13))" office:value-type="float" office:value="0.494892319556503" calcext:value-type="float">
            <text:p>0.495</text:p>
          </table:table-cell>
          <table:table-cell/>
          <table:table-cell table:formula="of:=IF(AND([.$S$2]&lt;[Sheet1_2.G27];[Sheet1_2.G27]&lt;[.$S$42]);[Sheet1_2.N27];&quot;&quot;)" office:value-type="float" office:value="280.78" calcext:value-type="float">
            <text:p>280.78</text:p>
          </table:table-cell>
          <table:table-cell table:formula="of:=IF(AND([.$S$2]&lt;[Sheet1_2.G27];[Sheet1_2.G27]&lt;[.$S$42]);[Sheet1_2.G27];&quot;&quot;)" office:value-type="float" office:value="0.386649196102841" calcext:value-type="float">
            <text:p>0.387</text:p>
          </table:table-cell>
          <table:table-cell table:formula="of:=IF(AND([.$S$2]&lt;[Sheet1_2.G27];[Sheet1_2.G27]&lt;[.$S$42]);[Sheet1_2.E27];&quot;&quot;)" office:value-type="float" office:value="416.98" calcext:value-type="float">
            <text:p>416.98</text:p>
          </table:table-cell>
          <table:table-cell/>
          <table:table-cell table:formula="of:=SQRT([.M26]^2+139^2)" office:value-type="float" office:value="2204.38676279822" calcext:value-type="float">
            <text:p>2204.387</text:p>
          </table:table-cell>
          <table:table-cell table:formula="of:=[.O26]*[.M26]^2/[.Y26]/1000" office:value-type="float" office:value="20.1426359245764" calcext:value-type="float">
            <text:p>20.143</text:p>
          </table:table-cell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.5776" calcext:value-type="float">
            <text:p>2.578</text:p>
          </table:table-cell>
          <table:table-cell table:style-name="ce28" office:value-type="float" office:value="1.3059" calcext:value-type="float">
            <text:p>1.306</text:p>
          </table:table-cell>
          <table:table-cell table:formula="of:=[.D27]*SIN(RADIANS(13))" office:value-type="float" office:value="0.579833837676746" calcext:value-type="float">
            <text:p>0.58</text:p>
          </table:table-cell>
          <table:table-cell table:number-columns-repeated="6"/>
          <table:table-cell office:value-type="float" office:value="2250" calcext:value-type="float">
            <text:p>2250</text:p>
          </table:table-cell>
          <table:table-cell office:value-type="float" office:value="8.5161" calcext:value-type="float">
            <text:p>8.516</text:p>
          </table:table-cell>
          <table:table-cell office:value-type="float" office:value="8.1621" calcext:value-type="float">
            <text:p>8.162</text:p>
          </table:table-cell>
          <table:table-cell table:formula="of:=[.M27]/1000" office:value-type="float" office:value="2.25" calcext:value-type="float">
            <text:p>2.25</text:p>
          </table:table-cell>
          <table:table-cell table:formula="of:=[.O27]*(0.171+0.53*RADIANS(13)^2)" office:value-type="float" office:value="1.61841858911162" calcext:value-type="float">
            <text:p>1.618</text:p>
          </table:table-cell>
          <table:table-cell table:formula="of:=[.O27]*(-0.0333+0.7816*SIN(RADIANS(13)))" office:value-type="float" office:value="1.1632767273159" calcext:value-type="float">
            <text:p>1.163</text:p>
          </table:table-cell>
          <table:table-cell table:formula="of:=[.P27]*SIN(RADIANS(13))" office:value-type="float" office:value="0.506139872273696" calcext:value-type="float">
            <text:p>0.506</text:p>
          </table:table-cell>
          <table:table-cell/>
          <table:table-cell table:style-name="ce46" table:formula="of:=IF(AND([.$S$2]&lt;[Sheet1_2.G28];[Sheet1_2.G28]&lt;[.$S$42]);[Sheet1_2.N28];&quot;&quot;)" office:value-type="float" office:value="150.08" calcext:value-type="float">
            <text:p>150.08</text:p>
          </table:table-cell>
          <table:table-cell table:style-name="ce46" table:formula="of:=IF(AND([.$S$2]&lt;[Sheet1_2.G28];[Sheet1_2.G28]&lt;[.$S$42]);[Sheet1_2.G28];&quot;&quot;)" office:value-type="float" office:value="0.427970941035737" calcext:value-type="float">
            <text:p>0.428</text:p>
          </table:table-cell>
          <table:table-cell table:style-name="ce46" table:formula="of:=IF(AND([.$S$2]&lt;[Sheet1_2.G28];[Sheet1_2.G28]&lt;[.$S$42]);[Sheet1_2.E28];&quot;&quot;)" office:value-type="float" office:value="290.86" calcext:value-type="float">
            <text:p>290.86</text:p>
          </table:table-cell>
          <table:table-cell/>
          <table:table-cell table:formula="of:=SQRT([.M27]^2+139^2)" office:value-type="float" office:value="2254.28946677218" calcext:value-type="float">
            <text:p>2254.289</text:p>
          </table:table-cell>
          <table:table-cell table:formula="of:=[.O27]*[.M27]^2/[.Y27]/1000" office:value-type="float" office:value="18.3297805623717" calcext:value-type="float">
            <text:p>18.33</text:p>
          </table:table-cell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9" calcext:value-type="float">
            <text:p>2.69</text:p>
          </table:table-cell>
          <table:table-cell table:style-name="ce28" office:value-type="float" office:value="0.91003" calcext:value-type="float">
            <text:p>0.91</text:p>
          </table:table-cell>
          <table:table-cell table:formula="of:=[.D28]*SIN(RADIANS(13))" office:value-type="float" office:value="0.605118336184997" calcext:value-type="float">
            <text:p>0.605</text:p>
          </table:table-cell>
          <table:table-cell table:number-columns-repeated="6"/>
          <table:table-cell office:value-type="float" office:value="2300" calcext:value-type="float">
            <text:p>2300</text:p>
          </table:table-cell>
          <table:table-cell office:value-type="float" office:value="7.571" calcext:value-type="float">
            <text:p>7.571</text:p>
          </table:table-cell>
          <table:table-cell office:value-type="float" office:value="7.256" calcext:value-type="float">
            <text:p>7.256</text:p>
          </table:table-cell>
          <table:table-cell table:formula="of:=[.M28]/1000" office:value-type="float" office:value="2.3" calcext:value-type="float">
            <text:p>2.3</text:p>
          </table:table-cell>
          <table:table-cell table:formula="of:=[.O28]*(0.171+0.53*RADIANS(13)^2)" office:value-type="float" office:value="1.43875292909838" calcext:value-type="float">
            <text:p>1.439</text:p>
          </table:table-cell>
          <table:table-cell table:formula="of:=[.O28]*(-0.0333+0.7816*SIN(RADIANS(13)))" office:value-type="float" office:value="1.0341377750094" calcext:value-type="float">
            <text:p>1.034</text:p>
          </table:table-cell>
          <table:table-cell table:formula="of:=[.P28]*SIN(RADIANS(13))" office:value-type="float" office:value="0.51738742499089" calcext:value-type="float">
            <text:p>0.517</text:p>
          </table:table-cell>
          <table:table-cell office:value-type="string" calcext:value-type="string">
            <text:p>average</text:p>
          </table:table-cell>
          <table:table-cell table:formula="of:=AVERAGE([.U2:.U27])" office:value-type="float" office:value="540.555333333333" calcext:value-type="float">
            <table:detective>
              <table:highlighted-range table:cell-range-address="C_13deg.U2:C_13deg.U27" table:direction="from-same-table"/>
              <table:operation table:name="trace-precedents" table:index="2"/>
            </table:detective>
            <text:p>540.555</text:p>
          </table:table-cell>
          <table:table-cell table:formula="of:=IF(AND([.$S$2]&lt;[Sheet1_2.G29];[Sheet1_2.G29]&lt;[.$S$42]);[Sheet1_2.G29];&quot;&quot;)">
            <text:p/>
          </table:table-cell>
          <table:table-cell table:formula="of:=AVERAGE([.W2:.W27])" office:value-type="float" office:value="697.6156" calcext:value-type="float">
            <text:p>697.616</text:p>
          </table:table-cell>
          <table:table-cell/>
          <table:table-cell table:formula="of:=SQRT([.M28]^2+139^2)" office:value-type="float" office:value="2304.1963891995" calcext:value-type="float">
            <text:p>2304.196</text:p>
          </table:table-cell>
          <table:table-cell table:formula="of:=[.O28]*[.M28]^2/[.Y28]/1000" office:value-type="float" office:value="16.658406453512" calcext:value-type="float">
            <text:p>16.658</text:p>
          </table:table-cell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7849" calcext:value-type="float">
            <text:p>2.785</text:p>
          </table:table-cell>
          <table:table-cell table:style-name="ce28" office:value-type="float" office:value="0.85964" calcext:value-type="float">
            <text:p>0.86</text:p>
          </table:table-cell>
          <table:table-cell table:formula="of:=[.D29]*SIN(RADIANS(13))" office:value-type="float" office:value="0.62646619124223" calcext:value-type="float">
            <text:p>0.626</text:p>
          </table:table-cell>
          <table:table-cell table:number-columns-repeated="6"/>
          <table:table-cell office:value-type="float" office:value="2350" calcext:value-type="float">
            <text:p>2350</text:p>
          </table:table-cell>
          <table:table-cell office:value-type="float" office:value="6.7256" calcext:value-type="float">
            <text:p>6.726</text:p>
          </table:table-cell>
          <table:table-cell office:value-type="float" office:value="6.4452" calcext:value-type="float">
            <text:p>6.445</text:p>
          </table:table-cell>
          <table:table-cell table:formula="of:=[.M29]/1000" office:value-type="float" office:value="2.35" calcext:value-type="float">
            <text:p>2.35</text:p>
          </table:table-cell>
          <table:table-cell table:formula="of:=[.O29]*(0.171+0.53*RADIANS(13)^2)" office:value-type="float" office:value="1.27798378977741" calcext:value-type="float">
            <text:p>1.278</text:p>
          </table:table-cell>
          <table:table-cell table:formula="of:=[.O29]*(-0.0333+0.7816*SIN(RADIANS(13)))" office:value-type="float" office:value="0.918581144913253" calcext:value-type="float">
            <text:p>0.919</text:p>
          </table:table-cell>
          <table:table-cell table:formula="of:=[.P29]*SIN(RADIANS(13))" office:value-type="float" office:value="0.528634977708083" calcext:value-type="float">
            <text:p>0.529</text:p>
          </table:table-cell>
          <table:table-cell/>
          <table:table-cell table:formula="of:=IF(AND([.$S$2]&lt;[Sheet1_2.G30];[Sheet1_2.G30]&lt;[.$S$42]);[Sheet1_2.E30];&quot;&quot;)">
            <text:p/>
          </table:table-cell>
          <table:table-cell table:formula="of:=IF(AND([.$S$2]&lt;[Sheet1_2.G30];[Sheet1_2.G30]&lt;[.$S$42]);[Sheet1_2.G30];&quot;&quot;)">
            <text:p/>
          </table:table-cell>
          <table:table-cell table:number-columns-repeated="2"/>
          <table:table-cell table:formula="of:=SQRT([.M29]^2+139^2)" office:value-type="float" office:value="2354.10726178736" calcext:value-type="float">
            <text:p>2354.107</text:p>
          </table:table-cell>
          <table:table-cell table:formula="of:=[.O29]*[.M29]^2/[.Y29]/1000" office:value-type="float" office:value="15.119794062814" calcext:value-type="float">
            <text:p>15.12</text:p>
          </table:table-cell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8772" calcext:value-type="float">
            <text:p>2.877</text:p>
          </table:table-cell>
          <table:table-cell table:style-name="ce28" office:value-type="float" office:value="0.48387" calcext:value-type="float">
            <text:p>0.484</text:p>
          </table:table-cell>
          <table:table-cell table:formula="of:=[.D30]*SIN(RADIANS(13))" office:value-type="float" office:value="0.647229173558168" calcext:value-type="float">
            <text:p>0.647</text:p>
          </table:table-cell>
          <table:table-cell table:number-columns-repeated="6"/>
          <table:table-cell office:value-type="float" office:value="2400" calcext:value-type="float">
            <text:p>2400</text:p>
          </table:table-cell>
          <table:table-cell office:value-type="float" office:value="5.9697" calcext:value-type="float">
            <text:p>5.97</text:p>
          </table:table-cell>
          <table:table-cell office:value-type="float" office:value="5.7199" calcext:value-type="float">
            <text:p>5.72</text:p>
          </table:table-cell>
          <table:table-cell table:formula="of:=[.M30]/1000" office:value-type="float" office:value="2.4" calcext:value-type="float">
            <text:p>2.4</text:p>
          </table:table-cell>
          <table:table-cell table:formula="of:=[.O30]*(0.171+0.53*RADIANS(13)^2)" office:value-type="float" office:value="1.13416798224226" calcext:value-type="float">
            <text:p>1.134</text:p>
          </table:table-cell>
          <table:table-cell table:formula="of:=[.O30]*(-0.0333+0.7816*SIN(RADIANS(13)))" office:value-type="float" office:value="0.815210123935536" calcext:value-type="float">
            <text:p>0.815</text:p>
          </table:table-cell>
          <table:table-cell table:formula="of:=[.P30]*SIN(RADIANS(13))" office:value-type="float" office:value="0.539882530425276" calcext:value-type="float">
            <text:p>0.54</text:p>
          </table:table-cell>
          <table:table-cell table:number-columns-repeated="5"/>
          <table:table-cell table:formula="of:=SQRT([.M30]^2+139^2)" office:value-type="float" office:value="2404.02183850314" calcext:value-type="float">
            <text:p>2404.022</text:p>
          </table:table-cell>
          <table:table-cell table:formula="of:=[.O30]*[.M30]^2/[.Y30]/1000" office:value-type="float" office:value="13.7047939716364" calcext:value-type="float">
            <text:p>13.705</text:p>
          </table:table-cell>
        </table:table-row>
        <table:table-row table:style-name="ro3">
          <table:table-cell table:number-columns-repeated="12"/>
          <table:table-cell office:value-type="float" office:value="2450" calcext:value-type="float">
            <text:p>2450</text:p>
          </table:table-cell>
          <table:table-cell office:value-type="float" office:value="5.2943" calcext:value-type="float">
            <text:p>5.294</text:p>
          </table:table-cell>
          <table:table-cell office:value-type="float" office:value="5.0717" calcext:value-type="float">
            <text:p>5.072</text:p>
          </table:table-cell>
          <table:table-cell table:formula="of:=[.M31]/1000" office:value-type="float" office:value="2.45" calcext:value-type="float">
            <text:p>2.45</text:p>
          </table:table-cell>
          <table:table-cell table:formula="of:=[.O31]*(0.171+0.53*RADIANS(13)^2)" office:value-type="float" office:value="1.00563991600169" calcext:value-type="float">
            <text:p>1.006</text:p>
          </table:table-cell>
          <table:table-cell table:formula="of:=[.O31]*(-0.0333+0.7816*SIN(RADIANS(13)))" office:value-type="float" office:value="0.722827529426014" calcext:value-type="float">
            <text:p>0.723</text:p>
          </table:table-cell>
          <table:table-cell table:formula="of:=[.P31]*SIN(RADIANS(13))" office:value-type="float" office:value="0.551130083142469" calcext:value-type="float">
            <text:p>0.551</text:p>
          </table:table-cell>
          <table:table-cell table:number-columns-repeated="5"/>
          <table:table-cell table:formula="of:=SQRT([.M31]^2+139^2)" office:value-type="float" office:value="2453.93989331442" calcext:value-type="float">
            <text:p>2453.94</text:p>
          </table:table-cell>
          <table:table-cell table:formula="of:=[.O31]*[.M31]^2/[.Y31]/1000" office:value-type="float" office:value="12.4057151248649" calcext:value-type="float">
            <text:p>12.406</text:p>
          </table:table-cell>
        </table:table-row>
        <table:table-row table:style-name="ro3">
          <table:table-cell table:number-columns-repeated="12"/>
          <table:table-cell office:value-type="float" office:value="2500" calcext:value-type="float">
            <text:p>2500</text:p>
          </table:table-cell>
          <table:table-cell office:value-type="float" office:value="4.6912" calcext:value-type="float">
            <text:p>4.691</text:p>
          </table:table-cell>
          <table:table-cell office:value-type="float" office:value="4.4925" calcext:value-type="float">
            <text:p>4.493</text:p>
          </table:table-cell>
          <table:table-cell table:formula="of:=[.M32]/1000" office:value-type="float" office:value="2.5" calcext:value-type="float">
            <text:p>2.5</text:p>
          </table:table-cell>
          <table:table-cell table:formula="of:=[.O32]*(0.171+0.53*RADIANS(13)^2)" office:value-type="float" office:value="0.890793485939152" calcext:value-type="float">
            <text:p>0.891</text:p>
          </table:table-cell>
          <table:table-cell table:formula="of:=[.O32]*(-0.0333+0.7816*SIN(RADIANS(13)))" office:value-type="float" office:value="0.640278935257678" calcext:value-type="float">
            <text:p>0.64</text:p>
          </table:table-cell>
          <table:table-cell table:formula="of:=[.P32]*SIN(RADIANS(13))" office:value-type="float" office:value="0.562377635859663" calcext:value-type="float">
            <text:p>0.562</text:p>
          </table:table-cell>
          <table:table-cell table:number-columns-repeated="5"/>
          <table:table-cell table:formula="of:=SQRT([.M32]^2+139^2)" office:value-type="float" office:value="2503.8612181988" calcext:value-type="float">
            <text:p>2503.861</text:p>
          </table:table-cell>
          <table:table-cell table:formula="of:=[.O32]*[.M32]^2/[.Y32]/1000" office:value-type="float" office:value="11.2139302274103" calcext:value-type="float">
            <text:p>11.21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epc (digitized) [1]</text:p>
          </table:table-cell>
          <table:table-cell table:number-columns-repeated="7"/>
          <table:table-cell office:value-type="float" office:value="2550" calcext:value-type="float">
            <text:p>2550</text:p>
          </table:table-cell>
          <table:table-cell office:value-type="float" office:value="4.1528" calcext:value-type="float">
            <text:p>4.153</text:p>
          </table:table-cell>
          <table:table-cell office:value-type="float" office:value="3.9754" calcext:value-type="float">
            <text:p>3.975</text:p>
          </table:table-cell>
          <table:table-cell table:formula="of:=[.M33]/1000" office:value-type="float" office:value="2.55" calcext:value-type="float">
            <text:p>2.55</text:p>
          </table:table-cell>
          <table:table-cell table:formula="of:=[.O33]*(0.171+0.53*RADIANS(13)^2)" office:value-type="float" office:value="0.788260528436841" calcext:value-type="float">
            <text:p>0.788</text:p>
          </table:table-cell>
          <table:table-cell table:formula="of:=[.O33]*(-0.0333+0.7816*SIN(RADIANS(13)))" office:value-type="float" office:value="0.566580941396411" calcext:value-type="float">
            <text:p>0.567</text:p>
          </table:table-cell>
          <table:table-cell table:formula="of:=[.P33]*SIN(RADIANS(13))" office:value-type="float" office:value="0.573625188576856" calcext:value-type="float">
            <text:p>0.574</text:p>
          </table:table-cell>
          <table:table-cell table:number-columns-repeated="5"/>
          <table:table-cell table:formula="of:=SQRT([.M33]^2+139^2)" office:value-type="float" office:value="2553.78562138642" calcext:value-type="float">
            <text:p>2553.786</text:p>
          </table:table-cell>
          <table:table-cell table:formula="of:=[.O33]*[.M33]^2/[.Y33]/1000" office:value-type="float" office:value="10.1222429492599" calcext:value-type="float">
            <text:p>10.122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578" calcext:value-type="float">
            <text:p>1.058</text:p>
          </table:table-cell>
          <table:table-cell table:style-name="ce28" office:value-type="float" office:value="84.603" calcext:value-type="float">
            <text:p>84.603</text:p>
          </table:table-cell>
          <table:table-cell table:formula="of:=[.D34]*SIN(RADIANS(13))" office:value-type="float" office:value="0.23795322528494" calcext:value-type="float">
            <text:p>0.238</text:p>
          </table:table-cell>
          <table:table-cell table:formula="of:=SQRT([.D34]^2+0.139^2)" office:value-type="float" office:value="1.06689354670464" calcext:value-type="float">
            <text:p>1.067</text:p>
          </table:table-cell>
          <table:table-cell table:formula="of:=[.G34]/[.D34]*[.E34]" office:value-type="float" office:value="85.3303032065158" calcext:value-type="float">
            <text:p>85.33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office:value-type="float" office:value="3.6726" calcext:value-type="float">
            <text:p>3.673</text:p>
          </table:table-cell>
          <table:table-cell office:value-type="float" office:value="3.5141" calcext:value-type="float">
            <text:p>3.514</text:p>
          </table:table-cell>
          <table:table-cell table:formula="of:=[.M34]/1000" office:value-type="float" office:value="2.6" calcext:value-type="float">
            <text:p>2.6</text:p>
          </table:table-cell>
          <table:table-cell table:formula="of:=[.O34]*(0.171+0.53*RADIANS(13)^2)" office:value-type="float" office:value="0.696791850626327" calcext:value-type="float">
            <text:p>0.697</text:p>
          </table:table-cell>
          <table:table-cell table:formula="of:=[.O34]*(-0.0333+0.7816*SIN(RADIANS(13)))" office:value-type="float" office:value="0.500835660854537" calcext:value-type="float">
            <text:p>0.501</text:p>
          </table:table-cell>
          <table:table-cell table:formula="of:=[.P34]*SIN(RADIANS(13))" office:value-type="float" office:value="0.584872741294049" calcext:value-type="float">
            <text:p>0.585</text:p>
          </table:table-cell>
          <table:table-cell table:number-columns-repeated="5"/>
          <table:table-cell table:formula="of:=SQRT([.M34]^2+139^2)" office:value-type="float" office:value="2603.71292580423" calcext:value-type="float">
            <text:p>2603.713</text:p>
          </table:table-cell>
          <table:table-cell table:formula="of:=[.O34]*[.M34]^2/[.Y34]/1000" office:value-type="float" office:value="9.12363101345458" calcext:value-type="float">
            <text:p>9.124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999" calcext:value-type="float">
            <text:p>2.1</text:p>
          </table:table-cell>
          <table:table-cell office:value-type="float" office:value="9.9222" calcext:value-type="float">
            <text:p>9.922</text:p>
          </table:table-cell>
          <table:table-cell table:formula="of:=[.D35]*SIN(RADIANS(13))" office:value-type="float" office:value="0.472374719016682" calcext:value-type="float">
            <text:p>0.472</text:p>
          </table:table-cell>
          <table:table-cell table:number-columns-repeated="6"/>
          <table:table-cell office:value-type="float" office:value="2650" calcext:value-type="float">
            <text:p>2650</text:p>
          </table:table-cell>
          <table:table-cell office:value-type="float" office:value="3.2444" calcext:value-type="float">
            <text:p>3.244</text:p>
          </table:table-cell>
          <table:table-cell office:value-type="float" office:value="3.1028" calcext:value-type="float">
            <text:p>3.103</text:p>
          </table:table-cell>
          <table:table-cell table:formula="of:=[.M35]/1000" office:value-type="float" office:value="2.65" calcext:value-type="float">
            <text:p>2.65</text:p>
          </table:table-cell>
          <table:table-cell table:formula="of:=[.O35]*(0.171+0.53*RADIANS(13)^2)" office:value-type="float" office:value="0.615237401930329" calcext:value-type="float">
            <text:p>0.615</text:p>
          </table:table-cell>
          <table:table-cell table:formula="of:=[.O35]*(-0.0333+0.7816*SIN(RADIANS(13)))" office:value-type="float" office:value="0.442216467516422" calcext:value-type="float">
            <text:p>0.442</text:p>
          </table:table-cell>
          <table:table-cell table:formula="of:=[.P35]*SIN(RADIANS(13))" office:value-type="float" office:value="0.596120294011242" calcext:value-type="float">
            <text:p>0.596</text:p>
          </table:table-cell>
          <table:table-cell table:number-columns-repeated="5"/>
          <table:table-cell table:formula="of:=SQRT([.M35]^2+139^2)" office:value-type="float" office:value="2653.64296769554" calcext:value-type="float">
            <text:p>2653.643</text:p>
          </table:table-cell>
          <table:table-cell table:formula="of:=[.O35]*[.M35]^2/[.Y35]/1000" office:value-type="float" office:value="8.21113211734064" calcext:value-type="float">
            <text:p>8.211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9936" calcext:value-type="float">
            <text:p>2.994</text:p>
          </table:table-cell>
          <table:table-cell office:value-type="float" office:value="1.1184" calcext:value-type="float">
            <text:p>1.118</text:p>
          </table:table-cell>
          <table:table-cell table:formula="of:=[.D36]*SIN(RADIANS(13))" office:value-type="float" office:value="0.673413476283794" calcext:value-type="float">
            <text:p>0.673</text:p>
          </table:table-cell>
          <table:table-cell table:number-columns-repeated="6"/>
          <table:table-cell office:value-type="float" office:value="2700" calcext:value-type="float">
            <text:p>2700</text:p>
          </table:table-cell>
          <table:table-cell office:value-type="float" office:value="2.863" calcext:value-type="float">
            <text:p>2.863</text:p>
          </table:table-cell>
          <table:table-cell office:value-type="float" office:value="2.7363" calcext:value-type="float">
            <text:p>2.736</text:p>
          </table:table-cell>
          <table:table-cell table:formula="of:=[.M36]/1000" office:value-type="float" office:value="2.7" calcext:value-type="float">
            <text:p>2.7</text:p>
          </table:table-cell>
          <table:table-cell table:formula="of:=[.O36]*(0.171+0.53*RADIANS(13)^2)" office:value-type="float" office:value="0.542566102520935" calcext:value-type="float">
            <text:p>0.543</text:p>
          </table:table-cell>
          <table:table-cell table:formula="of:=[.O36]*(-0.0333+0.7816*SIN(RADIANS(13)))" office:value-type="float" office:value="0.389982248312874" calcext:value-type="float">
            <text:p>0.39</text:p>
          </table:table-cell>
          <table:table-cell table:formula="of:=[.P36]*SIN(RADIANS(13))" office:value-type="float" office:value="0.607367846728436" calcext:value-type="float">
            <text:p>0.607</text:p>
          </table:table-cell>
          <table:table-cell table:number-columns-repeated="5"/>
          <table:table-cell table:formula="of:=SQRT([.M36]^2+139^2)" office:value-type="float" office:value="2703.57559539215" calcext:value-type="float">
            <text:p>2703.576</text:p>
          </table:table-cell>
          <table:table-cell table:formula="of:=[.O36]*[.M36]^2/[.Y36]/1000" office:value-type="float" office:value="7.37823903796063" calcext:value-type="float">
            <text:p>7.378</text:p>
          </table:table-cell>
        </table:table-row>
        <table:table-row table:style-name="ro3">
          <table:table-cell table:number-columns-repeated="12"/>
          <table:table-cell office:value-type="float" office:value="2750" calcext:value-type="float">
            <text:p>2750</text:p>
          </table:table-cell>
          <table:table-cell office:value-type="float" office:value="2.5235" calcext:value-type="float">
            <text:p>2.524</text:p>
          </table:table-cell>
          <table:table-cell office:value-type="float" office:value="2.4101" calcext:value-type="float">
            <text:p>2.41</text:p>
          </table:table-cell>
          <table:table-cell table:formula="of:=[.M37]/1000" office:value-type="float" office:value="2.75" calcext:value-type="float">
            <text:p>2.75</text:p>
          </table:table-cell>
          <table:table-cell table:formula="of:=[.O37]*(0.171+0.53*RADIANS(13)^2)" office:value-type="float" office:value="0.477885671777841" calcext:value-type="float">
            <text:p>0.478</text:p>
          </table:table-cell>
          <table:table-cell table:formula="of:=[.O37]*(-0.0333+0.7816*SIN(RADIANS(13)))" office:value-type="float" office:value="0.343491655395555" calcext:value-type="float">
            <text:p>0.343</text:p>
          </table:table-cell>
          <table:table-cell table:formula="of:=[.P37]*SIN(RADIANS(13))" office:value-type="float" office:value="0.618615399445629" calcext:value-type="float">
            <text:p>0.619</text:p>
          </table:table-cell>
          <table:table-cell table:number-columns-repeated="5"/>
          <table:table-cell table:formula="of:=SQRT([.M37]^2+139^2)" office:value-type="float" office:value="2753.51066821975" calcext:value-type="float">
            <text:p>2753.511</text:p>
          </table:table-cell>
          <table:table-cell table:formula="of:=[.O37]*[.M37]^2/[.Y37]/1000" office:value-type="float" office:value="6.61932472619909" calcext:value-type="float">
            <text:p>6.619</text:p>
          </table:table-cell>
        </table:table-row>
        <table:table-row table:style-name="ro3">
          <table:table-cell table:number-columns-repeated="12"/>
          <table:table-cell office:value-type="float" office:value="2800" calcext:value-type="float">
            <text:p>2800</text:p>
          </table:table-cell>
          <table:table-cell office:value-type="float" office:value="2.2215" calcext:value-type="float">
            <text:p>2.222</text:p>
          </table:table-cell>
          <table:table-cell office:value-type="float" office:value="2.1199" calcext:value-type="float">
            <text:p>2.12</text:p>
          </table:table-cell>
          <table:table-cell table:formula="of:=[.M38]/1000" office:value-type="float" office:value="2.8" calcext:value-type="float">
            <text:p>2.8</text:p>
          </table:table-cell>
          <table:table-cell table:formula="of:=[.O38]*(0.171+0.53*RADIANS(13)^2)" office:value-type="float" office:value="0.420343485997197" calcext:value-type="float">
            <text:p>0.42</text:p>
          </table:table-cell>
          <table:table-cell table:formula="of:=[.O38]*(-0.0333+0.7816*SIN(RADIANS(13)))" office:value-type="float" office:value="0.302131845264942" calcext:value-type="float">
            <text:p>0.302</text:p>
          </table:table-cell>
          <table:table-cell table:formula="of:=[.P38]*SIN(RADIANS(13))" office:value-type="float" office:value="0.629862952162822" calcext:value-type="float">
            <text:p>0.63</text:p>
          </table:table-cell>
          <table:table-cell table:number-columns-repeated="5"/>
          <table:table-cell table:formula="of:=SQRT([.M38]^2+139^2)" office:value-type="float" office:value="2803.4480555202" calcext:value-type="float">
            <text:p>2803.448</text:p>
          </table:table-cell>
          <table:table-cell table:formula="of:=[.O38]*[.M38]^2/[.Y38]/1000" office:value-type="float" office:value="5.9284194573443" calcext:value-type="float">
            <text:p>5.928</text:p>
          </table:table-cell>
        </table:table-row>
        <table:table-row table:style-name="ro3">
          <table:table-cell table:number-columns-repeated="12"/>
          <table:table-cell office:value-type="float" office:value="2850" calcext:value-type="float">
            <text:p>2850</text:p>
          </table:table-cell>
          <table:table-cell office:value-type="float" office:value="1.953" calcext:value-type="float">
            <text:p>1.953</text:p>
          </table:table-cell>
          <table:table-cell office:value-type="float" office:value="1.862" calcext:value-type="float">
            <text:p>1.862</text:p>
          </table:table-cell>
          <table:table-cell table:formula="of:=[.M39]/1000" office:value-type="float" office:value="2.85" calcext:value-type="float">
            <text:p>2.85</text:p>
          </table:table-cell>
          <table:table-cell table:formula="of:=[.O39]*(0.171+0.53*RADIANS(13)^2)" office:value-type="float" office:value="0.36920589222453" calcext:value-type="float">
            <text:p>0.369</text:p>
          </table:table-cell>
          <table:table-cell table:formula="of:=[.O39]*(-0.0333+0.7816*SIN(RADIANS(13)))" office:value-type="float" office:value="0.265375487467957" calcext:value-type="float">
            <text:p>0.265</text:p>
          </table:table-cell>
          <table:table-cell table:formula="of:=[.P39]*SIN(RADIANS(13))" office:value-type="float" office:value="0.641110504880015" calcext:value-type="float">
            <text:p>0.641</text:p>
          </table:table-cell>
          <table:table-cell table:number-columns-repeated="5"/>
          <table:table-cell table:formula="of:=SQRT([.M39]^2+139^2)" office:value-type="float" office:value="2853.38763577611" calcext:value-type="float">
            <text:p>2853.388</text:p>
          </table:table-cell>
          <table:table-cell table:formula="of:=[.O39]*[.M39]^2/[.Y39]/1000" office:value-type="float" office:value="5.30039971098644" calcext:value-type="float">
            <text:p>5.3</text:p>
          </table:table-cell>
        </table:table-row>
        <table:table-row table:style-name="ro3">
          <table:table-cell table:number-columns-repeated="12"/>
          <table:table-cell office:value-type="float" office:value="2900" calcext:value-type="float">
            <text:p>2900</text:p>
          </table:table-cell>
          <table:table-cell office:value-type="float" office:value="1.7146" calcext:value-type="float">
            <text:p>1.715</text:p>
          </table:table-cell>
          <table:table-cell office:value-type="float" office:value="1.633" calcext:value-type="float">
            <text:p>1.633</text:p>
          </table:table-cell>
          <table:table-cell table:formula="of:=[.M40]/1000" office:value-type="float" office:value="2.9" calcext:value-type="float">
            <text:p>2.9</text:p>
          </table:table-cell>
          <table:table-cell table:formula="of:=[.O40]*(0.171+0.53*RADIANS(13)^2)" office:value-type="float" office:value="0.323798722880053" calcext:value-type="float">
            <text:p>0.324</text:p>
          </table:table-cell>
          <table:table-cell table:formula="of:=[.O40]*(-0.0333+0.7816*SIN(RADIANS(13)))" office:value-type="float" office:value="0.232738008074744" calcext:value-type="float">
            <text:p>0.233</text:p>
          </table:table-cell>
          <table:table-cell table:formula="of:=[.P40]*SIN(RADIANS(13))" office:value-type="float" office:value="0.652358057597208" calcext:value-type="float">
            <text:p>0.652</text:p>
          </table:table-cell>
          <table:table-cell table:number-columns-repeated="5"/>
          <table:table-cell table:formula="of:=SQRT([.M40]^2+139^2)" office:value-type="float" office:value="2903.32929582574" calcext:value-type="float">
            <text:p>2903.329</text:p>
          </table:table-cell>
          <table:table-cell table:formula="of:=[.O40]*[.M40]^2/[.Y40]/1000" office:value-type="float" office:value="4.73026949431653" calcext:value-type="float">
            <text:p>4.73</text:p>
          </table:table-cell>
        </table:table-row>
        <table:table-row table:style-name="ro3">
          <table:table-cell table:number-columns-repeated="12"/>
          <table:table-cell office:value-type="float" office:value="2950" calcext:value-type="float">
            <text:p>2950</text:p>
          </table:table-cell>
          <table:table-cell office:value-type="float" office:value="1.503" calcext:value-type="float">
            <text:p>1.503</text:p>
          </table:table-cell>
          <table:table-cell office:value-type="float" office:value="1.4298" calcext:value-type="float">
            <text:p>1.43</text:p>
          </table:table-cell>
          <table:table-cell table:formula="of:=[.M41]/1000" office:value-type="float" office:value="2.95" calcext:value-type="float">
            <text:p>2.95</text:p>
          </table:table-cell>
          <table:table-cell table:formula="of:=[.O41]*(0.171+0.53*RADIANS(13)^2)" office:value-type="float" office:value="0.283507295758664" calcext:value-type="float">
            <text:p>0.284</text:p>
          </table:table-cell>
          <table:table-cell table:formula="of:=[.O41]*(-0.0333+0.7816*SIN(RADIANS(13)))" office:value-type="float" office:value="0.203777589678671" calcext:value-type="float">
            <text:p>0.204</text:p>
          </table:table-cell>
          <table:table-cell table:formula="of:=[.P41]*SIN(RADIANS(13))" office:value-type="float" office:value="0.663605610314402" calcext:value-type="float">
            <text:p>0.664</text:p>
          </table:table-cell>
          <table:table-cell/>
          <table:table-cell table:formula="of:=IF(AND([.$S$2]&lt;[Sheet1_2.G42];[Sheet1_2.G42]&lt;[.$S$42]);[Sheet1_2.E42];&quot;&quot;)">
            <text:p/>
          </table:table-cell>
          <table:table-cell table:number-columns-repeated="3"/>
          <table:table-cell table:formula="of:=SQRT([.M41]^2+139^2)" office:value-type="float" office:value="2953.27293015732" calcext:value-type="float">
            <text:p>2953.273</text:p>
          </table:table-cell>
          <table:table-cell table:formula="of:=[.O41]*[.M41]^2/[.Y41]/1000" office:value-type="float" office:value="4.21323555061238" calcext:value-type="float">
            <text:p>4.213</text:p>
          </table:table-cell>
        </table:table-row>
        <table:table-row table:style-name="ro3">
          <table:table-cell table:number-columns-repeated="12"/>
          <table:table-cell office:value-type="float" office:value="3000" calcext:value-type="float">
            <text:p>3000</text:p>
          </table:table-cell>
          <table:table-cell office:value-type="float" office:value="1.3154" calcext:value-type="float">
            <text:p>1.315</text:p>
          </table:table-cell>
          <table:table-cell office:value-type="float" office:value="1.2497" calcext:value-type="float">
            <text:p>1.25</text:p>
          </table:table-cell>
          <table:table-cell table:formula="of:=[.M42]/1000" office:value-type="float" office:value="3" calcext:value-type="float">
            <text:p>3</text:p>
          </table:table-cell>
          <table:table-cell table:formula="of:=[.O42]*(0.171+0.53*RADIANS(13)^2)" office:value-type="float" office:value="0.247796242488182" calcext:value-type="float">
            <text:p>0.248</text:p>
          </table:table-cell>
          <table:table-cell table:formula="of:=[.O42]*(-0.0333+0.7816*SIN(RADIANS(13)))" office:value-type="float" office:value="0.178109423570734" calcext:value-type="float">
            <text:p>0.178</text:p>
          </table:table-cell>
          <table:table-cell table:formula="of:=[.P42]*SIN(RADIANS(13))" office:value-type="float" office:value="0.674853163031595" calcext:value-type="float">
            <text:p>0.675</text:p>
          </table:table-cell>
          <table:table-cell/>
          <table:table-cell table:formula="of:=IF(AND([.$S$2]&lt;[Sheet1_2.G43];[Sheet1_2.G43]&lt;[.$S$42]);[Sheet1_2.E43];&quot;&quot;)">
            <text:p/>
          </table:table-cell>
          <table:table-cell table:number-columns-repeated="3"/>
          <table:table-cell table:formula="of:=SQRT([.M42]^2+139^2)" office:value-type="float" office:value="3003.2184402737" calcext:value-type="float">
            <text:p>3003.218</text:p>
          </table:table-cell>
          <table:table-cell table:formula="of:=[.O42]*[.M42]^2/[.Y42]/1000" office:value-type="float" office:value="3.74508222551236" calcext:value-type="float">
            <text:p>3.745</text:p>
          </table:table-cell>
        </table:table-row>
        <table:table-row table:style-name="ro3">
          <table:table-cell table:number-columns-repeated="14"/>
          <table:table-cell table:formula="of:=AVERAGE([.O2:.O42])" office:value-type="float" office:value="29.9763536585366" calcext:value-type="float">
            <text:p>29.976</text:p>
          </table:table-cell>
          <table:table-cell table:number-columns-repeated="11"/>
        </table:table-row>
        <table:table-row table:style-name="ro3">
          <table:table-cell table:number-columns-repeated="5"/>
          <table:table-cell>
            <draw:frame table:end-cell-address="C_13deg.L64" table:end-x="0.8476in" table:end-y="0.026in" draw:z-index="1" draw:style-name="gr1" svg:width="5.3791in" svg:height="3.5843in" svg:x="0.8236in" svg:y="0.0118in">
              <draw:object draw:notify-on-update-of-ranges="C_13deg.D2:C_13deg.D30 C_13deg.E1:C_13deg.E1 C_13deg.E2:C_13deg.E30 C_13deg.D34:C_13deg.D36 C_13deg.E33:C_13deg.E33 C_13deg.E34:C_13deg.E36 C_13deg.P2:C_13deg.P42 C_13deg.O1:C_13deg.O1 C_13deg.O2:C_13deg.O42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 table:style-name="ce52" office:value-type="string" calcext:value-type="string">
            <text:p>ratio photo/electro</text:p>
          </table:table-cell>
          <table:table-cell table:style-name="ce53" table:formula="of:=[.O43]/IF([.N46]=&quot;-&quot;;[.U28];[.W28])" office:value-type="percentage" office:value="0.0554547366569995" calcext:value-type="percentage">
            <table:detective>
              <table:highlighted-range table:cell-range-address="C_13deg.N46:C_13deg.N46" table:direction="from-same-table"/>
              <table:highlighted-range table:cell-range-address="C_13deg.O44:C_13deg.O44" table:direction="to-another-table"/>
              <table:highlighted-range table:cell-range-address="C_13deg.O43:C_13deg.O43" table:direction="from-same-table"/>
              <table:highlighted-range table:cell-range-address="C_13deg.U28:C_13deg.U28" table:direction="from-same-table"/>
              <table:highlighted-range table:cell-range-address="C_13deg.W28:C_13deg.W28" table:direction="from-same-table"/>
              <table:operation table:name="trace-dependents" table:index="1"/>
              <table:operation table:name="trace-precedents" table:index="3"/>
            </table:detective>
            <text:p>5.55%</text:p>
          </table:table-cell>
          <table:table-cell table:number-columns-repeated="11"/>
        </table:table-row>
        <table:table-row table:style-name="ro3">
          <table:table-cell table:number-columns-repeated="13"/>
          <table:table-cell table:style-name="ce42" office:value-type="string" calcext:value-type="string">
            <text:p>pi '+' or pi '-'</text:p>
          </table:table-cell>
          <table:table-cell table:formula="of:=[.O43]/[.U28]" office:value-type="float" office:value="0.0554547366569995" calcext:value-type="float">
            <text:p>0.055</text:p>
          </table:table-cell>
          <table:table-cell table:number-columns-repeated="11"/>
        </table:table-row>
        <table:table-row table:style-name="ro3">
          <table:table-cell table:number-columns-repeated="13"/>
          <table:table-cell table:style-name="ce42" office:value-type="string" calcext:value-type="string">
            <table:detective>
              <table:operation table:name="trace-dependents" table:index="0"/>
            </table:detective>
            <text:p>-</text:p>
          </table:table-cell>
          <table:table-cell table:number-columns-repeated="12"/>
        </table:table-row>
        <table:table-row table:style-name="ro3" table:number-rows-repeated="19">
          <table:table-cell table:number-columns-repeated="26"/>
        </table:table-row>
        <table:table-row table:style-name="ro3">
          <table:table-cell table:number-columns-repeated="14"/>
          <table:table-cell>
            <draw:frame table:end-cell-address="C_13deg.U87" table:end-x="0.026in" table:end-y="0.0031in" draw:z-index="2" draw:style-name="gr1" svg:width="5.3803in" svg:height="3.5843in" svg:x="0.0004in" svg:y="0.1673in">
              <draw:object draw:notify-on-update-of-ranges="C_13deg.F2:C_13deg.F30 C_13deg.E1:C_13deg.E1 C_13deg.E2:C_13deg.E30 C_13deg.F34:C_13deg.F36 C_13deg.E33:C_13deg.E33 C_13deg.E34:C_13deg.E36 Sheet1_2.AG5:Sheet1_2.AG15 Sheet1_2.AI2:Sheet1_2.AI2 Sheet1_2.AK5:Sheet1_2.AK15 C_13deg.V2:C_13deg.V27 C_13deg.W1:C_13deg.W1 C_13deg.W2:C_13deg.W27 C_13deg.S2:C_13deg.S42 C_13deg.O1:C_13deg.O1 C_13deg.O2:C_13deg.O42 Sheet1_2.AG5:Sheet1_2.AG15 Sheet1_2.AH2:Sheet1_2.AH2 Sheet1_2.AM5:Sheet1_2.AM1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  <table:table-row table:style-name="ro3">
          <table:table-cell table:number-columns-repeated="5"/>
          <table:table-cell>
            <draw:frame table:end-cell-address="C_13deg.L87" table:end-x="0.8512in" table:end-y="0.0528in" draw:z-index="0" draw:style-name="gr1" svg:width="5.3791in" svg:height="3.5843in" svg:x="0.8272in" svg:y="0.0386in">
              <draw:object draw:notify-on-update-of-ranges="C_13deg.F2:C_13deg.F30 C_13deg.E1:C_13deg.E1 C_13deg.E2:C_13deg.E30 C_13deg.F34:C_13deg.F36 C_13deg.E33:C_13deg.E33 C_13deg.E34:C_13deg.E36 Sheet1_2.AG5:Sheet1_2.AG15 Sheet1_2.AI2:Sheet1_2.AI2 Sheet1_2.AQ5:Sheet1_2.AQ15 C_13deg.V2:C_13deg.V27 C_13deg.U1:C_13deg.U1 C_13deg.U2:C_13deg.U27 C_13deg.S2:C_13deg.S42 C_13deg.O1:C_13deg.O1 C_13deg.O2:C_13deg.O42 Sheet1_2.AG5:Sheet1_2.AG15 Sheet1_2.AH2:Sheet1_2.AH2 Sheet1_2.AL5:Sheet1_2.AL1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0"/>
        </table:table-row>
        <table:table-row table:style-name="ro3" table:number-rows-repeated="21">
          <table:table-cell table:number-columns-repeated="26"/>
        </table:table-row>
        <table:table-row table:style-name="ro2">
          <table:table-cell table:number-columns-repeated="6"/>
          <table:table-cell table:style-name="ce51" office:value-type="string" calcext:value-type="string" table:number-columns-spanned="7" table:number-rows-spanned="1">
            <text:p>[1] J. O'Connell CEBAF Summer Workshop, F. Gross and J. Lightbody, ed., Newport News, 1988, p. 345</text:p>
          </table:table-cell>
          <table:covered-table-cell table:number-columns-repeated="6"/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[2] K. Alanakian et al., JETP Lett. 32 (1980) 652</text:p>
          </table:table-cell>
          <table:table-cell table:number-columns-repeated="19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14"/>
          <table:table-cell>
            <draw:frame table:end-cell-address="C_13deg.U112" table:end-x="0.0264in" table:end-y="0.0138in" draw:z-index="3" draw:style-name="gr1" svg:width="5.3803in" svg:height="3.572in" svg:x="0.0008in" svg:y="0in">
              <draw:object draw:notify-on-update-of-ranges="C_13deg.F2:C_13deg.F30 C_13deg.E1:C_13deg.E1 C_13deg.E2:C_13deg.E30 Sheet1_2.AG5:Sheet1_2.AG15 Sheet1_2.AI2:Sheet1_2.AI2 Sheet1_2.AQ5:Sheet1_2.AQ15 C_13deg.F34:C_13deg.F36 C_13deg.E33:C_13deg.E33 C_13deg.E34:C_13deg.E36 C_13deg.S2:C_13deg.S42 C_13deg.O1:C_13deg.O1 C_13deg.O2:C_13deg.O42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1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6"/>
          <table:table-cell>
            <draw:frame table:end-cell-address="C_13deg.M115" table:end-x="0.026in" table:end-y="0.0134in" draw:z-index="4" draw:style-name="gr1" svg:width="5.3783in" svg:height="3.5791in" svg:x="0.002in" svg:y="0.1689in">
              <draw:object draw:notify-on-update-of-ranges="C_13deg.F2:C_13deg.F30 C_13deg.E1:C_13deg.E1 C_13deg.E2:C_13deg.E30 C_13deg.F34:C_13deg.F36 C_13deg.E33:C_13deg.E33 C_13deg.E34:C_13deg.E36 Sheet1_2.AG5:Sheet1_2.AG15 Sheet1_2.AI2:Sheet1_2.AI2 Sheet1_2.AQ5:Sheet1_2.AQ15 C_13deg.V2:C_13deg.V27 C_13deg.U1:C_13deg.U1 C_13deg.U2:C_13deg.U27 C_13deg.S2:C_13deg.S42 C_13deg.O1:C_13deg.O1 C_13deg.O2:C_13deg.O42 Sheet1_2.AG5:Sheet1_2.AG15 Sheet1_2.AH2:Sheet1_2.AH2 Sheet1_2.AL5:Sheet1_2.AL1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9"/>
        </table:table-row>
      </table:table>
      <table:table table:name="H_13deg" table:style-name="ta1" table:print="false">
        <table:table-column table:style-name="co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default-cell-style-name="ce9"/>
        <table:table-column table:style-name="co13" table:default-cell-style-name="ce9"/>
        <table:table-column table:style-name="co5" table:default-cell-style-name="ce9"/>
        <table:table-column table:style-name="co5" table:number-columns-repeated="12" table:default-cell-style-name="Default"/>
        <table:table-row table:style-name="ro3">
          <table:table-cell table:number-columns-repeated="3"/>
          <table:table-cell office:value-type="string" calcext:value-type="string">
            <text:p>p</text:p>
          </table:table-cell>
          <table:table-cell table:style-name="ce54" office:value-type="string" calcext:value-type="string">
            <text:p>H(e, pi-) 13° [1]</text:p>
          </table:table-cell>
          <table:table-cell office:value-type="string" calcext:value-type="string">
            <text:p>PT</text:p>
          </table:table-cell>
          <table:table-cell table:number-columns-repeated="9"/>
          <table:table-cell table:formula="of:=[Sheet1_2.AG2]" office:value-type="string" office:string-value="PT" calcext:value-type="string">
            <text:p>PT</text:p>
          </table:table-cell>
          <table:table-cell table:formula="of:=[Sheet1_2.AQ2]" office:value-type="string" office:string-value="Scaling fit        ub/(GeV sr)c/Q" calcext:value-type="string">
            <text:p>Scaling fit <text:s text:c="7"/>ub/(GeV sr)c/Q</text:p>
          </table:table-cell>
          <table:table-cell office:value-type="string" calcext:value-type="string">
            <text:p>Scaling fit H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0579" calcext:value-type="float">
            <text:p>0.706</text:p>
          </table:table-cell>
          <table:table-cell office:value-type="float" office:value="4.4981" calcext:value-type="float">
            <text:p>4.498</text:p>
          </table:table-cell>
          <table:table-cell table:formula="of:=[.D2]*SIN(RADIANS(13))" office:value-type="float" office:value="0.158768204645356" calcext:value-type="float">
            <text:p>0.159</text:p>
          </table:table-cell>
          <table:table-cell table:number-columns-repeated="2"/>
          <table:table-cell>
            <draw:frame table:end-cell-address="H_13deg.O22" table:end-x="0.0315in" table:end-y="0.015in" draw:z-index="0" draw:style-name="gr1" svg:width="5.3799in" svg:height="3.5846in" svg:x="0.0059in" svg:y="0.0004in">
              <draw:object draw:notify-on-update-of-ranges="C_13deg.D2:C_13deg.D30 C_13deg.E1:C_13deg.E1 C_13deg.E2:C_13deg.E30 C_13deg.D34:C_13deg.D36 C_13deg.E33:C_13deg.E33 C_13deg.E34:C_13deg.E36 C_13deg.P2:C_13deg.P42 C_13deg.O1:C_13deg.O1 C_13deg.O2:C_13deg.O42 H_13deg.D2:H_13deg.D18 H_13deg.E1:H_13deg.E1 H_13deg.E2:H_13deg.E18 H_13deg.D21:H_13deg.D24 H_13deg.E20:H_13deg.E20 H_13deg.E21:H_13deg.E2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6"/>
          <table:table-cell table:formula="of:=[Sheet1_2.AG3]" office:value-type="float" office:value="0.1" calcext:value-type="float">
            <text:p>0.1</text:p>
          </table:table-cell>
          <table:table-cell table:formula="of:=[Sheet1_2.AQ3]" office:value-type="float" office:value="42.0290458359504" calcext:value-type="float">
            <text:p>42.029</text:p>
          </table:table-cell>
          <table:table-cell table:formula="of:=[.Q2]/12" office:value-type="float" office:value="3.5024204863292" calcext:value-type="float">
            <text:p>3.502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0496" calcext:value-type="float">
            <text:p>0.805</text:p>
          </table:table-cell>
          <table:table-cell office:value-type="float" office:value="4.1783" calcext:value-type="float">
            <text:p>4.178</text:p>
          </table:table-cell>
          <table:table-cell table:formula="of:=[.D3]*SIN(RADIANS(13))" office:value-type="float" office:value="0.181076600704638" calcext:value-type="float">
            <text:p>0.181</text:p>
          </table:table-cell>
          <table:table-cell table:number-columns-repeated="9"/>
          <table:table-cell table:formula="of:=[Sheet1_2.AG4]" office:value-type="float" office:value="0.15" calcext:value-type="float">
            <text:p>0.15</text:p>
          </table:table-cell>
          <table:table-cell table:formula="of:=[Sheet1_2.AQ4]" office:value-type="float" office:value="42.0915336605245" calcext:value-type="float">
            <text:p>42.092</text:p>
          </table:table-cell>
          <table:table-cell table:formula="of:=[.Q3]/12" office:value-type="float" office:value="3.50762780504371" calcext:value-type="float">
            <text:p>3.508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91074" calcext:value-type="float">
            <text:p>0.911</text:p>
          </table:table-cell>
          <table:table-cell office:value-type="float" office:value="3.9778" calcext:value-type="float">
            <text:p>3.978</text:p>
          </table:table-cell>
          <table:table-cell table:formula="of:=[.D4]*SIN(RADIANS(13))" office:value-type="float" office:value="0.204871923233132" calcext:value-type="float">
            <text:p>0.205</text:p>
          </table:table-cell>
          <table:table-cell table:number-columns-repeated="9"/>
          <table:table-cell table:formula="of:=[Sheet1_2.AG5]" office:value-type="float" office:value="0.2" calcext:value-type="float">
            <text:p>0.2</text:p>
          </table:table-cell>
          <table:table-cell table:formula="of:=[Sheet1_2.AQ5]" office:value-type="float" office:value="36.8689699607514" calcext:value-type="float">
            <text:p>36.869</text:p>
          </table:table-cell>
          <table:table-cell table:formula="of:=[.Q4]/12" office:value-type="float" office:value="3.07241416339595" calcext:value-type="float">
            <text:p>3.072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0165" calcext:value-type="float">
            <text:p>1.017</text:p>
          </table:table-cell>
          <table:table-cell office:value-type="float" office:value="3.787" calcext:value-type="float">
            <text:p>3.787</text:p>
          </table:table-cell>
          <table:table-cell table:formula="of:=[.D5]*SIN(RADIANS(13))" office:value-type="float" office:value="0.228662746740539" calcext:value-type="float">
            <text:p>0.229</text:p>
          </table:table-cell>
          <table:table-cell table:number-columns-repeated="9"/>
          <table:table-cell table:formula="of:=[Sheet1_2.AG6]" office:value-type="float" office:value="0.25" calcext:value-type="float">
            <text:p>0.25</text:p>
          </table:table-cell>
          <table:table-cell table:formula="of:=[Sheet1_2.AQ6]" office:value-type="float" office:value="30.1286050547561" calcext:value-type="float">
            <text:p>30.129</text:p>
          </table:table-cell>
          <table:table-cell table:formula="of:=[.Q5]/12" office:value-type="float" office:value="2.51071708789635" calcext:value-type="float">
            <text:p>2.511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223" calcext:value-type="float">
            <text:p>1.122</text:p>
          </table:table-cell>
          <table:table-cell office:value-type="float" office:value="3.1493" calcext:value-type="float">
            <text:p>3.149</text:p>
          </table:table-cell>
          <table:table-cell table:formula="of:=[.D6]*SIN(RADIANS(13))" office:value-type="float" office:value="0.25246256829012" calcext:value-type="float">
            <text:p>0.252</text:p>
          </table:table-cell>
          <table:table-cell table:number-columns-repeated="9"/>
          <table:table-cell table:formula="of:=[Sheet1_2.AG7]" office:value-type="float" office:value="0.3" calcext:value-type="float">
            <text:p>0.3</text:p>
          </table:table-cell>
          <table:table-cell table:formula="of:=[Sheet1_2.AQ7]" office:value-type="float" office:value="23.5895375402911" calcext:value-type="float">
            <text:p>23.59</text:p>
          </table:table-cell>
          <table:table-cell table:formula="of:=[.Q6]/12" office:value-type="float" office:value="1.96579479502426" calcext:value-type="float">
            <text:p>1.966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8165" calcext:value-type="float">
            <text:p>1.817</text:p>
          </table:table-cell>
          <table:table-cell office:value-type="float" office:value="1.2998" calcext:value-type="float">
            <text:p>1.3</text:p>
          </table:table-cell>
          <table:table-cell table:formula="of:=[.D7]*SIN(RADIANS(13))" office:value-type="float" office:value="0.408623590215631" calcext:value-type="float">
            <text:p>0.409</text:p>
          </table:table-cell>
          <table:table-cell table:number-columns-repeated="9"/>
          <table:table-cell table:formula="of:=[Sheet1_2.AG8]" office:value-type="float" office:value="0.35" calcext:value-type="float">
            <text:p>0.35</text:p>
          </table:table-cell>
          <table:table-cell table:formula="of:=[Sheet1_2.AQ8]" office:value-type="float" office:value="17.9399410968128" calcext:value-type="float">
            <text:p>17.94</text:p>
          </table:table-cell>
          <table:table-cell table:formula="of:=[.Q7]/12" office:value-type="float" office:value="1.49499509140106" calcext:value-type="float">
            <text:p>1.495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8959" calcext:value-type="float">
            <text:p>1.896</text:p>
          </table:table-cell>
          <table:table-cell office:value-type="float" office:value="1.0678" calcext:value-type="float">
            <text:p>1.068</text:p>
          </table:table-cell>
          <table:table-cell table:formula="of:=[.D8]*SIN(RADIANS(13))" office:value-type="float" office:value="0.426484703930534" calcext:value-type="float">
            <text:p>0.426</text:p>
          </table:table-cell>
          <table:table-cell table:number-columns-repeated="9"/>
          <table:table-cell table:formula="of:=[Sheet1_2.AG9]" office:value-type="float" office:value="0.4" calcext:value-type="float">
            <text:p>0.4</text:p>
          </table:table-cell>
          <table:table-cell table:formula="of:=[Sheet1_2.AQ9]" office:value-type="float" office:value="13.358297429603" calcext:value-type="float">
            <text:p>13.358</text:p>
          </table:table-cell>
          <table:table-cell table:formula="of:=[.Q8]/12" office:value-type="float" office:value="1.11319145246692" calcext:value-type="float">
            <text:p>1.113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995" calcext:value-type="float">
            <text:p>1.995</text:p>
          </table:table-cell>
          <table:table-cell office:value-type="float" office:value="0.87712" calcext:value-type="float">
            <text:p>0.877</text:p>
          </table:table-cell>
          <table:table-cell table:formula="of:=[.D9]*SIN(RADIANS(13))" office:value-type="float" office:value="0.448777353416011" calcext:value-type="float">
            <text:p>0.449</text:p>
          </table:table-cell>
          <table:table-cell table:number-columns-repeated="9"/>
          <table:table-cell table:formula="of:=[Sheet1_2.AG10]" office:value-type="float" office:value="0.45" calcext:value-type="float">
            <text:p>0.45</text:p>
          </table:table-cell>
          <table:table-cell table:formula="of:=[Sheet1_2.AQ10]" office:value-type="float" office:value="9.7884831734848" calcext:value-type="float">
            <text:p>9.788</text:p>
          </table:table-cell>
          <table:table-cell table:formula="of:=[.Q9]/12" office:value-type="float" office:value="0.815706931123734" calcext:value-type="float">
            <text:p>0.816</text:p>
          </table:table-cell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1008" calcext:value-type="float">
            <text:p>2.101</text:p>
          </table:table-cell>
          <table:table-cell office:value-type="float" office:value="0.69444" calcext:value-type="float">
            <text:p>0.694</text:p>
          </table:table-cell>
          <table:table-cell table:formula="of:=[.D10]*SIN(RADIANS(13))" office:value-type="float" office:value="0.472577174965592" calcext:value-type="float">
            <text:p>0.473</text:p>
          </table:table-cell>
          <table:table-cell table:number-columns-repeated="9"/>
          <table:table-cell table:formula="of:=[Sheet1_2.AG11]" office:value-type="float" office:value="0.5" calcext:value-type="float">
            <text:p>0.5</text:p>
          </table:table-cell>
          <table:table-cell table:formula="of:=[Sheet1_2.AQ11]" office:value-type="float" office:value="7.08281694807381" calcext:value-type="float">
            <text:p>7.083</text:p>
          </table:table-cell>
          <table:table-cell table:formula="of:=[.Q10]/12" office:value-type="float" office:value="0.590234745672817" calcext:value-type="float">
            <text:p>0.59</text:p>
          </table:table-cell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0.55661" calcext:value-type="float">
            <text:p>0.557</text:p>
          </table:table-cell>
          <table:table-cell table:formula="of:=[.D11]*SIN(RADIANS(13))" office:value-type="float" office:value="0.494892319556503" calcext:value-type="float">
            <text:p>0.495</text:p>
          </table:table-cell>
          <table:table-cell table:number-columns-repeated="9"/>
          <table:table-cell table:formula="of:=[Sheet1_2.AG12]" office:value-type="float" office:value="0.55" calcext:value-type="float">
            <text:p>0.55</text:p>
          </table:table-cell>
          <table:table-cell table:formula="of:=[Sheet1_2.AQ12]" office:value-type="float" office:value="5.07318102358647" calcext:value-type="float">
            <text:p>5.073</text:p>
          </table:table-cell>
          <table:table-cell table:formula="of:=[.Q11]/12" office:value-type="float" office:value="0.422765085298873" calcext:value-type="float">
            <text:p>0.423</text:p>
          </table:table-cell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.3058" calcext:value-type="float">
            <text:p>2.306</text:p>
          </table:table-cell>
          <table:table-cell office:value-type="float" office:value="0.42998" calcext:value-type="float">
            <text:p>0.43</text:p>
          </table:table-cell>
          <table:table-cell table:formula="of:=[.D12]*SIN(RADIANS(13))" office:value-type="float" office:value="0.518692141106084" calcext:value-type="float">
            <text:p>0.519</text:p>
          </table:table-cell>
          <table:table-cell table:number-columns-repeated="9"/>
          <table:table-cell table:formula="of:=[Sheet1_2.AG13]" office:value-type="float" office:value="0.6" calcext:value-type="float">
            <text:p>0.6</text:p>
          </table:table-cell>
          <table:table-cell table:formula="of:=[Sheet1_2.AQ13]" office:value-type="float" office:value="3.60342495561694" calcext:value-type="float">
            <text:p>3.603</text:p>
          </table:table-cell>
          <table:table-cell table:formula="of:=[.Q12]/12" office:value-type="float" office:value="0.300285412968078" calcext:value-type="float">
            <text:p>0.3</text:p>
          </table:table-cell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.3917" calcext:value-type="float">
            <text:p>2.392</text:p>
          </table:table-cell>
          <table:table-cell office:value-type="float" office:value="0.38495" calcext:value-type="float">
            <text:p>0.385</text:p>
          </table:table-cell>
          <table:table-cell table:formula="of:=[.D13]*SIN(RADIANS(13))" office:value-type="float" office:value="0.538015436674222" calcext:value-type="float">
            <text:p>0.538</text:p>
          </table:table-cell>
          <table:table-cell table:number-columns-repeated="9"/>
          <table:table-cell table:formula="of:=[Sheet1_2.AG14]" office:value-type="float" office:value="0.65" calcext:value-type="float">
            <text:p>0.65</text:p>
          </table:table-cell>
          <table:table-cell table:formula="of:=[Sheet1_2.AQ14]" office:value-type="float" office:value="2.54155436546894" calcext:value-type="float">
            <text:p>2.542</text:p>
          </table:table-cell>
          <table:table-cell table:formula="of:=[.Q13]/12" office:value-type="float" office:value="0.211796197122412" calcext:value-type="float">
            <text:p>0.212</text:p>
          </table:table-cell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.4909" calcext:value-type="float">
            <text:p>2.491</text:p>
          </table:table-cell>
          <table:table-cell office:value-type="float" office:value="0.23835" calcext:value-type="float">
            <text:p>0.238</text:p>
          </table:table-cell>
          <table:table-cell table:formula="of:=[.D14]*SIN(RADIANS(13))" office:value-type="float" office:value="0.560330581265133" calcext:value-type="float">
            <text:p>0.56</text:p>
          </table:table-cell>
          <table:table-cell table:number-columns-repeated="9"/>
          <table:table-cell table:formula="of:=[Sheet1_2.AG15]" office:value-type="float" office:value="0.7" calcext:value-type="float">
            <text:p>0.7</text:p>
          </table:table-cell>
          <table:table-cell table:formula="of:=[Sheet1_2.AQ15]" office:value-type="float" office:value="1.78191898777475" calcext:value-type="float">
            <text:p>1.782</text:p>
          </table:table-cell>
          <table:table-cell table:formula="of:=[.Q14]/12" office:value-type="float" office:value="0.148493248981229" calcext:value-type="float">
            <text:p>0.148</text:p>
          </table:table-cell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.6099" calcext:value-type="float">
            <text:p>2.61</text:p>
          </table:table-cell>
          <table:table-cell office:value-type="float" office:value="0.17315" calcext:value-type="float">
            <text:p>0.173</text:p>
          </table:table-cell>
          <table:table-cell table:formula="of:=[.D15]*SIN(RADIANS(13))" office:value-type="float" office:value="0.587099756732053" calcext:value-type="float">
            <text:p>0.587</text:p>
          </table:table-cell>
          <table:table-cell table:number-columns-repeated="9"/>
          <table:table-cell table:formula="of:=[Sheet1_2.AG16]" office:value-type="float" office:value="0.75" calcext:value-type="float">
            <text:p>0.75</text:p>
          </table:table-cell>
          <table:table-cell table:formula="of:=[Sheet1_2.AQ16]" office:value-type="float" office:value="1.24291581743234" calcext:value-type="float">
            <text:p>1.243</text:p>
          </table:table-cell>
          <table:table-cell table:formula="of:=[.Q15]/12" office:value-type="float" office:value="0.103576318119362" calcext:value-type="float">
            <text:p>0.104</text:p>
          </table:table-cell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7025" calcext:value-type="float">
            <text:p>2.703</text:p>
          </table:table-cell>
          <table:table-cell office:value-type="float" office:value="0.10207" calcext:value-type="float">
            <text:p>0.102</text:p>
          </table:table-cell>
          <table:table-cell table:formula="of:=[.D16]*SIN(RADIANS(13))" office:value-type="float" office:value="0.607930224364295" calcext:value-type="float">
            <text:p>0.608</text:p>
          </table:table-cell>
          <table:table-cell table:number-columns-repeated="9"/>
          <table:table-cell table:formula="of:=[Sheet1_2.AG17]" office:value-type="float" office:value="0.8" calcext:value-type="float">
            <text:p>0.8</text:p>
          </table:table-cell>
          <table:table-cell table:formula="of:=[Sheet1_2.AQ17]" office:value-type="float" office:value="0.863079624870029" calcext:value-type="float">
            <text:p>0.863</text:p>
          </table:table-cell>
          <table:table-cell table:formula="of:=[.Q16]/12" office:value-type="float" office:value="0.0719233020725025" calcext:value-type="float">
            <text:p>0.072</text:p>
          </table:table-cell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8017" calcext:value-type="float">
            <text:p>2.802</text:p>
          </table:table-cell>
          <table:table-cell office:value-type="float" office:value="0.079824" calcext:value-type="float">
            <text:p>0.08</text:p>
          </table:table-cell>
          <table:table-cell table:formula="of:=[.D17]*SIN(RADIANS(13))" office:value-type="float" office:value="0.630245368955207" calcext:value-type="float">
            <text:p>0.63</text:p>
          </table:table-cell>
          <table:table-cell table:number-columns-repeated="9"/>
          <table:table-cell table:formula="of:=[Sheet1_2.AG18]" office:value-type="float" office:value="0.85" calcext:value-type="float">
            <text:p>0.85</text:p>
          </table:table-cell>
          <table:table-cell table:formula="of:=[Sheet1_2.AQ18]" office:value-type="float" office:value="0.596969884581135" calcext:value-type="float">
            <text:p>0.597</text:p>
          </table:table-cell>
          <table:table-cell table:formula="of:=[.Q17]/12" office:value-type="float" office:value="0.0497474903817612" calcext:value-type="float">
            <text:p>0.05</text:p>
          </table:table-cell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8942" calcext:value-type="float">
            <text:p>2.894</text:p>
          </table:table-cell>
          <table:table-cell office:value-type="float" office:value="0.054532" calcext:value-type="float">
            <text:p>0.055</text:p>
          </table:table-cell>
          <table:table-cell table:formula="of:=[.D18]*SIN(RADIANS(13))" office:value-type="float" office:value="0.651053341482014" calcext:value-type="float">
            <text:p>0.651</text:p>
          </table:table-cell>
          <table:table-cell table:number-columns-repeated="9"/>
          <table:table-cell table:formula="of:=[Sheet1_2.AG19]" office:value-type="float" office:value="0.9" calcext:value-type="float">
            <text:p>0.9</text:p>
          </table:table-cell>
          <table:table-cell table:formula="of:=[Sheet1_2.AQ19]" office:value-type="float" office:value="0.411474100304149" calcext:value-type="float">
            <text:p>0.411</text:p>
          </table:table-cell>
          <table:table-cell table:formula="of:=[.Q18]/12" office:value-type="float" office:value="0.0342895083586791" calcext:value-type="float">
            <text:p>0.034</text:p>
          </table:table-cell>
        </table:table-row>
        <table:table-row table:style-name="ro3">
          <table:table-cell table:number-columns-repeated="15"/>
          <table:table-cell table:formula="of:=[Sheet1_2.AG20]" office:value-type="float" office:value="0.95" calcext:value-type="float">
            <text:p>0.95</text:p>
          </table:table-cell>
          <table:table-cell table:formula="of:=[Sheet1_2.AQ20]" office:value-type="float" office:value="0.282738681859401" calcext:value-type="float">
            <text:p>0.283</text:p>
          </table:table-cell>
          <table:table-cell table:formula="of:=[.Q19]/12" office:value-type="float" office:value="0.0235615568216167" calcext:value-type="float">
            <text:p>0.02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</text:p>
          </table:table-cell>
          <table:table-cell table:style-name="ce55" office:value-type="string" calcext:value-type="string">
            <text:p>epc H (digitized) [1]</text:p>
          </table:table-cell>
          <table:table-cell table:number-columns-repeated="10"/>
          <table:table-cell table:formula="of:=[Sheet1_2.AG21]" office:value-type="float" office:value="1" calcext:value-type="float">
            <text:p>1</text:p>
          </table:table-cell>
          <table:table-cell table:formula="of:=[Sheet1_2.AQ21]" office:value-type="float" office:value="0.193740016173859" calcext:value-type="float">
            <text:p>0.194</text:p>
          </table:table-cell>
          <table:table-cell table:formula="of:=[.Q20]/12" office:value-type="float" office:value="0.0161450013478216" calcext:value-type="float">
            <text:p>0.016</text:p>
          </table:table-cell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9008" calcext:value-type="float">
            <text:p>0.99</text:p>
          </table:table-cell>
          <table:table-cell office:value-type="float" office:value="5.5433" calcext:value-type="float">
            <text:p>5.543</text:p>
          </table:table-cell>
          <table:table-cell table:formula="of:=[.D21]*SIN(RADIANS(13))" office:value-type="float" office:value="0.222719539884774" calcext:value-type="float">
            <text:p>0.223</text:p>
          </table:table-cell>
          <table:table-cell table:number-columns-repeated="9"/>
          <table:table-cell table:formula="of:=[Sheet1_2.AG22]" office:value-type="float" office:value="1.05" calcext:value-type="float">
            <text:p>1.05</text:p>
          </table:table-cell>
          <table:table-cell table:formula="of:=[Sheet1_2.AQ22]" office:value-type="float" office:value="0.132422915717635" calcext:value-type="float">
            <text:p>0.132</text:p>
          </table:table-cell>
          <table:table-cell table:formula="of:=[.Q21]/12" office:value-type="float" office:value="0.0110352429764696" calcext:value-type="float">
            <text:p>0.011</text:p>
          </table:table-cell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.8893" calcext:value-type="float">
            <text:p>1.889</text:p>
          </table:table-cell>
          <table:table-cell office:value-type="float" office:value="1.0041" calcext:value-type="float">
            <text:p>1.004</text:p>
          </table:table-cell>
          <table:table-cell table:formula="of:=[.D22]*SIN(RADIANS(13))" office:value-type="float" office:value="0.425000026971864" calcext:value-type="float">
            <text:p>0.425</text:p>
          </table:table-cell>
          <table:table-cell table:number-columns-repeated="9"/>
          <table:table-cell table:formula="of:=[Sheet1_2.AG23]" office:value-type="float" office:value="1.1" calcext:value-type="float">
            <text:p>1.1</text:p>
          </table:table-cell>
          <table:table-cell table:formula="of:=[Sheet1_2.AQ23]" office:value-type="float" office:value="0.0903063774751969" calcext:value-type="float">
            <text:p>0.09</text:p>
          </table:table-cell>
          <table:table-cell table:formula="of:=[.Q22]/12" office:value-type="float" office:value="0.00752553145626641" calcext:value-type="float">
            <text:p>0.008</text:p>
          </table:table-cell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8744" calcext:value-type="float">
            <text:p>2.874</text:p>
          </table:table-cell>
          <table:table-cell office:value-type="float" office:value="0.10082" calcext:value-type="float">
            <text:p>0.101</text:p>
          </table:table-cell>
          <table:table-cell table:formula="of:=[.D23]*SIN(RADIANS(13))" office:value-type="float" office:value="0.646599310606006" calcext:value-type="float">
            <text:p>0.647</text:p>
          </table:table-cell>
          <table:table-cell table:number-columns-repeated="9"/>
          <table:table-cell table:formula="of:=[Sheet1_2.AG24]" office:value-type="float" office:value="1.15" calcext:value-type="float">
            <text:p>1.15</text:p>
          </table:table-cell>
          <table:table-cell table:formula="of:=[Sheet1_2.AQ24]" office:value-type="float" office:value="0.0614572730854623" calcext:value-type="float">
            <text:p>0.061</text:p>
          </table:table-cell>
          <table:table-cell table:formula="of:=[.Q23]/12" office:value-type="float" office:value="0.00512143942378852" calcext:value-type="float">
            <text:p>0.005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072349" calcext:value-type="float">
            <text:p>0.072</text:p>
          </table:table-cell>
          <table:table-cell table:formula="of:=[.D24]*SIN(RADIANS(13))" office:value-type="float" office:value="0.674853163031595" calcext:value-type="float">
            <text:p>0.675</text:p>
          </table:table-cell>
          <table:table-cell table:number-columns-repeated="2"/>
          <table:table-cell table:style-name="ce51" office:value-type="string" calcext:value-type="string" table:number-columns-spanned="7" table:number-rows-spanned="1">
            <text:p>[1] J. O'Connell CEBAF Summer Workshop, F. Gross and J. Lightbody, ed., Newport News, 1988, p. 345</text:p>
          </table:table-cell>
          <table:covered-table-cell table:number-columns-repeated="6"/>
          <table:table-cell table:formula="of:=[Sheet1_2.AG25]" office:value-type="float" office:value="1.2" calcext:value-type="float">
            <text:p>1.2</text:p>
          </table:table-cell>
          <table:table-cell table:formula="of:=[Sheet1_2.AQ25]" office:value-type="float" office:value="0.0417450107641499" calcext:value-type="float">
            <text:p>0.042</text:p>
          </table:table-cell>
          <table:table-cell table:formula="of:=[.Q24]/12" office:value-type="float" office:value="0.00347875089701249" calcext:value-type="float">
            <text:p>0.003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"/>
          <table:table-cell>
            <draw:frame table:end-cell-address="H_13deg.O46" table:end-x="0.0319in" table:end-y="0.0854in" draw:z-index="1" draw:style-name="gr1" svg:width="5.3799in" svg:height="3.7437in" svg:x="0.0063in" svg:y="0.0724in">
              <draw:object draw:notify-on-update-of-ranges="C_13deg.F2:C_13deg.F30 C_13deg.E1:C_13deg.E1 C_13deg.E2:C_13deg.E30 Sheet1_2.AG5:Sheet1_2.AG15 Sheet1_2.AI2:Sheet1_2.AI2 Sheet1_2.AQ5:Sheet1_2.AQ15 C_13deg.F34:C_13deg.F36 C_13deg.E33:C_13deg.E33 C_13deg.E34:C_13deg.E36 H_13deg.F2:H_13deg.F18 H_13deg.E1:H_13deg.E1 H_13deg.E2:H_13deg.E18 H_13deg.P4:H_13deg.P14 H_13deg.R1:H_13deg.R1 H_13deg.R4:H_13deg.R14 H_13deg.F21:H_13deg.F24 H_13deg.E20:H_13deg.E20 H_13deg.E21:H_13deg.E24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9"/>
        </table:table-row>
      </table:table>
      <table:table table:name="DESY" table:style-name="ta1" table:print="false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0" table:default-cell-style-name="Default"/>
        <table:table-column table:style-name="co11" table:number-columns-repeated="4" table:default-cell-style-name="Default"/>
        <table:table-row table:style-name="ro3">
          <table:table-cell table:number-columns-repeated="2"/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sigma</text:p>
          </table:table-cell>
          <table:table-cell/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sigma or dsigma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44" office:value-type="string" calcext:value-type="string">
            <text:p>sigma+/-dsigma</text:p>
          </table:table-cell>
          <table:table-cell table:number-columns-repeated="7"/>
          <table:table-cell office:value-type="string" calcext:value-type="string">
            <text:p>C(e,pi-)</text:p>
          </table:table-cell>
          <table:table-cell/>
          <table:table-cell table:style-name="ce44" office:value-type="string" calcext:value-type="string">
            <text:p>p</text:p>
          </table:table-cell>
          <table:table-cell table:style-name="ce44" office:value-type="string" calcext:value-type="string">
            <text:p>DESY C(e,pi-) [3]</text:p>
          </table:table-cell>
          <table:table-cell office:value-type="string" calcext:value-type="string">
            <text:p>dsigma</text:p>
          </table:table-cell>
          <table:table-cell office:value-type="string" calcext:value-type="string">
            <text:p>PT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4" office:value-type="float" office:value="0.70165" calcext:value-type="float">
            <text:p>7.02E-001</text:p>
          </table:table-cell>
          <table:table-cell table:style-name="ce44" office:value-type="float" office:value="43.134" calcext:value-type="float">
            <text:p>4.31E+001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.70165" calcext:value-type="float">
            <text:p>7.02E-001</text:p>
          </table:table-cell>
          <table:table-cell table:style-name="ce44" office:value-type="float" office:value="43.134" calcext:value-type="float">
            <text:p>4.31E+001</text:p>
          </table:table-cell>
          <table:table-cell table:number-columns-repeated="3"/>
          <table:table-cell table:style-name="ce44"/>
          <table:table-cell table:number-columns-repeated="7"/>
          <table:table-cell office:value-type="string" calcext:value-type="string">
            <text:p>13°, 5GeV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.70165" calcext:value-type="float">
            <text:p>7.02E-001</text:p>
          </table:table-cell>
          <table:table-cell table:style-name="ce44" office:value-type="float" office:value="43.134" calcext:value-type="float">
            <text:p>4.31E+001</text:p>
          </table:table-cell>
          <table:table-cell/>
          <table:table-cell table:formula="of:=[.$S$3]*[.U2]" office:value-type="float" office:value="0.157836907280373" calcext:value-type="float">
            <text:p>0.158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44" office:value-type="float" office:value="0.79765" calcext:value-type="float">
            <text:p>7.98E-001</text:p>
          </table:table-cell>
          <table:table-cell table:style-name="ce44" office:value-type="float" office:value="39.613" calcext:value-type="float">
            <text:p>3.96E+001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0.79765" calcext:value-type="float">
            <text:p>7.98E-001</text:p>
          </table:table-cell>
          <table:table-cell table:style-name="ce44" office:value-type="float" office:value="39.613" calcext:value-type="float">
            <text:p>3.96E+001</text:p>
          </table:table-cell>
          <table:table-cell table:number-columns-repeated="3"/>
          <table:table-cell table:style-name="ce44"/>
          <table:table-cell table:number-columns-repeated="7"/>
          <table:table-cell table:formula="of:=SIN(RADIANS(13))" office:value-type="float" office:value="0.224951054343865" calcext:value-type="float">
            <text:p>0.225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0.79765" calcext:value-type="float">
            <text:p>7.98E-001</text:p>
          </table:table-cell>
          <table:table-cell table:style-name="ce44" office:value-type="float" office:value="39.613" calcext:value-type="float">
            <text:p>3.96E+001</text:p>
          </table:table-cell>
          <table:table-cell/>
          <table:table-cell table:formula="of:=[.$S$3]*[.U3]" office:value-type="float" office:value="0.179432208497384" calcext:value-type="float">
            <text:p>0.179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44" office:value-type="float" office:value="0.89365" calcext:value-type="float">
            <text:p>8.94E-001</text:p>
          </table:table-cell>
          <table:table-cell table:style-name="ce44" office:value-type="float" office:value="36.38" calcext:value-type="float">
            <text:p>3.64E+00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89365" calcext:value-type="float">
            <text:p>8.94E-001</text:p>
          </table:table-cell>
          <table:table-cell table:style-name="ce44" office:value-type="float" office:value="36.38" calcext:value-type="float">
            <text:p>3.64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3" calcext:value-type="float">
            <text:p>3</text:p>
          </table:table-cell>
          <table:table-cell table:style-name="ce44" office:value-type="float" office:value="0.89365" calcext:value-type="float">
            <text:p>8.94E-001</text:p>
          </table:table-cell>
          <table:table-cell table:style-name="ce44" office:value-type="float" office:value="36.38" calcext:value-type="float">
            <text:p>3.64E+001</text:p>
          </table:table-cell>
          <table:table-cell/>
          <table:table-cell table:formula="of:=[.$S$3]*[.U4]" office:value-type="float" office:value="0.201027509714395" calcext:value-type="float">
            <text:p>0.201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1.0066" calcext:value-type="float">
            <text:p>1.007</text:p>
          </table:table-cell>
          <table:table-cell table:style-name="ce44" office:value-type="float" office:value="33.057" calcext:value-type="float">
            <text:p>3.31E+001</text:p>
          </table:table-cell>
          <table:table-cell office:value-type="float" office:value="4" calcext:value-type="float">
            <text:p>4</text:p>
          </table:table-cell>
          <table:table-cell office:value-type="float" office:value="1.0066" calcext:value-type="float">
            <text:p>1.007</text:p>
          </table:table-cell>
          <table:table-cell table:style-name="ce44" office:value-type="float" office:value="33.057" calcext:value-type="float">
            <text:p>3.31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.0066" calcext:value-type="float">
            <text:p>1.007</text:p>
          </table:table-cell>
          <table:table-cell table:style-name="ce44" office:value-type="float" office:value="33.057" calcext:value-type="float">
            <text:p>3.31E+001</text:p>
          </table:table-cell>
          <table:table-cell/>
          <table:table-cell table:formula="of:=[.$S$3]*[.U5]" office:value-type="float" office:value="0.226435731302534" calcext:value-type="float">
            <text:p>0.226</text:p>
          </table:table-cell>
          <table:table-cell table:number-columns-repeated="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.1026" calcext:value-type="float">
            <text:p>1.103</text:p>
          </table:table-cell>
          <table:table-cell table:style-name="ce44" office:value-type="float" office:value="33.768" calcext:value-type="float">
            <text:p>3.38E+001</text:p>
          </table:table-cell>
          <table:table-cell office:value-type="float" office:value="5" calcext:value-type="float">
            <text:p>5</text:p>
          </table:table-cell>
          <table:table-cell office:value-type="float" office:value="1.1026" calcext:value-type="float">
            <text:p>1.103</text:p>
          </table:table-cell>
          <table:table-cell table:style-name="ce44" office:value-type="float" office:value="33.768" calcext:value-type="float">
            <text:p>3.38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.1026" calcext:value-type="float">
            <text:p>1.103</text:p>
          </table:table-cell>
          <table:table-cell table:style-name="ce44" office:value-type="float" office:value="33.768" calcext:value-type="float">
            <text:p>3.38E+001</text:p>
          </table:table-cell>
          <table:table-cell/>
          <table:table-cell table:formula="of:=[.$S$3]*[.U6]" office:value-type="float" office:value="0.248031032519546" calcext:value-type="float">
            <text:p>0.248</text:p>
          </table:table-cell>
          <table:table-cell table:number-columns-repeated="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1.1929" calcext:value-type="float">
            <text:p>1.193</text:p>
          </table:table-cell>
          <table:table-cell table:style-name="ce44" office:value-type="float" office:value="31.012" calcext:value-type="float">
            <text:p>3.10E+001</text:p>
          </table:table-cell>
          <table:table-cell office:value-type="float" office:value="6" calcext:value-type="float">
            <text:p>6</text:p>
          </table:table-cell>
          <table:table-cell office:value-type="float" office:value="1.1929" calcext:value-type="float">
            <text:p>1.193</text:p>
          </table:table-cell>
          <table:table-cell table:style-name="ce44" office:value-type="float" office:value="31.012" calcext:value-type="float">
            <text:p>3.10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.1929" calcext:value-type="float">
            <text:p>1.193</text:p>
          </table:table-cell>
          <table:table-cell table:style-name="ce44" office:value-type="float" office:value="31.012" calcext:value-type="float">
            <text:p>3.10E+001</text:p>
          </table:table-cell>
          <table:table-cell/>
          <table:table-cell table:formula="of:=[.$S$3]*[.U7]" office:value-type="float" office:value="0.268344112726797" calcext:value-type="float">
            <text:p>0.268</text:p>
          </table:table-cell>
          <table:table-cell table:number-columns-repeated="3"/>
          <table:table-cell office:value-type="string" calcext:value-type="string">
            <text:p>eeee.ee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.3002" calcext:value-type="float">
            <text:p>1.3</text:p>
          </table:table-cell>
          <table:table-cell table:style-name="ce44" office:value-type="float" office:value="29.093" calcext:value-type="float">
            <text:p>2.91E+001</text:p>
          </table:table-cell>
          <table:table-cell office:value-type="float" office:value="7" calcext:value-type="float">
            <text:p>7</text:p>
          </table:table-cell>
          <table:table-cell office:value-type="float" office:value="1.3002" calcext:value-type="float">
            <text:p>1.3</text:p>
          </table:table-cell>
          <table:table-cell table:style-name="ce44" office:value-type="float" office:value="29.093" calcext:value-type="float">
            <text:p>2.91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.3002" calcext:value-type="float">
            <text:p>1.3</text:p>
          </table:table-cell>
          <table:table-cell table:style-name="ce44" office:value-type="float" office:value="29.093" calcext:value-type="float">
            <text:p>2.91E+001</text:p>
          </table:table-cell>
          <table:table-cell/>
          <table:table-cell table:formula="of:=[.$S$3]*[.U8]" office:value-type="float" office:value="0.292481360857893" calcext:value-type="float">
            <text:p>0.292</text:p>
          </table:table-cell>
          <table:table-cell table:number-columns-repeated="4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.4132" calcext:value-type="float">
            <text:p>1.413</text:p>
          </table:table-cell>
          <table:table-cell table:style-name="ce44" office:value-type="float" office:value="26.436" calcext:value-type="float">
            <text:p>2.64E+001</text:p>
          </table:table-cell>
          <table:table-cell office:value-type="float" office:value="8" calcext:value-type="float">
            <text:p>8</text:p>
          </table:table-cell>
          <table:table-cell office:value-type="float" office:value="1.4132" calcext:value-type="float">
            <text:p>1.413</text:p>
          </table:table-cell>
          <table:table-cell table:style-name="ce44" office:value-type="float" office:value="26.436" calcext:value-type="float">
            <text:p>2.64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.4132" calcext:value-type="float">
            <text:p>1.413</text:p>
          </table:table-cell>
          <table:table-cell table:style-name="ce44" office:value-type="float" office:value="26.436" calcext:value-type="float">
            <text:p>2.64E+001</text:p>
          </table:table-cell>
          <table:table-cell/>
          <table:table-cell table:formula="of:=[.$S$3]*[.U9]" office:value-type="float" office:value="0.31790082999875" calcext:value-type="float">
            <text:p>0.318</text:p>
          </table:table-cell>
          <table:table-cell table:number-columns-repeated="4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.5035" calcext:value-type="float">
            <text:p>1.504</text:p>
          </table:table-cell>
          <table:table-cell table:style-name="ce44" office:value-type="float" office:value="24.538" calcext:value-type="float">
            <text:p>2.45E+001</text:p>
          </table:table-cell>
          <table:table-cell office:value-type="float" office:value="9" calcext:value-type="float">
            <text:p>9</text:p>
          </table:table-cell>
          <table:table-cell office:value-type="float" office:value="1.5035" calcext:value-type="float">
            <text:p>1.504</text:p>
          </table:table-cell>
          <table:table-cell table:style-name="ce44" office:value-type="float" office:value="24.538" calcext:value-type="float">
            <text:p>2.45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.5035" calcext:value-type="float">
            <text:p>1.504</text:p>
          </table:table-cell>
          <table:table-cell table:style-name="ce44" office:value-type="float" office:value="24.538" calcext:value-type="float">
            <text:p>2.45E+001</text:p>
          </table:table-cell>
          <table:table-cell/>
          <table:table-cell table:formula="of:=[.$S$3]*[.U10]" office:value-type="float" office:value="0.338213910206001" calcext:value-type="float">
            <text:p>0.33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.5035" calcext:value-type="float">
            <text:p>1.504</text:p>
          </table:table-cell>
          <table:table-cell table:style-name="ce44" office:value-type="float" office:value="22.776" calcext:value-type="float">
            <text:p>2.28E+001</text:p>
          </table:table-cell>
          <table:table-cell office:value-type="float" office:value="10" calcext:value-type="float">
            <text:p>10</text:p>
          </table:table-cell>
          <table:table-cell office:value-type="float" office:value="1.5035" calcext:value-type="float">
            <text:p>1.504</text:p>
          </table:table-cell>
          <table:table-cell table:style-name="ce44" office:value-type="float" office:value="22.776" calcext:value-type="float">
            <text:p>2.28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.5035" calcext:value-type="float">
            <text:p>1.504</text:p>
          </table:table-cell>
          <table:table-cell table:style-name="ce44" office:value-type="float" office:value="22.776" calcext:value-type="float">
            <text:p>2.28E+001</text:p>
          </table:table-cell>
          <table:table-cell/>
          <table:table-cell table:formula="of:=[.$S$3]*[.U11]" office:value-type="float" office:value="0.338213910206001" calcext:value-type="float">
            <text:p>0.33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1.5882" calcext:value-type="float">
            <text:p>1.588</text:p>
          </table:table-cell>
          <table:table-cell table:style-name="ce44" office:value-type="float" office:value="20.259" calcext:value-type="float">
            <text:p>2.03E+001</text:p>
          </table:table-cell>
          <table:table-cell office:value-type="float" office:value="11" calcext:value-type="float">
            <text:p>11</text:p>
          </table:table-cell>
          <table:table-cell office:value-type="float" office:value="1.5882" calcext:value-type="float">
            <text:p>1.588</text:p>
          </table:table-cell>
          <table:table-cell table:style-name="ce44" office:value-type="float" office:value="20.259" calcext:value-type="float">
            <text:p>2.03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.5882" calcext:value-type="float">
            <text:p>1.588</text:p>
          </table:table-cell>
          <table:table-cell table:style-name="ce44" office:value-type="float" office:value="20.259" calcext:value-type="float">
            <text:p>2.03E+001</text:p>
          </table:table-cell>
          <table:table-cell/>
          <table:table-cell table:formula="of:=[.$S$3]*[.U12]" office:value-type="float" office:value="0.357267264508926" calcext:value-type="float">
            <text:p>0.357</text:p>
          </table:table-cell>
          <table:table-cell table:number-columns-repeated="4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1.6165" calcext:value-type="float">
            <text:p>1.617</text:p>
          </table:table-cell>
          <table:table-cell table:style-name="ce44" office:value-type="float" office:value="20.695" calcext:value-type="float">
            <text:p>2.07E+001</text:p>
          </table:table-cell>
          <table:table-cell office:value-type="float" office:value="12" calcext:value-type="float">
            <text:p>12</text:p>
          </table:table-cell>
          <table:table-cell office:value-type="float" office:value="1.6165" calcext:value-type="float">
            <text:p>1.617</text:p>
          </table:table-cell>
          <table:table-cell table:style-name="ce44" office:value-type="float" office:value="20.695" calcext:value-type="float">
            <text:p>2.07E+001</text:p>
          </table:table-cell>
          <table:table-cell table:number-columns-repeated="3"/>
          <table:table-cell table:style-name="ce44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.6165" calcext:value-type="float">
            <text:p>1.617</text:p>
          </table:table-cell>
          <table:table-cell table:style-name="ce44" office:value-type="float" office:value="20.695" calcext:value-type="float">
            <text:p>2.07E+001</text:p>
          </table:table-cell>
          <table:table-cell/>
          <table:table-cell table:formula="of:=[.$S$3]*[.U13]" office:value-type="float" office:value="0.363633379346858" calcext:value-type="float">
            <text:p>0.364</text:p>
          </table:table-cell>
          <table:table-cell table:number-columns-repeated="4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1.6899" calcext:value-type="float">
            <text:p>1.69</text:p>
          </table:table-cell>
          <table:table-cell table:style-name="ce44" office:value-type="float" office:value="16.375" calcext:value-type="float">
            <text:p>1.64E+001</text:p>
          </table:table-cell>
          <table:table-cell office:value-type="float" office:value="13" calcext:value-type="float">
            <text:p>13</text:p>
          </table:table-cell>
          <table:table-cell office:value-type="float" office:value="1.6899" calcext:value-type="float">
            <text:p>1.69</text:p>
          </table:table-cell>
          <table:table-cell table:style-name="ce44" office:value-type="float" office:value="16.375" calcext:value-type="float">
            <text:p>1.64E+0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899" calcext:value-type="float">
            <text:p>1.69</text:p>
          </table:table-cell>
          <table:table-cell table:style-name="ce44" office:value-type="float" office:value="17.087" calcext:value-type="float">
            <text:p>1.71E+001</text:p>
          </table:table-cell>
          <table:table-cell office:value-type="float" office:value="35" calcext:value-type="float">
            <text:p>35</text:p>
          </table:table-cell>
          <table:table-cell office:value-type="float" office:value="1.6899" calcext:value-type="float">
            <text:p>1.69</text:p>
          </table:table-cell>
          <table:table-cell table:style-name="ce44" office:value-type="float" office:value="17.087" calcext:value-type="float">
            <text:p>1.71E+001</text:p>
          </table:table-cell>
          <table:table-cell office:value-type="float" office:value="36" calcext:value-type="float">
            <text:p>36</text:p>
          </table:table-cell>
          <table:table-cell office:value-type="float" office:value="1.6899" calcext:value-type="float">
            <text:p>1.69</text:p>
          </table:table-cell>
          <table:table-cell table:style-name="ce44" office:value-type="float" office:value="15.526" calcext:value-type="float">
            <text:p>1.55E+001</text:p>
          </table:table-cell>
          <table:table-cell table:formula="of:=([.N14]-[.Q14])*0.5" office:value-type="float" office:value="0.7805" calcext:value-type="float">
            <text:p>0.7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6899" calcext:value-type="float">
            <text:p>1.69</text:p>
          </table:table-cell>
          <table:table-cell table:style-name="ce44" office:value-type="float" office:value="16.375" calcext:value-type="float">
            <text:p>1.64E+001</text:p>
          </table:table-cell>
          <table:table-cell office:value-type="float" office:value="1.561" calcext:value-type="float">
            <text:p>1.561</text:p>
          </table:table-cell>
          <table:table-cell table:formula="of:=[.$S$3]*[.U14]" office:value-type="float" office:value="0.380144786735698" calcext:value-type="float">
            <text:p>0.3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1.7181" calcext:value-type="float">
            <text:p>1.718</text:p>
          </table:table-cell>
          <table:table-cell table:style-name="ce44" office:value-type="float" office:value="15.199" calcext:value-type="float">
            <text:p>1.52E+001</text:p>
          </table:table-cell>
          <table:table-cell office:value-type="float" office:value="14" calcext:value-type="float">
            <text:p>14</text:p>
          </table:table-cell>
          <table:table-cell office:value-type="float" office:value="1.7181" calcext:value-type="float">
            <text:p>1.718</text:p>
          </table:table-cell>
          <table:table-cell table:style-name="ce44" office:value-type="float" office:value="15.199" calcext:value-type="float">
            <text:p>1.52E+0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6899" calcext:value-type="float">
            <text:p>1.69</text:p>
          </table:table-cell>
          <table:table-cell table:style-name="ce44" office:value-type="float" office:value="15.526" calcext:value-type="float">
            <text:p>1.55E+00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.7181" calcext:value-type="float">
            <text:p>1.718</text:p>
          </table:table-cell>
          <table:table-cell table:style-name="ce44" office:value-type="float" office:value="15.199" calcext:value-type="float">
            <text:p>1.52E+001</text:p>
          </table:table-cell>
          <table:table-cell/>
          <table:table-cell table:formula="of:=[.$S$3]*[.U15]" office:value-type="float" office:value="0.386488406468194" calcext:value-type="float">
            <text:p>0.38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1.7972" calcext:value-type="float">
            <text:p>1.797</text:p>
          </table:table-cell>
          <table:table-cell table:style-name="ce44" office:value-type="float" office:value="12.549" calcext:value-type="float">
            <text:p>1.25E+001</text:p>
          </table:table-cell>
          <table:table-cell office:value-type="float" office:value="15" calcext:value-type="float">
            <text:p>15</text:p>
          </table:table-cell>
          <table:table-cell office:value-type="float" office:value="1.7972" calcext:value-type="float">
            <text:p>1.797</text:p>
          </table:table-cell>
          <table:table-cell table:style-name="ce44" office:value-type="float" office:value="12.549" calcext:value-type="float">
            <text:p>1.25E+00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7972" calcext:value-type="float">
            <text:p>1.797</text:p>
          </table:table-cell>
          <table:table-cell table:style-name="ce44" office:value-type="float" office:value="13.235" calcext:value-type="float">
            <text:p>1.32E+001</text:p>
          </table:table-cell>
          <table:table-cell office:value-type="float" office:value="37" calcext:value-type="float">
            <text:p>37</text:p>
          </table:table-cell>
          <table:table-cell office:value-type="float" office:value="1.7972" calcext:value-type="float">
            <text:p>1.797</text:p>
          </table:table-cell>
          <table:table-cell table:style-name="ce44" office:value-type="float" office:value="13.235" calcext:value-type="float">
            <text:p>1.32E+001</text:p>
          </table:table-cell>
          <table:table-cell office:value-type="float" office:value="38" calcext:value-type="float">
            <text:p>38</text:p>
          </table:table-cell>
          <table:table-cell office:value-type="float" office:value="1.7972" calcext:value-type="float">
            <text:p>1.797</text:p>
          </table:table-cell>
          <table:table-cell table:style-name="ce44" office:value-type="float" office:value="11.773" calcext:value-type="float">
            <text:p>1.18E+001</text:p>
          </table:table-cell>
          <table:table-cell table:formula="of:=([.N16]-[.Q16])*0.5" office:value-type="float" office:value="0.731" calcext:value-type="float">
            <text:p>0.7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7972" calcext:value-type="float">
            <text:p>1.797</text:p>
          </table:table-cell>
          <table:table-cell table:style-name="ce44" office:value-type="float" office:value="12.549" calcext:value-type="float">
            <text:p>1.25E+001</text:p>
          </table:table-cell>
          <table:table-cell office:value-type="float" office:value="1.462" calcext:value-type="float">
            <text:p>1.462</text:p>
          </table:table-cell>
          <table:table-cell table:formula="of:=[.$S$3]*[.U16]" office:value-type="float" office:value="0.404282034866794" calcext:value-type="float">
            <text:p>0.404</text:p>
          </table:table-cell>
          <table:table-cell table:number-columns-repeated="4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1.8875" calcext:value-type="float">
            <text:p>1.888</text:p>
          </table:table-cell>
          <table:table-cell table:style-name="ce44" office:value-type="float" office:value="10.251" calcext:value-type="float">
            <text:p>1.03E+001</text:p>
          </table:table-cell>
          <table:table-cell office:value-type="float" office:value="16" calcext:value-type="float">
            <text:p>16</text:p>
          </table:table-cell>
          <table:table-cell office:value-type="float" office:value="1.8875" calcext:value-type="float">
            <text:p>1.888</text:p>
          </table:table-cell>
          <table:table-cell table:style-name="ce44" office:value-type="float" office:value="10.251" calcext:value-type="float">
            <text:p>1.03E+0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7972" calcext:value-type="float">
            <text:p>1.797</text:p>
          </table:table-cell>
          <table:table-cell table:style-name="ce44" office:value-type="float" office:value="11.773" calcext:value-type="float">
            <text:p>1.18E+001</text:p>
          </table:table-cell>
          <table:table-cell office:value-type="float" office:value="39" calcext:value-type="float">
            <text:p>39</text:p>
          </table:table-cell>
          <table:table-cell office:value-type="float" office:value="1.8875" calcext:value-type="float">
            <text:p>1.888</text:p>
          </table:table-cell>
          <table:table-cell table:style-name="ce44" office:value-type="float" office:value="10.697" calcext:value-type="float">
            <text:p>1.07E+001</text:p>
          </table:table-cell>
          <table:table-cell office:value-type="float" office:value="40" calcext:value-type="float">
            <text:p>40</text:p>
          </table:table-cell>
          <table:table-cell office:value-type="float" office:value="1.8875" calcext:value-type="float">
            <text:p>1.888</text:p>
          </table:table-cell>
          <table:table-cell office:value-type="float" office:value="9.9293" calcext:value-type="float">
            <text:p>9.929</text:p>
          </table:table-cell>
          <table:table-cell table:formula="of:=([.N17]-[.Q17])*0.5" office:value-type="float" office:value="0.38385" calcext:value-type="float">
            <text:p>0.3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8875" calcext:value-type="float">
            <text:p>1.888</text:p>
          </table:table-cell>
          <table:table-cell table:style-name="ce44" office:value-type="float" office:value="10.251" calcext:value-type="float">
            <text:p>1.03E+001</text:p>
          </table:table-cell>
          <table:table-cell office:value-type="float" office:value="0.767700000000001" calcext:value-type="float">
            <text:p>0.768</text:p>
          </table:table-cell>
          <table:table-cell table:formula="of:=[.$S$3]*[.U17]" office:value-type="float" office:value="0.424595115074045" calcext:value-type="float">
            <text:p>0.425</text:p>
          </table:table-cell>
          <table:table-cell table:number-columns-repeated="4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1.8988" calcext:value-type="float">
            <text:p>1.899</text:p>
          </table:table-cell>
          <table:table-cell office:value-type="float" office:value="9.0223" calcext:value-type="float">
            <text:p>9.022</text:p>
          </table:table-cell>
          <table:table-cell office:value-type="float" office:value="17" calcext:value-type="float">
            <text:p>17</text:p>
          </table:table-cell>
          <table:table-cell office:value-type="float" office:value="1.8988" calcext:value-type="float">
            <text:p>1.899</text:p>
          </table:table-cell>
          <table:table-cell office:value-type="float" office:value="9.0223" calcext:value-type="float">
            <text:p>9.0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8875" calcext:value-type="float">
            <text:p>1.888</text:p>
          </table:table-cell>
          <table:table-cell table:style-name="ce44" office:value-type="float" office:value="10.697" calcext:value-type="float">
            <text:p>1.07E+001</text:p>
          </table:table-cell>
          <table:table-cell office:value-type="float" office:value="41" calcext:value-type="float">
            <text:p>41</text:p>
          </table:table-cell>
          <table:table-cell office:value-type="float" office:value="1.8988" calcext:value-type="float">
            <text:p>1.899</text:p>
          </table:table-cell>
          <table:table-cell office:value-type="float" office:value="9.4147" calcext:value-type="float">
            <text:p>9.415</text:p>
          </table:table-cell>
          <table:table-cell office:value-type="float" office:value="42" calcext:value-type="float">
            <text:p>42</text:p>
          </table:table-cell>
          <table:table-cell office:value-type="float" office:value="1.8988" calcext:value-type="float">
            <text:p>1.899</text:p>
          </table:table-cell>
          <table:table-cell office:value-type="float" office:value="8.6462" calcext:value-type="float">
            <text:p>8.646</text:p>
          </table:table-cell>
          <table:table-cell table:formula="of:=([.N18]-[.Q18])*0.5" office:value-type="float" office:value="0.38425" calcext:value-type="float">
            <text:p>0.3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8988" calcext:value-type="float">
            <text:p>1.899</text:p>
          </table:table-cell>
          <table:table-cell office:value-type="float" office:value="9.0223" calcext:value-type="float">
            <text:p>9.022</text:p>
          </table:table-cell>
          <table:table-cell office:value-type="float" office:value="0.7685" calcext:value-type="float">
            <text:p>0.769</text:p>
          </table:table-cell>
          <table:table-cell table:formula="of:=[.$S$3]*[.U18]" office:value-type="float" office:value="0.427137061988131" calcext:value-type="float">
            <text:p>0.427</text:p>
          </table:table-cell>
          <table:table-cell table:number-columns-repeated="4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1.9948" calcext:value-type="float">
            <text:p>1.995</text:p>
          </table:table-cell>
          <table:table-cell office:value-type="float" office:value="7.7732" calcext:value-type="float">
            <text:p>7.773</text:p>
          </table:table-cell>
          <table:table-cell office:value-type="float" office:value="18" calcext:value-type="float">
            <text:p>18</text:p>
          </table:table-cell>
          <table:table-cell office:value-type="float" office:value="1.9948" calcext:value-type="float">
            <text:p>1.995</text:p>
          </table:table-cell>
          <table:table-cell office:value-type="float" office:value="7.7732" calcext:value-type="float">
            <text:p>7.7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875" calcext:value-type="float">
            <text:p>1.888</text:p>
          </table:table-cell>
          <table:table-cell office:value-type="float" office:value="9.9293" calcext:value-type="float">
            <text:p>9.929</text:p>
          </table:table-cell>
          <table:table-cell office:value-type="float" office:value="43" calcext:value-type="float">
            <text:p>43</text:p>
          </table:table-cell>
          <table:table-cell office:value-type="float" office:value="1.9948" calcext:value-type="float">
            <text:p>1.995</text:p>
          </table:table-cell>
          <table:table-cell office:value-type="float" office:value="8.1981" calcext:value-type="float">
            <text:p>8.198</text:p>
          </table:table-cell>
          <table:table-cell office:value-type="float" office:value="44" calcext:value-type="float">
            <text:p>44</text:p>
          </table:table-cell>
          <table:table-cell office:value-type="float" office:value="1.9948" calcext:value-type="float">
            <text:p>1.995</text:p>
          </table:table-cell>
          <table:table-cell office:value-type="float" office:value="7.3704" calcext:value-type="float">
            <text:p>7.37</text:p>
          </table:table-cell>
          <table:table-cell table:formula="of:=([.N19]-[.Q19])*0.5" office:value-type="float" office:value="0.41385" calcext:value-type="float">
            <text:p>0.4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948" calcext:value-type="float">
            <text:p>1.995</text:p>
          </table:table-cell>
          <table:table-cell office:value-type="float" office:value="7.7732" calcext:value-type="float">
            <text:p>7.773</text:p>
          </table:table-cell>
          <table:table-cell office:value-type="float" office:value="0.8277" calcext:value-type="float">
            <text:p>0.828</text:p>
          </table:table-cell>
          <table:table-cell table:formula="of:=[.$S$3]*[.U19]" office:value-type="float" office:value="0.448732363205142" calcext:value-type="float">
            <text:p>0.449</text:p>
          </table:table-cell>
          <table:table-cell table:number-columns-repeated="4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2.0231" calcext:value-type="float">
            <text:p>2.023</text:p>
          </table:table-cell>
          <table:table-cell office:value-type="float" office:value="7.7732" calcext:value-type="float">
            <text:p>7.773</text:p>
          </table:table-cell>
          <table:table-cell office:value-type="float" office:value="19" calcext:value-type="float">
            <text:p>19</text:p>
          </table:table-cell>
          <table:table-cell office:value-type="float" office:value="2.0231" calcext:value-type="float">
            <text:p>2.023</text:p>
          </table:table-cell>
          <table:table-cell office:value-type="float" office:value="7.7732" calcext:value-type="float">
            <text:p>7.7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8988" calcext:value-type="float">
            <text:p>1.899</text:p>
          </table:table-cell>
          <table:table-cell office:value-type="float" office:value="9.4147" calcext:value-type="float">
            <text:p>9.415</text:p>
          </table:table-cell>
          <table:table-cell office:value-type="float" office:value="45" calcext:value-type="float">
            <text:p>45</text:p>
          </table:table-cell>
          <table:table-cell office:value-type="float" office:value="2.0231" calcext:value-type="float">
            <text:p>2.023</text:p>
          </table:table-cell>
          <table:table-cell office:value-type="float" office:value="8.1981" calcext:value-type="float">
            <text:p>8.198</text:p>
          </table:table-cell>
          <table:table-cell office:value-type="float" office:value="46" calcext:value-type="float">
            <text:p>46</text:p>
          </table:table-cell>
          <table:table-cell office:value-type="float" office:value="2.0231" calcext:value-type="float">
            <text:p>2.023</text:p>
          </table:table-cell>
          <table:table-cell office:value-type="float" office:value="7.3704" calcext:value-type="float">
            <text:p>7.37</text:p>
          </table:table-cell>
          <table:table-cell table:formula="of:=([.N20]-[.Q20])*0.5" office:value-type="float" office:value="0.41385" calcext:value-type="float">
            <text:p>0.4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0231" calcext:value-type="float">
            <text:p>2.023</text:p>
          </table:table-cell>
          <table:table-cell office:value-type="float" office:value="7.7732" calcext:value-type="float">
            <text:p>7.773</text:p>
          </table:table-cell>
          <table:table-cell office:value-type="float" office:value="0.8277" calcext:value-type="float">
            <text:p>0.828</text:p>
          </table:table-cell>
          <table:table-cell table:formula="of:=[.$S$3]*[.U20]" office:value-type="float" office:value="0.455098478043073" calcext:value-type="float">
            <text:p>0.455</text:p>
          </table:table-cell>
          <table:table-cell table:number-columns-repeated="4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.0965" calcext:value-type="float">
            <text:p>2.097</text:p>
          </table:table-cell>
          <table:table-cell office:value-type="float" office:value="6.2163" calcext:value-type="float">
            <text:p>6.216</text:p>
          </table:table-cell>
          <table:table-cell office:value-type="float" office:value="20" calcext:value-type="float">
            <text:p>20</text:p>
          </table:table-cell>
          <table:table-cell office:value-type="float" office:value="2.0965" calcext:value-type="float">
            <text:p>2.097</text:p>
          </table:table-cell>
          <table:table-cell office:value-type="float" office:value="6.2163" calcext:value-type="float">
            <text:p>6.21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8988" calcext:value-type="float">
            <text:p>1.899</text:p>
          </table:table-cell>
          <table:table-cell office:value-type="float" office:value="8.6462" calcext:value-type="float">
            <text:p>8.646</text:p>
          </table:table-cell>
          <table:table-cell office:value-type="float" office:value="47" calcext:value-type="float">
            <text:p>47</text:p>
          </table:table-cell>
          <table:table-cell office:value-type="float" office:value="2.0965" calcext:value-type="float">
            <text:p>2.097</text:p>
          </table:table-cell>
          <table:table-cell office:value-type="float" office:value="6.6262" calcext:value-type="float">
            <text:p>6.626</text:p>
          </table:table-cell>
          <table:table-cell office:value-type="float" office:value="48" calcext:value-type="float">
            <text:p>48</text:p>
          </table:table-cell>
          <table:table-cell office:value-type="float" office:value="2.0965" calcext:value-type="float">
            <text:p>2.097</text:p>
          </table:table-cell>
          <table:table-cell office:value-type="float" office:value="5.6484" calcext:value-type="float">
            <text:p>5.648</text:p>
          </table:table-cell>
          <table:table-cell table:formula="of:=([.N21]-[.Q21])*0.5" office:value-type="float" office:value="0.4889" calcext:value-type="float">
            <text:p>0.4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0965" calcext:value-type="float">
            <text:p>2.097</text:p>
          </table:table-cell>
          <table:table-cell office:value-type="float" office:value="6.2163" calcext:value-type="float">
            <text:p>6.216</text:p>
          </table:table-cell>
          <table:table-cell office:value-type="float" office:value="0.9778" calcext:value-type="float">
            <text:p>0.978</text:p>
          </table:table-cell>
          <table:table-cell table:formula="of:=[.$S$3]*[.U21]" office:value-type="float" office:value="0.471609885431913" calcext:value-type="float">
            <text:p>0.472</text:p>
          </table:table-cell>
          <table:table-cell table:number-columns-repeated="4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float" office:value="2.0965" calcext:value-type="float">
            <text:p>2.097</text:p>
          </table:table-cell>
          <table:table-cell office:value-type="float" office:value="5.5886" calcext:value-type="float">
            <text:p>5.589</text:p>
          </table:table-cell>
          <table:table-cell office:value-type="float" office:value="21" calcext:value-type="float">
            <text:p>21</text:p>
          </table:table-cell>
          <table:table-cell office:value-type="float" office:value="2.0965" calcext:value-type="float">
            <text:p>2.097</text:p>
          </table:table-cell>
          <table:table-cell office:value-type="float" office:value="5.5886" calcext:value-type="float">
            <text:p>5.5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9948" calcext:value-type="float">
            <text:p>1.995</text:p>
          </table:table-cell>
          <table:table-cell office:value-type="float" office:value="8.1981" calcext:value-type="float">
            <text:p>8.198</text:p>
          </table:table-cell>
          <table:table-cell office:value-type="float" office:value="49" calcext:value-type="float">
            <text:p>49</text:p>
          </table:table-cell>
          <table:table-cell office:value-type="float" office:value="2.0965" calcext:value-type="float">
            <text:p>2.097</text:p>
          </table:table-cell>
          <table:table-cell office:value-type="float" office:value="5.8941" calcext:value-type="float">
            <text:p>5.894</text:p>
          </table:table-cell>
          <table:table-cell office:value-type="float" office:value="50" calcext:value-type="float">
            <text:p>50</text:p>
          </table:table-cell>
          <table:table-cell office:value-type="float" office:value="2.0965" calcext:value-type="float">
            <text:p>2.097</text:p>
          </table:table-cell>
          <table:table-cell office:value-type="float" office:value="5.2429" calcext:value-type="float">
            <text:p>5.243</text:p>
          </table:table-cell>
          <table:table-cell table:formula="of:=([.N22]-[.Q22])*0.5" office:value-type="float" office:value="0.3256" calcext:value-type="float">
            <text:p>0.32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0965" calcext:value-type="float">
            <text:p>2.097</text:p>
          </table:table-cell>
          <table:table-cell office:value-type="float" office:value="5.5886" calcext:value-type="float">
            <text:p>5.589</text:p>
          </table:table-cell>
          <table:table-cell office:value-type="float" office:value="0.6512" calcext:value-type="float">
            <text:p>0.651</text:p>
          </table:table-cell>
          <table:table-cell table:formula="of:=[.$S$3]*[.U22]" office:value-type="float" office:value="0.471609885431913" calcext:value-type="float">
            <text:p>0.472</text:p>
          </table:table-cell>
          <table:table-cell table:number-columns-repeated="4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float" office:value="2.1925" calcext:value-type="float">
            <text:p>2.193</text:p>
          </table:table-cell>
          <table:table-cell office:value-type="float" office:value="4.4692" calcext:value-type="float">
            <text:p>4.469</text:p>
          </table:table-cell>
          <table:table-cell office:value-type="float" office:value="22" calcext:value-type="float">
            <text:p>22</text:p>
          </table:table-cell>
          <table:table-cell office:value-type="float" office:value="2.1925" calcext:value-type="float">
            <text:p>2.193</text:p>
          </table:table-cell>
          <table:table-cell office:value-type="float" office:value="4.4692" calcext:value-type="float">
            <text:p>4.46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9948" calcext:value-type="float">
            <text:p>1.995</text:p>
          </table:table-cell>
          <table:table-cell office:value-type="float" office:value="7.3704" calcext:value-type="float">
            <text:p>7.37</text:p>
          </table:table-cell>
          <table:table-cell office:value-type="float" office:value="51" calcext:value-type="float">
            <text:p>51</text:p>
          </table:table-cell>
          <table:table-cell office:value-type="float" office:value="2.1925" calcext:value-type="float">
            <text:p>2.193</text:p>
          </table:table-cell>
          <table:table-cell office:value-type="float" office:value="4.7639" calcext:value-type="float">
            <text:p>4.764</text:p>
          </table:table-cell>
          <table:table-cell office:value-type="float" office:value="52" calcext:value-type="float">
            <text:p>52</text:p>
          </table:table-cell>
          <table:table-cell office:value-type="float" office:value="2.1925" calcext:value-type="float">
            <text:p>2.193</text:p>
          </table:table-cell>
          <table:table-cell office:value-type="float" office:value="4.1927" calcext:value-type="float">
            <text:p>4.193</text:p>
          </table:table-cell>
          <table:table-cell table:formula="of:=([.N23]-[.Q23])*0.5" office:value-type="float" office:value="0.2856" calcext:value-type="float">
            <text:p>0.2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1925" calcext:value-type="float">
            <text:p>2.193</text:p>
          </table:table-cell>
          <table:table-cell office:value-type="float" office:value="4.4692" calcext:value-type="float">
            <text:p>4.469</text:p>
          </table:table-cell>
          <table:table-cell office:value-type="float" office:value="0.571199999999999" calcext:value-type="float">
            <text:p>0.571</text:p>
          </table:table-cell>
          <table:table-cell table:formula="of:=[.$S$3]*[.U23]" office:value-type="float" office:value="0.493205186648924" calcext:value-type="float">
            <text:p>0.493</text:p>
          </table:table-cell>
          <table:table-cell table:number-columns-repeated="4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2.2151" calcext:value-type="float">
            <text:p>2.215</text:p>
          </table:table-cell>
          <table:table-cell office:value-type="float" office:value="4.7639" calcext:value-type="float">
            <text:p>4.764</text:p>
          </table:table-cell>
          <table:table-cell office:value-type="float" office:value="23" calcext:value-type="float">
            <text:p>23</text:p>
          </table:table-cell>
          <table:table-cell office:value-type="float" office:value="2.2151" calcext:value-type="float">
            <text:p>2.215</text:p>
          </table:table-cell>
          <table:table-cell office:value-type="float" office:value="4.7639" calcext:value-type="float">
            <text:p>4.76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0231" calcext:value-type="float">
            <text:p>2.023</text:p>
          </table:table-cell>
          <table:table-cell office:value-type="float" office:value="8.1981" calcext:value-type="float">
            <text:p>8.198</text:p>
          </table:table-cell>
          <table:table-cell office:value-type="float" office:value="53" calcext:value-type="float">
            <text:p>53</text:p>
          </table:table-cell>
          <table:table-cell office:value-type="float" office:value="2.2151" calcext:value-type="float">
            <text:p>2.215</text:p>
          </table:table-cell>
          <table:table-cell office:value-type="float" office:value="5.0243" calcext:value-type="float">
            <text:p>5.024</text:p>
          </table:table-cell>
          <table:table-cell office:value-type="float" office:value="54" calcext:value-type="float">
            <text:p>54</text:p>
          </table:table-cell>
          <table:table-cell office:value-type="float" office:value="2.2151" calcext:value-type="float">
            <text:p>2.215</text:p>
          </table:table-cell>
          <table:table-cell office:value-type="float" office:value="4.517" calcext:value-type="float">
            <text:p>4.517</text:p>
          </table:table-cell>
          <table:table-cell table:formula="of:=([.N24]-[.Q24])*0.5" office:value-type="float" office:value="0.25365" calcext:value-type="float">
            <text:p>0.2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2151" calcext:value-type="float">
            <text:p>2.215</text:p>
          </table:table-cell>
          <table:table-cell office:value-type="float" office:value="4.7639" calcext:value-type="float">
            <text:p>4.764</text:p>
          </table:table-cell>
          <table:table-cell office:value-type="float" office:value="0.5073" calcext:value-type="float">
            <text:p>0.507</text:p>
          </table:table-cell>
          <table:table-cell table:formula="of:=[.$S$3]*[.U24]" office:value-type="float" office:value="0.498289080477095" calcext:value-type="float">
            <text:p>0.498</text:p>
          </table:table-cell>
          <table:table-cell table:number-columns-repeated="4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float" office:value="2.2941" calcext:value-type="float">
            <text:p>2.294</text:p>
          </table:table-cell>
          <table:table-cell office:value-type="float" office:value="4.2829" calcext:value-type="float">
            <text:p>4.283</text:p>
          </table:table-cell>
          <table:table-cell office:value-type="float" office:value="24" calcext:value-type="float">
            <text:p>24</text:p>
          </table:table-cell>
          <table:table-cell office:value-type="float" office:value="2.2941" calcext:value-type="float">
            <text:p>2.294</text:p>
          </table:table-cell>
          <table:table-cell office:value-type="float" office:value="4.2829" calcext:value-type="float">
            <text:p>4.28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0231" calcext:value-type="float">
            <text:p>2.023</text:p>
          </table:table-cell>
          <table:table-cell office:value-type="float" office:value="7.3704" calcext:value-type="float">
            <text:p>7.37</text:p>
          </table:table-cell>
          <table:table-cell office:value-type="float" office:value="55" calcext:value-type="float">
            <text:p>55</text:p>
          </table:table-cell>
          <table:table-cell office:value-type="float" office:value="2.2941" calcext:value-type="float">
            <text:p>2.294</text:p>
          </table:table-cell>
          <table:table-cell office:value-type="float" office:value="4.6142" calcext:value-type="float">
            <text:p>4.614</text:p>
          </table:table-cell>
          <table:table-cell office:value-type="float" office:value="56" calcext:value-type="float">
            <text:p>56</text:p>
          </table:table-cell>
          <table:table-cell office:value-type="float" office:value="2.2941" calcext:value-type="float">
            <text:p>2.294</text:p>
          </table:table-cell>
          <table:table-cell office:value-type="float" office:value="4.018" calcext:value-type="float">
            <text:p>4.018</text:p>
          </table:table-cell>
          <table:table-cell table:formula="of:=([.N25]-[.Q25])*0.5" office:value-type="float" office:value="0.2981" calcext:value-type="float">
            <text:p>0.2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2941" calcext:value-type="float">
            <text:p>2.294</text:p>
          </table:table-cell>
          <table:table-cell office:value-type="float" office:value="4.2829" calcext:value-type="float">
            <text:p>4.283</text:p>
          </table:table-cell>
          <table:table-cell office:value-type="float" office:value="0.596200000000001" calcext:value-type="float">
            <text:p>0.596</text:p>
          </table:table-cell>
          <table:table-cell table:formula="of:=[.$S$3]*[.U25]" office:value-type="float" office:value="0.516060213770261" calcext:value-type="float">
            <text:p>0.516</text:p>
          </table:table-cell>
          <table:table-cell table:number-columns-repeated="4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2.2998" calcext:value-type="float">
            <text:p>2.3</text:p>
          </table:table-cell>
          <table:table-cell office:value-type="float" office:value="3.3888" calcext:value-type="float">
            <text:p>3.389</text:p>
          </table:table-cell>
          <table:table-cell office:value-type="float" office:value="25" calcext:value-type="float">
            <text:p>25</text:p>
          </table:table-cell>
          <table:table-cell office:value-type="float" office:value="2.2998" calcext:value-type="float">
            <text:p>2.3</text:p>
          </table:table-cell>
          <table:table-cell office:value-type="float" office:value="3.3888" calcext:value-type="float">
            <text:p>3.38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0965" calcext:value-type="float">
            <text:p>2.097</text:p>
          </table:table-cell>
          <table:table-cell office:value-type="float" office:value="6.6262" calcext:value-type="float">
            <text:p>6.626</text:p>
          </table:table-cell>
          <table:table-cell office:value-type="float" office:value="57" calcext:value-type="float">
            <text:p>57</text:p>
          </table:table-cell>
          <table:table-cell office:value-type="float" office:value="2.2998" calcext:value-type="float">
            <text:p>2.3</text:p>
          </table:table-cell>
          <table:table-cell office:value-type="float" office:value="3.6123" calcext:value-type="float">
            <text:p>3.612</text:p>
          </table:table-cell>
          <table:table-cell office:value-type="float" office:value="58" calcext:value-type="float">
            <text:p>58</text:p>
          </table:table-cell>
          <table:table-cell office:value-type="float" office:value="2.2998" calcext:value-type="float">
            <text:p>2.3</text:p>
          </table:table-cell>
          <table:table-cell office:value-type="float" office:value="3.1792" calcext:value-type="float">
            <text:p>3.179</text:p>
          </table:table-cell>
          <table:table-cell table:formula="of:=([.N26]-[.Q26])*0.5" office:value-type="float" office:value="0.21655" calcext:value-type="float">
            <text:p>0.2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2998" calcext:value-type="float">
            <text:p>2.3</text:p>
          </table:table-cell>
          <table:table-cell office:value-type="float" office:value="3.3888" calcext:value-type="float">
            <text:p>3.389</text:p>
          </table:table-cell>
          <table:table-cell office:value-type="float" office:value="0.433100000000001" calcext:value-type="float">
            <text:p>0.433</text:p>
          </table:table-cell>
          <table:table-cell table:formula="of:=[.$S$3]*[.U26]" office:value-type="float" office:value="0.517342434780021" calcext:value-type="float">
            <text:p>0.517</text:p>
          </table:table-cell>
          <table:table-cell table:number-columns-repeated="4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float" office:value="2.3845" calcext:value-type="float">
            <text:p>2.385</text:p>
          </table:table-cell>
          <table:table-cell office:value-type="float" office:value="2.6529" calcext:value-type="float">
            <text:p>2.653</text:p>
          </table:table-cell>
          <table:table-cell office:value-type="float" office:value="26" calcext:value-type="float">
            <text:p>26</text:p>
          </table:table-cell>
          <table:table-cell office:value-type="float" office:value="2.3845" calcext:value-type="float">
            <text:p>2.385</text:p>
          </table:table-cell>
          <table:table-cell office:value-type="float" office:value="2.6529" calcext:value-type="float">
            <text:p>2.6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0965" calcext:value-type="float">
            <text:p>2.097</text:p>
          </table:table-cell>
          <table:table-cell office:value-type="float" office:value="5.6484" calcext:value-type="float">
            <text:p>5.648</text:p>
          </table:table-cell>
          <table:table-cell office:value-type="float" office:value="59" calcext:value-type="float">
            <text:p>59</text:p>
          </table:table-cell>
          <table:table-cell office:value-type="float" office:value="2.3845" calcext:value-type="float">
            <text:p>2.385</text:p>
          </table:table-cell>
          <table:table-cell office:value-type="float" office:value="2.9825" calcext:value-type="float">
            <text:p>2.983</text:p>
          </table:table-cell>
          <table:table-cell office:value-type="float" office:value="60" calcext:value-type="float">
            <text:p>60</text:p>
          </table:table-cell>
          <table:table-cell office:value-type="float" office:value="2.3845" calcext:value-type="float">
            <text:p>2.385</text:p>
          </table:table-cell>
          <table:table-cell office:value-type="float" office:value="2.3851" calcext:value-type="float">
            <text:p>2.385</text:p>
          </table:table-cell>
          <table:table-cell table:formula="of:=([.N27]-[.Q27])*0.5" office:value-type="float" office:value="0.2987" calcext:value-type="float">
            <text:p>0.2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3845" calcext:value-type="float">
            <text:p>2.385</text:p>
          </table:table-cell>
          <table:table-cell office:value-type="float" office:value="2.6529" calcext:value-type="float">
            <text:p>2.653</text:p>
          </table:table-cell>
          <table:table-cell office:value-type="float" office:value="0.5974" calcext:value-type="float">
            <text:p>0.597</text:p>
          </table:table-cell>
          <table:table-cell table:formula="of:=[.$S$3]*[.U27]" office:value-type="float" office:value="0.536395789082946" calcext:value-type="float">
            <text:p>0.536</text:p>
          </table:table-cell>
          <table:table-cell table:number-columns-repeated="4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.4353" calcext:value-type="float">
            <text:p>2.435</text:p>
          </table:table-cell>
          <table:table-cell office:value-type="float" office:value="2.798" calcext:value-type="float">
            <text:p>2.798</text:p>
          </table:table-cell>
          <table:table-cell office:value-type="float" office:value="27" calcext:value-type="float">
            <text:p>27</text:p>
          </table:table-cell>
          <table:table-cell office:value-type="float" office:value="2.4353" calcext:value-type="float">
            <text:p>2.435</text:p>
          </table:table-cell>
          <table:table-cell office:value-type="float" office:value="2.798" calcext:value-type="float">
            <text:p>2.7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0965" calcext:value-type="float">
            <text:p>2.097</text:p>
          </table:table-cell>
          <table:table-cell office:value-type="float" office:value="5.8941" calcext:value-type="float">
            <text:p>5.894</text:p>
          </table:table-cell>
          <table:table-cell office:value-type="float" office:value="61" calcext:value-type="float">
            <text:p>61</text:p>
          </table:table-cell>
          <table:table-cell office:value-type="float" office:value="2.4353" calcext:value-type="float">
            <text:p>2.435</text:p>
          </table:table-cell>
          <table:table-cell office:value-type="float" office:value="3.0144" calcext:value-type="float">
            <text:p>3.014</text:p>
          </table:table-cell>
          <table:table-cell office:value-type="float" office:value="62" calcext:value-type="float">
            <text:p>62</text:p>
          </table:table-cell>
          <table:table-cell office:value-type="float" office:value="2.4353" calcext:value-type="float">
            <text:p>2.435</text:p>
          </table:table-cell>
          <table:table-cell office:value-type="float" office:value="2.6249" calcext:value-type="float">
            <text:p>2.625</text:p>
          </table:table-cell>
          <table:table-cell table:formula="of:=([.N28]-[.Q28])*0.5" office:value-type="float" office:value="0.19475" calcext:value-type="float">
            <text:p>0.1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4353" calcext:value-type="float">
            <text:p>2.435</text:p>
          </table:table-cell>
          <table:table-cell office:value-type="float" office:value="2.798" calcext:value-type="float">
            <text:p>2.798</text:p>
          </table:table-cell>
          <table:table-cell office:value-type="float" office:value="0.3895" calcext:value-type="float">
            <text:p>0.39</text:p>
          </table:table-cell>
          <table:table-cell table:formula="of:=[.$S$3]*[.U28]" office:value-type="float" office:value="0.547823302643614" calcext:value-type="float">
            <text:p>0.548</text:p>
          </table:table-cell>
          <table:table-cell table:number-columns-repeated="4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2.4918" calcext:value-type="float">
            <text:p>2.492</text:p>
          </table:table-cell>
          <table:table-cell office:value-type="float" office:value="1.8474" calcext:value-type="float">
            <text:p>1.847</text:p>
          </table:table-cell>
          <table:table-cell office:value-type="float" office:value="28" calcext:value-type="float">
            <text:p>28</text:p>
          </table:table-cell>
          <table:table-cell office:value-type="float" office:value="2.4918" calcext:value-type="float">
            <text:p>2.492</text:p>
          </table:table-cell>
          <table:table-cell office:value-type="float" office:value="1.8474" calcext:value-type="float">
            <text:p>1.8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0965" calcext:value-type="float">
            <text:p>2.097</text:p>
          </table:table-cell>
          <table:table-cell office:value-type="float" office:value="5.2429" calcext:value-type="float">
            <text:p>5.243</text:p>
          </table:table-cell>
          <table:table-cell office:value-type="float" office:value="63" calcext:value-type="float">
            <text:p>63</text:p>
          </table:table-cell>
          <table:table-cell office:value-type="float" office:value="2.4918" calcext:value-type="float">
            <text:p>2.492</text:p>
          </table:table-cell>
          <table:table-cell office:value-type="float" office:value="2.0769" calcext:value-type="float">
            <text:p>2.077</text:p>
          </table:table-cell>
          <table:table-cell office:value-type="float" office:value="64" calcext:value-type="float">
            <text:p>64</text:p>
          </table:table-cell>
          <table:table-cell office:value-type="float" office:value="2.4918" calcext:value-type="float">
            <text:p>2.492</text:p>
          </table:table-cell>
          <table:table-cell office:value-type="float" office:value="1.5748" calcext:value-type="float">
            <text:p>1.575</text:p>
          </table:table-cell>
          <table:table-cell table:formula="of:=([.N29]-[.Q29])*0.5" office:value-type="float" office:value="0.25105" calcext:value-type="float">
            <text:p>0.2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4918" calcext:value-type="float">
            <text:p>2.492</text:p>
          </table:table-cell>
          <table:table-cell office:value-type="float" office:value="1.8474" calcext:value-type="float">
            <text:p>1.847</text:p>
          </table:table-cell>
          <table:table-cell office:value-type="float" office:value="0.5021" calcext:value-type="float">
            <text:p>0.502</text:p>
          </table:table-cell>
          <table:table-cell table:formula="of:=[.$S$3]*[.U29]" office:value-type="float" office:value="0.560533037214043" calcext:value-type="float">
            <text:p>0.561</text:p>
          </table:table-cell>
          <table:table-cell table:number-columns-repeated="4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2.52" calcext:value-type="float">
            <text:p>2.52</text:p>
          </table:table-cell>
          <table:table-cell office:value-type="float" office:value="2.0769" calcext:value-type="float">
            <text:p>2.077</text:p>
          </table:table-cell>
          <table:table-cell office:value-type="float" office:value="29" calcext:value-type="float">
            <text:p>29</text:p>
          </table:table-cell>
          <table:table-cell office:value-type="float" office:value="2.52" calcext:value-type="float">
            <text:p>2.52</text:p>
          </table:table-cell>
          <table:table-cell office:value-type="float" office:value="2.0769" calcext:value-type="float">
            <text:p>2.07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1925" calcext:value-type="float">
            <text:p>2.193</text:p>
          </table:table-cell>
          <table:table-cell office:value-type="float" office:value="4.7639" calcext:value-type="float">
            <text:p>4.764</text:p>
          </table:table-cell>
          <table:table-cell office:value-type="float" office:value="65" calcext:value-type="float">
            <text:p>65</text:p>
          </table:table-cell>
          <table:table-cell office:value-type="float" office:value="2.52" calcext:value-type="float">
            <text:p>2.52</text:p>
          </table:table-cell>
          <table:table-cell office:value-type="float" office:value="2.2615" calcext:value-type="float">
            <text:p>2.262</text:p>
          </table:table-cell>
          <table:table-cell office:value-type="float" office:value="66" calcext:value-type="float">
            <text:p>66</text:p>
          </table:table-cell>
          <table:table-cell office:value-type="float" office:value="2.52" calcext:value-type="float">
            <text:p>2.52</text:p>
          </table:table-cell>
          <table:table-cell office:value-type="float" office:value="1.8872" calcext:value-type="float">
            <text:p>1.887</text:p>
          </table:table-cell>
          <table:table-cell table:formula="of:=([.N30]-[.Q30])*0.5" office:value-type="float" office:value="0.18715" calcext:value-type="float">
            <text:p>0.1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52" calcext:value-type="float">
            <text:p>2.52</text:p>
          </table:table-cell>
          <table:table-cell office:value-type="float" office:value="2.0769" calcext:value-type="float">
            <text:p>2.077</text:p>
          </table:table-cell>
          <table:table-cell office:value-type="float" office:value="0.3743" calcext:value-type="float">
            <text:p>0.374</text:p>
          </table:table-cell>
          <table:table-cell table:formula="of:=[.$S$3]*[.U30]" office:value-type="float" office:value="0.56687665694654" calcext:value-type="float">
            <text:p>0.567</text:p>
          </table:table-cell>
          <table:table-cell table:number-columns-repeated="4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2.5934" calcext:value-type="float">
            <text:p>2.593</text:p>
          </table:table-cell>
          <table:table-cell office:value-type="float" office:value="1.3282" calcext:value-type="float">
            <text:p>1.328</text:p>
          </table:table-cell>
          <table:table-cell office:value-type="float" office:value="30" calcext:value-type="float">
            <text:p>30</text:p>
          </table:table-cell>
          <table:table-cell office:value-type="float" office:value="2.5934" calcext:value-type="float">
            <text:p>2.593</text:p>
          </table:table-cell>
          <table:table-cell office:value-type="float" office:value="1.3282" calcext:value-type="float">
            <text:p>1.32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1925" calcext:value-type="float">
            <text:p>2.193</text:p>
          </table:table-cell>
          <table:table-cell office:value-type="float" office:value="4.1927" calcext:value-type="float">
            <text:p>4.193</text:p>
          </table:table-cell>
          <table:table-cell office:value-type="float" office:value="67" calcext:value-type="float">
            <text:p>67</text:p>
          </table:table-cell>
          <table:table-cell office:value-type="float" office:value="2.5934" calcext:value-type="float">
            <text:p>2.593</text:p>
          </table:table-cell>
          <table:table-cell office:value-type="float" office:value="1.4774" calcext:value-type="float">
            <text:p>1.477</text:p>
          </table:table-cell>
          <table:table-cell office:value-type="float" office:value="68" calcext:value-type="float">
            <text:p>68</text:p>
          </table:table-cell>
          <table:table-cell office:value-type="float" office:value="2.5934" calcext:value-type="float">
            <text:p>2.593</text:p>
          </table:table-cell>
          <table:table-cell office:value-type="float" office:value="1.1941" calcext:value-type="float">
            <text:p>1.194</text:p>
          </table:table-cell>
          <table:table-cell table:formula="of:=([.N31]-[.Q31])*0.5" office:value-type="float" office:value="0.14165" calcext:value-type="float">
            <text:p>0.1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5934" calcext:value-type="float">
            <text:p>2.593</text:p>
          </table:table-cell>
          <table:table-cell office:value-type="float" office:value="1.3282" calcext:value-type="float">
            <text:p>1.328</text:p>
          </table:table-cell>
          <table:table-cell office:value-type="float" office:value="0.2833" calcext:value-type="float">
            <text:p>0.283</text:p>
          </table:table-cell>
          <table:table-cell table:formula="of:=[.$S$3]*[.U31]" office:value-type="float" office:value="0.58338806433538" calcext:value-type="float">
            <text:p>0.583</text:p>
          </table:table-cell>
          <table:table-cell table:number-columns-repeated="4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float" office:value="2.6951" calcext:value-type="float">
            <text:p>2.695</text:p>
          </table:table-cell>
          <table:table-cell table:style-name="ce44" office:value-type="float" office:value="0.90543" calcext:value-type="float">
            <text:p>9.05E-001</text:p>
          </table:table-cell>
          <table:table-cell office:value-type="float" office:value="31" calcext:value-type="float">
            <text:p>31</text:p>
          </table:table-cell>
          <table:table-cell office:value-type="float" office:value="2.6951" calcext:value-type="float">
            <text:p>2.695</text:p>
          </table:table-cell>
          <table:table-cell table:style-name="ce44" office:value-type="float" office:value="0.90543" calcext:value-type="float">
            <text:p>9.05E-0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.2151" calcext:value-type="float">
            <text:p>2.215</text:p>
          </table:table-cell>
          <table:table-cell office:value-type="float" office:value="5.0243" calcext:value-type="float">
            <text:p>5.024</text:p>
          </table:table-cell>
          <table:table-cell office:value-type="float" office:value="2" calcext:value-type="float">
            <text:p>2</text:p>
          </table:table-cell>
          <table:table-cell office:value-type="float" office:value="2.6951" calcext:value-type="float">
            <text:p>2.695</text:p>
          </table:table-cell>
          <table:table-cell office:value-type="float" office:value="1.0509" calcext:value-type="float">
            <text:p>1.051</text:p>
          </table:table-cell>
          <table:table-cell office:value-type="float" office:value="3" calcext:value-type="float">
            <text:p>3</text:p>
          </table:table-cell>
          <table:table-cell office:value-type="float" office:value="2.6951" calcext:value-type="float">
            <text:p>2.695</text:p>
          </table:table-cell>
          <table:table-cell table:style-name="ce44" office:value-type="float" office:value="0.8054" calcext:value-type="float">
            <text:p>8.05E-001</text:p>
          </table:table-cell>
          <table:table-cell table:formula="of:=([.N32]-[.Q32])*0.5" office:value-type="float" office:value="0.12275" calcext:value-type="float">
            <text:p>0.1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6951" calcext:value-type="float">
            <text:p>2.695</text:p>
          </table:table-cell>
          <table:table-cell table:style-name="ce44" office:value-type="float" office:value="0.90543" calcext:value-type="float">
            <text:p>9.05E-001</text:p>
          </table:table-cell>
          <table:table-cell office:value-type="float" office:value="0.2455" calcext:value-type="float">
            <text:p>0.246</text:p>
          </table:table-cell>
          <table:table-cell table:formula="of:=[.$S$3]*[.U32]" office:value-type="float" office:value="0.606265586562151" calcext:value-type="float">
            <text:p>0.6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.7911" calcext:value-type="float">
            <text:p>2.791</text:p>
          </table:table-cell>
          <table:table-cell table:style-name="ce44" office:value-type="float" office:value="0.89585" calcext:value-type="float">
            <text:p>8.96E-001</text:p>
          </table:table-cell>
          <table:table-cell office:value-type="float" office:value="32" calcext:value-type="float">
            <text:p>32</text:p>
          </table:table-cell>
          <table:table-cell office:value-type="float" office:value="2.7911" calcext:value-type="float">
            <text:p>2.791</text:p>
          </table:table-cell>
          <table:table-cell table:style-name="ce44" office:value-type="float" office:value="0.89585" calcext:value-type="float">
            <text:p>8.96E-0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.2151" calcext:value-type="float">
            <text:p>2.215</text:p>
          </table:table-cell>
          <table:table-cell office:value-type="float" office:value="4.517" calcext:value-type="float">
            <text:p>4.517</text:p>
          </table:table-cell>
          <table:table-cell office:value-type="float" office:value="4" calcext:value-type="float">
            <text:p>4</text:p>
          </table:table-cell>
          <table:table-cell office:value-type="float" office:value="2.7911" calcext:value-type="float">
            <text:p>2.791</text:p>
          </table:table-cell>
          <table:table-cell table:style-name="ce44" office:value-type="float" office:value="0.98591" calcext:value-type="float">
            <text:p>9.86E-001</text:p>
          </table:table-cell>
          <table:table-cell office:value-type="float" office:value="5" calcext:value-type="float">
            <text:p>5</text:p>
          </table:table-cell>
          <table:table-cell office:value-type="float" office:value="2.7911" calcext:value-type="float">
            <text:p>2.791</text:p>
          </table:table-cell>
          <table:table-cell table:style-name="ce44" office:value-type="float" office:value="0.75557" calcext:value-type="float">
            <text:p>7.56E-001</text:p>
          </table:table-cell>
          <table:table-cell table:formula="of:=([.N33]-[.Q33])*0.5" office:value-type="float" office:value="0.11517" calcext:value-type="float">
            <text:p>0.1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7911" calcext:value-type="float">
            <text:p>2.791</text:p>
          </table:table-cell>
          <table:table-cell table:style-name="ce44" office:value-type="float" office:value="0.89585" calcext:value-type="float">
            <text:p>8.96E-001</text:p>
          </table:table-cell>
          <table:table-cell office:value-type="float" office:value="0.23034" calcext:value-type="float">
            <text:p>0.23</text:p>
          </table:table-cell>
          <table:table-cell table:formula="of:=[.$S$3]*[.U33]" office:value-type="float" office:value="0.627860887779162" calcext:value-type="float">
            <text:p>0.628</text:p>
          </table:table-cell>
          <table:table-cell table:number-columns-repeated="4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2.8871" calcext:value-type="float">
            <text:p>2.887</text:p>
          </table:table-cell>
          <table:table-cell table:style-name="ce44" office:value-type="float" office:value="0.50422" calcext:value-type="float">
            <text:p>5.04E-001</text:p>
          </table:table-cell>
          <table:table-cell office:value-type="float" office:value="33" calcext:value-type="float">
            <text:p>33</text:p>
          </table:table-cell>
          <table:table-cell office:value-type="float" office:value="2.8871" calcext:value-type="float">
            <text:p>2.887</text:p>
          </table:table-cell>
          <table:table-cell table:style-name="ce44" office:value-type="float" office:value="0.50422" calcext:value-type="float">
            <text:p>5.04E-0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2941" calcext:value-type="float">
            <text:p>2.294</text:p>
          </table:table-cell>
          <table:table-cell office:value-type="float" office:value="4.6142" calcext:value-type="float">
            <text:p>4.614</text:p>
          </table:table-cell>
          <table:table-cell office:value-type="float" office:value="6" calcext:value-type="float">
            <text:p>6</text:p>
          </table:table-cell>
          <table:table-cell office:value-type="float" office:value="2.8871" calcext:value-type="float">
            <text:p>2.887</text:p>
          </table:table-cell>
          <table:table-cell table:style-name="ce44" office:value-type="float" office:value="0.61069" calcext:value-type="float">
            <text:p>6.11E-001</text:p>
          </table:table-cell>
          <table:table-cell office:value-type="float" office:value="7" calcext:value-type="float">
            <text:p>7</text:p>
          </table:table-cell>
          <table:table-cell office:value-type="float" office:value="2.8871" calcext:value-type="float">
            <text:p>2.887</text:p>
          </table:table-cell>
          <table:table-cell table:style-name="ce44" office:value-type="float" office:value="0.41631" calcext:value-type="float">
            <text:p>4.16E-001</text:p>
          </table:table-cell>
          <table:table-cell table:formula="of:=([.N34]-[.Q34])*0.5" office:value-type="float" office:value="0.09719" calcext:value-type="float">
            <text:p>0.09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8871" calcext:value-type="float">
            <text:p>2.887</text:p>
          </table:table-cell>
          <table:table-cell table:style-name="ce44" office:value-type="float" office:value="0.50422" calcext:value-type="float">
            <text:p>5.04E-001</text:p>
          </table:table-cell>
          <table:table-cell office:value-type="float" office:value="0.19438" calcext:value-type="float">
            <text:p>0.194</text:p>
          </table:table-cell>
          <table:table-cell table:formula="of:=[.$S$3]*[.U34]" office:value-type="float" office:value="0.649456188996173" calcext:value-type="float">
            <text:p>0.649</text:p>
          </table:table-cell>
          <table:table-cell table:number-columns-repeated="4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float" office:value="2.9887" calcext:value-type="float">
            <text:p>2.989</text:p>
          </table:table-cell>
          <table:table-cell table:style-name="ce44" office:value-type="float" office:value="0.31905" calcext:value-type="float">
            <text:p>3.19E-001</text:p>
          </table:table-cell>
          <table:table-cell office:value-type="float" office:value="34" calcext:value-type="float">
            <text:p>34</text:p>
          </table:table-cell>
          <table:table-cell office:value-type="float" office:value="2.9887" calcext:value-type="float">
            <text:p>2.989</text:p>
          </table:table-cell>
          <table:table-cell table:style-name="ce44" office:value-type="float" office:value="0.31905" calcext:value-type="float">
            <text:p>3.19E-00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2941" calcext:value-type="float">
            <text:p>2.294</text:p>
          </table:table-cell>
          <table:table-cell office:value-type="float" office:value="4.018" calcext:value-type="float">
            <text:p>4.018</text:p>
          </table:table-cell>
          <table:table-cell office:value-type="float" office:value="8" calcext:value-type="float">
            <text:p>8</text:p>
          </table:table-cell>
          <table:table-cell office:value-type="float" office:value="2.9887" calcext:value-type="float">
            <text:p>2.989</text:p>
          </table:table-cell>
          <table:table-cell table:style-name="ce44" office:value-type="float" office:value="0.37427" calcext:value-type="float">
            <text:p>3.74E-001</text:p>
          </table:table-cell>
          <table:table-cell office:value-type="float" office:value="9" calcext:value-type="float">
            <text:p>9</text:p>
          </table:table-cell>
          <table:table-cell office:value-type="float" office:value="2.9887" calcext:value-type="float">
            <text:p>2.989</text:p>
          </table:table-cell>
          <table:table-cell table:style-name="ce44" office:value-type="float" office:value="0.25244" calcext:value-type="float">
            <text:p>2.52E-001</text:p>
          </table:table-cell>
          <table:table-cell table:formula="of:=([.N35]-[.Q35])*0.5" office:value-type="float" office:value="0.060915" calcext:value-type="float">
            <text:p>0.0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9887" calcext:value-type="float">
            <text:p>2.989</text:p>
          </table:table-cell>
          <table:table-cell table:style-name="ce44" office:value-type="float" office:value="0.31905" calcext:value-type="float">
            <text:p>3.19E-001</text:p>
          </table:table-cell>
          <table:table-cell office:value-type="float" office:value="0.12183" calcext:value-type="float">
            <text:p>0.122</text:p>
          </table:table-cell>
          <table:table-cell table:formula="of:=[.$S$3]*[.U35]" office:value-type="float" office:value="0.672311216117509" calcext:value-type="float">
            <text:p>0.672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.6899" calcext:value-type="float">
            <text:p>1.69</text:p>
          </table:table-cell>
          <table:table-cell table:style-name="ce44" office:value-type="float" office:value="17.087" calcext:value-type="float">
            <text:p>1.71E+0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2998" calcext:value-type="float">
            <text:p>2.3</text:p>
          </table:table-cell>
          <table:table-cell office:value-type="float" office:value="3.6123" calcext:value-type="float">
            <text:p>3.612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.6899" calcext:value-type="float">
            <text:p>1.69</text:p>
          </table:table-cell>
          <table:table-cell table:style-name="ce44" office:value-type="float" office:value="15.526" calcext:value-type="float">
            <text:p>1.55E+0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.2998" calcext:value-type="float">
            <text:p>2.3</text:p>
          </table:table-cell>
          <table:table-cell office:value-type="float" office:value="3.1792" calcext:value-type="float">
            <text:p>3.179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.7972" calcext:value-type="float">
            <text:p>1.797</text:p>
          </table:table-cell>
          <table:table-cell table:style-name="ce44" office:value-type="float" office:value="13.235" calcext:value-type="float">
            <text:p>1.32E+0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.3845" calcext:value-type="float">
            <text:p>2.385</text:p>
          </table:table-cell>
          <table:table-cell office:value-type="float" office:value="2.9825" calcext:value-type="float">
            <text:p>2.983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.7972" calcext:value-type="float">
            <text:p>1.797</text:p>
          </table:table-cell>
          <table:table-cell table:style-name="ce44" office:value-type="float" office:value="11.773" calcext:value-type="float">
            <text:p>1.18E+0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3845" calcext:value-type="float">
            <text:p>2.385</text:p>
          </table:table-cell>
          <table:table-cell office:value-type="float" office:value="2.3851" calcext:value-type="float">
            <text:p>2.385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.8875" calcext:value-type="float">
            <text:p>1.888</text:p>
          </table:table-cell>
          <table:table-cell table:style-name="ce44" office:value-type="float" office:value="10.697" calcext:value-type="float">
            <text:p>1.07E+0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4353" calcext:value-type="float">
            <text:p>2.435</text:p>
          </table:table-cell>
          <table:table-cell office:value-type="float" office:value="3.0144" calcext:value-type="float">
            <text:p>3.014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.8875" calcext:value-type="float">
            <text:p>1.888</text:p>
          </table:table-cell>
          <table:table-cell office:value-type="float" office:value="9.9293" calcext:value-type="float">
            <text:p>9.92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4353" calcext:value-type="float">
            <text:p>2.435</text:p>
          </table:table-cell>
          <table:table-cell office:value-type="float" office:value="2.6249" calcext:value-type="float">
            <text:p>2.625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.8988" calcext:value-type="float">
            <text:p>1.899</text:p>
          </table:table-cell>
          <table:table-cell office:value-type="float" office:value="9.4147" calcext:value-type="float">
            <text:p>9.4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.4918" calcext:value-type="float">
            <text:p>2.492</text:p>
          </table:table-cell>
          <table:table-cell office:value-type="float" office:value="2.0769" calcext:value-type="float">
            <text:p>2.077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.8988" calcext:value-type="float">
            <text:p>1.899</text:p>
          </table:table-cell>
          <table:table-cell office:value-type="float" office:value="8.6462" calcext:value-type="float">
            <text:p>8.64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4918" calcext:value-type="float">
            <text:p>2.492</text:p>
          </table:table-cell>
          <table:table-cell office:value-type="float" office:value="1.5748" calcext:value-type="float">
            <text:p>1.575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9948" calcext:value-type="float">
            <text:p>1.995</text:p>
          </table:table-cell>
          <table:table-cell office:value-type="float" office:value="8.1981" calcext:value-type="float">
            <text:p>8.19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52" calcext:value-type="float">
            <text:p>2.52</text:p>
          </table:table-cell>
          <table:table-cell office:value-type="float" office:value="2.2615" calcext:value-type="float">
            <text:p>2.262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.9948" calcext:value-type="float">
            <text:p>1.995</text:p>
          </table:table-cell>
          <table:table-cell office:value-type="float" office:value="7.3704" calcext:value-type="float">
            <text:p>7.3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.52" calcext:value-type="float">
            <text:p>2.52</text:p>
          </table:table-cell>
          <table:table-cell office:value-type="float" office:value="1.8872" calcext:value-type="float">
            <text:p>1.887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.0231" calcext:value-type="float">
            <text:p>2.023</text:p>
          </table:table-cell>
          <table:table-cell office:value-type="float" office:value="8.1981" calcext:value-type="float">
            <text:p>8.1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.5934" calcext:value-type="float">
            <text:p>2.593</text:p>
          </table:table-cell>
          <table:table-cell office:value-type="float" office:value="1.4774" calcext:value-type="float">
            <text:p>1.477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2.0231" calcext:value-type="float">
            <text:p>2.023</text:p>
          </table:table-cell>
          <table:table-cell office:value-type="float" office:value="7.3704" calcext:value-type="float">
            <text:p>7.3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.5934" calcext:value-type="float">
            <text:p>2.593</text:p>
          </table:table-cell>
          <table:table-cell office:value-type="float" office:value="1.1941" calcext:value-type="float">
            <text:p>1.194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2.0965" calcext:value-type="float">
            <text:p>2.097</text:p>
          </table:table-cell>
          <table:table-cell office:value-type="float" office:value="6.6262" calcext:value-type="float">
            <text:p>6.6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951" calcext:value-type="float">
            <text:p>2.695</text:p>
          </table:table-cell>
          <table:table-cell office:value-type="float" office:value="1.0509" calcext:value-type="float">
            <text:p>1.051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.0965" calcext:value-type="float">
            <text:p>2.097</text:p>
          </table:table-cell>
          <table:table-cell office:value-type="float" office:value="5.6484" calcext:value-type="float">
            <text:p>5.6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951" calcext:value-type="float">
            <text:p>2.695</text:p>
          </table:table-cell>
          <table:table-cell table:style-name="ce44" office:value-type="float" office:value="0.8054" calcext:value-type="float">
            <text:p>8.05E-001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2.0965" calcext:value-type="float">
            <text:p>2.097</text:p>
          </table:table-cell>
          <table:table-cell office:value-type="float" office:value="5.8941" calcext:value-type="float">
            <text:p>5.8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7911" calcext:value-type="float">
            <text:p>2.791</text:p>
          </table:table-cell>
          <table:table-cell table:style-name="ce44" office:value-type="float" office:value="0.98591" calcext:value-type="float">
            <text:p>9.86E-001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.0965" calcext:value-type="float">
            <text:p>2.097</text:p>
          </table:table-cell>
          <table:table-cell office:value-type="float" office:value="5.2429" calcext:value-type="float">
            <text:p>5.2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7911" calcext:value-type="float">
            <text:p>2.791</text:p>
          </table:table-cell>
          <table:table-cell table:style-name="ce44" office:value-type="float" office:value="0.75557" calcext:value-type="float">
            <text:p>7.56E-001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.1925" calcext:value-type="float">
            <text:p>2.193</text:p>
          </table:table-cell>
          <table:table-cell office:value-type="float" office:value="4.7639" calcext:value-type="float">
            <text:p>4.7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8871" calcext:value-type="float">
            <text:p>2.887</text:p>
          </table:table-cell>
          <table:table-cell table:style-name="ce44" office:value-type="float" office:value="0.61069" calcext:value-type="float">
            <text:p>6.11E-001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2.1925" calcext:value-type="float">
            <text:p>2.193</text:p>
          </table:table-cell>
          <table:table-cell office:value-type="float" office:value="4.1927" calcext:value-type="float">
            <text:p>4.1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8871" calcext:value-type="float">
            <text:p>2.887</text:p>
          </table:table-cell>
          <table:table-cell table:style-name="ce44" office:value-type="float" office:value="0.41631" calcext:value-type="float">
            <text:p>4.16E-001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2.2151" calcext:value-type="float">
            <text:p>2.215</text:p>
          </table:table-cell>
          <table:table-cell office:value-type="float" office:value="5.0243" calcext:value-type="float">
            <text:p>5.0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9887" calcext:value-type="float">
            <text:p>2.989</text:p>
          </table:table-cell>
          <table:table-cell table:style-name="ce44" office:value-type="float" office:value="0.37427" calcext:value-type="float">
            <text:p>3.74E-001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2.2151" calcext:value-type="float">
            <text:p>2.215</text:p>
          </table:table-cell>
          <table:table-cell office:value-type="float" office:value="4.517" calcext:value-type="float">
            <text:p>4.5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9887" calcext:value-type="float">
            <text:p>2.989</text:p>
          </table:table-cell>
          <table:table-cell table:style-name="ce44" office:value-type="float" office:value="0.25244" calcext:value-type="float">
            <text:p>2.52E-001</text:p>
          </table:table-cell>
          <table:table-cell table:number-columns-repeated="17"/>
        </table:table-row>
        <table:table-row table:style-name="ro3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2.2941" calcext:value-type="float">
            <text:p>2.294</text:p>
          </table:table-cell>
          <table:table-cell office:value-type="float" office:value="4.6142" calcext:value-type="float">
            <text:p>4.614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2.2941" calcext:value-type="float">
            <text:p>2.294</text:p>
          </table:table-cell>
          <table:table-cell office:value-type="float" office:value="4.018" calcext:value-type="float">
            <text:p>4.018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2.2998" calcext:value-type="float">
            <text:p>2.3</text:p>
          </table:table-cell>
          <table:table-cell office:value-type="float" office:value="3.6123" calcext:value-type="float">
            <text:p>3.612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2.2998" calcext:value-type="float">
            <text:p>2.3</text:p>
          </table:table-cell>
          <table:table-cell office:value-type="float" office:value="3.1792" calcext:value-type="float">
            <text:p>3.179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2.3845" calcext:value-type="float">
            <text:p>2.385</text:p>
          </table:table-cell>
          <table:table-cell office:value-type="float" office:value="2.9825" calcext:value-type="float">
            <text:p>2.983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2.3845" calcext:value-type="float">
            <text:p>2.385</text:p>
          </table:table-cell>
          <table:table-cell office:value-type="float" office:value="2.3851" calcext:value-type="float">
            <text:p>2.385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2.4353" calcext:value-type="float">
            <text:p>2.435</text:p>
          </table:table-cell>
          <table:table-cell office:value-type="float" office:value="3.0144" calcext:value-type="float">
            <text:p>3.014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2.4353" calcext:value-type="float">
            <text:p>2.435</text:p>
          </table:table-cell>
          <table:table-cell office:value-type="float" office:value="2.6249" calcext:value-type="float">
            <text:p>2.625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2.4918" calcext:value-type="float">
            <text:p>2.492</text:p>
          </table:table-cell>
          <table:table-cell office:value-type="float" office:value="2.0769" calcext:value-type="float">
            <text:p>2.077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2.4918" calcext:value-type="float">
            <text:p>2.492</text:p>
          </table:table-cell>
          <table:table-cell office:value-type="float" office:value="1.5748" calcext:value-type="float">
            <text:p>1.575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2.52" calcext:value-type="float">
            <text:p>2.52</text:p>
          </table:table-cell>
          <table:table-cell office:value-type="float" office:value="2.2615" calcext:value-type="float">
            <text:p>2.262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2.52" calcext:value-type="float">
            <text:p>2.52</text:p>
          </table:table-cell>
          <table:table-cell office:value-type="float" office:value="1.8872" calcext:value-type="float">
            <text:p>1.887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2.5934" calcext:value-type="float">
            <text:p>2.593</text:p>
          </table:table-cell>
          <table:table-cell office:value-type="float" office:value="1.4774" calcext:value-type="float">
            <text:p>1.477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2.5934" calcext:value-type="float">
            <text:p>2.593</text:p>
          </table:table-cell>
          <table:table-cell office:value-type="float" office:value="1.1941" calcext:value-type="float">
            <text:p>1.194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.6951" calcext:value-type="float">
            <text:p>2.695</text:p>
          </table:table-cell>
          <table:table-cell office:value-type="float" office:value="1.0509" calcext:value-type="float">
            <text:p>1.051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.6951" calcext:value-type="float">
            <text:p>2.695</text:p>
          </table:table-cell>
          <table:table-cell table:style-name="ce44" office:value-type="float" office:value="0.8054" calcext:value-type="float">
            <text:p>8.05E-001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.7911" calcext:value-type="float">
            <text:p>2.791</text:p>
          </table:table-cell>
          <table:table-cell table:style-name="ce44" office:value-type="float" office:value="0.98591" calcext:value-type="float">
            <text:p>9.86E-001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.7911" calcext:value-type="float">
            <text:p>2.791</text:p>
          </table:table-cell>
          <table:table-cell table:style-name="ce44" office:value-type="float" office:value="0.75557" calcext:value-type="float">
            <text:p>7.56E-001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.8871" calcext:value-type="float">
            <text:p>2.887</text:p>
          </table:table-cell>
          <table:table-cell table:style-name="ce44" office:value-type="float" office:value="0.61069" calcext:value-type="float">
            <text:p>6.11E-001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.8871" calcext:value-type="float">
            <text:p>2.887</text:p>
          </table:table-cell>
          <table:table-cell table:style-name="ce44" office:value-type="float" office:value="0.41631" calcext:value-type="float">
            <text:p>4.16E-001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9887" calcext:value-type="float">
            <text:p>2.989</text:p>
          </table:table-cell>
          <table:table-cell table:style-name="ce44" office:value-type="float" office:value="0.37427" calcext:value-type="float">
            <text:p>3.74E-001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.9887" calcext:value-type="float">
            <text:p>2.989</text:p>
          </table:table-cell>
          <table:table-cell table:style-name="ce44" office:value-type="float" office:value="0.25244" calcext:value-type="float">
            <text:p>2.52E-001</text:p>
          </table:table-cell>
          <table:table-cell table:number-columns-repeated="21"/>
        </table:table-row>
      </table:table>
      <table:table table:name="H_Wiser" table:style-name="ta1" table:print="false">
        <table:table-column table:style-name="co5" table:number-columns-repeated="26" table:default-cell-style-name="Default"/>
        <table:table-row table:style-name="ro3">
          <table:table-cell office:value-type="string" calcext:value-type="string">
            <text:p>Wiser thesis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Kmin</text:p>
          </table:table-cell>
          <table:table-cell office:value-type="string" calcext:value-type="string">
            <text:p>pi- H</text:p>
          </table:table-cell>
          <table:table-cell office:value-type="string" calcext:value-type="string">
            <text:p>dsigma p</text:p>
          </table:table-cell>
          <table:table-cell office:value-type="string" calcext:value-type="string">
            <text:p>pi+ H</text:p>
          </table:table-cell>
          <table:table-cell office:value-type="string" calcext:value-type="string">
            <text:p>dsigma p</text:p>
          </table:table-cell>
          <table:table-cell office:value-type="string" calcext:value-type="string">
            <text:p>pi- d</text:p>
          </table:table-cell>
          <table:table-cell/>
          <table:table-cell office:value-type="string" calcext:value-type="string">
            <text:p>pi+ d</text:p>
          </table:table-cell>
          <table:table-cell/>
          <table:table-cell office:value-type="string" calcext:value-type="string">
            <text:p>pi- d/H</text:p>
          </table:table-cell>
          <table:table-cell office:value-type="string" calcext:value-type="string">
            <text:p>pi+ d/H</text:p>
          </table:table-cell>
          <table:table-cell office:value-type="string" calcext:value-type="string">
            <text:p>pi +/- H</text:p>
          </table:table-cell>
          <table:table-cell office:value-type="string" calcext:value-type="string">
            <text:p>pi +/- d</text:p>
          </table:table-cell>
          <table:table-cell office:value-type="string" calcext:value-type="string">
            <text:p>dsigma/pi- H</text:p>
          </table:table-cell>
          <table:table-cell office:value-type="string" calcext:value-type="string">
            <text:p>dsigma/pi+ H</text:p>
          </table:table-cell>
          <table:table-cell office:value-type="string" calcext:value-type="string">
            <text:p>dsigma/pi- d</text:p>
          </table:table-cell>
          <table:table-cell office:value-type="string" calcext:value-type="string">
            <text:p>dsigma/pi+ d</text:p>
          </table:table-cell>
          <table:table-cell/>
          <table:table-cell office:value-type="string" calcext:value-type="string">
            <text:p>pi- d Wiser x 6</text:p>
          </table:table-cell>
          <table:table-cell office:value-type="string" calcext:value-type="string">
            <text:p>pi+ d Wiser x 6</text:p>
          </table:table-cell>
        </table:table-row>
        <table:table-row table:style-name="ro3">
          <table:table-cell office:value-type="string" calcext:value-type="string">
            <text:p>p. 149 (Table IV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DEGREES(ASIN([.D2]/[.$C$2]))" office:value-type="float" office:value="30" calcext:value-type="float">
            <text:p>30</text:p>
          </table:table-cell>
          <table:table-cell table:number-columns-repeated="2"/>
          <table:table-cell table:style-name="ce44" office:value-type="float" office:value="22.7" calcext:value-type="float">
            <text:p>2.27E+001</text:p>
          </table:table-cell>
          <table:table-cell table:style-name="ce44" office:value-type="float" office:value="0.5" calcext:value-type="float">
            <text:p>5.00E-001</text:p>
          </table:table-cell>
          <table:table-cell table:style-name="ce44" office:value-type="float" office:value="51.8" calcext:value-type="float">
            <text:p>5.18E+001</text:p>
          </table:table-cell>
          <table:table-cell table:style-name="ce44" office:value-type="float" office:value="1.8" calcext:value-type="float">
            <text:p>1.80E+000</text:p>
          </table:table-cell>
          <table:table-cell table:number-columns-repeated="6"/>
          <table:table-cell table:formula="of:=[.J2]/[.H2]" office:value-type="float" office:value="2.28193832599119" calcext:value-type="float">
            <text:p>2.282</text:p>
          </table:table-cell>
          <table:table-cell/>
          <table:table-cell table:style-name="ce53" table:formula="of:=[.I2]/[.H2]" office:value-type="percentage" office:value="0.0220264317180617" calcext:value-type="percentage">
            <text:p>2.20%</text:p>
          </table:table-cell>
          <table:table-cell table:style-name="ce53" table:formula="of:=[.K2]/[.J2]" office:value-type="percentage" office:value="0.0347490347490347" calcext:value-type="percentage">
            <text:p>3.47%</text:p>
          </table:table-cell>
          <table:table-cell table:style-name="ce53" table:number-columns-repeated="2"/>
          <table:table-cell/>
          <table:table-cell table:formula="of:=IF([.L2]&lt;&gt;&quot;&quot;;IF(AND([.E2]&gt;=[.$H$49];[.E2]&lt;=[.$H$50]);[.L2]*6;&quot;&quot;);&quot;&quot;)">
            <text:p/>
          </table:table-cell>
          <table:table-cell table:formula="of:=IF([.N2]&lt;&gt;&quot;&quot;;IF(AND([.E2]&gt;=[.$H$49];[.E2]&lt;=[.$H$50]);[.N2]*6;&quot;&quot;);&quot;&quot;)">
            <text:p/>
          </table:table-cell>
        </table:table-row>
        <table:table-row table:style-name="ro3">
          <table:table-cell office:value-type="string" calcext:value-type="string">
            <text:p>p.153 (Table V)</text:p>
          </table:table-cell>
          <table:table-cell table:number-columns-repeated="2"/>
          <table:table-cell office:value-type="float" office:value="0.625" calcext:value-type="float">
            <text:p>0.625</text:p>
          </table:table-cell>
          <table:table-cell table:formula="of:=DEGREES(ASIN([.D3]/[.$C$2]))" office:value-type="float" office:value="38.6821874534894" calcext:value-type="float">
            <text:p>38.682</text:p>
          </table:table-cell>
          <table:table-cell table:number-columns-repeated="2"/>
          <table:table-cell office:value-type="float" office:value="7.82" calcext:value-type="float">
            <text:p>7.82</text:p>
          </table:table-cell>
          <table:table-cell office:value-type="float" office:value="0.16" calcext:value-type="float">
            <text:p>0.16</text:p>
          </table:table-cell>
          <table:table-cell table:style-name="ce44" office:value-type="float" office:value="15.7" calcext:value-type="float">
            <text:p>1.57E+001</text:p>
          </table:table-cell>
          <table:table-cell table:style-name="ce44" office:value-type="float" office:value="0.3" calcext:value-type="float">
            <text:p>3.00E-001</text:p>
          </table:table-cell>
          <table:table-cell table:style-name="ce44" office:value-type="float" office:value="20.6" calcext:value-type="float">
            <text:p>2.06E+001</text:p>
          </table:table-cell>
          <table:table-cell table:style-name="ce44" office:value-type="float" office:value="0.3" calcext:value-type="float">
            <text:p>3.00E-001</text:p>
          </table:table-cell>
          <table:table-cell table:style-name="ce44" office:value-type="float" office:value="23.9" calcext:value-type="float">
            <text:p>2.39E+001</text:p>
          </table:table-cell>
          <table:table-cell table:style-name="ce44" office:value-type="float" office:value="0.4" calcext:value-type="float">
            <text:p>4.00E-001</text:p>
          </table:table-cell>
          <table:table-cell table:formula="of:=[.L3]/[.H3]" office:value-type="float" office:value="2.63427109974425" calcext:value-type="float">
            <text:p>2.634</text:p>
          </table:table-cell>
          <table:table-cell table:formula="of:=[.N3]/[.J3]" office:value-type="float" office:value="1.52229299363057" calcext:value-type="float">
            <text:p>1.522</text:p>
          </table:table-cell>
          <table:table-cell table:formula="of:=[.J3]/[.H3]" office:value-type="float" office:value="2.0076726342711" calcext:value-type="float">
            <text:p>2.008</text:p>
          </table:table-cell>
          <table:table-cell table:formula="of:=[.N3]/[.L3]" office:value-type="float" office:value="1.16019417475728" calcext:value-type="float">
            <text:p>1.16</text:p>
          </table:table-cell>
          <table:table-cell table:style-name="ce53" table:formula="of:=[.I3]/[.H3]" office:value-type="percentage" office:value="0.020460358056266" calcext:value-type="percentage">
            <text:p>2.05%</text:p>
          </table:table-cell>
          <table:table-cell table:style-name="ce53" table:formula="of:=[.K3]/[.J3]" office:value-type="percentage" office:value="0.0191082802547771" calcext:value-type="percentage">
            <text:p>1.91%</text:p>
          </table:table-cell>
          <table:table-cell table:style-name="ce53" table:formula="of:=[.M3]/[.L3]" office:value-type="percentage" office:value="0.0145631067961165" calcext:value-type="percentage">
            <text:p>1.46%</text:p>
          </table:table-cell>
          <table:table-cell table:style-name="ce53" table:formula="of:=[.O3]/[.N3]" office:value-type="percentage" office:value="0.0167364016736402" calcext:value-type="percentage">
            <text:p>1.67%</text:p>
          </table:table-cell>
          <table:table-cell/>
          <table:table-cell table:formula="of:=IF([.L3]&lt;&gt;&quot;&quot;;IF(AND([.E3]&gt;=[.$H$49];[.E3]&lt;=[.$H$50]);[.L3]*6;&quot;&quot;);&quot;&quot;)" office:value-type="float" office:value="123.6" calcext:value-type="float">
            <text:p>123.6</text:p>
          </table:table-cell>
          <table:table-cell table:formula="of:=IF([.N3]&lt;&gt;&quot;&quot;;IF(AND([.E3]&gt;=[.$H$49];[.E3]&lt;=[.$H$50]);[.N3]*6;&quot;&quot;);&quot;&quot;)" office:value-type="float" office:value="143.4" calcext:value-type="float">
            <text:p>143.4</text:p>
          </table:table-cell>
        </table:table-row>
        <table:table-row table:style-name="ro3">
          <table:table-cell table:number-columns-repeated="3"/>
          <table:table-cell office:value-type="float" office:value="0.75" calcext:value-type="float">
            <text:p>0.75</text:p>
          </table:table-cell>
          <table:table-cell table:formula="of:=DEGREES(ASIN([.D4]/[.$C$2]))" office:value-type="float" office:value="48.5903778907291" calcext:value-type="float">
            <text:p>48.59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0.03" calcext:value-type="float">
            <text:p>0.03</text:p>
          </table:table-cell>
          <table:table-cell office:value-type="float" office:value="4.14" calcext:value-type="float">
            <text:p>4.14</text:p>
          </table:table-cell>
          <table:table-cell office:value-type="float" office:value="0.06" calcext:value-type="float">
            <text:p>0.06</text:p>
          </table:table-cell>
          <table:table-cell office:value-type="float" office:value="6.57" calcext:value-type="float">
            <text:p>6.57</text:p>
          </table:table-cell>
          <table:table-cell office:value-type="float" office:value="0.06" calcext:value-type="float">
            <text:p>0.06</text:p>
          </table:table-cell>
          <table:table-cell office:value-type="float" office:value="6.28" calcext:value-type="float">
            <text:p>6.28</text:p>
          </table:table-cell>
          <table:table-cell table:style-name="ce44" office:value-type="float" office:value="0.08" calcext:value-type="float">
            <text:p>8.00E-002</text:p>
          </table:table-cell>
          <table:table-cell table:formula="of:=[.L4]/[.H4]" office:value-type="float" office:value="3.49468085106383" calcext:value-type="float">
            <text:p>3.495</text:p>
          </table:table-cell>
          <table:table-cell table:formula="of:=[.N4]/[.J4]" office:value-type="float" office:value="1.51690821256039" calcext:value-type="float">
            <text:p>1.517</text:p>
          </table:table-cell>
          <table:table-cell table:formula="of:=[.J4]/[.H4]" office:value-type="float" office:value="2.20212765957447" calcext:value-type="float">
            <text:p>2.202</text:p>
          </table:table-cell>
          <table:table-cell table:formula="of:=[.N4]/[.L4]" office:value-type="float" office:value="0.9558599695586" calcext:value-type="float">
            <text:p>0.956</text:p>
          </table:table-cell>
          <table:table-cell table:style-name="ce53" table:formula="of:=[.I4]/[.H4]" office:value-type="percentage" office:value="0.0159574468085106" calcext:value-type="percentage">
            <text:p>1.60%</text:p>
          </table:table-cell>
          <table:table-cell table:style-name="ce53" table:formula="of:=[.K4]/[.J4]" office:value-type="percentage" office:value="0.0144927536231884" calcext:value-type="percentage">
            <text:p>1.45%</text:p>
          </table:table-cell>
          <table:table-cell table:style-name="ce53" table:formula="of:=[.M4]/[.L4]" office:value-type="percentage" office:value="0.0091324200913242" calcext:value-type="percentage">
            <text:p>0.91%</text:p>
          </table:table-cell>
          <table:table-cell table:style-name="ce53" table:formula="of:=[.O4]/[.N4]" office:value-type="percentage" office:value="0.0127388535031847" calcext:value-type="percentage">
            <text:p>1.27%</text:p>
          </table:table-cell>
          <table:table-cell/>
          <table:table-cell table:formula="of:=IF([.L4]&lt;&gt;&quot;&quot;;IF(AND([.E4]&gt;=[.$H$49];[.E4]&lt;=[.$H$50]);[.L4]*6;&quot;&quot;);&quot;&quot;)" office:value-type="float" office:value="39.42" calcext:value-type="float">
            <text:p>39.42</text:p>
          </table:table-cell>
          <table:table-cell table:formula="of:=IF([.N4]&lt;&gt;&quot;&quot;;IF(AND([.E4]&gt;=[.$H$49];[.E4]&lt;=[.$H$50]);[.N4]*6;&quot;&quot;);&quot;&quot;)" office:value-type="float" office:value="37.68" calcext:value-type="float">
            <text:p>37.68</text:p>
          </table:table-cell>
        </table:table-row>
        <table:table-row table:style-name="ro3">
          <table:table-cell office:value-type="string" calcext:value-type="string">
            <text:p>Eo = <text:s/>5 GeV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 table:formula="of:=DEGREES(ASIN([.D5]/[.$C$2]))" office:value-type="float" office:value="61.0449756281402" calcext:value-type="float">
            <text:p>61.045</text:p>
          </table:table-cell>
          <table:table-cell table:number-columns-repeated="2"/>
          <table:table-cell table:style-name="ce44" office:value-type="float" office:value="0.16" calcext:value-type="float">
            <text:p>1.60E-001</text:p>
          </table:table-cell>
          <table:table-cell table:style-name="ce44" office:value-type="float" office:value="0.006" calcext:value-type="float">
            <text:p>6.00E-003</text:p>
          </table:table-cell>
          <table:table-cell table:style-name="ce44" office:value-type="float" office:value="0.425" calcext:value-type="float">
            <text:p>4.25E-001</text:p>
          </table:table-cell>
          <table:table-cell table:style-name="ce44" office:value-type="float" office:value="0.011" calcext:value-type="float">
            <text:p>1.10E-002</text:p>
          </table:table-cell>
          <table:table-cell table:style-name="ce44" office:value-type="float" office:value="0.939" calcext:value-type="float">
            <text:p>9.39E-001</text:p>
          </table:table-cell>
          <table:table-cell table:style-name="ce44" office:value-type="float" office:value="0.015" calcext:value-type="float">
            <text:p>1.50E-002</text:p>
          </table:table-cell>
          <table:table-cell table:style-name="ce44" office:value-type="float" office:value="0.738" calcext:value-type="float">
            <text:p>7.38E-001</text:p>
          </table:table-cell>
          <table:table-cell table:style-name="ce44" office:value-type="float" office:value="0.015" calcext:value-type="float">
            <text:p>1.50E-002</text:p>
          </table:table-cell>
          <table:table-cell table:formula="of:=[.L5]/[.H5]" office:value-type="float" office:value="5.86875" calcext:value-type="float">
            <text:p>5.869</text:p>
          </table:table-cell>
          <table:table-cell table:formula="of:=[.N5]/[.J5]" office:value-type="float" office:value="1.73647058823529" calcext:value-type="float">
            <text:p>1.736</text:p>
          </table:table-cell>
          <table:table-cell table:formula="of:=[.J5]/[.H5]" office:value-type="float" office:value="2.65625" calcext:value-type="float">
            <text:p>2.656</text:p>
          </table:table-cell>
          <table:table-cell table:formula="of:=[.N5]/[.L5]" office:value-type="float" office:value="0.78594249201278" calcext:value-type="float">
            <text:p>0.786</text:p>
          </table:table-cell>
          <table:table-cell table:style-name="ce53" table:formula="of:=[.I5]/[.H5]" office:value-type="percentage" office:value="0.0375" calcext:value-type="percentage">
            <text:p>3.75%</text:p>
          </table:table-cell>
          <table:table-cell table:style-name="ce53" table:formula="of:=[.K5]/[.J5]" office:value-type="percentage" office:value="0.0258823529411765" calcext:value-type="percentage">
            <text:p>2.59%</text:p>
          </table:table-cell>
          <table:table-cell table:style-name="ce53" table:formula="of:=[.M5]/[.L5]" office:value-type="percentage" office:value="0.0159744408945687" calcext:value-type="percentage">
            <text:p>1.60%</text:p>
          </table:table-cell>
          <table:table-cell table:style-name="ce53" table:formula="of:=[.O5]/[.N5]" office:value-type="percentage" office:value="0.0203252032520325" calcext:value-type="percentage">
            <text:p>2.03%</text:p>
          </table:table-cell>
          <table:table-cell/>
          <table:table-cell table:formula="of:=IF([.L5]&lt;&gt;&quot;&quot;;IF(AND([.E5]&gt;=[.$H$49];[.E5]&lt;=[.$H$50]);[.L5]*6;&quot;&quot;);&quot;&quot;)">
            <text:p/>
          </table:table-cell>
          <table:table-cell table:formula="of:=IF([.N5]&lt;&gt;&quot;&quot;;IF(AND([.E5]&gt;=[.$H$49];[.E5]&lt;=[.$H$50]);[.N5]*6;&quot;&quot;);&quot;&quot;)">
            <text:p/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DEGREES(ASIN([.D6]/[.$C$6]))" office:value-type="float" office:value="14.4775121859299" calcext:value-type="float">
            <text:p>14.478</text:p>
          </table:table-cell>
          <table:table-cell table:number-columns-repeated="2"/>
          <table:table-cell table:style-name="ce44" office:value-type="float" office:value="10.7" calcext:value-type="float">
            <text:p>1.07E+001</text:p>
          </table:table-cell>
          <table:table-cell table:style-name="ce44" office:value-type="float" office:value="0.2" calcext:value-type="float">
            <text:p>2.00E-001</text:p>
          </table:table-cell>
          <table:table-cell table:style-name="ce44" office:value-type="float" office:value="14.9" calcext:value-type="float">
            <text:p>1.49E+001</text:p>
          </table:table-cell>
          <table:table-cell table:style-name="ce44" office:value-type="float" office:value="0.2" calcext:value-type="float">
            <text:p>2.00E-001</text:p>
          </table:table-cell>
          <table:table-cell table:number-columns-repeated="6"/>
          <table:table-cell table:formula="of:=[.J6]/[.H6]" office:value-type="float" office:value="1.39252336448598" calcext:value-type="float">
            <text:p>1.393</text:p>
          </table:table-cell>
          <table:table-cell/>
          <table:table-cell table:style-name="ce53" table:formula="of:=[.I6]/[.H6]" office:value-type="percentage" office:value="0.0186915887850467" calcext:value-type="percentage">
            <text:p>1.87%</text:p>
          </table:table-cell>
          <table:table-cell table:style-name="ce53" table:formula="of:=[.K6]/[.J6]" office:value-type="percentage" office:value="0.0134228187919463" calcext:value-type="percentage">
            <text:p>1.34%</text:p>
          </table:table-cell>
          <table:table-cell table:style-name="ce53" table:number-columns-repeated="2"/>
          <table:table-cell/>
          <table:table-cell table:formula="of:=IF([.L6]&lt;&gt;&quot;&quot;;IF(AND([.E6]&gt;=[.$H$49];[.E6]&lt;=[.$H$50]);[.L6]*6;&quot;&quot;);&quot;&quot;)">
            <text:p/>
          </table:table-cell>
          <table:table-cell table:formula="of:=IF([.N6]&lt;&gt;&quot;&quot;;IF(AND([.E6]&gt;=[.$H$49];[.E6]&lt;=[.$H$50]);[.N6]*6;&quot;&quot;);&quot;&quot;)">
            <text:p/>
          </table:table-cell>
        </table:table-row>
        <table:table-row table:style-name="ro3">
          <table:table-cell table:number-columns-repeated="3"/>
          <table:table-cell office:value-type="float" office:value="0.625" calcext:value-type="float">
            <text:p>0.625</text:p>
          </table:table-cell>
          <table:table-cell table:formula="of:=DEGREES(ASIN([.D7]/[.$C$6]))" office:value-type="float" office:value="18.209956864283" calcext:value-type="float">
            <text:p>18.21</text:p>
          </table:table-cell>
          <table:table-cell table:number-columns-repeated="2"/>
          <table:table-cell office:value-type="float" office:value="3.77" calcext:value-type="float">
            <text:p>3.77</text:p>
          </table:table-cell>
          <table:table-cell office:value-type="float" office:value="0.11" calcext:value-type="float">
            <text:p>0.11</text:p>
          </table:table-cell>
          <table:table-cell office:value-type="float" office:value="6.04" calcext:value-type="float">
            <text:p>6.04</text:p>
          </table:table-cell>
          <table:table-cell office:value-type="float" office:value="0.24" calcext:value-type="float">
            <text:p>0.24</text:p>
          </table:table-cell>
          <table:table-cell table:number-columns-repeated="6"/>
          <table:table-cell table:formula="of:=[.J7]/[.H7]" office:value-type="float" office:value="1.60212201591512" calcext:value-type="float">
            <text:p>1.602</text:p>
          </table:table-cell>
          <table:table-cell/>
          <table:table-cell table:style-name="ce53" table:formula="of:=[.I7]/[.H7]" office:value-type="percentage" office:value="0.0291777188328912" calcext:value-type="percentage">
            <text:p>2.92%</text:p>
          </table:table-cell>
          <table:table-cell table:style-name="ce53" table:formula="of:=[.K7]/[.J7]" office:value-type="percentage" office:value="0.0397350993377483" calcext:value-type="percentage">
            <text:p>3.97%</text:p>
          </table:table-cell>
          <table:table-cell table:style-name="ce53" table:number-columns-repeated="2"/>
          <table:table-cell/>
          <table:table-cell table:formula="of:=IF([.L7]&lt;&gt;&quot;&quot;;IF(AND([.E7]&gt;=[.$H$49];[.E7]&lt;=[.$H$50]);[.L7]*6;&quot;&quot;);&quot;&quot;)">
            <text:p/>
          </table:table-cell>
          <table:table-cell table:formula="of:=IF([.N7]&lt;&gt;&quot;&quot;;IF(AND([.E7]&gt;=[.$H$49];[.E7]&lt;=[.$H$50]);[.N7]*6;&quot;&quot;);&quot;&quot;)">
            <text:p/>
          </table:table-cell>
        </table:table-row>
        <table:table-row table:style-name="ro3">
          <table:table-cell table:number-columns-repeated="3"/>
          <table:table-cell office:value-type="float" office:value="0.75" calcext:value-type="float">
            <text:p>0.75</text:p>
          </table:table-cell>
          <table:table-cell table:formula="of:=DEGREES(ASIN([.D8]/[.$C$6]))" office:value-type="float" office:value="22.0243128370422" calcext:value-type="float">
            <text:p>22.024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0.04" calcext:value-type="float">
            <text:p>0.04</text:p>
          </table:table-cell>
          <table:table-cell office:value-type="float" office:value="2.33" calcext:value-type="float">
            <text:p>2.33</text:p>
          </table:table-cell>
          <table:table-cell office:value-type="float" office:value="0.11" calcext:value-type="float">
            <text:p>0.11</text:p>
          </table:table-cell>
          <table:table-cell table:number-columns-repeated="6"/>
          <table:table-cell table:formula="of:=[.J8]/[.H8]" office:value-type="float" office:value="1.77862595419847" calcext:value-type="float">
            <text:p>1.779</text:p>
          </table:table-cell>
          <table:table-cell/>
          <table:table-cell table:style-name="ce53" table:formula="of:=[.I8]/[.H8]" office:value-type="percentage" office:value="0.0305343511450382" calcext:value-type="percentage">
            <text:p>3.05%</text:p>
          </table:table-cell>
          <table:table-cell table:style-name="ce53" table:formula="of:=[.K8]/[.J8]" office:value-type="percentage" office:value="0.0472103004291845" calcext:value-type="percentage">
            <text:p>4.72%</text:p>
          </table:table-cell>
          <table:table-cell table:style-name="ce53" table:number-columns-repeated="2"/>
          <table:table-cell/>
          <table:table-cell table:formula="of:=IF([.L8]&lt;&gt;&quot;&quot;;IF(AND([.E8]&gt;=[.$H$49];[.E8]&lt;=[.$H$50]);[.L8]*6;&quot;&quot;);&quot;&quot;)">
            <text:p/>
          </table:table-cell>
          <table:table-cell table:formula="of:=IF([.N8]&lt;&gt;&quot;&quot;;IF(AND([.E8]&gt;=[.$H$49];[.E8]&lt;=[.$H$50]);[.N8]*6;&quot;&quot;);&quot;&quot;)">
            <text:p/>
          </table:table-cell>
        </table:table-row>
        <table:table-row table:style-name="ro3">
          <table:table-cell table:number-columns-repeated="2"/>
          <table:table-cell office:value-type="string" calcext:value-type="string">
            <text:p>.877 in thesis</text:p>
          </table:table-cell>
          <table:table-cell office:value-type="float" office:value="0.875" calcext:value-type="float">
            <text:p>0.875</text:p>
          </table:table-cell>
          <table:table-cell table:formula="of:=DEGREES(ASIN([.D9]/[.$C$6]))" office:value-type="float" office:value="25.94447977237" calcext:value-type="float">
            <text:p>25.944</text:p>
          </table:table-cell>
          <table:table-cell table:number-columns-repeated="2"/>
          <table:table-cell table:style-name="ce44" office:value-type="float" office:value="0.446" calcext:value-type="float">
            <text:p>4.46E-001</text:p>
          </table:table-cell>
          <table:table-cell table:style-name="ce44" office:value-type="float" office:value="0.019" calcext:value-type="float">
            <text:p>1.90E-002</text:p>
          </table:table-cell>
          <table:table-cell table:style-name="ce44" office:value-type="float" office:value="0.759" calcext:value-type="float">
            <text:p>7.59E-001</text:p>
          </table:table-cell>
          <table:table-cell table:style-name="ce44" office:value-type="float" office:value="0.043" calcext:value-type="float">
            <text:p>4.30E-002</text:p>
          </table:table-cell>
          <table:table-cell table:number-columns-repeated="6"/>
          <table:table-cell table:formula="of:=[.J9]/[.H9]" office:value-type="float" office:value="1.70179372197309" calcext:value-type="float">
            <text:p>1.702</text:p>
          </table:table-cell>
          <table:table-cell/>
          <table:table-cell table:style-name="ce53" table:formula="of:=[.I9]/[.H9]" office:value-type="percentage" office:value="0.0426008968609865" calcext:value-type="percentage">
            <text:p>4.26%</text:p>
          </table:table-cell>
          <table:table-cell table:style-name="ce53" table:formula="of:=[.K9]/[.J9]" office:value-type="percentage" office:value="0.0566534914361001" calcext:value-type="percentage">
            <text:p>5.67%</text:p>
          </table:table-cell>
          <table:table-cell table:style-name="ce53" table:number-columns-repeated="2"/>
          <table:table-cell/>
          <table:table-cell table:formula="of:=IF([.L9]&lt;&gt;&quot;&quot;;IF(AND([.E9]&gt;=[.$H$49];[.E9]&lt;=[.$H$50]);[.L9]*6;&quot;&quot;);&quot;&quot;)">
            <text:p/>
          </table:table-cell>
          <table:table-cell table:formula="of:=IF([.N9]&lt;&gt;&quot;&quot;;IF(AND([.E9]&gt;=[.$H$49];[.E9]&lt;=[.$H$50]);[.N9]*6;&quot;&quot;);&quot;&quot;)">
            <text:p/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formula="of:=DEGREES(ASIN([.D10]/[.$C$6]))" office:value-type="float" office:value="30" calcext:value-type="float">
            <text:p>30</text:p>
          </table:table-cell>
          <table:table-cell table:number-columns-repeated="2"/>
          <table:table-cell table:style-name="ce44" office:value-type="float" office:value="0.148" calcext:value-type="float">
            <text:p>1.48E-001</text:p>
          </table:table-cell>
          <table:table-cell table:style-name="ce44" office:value-type="float" office:value="0.002" calcext:value-type="float">
            <text:p>2.00E-003</text:p>
          </table:table-cell>
          <table:table-cell table:style-name="ce44" office:value-type="float" office:value="0.266" calcext:value-type="float">
            <text:p>2.66E-001</text:p>
          </table:table-cell>
          <table:table-cell table:style-name="ce44" office:value-type="float" office:value="0.006" calcext:value-type="float">
            <text:p>6.00E-003</text:p>
          </table:table-cell>
          <table:table-cell table:style-name="ce44" office:value-type="float" office:value="0.429" calcext:value-type="float">
            <text:p>4.29E-001</text:p>
          </table:table-cell>
          <table:table-cell table:style-name="ce44" office:value-type="float" office:value="0.006" calcext:value-type="float">
            <text:p>6.00E-003</text:p>
          </table:table-cell>
          <table:table-cell table:style-name="ce44" office:value-type="float" office:value="0.432" calcext:value-type="float">
            <text:p>4.32E-001</text:p>
          </table:table-cell>
          <table:table-cell table:style-name="ce44" office:value-type="float" office:value="0.008" calcext:value-type="float">
            <text:p>8.00E-003</text:p>
          </table:table-cell>
          <table:table-cell table:formula="of:=[.L10]/[.H10]" office:value-type="float" office:value="2.89864864864865" calcext:value-type="float">
            <text:p>2.899</text:p>
          </table:table-cell>
          <table:table-cell table:formula="of:=[.N10]/[.J10]" office:value-type="float" office:value="1.62406015037594" calcext:value-type="float">
            <text:p>1.624</text:p>
          </table:table-cell>
          <table:table-cell table:formula="of:=[.J10]/[.H10]" office:value-type="float" office:value="1.7972972972973" calcext:value-type="float">
            <text:p>1.797</text:p>
          </table:table-cell>
          <table:table-cell table:formula="of:=[.N10]/[.L10]" office:value-type="float" office:value="1.00699300699301" calcext:value-type="float">
            <text:p>1.007</text:p>
          </table:table-cell>
          <table:table-cell table:style-name="ce53" table:formula="of:=[.I10]/[.H10]" office:value-type="percentage" office:value="0.0135135135135135" calcext:value-type="percentage">
            <text:p>1.35%</text:p>
          </table:table-cell>
          <table:table-cell table:style-name="ce53" table:formula="of:=[.K10]/[.J10]" office:value-type="percentage" office:value="0.0225563909774436" calcext:value-type="percentage">
            <text:p>2.26%</text:p>
          </table:table-cell>
          <table:table-cell table:style-name="ce53" table:formula="of:=[.M10]/[.L10]" office:value-type="percentage" office:value="0.013986013986014" calcext:value-type="percentage">
            <text:p>1.40%</text:p>
          </table:table-cell>
          <table:table-cell table:style-name="ce53" table:formula="of:=[.O10]/[.N10]" office:value-type="percentage" office:value="0.0185185185185185" calcext:value-type="percentage">
            <text:p>1.85%</text:p>
          </table:table-cell>
          <table:table-cell/>
          <table:table-cell table:formula="of:=IF([.L10]&lt;&gt;&quot;&quot;;IF(AND([.E10]&gt;=[.$H$49];[.E10]&lt;=[.$H$50]);[.L10]*6;&quot;&quot;);&quot;&quot;)" office:value-type="float" office:value="2.574" calcext:value-type="float">
            <text:p>2.574</text:p>
          </table:table-cell>
          <table:table-cell table:formula="of:=IF([.N10]&lt;&gt;&quot;&quot;;IF(AND([.E10]&gt;=[.$H$49];[.E10]&lt;=[.$H$50]);[.N10]*6;&quot;&quot;);&quot;&quot;)" office:value-type="float" office:value="2.592" calcext:value-type="float">
            <text:p>2.592</text:p>
          </table:table-cell>
        </table:table-row>
        <table:table-row table:style-name="ro3">
          <table:table-cell table:number-columns-repeated="3"/>
          <table:table-cell office:value-type="float" office:value="1.125" calcext:value-type="float">
            <text:p>1.125</text:p>
          </table:table-cell>
          <table:table-cell table:formula="of:=DEGREES(ASIN([.D11]/[.$C$6]))" office:value-type="float" office:value="34.2288663278126" calcext:value-type="float">
            <text:p>34.229</text:p>
          </table:table-cell>
          <table:table-cell table:number-columns-repeated="2"/>
          <table:table-cell table:style-name="ce44" office:value-type="float" office:value="0.0328" calcext:value-type="float">
            <text:p>3.28E-002</text:p>
          </table:table-cell>
          <table:table-cell table:style-name="ce44" office:value-type="float" office:value="0.0033" calcext:value-type="float">
            <text:p>3.30E-003</text:p>
          </table:table-cell>
          <table:table-cell table:style-name="ce44" office:value-type="float" office:value="0.0409" calcext:value-type="float">
            <text:p>4.09E-002</text:p>
          </table:table-cell>
          <table:table-cell table:style-name="ce44" office:value-type="float" office:value="0.0038" calcext:value-type="float">
            <text:p>3.80E-003</text:p>
          </table:table-cell>
          <table:table-cell table:number-columns-repeated="6"/>
          <table:table-cell table:formula="of:=[.J11]/[.H11]" office:value-type="float" office:value="1.2469512195122" calcext:value-type="float">
            <text:p>1.247</text:p>
          </table:table-cell>
          <table:table-cell/>
          <table:table-cell table:style-name="ce53" table:formula="of:=[.I11]/[.H11]" office:value-type="percentage" office:value="0.100609756097561" calcext:value-type="percentage">
            <text:p>10.06%</text:p>
          </table:table-cell>
          <table:table-cell table:style-name="ce53" table:formula="of:=[.K11]/[.J11]" office:value-type="percentage" office:value="0.0929095354523227" calcext:value-type="percentage">
            <text:p>9.29%</text:p>
          </table:table-cell>
          <table:table-cell table:style-name="ce53" table:number-columns-repeated="2"/>
          <table:table-cell/>
          <table:table-cell table:formula="of:=IF([.L11]&lt;&gt;&quot;&quot;;IF(AND([.E11]&gt;=[.$H$49];[.E11]&lt;=[.$H$50]);[.L11]*6;&quot;&quot;);&quot;&quot;)">
            <text:p/>
          </table:table-cell>
          <table:table-cell table:formula="of:=IF([.N11]&lt;&gt;&quot;&quot;;IF(AND([.E11]&gt;=[.$H$49];[.E11]&lt;=[.$H$50]);[.N11]*6;&quot;&quot;);&quot;&quot;)">
            <text:p/>
          </table:table-cell>
        </table:table-row>
        <table:table-row table:style-name="ro3">
          <table:table-cell table:number-columns-repeated="3"/>
          <table:table-cell office:value-type="float" office:value="1.25" calcext:value-type="float">
            <text:p>1.25</text:p>
          </table:table-cell>
          <table:table-cell table:formula="of:=DEGREES(ASIN([.D12]/[.$C$6]))" office:value-type="float" office:value="38.6821874534894" calcext:value-type="float">
            <text:p>38.682</text:p>
          </table:table-cell>
          <table:table-cell table:number-columns-repeated="2"/>
          <table:table-cell table:style-name="ce44" office:value-type="float" office:value="0.00621" calcext:value-type="float">
            <text:p>6.21E-003</text:p>
          </table:table-cell>
          <table:table-cell table:style-name="ce44" office:value-type="float" office:value="0.00057" calcext:value-type="float">
            <text:p>5.70E-004</text:p>
          </table:table-cell>
          <table:table-cell table:style-name="ce44" office:value-type="float" office:value="0.00742" calcext:value-type="float">
            <text:p>7.42E-003</text:p>
          </table:table-cell>
          <table:table-cell table:style-name="ce44" office:value-type="float" office:value="0.00043" calcext:value-type="float">
            <text:p>4.30E-004</text:p>
          </table:table-cell>
          <table:table-cell table:style-name="ce44" office:value-type="float" office:value="0.0237" calcext:value-type="float">
            <text:p>2.37E-002</text:p>
          </table:table-cell>
          <table:table-cell table:style-name="ce44" office:value-type="float" office:value="0.0011" calcext:value-type="float">
            <text:p>1.10E-003</text:p>
          </table:table-cell>
          <table:table-cell table:style-name="ce44" office:value-type="float" office:value="0.0185" calcext:value-type="float">
            <text:p>1.85E-002</text:p>
          </table:table-cell>
          <table:table-cell table:style-name="ce44" office:value-type="float" office:value="0.001" calcext:value-type="float">
            <text:p>1.00E-003</text:p>
          </table:table-cell>
          <table:table-cell table:formula="of:=[.L12]/[.H12]" office:value-type="float" office:value="3.81642512077295" calcext:value-type="float">
            <text:p>3.816</text:p>
          </table:table-cell>
          <table:table-cell table:formula="of:=[.N12]/[.J12]" office:value-type="float" office:value="2.49326145552561" calcext:value-type="float">
            <text:p>2.493</text:p>
          </table:table-cell>
          <table:table-cell table:formula="of:=[.J12]/[.H12]" office:value-type="float" office:value="1.19484702093398" calcext:value-type="float">
            <text:p>1.195</text:p>
          </table:table-cell>
          <table:table-cell table:formula="of:=[.N12]/[.L12]" office:value-type="float" office:value="0.780590717299578" calcext:value-type="float">
            <text:p>0.781</text:p>
          </table:table-cell>
          <table:table-cell table:style-name="ce53" table:formula="of:=[.I12]/[.H12]" office:value-type="percentage" office:value="0.0917874396135266" calcext:value-type="percentage">
            <text:p>9.18%</text:p>
          </table:table-cell>
          <table:table-cell table:style-name="ce53" table:formula="of:=[.K12]/[.J12]" office:value-type="percentage" office:value="0.0579514824797844" calcext:value-type="percentage">
            <text:p>5.80%</text:p>
          </table:table-cell>
          <table:table-cell table:style-name="ce53" table:formula="of:=[.M12]/[.L12]" office:value-type="percentage" office:value="0.0464135021097046" calcext:value-type="percentage">
            <text:p>4.64%</text:p>
          </table:table-cell>
          <table:table-cell table:style-name="ce53" table:formula="of:=[.O12]/[.N12]" office:value-type="percentage" office:value="0.0540540540540541" calcext:value-type="percentage">
            <text:p>5.41%</text:p>
          </table:table-cell>
          <table:table-cell/>
          <table:table-cell table:formula="of:=IF([.L12]&lt;&gt;&quot;&quot;;IF(AND([.E12]&gt;=[.$H$49];[.E12]&lt;=[.$H$50]);[.L12]*6;&quot;&quot;);&quot;&quot;)" office:value-type="float" office:value="0.1422" calcext:value-type="float">
            <text:p>0.142</text:p>
          </table:table-cell>
          <table:table-cell table:formula="of:=IF([.N12]&lt;&gt;&quot;&quot;;IF(AND([.E12]&gt;=[.$H$49];[.E12]&lt;=[.$H$50]);[.N12]*6;&quot;&quot;);&quot;&quot;)" office:value-type="float" office:value="0.111" calcext:value-type="float">
            <text:p>0.111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25</text:p>
          </table:table-cell>
          <table:table-cell table:formula="of:=DEGREES(ASIN([.D13]/[.$C$13]))" office:value-type="float" office:value="12.0246991805658" calcext:value-type="float">
            <text:p>12.025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0.02" calcext:value-type="float">
            <text:p>0.02</text:p>
          </table:table-cell>
          <table:table-cell office:value-type="float" office:value="2.61" calcext:value-type="float">
            <text:p>2.61</text:p>
          </table:table-cell>
          <table:table-cell office:value-type="float" office:value="0.06" calcext:value-type="float">
            <text:p>0.06</text:p>
          </table:table-cell>
          <table:table-cell table:number-columns-repeated="6"/>
          <table:table-cell table:formula="of:=[.J13]/[.H13]" office:value-type="float" office:value="1.93333333333333" calcext:value-type="float">
            <text:p>1.933</text:p>
          </table:table-cell>
          <table:table-cell/>
          <table:table-cell table:style-name="ce53" table:formula="of:=[.I13]/[.H13]" office:value-type="percentage" office:value="0.0148148148148148" calcext:value-type="percentage">
            <text:p>1.48%</text:p>
          </table:table-cell>
          <table:table-cell table:style-name="ce53" table:formula="of:=[.K13]/[.J13]" office:value-type="percentage" office:value="0.0229885057471264" calcext:value-type="percentage">
            <text:p>2.30%</text:p>
          </table:table-cell>
          <table:table-cell table:style-name="ce53" table:number-columns-repeated="2"/>
          <table:table-cell/>
          <table:table-cell table:formula="of:=IF([.L13]&lt;&gt;&quot;&quot;;IF(AND([.E13]&gt;=[.$H$49];[.E13]&lt;=[.$H$50]);[.L13]*6;&quot;&quot;);&quot;&quot;)">
            <text:p/>
          </table:table-cell>
          <table:table-cell table:formula="of:=IF([.N13]&lt;&gt;&quot;&quot;;IF(AND([.E13]&gt;=[.$H$49];[.E13]&lt;=[.$H$50]);[.N13]*6;&quot;&quot;);&quot;&quot;)">
            <text:p/>
          </table:table-cell>
        </table:table-row>
        <table:table-row table:style-name="ro3">
          <table:table-cell table:number-columns-repeated="3"/>
          <table:table-cell office:value-type="float" office:value="0.75" calcext:value-type="float">
            <text:p>0.75</text:p>
          </table:table-cell>
          <table:table-cell table:formula="of:=DEGREES(ASIN([.D14]/[.$C$13]))" office:value-type="float" office:value="14.4775121859299" calcext:value-type="float">
            <text:p>14.478</text:p>
          </table:table-cell>
          <table:table-cell table:number-columns-repeated="2"/>
          <table:table-cell table:style-name="ce44" office:value-type="float" office:value="0.443" calcext:value-type="float">
            <text:p>4.43E-001</text:p>
          </table:table-cell>
          <table:table-cell table:style-name="ce44" office:value-type="float" office:value="0.009" calcext:value-type="float">
            <text:p>9.00E-003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table:style-name="ce44" office:value-type="float" office:value="0.981" calcext:value-type="float">
            <text:p>9.81E-001</text:p>
          </table:table-cell>
          <table:table-cell table:style-name="ce44" office:value-type="float" office:value="0.015" calcext:value-type="float">
            <text:p>1.50E-002</text:p>
          </table:table-cell>
          <table:table-cell office:value-type="float" office:value="1.66" calcext:value-type="float">
            <text:p>1.66</text:p>
          </table:table-cell>
          <table:table-cell office:value-type="float" office:value="0.02" calcext:value-type="float">
            <text:p>0.02</text:p>
          </table:table-cell>
          <table:table-cell table:formula="of:=[.L14]/[.H14]" office:value-type="float" office:value="2.21444695259594" calcext:value-type="float">
            <text:p>2.214</text:p>
          </table:table-cell>
          <table:table-cell table:formula="of:=[.N14]/[.J14]" office:value-type="float" office:value="1.62745098039216" calcext:value-type="float">
            <text:p>1.627</text:p>
          </table:table-cell>
          <table:table-cell table:formula="of:=[.J14]/[.H14]" office:value-type="float" office:value="2.30248306997743" calcext:value-type="float">
            <text:p>2.302</text:p>
          </table:table-cell>
          <table:table-cell table:formula="of:=[.N14]/[.L14]" office:value-type="float" office:value="1.69215086646279" calcext:value-type="float">
            <text:p>1.692</text:p>
          </table:table-cell>
          <table:table-cell table:style-name="ce53" table:formula="of:=[.I14]/[.H14]" office:value-type="percentage" office:value="0.0203160270880361" calcext:value-type="percentage">
            <text:p>2.03%</text:p>
          </table:table-cell>
          <table:table-cell table:style-name="ce53" table:formula="of:=[.K14]/[.J14]" office:value-type="percentage" office:value="0.00980392156862745" calcext:value-type="percentage">
            <text:p>0.98%</text:p>
          </table:table-cell>
          <table:table-cell table:style-name="ce53" table:formula="of:=[.M14]/[.L14]" office:value-type="percentage" office:value="0.0152905198776758" calcext:value-type="percentage">
            <text:p>1.53%</text:p>
          </table:table-cell>
          <table:table-cell table:style-name="ce53" table:formula="of:=[.O14]/[.N14]" office:value-type="percentage" office:value="0.0120481927710843" calcext:value-type="percentage">
            <text:p>1.20%</text:p>
          </table:table-cell>
          <table:table-cell/>
          <table:table-cell table:formula="of:=IF([.L14]&lt;&gt;&quot;&quot;;IF(AND([.E14]&gt;=[.$H$49];[.E14]&lt;=[.$H$50]);[.L14]*6;&quot;&quot;);&quot;&quot;)">
            <text:p/>
          </table:table-cell>
          <table:table-cell table:formula="of:=IF([.N14]&lt;&gt;&quot;&quot;;IF(AND([.E14]&gt;=[.$H$49];[.E14]&lt;=[.$H$50]);[.N14]*6;&quot;&quot;);&quot;&quot;)">
            <text:p/>
          </table:table-cell>
        </table:table-row>
        <table:table-row table:style-name="ro3">
          <table:table-cell table:number-columns-repeated="3"/>
          <table:table-cell office:value-type="float" office:value="0.875" calcext:value-type="float">
            <text:p>0.875</text:p>
          </table:table-cell>
          <table:table-cell table:formula="of:=DEGREES(ASIN([.D15]/[.$C$13]))" office:value-type="float" office:value="16.9577633000042" calcext:value-type="float">
            <text:p>16.958</text:p>
          </table:table-cell>
          <table:table-cell table:number-columns-repeated="2"/>
          <table:table-cell table:style-name="ce44" office:value-type="float" office:value="0.157" calcext:value-type="float">
            <text:p>1.57E-001</text:p>
          </table:table-cell>
          <table:table-cell table:style-name="ce44" office:value-type="float" office:value="0.006" calcext:value-type="float">
            <text:p>6.00E-003</text:p>
          </table:table-cell>
          <table:table-cell table:style-name="ce44" office:value-type="float" office:value="0.458" calcext:value-type="float">
            <text:p>4.58E-001</text:p>
          </table:table-cell>
          <table:table-cell table:style-name="ce44" office:value-type="float" office:value="0.015" calcext:value-type="float">
            <text:p>1.50E-002</text:p>
          </table:table-cell>
          <table:table-cell table:number-columns-repeated="6"/>
          <table:table-cell table:formula="of:=[.J15]/[.H15]" office:value-type="float" office:value="2.9171974522293" calcext:value-type="float">
            <text:p>2.917</text:p>
          </table:table-cell>
          <table:table-cell/>
          <table:table-cell table:style-name="ce53" table:formula="of:=[.I15]/[.H15]" office:value-type="percentage" office:value="0.0382165605095541" calcext:value-type="percentage">
            <text:p>3.82%</text:p>
          </table:table-cell>
          <table:table-cell table:style-name="ce53" table:formula="of:=[.K15]/[.J15]" office:value-type="percentage" office:value="0.0327510917030568" calcext:value-type="percentage">
            <text:p>3.28%</text:p>
          </table:table-cell>
          <table:table-cell table:style-name="ce53" table:number-columns-repeated="2"/>
          <table:table-cell/>
          <table:table-cell table:formula="of:=IF([.L15]&lt;&gt;&quot;&quot;;IF(AND([.E15]&gt;=[.$H$49];[.E15]&lt;=[.$H$50]);[.L15]*6;&quot;&quot;);&quot;&quot;)">
            <text:p/>
          </table:table-cell>
          <table:table-cell table:formula="of:=IF([.N15]&lt;&gt;&quot;&quot;;IF(AND([.E15]&gt;=[.$H$49];[.E15]&lt;=[.$H$50]);[.N15]*6;&quot;&quot;);&quot;&quot;)">
            <text:p/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formula="of:=DEGREES(ASIN([.D16]/[.$C$13]))" office:value-type="float" office:value="19.4712206344907" calcext:value-type="float">
            <text:p>19.471</text:p>
          </table:table-cell>
          <table:table-cell table:number-columns-repeated="2"/>
          <table:table-cell table:style-name="ce44" office:value-type="float" office:value="0.0589" calcext:value-type="float">
            <text:p>5.89E-002</text:p>
          </table:table-cell>
          <table:table-cell table:style-name="ce44" office:value-type="float" office:value="0.0033" calcext:value-type="float">
            <text:p>3.30E-003</text:p>
          </table:table-cell>
          <table:table-cell table:style-name="ce44" office:value-type="float" office:value="0.136" calcext:value-type="float">
            <text:p>1.36E-001</text:p>
          </table:table-cell>
          <table:table-cell table:style-name="ce44" office:value-type="float" office:value="0.005" calcext:value-type="float">
            <text:p>5.00E-003</text:p>
          </table:table-cell>
          <table:table-cell table:number-columns-repeated="6"/>
          <table:table-cell table:formula="of:=[.J16]/[.H16]" office:value-type="float" office:value="2.30899830220713" calcext:value-type="float">
            <text:p>2.309</text:p>
          </table:table-cell>
          <table:table-cell/>
          <table:table-cell table:style-name="ce53" table:formula="of:=[.I16]/[.H16]" office:value-type="percentage" office:value="0.0560271646859083" calcext:value-type="percentage">
            <text:p>5.60%</text:p>
          </table:table-cell>
          <table:table-cell table:style-name="ce53" table:formula="of:=[.K16]/[.J16]" office:value-type="percentage" office:value="0.0367647058823529" calcext:value-type="percentage">
            <text:p>3.68%</text:p>
          </table:table-cell>
          <table:table-cell table:style-name="ce53" table:number-columns-repeated="2"/>
          <table:table-cell/>
          <table:table-cell table:formula="of:=IF([.L16]&lt;&gt;&quot;&quot;;IF(AND([.E16]&gt;=[.$H$49];[.E16]&lt;=[.$H$50]);[.L16]*6;&quot;&quot;);&quot;&quot;)">
            <text:p/>
          </table:table-cell>
          <table:table-cell table:formula="of:=IF([.N16]&lt;&gt;&quot;&quot;;IF(AND([.E16]&gt;=[.$H$49];[.E16]&lt;=[.$H$50]);[.N16]*6;&quot;&quot;);&quot;&quot;)">
            <text:p/>
          </table:table-cell>
        </table:table-row>
        <table:table-row table:style-name="ro3">
          <table:table-cell table:number-columns-repeated="3"/>
          <table:table-cell office:value-type="float" office:value="1.125" calcext:value-type="float">
            <text:p>1.125</text:p>
          </table:table-cell>
          <table:table-cell table:formula="of:=DEGREES(ASIN([.D17]/[.$C$13]))" office:value-type="float" office:value="22.0243128370422" calcext:value-type="float">
            <text:p>22.024</text:p>
          </table:table-cell>
          <table:table-cell table:number-columns-repeated="2"/>
          <table:table-cell table:style-name="ce44" office:value-type="float" office:value="0.0136" calcext:value-type="float">
            <text:p>1.36E-002</text:p>
          </table:table-cell>
          <table:table-cell table:style-name="ce44" office:value-type="float" office:value="0.0005" calcext:value-type="float">
            <text:p>5.00E-004</text:p>
          </table:table-cell>
          <table:table-cell table:style-name="ce44" office:value-type="float" office:value="0.0289" calcext:value-type="float">
            <text:p>2.89E-002</text:p>
          </table:table-cell>
          <table:table-cell table:style-name="ce44" office:value-type="float" office:value="0.0005" calcext:value-type="float">
            <text:p>5.00E-004</text:p>
          </table:table-cell>
          <table:table-cell table:style-name="ce44" office:value-type="float" office:value="0.0412" calcext:value-type="float">
            <text:p>4.12E-002</text:p>
          </table:table-cell>
          <table:table-cell table:style-name="ce44" office:value-type="float" office:value="0.001" calcext:value-type="float">
            <text:p>1.00E-003</text:p>
          </table:table-cell>
          <table:table-cell table:style-name="ce44" office:value-type="float" office:value="0.0497" calcext:value-type="float">
            <text:p>4.97E-002</text:p>
          </table:table-cell>
          <table:table-cell table:style-name="ce44" office:value-type="float" office:value="0.0007" calcext:value-type="float">
            <text:p>7.00E-004</text:p>
          </table:table-cell>
          <table:table-cell table:formula="of:=[.L17]/[.H17]" office:value-type="float" office:value="3.02941176470588" calcext:value-type="float">
            <text:p>3.029</text:p>
          </table:table-cell>
          <table:table-cell table:formula="of:=[.N17]/[.J17]" office:value-type="float" office:value="1.719723183391" calcext:value-type="float">
            <text:p>1.72</text:p>
          </table:table-cell>
          <table:table-cell table:formula="of:=[.J17]/[.H17]" office:value-type="float" office:value="2.125" calcext:value-type="float">
            <text:p>2.125</text:p>
          </table:table-cell>
          <table:table-cell table:formula="of:=[.N17]/[.L17]" office:value-type="float" office:value="1.20631067961165" calcext:value-type="float">
            <text:p>1.206</text:p>
          </table:table-cell>
          <table:table-cell table:style-name="ce53" table:formula="of:=[.I17]/[.H17]" office:value-type="percentage" office:value="0.0367647058823529" calcext:value-type="percentage">
            <text:p>3.68%</text:p>
          </table:table-cell>
          <table:table-cell table:style-name="ce53" table:formula="of:=[.K17]/[.J17]" office:value-type="percentage" office:value="0.0173010380622837" calcext:value-type="percentage">
            <text:p>1.73%</text:p>
          </table:table-cell>
          <table:table-cell table:style-name="ce53" table:formula="of:=[.M17]/[.L17]" office:value-type="percentage" office:value="0.0242718446601942" calcext:value-type="percentage">
            <text:p>2.43%</text:p>
          </table:table-cell>
          <table:table-cell table:style-name="ce53" table:formula="of:=[.O17]/[.N17]" office:value-type="percentage" office:value="0.0140845070422535" calcext:value-type="percentage">
            <text:p>1.41%</text:p>
          </table:table-cell>
          <table:table-cell/>
          <table:table-cell table:formula="of:=IF([.L17]&lt;&gt;&quot;&quot;;IF(AND([.E17]&gt;=[.$H$49];[.E17]&lt;=[.$H$50]);[.L17]*6;&quot;&quot;);&quot;&quot;)" office:value-type="float" office:value="0.2472" calcext:value-type="float">
            <text:p>0.247</text:p>
          </table:table-cell>
          <table:table-cell table:formula="of:=IF([.N17]&lt;&gt;&quot;&quot;;IF(AND([.E17]&gt;=[.$H$49];[.E17]&lt;=[.$H$50]);[.N17]*6;&quot;&quot;);&quot;&quot;)" office:value-type="float" office:value="0.2982" calcext:value-type="float">
            <text:p>0.298</text:p>
          </table:table-cell>
        </table:table-row>
        <table:table-row table:style-name="ro3">
          <table:table-cell table:number-columns-repeated="3"/>
          <table:table-cell office:value-type="float" office:value="1.25" calcext:value-type="float">
            <text:p>1.25</text:p>
          </table:table-cell>
          <table:table-cell table:formula="of:=DEGREES(ASIN([.D18]/[.$C$13]))" office:value-type="float" office:value="24.6243183521641" calcext:value-type="float">
            <text:p>24.624</text:p>
          </table:table-cell>
          <table:table-cell table:number-columns-repeated="2"/>
          <table:table-cell table:style-name="ce44" office:value-type="float" office:value="0.00313" calcext:value-type="float">
            <text:p>3.13E-003</text:p>
          </table:table-cell>
          <table:table-cell table:style-name="ce44" office:value-type="float" office:value="0.00056" calcext:value-type="float">
            <text:p>5.60E-004</text:p>
          </table:table-cell>
          <table:table-cell table:style-name="ce44" office:value-type="float" office:value="0.00468" calcext:value-type="float">
            <text:p>4.68E-003</text:p>
          </table:table-cell>
          <table:table-cell table:style-name="ce44" office:value-type="float" office:value="0.00055" calcext:value-type="float">
            <text:p>5.50E-004</text:p>
          </table:table-cell>
          <table:table-cell table:number-columns-repeated="6"/>
          <table:table-cell table:formula="of:=[.J18]/[.H18]" office:value-type="float" office:value="1.49520766773163" calcext:value-type="float">
            <text:p>1.495</text:p>
          </table:table-cell>
          <table:table-cell/>
          <table:table-cell table:style-name="ce53" table:formula="of:=[.I18]/[.H18]" office:value-type="percentage" office:value="0.178913738019169" calcext:value-type="percentage">
            <text:p>17.89%</text:p>
          </table:table-cell>
          <table:table-cell table:style-name="ce53" table:formula="of:=[.K18]/[.J18]" office:value-type="percentage" office:value="0.117521367521368" calcext:value-type="percentage">
            <text:p>11.75%</text:p>
          </table:table-cell>
          <table:table-cell table:number-columns-repeated="3"/>
          <table:table-cell table:formula="of:=IF([.L18]&lt;&gt;&quot;&quot;;[.L18]*6;&quot;&quot;)">
            <text:p/>
          </table:table-cell>
          <table:table-cell table:formula="of:=IF([.N18]&lt;&gt;&quot;&quot;;[.N18]*6;&quot;&quot;)">
            <text:p/>
          </table:table-cell>
        </table:table-row>
        <table:table-row table:style-name="ro3">
          <table:table-cell table:number-columns-repeated="3"/>
          <table:table-cell office:value-type="float" office:value="1.375" calcext:value-type="float">
            <text:p>1.375</text:p>
          </table:table-cell>
          <table:table-cell table:formula="of:=DEGREES(ASIN([.D19]/[.$C$13]))" office:value-type="float" office:value="27.2796127359781" calcext:value-type="float">
            <text:p>27.28</text:p>
          </table:table-cell>
          <table:table-cell table:number-columns-repeated="2"/>
          <table:table-cell table:style-name="ce44" office:value-type="float" office:value="0.000218" calcext:value-type="float">
            <text:p>2.18E-004</text:p>
          </table:table-cell>
          <table:table-cell table:style-name="ce44" office:value-type="float" office:value="0.000038" calcext:value-type="float">
            <text:p>3.80E-005</text:p>
          </table:table-cell>
          <table:table-cell table:style-name="ce44" office:value-type="float" office:value="0.00058" calcext:value-type="float">
            <text:p>5.80E-004</text:p>
          </table:table-cell>
          <table:table-cell table:style-name="ce44" office:value-type="float" office:value="0.000195" calcext:value-type="float">
            <text:p>1.95E-004</text:p>
          </table:table-cell>
          <table:table-cell table:number-columns-repeated="6"/>
          <table:table-cell table:formula="of:=[.J19]/[.H19]" office:value-type="float" office:value="2.6605504587156" calcext:value-type="float">
            <text:p>2.661</text:p>
          </table:table-cell>
          <table:table-cell/>
          <table:table-cell table:style-name="ce53" table:formula="of:=[.I19]/[.H19]" office:value-type="percentage" office:value="0.174311926605505" calcext:value-type="percentage">
            <text:p>17.43%</text:p>
          </table:table-cell>
          <table:table-cell table:style-name="ce53" table:formula="of:=[.K19]/[.J19]" office:value-type="percentage" office:value="0.336206896551724" calcext:value-type="percentage">
            <text:p>33.62%</text:p>
          </table:table-cell>
          <table:table-cell table:number-columns-repeated="3"/>
          <table:table-cell table:formula="of:=IF([.L19]&lt;&gt;&quot;&quot;;[.L19]*6;&quot;&quot;)">
            <text:p/>
          </table:table-cell>
          <table:table-cell table:formula="of:=IF([.N19]&lt;&gt;&quot;&quot;;[.N19]*6;&quot;&quot;)">
            <text:p/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.875</text:p>
          </table:table-cell>
          <table:table-cell table:formula="of:=DEGREES(ASIN([.D20]/[.$C$20]))" office:value-type="float" office:value="12.6356250930211" calcext:value-type="float">
            <text:p>12.636</text:p>
          </table:table-cell>
          <table:table-cell table:number-columns-repeated="2"/>
          <table:table-cell table:style-name="ce44" office:value-type="float" office:value="0.0314" calcext:value-type="float">
            <text:p>3.14E-002</text:p>
          </table:table-cell>
          <table:table-cell table:style-name="ce44" office:value-type="float" office:value="0.0017" calcext:value-type="float">
            <text:p>1.70E-003</text:p>
          </table:table-cell>
          <table:table-cell table:style-name="ce44" office:value-type="float" office:value="0.128" calcext:value-type="float">
            <text:p>1.28E-001</text:p>
          </table:table-cell>
          <table:table-cell table:style-name="ce44" office:value-type="float" office:value="0.003" calcext:value-type="float">
            <text:p>3.00E-003</text:p>
          </table:table-cell>
          <table:table-cell table:number-columns-repeated="6"/>
          <table:table-cell table:formula="of:=[.J20]/[.H20]" office:value-type="float" office:value="4.07643312101911" calcext:value-type="float">
            <text:p>4.076</text:p>
          </table:table-cell>
          <table:table-cell/>
          <table:table-cell table:style-name="ce53" table:formula="of:=[.I20]/[.H20]" office:value-type="percentage" office:value="0.054140127388535" calcext:value-type="percentage">
            <text:p>5.41%</text:p>
          </table:table-cell>
          <table:table-cell table:style-name="ce53" table:formula="of:=[.K20]/[.J20]" office:value-type="percentage" office:value="0.0234375" calcext:value-type="percentage">
            <text:p>2.34%</text:p>
          </table:table-cell>
          <table:table-cell table:number-columns-repeated="3"/>
          <table:table-cell table:formula="of:=IF([.L20]&lt;&gt;&quot;&quot;;[.L20]*6;&quot;&quot;)">
            <text:p/>
          </table:table-cell>
          <table:table-cell table:formula="of:=IF([.N20]&lt;&gt;&quot;&quot;;[.N20]*6;&quot;&quot;)">
            <text:p/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formula="of:=DEGREES(ASIN([.D21]/[.$C$20]))" office:value-type="float" office:value="14.4775121859299" calcext:value-type="float">
            <text:p>14.478</text:p>
          </table:table-cell>
          <table:table-cell table:number-columns-repeated="2"/>
          <table:table-cell table:style-name="ce44" office:value-type="float" office:value="0.00692" calcext:value-type="float">
            <text:p>6.92E-003</text:p>
          </table:table-cell>
          <table:table-cell table:style-name="ce44" office:value-type="float" office:value="0.00038" calcext:value-type="float">
            <text:p>3.80E-004</text:p>
          </table:table-cell>
          <table:table-cell table:style-name="ce44" office:value-type="float" office:value="0.0453" calcext:value-type="float">
            <text:p>4.53E-002</text:p>
          </table:table-cell>
          <table:table-cell table:style-name="ce44" office:value-type="float" office:value="0.0018" calcext:value-type="float">
            <text:p>1.80E-003</text:p>
          </table:table-cell>
          <table:table-cell table:number-columns-repeated="6"/>
          <table:table-cell table:formula="of:=[.J21]/[.H21]" office:value-type="float" office:value="6.54624277456647" calcext:value-type="float">
            <text:p>6.546</text:p>
          </table:table-cell>
          <table:table-cell/>
          <table:table-cell table:style-name="ce53" table:formula="of:=[.I21]/[.H21]" office:value-type="percentage" office:value="0.0549132947976879" calcext:value-type="percentage">
            <text:p>5.49%</text:p>
          </table:table-cell>
          <table:table-cell table:style-name="ce53" table:formula="of:=[.K21]/[.J21]" office:value-type="percentage" office:value="0.0397350993377483" calcext:value-type="percentage">
            <text:p>3.97%</text:p>
          </table:table-cell>
          <table:table-cell table:number-columns-repeated="3"/>
          <table:table-cell table:formula="of:=IF([.L21]&lt;&gt;&quot;&quot;;[.L21]*6;&quot;&quot;)">
            <text:p/>
          </table:table-cell>
          <table:table-cell table:formula="of:=IF([.N21]&lt;&gt;&quot;&quot;;[.N21]*6;&quot;&quot;)">
            <text:p/>
          </table:table-cell>
        </table:table-row>
        <table:table-row table:style-name="ro3">
          <table:table-cell table:number-columns-repeated="3"/>
          <table:table-cell office:value-type="float" office:value="1.125" calcext:value-type="float">
            <text:p>1.125</text:p>
          </table:table-cell>
          <table:table-cell table:formula="of:=DEGREES(ASIN([.D22]/[.$C$20]))" office:value-type="float" office:value="16.334822780686" calcext:value-type="float">
            <text:p>16.335</text:p>
          </table:table-cell>
          <table:table-cell table:number-columns-repeated="4"/>
          <table:table-cell table:style-name="ce44" office:value-type="float" office:value="0.00959" calcext:value-type="float">
            <text:p>9.59E-003</text:p>
          </table:table-cell>
          <table:table-cell table:style-name="ce44" office:value-type="float" office:value="0.00064" calcext:value-type="float">
            <text:p>6.40E-004</text:p>
          </table:table-cell>
          <table:table-cell table:number-columns-repeated="8"/>
          <table:table-cell table:style-name="ce53"/>
          <table:table-cell table:style-name="ce53" table:formula="of:=[.K22]/[.J22]" office:value-type="percentage" office:value="0.0667361835245047" calcext:value-type="percentage">
            <text:p>6.67%</text:p>
          </table:table-cell>
          <table:table-cell table:number-columns-repeated="3"/>
          <table:table-cell table:formula="of:=IF([.L22]&lt;&gt;&quot;&quot;;[.L22]*6;&quot;&quot;)">
            <text:p/>
          </table:table-cell>
          <table:table-cell table:formula="of:=IF([.N22]&lt;&gt;&quot;&quot;;[.N22]*6;&quot;&quot;)">
            <text:p/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number-columns-repeated="18"/>
          <table:table-cell office:value-type="string" calcext:value-type="string">
            <text:p>countif</text:p>
          </table:table-cell>
          <table:table-cell table:formula="of:=COUNTIF([.T2:.T21];[.$S$25])" office:value-type="float" office:value="7" calcext:value-type="float">
            <text:p>7</text:p>
          </table:table-cell>
          <table:table-cell table:formula="of:=COUNTIF([.U2:.U21];[.$S$25])" office:value-type="float" office:value="8" calcext:value-type="float">
            <text:p>8</text:p>
          </table:table-cell>
          <table:table-cell table:formula="of:=COUNTIF([.V2:.V21];[.$S$25])" office:value-type="float" office:value="6" calcext:value-type="float">
            <text:p>6</text:p>
          </table:table-cell>
          <table:table-cell table:formula="of:=COUNTIF([.W2:.W21];[.$S$25])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18"/>
          <table:table-cell table:style-name="ce53" office:value-type="string" calcext:value-type="string">
            <text:p>&lt;=2.5%</text:p>
          </table:table-cell>
          <table:table-cell table:number-columns-repeated="7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i- Wiser</text:p>
          </table:table-cell>
          <table:table-cell office:value-type="string" calcext:value-type="string">
            <text:p>dsigma p</text:p>
          </table:table-cell>
          <table:table-cell office:value-type="string" calcext:value-type="string">
            <text:p>pi- Wiser x 12</text:p>
          </table:table-cell>
          <table:table-cell office:value-type="string" calcext:value-type="string">
            <text:p>total error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i+ Wiser</text:p>
          </table:table-cell>
          <table:table-cell office:value-type="string" calcext:value-type="string">
            <text:p>dsigma p</text:p>
          </table:table-cell>
          <table:table-cell office:value-type="string" calcext:value-type="string">
            <text:p>pi+ Wiser x 12</text:p>
          </table:table-cell>
          <table:table-cell office:value-type="string" calcext:value-type="string">
            <text:p>total error</text:p>
          </table:table-cell>
          <table:table-cell table:number-columns-repeated="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4.4775121859299" calcext:value-type="float">
            <text:p>14.478</text:p>
          </table:table-cell>
          <table:table-cell table:style-name="ce44" office:value-type="float" office:value="10.7" calcext:value-type="float">
            <text:p>1.07E+001</text:p>
          </table:table-cell>
          <table:table-cell table:style-name="ce44" office:value-type="float" office:value="0.2" calcext:value-type="float">
            <text:p>2.00E-001</text:p>
          </table:table-cell>
          <table:table-cell table:formula="of:=IF(AND([.E28]&gt;=[.$H$49];[.E28]&lt;=[.$H$50]);[.F28]*12;&quot;&quot;)">
            <text:p/>
          </table:table-cell>
          <table:table-cell table:formula="of:=IF(AND([.E28]&gt;=[.$H$49];[.E28]&lt;=[.$H$50]);SQRT([.G28]^2+(0.13*[.F28])^2);&quot;&quot;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4.4775121859299" calcext:value-type="float">
            <text:p>14.478</text:p>
          </table:table-cell>
          <table:table-cell table:style-name="ce44" office:value-type="float" office:value="14.9" calcext:value-type="float">
            <text:p>1.49E+001</text:p>
          </table:table-cell>
          <table:table-cell table:style-name="ce44" office:value-type="float" office:value="0.2" calcext:value-type="float">
            <text:p>2.00E-001</text:p>
          </table:table-cell>
          <table:table-cell table:formula="of:=IF(AND([.E28]&gt;=[.$H$49];[.E28]&lt;=[.$H$50]);[.N28]*12;&quot;&quot;)">
            <text:p/>
          </table:table-cell>
          <table:table-cell table:formula="of:=IF(AND([.E28]&gt;=[.$H$49];[.E28]&lt;=[.$H$50]);SQRT([.O28]^2+(0.13*[.N28])^2);&quot;&quot;)">
            <text:p/>
          </table:table-cell>
          <table:table-cell table:formula="of:=[.Q28]/[.O28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style-name="ce44" office:value-type="float" office:value="22.7" calcext:value-type="float">
            <text:p>2.27E+001</text:p>
          </table:table-cell>
          <table:table-cell table:style-name="ce44" office:value-type="float" office:value="0.5" calcext:value-type="float">
            <text:p>5.00E-001</text:p>
          </table:table-cell>
          <table:table-cell table:formula="of:=IF(AND([.E29]&gt;=[.$H$49];[.E29]&lt;=[.$H$50]);[.F29]*12;&quot;&quot;)" office:value-type="float" office:value="272.4" calcext:value-type="float">
            <text:p>272.4</text:p>
          </table:table-cell>
          <table:table-cell table:formula="of:=IF(AND([.E29]&gt;=[.$H$49];[.E29]&lt;=[.$H$50]);SQRT([.G29]^2+(0.13*[.F29])^2);&quot;&quot;)" office:value-type="float" office:value="2.99305880329806" calcext:value-type="float">
            <text:p>2.9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style-name="ce44" office:value-type="float" office:value="51.8" calcext:value-type="float">
            <text:p>5.18E+001</text:p>
          </table:table-cell>
          <table:table-cell table:style-name="ce44" office:value-type="float" office:value="1.8" calcext:value-type="float">
            <text:p>1.80E+000</text:p>
          </table:table-cell>
          <table:table-cell table:formula="of:=IF(AND([.E29]&gt;=[.$H$49];[.E29]&lt;=[.$H$50]);[.N29]*12;&quot;&quot;)" office:value-type="float" office:value="621.6" calcext:value-type="float">
            <text:p>621.6</text:p>
          </table:table-cell>
          <table:table-cell table:formula="of:=IF(AND([.E29]&gt;=[.$H$49];[.E29]&lt;=[.$H$50]);SQRT([.O29]^2+(0.13*[.N29])^2);&quot;&quot;)" office:value-type="float" office:value="6.97042007342456" calcext:value-type="float">
            <text:p>6.97</text:p>
          </table:table-cell>
          <table:table-cell table:formula="of:=[.Q29]/[.O29]" office:value-type="float" office:value="3.87245559634698" calcext:value-type="float">
            <text:p>3.872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625" calcext:value-type="float">
            <text:p>0.625</text:p>
          </table:table-cell>
          <table:table-cell office:value-type="float" office:value="12.0246991805658" calcext:value-type="float">
            <text:p>12.025</text:p>
          </table:table-cell>
          <table:table-cell office:value-type="float" office:value="1.35" calcext:value-type="float">
            <text:p>1.35</text:p>
          </table:table-cell>
          <table:table-cell office:value-type="float" office:value="0.02" calcext:value-type="float">
            <text:p>0.02</text:p>
          </table:table-cell>
          <table:table-cell table:formula="of:=IF(AND([.E30]&gt;=[.$H$49];[.E30]&lt;=[.$H$50]);[.F30]*12;&quot;&quot;)">
            <text:p/>
          </table:table-cell>
          <table:table-cell table:formula="of:=IF(AND([.E30]&gt;=[.$H$49];[.E30]&lt;=[.$H$50]);SQRT([.G30]^2+(0.13*[.F30])^2);&quot;&quot;)">
            <text:p/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25" calcext:value-type="float">
            <text:p>0.625</text:p>
          </table:table-cell>
          <table:table-cell office:value-type="float" office:value="12.0246991805658" calcext:value-type="float">
            <text:p>12.025</text:p>
          </table:table-cell>
          <table:table-cell office:value-type="float" office:value="2.61" calcext:value-type="float">
            <text:p>2.61</text:p>
          </table:table-cell>
          <table:table-cell office:value-type="float" office:value="0.06" calcext:value-type="float">
            <text:p>0.06</text:p>
          </table:table-cell>
          <table:table-cell table:formula="of:=IF(AND([.E30]&gt;=[.$H$49];[.E30]&lt;=[.$H$50]);[.N30]*12;&quot;&quot;)">
            <text:p/>
          </table:table-cell>
          <table:table-cell table:formula="of:=IF(AND([.E30]&gt;=[.$H$49];[.E30]&lt;=[.$H$50]);SQRT([.O30]^2+(0.13*[.N30])^2);&quot;&quot;)">
            <text:p/>
          </table:table-cell>
          <table:table-cell table:formula="of:=[.Q30]/[.O30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 office:value-type="float" office:value="18.209956864283" calcext:value-type="float">
            <text:p>18.21</text:p>
          </table:table-cell>
          <table:table-cell office:value-type="float" office:value="3.77" calcext:value-type="float">
            <text:p>3.77</text:p>
          </table:table-cell>
          <table:table-cell office:value-type="float" office:value="0.11" calcext:value-type="float">
            <text:p>0.11</text:p>
          </table:table-cell>
          <table:table-cell table:formula="of:=IF(AND([.E31]&gt;=[.$H$49];[.E31]&lt;=[.$H$50]);[.F31]*12;&quot;&quot;)">
            <text:p/>
          </table:table-cell>
          <table:table-cell table:formula="of:=IF(AND([.E31]&gt;=[.$H$49];[.E31]&lt;=[.$H$50]);SQRT([.G31]^2+(0.13*[.F31])^2);&quot;&quot;)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 office:value-type="float" office:value="18.209956864283" calcext:value-type="float">
            <text:p>18.21</text:p>
          </table:table-cell>
          <table:table-cell office:value-type="float" office:value="6.04" calcext:value-type="float">
            <text:p>6.04</text:p>
          </table:table-cell>
          <table:table-cell office:value-type="float" office:value="0.24" calcext:value-type="float">
            <text:p>0.24</text:p>
          </table:table-cell>
          <table:table-cell table:formula="of:=IF(AND([.E31]&gt;=[.$H$49];[.E31]&lt;=[.$H$50]);[.N31]*12;&quot;&quot;)">
            <text:p/>
          </table:table-cell>
          <table:table-cell table:formula="of:=IF(AND([.E31]&gt;=[.$H$49];[.E31]&lt;=[.$H$50]);SQRT([.O31]^2+(0.13*[.N31])^2);&quot;&quot;)">
            <text:p/>
          </table:table-cell>
          <table:table-cell table:formula="of:=[.Q31]/[.O31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38.6821874534894" calcext:value-type="float">
            <text:p>38.682</text:p>
          </table:table-cell>
          <table:table-cell office:value-type="float" office:value="7.82" calcext:value-type="float">
            <text:p>7.82</text:p>
          </table:table-cell>
          <table:table-cell office:value-type="float" office:value="0.16" calcext:value-type="float">
            <text:p>0.16</text:p>
          </table:table-cell>
          <table:table-cell table:formula="of:=IF(AND([.E32]&gt;=[.$H$49];[.E32]&lt;=[.$H$50]);[.F32]*12;&quot;&quot;)" office:value-type="float" office:value="93.84" calcext:value-type="float">
            <text:p>93.84</text:p>
          </table:table-cell>
          <table:table-cell table:formula="of:=IF(AND([.E32]&gt;=[.$H$49];[.E32]&lt;=[.$H$50]);SQRT([.G32]^2+(0.13*[.F32])^2);&quot;&quot;)" office:value-type="float" office:value="1.02911396842138" calcext:value-type="float">
            <text:p>1.0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38.6821874534894" calcext:value-type="float">
            <text:p>38.682</text:p>
          </table:table-cell>
          <table:table-cell table:style-name="ce44" office:value-type="float" office:value="15.7" calcext:value-type="float">
            <text:p>1.57E+001</text:p>
          </table:table-cell>
          <table:table-cell table:style-name="ce44" office:value-type="float" office:value="0.3" calcext:value-type="float">
            <text:p>3.00E-001</text:p>
          </table:table-cell>
          <table:table-cell table:formula="of:=IF(AND([.E32]&gt;=[.$H$49];[.E32]&lt;=[.$H$50]);[.N32]*12;&quot;&quot;)" office:value-type="float" office:value="188.4" calcext:value-type="float">
            <text:p>188.4</text:p>
          </table:table-cell>
          <table:table-cell table:formula="of:=IF(AND([.E32]&gt;=[.$H$49];[.E32]&lt;=[.$H$50]);SQRT([.O32]^2+(0.13*[.N32])^2);&quot;&quot;)" office:value-type="float" office:value="2.0629301975588" calcext:value-type="float">
            <text:p>2.063</text:p>
          </table:table-cell>
          <table:table-cell table:formula="of:=[.Q32]/[.O32]" office:value-type="float" office:value="6.87643399186267" calcext:value-type="float">
            <text:p>6.876</text:p>
          </table:table-cell>
          <table:table-cell table:number-columns-repeated="8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4.4775121859299" calcext:value-type="float">
            <text:p>14.478</text:p>
          </table:table-cell>
          <table:table-cell table:style-name="ce44" office:value-type="float" office:value="0.443" calcext:value-type="float">
            <text:p>4.43E-001</text:p>
          </table:table-cell>
          <table:table-cell table:style-name="ce44" office:value-type="float" office:value="0.009" calcext:value-type="float">
            <text:p>9.00E-003</text:p>
          </table:table-cell>
          <table:table-cell table:formula="of:=IF(AND([.E33]&gt;=[.$H$49];[.E33]&lt;=[.$H$50]);[.F33]*12;&quot;&quot;)">
            <text:p/>
          </table:table-cell>
          <table:table-cell table:formula="of:=IF(AND([.E33]&gt;=[.$H$49];[.E33]&lt;=[.$H$50]);SQRT([.G33]^2+(0.13*[.F33])^2);&quot;&quot;)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4.4775121859299" calcext:value-type="float">
            <text:p>14.478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 table:formula="of:=IF(AND([.E33]&gt;=[.$H$49];[.E33]&lt;=[.$H$50]);[.N33]*12;&quot;&quot;)">
            <text:p/>
          </table:table-cell>
          <table:table-cell table:formula="of:=IF(AND([.E33]&gt;=[.$H$49];[.E33]&lt;=[.$H$50]);SQRT([.O33]^2+(0.13*[.N33])^2);&quot;&quot;)">
            <text:p/>
          </table:table-cell>
          <table:table-cell table:formula="of:=[.Q33]/[.O33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2.0243128370422" calcext:value-type="float">
            <text:p>22.024</text:p>
          </table:table-cell>
          <table:table-cell office:value-type="float" office:value="1.31" calcext:value-type="float">
            <text:p>1.31</text:p>
          </table:table-cell>
          <table:table-cell office:value-type="float" office:value="0.04" calcext:value-type="float">
            <text:p>0.04</text:p>
          </table:table-cell>
          <table:table-cell table:formula="of:=IF(AND([.E34]&gt;=[.$H$49];[.E34]&lt;=[.$H$50]);[.F34]*12;&quot;&quot;)" office:value-type="float" office:value="15.72" calcext:value-type="float">
            <text:p>15.72</text:p>
          </table:table-cell>
          <table:table-cell table:formula="of:=IF(AND([.E34]&gt;=[.$H$49];[.E34]&lt;=[.$H$50]);SQRT([.G34]^2+(0.13*[.F34])^2);&quot;&quot;)" office:value-type="float" office:value="0.17493453061074" calcext:value-type="float">
            <text:p>0.17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2.0243128370422" calcext:value-type="float">
            <text:p>22.024</text:p>
          </table:table-cell>
          <table:table-cell office:value-type="float" office:value="2.33" calcext:value-type="float">
            <text:p>2.33</text:p>
          </table:table-cell>
          <table:table-cell office:value-type="float" office:value="0.11" calcext:value-type="float">
            <text:p>0.11</text:p>
          </table:table-cell>
          <table:table-cell table:formula="of:=IF(AND([.E34]&gt;=[.$H$49];[.E34]&lt;=[.$H$50]);[.N34]*12;&quot;&quot;)" office:value-type="float" office:value="27.96" calcext:value-type="float">
            <text:p>27.96</text:p>
          </table:table-cell>
          <table:table-cell table:formula="of:=IF(AND([.E34]&gt;=[.$H$49];[.E34]&lt;=[.$H$50]);SQRT([.O34]^2+(0.13*[.N34])^2);&quot;&quot;)" office:value-type="float" office:value="0.322255193906941" calcext:value-type="float">
            <text:p>0.322</text:p>
          </table:table-cell>
          <table:table-cell table:formula="of:=[.Q34]/[.O34]" office:value-type="float" office:value="2.92959267188128" calcext:value-type="float">
            <text:p>2.9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8.5903778907291" calcext:value-type="float">
            <text:p>48.59</text:p>
          </table:table-cell>
          <table:table-cell office:value-type="float" office:value="1.88" calcext:value-type="float">
            <text:p>1.88</text:p>
          </table:table-cell>
          <table:table-cell office:value-type="float" office:value="0.03" calcext:value-type="float">
            <text:p>0.03</text:p>
          </table:table-cell>
          <table:table-cell table:formula="of:=IF(AND([.E35]&gt;=[.$H$49];[.E35]&lt;=[.$H$50]);[.F35]*12;&quot;&quot;)" office:value-type="float" office:value="22.56" calcext:value-type="float">
            <text:p>22.56</text:p>
          </table:table-cell>
          <table:table-cell table:formula="of:=IF(AND([.E35]&gt;=[.$H$49];[.E35]&lt;=[.$H$50]);SQRT([.G35]^2+(0.13*[.F35])^2);&quot;&quot;)" office:value-type="float" office:value="0.246234359909416" calcext:value-type="float">
            <text:p>0.2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8.5903778907291" calcext:value-type="float">
            <text:p>48.59</text:p>
          </table:table-cell>
          <table:table-cell office:value-type="float" office:value="4.14" calcext:value-type="float">
            <text:p>4.14</text:p>
          </table:table-cell>
          <table:table-cell office:value-type="float" office:value="0.06" calcext:value-type="float">
            <text:p>0.06</text:p>
          </table:table-cell>
          <table:table-cell table:formula="of:=IF(AND([.E35]&gt;=[.$H$49];[.E35]&lt;=[.$H$50]);[.N35]*12;&quot;&quot;)" office:value-type="float" office:value="49.68" calcext:value-type="float">
            <text:p>49.68</text:p>
          </table:table-cell>
          <table:table-cell table:formula="of:=IF(AND([.E35]&gt;=[.$H$49];[.E35]&lt;=[.$H$50]);SQRT([.O35]^2+(0.13*[.N35])^2);&quot;&quot;)" office:value-type="float" office:value="0.541534154047554" calcext:value-type="float">
            <text:p>0.542</text:p>
          </table:table-cell>
          <table:table-cell table:formula="of:=[.Q35]/[.O35]" office:value-type="float" office:value="9.0255692341259" calcext:value-type="float">
            <text:p>9.026</text:p>
          </table:table-cell>
          <table:table-cell table:number-columns-repeated="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.875</text:p>
          </table:table-cell>
          <table:table-cell office:value-type="float" office:value="12.6356250930211" calcext:value-type="float">
            <text:p>12.636</text:p>
          </table:table-cell>
          <table:table-cell table:style-name="ce44" office:value-type="float" office:value="0.0314" calcext:value-type="float">
            <text:p>3.14E-002</text:p>
          </table:table-cell>
          <table:table-cell table:style-name="ce44" office:value-type="float" office:value="0.0017" calcext:value-type="float">
            <text:p>1.70E-003</text:p>
          </table:table-cell>
          <table:table-cell table:formula="of:=IF(AND([.E36]&gt;=[.$H$49];[.E36]&lt;=[.$H$50]);[.F36]*12;&quot;&quot;)">
            <text:p/>
          </table:table-cell>
          <table:table-cell table:formula="of:=IF(AND([.E36]&gt;=[.$H$49];[.E36]&lt;=[.$H$50]);SQRT([.G36]^2+(0.13*[.F36])^2);&quot;&quot;)">
            <text:p/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.875</text:p>
          </table:table-cell>
          <table:table-cell office:value-type="float" office:value="12.6356250930211" calcext:value-type="float">
            <text:p>12.636</text:p>
          </table:table-cell>
          <table:table-cell table:style-name="ce44" office:value-type="float" office:value="0.128" calcext:value-type="float">
            <text:p>1.28E-001</text:p>
          </table:table-cell>
          <table:table-cell table:style-name="ce44" office:value-type="float" office:value="0.003" calcext:value-type="float">
            <text:p>3.00E-003</text:p>
          </table:table-cell>
          <table:table-cell table:formula="of:=IF(AND([.E36]&gt;=[.$H$49];[.E36]&lt;=[.$H$50]);[.N36]*12;&quot;&quot;)">
            <text:p/>
          </table:table-cell>
          <table:table-cell table:formula="of:=IF(AND([.E36]&gt;=[.$H$49];[.E36]&lt;=[.$H$50]);SQRT([.O36]^2+(0.13*[.N36])^2);&quot;&quot;)">
            <text:p/>
          </table:table-cell>
          <table:table-cell table:formula="of:=[.Q36]/[.O36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75" calcext:value-type="float">
            <text:p>0.875</text:p>
          </table:table-cell>
          <table:table-cell office:value-type="float" office:value="16.9577633000042" calcext:value-type="float">
            <text:p>16.958</text:p>
          </table:table-cell>
          <table:table-cell table:style-name="ce44" office:value-type="float" office:value="0.157" calcext:value-type="float">
            <text:p>1.57E-001</text:p>
          </table:table-cell>
          <table:table-cell table:style-name="ce44" office:value-type="float" office:value="0.006" calcext:value-type="float">
            <text:p>6.00E-003</text:p>
          </table:table-cell>
          <table:table-cell table:formula="of:=IF(AND([.E37]&gt;=[.$H$49];[.E37]&lt;=[.$H$50]);[.F37]*12;&quot;&quot;)">
            <text:p/>
          </table:table-cell>
          <table:table-cell table:formula="of:=IF(AND([.E37]&gt;=[.$H$49];[.E37]&lt;=[.$H$50]);SQRT([.G37]^2+(0.13*[.F37])^2);&quot;&quot;)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75" calcext:value-type="float">
            <text:p>0.875</text:p>
          </table:table-cell>
          <table:table-cell office:value-type="float" office:value="16.9577633000042" calcext:value-type="float">
            <text:p>16.958</text:p>
          </table:table-cell>
          <table:table-cell table:style-name="ce44" office:value-type="float" office:value="0.458" calcext:value-type="float">
            <text:p>4.58E-001</text:p>
          </table:table-cell>
          <table:table-cell table:style-name="ce44" office:value-type="float" office:value="0.015" calcext:value-type="float">
            <text:p>1.50E-002</text:p>
          </table:table-cell>
          <table:table-cell table:formula="of:=IF(AND([.E37]&gt;=[.$H$49];[.E37]&lt;=[.$H$50]);[.N37]*12;&quot;&quot;)">
            <text:p/>
          </table:table-cell>
          <table:table-cell table:formula="of:=IF(AND([.E37]&gt;=[.$H$49];[.E37]&lt;=[.$H$50]);SQRT([.O37]^2+(0.13*[.N37])^2);&quot;&quot;)">
            <text:p/>
          </table:table-cell>
          <table:table-cell table:formula="of:=[.Q37]/[.O37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25.94447977237" calcext:value-type="float">
            <text:p>25.944</text:p>
          </table:table-cell>
          <table:table-cell table:style-name="ce44" office:value-type="float" office:value="0.446" calcext:value-type="float">
            <text:p>4.46E-001</text:p>
          </table:table-cell>
          <table:table-cell table:style-name="ce44" office:value-type="float" office:value="0.019" calcext:value-type="float">
            <text:p>1.90E-002</text:p>
          </table:table-cell>
          <table:table-cell table:formula="of:=IF(AND([.E38]&gt;=[.$H$49];[.E38]&lt;=[.$H$50]);[.F38]*12;&quot;&quot;)" office:value-type="float" office:value="5.352" calcext:value-type="float">
            <text:p>5.352</text:p>
          </table:table-cell>
          <table:table-cell table:formula="of:=IF(AND([.E38]&gt;=[.$H$49];[.E38]&lt;=[.$H$50]);SQRT([.G38]^2+(0.13*[.F38])^2);&quot;&quot;)" office:value-type="float" office:value="0.0610137722157875" calcext:value-type="float">
            <text:p>0.0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25.94447977237" calcext:value-type="float">
            <text:p>25.944</text:p>
          </table:table-cell>
          <table:table-cell table:style-name="ce44" office:value-type="float" office:value="0.759" calcext:value-type="float">
            <text:p>7.59E-001</text:p>
          </table:table-cell>
          <table:table-cell table:style-name="ce44" office:value-type="float" office:value="0.043" calcext:value-type="float">
            <text:p>4.30E-002</text:p>
          </table:table-cell>
          <table:table-cell table:formula="of:=IF(AND([.E38]&gt;=[.$H$49];[.E38]&lt;=[.$H$50]);[.N38]*12;&quot;&quot;)" office:value-type="float" office:value="9.108" calcext:value-type="float">
            <text:p>9.108</text:p>
          </table:table-cell>
          <table:table-cell table:formula="of:=IF(AND([.E38]&gt;=[.$H$49];[.E38]&lt;=[.$H$50]);SQRT([.O38]^2+(0.13*[.N38])^2);&quot;&quot;)" office:value-type="float" office:value="0.10763256431025" calcext:value-type="float">
            <text:p>0.108</text:p>
          </table:table-cell>
          <table:table-cell table:formula="of:=[.Q38]/[.O38]" office:value-type="float" office:value="2.50308289093604" calcext:value-type="float">
            <text:p>2.50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61.0449756281402" calcext:value-type="float">
            <text:p>61.045</text:p>
          </table:table-cell>
          <table:table-cell table:style-name="ce44" office:value-type="float" office:value="0.16" calcext:value-type="float">
            <text:p>1.60E-001</text:p>
          </table:table-cell>
          <table:table-cell table:style-name="ce44" office:value-type="float" office:value="0.006" calcext:value-type="float">
            <text:p>6.00E-003</text:p>
          </table:table-cell>
          <table:table-cell table:formula="of:=IF(AND([.E39]&gt;=[.$H$49];[.E39]&lt;=[.$H$50]);[.F39]*12;&quot;&quot;)">
            <text:p/>
          </table:table-cell>
          <table:table-cell table:formula="of:=IF(AND([.E39]&gt;=[.$H$49];[.E39]&lt;=[.$H$50]);SQRT([.G39]^2+(0.13*[.F39])^2);&quot;&quot;)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61.0449756281402" calcext:value-type="float">
            <text:p>61.045</text:p>
          </table:table-cell>
          <table:table-cell table:style-name="ce44" office:value-type="float" office:value="0.425" calcext:value-type="float">
            <text:p>4.25E-001</text:p>
          </table:table-cell>
          <table:table-cell table:style-name="ce44" office:value-type="float" office:value="0.011" calcext:value-type="float">
            <text:p>1.10E-002</text:p>
          </table:table-cell>
          <table:table-cell table:formula="of:=IF(AND([.E39]&gt;=[.$H$49];[.E39]&lt;=[.$H$50]);[.N39]*12;&quot;&quot;)">
            <text:p/>
          </table:table-cell>
          <table:table-cell table:formula="of:=IF(AND([.E39]&gt;=[.$H$49];[.E39]&lt;=[.$H$50]);SQRT([.O39]^2+(0.13*[.N39])^2);&quot;&quot;)">
            <text:p/>
          </table:table-cell>
          <table:table-cell table:formula="of:=[.Q39]/[.O39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.4775121859299" calcext:value-type="float">
            <text:p>14.478</text:p>
          </table:table-cell>
          <table:table-cell table:style-name="ce44" office:value-type="float" office:value="0.00692" calcext:value-type="float">
            <text:p>6.92E-003</text:p>
          </table:table-cell>
          <table:table-cell table:style-name="ce44" office:value-type="float" office:value="0.00038" calcext:value-type="float">
            <text:p>3.80E-004</text:p>
          </table:table-cell>
          <table:table-cell table:formula="of:=IF(AND([.E40]&gt;=[.$H$49];[.E40]&lt;=[.$H$50]);[.F40]*12;&quot;&quot;)">
            <text:p/>
          </table:table-cell>
          <table:table-cell table:formula="of:=IF(AND([.E40]&gt;=[.$H$49];[.E40]&lt;=[.$H$50]);SQRT([.G40]^2+(0.13*[.F40])^2);&quot;&quot;)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.4775121859299" calcext:value-type="float">
            <text:p>14.478</text:p>
          </table:table-cell>
          <table:table-cell table:style-name="ce44" office:value-type="float" office:value="0.0453" calcext:value-type="float">
            <text:p>4.53E-002</text:p>
          </table:table-cell>
          <table:table-cell table:style-name="ce44" office:value-type="float" office:value="0.0018" calcext:value-type="float">
            <text:p>1.80E-003</text:p>
          </table:table-cell>
          <table:table-cell table:formula="of:=IF(AND([.E40]&gt;=[.$H$49];[.E40]&lt;=[.$H$50]);[.N40]*12;&quot;&quot;)">
            <text:p/>
          </table:table-cell>
          <table:table-cell table:formula="of:=IF(AND([.E40]&gt;=[.$H$49];[.E40]&lt;=[.$H$50]);SQRT([.O40]^2+(0.13*[.N40])^2);&quot;&quot;)">
            <text:p/>
          </table:table-cell>
          <table:table-cell table:formula="of:=[.Q40]/[.O40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.4712206344907" calcext:value-type="float">
            <text:p>19.471</text:p>
          </table:table-cell>
          <table:table-cell table:style-name="ce44" office:value-type="float" office:value="0.0589" calcext:value-type="float">
            <text:p>5.89E-002</text:p>
          </table:table-cell>
          <table:table-cell table:style-name="ce44" office:value-type="float" office:value="0.0033" calcext:value-type="float">
            <text:p>3.30E-003</text:p>
          </table:table-cell>
          <table:table-cell table:formula="of:=IF(AND([.E41]&gt;=[.$H$49];[.E41]&lt;=[.$H$50]);[.F41]*12;&quot;&quot;)">
            <text:p/>
          </table:table-cell>
          <table:table-cell table:formula="of:=IF(AND([.E41]&gt;=[.$H$49];[.E41]&lt;=[.$H$50]);SQRT([.G41]^2+(0.13*[.F41])^2);&quot;&quot;)">
            <text:p/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.4712206344907" calcext:value-type="float">
            <text:p>19.471</text:p>
          </table:table-cell>
          <table:table-cell table:style-name="ce44" office:value-type="float" office:value="0.136" calcext:value-type="float">
            <text:p>1.36E-001</text:p>
          </table:table-cell>
          <table:table-cell table:style-name="ce44" office:value-type="float" office:value="0.005" calcext:value-type="float">
            <text:p>5.00E-003</text:p>
          </table:table-cell>
          <table:table-cell table:formula="of:=IF(AND([.E41]&gt;=[.$H$49];[.E41]&lt;=[.$H$50]);[.N41]*12;&quot;&quot;)">
            <text:p/>
          </table:table-cell>
          <table:table-cell table:formula="of:=IF(AND([.E41]&gt;=[.$H$49];[.E41]&lt;=[.$H$50]);SQRT([.O41]^2+(0.13*[.N41])^2);&quot;&quot;)">
            <text:p/>
          </table:table-cell>
          <table:table-cell table:formula="of:=[.Q41]/[.O41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44" office:value-type="float" office:value="0.148" calcext:value-type="float">
            <text:p>1.48E-001</text:p>
          </table:table-cell>
          <table:table-cell table:style-name="ce44" office:value-type="float" office:value="0.002" calcext:value-type="float">
            <text:p>2.00E-003</text:p>
          </table:table-cell>
          <table:table-cell table:formula="of:=IF(AND([.E42]&gt;=[.$H$49];[.E42]&lt;=[.$H$50]);[.F42]*12;&quot;&quot;)" office:value-type="float" office:value="1.776" calcext:value-type="float">
            <text:p>1.776</text:p>
          </table:table-cell>
          <table:table-cell table:formula="of:=IF(AND([.E42]&gt;=[.$H$49];[.E42]&lt;=[.$H$50]);SQRT([.G42]^2+(0.13*[.F42])^2);&quot;&quot;)" office:value-type="float" office:value="0.0193436707995148" calcext:value-type="float">
            <text:p>0.0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44" office:value-type="float" office:value="0.266" calcext:value-type="float">
            <text:p>2.66E-001</text:p>
          </table:table-cell>
          <table:table-cell table:style-name="ce44" office:value-type="float" office:value="0.006" calcext:value-type="float">
            <text:p>6.00E-003</text:p>
          </table:table-cell>
          <table:table-cell table:formula="of:=IF(AND([.E42]&gt;=[.$H$49];[.E42]&lt;=[.$H$50]);[.N42]*12;&quot;&quot;)" office:value-type="float" office:value="3.192" calcext:value-type="float">
            <text:p>3.192</text:p>
          </table:table-cell>
          <table:table-cell table:formula="of:=IF(AND([.E42]&gt;=[.$H$49];[.E42]&lt;=[.$H$50]);SQRT([.O42]^2+(0.13*[.N42])^2);&quot;&quot;)" office:value-type="float" office:value="0.0350966722069201" calcext:value-type="float">
            <text:p>0.035</text:p>
          </table:table-cell>
          <table:table-cell table:formula="of:=[.Q42]/[.O42]" office:value-type="float" office:value="5.84944536782002" calcext:value-type="float">
            <text:p>5.849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.125" calcext:value-type="float">
            <text:p>1.125</text:p>
          </table:table-cell>
          <table:table-cell office:value-type="float" office:value="22.0243128370422" calcext:value-type="float">
            <text:p>22.024</text:p>
          </table:table-cell>
          <table:table-cell table:style-name="ce44" office:value-type="float" office:value="0.0136" calcext:value-type="float">
            <text:p>1.36E-002</text:p>
          </table:table-cell>
          <table:table-cell table:style-name="ce44" office:value-type="float" office:value="0.0005" calcext:value-type="float">
            <text:p>5.00E-004</text:p>
          </table:table-cell>
          <table:table-cell table:formula="of:=IF(AND([.E43]&gt;=[.$H$49];[.E43]&lt;=[.$H$50]);[.F43]*12;&quot;&quot;)" office:value-type="float" office:value="0.1632" calcext:value-type="float">
            <text:p>0.163</text:p>
          </table:table-cell>
          <table:table-cell table:formula="of:=IF(AND([.E43]&gt;=[.$H$49];[.E43]&lt;=[.$H$50]);SQRT([.G43]^2+(0.13*[.F43])^2);&quot;&quot;)" office:value-type="float" office:value="0.00183734155779485" calcext:value-type="float">
            <text:p>0.00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125" calcext:value-type="float">
            <text:p>1.125</text:p>
          </table:table-cell>
          <table:table-cell office:value-type="float" office:value="16.334822780686" calcext:value-type="float">
            <text:p>16.335</text:p>
          </table:table-cell>
          <table:table-cell table:style-name="ce44" office:value-type="float" office:value="0.00959" calcext:value-type="float">
            <text:p>9.59E-003</text:p>
          </table:table-cell>
          <table:table-cell table:style-name="ce44" office:value-type="float" office:value="0.00064" calcext:value-type="float">
            <text:p>6.40E-004</text:p>
          </table:table-cell>
          <table:table-cell table:formula="of:=IF(AND([.E43]&gt;=[.$H$49];[.E43]&lt;=[.$H$50]);[.N43]*12;&quot;&quot;)" office:value-type="float" office:value="0.11508" calcext:value-type="float">
            <text:p>0.115</text:p>
          </table:table-cell>
          <table:table-cell table:formula="of:=IF(AND([.E43]&gt;=[.$H$49];[.E43]&lt;=[.$H$50]);SQRT([.O43]^2+(0.13*[.N43])^2);&quot;&quot;)" office:value-type="float" office:value="0.00140137821090525" calcext:value-type="float">
            <text:p>0.001</text:p>
          </table:table-cell>
          <table:table-cell table:formula="of:=[.Q43]/[.O43]" office:value-type="float" office:value="2.18965345453945" calcext:value-type="float">
            <text:p>2.19</text:p>
          </table:table-cell>
          <table:table-cell table:number-columns-repeated="8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125" calcext:value-type="float">
            <text:p>1.125</text:p>
          </table:table-cell>
          <table:table-cell office:value-type="float" office:value="34.2288663278126" calcext:value-type="float">
            <text:p>34.229</text:p>
          </table:table-cell>
          <table:table-cell table:style-name="ce44" office:value-type="float" office:value="0.0328" calcext:value-type="float">
            <text:p>3.28E-002</text:p>
          </table:table-cell>
          <table:table-cell table:style-name="ce44" office:value-type="float" office:value="0.0033" calcext:value-type="float">
            <text:p>3.30E-003</text:p>
          </table:table-cell>
          <table:table-cell table:formula="of:=IF(AND([.E44]&gt;=[.$H$49];[.E44]&lt;=[.$H$50]);[.F44]*12;&quot;&quot;)" office:value-type="float" office:value="0.3936" calcext:value-type="float">
            <text:p>0.394</text:p>
          </table:table-cell>
          <table:table-cell table:formula="of:=IF(AND([.E44]&gt;=[.$H$49];[.E44]&lt;=[.$H$50]);SQRT([.G44]^2+(0.13*[.F44])^2);&quot;&quot;)" office:value-type="float" office:value="0.00539181750433006" calcext:value-type="float">
            <text:p>0.00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.125" calcext:value-type="float">
            <text:p>1.125</text:p>
          </table:table-cell>
          <table:table-cell office:value-type="float" office:value="22.0243128370422" calcext:value-type="float">
            <text:p>22.024</text:p>
          </table:table-cell>
          <table:table-cell table:style-name="ce44" office:value-type="float" office:value="0.0289" calcext:value-type="float">
            <text:p>2.89E-002</text:p>
          </table:table-cell>
          <table:table-cell table:style-name="ce44" office:value-type="float" office:value="0.0005" calcext:value-type="float">
            <text:p>5.00E-004</text:p>
          </table:table-cell>
          <table:table-cell table:formula="of:=IF(AND([.E44]&gt;=[.$H$49];[.E44]&lt;=[.$H$50]);[.N44]*12;&quot;&quot;)" office:value-type="float" office:value="0.3468" calcext:value-type="float">
            <text:p>0.347</text:p>
          </table:table-cell>
          <table:table-cell table:formula="of:=IF(AND([.E44]&gt;=[.$H$49];[.E44]&lt;=[.$H$50]);SQRT([.O44]^2+(0.13*[.N44])^2);&quot;&quot;)" office:value-type="float" office:value="0.00379012519582137" calcext:value-type="float">
            <text:p>0.004</text:p>
          </table:table-cell>
          <table:table-cell table:formula="of:=[.Q44]/[.O44]" office:value-type="float" office:value="7.58025039164275" calcext:value-type="float">
            <text:p>7.5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float" office:value="24.6243183521641" calcext:value-type="float">
            <text:p>24.624</text:p>
          </table:table-cell>
          <table:table-cell table:style-name="ce44" office:value-type="float" office:value="0.00313" calcext:value-type="float">
            <text:p>3.13E-003</text:p>
          </table:table-cell>
          <table:table-cell table:style-name="ce44" office:value-type="float" office:value="0.00056" calcext:value-type="float">
            <text:p>5.60E-004</text:p>
          </table:table-cell>
          <table:table-cell table:formula="of:=IF(AND([.E45]&gt;=[.$H$49];[.E45]&lt;=[.$H$50]);[.F45]*12;&quot;&quot;)" office:value-type="float" office:value="0.03756" calcext:value-type="float">
            <text:p>0.038</text:p>
          </table:table-cell>
          <table:table-cell table:formula="of:=IF(AND([.E45]&gt;=[.$H$49];[.E45]&lt;=[.$H$50]);SQRT([.G45]^2+(0.13*[.F45])^2);&quot;&quot;)" office:value-type="float" office:value="0.000692219336626766" calcext:value-type="float">
            <text:p>0.00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125" calcext:value-type="float">
            <text:p>1.125</text:p>
          </table:table-cell>
          <table:table-cell office:value-type="float" office:value="34.2288663278126" calcext:value-type="float">
            <text:p>34.229</text:p>
          </table:table-cell>
          <table:table-cell table:style-name="ce44" office:value-type="float" office:value="0.0409" calcext:value-type="float">
            <text:p>4.09E-002</text:p>
          </table:table-cell>
          <table:table-cell table:style-name="ce44" office:value-type="float" office:value="0.0038" calcext:value-type="float">
            <text:p>3.80E-003</text:p>
          </table:table-cell>
          <table:table-cell table:formula="of:=IF(AND([.E45]&gt;=[.$H$49];[.E45]&lt;=[.$H$50]);[.N45]*12;&quot;&quot;)" office:value-type="float" office:value="0.4908" calcext:value-type="float">
            <text:p>0.491</text:p>
          </table:table-cell>
          <table:table-cell table:formula="of:=IF(AND([.E45]&gt;=[.$H$49];[.E45]&lt;=[.$H$50]);SQRT([.O45]^2+(0.13*[.N45])^2);&quot;&quot;)" office:value-type="float" office:value="0.00653532623516225" calcext:value-type="float">
            <text:p>0.007</text:p>
          </table:table-cell>
          <table:table-cell table:formula="of:=[.Q45]/[.O45]" office:value-type="float" office:value="1.71982269346375" calcext:value-type="float">
            <text:p>1.7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38.6821874534894" calcext:value-type="float">
            <text:p>38.682</text:p>
          </table:table-cell>
          <table:table-cell table:style-name="ce44" office:value-type="float" office:value="0.00621" calcext:value-type="float">
            <text:p>6.21E-003</text:p>
          </table:table-cell>
          <table:table-cell table:style-name="ce44" office:value-type="float" office:value="0.00057" calcext:value-type="float">
            <text:p>5.70E-004</text:p>
          </table:table-cell>
          <table:table-cell table:formula="of:=IF(AND([.E46]&gt;=[.$H$49];[.E46]&lt;=[.$H$50]);[.F46]*12;&quot;&quot;)" office:value-type="float" office:value="0.07452" calcext:value-type="float">
            <text:p>0.075</text:p>
          </table:table-cell>
          <table:table-cell table:formula="of:=IF(AND([.E46]&gt;=[.$H$49];[.E46]&lt;=[.$H$50]);SQRT([.G46]^2+(0.13*[.F46])^2);&quot;&quot;)" office:value-type="float" office:value="0.000988247585375244" calcext:value-type="float">
            <text:p>0.00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float" office:value="24.6243183521641" calcext:value-type="float">
            <text:p>24.624</text:p>
          </table:table-cell>
          <table:table-cell table:style-name="ce44" office:value-type="float" office:value="0.00468" calcext:value-type="float">
            <text:p>4.68E-003</text:p>
          </table:table-cell>
          <table:table-cell table:style-name="ce44" office:value-type="float" office:value="0.00055" calcext:value-type="float">
            <text:p>5.50E-004</text:p>
          </table:table-cell>
          <table:table-cell table:formula="of:=IF(AND([.E46]&gt;=[.$H$49];[.E46]&lt;=[.$H$50]);[.N46]*12;&quot;&quot;)" office:value-type="float" office:value="0.05616" calcext:value-type="float">
            <text:p>0.056</text:p>
          </table:table-cell>
          <table:table-cell table:formula="of:=IF(AND([.E46]&gt;=[.$H$49];[.E46]&lt;=[.$H$50]);SQRT([.O46]^2+(0.13*[.N46])^2);&quot;&quot;)" office:value-type="float" office:value="0.000820152766257604" calcext:value-type="float">
            <text:p>0.001</text:p>
          </table:table-cell>
          <table:table-cell table:formula="of:=[.Q46]/[.O46]" office:value-type="float" office:value="1.4911868477411" calcext:value-type="float">
            <text:p>1.49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375" calcext:value-type="float">
            <text:p>1.375</text:p>
          </table:table-cell>
          <table:table-cell office:value-type="float" office:value="27.2796127359781" calcext:value-type="float">
            <text:p>27.28</text:p>
          </table:table-cell>
          <table:table-cell table:style-name="ce44" office:value-type="float" office:value="0.000218" calcext:value-type="float">
            <text:p>2.18E-004</text:p>
          </table:table-cell>
          <table:table-cell table:style-name="ce44" office:value-type="float" office:value="0.000038" calcext:value-type="float">
            <text:p>3.80E-005</text:p>
          </table:table-cell>
          <table:table-cell table:formula="of:=IF(AND([.E47]&gt;=[.$H$49];[.E47]&lt;=[.$H$50]);[.F47]*12;&quot;&quot;)" office:value-type="float" office:value="0.002616" calcext:value-type="float">
            <text:p>0.003</text:p>
          </table:table-cell>
          <table:table-cell table:formula="of:=IF(AND([.E47]&gt;=[.$H$49];[.E47]&lt;=[.$H$50]);SQRT([.G47]^2+(0.13*[.F47])^2);&quot;&quot;)" office:value-type="float" office:value="0.0000474041728121059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38.6821874534894" calcext:value-type="float">
            <text:p>38.682</text:p>
          </table:table-cell>
          <table:table-cell table:style-name="ce44" office:value-type="float" office:value="0.00742" calcext:value-type="float">
            <text:p>7.42E-003</text:p>
          </table:table-cell>
          <table:table-cell table:style-name="ce44" office:value-type="float" office:value="0.00043" calcext:value-type="float">
            <text:p>4.30E-004</text:p>
          </table:table-cell>
          <table:table-cell table:formula="of:=IF(AND([.E47]&gt;=[.$H$49];[.E47]&lt;=[.$H$50]);[.N47]*12;&quot;&quot;)" office:value-type="float" office:value="0.08904" calcext:value-type="float">
            <text:p>0.089</text:p>
          </table:table-cell>
          <table:table-cell table:formula="of:=IF(AND([.E47]&gt;=[.$H$49];[.E47]&lt;=[.$H$50]);SQRT([.O47]^2+(0.13*[.N47])^2);&quot;&quot;)" office:value-type="float" office:value="0.00105610281696433" calcext:value-type="float">
            <text:p>0.001</text:p>
          </table:table-cell>
          <table:table-cell table:formula="of:=[.Q47]/[.O47]" office:value-type="float" office:value="2.45605306270775" calcext:value-type="float">
            <text:p>2.456</text:p>
          </table:table-cell>
          <table:table-cell table:number-columns-repeated="8"/>
        </table:table-row>
        <table:table-row table:style-name="ro3"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.375" calcext:value-type="float">
            <text:p>1.375</text:p>
          </table:table-cell>
          <table:table-cell office:value-type="float" office:value="27.2796127359781" calcext:value-type="float">
            <text:p>27.28</text:p>
          </table:table-cell>
          <table:table-cell table:style-name="ce44" office:value-type="float" office:value="0.00058" calcext:value-type="float">
            <text:p>5.80E-004</text:p>
          </table:table-cell>
          <table:table-cell table:style-name="ce44" office:value-type="float" office:value="0.000195" calcext:value-type="float">
            <text:p>1.95E-004</text:p>
          </table:table-cell>
          <table:table-cell table:formula="of:=IF(AND([.E48]&gt;=[.$H$49];[.E48]&lt;=[.$H$50]);[.N48]*12;&quot;&quot;)">
            <text:p/>
          </table:table-cell>
          <table:table-cell table:formula="of:=IF(AND([.E48]&gt;=[.$H$49];[.E48]&lt;=[.$H$50]);SQRT([.O48]^2+(0.13*[.N48])^2);&quot;&quot;)">
            <text:p/>
          </table:table-cell>
          <table:table-cell table:formula="of:=[.Q48]/[.O48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3">
          <table:table-cell table:number-columns-repeated="6"/>
          <table:table-cell office:value-type="string" calcext:value-type="string">
            <text:p>theta min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3">
          <table:table-cell table:number-columns-repeated="6"/>
          <table:table-cell office:value-type="string" calcext:value-type="string">
            <text:p>theta max</text:p>
          </table:table-cell>
          <table:table-cell office:value-type="float" office:value="60" calcext:value-type="float">
            <text:p>60</text:p>
          </table:table-cell>
          <table:table-cell table:number-columns-repeated="18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2"/>
          <table:table-cell>
            <draw:frame table:end-cell-address="H_Wiser.H69" table:end-x="0.7575in" table:end-y="0.0705in" draw:z-index="0" draw:style-name="gr1" svg:width="4.3386in" svg:height="3.0276in" svg:x="0.8807in" svg:y="0.0776in">
              <draw:object draw:notify-on-update-of-ranges="H_Wiser.D28:H_Wiser.D47 H_Wiser.F27:H_Wiser.F27 H_Wiser.F28:H_Wiser.F47 H_Wiser.I28:H_Wiser.I47 H_Wiser.I28:H_Wiser.I47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7"/>
          <table:table-cell>
            <draw:frame table:end-cell-address="H_Wiser.O69" table:end-x="0.8142in" table:end-y="0.1461in" draw:z-index="1" draw:style-name="gr1" svg:width="4.3346in" svg:height="3.028in" svg:x="0.0492in" svg:y="0.1528in">
              <draw:object draw:notify-on-update-of-ranges="H_Wiser.L28:H_Wiser.L48 H_Wiser.N27:H_Wiser.N27 H_Wiser.N28:H_Wiser.N48 H_Wiser.Q28:H_Wiser.Q48 H_Wiser.Q28:H_Wiser.Q48"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5"/>
        </table:table-row>
        <table:table-row table:style-name="ro3" table:number-rows-repeated="19">
          <table:table-cell table:number-columns-repeated="26"/>
        </table:table-row>
        <table:table-row table:style-name="ro3">
          <table:table-cell table:number-columns-repeated="20"/>
          <table:table-cell>
            <draw:frame table:end-cell-address="H_Wiser.AA92" table:end-x="0.1461in" table:end-y="0.0142in" draw:z-index="2" draw:style-name="gr1" svg:width="5.3799in" svg:height="3.5823in" svg:x="0.1213in" svg:y="0.0016in">
              <draw:object draw:notify-on-update-of-ranges="H_13deg.F2:H_13deg.F18 H_13deg.E1:H_13deg.E1 H_13deg.E2:H_13deg.E18 H_13deg.F21:H_13deg.F24 H_13deg.E20:H_13deg.E20 H_13deg.E21:H_13deg.E24 H_Wiser.D28:H_Wiser.D47 H_Wiser.F27:H_Wiser.F27 H_Wiser.F28:H_Wiser.F47 H_Wiser.G28:H_Wiser.G47 H_Wiser.G28:H_Wiser.G47"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5"/>
        </table:table-row>
        <table:table-row table:style-name="ro3">
          <table:table-cell table:number-columns-repeated="3"/>
          <table:table-cell>
            <draw:frame table:end-cell-address="H_Wiser.J91" table:end-x="0.0248in" table:end-y="0.1079in" draw:z-index="3" draw:style-name="gr1" svg:width="5.3783in" svg:height="3.2835in" svg:x="0.0008in" svg:y="0.0374in">
              <draw:object draw:notify-on-update-of-ranges="Sheet1_2.AG3:Sheet1_2.AG25 Sheet1_2.AH33:Sheet1_2.AH33 Sheet1_2.AM3:Sheet1_2.AM25 Sheet1_2.G21:Sheet1_2.G28 Sheet1_2.B21:Sheet1_2.B21 Sheet1_2.E21:Sheet1_2.E28 Sheet1_2.G12:Sheet1_2.G19 Sheet1_2.B13:Sheet1_2.B13 Sheet1_2.E12:Sheet1_2.E19 Sheet1_2.G3:Sheet1_2.G10 Sheet1_2.B3:Sheet1_2.B3 Sheet1_2.E3:Sheet1_2.E10 Sheet1_2.G30:Sheet1_2.G35 Sheet1_2.B30:Sheet1_2.B30 Sheet1_2.E30:Sheet1_2.E35 Sheet1_2.G37:Sheet1_2.G42 Sheet1_2.B37:Sheet1_2.B37 Sheet1_2.E37:Sheet1_2.E42 H_Wiser.L28:H_Wiser.L48 H_Wiser.P27:H_Wiser.P27 H_Wiser.P28:H_Wiser.P48 H_Wiser.D2:H_Wiser.D17 H_Wiser.Z1:H_Wiser.Z1 H_Wiser.Z2:H_Wiser.Z17"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number-columns-repeated="6"/>
          <table:table-cell>
            <draw:frame table:end-cell-address="H_Wiser.Q92" table:end-x="0.0862in" table:end-y="0.0232in" draw:z-index="4" draw:style-name="gr1" svg:width="5.3791in" svg:height="3.2917in" svg:x="0.0622in" svg:y="0.1224in">
              <draw:object draw:notify-on-update-of-ranges="Sheet1_2.AG3:Sheet1_2.AG25 Sheet1_2.AH34:Sheet1_2.AH34 Sheet1_2.AL3:Sheet1_2.AL25 Sheet1_2.G21:Sheet1_2.G28 Sheet1_2.L21:Sheet1_2.L21 Sheet1_2.N21:Sheet1_2.N28 Sheet1_2.G12:Sheet1_2.G19 Sheet1_2.L13:Sheet1_2.L13 Sheet1_2.N12:Sheet1_2.N19 Sheet1_2.G3:Sheet1_2.G10 Sheet1_2.L3:Sheet1_2.L3 Sheet1_2.N3:Sheet1_2.N10 Sheet1_2.G30:Sheet1_2.G35 Sheet1_2.L30:Sheet1_2.L30 Sheet1_2.N30:Sheet1_2.N34 Sheet1_2.G37:Sheet1_2.G39 Sheet1_2.L37:Sheet1_2.L37 Sheet1_2.N37:Sheet1_2.N39 H_Wiser.D28:H_Wiser.D47 H_Wiser.H27:H_Wiser.H27 H_Wiser.H28:H_Wiser.H47 H_Wiser.D2:H_Wiser.D17 H_Wiser.Y1:H_Wiser.Y1 H_Wiser.Y2:H_Wiser.Y17"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number-columns-repeated="15"/>
        </table:table-row>
        <table:table-row table:style-name="ro3" table:number-rows-repeated="22">
          <table:table-cell table:number-columns-repeated="26"/>
        </table:table-row>
        <table:table-row table:style-name="ro3">
          <table:table-cell table:number-columns-repeated="2"/>
          <table:table-cell>
            <draw:frame table:end-cell-address="H_Wiser.J114" table:end-x="0.013in" table:end-y="0.0953in" draw:z-index="6" draw:style-name="gr1" svg:width="5.3823in" svg:height="3.2835in" svg:x="0.8772in" svg:y="0.0244in">
              <draw:object draw:notify-on-update-of-ranges="Sheet1_2.AG3:Sheet1_2.AG25 Sheet1_2.AH33:Sheet1_2.AH33 Sheet1_2.AM3:Sheet1_2.AM25 Sheet1_2.G21:Sheet1_2.G28 Sheet1_2.B21:Sheet1_2.B21 Sheet1_2.E21:Sheet1_2.E28 Sheet1_2.G12:Sheet1_2.G19 Sheet1_2.B13:Sheet1_2.B13 Sheet1_2.E12:Sheet1_2.E19 Sheet1_2.G3:Sheet1_2.G10 Sheet1_2.B3:Sheet1_2.B3 Sheet1_2.E3:Sheet1_2.E10 H_Wiser.L28:H_Wiser.L48 H_Wiser.P27:H_Wiser.P27 H_Wiser.P28:H_Wiser.P48"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number-columns-repeated="7"/>
          <table:table-cell>
            <draw:frame table:end-cell-address="H_Wiser.Q114" table:end-x="0.0752in" table:end-y="0.1098in" draw:z-index="5" draw:style-name="gr1" svg:width="5.3791in" svg:height="3.2835in" svg:x="0.0512in" svg:y="0.039in">
              <draw:object draw:notify-on-update-of-ranges="Sheet1_2.AG3:Sheet1_2.AG25 Sheet1_2.AH34:Sheet1_2.AH34 Sheet1_2.AL3:Sheet1_2.AL25 Sheet1_2.G21:Sheet1_2.G28 Sheet1_2.L21:Sheet1_2.L21 Sheet1_2.N21:Sheet1_2.N28 Sheet1_2.G12:Sheet1_2.G19 Sheet1_2.L13:Sheet1_2.L13 Sheet1_2.N12:Sheet1_2.N19 Sheet1_2.G3:Sheet1_2.G10 Sheet1_2.L3:Sheet1_2.L3 Sheet1_2.N3:Sheet1_2.N10 H_Wiser.D28:H_Wiser.D47 H_Wiser.H27:H_Wiser.H27 H_Wiser.H28:H_Wiser.H47"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number-columns-repeated="15"/>
        </table:table-row>
        <table:table-row table:style-name="ro3" table:number-rows-repeated="13">
          <table:table-cell table:number-columns-repeated="26"/>
        </table:table-row>
        <table:table-row table:style-name="ro4">
          <table:table-cell table:number-columns-repeated="26"/>
        </table:table-row>
        <table:table-row table:style-name="ro3" table:number-rows-repeated="7">
          <table:table-cell table:number-columns-repeated="26"/>
        </table:table-row>
        <table:table-row table:style-name="ro3">
          <table:table-cell table:number-columns-repeated="3"/>
          <table:table-cell>
            <draw:frame table:end-cell-address="H_Wiser.J136" table:end-x="0.0386in" table:end-y="0.1213in" draw:z-index="7" draw:style-name="gr1" svg:width="5.3783in" svg:height="3.2839in" svg:x="0.0146in" svg:y="0.0508in">
              <draw:object draw:notify-on-update-of-ranges="Sheet1_2.AG3:Sheet1_2.AG25 Sheet1_2.AH33:Sheet1_2.AH33 Sheet1_2.AM3:Sheet1_2.AM25 Sheet1_2.G21:Sheet1_2.G28 Sheet1_2.B21:Sheet1_2.B21 Sheet1_2.E21:Sheet1_2.E28 Sheet1_2.G12:Sheet1_2.G19 Sheet1_2.B13:Sheet1_2.B13 Sheet1_2.E12:Sheet1_2.E19 Sheet1_2.G3:Sheet1_2.G10 Sheet1_2.B3:Sheet1_2.B3 Sheet1_2.E3:Sheet1_2.E10 H_Wiser.L28:H_Wiser.L48 H_Wiser.P27:H_Wiser.P27 H_Wiser.P28:H_Wiser.P48 H_Wiser.D2:H_Wiser.D17 H_Wiser.Z1:H_Wiser.Z1 H_Wiser.Z2:H_Wiser.Z17"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number-columns-repeated="6"/>
          <table:table-cell>
            <draw:frame table:end-cell-address="H_Wiser.Q136" table:end-x="0.0752in" table:end-y="0.1102in" draw:z-index="8" draw:style-name="gr1" svg:width="5.3791in" svg:height="3.2839in" svg:x="0.0512in" svg:y="0.0398in">
              <draw:object draw:notify-on-update-of-ranges="Sheet1_2.AG3:Sheet1_2.AG25 Sheet1_2.AH34:Sheet1_2.AH34 Sheet1_2.AL3:Sheet1_2.AL25 Sheet1_2.G21:Sheet1_2.G28 Sheet1_2.L21:Sheet1_2.L21 Sheet1_2.N21:Sheet1_2.N28 Sheet1_2.G12:Sheet1_2.G19 Sheet1_2.L13:Sheet1_2.L13 Sheet1_2.N12:Sheet1_2.N19 Sheet1_2.G3:Sheet1_2.G10 Sheet1_2.L3:Sheet1_2.L3 Sheet1_2.N3:Sheet1_2.N10 H_Wiser.D28:H_Wiser.D47 H_Wiser.H27:H_Wiser.H27 H_Wiser.H28:H_Wiser.H47 H_Wiser.D2:H_Wiser.D17 H_Wiser.Y1:H_Wiser.Y1 H_Wiser.Y2:H_Wiser.Y17"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number-columns-repeated="15"/>
        </table:table-row>
        <table:table-row table:style-name="ro3" table:number-rows-repeated="20">
          <table:table-cell table:number-columns-repeated="26"/>
        </table:table-row>
        <table:table-row table:style-name="ro3">
          <table:table-cell table:number-columns-repeated="7"/>
          <table:table-cell table:style-name="ce56" office:value-type="string" calcext:value-type="string">
            <text:p>(need to set theta min 20, theta max 60 for these plots)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6" table:target-range-address="H_Wiser.K27:H_Wiser.O4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DejaVu Sans" style:language-asian="zh" style:country-asian="CN" style:font-name-complex="Lucida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percentage-style style:name="N126">
      <number:number number:decimal-places="1" number:min-integer-digits="1"/>
      <number:text>%</number:text>
    </number:percentage-style>
    <number:number-style style:name="N127">
      <number:scientific-number number:decimal-places="1" number:min-integer-digits="1" number:min-exponent-digits="1"/>
    </number:number-style>
    <style:style style:name="Default" style:family="table-cell">
      <style:text-properties style:font-name-asian="Arial2" style:font-family-asian="Arial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55-45 100-100 100s-100-45-100-100 45-100 100-100 100 45 100 10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s-21 27-37 37-32 13-50 13-34-4-50-13-27-21-37-37-13-32-13-50 4-34 13-50 21-27 37-37 32-13 50-13 34 4 50 13 27 21 37 37 13 32 13 50z"/>
    <draw:marker draw:name="Arrowheads_20_12" draw:display-name="Arrowheads 12" svg:viewBox="0 0 200 200" svg:d="M200 100c0 55-45 100-100 100s-100-45-100-100 45-100 100-100 100 45 100 100z"/>
    <draw:marker draw:name="Arrowheads_20_13" draw:display-name="Arrowheads 13" svg:viewBox="0 0 200 200" svg:d="M200 100c0 55-45 100-100 100s-100-45-100-100 45-100 100-100 100 45 100 100z"/>
    <draw:marker draw:name="Arrowheads_20_14" draw:display-name="Arrowheads 14" svg:viewBox="0 0 200 200" svg:d="M200 100c0 55-45 100-100 100s-100-45-100-100 45-100 100-100 100 45 100 100z"/>
    <draw:marker draw:name="Arrowheads_20_15" draw:display-name="Arrowheads 15" svg:viewBox="0 0 200 200" svg:d="M200 100c0 55-45 100-100 100s-100-45-100-100 45-100 100-100 100 45 100 100z"/>
    <draw:marker draw:name="Arrowheads_20_16" draw:display-name="Arrowheads 16" svg:viewBox="0 0 200 200" svg:d="M200 100c0 55-45 100-100 100s-100-45-100-100 45-100 100-100 100 45 100 100z"/>
    <draw:marker draw:name="Arrowheads_20_17" draw:display-name="Arrowheads 17" svg:viewBox="0 0 200 200" svg:d="M200 100c0 55-45 100-100 100s-100-45-100-100 45-100 100-100 100 45 100 100z"/>
    <draw:marker draw:name="Arrowheads_20_18" draw:display-name="Arrowheads 18" svg:viewBox="0 0 200 200" svg:d="M200 100c0 55-45 100-100 100s-100-45-100-100 45-100 100-100 100 45 100 100z"/>
    <draw:marker draw:name="Arrowheads_20_19" draw:display-name="Arrowheads 19" svg:viewBox="0 0 200 200" svg:d="M200 100c0 18-4 34-13 50s-21 27-37 37-32 13-50 13-34-4-50-13-27-21-37-37-13-32-13-50 4-34 13-50 21-27 37-37 32-13 50-13 34 4 50 13 27 21 37 37 13 32 13 50z"/>
    <draw:marker draw:name="Arrowheads_20_2" draw:display-name="Arrowheads 2" svg:viewBox="0 0 20 30" svg:d="M10 0l-10 30h20z"/>
    <draw:marker draw:name="Arrowheads_20_20" draw:display-name="Arrowheads 20" svg:viewBox="0 0 200 200" svg:d="M200 100c0 55-45 100-100 100s-100-45-100-100 45-100 100-100 100 45 100 100z"/>
    <draw:marker draw:name="Arrowheads_20_21" draw:display-name="Arrowheads 2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2" draw:display-name="Arrowheads 2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3" draw:display-name="Arrowheads 2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4" draw:display-name="Arrowheads 2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5" draw:display-name="Arrowheads 2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6" draw:display-name="Arrowheads 26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10 10" svg:d="M0 0h10v10h-10z"/>
    <draw:marker draw:name="Arrowheads_20_4" draw:display-name="Arrowheads 4" svg:viewBox="0 0 200 200" svg:d="M200 100c0 18-4 34-13 50s-21 27-37 37-32 13-50 13-34-4-50-13-27-21-37-37-13-32-13-50 4-34 13-50 21-27 37-37 32-13 50-13 34 4 50 13 27 21 37 37 13 32 13 50z"/>
    <draw:marker draw:name="Arrowheads_20_5" draw:display-name="Arrowheads 5" svg:viewBox="0 0 200 200" svg:d="M200 100c0 55-45 100-100 100s-100-45-100-100 45-100 100-100 100 45 100 100z"/>
    <draw:marker draw:name="Arrowheads_20_6" draw:display-name="Arrowheads 6" svg:viewBox="0 0 200 200" svg:d="M200 100c0 55-45 100-100 100s-100-45-100-100 45-100 100-100 100 45 100 100z"/>
    <draw:marker draw:name="Arrowheads_20_7" draw:display-name="Arrowheads 7" svg:viewBox="0 0 200 200" svg:d="M200 100c0 55-45 100-100 100s-100-45-100-100 45-100 100-100 100 45 100 100z"/>
    <draw:marker draw:name="Arrowheads_20_8" draw:display-name="Arrowheads 8" svg:viewBox="0 0 200 200" svg:d="M200 100c0 55-45 100-100 100s-100-45-100-100 45-100 100-100 100 45 100 100z"/>
    <draw:marker draw:name="Arrowheads_20_9" draw:display-name="Arrowheads 9" svg:viewBox="0 0 200 200" svg:d="M200 100c0 55-45 100-100 100s-100-45-100-100 45-100 100-100 100 45 100 100z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-pages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12:40:51.512746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8:35:39.21</dc:date>
    <meta:generator>LibreOffice/4.2.7.2$Linux_X86_64 LibreOffice_project/420m0$Build-2</meta:generator>
    <meta:editing-duration>P6DT9H4M45S</meta:editing-duration>
    <meta:editing-cycles>244</meta:editing-cycles>
    <dc:creator>o r</dc:creator>
    <meta:document-statistic meta:table-count="7" meta:cell-count="4686" meta:object-count="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reverse-direction="false" text:line-break="false" chart:axis-position="0"/>
      <style:graphic-properties svg:stroke-color="#b3b3b3"/>
      <style:text-properties fo:font-size="8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392cm" svg:height="8.674cm" xlink:href=".." xlink:type="simple" chart:class="chart:scatter" chart:style-name="ch1">
        <chart:legend chart:legend-position="bottom" svg:x="2.661cm" svg:y="7.447cm" style:legend-expansion="wide" chart:style-name="ch2"/>
        <chart:plot-area chart:style-name="ch3" table:cell-range-address="Sheet1.C3:Sheet1.C10 Sheet1.B3:Sheet1.B3 Sheet1.E3:Sheet1.E10 Sheet1.J3:Sheet1.K3 Sheet1.H3:Sheet1.H10 Sheet1.B13:Sheet1.B13 Sheet1.E12:Sheet1.E19 Sheet1.J12:Sheet1.J12 Sheet1.H12:Sheet1.H19 Sheet1.B21:Sheet1.B21 Sheet1.E21:Sheet1.E28 Sheet1.J21:Sheet1.J21 Sheet1.H21:Sheet1.H28 Sheet1.M3:Sheet1.M10" chart:data-source-has-labels="row" svg:x="1.305cm" svg:y="0.827cm" svg:width="11.553cm" svg:height="5.439cm">
          <chartooo:coordinate-region svg:x="2.509cm" svg:y="1.013cm" svg:width="10.15cm" svg:height="4.633cm"/>
          <chart:axis chart:dimension="x" chart:name="primary-x" chart:style-name="ch4">
            <chart:title svg:x="6.508cm" svg:y="6.44cm" chart:style-name="ch5">
              <text:p>T [GeV]</text:p>
            </chart:title>
          </chart:axis>
          <chart:axis chart:dimension="y" chart:name="primary-y" chart:style-name="ch6">
            <chart:title svg:x="0.451cm" svg:y="4.066cm" chart:style-name="ch7">
              <text:p>sigma</text:p>
            </chart:title>
            <chart:grid chart:style-name="ch8" chart:class="major"/>
          </chart:axis>
          <chart:series chart:style-name="ch9" chart:values-cell-range-address="Sheet1.E3:Sheet1.E10" chart:label-cell-address="Sheet1.B3:Sheet1.B3" chart:class="chart:scatter">
            <chart:domain table:cell-range-address="Sheet1.C3:Sheet1.C10"/>
            <chart:data-point chart:repeated="8"/>
          </chart:series>
          <chart:series chart:style-name="ch10" chart:values-cell-range-address="Sheet1.H3:Sheet1.H10" chart:label-cell-address="Sheet1.J3:Sheet1.J3" chart:class="chart:scatter">
            <chart:data-point chart:repeated="8"/>
          </chart:series>
          <chart:series chart:style-name="ch11" chart:values-cell-range-address="Sheet1.E12:Sheet1.E19" chart:label-cell-address="Sheet1.B13:Sheet1.B13" chart:class="chart:scatter">
            <chart:domain table:cell-range-address="Sheet1.C12:Sheet1.C19"/>
            <chart:data-point chart:repeated="8"/>
          </chart:series>
          <chart:series chart:style-name="ch12" chart:values-cell-range-address="Sheet1.H12:Sheet1.H19" chart:label-cell-address="Sheet1.J12:Sheet1.J12" chart:class="chart:scatter">
            <chart:domain table:cell-range-address="Sheet1.C12:Sheet1.C19"/>
            <chart:data-point chart:repeated="8"/>
          </chart:series>
          <chart:series chart:style-name="ch13" chart:values-cell-range-address="Sheet1.E21:Sheet1.E28" chart:label-cell-address="Sheet1.B21:Sheet1.B21" chart:class="chart:scatter">
            <chart:domain table:cell-range-address="Sheet1.C21:Sheet1.C28"/>
            <chart:data-point chart:repeated="8"/>
          </chart:series>
          <chart:series chart:style-name="ch14" chart:values-cell-range-address="Sheet1.H21:Sheet1.H28" chart:label-cell-address="Sheet1.J21:Sheet1.J21" chart:class="chart:scatter">
            <chart:domain table:cell-range-address="Sheet1.C21:Sheet1.C28"/>
            <chart:data-point chart:repeated="8"/>
          </chart:series>
          <chart:series chart:style-name="ch15" chart:values-cell-range-address="Sheet1.M3:Sheet1.M10" chart:label-cell-address="Sheet1.K3:Sheet1.K3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i+ 40°</text:p>
                <draw:g>
                  <svg:desc>Sheet1.B3:Sheet1.B3</svg:desc>
                </draw:g>
              </table:table-cell>
              <table:table-cell office:value-type="string">
                <text:p>epc 40°</text:p>
                <draw:g>
                  <svg:desc>Sheet1.J3:Sheet1.J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i+ 60°</text:p>
                <draw:g>
                  <svg:desc>Sheet1.B13:Sheet1.B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pc 60°</text:p>
                <draw:g>
                  <svg:desc>Sheet1.J12:Sheet1.J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i+ 20°</text:p>
                <draw:g>
                  <svg:desc>Sheet1.B21:Sheet1.B2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pc 20°</text:p>
                <draw:g>
                  <svg:desc>Sheet1.J21:Sheet1.J21</svg:desc>
                </draw:g>
              </table:table-cell>
              <table:table-cell office:value-type="string">
                <text:p>pi- 40°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9">
                <text:p>0.239</text:p>
                <draw:g>
                  <svg:desc>Sheet1.C3:Sheet1.C10</svg:desc>
                </draw:g>
              </table:table-cell>
              <table:table-cell office:value-type="float" office:value="1761.2">
                <text:p>1761.2</text:p>
                <draw:g>
                  <svg:desc>Sheet1.E3:Sheet1.E10</svg:desc>
                </draw:g>
              </table:table-cell>
              <table:table-cell office:value-type="float" office:value="415">
                <text:p>415</text:p>
                <draw:g>
                  <svg:desc>Sheet1.H3:Sheet1.H10</svg:desc>
                </draw:g>
              </table:table-cell>
              <table:table-cell office:value-type="float" office:value="0.239">
                <text:p>0.239</text:p>
                <draw:g>
                  <svg:desc>Sheet1.C12:Sheet1.C19</svg:desc>
                </draw:g>
              </table:table-cell>
              <table:table-cell office:value-type="float" office:value="1108.4">
                <text:p>1108.4</text:p>
                <draw:g>
                  <svg:desc>Sheet1.E12:Sheet1.E19</svg:desc>
                </draw:g>
              </table:table-cell>
              <table:table-cell office:value-type="float" office:value="0.239">
                <text:p>0.239</text:p>
                <draw:g>
                  <svg:desc>Sheet1.C12:Sheet1.C19</svg:desc>
                </draw:g>
              </table:table-cell>
              <table:table-cell office:value-type="float" office:value="364">
                <text:p>364</text:p>
                <draw:g>
                  <svg:desc>Sheet1.H12:Sheet1.H19</svg:desc>
                </draw:g>
              </table:table-cell>
              <table:table-cell office:value-type="float" office:value="0.239">
                <text:p>0.239</text:p>
                <draw:g>
                  <svg:desc>Sheet1.C21:Sheet1.C28</svg:desc>
                </draw:g>
              </table:table-cell>
              <table:table-cell office:value-type="float" office:value="2658.2">
                <text:p>2658.2</text:p>
                <draw:g>
                  <svg:desc>Sheet1.E21:Sheet1.E28</svg:desc>
                </draw:g>
              </table:table-cell>
              <table:table-cell office:value-type="float" office:value="0.239">
                <text:p>0.239</text:p>
                <draw:g>
                  <svg:desc>Sheet1.C21:Sheet1.C28</svg:desc>
                </draw:g>
              </table:table-cell>
              <table:table-cell office:value-type="float" office:value="372">
                <text:p>372</text:p>
                <draw:g>
                  <svg:desc>Sheet1.H21:Sheet1.H28</svg:desc>
                </draw:g>
              </table:table-cell>
              <table:table-cell office:value-type="float" office:value="1501.3">
                <text:p>1501.3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8">
                <text:p>0.318</text:p>
              </table:table-cell>
              <table:table-cell office:value-type="float" office:value="1433.6">
                <text:p>1433.6</text:p>
              </table:table-cell>
              <table:table-cell office:value-type="float" office:value="265">
                <text:p>265</text:p>
              </table:table-cell>
              <table:table-cell office:value-type="float" office:value="0.318">
                <text:p>0.318</text:p>
              </table:table-cell>
              <table:table-cell office:value-type="float" office:value="597.77">
                <text:p>597.77</text:p>
              </table:table-cell>
              <table:table-cell office:value-type="float" office:value="0.318">
                <text:p>0.318</text:p>
              </table:table-cell>
              <table:table-cell office:value-type="float" office:value="243">
                <text:p>243</text:p>
              </table:table-cell>
              <table:table-cell office:value-type="float" office:value="0.318">
                <text:p>0.318</text:p>
              </table:table-cell>
              <table:table-cell office:value-type="float" office:value="1952.1">
                <text:p>1952.1</text:p>
              </table:table-cell>
              <table:table-cell office:value-type="float" office:value="0.318">
                <text:p>0.318</text:p>
              </table:table-cell>
              <table:table-cell office:value-type="float" office:value="280">
                <text:p>280</text:p>
              </table:table-cell>
              <table:table-cell office:value-type="float" office:value="1106.9">
                <text:p>11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9">
                <text:p>0.399</text:p>
              </table:table-cell>
              <table:table-cell office:value-type="float" office:value="949.85">
                <text:p>949.85</text:p>
              </table:table-cell>
              <table:table-cell office:value-type="float" office:value="4010">
                <text:p>4010</text:p>
              </table:table-cell>
              <table:table-cell office:value-type="float" office:value="0.399">
                <text:p>0.399</text:p>
              </table:table-cell>
              <table:table-cell office:value-type="float" office:value="322.39">
                <text:p>322.39</text:p>
              </table:table-cell>
              <table:table-cell office:value-type="float" office:value="0.399">
                <text:p>0.399</text:p>
              </table:table-cell>
              <table:table-cell office:value-type="float" office:value="1007">
                <text:p>1007</text:p>
              </table:table-cell>
              <table:table-cell office:value-type="float" office:value="0.399">
                <text:p>0.399</text:p>
              </table:table-cell>
              <table:table-cell office:value-type="float" office:value="1854.2">
                <text:p>1854.2</text:p>
              </table:table-cell>
              <table:table-cell office:value-type="float" office:value="0.399">
                <text:p>0.399</text:p>
              </table:table-cell>
              <table:table-cell office:value-type="float" office:value="14000">
                <text:p>14000</text:p>
              </table:table-cell>
              <table:table-cell office:value-type="float" office:value="737.3">
                <text:p>7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7">
                <text:p>0.567</text:p>
              </table:table-cell>
              <table:table-cell office:value-type="float" office:value="438.99">
                <text:p>438.99</text:p>
              </table:table-cell>
              <table:table-cell office:value-type="float" office:value="1190">
                <text:p>1190</text:p>
              </table:table-cell>
              <table:table-cell office:value-type="float" office:value="0.567">
                <text:p>0.567</text:p>
              </table:table-cell>
              <table:table-cell office:value-type="float" office:value="93.771">
                <text:p>93.771</text:p>
              </table:table-cell>
              <table:table-cell office:value-type="float" office:value="0.567">
                <text:p>0.567</text:p>
              </table:table-cell>
              <table:table-cell office:value-type="float" office:value="180">
                <text:p>180</text:p>
              </table:table-cell>
              <table:table-cell office:value-type="float" office:value="0.567">
                <text:p>0.567</text:p>
              </table:table-cell>
              <table:table-cell office:value-type="float" office:value="1228.5">
                <text:p>1228.5</text:p>
              </table:table-cell>
              <table:table-cell office:value-type="float" office:value="0.567">
                <text:p>0.567</text:p>
              </table:table-cell>
              <table:table-cell office:value-type="float" office:value="6880">
                <text:p>6880</text:p>
              </table:table-cell>
              <table:table-cell office:value-type="float" office:value="295.52">
                <text:p>29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2">
                <text:p>0.712</text:p>
              </table:table-cell>
              <table:table-cell office:value-type="float" office:value="173.87">
                <text:p>173.87</text:p>
              </table:table-cell>
              <table:table-cell office:value-type="float" office:value="429">
                <text:p>429</text:p>
              </table:table-cell>
              <table:table-cell office:value-type="float" office:value="0.712">
                <text:p>0.712</text:p>
              </table:table-cell>
              <table:table-cell office:value-type="float" office:value="22.201">
                <text:p>22.201</text:p>
              </table:table-cell>
              <table:table-cell office:value-type="float" office:value="0.712">
                <text:p>0.712</text:p>
              </table:table-cell>
              <table:table-cell office:value-type="float" office:value="36.7">
                <text:p>36.7</text:p>
              </table:table-cell>
              <table:table-cell office:value-type="float" office:value="0.712">
                <text:p>0.712</text:p>
              </table:table-cell>
              <table:table-cell office:value-type="float" office:value="949.85">
                <text:p>949.85</text:p>
              </table:table-cell>
              <table:table-cell office:value-type="float" office:value="0.712">
                <text:p>0.712</text:p>
              </table:table-cell>
              <table:table-cell office:value-type="float" office:value="3840">
                <text:p>3840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1">
                <text:p>0.851</text:p>
              </table:table-cell>
              <table:table-cell office:value-type="float" office:value="68.863">
                <text:p>68.863</text:p>
              </table:table-cell>
              <table:table-cell office:value-type="float" office:value="161">
                <text:p>161</text:p>
              </table:table-cell>
              <table:table-cell office:value-type="float" office:value="0.851">
                <text:p>0.851</text:p>
              </table:table-cell>
              <table:table-cell office:value-type="float" office:value="7.1573">
                <text:p>7.1573</text:p>
              </table:table-cell>
              <table:table-cell office:value-type="float" office:value="0.851">
                <text:p>0.851</text:p>
              </table:table-cell>
              <table:table-cell office:value-type="float" office:value="7.13">
                <text:p>7.13</text:p>
              </table:table-cell>
              <table:table-cell office:value-type="float" office:value="0.851">
                <text:p>0.851</text:p>
              </table:table-cell>
              <table:table-cell office:value-type="float" office:value="629.34">
                <text:p>629.34</text:p>
              </table:table-cell>
              <table:table-cell office:value-type="float" office:value="0.851">
                <text:p>0.851</text:p>
              </table:table-cell>
              <table:table-cell office:value-type="float" office:value="2230">
                <text:p>2230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7.274">
                <text:p>27.274</text:p>
              </table:table-cell>
              <table:table-cell office:value-type="float" office:value="55.9">
                <text:p>55.9</text:p>
              </table:table-cell>
              <table:table-cell office:value-type="float" office:value="1">
                <text:p>1</text:p>
              </table:table-cell>
              <table:table-cell office:value-type="float" office:value="2.4293">
                <text:p>2.4293</text:p>
              </table:table-cell>
              <table:table-cell office:value-type="float" office:value="1">
                <text:p>1</text:p>
              </table:table-cell>
              <table:table-cell office:value-type="float" office:value="0.919">
                <text:p>0.919</text:p>
              </table:table-cell>
              <table:table-cell office:value-type="float" office:value="1">
                <text:p>1</text:p>
              </table:table-cell>
              <table:table-cell office:value-type="float" office:value="416.98">
                <text:p>416.98</text:p>
              </table:table-cell>
              <table:table-cell office:value-type="float" office:value="1">
                <text:p>1</text:p>
              </table:table-cell>
              <table:table-cell office:value-type="float" office:value="1260">
                <text:p>1260</text:p>
              </table:table-cell>
              <table:table-cell office:value-type="float" office:value="22.161">
                <text:p>22.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11.373">
                <text:p>11.373</text:p>
              </table:table-cell>
              <table:table-cell office:value-type="float" office:value="23.5">
                <text:p>23.5</text:p>
              </table:table-cell>
              <table:table-cell office:value-type="float" office:value="1.12">
                <text:p>1.12</text:p>
              </table:table-cell>
              <table:table-cell office:value-type="float" office:value="0.60551">
                <text:p>0.60551</text:p>
              </table:table-cell>
              <table:table-cell office:value-type="float" office:value="1.12">
                <text:p>1.12</text:p>
              </table:table-cell>
              <table:table-cell office:value-type="float" office:value="0.0743">
                <text:p>0.0743</text:p>
              </table:table-cell>
              <table:table-cell office:value-type="float" office:value="1.12">
                <text:p>1.12</text:p>
              </table:table-cell>
              <table:table-cell office:value-type="float" office:value="290.86">
                <text:p>290.86</text:p>
              </table:table-cell>
              <table:table-cell office:value-type="float" office:value="1.12">
                <text:p>1.12</text:p>
              </table:table-cell>
              <table:table-cell office:value-type="float" office:value="801">
                <text:p>801</text:p>
              </table:table-cell>
              <table:table-cell office:value-type="float" office:value="9.8321">
                <text:p>9.8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draw:stroke="dash" draw:stroke-dash="Line_20_Style_20_2" svg:stroke-width="0.051cm" svg:stroke-color="#000000" draw:fill-color="#0000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66cm" svg:height="9.105cm" xlink:href=".." xlink:type="simple" chart:class="chart:scatter" chart:style-name="ch1">
        <chart:legend chart:legend-position="bottom" svg:x="1.523cm" svg:y="7.326cm" style:legend-expansion="wide" chart:style-name="ch2"/>
        <chart:plot-area chart:style-name="ch3" table:cell-range-address="C_13deg.E2:C_13deg.F30 C_13deg.E1:C_13deg.E1 C_13deg.E33:C_13deg.E36 Sheet1_2.AH2:Sheet1_2.AI2 Sheet1_2.AK5:Sheet1_2.AK15 C_13deg.W1:C_13deg.W27 C_13deg.O1:C_13deg.O42 Sheet1_2.AM5:Sheet1_2.AM15" chart:data-source-has-labels="row" svg:x="1.359cm" svg:y="0.863cm" svg:width="11.761cm" svg:height="5.225cm">
          <chartooo:coordinate-region svg:x="2.536cm" svg:y="1.075cm" svg:width="10.252cm" svg:height="4.34cm"/>
          <chart:axis chart:dimension="x" chart:name="primary-x" chart:style-name="ch4">
            <chart:title svg:x="6.315cm" svg:y="6.271cm" chart:style-name="ch5">
              <text:p>PT [GeV/c]</text:p>
            </chart:title>
          </chart:axis>
          <chart:axis chart:dimension="y" chart:name="primary-y" chart:style-name="ch6">
            <chart:title svg:x="0.451cm" svg:y="4.002cm" chart:style-name="ch7">
              <text:p>sigma</text:p>
            </chart:title>
            <chart:grid chart:style-name="ch8" chart:class="major"/>
          </chart:axis>
          <chart:series chart:style-name="ch9" chart:values-cell-range-address="C_13deg.E2:C_13deg.E30" chart:label-cell-address="C_13deg.E1:C_13deg.E1" chart:class="chart:scatter">
            <chart:domain table:cell-range-address="C_13deg.F2:C_13deg.F30"/>
            <chart:data-point chart:repeated="29"/>
          </chart:series>
          <chart:series chart:style-name="ch10" chart:values-cell-range-address="C_13deg.E34:C_13deg.E36" chart:label-cell-address="C_13deg.E33:C_13deg.E33" chart:class="chart:scatter">
            <chart:domain table:cell-range-address="C_13deg.F34:C_13deg.F36"/>
            <chart:data-point chart:repeated="3"/>
          </chart:series>
          <chart:series chart:style-name="ch11" chart:values-cell-range-address="Sheet1_2.AK5:Sheet1_2.AK15" chart:label-cell-address="Sheet1_2.AI2:Sheet1_2.AI2" chart:class="chart:scatter">
            <chart:domain table:cell-range-address="Sheet1_2.AG5:Sheet1_2.AG15"/>
            <chart:data-point chart:repeated="11"/>
          </chart:series>
          <chart:series chart:style-name="ch12" chart:values-cell-range-address="C_13deg.W2:C_13deg.W27" chart:label-cell-address="C_13deg.W1:C_13deg.W1" chart:class="chart:scatter">
            <chart:domain table:cell-range-address="C_13deg.V2:C_13deg.V27"/>
            <chart:data-point chart:repeated="26"/>
          </chart:series>
          <chart:series chart:style-name="ch13" chart:values-cell-range-address="C_13deg.O2:C_13deg.O42" chart:label-cell-address="C_13deg.O1:C_13deg.O1" chart:class="chart:scatter">
            <chart:domain table:cell-range-address="C_13deg.S2:C_13deg.S42"/>
            <chart:data-point chart:repeated="41"/>
          </chart:series>
          <chart:series chart:style-name="ch14" chart:values-cell-range-address="Sheet1_2.AM5:Sheet1_2.AM15" chart:label-cell-address="Sheet1_2.AH2:Sheet1_2.AH2" chart:class="chart:scatter">
            <chart:domain table:cell-range-address="Sheet1_2.AG5:Sheet1_2.AG1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.E1:C_13deg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.E33:C_13deg.E33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Normalized scaling fit </text:p>
                <draw:g>
                  <svg:desc>Sheet1_2.AI2:Sheet1_2.AI2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(gamma,pi+) 20-60° [2]</text:p>
                <draw:g>
                  <svg:desc>C_13deg.W1:C_13deg.W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.O1:C_13deg.O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2:Sheet1_2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.F2:C_13deg.F30</svg:desc>
                </draw:g>
              </table:table-cell>
              <table:table-cell office:value-type="float" office:value="41.539">
                <text:p>41.539</text:p>
                <draw:g>
                  <svg:desc>C_13deg.E2:C_13deg.E30</svg:desc>
                </draw:g>
              </table:table-cell>
              <table:table-cell office:value-type="float" office:value="0.23795322528494">
                <text:p>0.23795322528494</text:p>
                <draw:g>
                  <svg:desc>C_13deg.F34:C_13deg.F36</svg:desc>
                </draw:g>
              </table:table-cell>
              <table:table-cell office:value-type="float" office:value="84.603">
                <text:p>84.603</text:p>
                <draw:g>
                  <svg:desc>C_13deg.E34:C_13deg.E36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93.7005695245735">
                <text:p>93.7005695245735</text:p>
                <draw:g>
                  <svg:desc>Sheet1_2.AK5:Sheet1_2.AK15</svg:desc>
                </draw:g>
              </table:table-cell>
              <table:table-cell office:value-type="float" office:value="0.225949673846789">
                <text:p>0.225949673846789</text:p>
                <draw:g>
                  <svg:desc>C_13deg.V2:C_13deg.V27</svg:desc>
                </draw:g>
              </table:table-cell>
              <table:table-cell office:value-type="float" office:value="1761.2">
                <text:p>1761.2</text:p>
                <draw:g>
                  <svg:desc>C_13deg.W2:C_13deg.W27</svg:desc>
                </draw:g>
              </table:table-cell>
              <table:table-cell office:value-type="float" office:value="0.224951054343865">
                <text:p>0.224951054343865</text:p>
                <draw:g>
                  <svg:desc>C_13deg.S2:C_13deg.S42</svg:desc>
                </draw:g>
              </table:table-cell>
              <table:table-cell office:value-type="float" office:value="126.4">
                <text:p>126.4</text:p>
                <draw:g>
                  <svg:desc>C_13deg.O2:C_13deg.O42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2180.61808897201">
                <text:p>2180.61808897201</text:p>
                <draw:g>
                  <svg:desc>Sheet1_2.AM5:Sheet1_2.A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25">
                <text:p>0.25</text:p>
              </table:table-cell>
              <table:table-cell office:value-type="float" office:value="60.9925830475551">
                <text:p>60.9925830475551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433.6">
                <text:p>1433.6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25">
                <text:p>0.25</text:p>
              </table:table-cell>
              <table:table-cell office:value-type="float" office:value="1419.43139258877">
                <text:p>1419.43139258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3">
                <text:p>0.3</text:p>
              </table:table-cell>
              <table:table-cell office:value-type="float" office:value="39.7019485120342">
                <text:p>39.7019485120342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949.85">
                <text:p>949.85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3">
                <text:p>0.3</text:p>
              </table:table-cell>
              <table:table-cell office:value-type="float" office:value="923.95155688005">
                <text:p>923.95155688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25.8432195669306">
                <text:p>25.8432195669306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438.99">
                <text:p>438.99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35">
                <text:p>0.35</text:p>
              </table:table-cell>
              <table:table-cell office:value-type="float" office:value="601.428490252079">
                <text:p>601.42849025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6.8221465851265">
                <text:p>16.8221465851265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73.87">
                <text:p>173.87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4">
                <text:p>0.4</text:p>
              </table:table-cell>
              <table:table-cell office:value-type="float" office:value="391.488304980317">
                <text:p>391.488304980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10.9500526820426">
                <text:p>10.9500526820426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68.863">
                <text:p>68.863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45">
                <text:p>0.45</text:p>
              </table:table-cell>
              <table:table-cell office:value-type="float" office:value="254.831780370304">
                <text:p>254.83178037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7.12772612774177">
                <text:p>7.127726127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5">
                <text:p>0.5</text:p>
              </table:table-cell>
              <table:table-cell office:value-type="float" office:value="165.877844779971">
                <text:p>165.877844779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4.63965619411209">
                <text:p>4.6396561941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55">
                <text:p>0.55</text:p>
              </table:table-cell>
              <table:table-cell office:value-type="float" office:value="107.974991772473">
                <text:p>107.974991772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3.02009493824123">
                <text:p>3.02009493824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6">
                <text:p>0.6</text:p>
              </table:table-cell>
              <table:table-cell office:value-type="float" office:value="70.2842435873827">
                <text:p>70.2842435873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1.96587269711173">
                <text:p>1.96587269711173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1108.4">
                <text:p>1108.4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65">
                <text:p>0.65</text:p>
              </table:table-cell>
              <table:table-cell office:value-type="float" office:value="45.7501761802396">
                <text:p>45.7501761802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1.27964701119627">
                <text:p>1.27964701119627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97.77">
                <text:p>597.77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7">
                <text:p>0.7</text:p>
              </table:table-cell>
              <table:table-cell office:value-type="float" office:value="29.7801970070388">
                <text:p>29.7801970070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322.39">
                <text:p>322.39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93.771">
                <text:p>93.771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228.5">
                <text:p>1228.5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949.85">
                <text:p>949.85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629.34">
                <text:p>629.34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416.98">
                <text:p>416.98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290.86">
                <text:p>290.86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tru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tru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4" style:family="chart" style:data-style-name="N0">
      <style:chart-properties chart:symbol-type="none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13cm" svg:height="8.377cm" xlink:href=".." xlink:type="simple" chart:class="chart:scatter" chart:style-name="ch1">
        <chart:legend chart:legend-position="bottom" svg:x="2.289cm" svg:y="7.096cm" style:legend-expansion="wide" chart:style-name="ch2"/>
        <chart:plot-area chart:style-name="ch3" table:cell-range-address="Sheet1_2.G21:Sheet1_2.G28 Sheet1_2.B21:Sheet1_2.B21 Sheet1_2.E21:Sheet1_2.E28 Sheet1_2.K21:Sheet1_2.K21 Sheet1_2.I21:Sheet1_2.I28 Sheet1_2.B13:Sheet1_2.B13 Sheet1_2.E12:Sheet1_2.E19 Sheet1_2.K12:Sheet1_2.K12 Sheet1_2.I12:Sheet1_2.I19 Sheet1_2.B3:Sheet1_2.B3 Sheet1_2.E3:Sheet1_2.E10 Sheet1_2.K3:Sheet1_2.L3 Sheet1_2.I3:Sheet1_2.I10 Sheet1_2.N3:Sheet1_2.N10" chart:data-source-has-labels="row" svg:x="1.283cm" svg:y="0.167cm" svg:width="12.058cm" svg:height="5.781cm">
          <chartooo:coordinate-region svg:x="2.645cm" svg:y="0.366cm" svg:width="10.456cm" svg:height="4.935cm"/>
          <chart:axis chart:dimension="x" chart:name="primary-x" chart:style-name="ch4">
            <chart:title svg:x="6.514cm" svg:y="6.115cm" chart:style-name="ch5">
              <text:p>PT [GeV/c]</text:p>
            </chart:title>
          </chart:axis>
          <chart:axis chart:dimension="y" chart:name="primary-y" chart:style-name="ch6">
            <chart:title svg:x="0.451cm" svg:y="3.551cm" chart:style-name="ch7">
              <text:p>sigma</text:p>
            </chart:title>
            <chart:grid chart:style-name="ch8" chart:class="major"/>
          </chart:axis>
          <chart:series chart:style-name="ch9" chart:values-cell-range-address="Sheet1_2.E21:Sheet1_2.E28" chart:label-cell-address="Sheet1_2.B21:Sheet1_2.B21" chart:class="chart:scatter">
            <chart:domain table:cell-range-address="Sheet1_2.G21:Sheet1_2.G28"/>
            <chart:data-point chart:repeated="8"/>
          </chart:series>
          <chart:series chart:style-name="ch10" chart:values-cell-range-address="Sheet1_2.I21:Sheet1_2.I28" chart:label-cell-address="Sheet1_2.K21:Sheet1_2.K21" chart:class="chart:scatter">
            <chart:data-point chart:repeated="8"/>
          </chart:series>
          <chart:series chart:style-name="ch11" chart:values-cell-range-address="Sheet1_2.E12:Sheet1_2.E19" chart:label-cell-address="Sheet1_2.B13:Sheet1_2.B13" chart:class="chart:scatter">
            <chart:domain table:cell-range-address="Sheet1_2.G12:Sheet1_2.G19"/>
            <chart:data-point chart:repeated="8"/>
          </chart:series>
          <chart:series chart:style-name="ch12" chart:values-cell-range-address="Sheet1_2.I12:Sheet1_2.I19" chart:label-cell-address="Sheet1_2.K12:Sheet1_2.K12" chart:class="chart:scatter">
            <chart:domain table:cell-range-address="Sheet1_2.G12:Sheet1_2.G19"/>
            <chart:data-point chart:repeated="8"/>
          </chart:series>
          <chart:series chart:style-name="ch13" chart:values-cell-range-address="Sheet1_2.E3:Sheet1_2.E10" chart:label-cell-address="Sheet1_2.B3:Sheet1_2.B3" chart:class="chart:scatter">
            <chart:domain table:cell-range-address="Sheet1_2.G3:Sheet1_2.G10"/>
            <chart:data-point chart:repeated="8"/>
          </chart:series>
          <chart:series chart:style-name="ch14" chart:values-cell-range-address="Sheet1_2.I3:Sheet1_2.I10" chart:label-cell-address="Sheet1_2.K3:Sheet1_2.K3" chart:class="chart:scatter">
            <chart:domain table:cell-range-address="Sheet1_2.G3:Sheet1_2.G10"/>
            <chart:data-point chart:repeated="8"/>
          </chart:series>
          <chart:series chart:style-name="ch15" chart:values-cell-range-address="Sheet1_2.N3:Sheet1_2.N10" chart:label-cell-address="Sheet1_2.L3:Sheet1_2.L3" chart:class="chart:scatter">
            <chart:domain table:cell-range-address="Sheet1_2.G3:Sheet1_2.G10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i+ 20°</text:p>
                <draw:g>
                  <svg:desc>Sheet1_2.B21:Sheet1_2.B21</svg:desc>
                </draw:g>
              </table:table-cell>
              <table:table-cell office:value-type="string">
                <text:p>epc 20°</text:p>
                <draw:g>
                  <svg:desc>Sheet1_2.K21:Sheet1_2.K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60°</text:p>
                <draw:g>
                  <svg:desc>Sheet1_2.B13:Sheet1_2.B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pc 60°</text:p>
                <draw:g>
                  <svg:desc>Sheet1_2.K12:Sheet1_2.K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40°</text:p>
                <draw:g>
                  <svg:desc>Sheet1_2.B3:Sheet1_2.B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pc 40°</text:p>
                <draw:g>
                  <svg:desc>Sheet1_2.K3:Sheet1_2.K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40°</text:p>
                <draw:g>
                  <svg:desc>Sheet1_2.L3:Sheet1_2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658.2">
                <text:p>2658.2</text:p>
                <draw:g>
                  <svg:desc>Sheet1_2.E21:Sheet1_2.E28</svg:desc>
                </draw:g>
              </table:table-cell>
              <table:table-cell office:value-type="float" office:value="372">
                <text:p>372</text:p>
                <draw:g>
                  <svg:desc>Sheet1_2.I21:Sheet1_2.I28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1108.4">
                <text:p>1108.4</text:p>
                <draw:g>
                  <svg:desc>Sheet1_2.E12:Sheet1_2.E19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364">
                <text:p>364</text:p>
                <draw:g>
                  <svg:desc>Sheet1_2.I12:Sheet1_2.I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761.2">
                <text:p>1761.2</text:p>
                <draw:g>
                  <svg:desc>Sheet1_2.E3:Sheet1_2.E10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415">
                <text:p>415</text:p>
                <draw:g>
                  <svg:desc>Sheet1_2.I3:Sheet1_2.I10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501.3">
                <text:p>1501.3</text:p>
                <draw:g>
                  <svg:desc>Sheet1_2.N3:Sheet1_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52.1">
                <text:p>1952.1</text:p>
              </table:table-cell>
              <table:table-cell office:value-type="float" office:value="280">
                <text:p>280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97.77">
                <text:p>597.77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243">
                <text:p>243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433.6">
                <text:p>1433.6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265">
                <text:p>265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854.2">
                <text:p>1854.2</text:p>
              </table:table-cell>
              <table:table-cell office:value-type="float" office:value="14000">
                <text:p>14000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322.39">
                <text:p>322.39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1007">
                <text:p>1007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949.85">
                <text:p>949.85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4010">
                <text:p>4010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228.5">
                <text:p>1228.5</text:p>
              </table:table-cell>
              <table:table-cell office:value-type="float" office:value="6880">
                <text:p>6880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93.771">
                <text:p>93.771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180">
                <text:p>180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438.99">
                <text:p>438.99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1190">
                <text:p>1190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949.85">
                <text:p>949.85</text:p>
              </table:table-cell>
              <table:table-cell office:value-type="float" office:value="3840">
                <text:p>3840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22.201">
                <text:p>22.201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36.7">
                <text:p>36.7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73.87">
                <text:p>173.87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429">
                <text:p>429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629.34">
                <text:p>629.34</text:p>
              </table:table-cell>
              <table:table-cell office:value-type="float" office:value="2230">
                <text:p>2230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7.1573">
                <text:p>7.1573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7.13">
                <text:p>7.13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68.863">
                <text:p>68.863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161">
                <text:p>161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416.98">
                <text:p>416.98</text:p>
              </table:table-cell>
              <table:table-cell office:value-type="float" office:value="1260">
                <text:p>1260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2.4293">
                <text:p>2.4293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0.919">
                <text:p>0.919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7.274">
                <text:p>27.274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55.9">
                <text:p>55.9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2.161">
                <text:p>22.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290.86">
                <text:p>290.86</text:p>
              </table:table-cell>
              <table:table-cell office:value-type="float" office:value="801">
                <text:p>801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60551">
                <text:p>0.60551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0743">
                <text:p>0.0743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11.373">
                <text:p>11.373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23.5">
                <text:p>23.5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9.8321">
                <text:p>9.83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100000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3" style:family="chart" style:data-style-name="N1">
      <style:chart-properties chart:symbol-type="none" chart:link-data-style-to-source="tru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">
      <style:chart-properties chart:symbol-type="none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 style:data-style-name="N1">
      <style:chart-properties chart:symbol-type="none" chart:link-data-style-to-source="true"/>
      <style:graphic-properties svg:stroke-width="0.088cm" svg:stroke-color="#0084d1" draw:fill-color="#0084d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13cm" svg:height="8.362cm" xlink:href=".." xlink:type="simple" chart:class="chart:scatter" chart:style-name="ch1">
        <chart:legend chart:legend-position="bottom" svg:x="1.535cm" svg:y="7.081cm" style:legend-expansion="wide" chart:style-name="ch2"/>
        <chart:plot-area chart:style-name="ch3" table:cell-range-address="Sheet1_2.G12:Sheet1_2.G19 Sheet1_2.B13:Sheet1_2.B13 Sheet1_2.E12:Sheet1_2.E19 Sheet1_2.B3:Sheet1_2.B3 Sheet1_2.E3:Sheet1_2.E10 Sheet1_2.B21:Sheet1_2.B21 Sheet1_2.E21:Sheet1_2.E28 Sheet1_2.L3:Sheet1_2.L3 Sheet1_2.N3:Sheet1_2.N10 Sheet1_2.AE12:Sheet1_2.AE12 Sheet1_2.AA12:Sheet1_2.AA19 Sheet1_2.AE3:Sheet1_2.AE3 Sheet1_2.AA3:Sheet1_2.AA10 Sheet1_2.AE21:Sheet1_2.AE21 Sheet1_2.AA21:Sheet1_2.AA28" chart:data-source-has-labels="row" svg:x="1.283cm" svg:y="0.167cm" svg:width="12.058cm" svg:height="5.766cm">
          <chartooo:coordinate-region svg:x="2.645cm" svg:y="0.366cm" svg:width="10.456cm" svg:height="4.92cm"/>
          <chart:axis chart:dimension="x" chart:name="primary-x" chart:style-name="ch4">
            <chart:title svg:x="6.514cm" svg:y="6.1cm" chart:style-name="ch5">
              <text:p>PT [GeV/c]</text:p>
            </chart:title>
          </chart:axis>
          <chart:axis chart:dimension="y" chart:name="primary-y" chart:style-name="ch6">
            <chart:title svg:x="0.451cm" svg:y="3.544cm" chart:style-name="ch7">
              <text:p>sigma</text:p>
            </chart:title>
            <chart:grid chart:style-name="ch8" chart:class="major"/>
          </chart:axis>
          <chart:series chart:style-name="ch9" chart:values-cell-range-address="Sheet1_2.E12:Sheet1_2.E19" chart:label-cell-address="Sheet1_2.B13:Sheet1_2.B13" chart:class="chart:scatter">
            <chart:domain table:cell-range-address="Sheet1_2.G12:Sheet1_2.G19"/>
            <chart:data-point chart:repeated="8"/>
          </chart:series>
          <chart:series chart:style-name="ch10" chart:values-cell-range-address="Sheet1_2.E3:Sheet1_2.E10" chart:label-cell-address="Sheet1_2.B3:Sheet1_2.B3" chart:class="chart:scatter">
            <chart:domain table:cell-range-address="Sheet1_2.G3:Sheet1_2.G10"/>
            <chart:data-point chart:repeated="8"/>
          </chart:series>
          <chart:series chart:style-name="ch11" chart:values-cell-range-address="Sheet1_2.E21:Sheet1_2.E28" chart:label-cell-address="Sheet1_2.B21:Sheet1_2.B21" chart:class="chart:scatter">
            <chart:domain table:cell-range-address="Sheet1_2.G21:Sheet1_2.G28"/>
            <chart:data-point chart:repeated="8"/>
          </chart:series>
          <chart:series chart:style-name="ch12" chart:values-cell-range-address="Sheet1_2.N3:Sheet1_2.N10" chart:label-cell-address="Sheet1_2.L3:Sheet1_2.L3" chart:class="chart:scatter">
            <chart:domain table:cell-range-address="Sheet1_2.G3:Sheet1_2.G10"/>
            <chart:data-point chart:repeated="8"/>
          </chart:series>
          <chart:series chart:style-name="ch13" chart:values-cell-range-address="Sheet1_2.AA12:Sheet1_2.AA19" chart:label-cell-address="Sheet1_2.AE12:Sheet1_2.AE12" chart:class="chart:scatter">
            <chart:data-point chart:repeated="8"/>
          </chart:series>
          <chart:series chart:style-name="ch14" chart:values-cell-range-address="Sheet1_2.AA3:Sheet1_2.AA10" chart:label-cell-address="Sheet1_2.AE3:Sheet1_2.AE3" chart:class="chart:scatter">
            <chart:domain table:cell-range-address="Sheet1_2.G3:Sheet1_2.G10"/>
            <chart:data-point chart:repeated="8"/>
          </chart:series>
          <chart:series chart:style-name="ch15" chart:values-cell-range-address="Sheet1_2.AA21:Sheet1_2.AA28" chart:label-cell-address="Sheet1_2.AE21:Sheet1_2.AE21" chart:class="chart:scatter">
            <chart:domain table:cell-range-address="Sheet1_2.G21:Sheet1_2.G28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i+ 60°</text:p>
                <draw:g>
                  <svg:desc>Sheet1_2.B13:Sheet1_2.B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40°</text:p>
                <draw:g>
                  <svg:desc>Sheet1_2.B3:Sheet1_2.B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20°</text:p>
                <draw:g>
                  <svg:desc>Sheet1_2.B21:Sheet1_2.B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40°</text:p>
                <draw:g>
                  <svg:desc>Sheet1_2.L3:Sheet1_2.L3</svg:desc>
                </draw:g>
              </table:table-cell>
              <table:table-cell office:value-type="string">
                <text:p>epc-v2 60°</text:p>
                <draw:g>
                  <svg:desc>Sheet1_2.AE12:Sheet1_2.AE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pc-v2 40° </text:p>
                <draw:g>
                  <svg:desc>Sheet1_2.AE3:Sheet1_2.AE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pc-v2 20°</text:p>
                <draw:g>
                  <svg:desc>Sheet1_2.AE21:Sheet1_2.A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1108.4">
                <text:p>1108.4</text:p>
                <draw:g>
                  <svg:desc>Sheet1_2.E12:Sheet1_2.E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761.2">
                <text:p>1761.2</text:p>
                <draw:g>
                  <svg:desc>Sheet1_2.E3:Sheet1_2.E10</svg:desc>
                </draw:g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658.2">
                <text:p>2658.2</text:p>
                <draw:g>
                  <svg:desc>Sheet1_2.E21:Sheet1_2.E28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501.3">
                <text:p>1501.3</text:p>
                <draw:g>
                  <svg:desc>Sheet1_2.N3:Sheet1_2.N10</svg:desc>
                </draw:g>
              </table:table-cell>
              <table:table-cell office:value-type="float" office:value="234.256324572184">
                <text:p>234.256324572184</text:p>
                <draw:g>
                  <svg:desc>Sheet1_2.AA12:Sheet1_2.AA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94.668945632352">
                <text:p>194.668945632352</text:p>
                <draw:g>
                  <svg:desc>Sheet1_2.AA3:Sheet1_2.AA10</svg:desc>
                </draw:g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87.050289935777">
                <text:p>87.050289935777</text:p>
                <draw:g>
                  <svg:desc>Sheet1_2.AA21:Sheet1_2.A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97.77">
                <text:p>597.77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433.6">
                <text:p>1433.6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52.1">
                <text:p>1952.1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156.38540349187">
                <text:p>156.38540349187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24.306676126683">
                <text:p>124.306676126683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65.5217236075741">
                <text:p>65.5217236075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322.39">
                <text:p>322.3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949.85">
                <text:p>949.85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854.2">
                <text:p>1854.2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648.06626056096">
                <text:p>648.06626056096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1881.0180047849">
                <text:p>1881.0180047849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3276.08618037871">
                <text:p>3276.08618037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93.771">
                <text:p>93.771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438.99">
                <text:p>438.99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228.5">
                <text:p>1228.5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115.841039623608">
                <text:p>115.841039623608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558.207338078312">
                <text:p>558.207338078312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609.96235150039">
                <text:p>1609.9623515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22.201">
                <text:p>22.201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73.87">
                <text:p>173.87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949.85">
                <text:p>949.85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23.6187008565911">
                <text:p>23.6187008565911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201.236090786215">
                <text:p>201.236090786215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898.583638046731">
                <text:p>898.583638046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7.1573">
                <text:p>7.1573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68.863">
                <text:p>68.863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629.34">
                <text:p>629.34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4.58859229175734">
                <text:p>4.58859229175734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75.5221692694186">
                <text:p>75.5221692694186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521.833727303179">
                <text:p>521.833727303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2.4293">
                <text:p>2.4293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7.274">
                <text:p>27.274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416.98">
                <text:p>416.98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2.161">
                <text:p>22.161</text:p>
              </table:table-cell>
              <table:table-cell office:value-type="float" office:value="0.591432863411641">
                <text:p>0.591432863411641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6.2216724357795">
                <text:p>26.2216724357795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94.847756234083">
                <text:p>294.847756234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60551">
                <text:p>0.60551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11.373">
                <text:p>11.373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290.86">
                <text:p>290.86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9.8321">
                <text:p>9.8321</text:p>
              </table:table-cell>
              <table:table-cell office:value-type="float" office:value="0.0478166069113002">
                <text:p>0.0478166069113002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11.0234222225549">
                <text:p>11.0234222225549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87.43893074881">
                <text:p>187.438930748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draw:stroke="dash" draw:stroke-dash="Line_20_Style_20_2" svg:stroke-width="0.051cm" svg:stroke-color="#000000" draw:fill-color="#0000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66cm" svg:height="9.104cm" xlink:href=".." xlink:type="simple" chart:class="chart:scatter" chart:style-name="ch1">
        <chart:legend chart:legend-position="bottom" svg:x="1.562cm" svg:y="7.325cm" style:legend-expansion="wide" chart:style-name="ch2"/>
        <chart:plot-area chart:style-name="ch3" table:cell-range-address="C_13deg.E2:C_13deg.F30 C_13deg.E1:C_13deg.E1 C_13deg.E33:C_13deg.E36 Sheet1_2.AH2:Sheet1_2.AI2 Sheet1_2.AQ5:Sheet1_2.AQ15 C_13deg.U1:C_13deg.U27 C_13deg.O1:C_13deg.O42 Sheet1_2.AL5:Sheet1_2.AL15" chart:data-source-has-labels="row" svg:x="1.359cm" svg:y="0.863cm" svg:width="11.761cm" svg:height="5.224cm">
          <chartooo:coordinate-region svg:x="2.536cm" svg:y="1.075cm" svg:width="10.252cm" svg:height="4.339cm"/>
          <chart:axis chart:dimension="x" chart:name="primary-x" chart:style-name="ch4">
            <chart:title svg:x="6.315cm" svg:y="6.27cm" chart:style-name="ch5">
              <text:p>PT [GeV/c]</text:p>
            </chart:title>
          </chart:axis>
          <chart:axis chart:dimension="y" chart:name="primary-y" chart:style-name="ch6">
            <chart:title svg:x="0.451cm" svg:y="4.002cm" chart:style-name="ch7">
              <text:p>sigma</text:p>
            </chart:title>
            <chart:grid chart:style-name="ch8" chart:class="major"/>
          </chart:axis>
          <chart:series chart:style-name="ch9" chart:values-cell-range-address="C_13deg.E2:C_13deg.E30" chart:label-cell-address="C_13deg.E1:C_13deg.E1" chart:class="chart:scatter">
            <chart:domain table:cell-range-address="C_13deg.F2:C_13deg.F30"/>
            <chart:data-point chart:repeated="29"/>
          </chart:series>
          <chart:series chart:style-name="ch10" chart:values-cell-range-address="C_13deg.E34:C_13deg.E36" chart:label-cell-address="C_13deg.E33:C_13deg.E33" chart:class="chart:scatter">
            <chart:domain table:cell-range-address="C_13deg.F34:C_13deg.F36"/>
            <chart:data-point chart:repeated="3"/>
          </chart:series>
          <chart:series chart:style-name="ch11" chart:values-cell-range-address="Sheet1_2.AQ5:Sheet1_2.AQ15" chart:label-cell-address="Sheet1_2.AI2:Sheet1_2.AI2" chart:class="chart:scatter">
            <chart:domain table:cell-range-address="Sheet1_2.AG5:Sheet1_2.AG15"/>
            <chart:data-point chart:repeated="11"/>
          </chart:series>
          <chart:series chart:style-name="ch12" chart:values-cell-range-address="C_13deg.U2:C_13deg.U27" chart:label-cell-address="C_13deg.U1:C_13deg.U1" chart:class="chart:scatter">
            <chart:domain table:cell-range-address="C_13deg.V2:C_13deg.V27"/>
            <chart:data-point chart:repeated="26"/>
          </chart:series>
          <chart:series chart:style-name="ch13" chart:values-cell-range-address="C_13deg.O2:C_13deg.O42" chart:label-cell-address="C_13deg.O1:C_13deg.O1" chart:class="chart:scatter">
            <chart:domain table:cell-range-address="C_13deg.S2:C_13deg.S42"/>
            <chart:data-point chart:repeated="41"/>
          </chart:series>
          <chart:series chart:style-name="ch14" chart:values-cell-range-address="Sheet1_2.AL5:Sheet1_2.AL15" chart:label-cell-address="Sheet1_2.AH2:Sheet1_2.AH2" chart:class="chart:scatter">
            <chart:domain table:cell-range-address="Sheet1_2.AG5:Sheet1_2.AG1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.E1:C_13deg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.E33:C_13deg.E33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Normalized scaling fit </text:p>
                <draw:g>
                  <svg:desc>Sheet1_2.AI2:Sheet1_2.AI2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(gamma,pi-) 20-60° [2]</text:p>
                <draw:g>
                  <svg:desc>C_13deg.U1:C_13deg.U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.O1:C_13deg.O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2:Sheet1_2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.F2:C_13deg.F30</svg:desc>
                </draw:g>
              </table:table-cell>
              <table:table-cell office:value-type="float" office:value="41.539">
                <text:p>41.539</text:p>
                <draw:g>
                  <svg:desc>C_13deg.E2:C_13deg.E30</svg:desc>
                </draw:g>
              </table:table-cell>
              <table:table-cell office:value-type="float" office:value="0.23795322528494">
                <text:p>0.23795322528494</text:p>
                <draw:g>
                  <svg:desc>C_13deg.F34:C_13deg.F36</svg:desc>
                </draw:g>
              </table:table-cell>
              <table:table-cell office:value-type="float" office:value="84.603">
                <text:p>84.603</text:p>
                <draw:g>
                  <svg:desc>C_13deg.E34:C_13deg.E36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36.8689699607514">
                <text:p>36.8689699607514</text:p>
                <draw:g>
                  <svg:desc>Sheet1_2.AQ5:Sheet1_2.AQ15</svg:desc>
                </draw:g>
              </table:table-cell>
              <table:table-cell office:value-type="float" office:value="0.225949673846789">
                <text:p>0.225949673846789</text:p>
                <draw:g>
                  <svg:desc>C_13deg.V2:C_13deg.V27</svg:desc>
                </draw:g>
              </table:table-cell>
              <table:table-cell office:value-type="float" office:value="1501.3">
                <text:p>1501.3</text:p>
                <draw:g>
                  <svg:desc>C_13deg.U2:C_13deg.U27</svg:desc>
                </draw:g>
              </table:table-cell>
              <table:table-cell office:value-type="float" office:value="0.224951054343865">
                <text:p>0.224951054343865</text:p>
                <draw:g>
                  <svg:desc>C_13deg.S2:C_13deg.S42</svg:desc>
                </draw:g>
              </table:table-cell>
              <table:table-cell office:value-type="float" office:value="126.4">
                <text:p>126.4</text:p>
                <draw:g>
                  <svg:desc>C_13deg.O2:C_13deg.O42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1746.0228252567">
                <text:p>1746.0228252567</text:p>
                <draw:g>
                  <svg:desc>Sheet1_2.AL5:Sheet1_2.A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25">
                <text:p>0.25</text:p>
              </table:table-cell>
              <table:table-cell office:value-type="float" office:value="30.1286050547561">
                <text:p>30.1286050547561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25">
                <text:p>0.25</text:p>
              </table:table-cell>
              <table:table-cell office:value-type="float" office:value="1125.62696226841">
                <text:p>1125.62696226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3">
                <text:p>0.3</text:p>
              </table:table-cell>
              <table:table-cell office:value-type="float" office:value="23.5895375402911">
                <text:p>23.5895375402911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3">
                <text:p>0.3</text:p>
              </table:table-cell>
              <table:table-cell office:value-type="float" office:value="725.669813623046">
                <text:p>725.669813623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17.9399410968128">
                <text:p>17.9399410968128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35">
                <text:p>0.35</text:p>
              </table:table-cell>
              <table:table-cell office:value-type="float" office:value="467.825217461463">
                <text:p>467.825217461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3.358297429603">
                <text:p>13.358297429603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4">
                <text:p>0.4</text:p>
              </table:table-cell>
              <table:table-cell office:value-type="float" office:value="301.597820364282">
                <text:p>301.59782036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9.7884831734848">
                <text:p>9.7884831734848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45">
                <text:p>0.45</text:p>
              </table:table-cell>
              <table:table-cell office:value-type="float" office:value="194.434249915095">
                <text:p>194.434249915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7.08281694807381">
                <text:p>7.0828169480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5">
                <text:p>0.5</text:p>
              </table:table-cell>
              <table:table-cell office:value-type="float" office:value="125.347979950198">
                <text:p>125.347979950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5.07318102358647">
                <text:p>5.0731810235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55">
                <text:p>0.55</text:p>
              </table:table-cell>
              <table:table-cell office:value-type="float" office:value="80.8094051560177">
                <text:p>80.8094051560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3.60342495561694">
                <text:p>3.6034249556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6">
                <text:p>0.6</text:p>
              </table:table-cell>
              <table:table-cell office:value-type="float" office:value="52.0962520837106">
                <text:p>52.0962520837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2.54155436546894">
                <text:p>2.54155436546894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895.66">
                <text:p>895.66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65">
                <text:p>0.65</text:p>
              </table:table-cell>
              <table:table-cell office:value-type="float" office:value="33.5854406542109">
                <text:p>33.5854406542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1.78191898777475">
                <text:p>1.78191898777475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7">
                <text:p>0.7</text:p>
              </table:table-cell>
              <table:table-cell office:value-type="float" office:value="21.6518804870076">
                <text:p>21.6518804870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6" chart:maximum="3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01" chart:maximum="100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15cm" svg:height="9.071cm" xlink:href=".." xlink:type="simple" chart:class="chart:scatter" chart:style-name="ch1">
        <chart:legend chart:legend-position="bottom" svg:x="2.111cm" svg:y="8.288cm" style:legend-expansion="wide" chart:style-name="ch2"/>
        <chart:plot-area chart:style-name="ch3" table:cell-range-address="C_13deg.D2:C_13deg.E30 C_13deg.E1:C_13deg.E1 C_13deg.E33:C_13deg.E36 C_13deg.O1:C_13deg.O42" chart:data-source-has-labels="row" svg:x="1.358cm" svg:y="0.859cm" svg:width="11.713cm" svg:height="6.192cm">
          <chartooo:coordinate-region svg:x="2.27cm" svg:y="1.071cm" svg:width="10.801cm" svg:height="5.307cm"/>
          <chart:axis chart:dimension="x" chart:name="primary-x" chart:style-name="ch4">
            <chart:title svg:x="6.409cm" svg:y="7.233cm" chart:style-name="ch5">
              <text:p>p [GeV/c]</text:p>
            </chart:title>
          </chart:axis>
          <chart:axis chart:dimension="y" chart:name="primary-y" chart:style-name="ch6">
            <chart:title svg:x="0.451cm" svg:y="4.482cm" chart:style-name="ch7">
              <text:p>sigma</text:p>
            </chart:title>
            <chart:grid chart:style-name="ch8" chart:class="major"/>
          </chart:axis>
          <chart:series chart:style-name="ch9" chart:values-cell-range-address="C_13deg.E2:C_13deg.E30" chart:label-cell-address="C_13deg.E1:C_13deg.E1" chart:class="chart:scatter">
            <chart:domain table:cell-range-address="C_13deg.D2:C_13deg.D30"/>
            <chart:data-point chart:repeated="29"/>
          </chart:series>
          <chart:series chart:style-name="ch10" chart:values-cell-range-address="C_13deg.E34:C_13deg.E36" chart:label-cell-address="C_13deg.E33:C_13deg.E33" chart:class="chart:scatter">
            <chart:domain table:cell-range-address="C_13deg.D34:C_13deg.D36"/>
            <chart:data-point chart:repeated="3"/>
          </chart:series>
          <chart:series chart:style-name="ch11" chart:values-cell-range-address="C_13deg.O2:C_13deg.O42" chart:label-cell-address="C_13deg.O1:C_13deg.O1" chart:class="chart:scatter">
            <chart:domain table:cell-range-address="C_13deg.P2:C_13deg.P42"/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(e, pi-) 13° [1]</text:p>
                <draw:g>
                  <svg:desc>C_13deg.E1:C_13deg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pc (digitized) [1]</text:p>
                <draw:g>
                  <svg:desc>C_13deg.E33:C_13deg.E3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epc_or pi-</text:p>
                <draw:g>
                  <svg:desc>C_13deg.O1:C_13deg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022">
                <text:p>0.70022</text:p>
                <draw:g>
                  <svg:desc>C_13deg.D2:C_13deg.D30</svg:desc>
                </draw:g>
              </table:table-cell>
              <table:table-cell office:value-type="float" office:value="41.539">
                <text:p>41.539</text:p>
                <draw:g>
                  <svg:desc>C_13deg.E2:C_13deg.E30</svg:desc>
                </draw:g>
              </table:table-cell>
              <table:table-cell office:value-type="float" office:value="1.0578">
                <text:p>1.0578</text:p>
                <draw:g>
                  <svg:desc>C_13deg.D34:C_13deg.D36</svg:desc>
                </draw:g>
              </table:table-cell>
              <table:table-cell office:value-type="float" office:value="84.603">
                <text:p>84.603</text:p>
                <draw:g>
                  <svg:desc>C_13deg.E34:C_13deg.E36</svg:desc>
                </draw:g>
              </table:table-cell>
              <table:table-cell office:value-type="float" office:value="1">
                <text:p>1</text:p>
                <draw:g>
                  <svg:desc>C_13deg.P2:C_13deg.P42</svg:desc>
                </draw:g>
              </table:table-cell>
              <table:table-cell office:value-type="float" office:value="126.4">
                <text:p>126.4</text:p>
                <draw:g>
                  <svg:desc>C_13deg.O2:C_13deg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07">
                <text:p>0.79507</text:p>
              </table:table-cell>
              <table:table-cell office:value-type="float" office:value="38.545">
                <text:p>38.545</text:p>
              </table:table-cell>
              <table:table-cell office:value-type="float" office:value="2.0999">
                <text:p>2.0999</text:p>
              </table:table-cell>
              <table:table-cell office:value-type="float" office:value="9.9222">
                <text:p>9.9222</text:p>
              </table:table-cell>
              <table:table-cell office:value-type="float" office:value="1.05">
                <text:p>1.05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992">
                <text:p>0.88992</text:p>
              </table:table-cell>
              <table:table-cell office:value-type="float" office:value="35.766">
                <text:p>35.766</text:p>
              </table:table-cell>
              <table:table-cell office:value-type="float" office:value="2.9936">
                <text:p>2.9936</text:p>
              </table:table-cell>
              <table:table-cell office:value-type="float" office:value="1.1184">
                <text:p>1.1184</text:p>
              </table:table-cell>
              <table:table-cell office:value-type="float" office:value="1.1">
                <text:p>1.1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37">
                <text:p>1.00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92.74">
                <text:p>92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9">
                <text:p>1.099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83.523">
                <text:p>83.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38">
                <text:p>1.1938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75.175">
                <text:p>75.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84">
                <text:p>1.298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67.623">
                <text:p>67.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3">
                <text:p>1.393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60.795">
                <text:p>6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876">
                <text:p>1.4876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4.629">
                <text:p>54.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26">
                <text:p>1.5726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49.062">
                <text:p>49.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57">
                <text:p>1.6857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44.04">
                <text:p>4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96">
                <text:p>1.7796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39.513">
                <text:p>39.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38">
                <text:p>1.8738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35.433">
                <text:p>35.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733">
                <text:p>1.8733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31.758">
                <text:p>31.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771">
                <text:p>1.9771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57">
                <text:p>2.0057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25.473">
                <text:p>25.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13">
                <text:p>2.0713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2.796">
                <text:p>22.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05">
                <text:p>2.0705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20.388">
                <text:p>20.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743">
                <text:p>2.1743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8.225">
                <text:p>18.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031">
                <text:p>2.2031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694">
                <text:p>2.2694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23">
                <text:p>2.3623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12.969">
                <text:p>12.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101">
                <text:p>2.4101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1.564">
                <text:p>11.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745">
                <text:p>2.4745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10.303">
                <text:p>10.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038">
                <text:p>2.5038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776">
                <text:p>2.577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8.1621">
                <text:p>8.1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9">
                <text:p>2.69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7.256">
                <text:p>7.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849">
                <text:p>2.7849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6.4452">
                <text:p>6.44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772">
                <text:p>2.8772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5.7199">
                <text:p>5.7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5.0717">
                <text:p>5.0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4.4925">
                <text:p>4.4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3.9754">
                <text:p>3.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3.5141">
                <text:p>3.5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3.1028">
                <text:p>3.1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2.4101">
                <text:p>2.4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2.1199">
                <text:p>2.1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1.4298">
                <text:p>1.4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2497">
                <text:p>1.249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2cm" svg:height="7.939cm" xlink:href=".." xlink:type="simple" chart:class="chart:scatter" chart:style-name="ch1">
        <chart:legend chart:legend-position="bottom" svg:x="2.907cm" svg:y="7.156cm" style:legend-expansion="wide" chart:style-name="ch2"/>
        <chart:plot-area chart:style-name="ch3" table:cell-range-address="Sheet1_2.F21:Sheet1_2.F28 Sheet1_2.L21:Sheet1_2.L21 Sheet1_2.N21:Sheet1_2.N28 Sheet1_2.L13:Sheet1_2.L13 Sheet1_2.N12:Sheet1_2.N19 Sheet1.K3:Sheet1.K3 Sheet1_2.N3:Sheet1_2.N10 Sheet1_2.L30:Sheet1_2.L30 Sheet1_2.N30:Sheet1_2.N34 Sheet1_2.L37:Sheet1_2.L37 Sheet1_2.N37:Sheet1_2.N39" chart:data-source-has-labels="row" svg:x="1.332cm" svg:y="0.158cm" svg:width="12.016cm" svg:height="5.81cm">
          <chartooo:coordinate-region svg:x="2.509cm" svg:y="0.357cm" svg:width="10.599cm" svg:height="4.964cm"/>
          <chart:axis chart:dimension="x" chart:name="primary-x" chart:style-name="ch4">
            <chart:title svg:x="6.535cm" svg:y="6.127cm" chart:style-name="ch5">
              <text:p>p [GeV/c]</text:p>
            </chart:title>
          </chart:axis>
          <chart:axis chart:dimension="y" chart:name="primary-y" chart:style-name="ch6">
            <chart:title svg:x="0.451cm" svg:y="3.59cm" chart:style-name="ch7">
              <text:p>sigma</text:p>
            </chart:title>
            <chart:grid chart:style-name="ch8" chart:class="major"/>
          </chart:axis>
          <chart:series chart:style-name="ch9" chart:values-cell-range-address="Sheet1_2.N21:Sheet1_2.N28" chart:label-cell-address="Sheet1_2.L21:Sheet1_2.L21" chart:class="chart:scatter">
            <chart:domain table:cell-range-address="Sheet1_2.F21:Sheet1_2.F28"/>
            <chart:data-point chart:repeated="8"/>
          </chart:series>
          <chart:series chart:style-name="ch10" chart:values-cell-range-address="Sheet1_2.N12:Sheet1_2.N19" chart:label-cell-address="Sheet1_2.L13:Sheet1_2.L13" chart:class="chart:scatter">
            <chart:domain table:cell-range-address="Sheet1_2.F12:Sheet1_2.F19"/>
            <chart:data-point chart:repeated="8"/>
          </chart:series>
          <chart:series chart:style-name="ch11" chart:values-cell-range-address="Sheet1_2.N3:Sheet1_2.N10" chart:label-cell-address="Sheet1.K3:Sheet1.K3" chart:class="chart:scatter">
            <chart:domain table:cell-range-address="Sheet1_2.F3:Sheet1_2.F10"/>
            <chart:data-point chart:repeated="8"/>
          </chart:series>
          <chart:series chart:style-name="ch12" chart:values-cell-range-address="Sheet1_2.N30:Sheet1_2.N34" chart:label-cell-address="Sheet1_2.L30:Sheet1_2.L30" chart:class="chart:scatter">
            <chart:domain table:cell-range-address="Sheet1_2.F30:Sheet1_2.F34"/>
            <chart:data-point chart:repeated="5"/>
          </chart:series>
          <chart:series chart:style-name="ch13" chart:values-cell-range-address="Sheet1_2.N37:Sheet1_2.N39" chart:label-cell-address="Sheet1_2.L37:Sheet1_2.L37" chart:class="chart:scatter">
            <chart:domain table:cell-range-address="Sheet1_2.F37:Sheet1_2.F39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i- 20°</text:p>
                <draw:g>
                  <svg:desc>Sheet1_2.L21:Sheet1_2.L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- 60°</text:p>
                <draw:g>
                  <svg:desc>Sheet1_2.L13:Sheet1_2.L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- 40°</text:p>
                <draw:g>
                  <svg:desc>Sheet1.K3:Sheet1.K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- 90°</text:p>
                <draw:g>
                  <svg:desc>Sheet1_2.L30:Sheet1_2.L3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- 120°</text:p>
                <draw:g>
                  <svg:desc>Sheet1_2.L37:Sheet1_2.L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515291274789">
                <text:p>0.351515291274789</text:p>
                <draw:g>
                  <svg:desc>Sheet1_2.F21:Sheet1_2.F28</svg:desc>
                </draw:g>
              </table:table-cell>
              <table:table-cell office:value-type="float" office:value="2485.8">
                <text:p>2485.8</text:p>
                <draw:g>
                  <svg:desc>Sheet1_2.N21:Sheet1_2.N28</svg:desc>
                </draw:g>
              </table:table-cell>
              <table:table-cell office:value-type="float" office:value="0.351515291274789">
                <text:p>0.351515291274789</text:p>
                <draw:g>
                  <svg:desc>Sheet1_2.F12:Sheet1_2.F19</svg:desc>
                </draw:g>
              </table:table-cell>
              <table:table-cell office:value-type="float" office:value="895.66">
                <text:p>895.66</text:p>
                <draw:g>
                  <svg:desc>Sheet1_2.N12:Sheet1_2.N19</svg:desc>
                </draw:g>
              </table:table-cell>
              <table:table-cell office:value-type="float" office:value="0.351515291274789">
                <text:p>0.351515291274789</text:p>
                <draw:g>
                  <svg:desc>Sheet1_2.F3:Sheet1_2.F10</svg:desc>
                </draw:g>
              </table:table-cell>
              <table:table-cell office:value-type="float" office:value="1501.3">
                <text:p>1501.3</text:p>
                <draw:g>
                  <svg:desc>Sheet1_2.N3:Sheet1_2.N10</svg:desc>
                </draw:g>
              </table:table-cell>
              <table:table-cell office:value-type="float" office:value="0.186997326184093">
                <text:p>0.186997326184093</text:p>
                <draw:g>
                  <svg:desc>Sheet1_2.F30:Sheet1_2.F34</svg:desc>
                </draw:g>
              </table:table-cell>
              <table:table-cell office:value-type="float" office:value="1971.1">
                <text:p>1971.1</text:p>
                <draw:g>
                  <svg:desc>Sheet1_2.N30:Sheet1_2.N34</svg:desc>
                </draw:g>
              </table:table-cell>
              <table:table-cell office:value-type="float" office:value="0.186997326184093">
                <text:p>0.186997326184093</text:p>
                <draw:g>
                  <svg:desc>Sheet1_2.F37:Sheet1_2.F39</svg:desc>
                </draw:g>
              </table:table-cell>
              <table:table-cell office:value-type="float" office:value="2265.5">
                <text:p>2265.5</text:p>
                <draw:g>
                  <svg:desc>Sheet1_2.N37:Sheet1_2.N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925.9">
                <text:p>1925.9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489.98">
                <text:p>489.98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106.9">
                <text:p>1106.9</text:p>
              </table:table-cell>
              <table:table-cell office:value-type="float" office:value="0.351515291274789">
                <text:p>0.351515291274789</text:p>
              </table:table-cell>
              <table:table-cell office:value-type="float" office:value="294.11">
                <text:p>294.11</text:p>
              </table:table-cell>
              <table:table-cell office:value-type="float" office:value="0.351515291274789">
                <text:p>0.351515291274789</text:p>
              </table:table-cell>
              <table:table-cell office:value-type="float" office:value="150.08">
                <text:p>15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563">
                <text:p>156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244.29">
                <text:p>244.29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737.3">
                <text:p>737.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42.879">
                <text:p>42.879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982.75">
                <text:p>982.75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63.61">
                <text:p>63.61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295.52">
                <text:p>295.52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5.6973">
                <text:p>5.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743.94">
                <text:p>743.94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7.757">
                <text:p>17.75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24.62">
                <text:p>124.62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0.81156">
                <text:p>0.8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436.31">
                <text:p>436.31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5.1924">
                <text:p>5.1924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55.29">
                <text:p>55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80.78">
                <text:p>280.78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1.3838">
                <text:p>1.3838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2.161">
                <text:p>22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50.08">
                <text:p>150.08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45439">
                <text:p>0.45439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9.8321">
                <text:p>9.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2cm" svg:height="7.94cm" xlink:href=".." xlink:type="simple" chart:class="chart:scatter" chart:style-name="ch1">
        <chart:legend chart:legend-position="bottom" svg:x="2.907cm" svg:y="7.157cm" style:legend-expansion="wide" chart:style-name="ch2"/>
        <chart:plot-area chart:style-name="ch3" table:cell-range-address="Sheet1_2.G21:Sheet1_2.G28 Sheet1_2.L21:Sheet1_2.L21 Sheet1_2.N21:Sheet1_2.N28 Sheet1_2.L13:Sheet1_2.L13 Sheet1_2.N12:Sheet1_2.N19 Sheet1.K3:Sheet1.K3 Sheet1_2.N3:Sheet1_2.N10 Sheet1_2.L30:Sheet1_2.L30 Sheet1_2.N30:Sheet1_2.N34 Sheet1_2.L37:Sheet1_2.L37 Sheet1_2.N37:Sheet1_2.N39" chart:data-source-has-labels="row" svg:x="1.332cm" svg:y="0.158cm" svg:width="12.016cm" svg:height="5.811cm">
          <chartooo:coordinate-region svg:x="2.509cm" svg:y="0.357cm" svg:width="10.599cm" svg:height="4.965cm"/>
          <chart:axis chart:dimension="x" chart:name="primary-x" chart:style-name="ch4">
            <chart:title svg:x="6.535cm" svg:y="6.128cm" chart:style-name="ch5">
              <text:p>p [GeV/c]</text:p>
            </chart:title>
          </chart:axis>
          <chart:axis chart:dimension="y" chart:name="primary-y" chart:style-name="ch6">
            <chart:title svg:x="0.451cm" svg:y="3.59cm" chart:style-name="ch7">
              <text:p>sigma</text:p>
            </chart:title>
            <chart:grid chart:style-name="ch8" chart:class="major"/>
          </chart:axis>
          <chart:series chart:style-name="ch9" chart:values-cell-range-address="Sheet1_2.N21:Sheet1_2.N28" chart:label-cell-address="Sheet1_2.L21:Sheet1_2.L21" chart:class="chart:scatter">
            <chart:domain table:cell-range-address="Sheet1_2.G21:Sheet1_2.G28"/>
            <chart:data-point chart:repeated="8"/>
          </chart:series>
          <chart:series chart:style-name="ch10" chart:values-cell-range-address="Sheet1_2.N12:Sheet1_2.N19" chart:label-cell-address="Sheet1_2.L13:Sheet1_2.L13" chart:class="chart:scatter">
            <chart:domain table:cell-range-address="Sheet1_2.G12:Sheet1_2.G19"/>
            <chart:data-point chart:repeated="8"/>
          </chart:series>
          <chart:series chart:style-name="ch11" chart:values-cell-range-address="Sheet1_2.N3:Sheet1_2.N10" chart:label-cell-address="Sheet1.K3:Sheet1.K3" chart:class="chart:scatter">
            <chart:domain table:cell-range-address="Sheet1_2.G3:Sheet1_2.G10"/>
            <chart:data-point chart:repeated="8"/>
          </chart:series>
          <chart:series chart:style-name="ch12" chart:values-cell-range-address="Sheet1_2.N30:Sheet1_2.N34" chart:label-cell-address="Sheet1_2.L30:Sheet1_2.L30" chart:class="chart:scatter">
            <chart:domain table:cell-range-address="Sheet1_2.G30:Sheet1_2.G34"/>
            <chart:data-point chart:repeated="5"/>
          </chart:series>
          <chart:series chart:style-name="ch13" chart:values-cell-range-address="Sheet1_2.N37:Sheet1_2.N39" chart:label-cell-address="Sheet1_2.L37:Sheet1_2.L37" chart:class="chart:scatter">
            <chart:domain table:cell-range-address="Sheet1_2.G37:Sheet1_2.G39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i- 20°</text:p>
                <draw:g>
                  <svg:desc>Sheet1_2.L21:Sheet1_2.L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60°</text:p>
                <draw:g>
                  <svg:desc>Sheet1_2.L13:Sheet1_2.L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40°</text:p>
                <draw:g>
                  <svg:desc>Sheet1.K3:Sheet1.K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90°</text:p>
                <draw:g>
                  <svg:desc>Sheet1_2.L30:Sheet1_2.L3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120°</text:p>
                <draw:g>
                  <svg:desc>Sheet1_2.L37:Sheet1_2.L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485.8">
                <text:p>2485.8</text:p>
                <draw:g>
                  <svg:desc>Sheet1_2.N21:Sheet1_2.N28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895.66">
                <text:p>895.66</text:p>
                <draw:g>
                  <svg:desc>Sheet1_2.N12:Sheet1_2.N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501.3">
                <text:p>1501.3</text:p>
                <draw:g>
                  <svg:desc>Sheet1_2.N3:Sheet1_2.N10</svg:desc>
                </draw:g>
              </table:table-cell>
              <table:table-cell office:value-type="float" office:value="0.186997326184093">
                <text:p>0.186997326184093</text:p>
                <draw:g>
                  <svg:desc>Sheet1_2.G30:Sheet1_2.G34</svg:desc>
                </draw:g>
              </table:table-cell>
              <table:table-cell office:value-type="float" office:value="1971.1">
                <text:p>1971.1</text:p>
                <draw:g>
                  <svg:desc>Sheet1_2.N30:Sheet1_2.N34</svg:desc>
                </draw:g>
              </table:table-cell>
              <table:table-cell office:value-type="float" office:value="0.161944434915189">
                <text:p>0.161944434915189</text:p>
                <draw:g>
                  <svg:desc>Sheet1_2.G37:Sheet1_2.G39</svg:desc>
                </draw:g>
              </table:table-cell>
              <table:table-cell office:value-type="float" office:value="2265.5">
                <text:p>2265.5</text:p>
                <draw:g>
                  <svg:desc>Sheet1_2.N37:Sheet1_2.N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25.9">
                <text:p>1925.9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351515291274789">
                <text:p>0.351515291274789</text:p>
              </table:table-cell>
              <table:table-cell office:value-type="float" office:value="294.11">
                <text:p>294.11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150.08">
                <text:p>15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563">
                <text:p>1563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42.879">
                <text:p>42.879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5.6973">
                <text:p>5.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17.757">
                <text:p>17.757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0.81156">
                <text:p>0.8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5.1924">
                <text:p>5.1924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1.3838">
                <text:p>1.3838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2.161">
                <text:p>22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45439">
                <text:p>0.45439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9.8321">
                <text:p>9.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reverse-direction="false" text:line-break="false" chart:axis-position="0"/>
      <style:graphic-properties svg:stroke-color="#b3b3b3"/>
      <style:text-properties fo:font-size="8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392cm" svg:height="8.675cm" xlink:href=".." xlink:type="simple" chart:class="chart:scatter" chart:style-name="ch1">
        <chart:legend chart:legend-position="bottom" svg:x="2.661cm" svg:y="7.448cm" style:legend-expansion="wide" chart:style-name="ch2"/>
        <chart:plot-area chart:style-name="ch3" table:cell-range-address="Sheet1.C3:Sheet1.C10 Sheet1.B3:Sheet1.B3 Sheet1.E3:Sheet1.E10 Sheet1.J3:Sheet1.K3 Sheet1.H3:Sheet1.H10 Sheet1.B13:Sheet1.B13 Sheet1.E12:Sheet1.E19 Sheet1.J12:Sheet1.J12 Sheet1.H12:Sheet1.H19 Sheet1.B21:Sheet1.B21 Sheet1.E21:Sheet1.E28 Sheet1.J21:Sheet1.J21 Sheet1.H21:Sheet1.H28 Sheet1.M3:Sheet1.M10" chart:data-source-has-labels="row" svg:x="1.305cm" svg:y="0.827cm" svg:width="11.553cm" svg:height="5.44cm">
          <chartooo:coordinate-region svg:x="2.509cm" svg:y="1.013cm" svg:width="10.15cm" svg:height="4.634cm"/>
          <chart:axis chart:dimension="x" chart:name="primary-x" chart:style-name="ch4">
            <chart:title svg:x="6.508cm" svg:y="6.441cm" chart:style-name="ch5">
              <text:p>T [GeV]</text:p>
            </chart:title>
          </chart:axis>
          <chart:axis chart:dimension="y" chart:name="primary-y" chart:style-name="ch6">
            <chart:title svg:x="0.451cm" svg:y="4.067cm" chart:style-name="ch7">
              <text:p>sigma</text:p>
            </chart:title>
            <chart:grid chart:style-name="ch8" chart:class="major"/>
          </chart:axis>
          <chart:series chart:style-name="ch9" chart:values-cell-range-address="Sheet1.E3:Sheet1.E10" chart:label-cell-address="Sheet1.B3:Sheet1.B3" chart:class="chart:scatter">
            <chart:domain table:cell-range-address="Sheet1.C3:Sheet1.C10"/>
            <chart:data-point chart:repeated="8"/>
          </chart:series>
          <chart:series chart:style-name="ch10" chart:values-cell-range-address="Sheet1.H3:Sheet1.H10" chart:label-cell-address="Sheet1.J3:Sheet1.J3" chart:class="chart:scatter">
            <chart:data-point chart:repeated="8"/>
          </chart:series>
          <chart:series chart:style-name="ch11" chart:values-cell-range-address="Sheet1.E12:Sheet1.E19" chart:label-cell-address="Sheet1.B13:Sheet1.B13" chart:class="chart:scatter">
            <chart:domain table:cell-range-address="Sheet1.C12:Sheet1.C19"/>
            <chart:data-point chart:repeated="8"/>
          </chart:series>
          <chart:series chart:style-name="ch12" chart:values-cell-range-address="Sheet1.H12:Sheet1.H19" chart:label-cell-address="Sheet1.J12:Sheet1.J12" chart:class="chart:scatter">
            <chart:domain table:cell-range-address="Sheet1.C12:Sheet1.C19"/>
            <chart:data-point chart:repeated="8"/>
          </chart:series>
          <chart:series chart:style-name="ch13" chart:values-cell-range-address="Sheet1.E21:Sheet1.E28" chart:label-cell-address="Sheet1.B21:Sheet1.B21" chart:class="chart:scatter">
            <chart:domain table:cell-range-address="Sheet1.C21:Sheet1.C28"/>
            <chart:data-point chart:repeated="8"/>
          </chart:series>
          <chart:series chart:style-name="ch14" chart:values-cell-range-address="Sheet1.H21:Sheet1.H28" chart:label-cell-address="Sheet1.J21:Sheet1.J21" chart:class="chart:scatter">
            <chart:domain table:cell-range-address="Sheet1.C21:Sheet1.C28"/>
            <chart:data-point chart:repeated="8"/>
          </chart:series>
          <chart:series chart:style-name="ch15" chart:values-cell-range-address="Sheet1.M3:Sheet1.M10" chart:label-cell-address="Sheet1.K3:Sheet1.K3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i+ 40°</text:p>
                <draw:g>
                  <svg:desc>Sheet1.B3:Sheet1.B3</svg:desc>
                </draw:g>
              </table:table-cell>
              <table:table-cell office:value-type="string">
                <text:p>epc 40°</text:p>
                <draw:g>
                  <svg:desc>Sheet1.J3:Sheet1.J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i+ 60°</text:p>
                <draw:g>
                  <svg:desc>Sheet1.B13:Sheet1.B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pc 60°</text:p>
                <draw:g>
                  <svg:desc>Sheet1.J12:Sheet1.J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pi+ 20°</text:p>
                <draw:g>
                  <svg:desc>Sheet1.B21:Sheet1.B2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pc 20°</text:p>
                <draw:g>
                  <svg:desc>Sheet1.J21:Sheet1.J21</svg:desc>
                </draw:g>
              </table:table-cell>
              <table:table-cell office:value-type="string">
                <text:p>pi- 40°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9">
                <text:p>0.239</text:p>
                <draw:g>
                  <svg:desc>Sheet1.C3:Sheet1.C10</svg:desc>
                </draw:g>
              </table:table-cell>
              <table:table-cell office:value-type="float" office:value="1761.2">
                <text:p>1761.2</text:p>
                <draw:g>
                  <svg:desc>Sheet1.E3:Sheet1.E10</svg:desc>
                </draw:g>
              </table:table-cell>
              <table:table-cell office:value-type="float" office:value="415">
                <text:p>415</text:p>
                <draw:g>
                  <svg:desc>Sheet1.H3:Sheet1.H10</svg:desc>
                </draw:g>
              </table:table-cell>
              <table:table-cell office:value-type="float" office:value="0.239">
                <text:p>0.239</text:p>
                <draw:g>
                  <svg:desc>Sheet1.C12:Sheet1.C19</svg:desc>
                </draw:g>
              </table:table-cell>
              <table:table-cell office:value-type="float" office:value="1108.4">
                <text:p>1108.4</text:p>
                <draw:g>
                  <svg:desc>Sheet1.E12:Sheet1.E19</svg:desc>
                </draw:g>
              </table:table-cell>
              <table:table-cell office:value-type="float" office:value="0.239">
                <text:p>0.239</text:p>
                <draw:g>
                  <svg:desc>Sheet1.C12:Sheet1.C19</svg:desc>
                </draw:g>
              </table:table-cell>
              <table:table-cell office:value-type="float" office:value="364">
                <text:p>364</text:p>
                <draw:g>
                  <svg:desc>Sheet1.H12:Sheet1.H19</svg:desc>
                </draw:g>
              </table:table-cell>
              <table:table-cell office:value-type="float" office:value="0.239">
                <text:p>0.239</text:p>
                <draw:g>
                  <svg:desc>Sheet1.C21:Sheet1.C28</svg:desc>
                </draw:g>
              </table:table-cell>
              <table:table-cell office:value-type="float" office:value="2658.2">
                <text:p>2658.2</text:p>
                <draw:g>
                  <svg:desc>Sheet1.E21:Sheet1.E28</svg:desc>
                </draw:g>
              </table:table-cell>
              <table:table-cell office:value-type="float" office:value="0.239">
                <text:p>0.239</text:p>
                <draw:g>
                  <svg:desc>Sheet1.C21:Sheet1.C28</svg:desc>
                </draw:g>
              </table:table-cell>
              <table:table-cell office:value-type="float" office:value="372">
                <text:p>372</text:p>
                <draw:g>
                  <svg:desc>Sheet1.H21:Sheet1.H28</svg:desc>
                </draw:g>
              </table:table-cell>
              <table:table-cell office:value-type="float" office:value="1501.3">
                <text:p>1501.3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8">
                <text:p>0.318</text:p>
              </table:table-cell>
              <table:table-cell office:value-type="float" office:value="1433.6">
                <text:p>1433.6</text:p>
              </table:table-cell>
              <table:table-cell office:value-type="float" office:value="265">
                <text:p>265</text:p>
              </table:table-cell>
              <table:table-cell office:value-type="float" office:value="0.318">
                <text:p>0.318</text:p>
              </table:table-cell>
              <table:table-cell office:value-type="float" office:value="597.77">
                <text:p>597.77</text:p>
              </table:table-cell>
              <table:table-cell office:value-type="float" office:value="0.318">
                <text:p>0.318</text:p>
              </table:table-cell>
              <table:table-cell office:value-type="float" office:value="243">
                <text:p>243</text:p>
              </table:table-cell>
              <table:table-cell office:value-type="float" office:value="0.318">
                <text:p>0.318</text:p>
              </table:table-cell>
              <table:table-cell office:value-type="float" office:value="1952.1">
                <text:p>1952.1</text:p>
              </table:table-cell>
              <table:table-cell office:value-type="float" office:value="0.318">
                <text:p>0.318</text:p>
              </table:table-cell>
              <table:table-cell office:value-type="float" office:value="280">
                <text:p>280</text:p>
              </table:table-cell>
              <table:table-cell office:value-type="float" office:value="1106.9">
                <text:p>11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9">
                <text:p>0.399</text:p>
              </table:table-cell>
              <table:table-cell office:value-type="float" office:value="949.85">
                <text:p>949.85</text:p>
              </table:table-cell>
              <table:table-cell office:value-type="float" office:value="4010">
                <text:p>4010</text:p>
              </table:table-cell>
              <table:table-cell office:value-type="float" office:value="0.399">
                <text:p>0.399</text:p>
              </table:table-cell>
              <table:table-cell office:value-type="float" office:value="322.39">
                <text:p>322.39</text:p>
              </table:table-cell>
              <table:table-cell office:value-type="float" office:value="0.399">
                <text:p>0.399</text:p>
              </table:table-cell>
              <table:table-cell office:value-type="float" office:value="1007">
                <text:p>1007</text:p>
              </table:table-cell>
              <table:table-cell office:value-type="float" office:value="0.399">
                <text:p>0.399</text:p>
              </table:table-cell>
              <table:table-cell office:value-type="float" office:value="1854.2">
                <text:p>1854.2</text:p>
              </table:table-cell>
              <table:table-cell office:value-type="float" office:value="0.399">
                <text:p>0.399</text:p>
              </table:table-cell>
              <table:table-cell office:value-type="float" office:value="14000">
                <text:p>14000</text:p>
              </table:table-cell>
              <table:table-cell office:value-type="float" office:value="737.3">
                <text:p>7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7">
                <text:p>0.567</text:p>
              </table:table-cell>
              <table:table-cell office:value-type="float" office:value="438.99">
                <text:p>438.99</text:p>
              </table:table-cell>
              <table:table-cell office:value-type="float" office:value="1190">
                <text:p>1190</text:p>
              </table:table-cell>
              <table:table-cell office:value-type="float" office:value="0.567">
                <text:p>0.567</text:p>
              </table:table-cell>
              <table:table-cell office:value-type="float" office:value="93.771">
                <text:p>93.771</text:p>
              </table:table-cell>
              <table:table-cell office:value-type="float" office:value="0.567">
                <text:p>0.567</text:p>
              </table:table-cell>
              <table:table-cell office:value-type="float" office:value="180">
                <text:p>180</text:p>
              </table:table-cell>
              <table:table-cell office:value-type="float" office:value="0.567">
                <text:p>0.567</text:p>
              </table:table-cell>
              <table:table-cell office:value-type="float" office:value="1228.5">
                <text:p>1228.5</text:p>
              </table:table-cell>
              <table:table-cell office:value-type="float" office:value="0.567">
                <text:p>0.567</text:p>
              </table:table-cell>
              <table:table-cell office:value-type="float" office:value="6880">
                <text:p>6880</text:p>
              </table:table-cell>
              <table:table-cell office:value-type="float" office:value="295.52">
                <text:p>29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2">
                <text:p>0.712</text:p>
              </table:table-cell>
              <table:table-cell office:value-type="float" office:value="173.87">
                <text:p>173.87</text:p>
              </table:table-cell>
              <table:table-cell office:value-type="float" office:value="429">
                <text:p>429</text:p>
              </table:table-cell>
              <table:table-cell office:value-type="float" office:value="0.712">
                <text:p>0.712</text:p>
              </table:table-cell>
              <table:table-cell office:value-type="float" office:value="22.201">
                <text:p>22.201</text:p>
              </table:table-cell>
              <table:table-cell office:value-type="float" office:value="0.712">
                <text:p>0.712</text:p>
              </table:table-cell>
              <table:table-cell office:value-type="float" office:value="36.7">
                <text:p>36.7</text:p>
              </table:table-cell>
              <table:table-cell office:value-type="float" office:value="0.712">
                <text:p>0.712</text:p>
              </table:table-cell>
              <table:table-cell office:value-type="float" office:value="949.85">
                <text:p>949.85</text:p>
              </table:table-cell>
              <table:table-cell office:value-type="float" office:value="0.712">
                <text:p>0.712</text:p>
              </table:table-cell>
              <table:table-cell office:value-type="float" office:value="3840">
                <text:p>3840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1">
                <text:p>0.851</text:p>
              </table:table-cell>
              <table:table-cell office:value-type="float" office:value="68.863">
                <text:p>68.863</text:p>
              </table:table-cell>
              <table:table-cell office:value-type="float" office:value="161">
                <text:p>161</text:p>
              </table:table-cell>
              <table:table-cell office:value-type="float" office:value="0.851">
                <text:p>0.851</text:p>
              </table:table-cell>
              <table:table-cell office:value-type="float" office:value="7.1573">
                <text:p>7.1573</text:p>
              </table:table-cell>
              <table:table-cell office:value-type="float" office:value="0.851">
                <text:p>0.851</text:p>
              </table:table-cell>
              <table:table-cell office:value-type="float" office:value="7.13">
                <text:p>7.13</text:p>
              </table:table-cell>
              <table:table-cell office:value-type="float" office:value="0.851">
                <text:p>0.851</text:p>
              </table:table-cell>
              <table:table-cell office:value-type="float" office:value="629.34">
                <text:p>629.34</text:p>
              </table:table-cell>
              <table:table-cell office:value-type="float" office:value="0.851">
                <text:p>0.851</text:p>
              </table:table-cell>
              <table:table-cell office:value-type="float" office:value="2230">
                <text:p>2230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7.274">
                <text:p>27.274</text:p>
              </table:table-cell>
              <table:table-cell office:value-type="float" office:value="55.9">
                <text:p>55.9</text:p>
              </table:table-cell>
              <table:table-cell office:value-type="float" office:value="1">
                <text:p>1</text:p>
              </table:table-cell>
              <table:table-cell office:value-type="float" office:value="2.4293">
                <text:p>2.4293</text:p>
              </table:table-cell>
              <table:table-cell office:value-type="float" office:value="1">
                <text:p>1</text:p>
              </table:table-cell>
              <table:table-cell office:value-type="float" office:value="0.919">
                <text:p>0.919</text:p>
              </table:table-cell>
              <table:table-cell office:value-type="float" office:value="1">
                <text:p>1</text:p>
              </table:table-cell>
              <table:table-cell office:value-type="float" office:value="416.98">
                <text:p>416.98</text:p>
              </table:table-cell>
              <table:table-cell office:value-type="float" office:value="1">
                <text:p>1</text:p>
              </table:table-cell>
              <table:table-cell office:value-type="float" office:value="1260">
                <text:p>1260</text:p>
              </table:table-cell>
              <table:table-cell office:value-type="float" office:value="22.161">
                <text:p>22.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11.373">
                <text:p>11.373</text:p>
              </table:table-cell>
              <table:table-cell office:value-type="float" office:value="23.5">
                <text:p>23.5</text:p>
              </table:table-cell>
              <table:table-cell office:value-type="float" office:value="1.12">
                <text:p>1.12</text:p>
              </table:table-cell>
              <table:table-cell office:value-type="float" office:value="0.60551">
                <text:p>0.60551</text:p>
              </table:table-cell>
              <table:table-cell office:value-type="float" office:value="1.12">
                <text:p>1.12</text:p>
              </table:table-cell>
              <table:table-cell office:value-type="float" office:value="0.0743">
                <text:p>0.0743</text:p>
              </table:table-cell>
              <table:table-cell office:value-type="float" office:value="1.12">
                <text:p>1.12</text:p>
              </table:table-cell>
              <table:table-cell office:value-type="float" office:value="290.86">
                <text:p>290.86</text:p>
              </table:table-cell>
              <table:table-cell office:value-type="float" office:value="1.12">
                <text:p>1.12</text:p>
              </table:table-cell>
              <table:table-cell office:value-type="float" office:value="801">
                <text:p>801</text:p>
              </table:table-cell>
              <table:table-cell office:value-type="float" office:value="9.8321">
                <text:p>9.832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15cm" svg:height="9.069cm" xlink:href=".." xlink:type="simple" chart:class="chart:scatter" chart:column-mapping="0" chart:style-name="ch1">
        <chart:legend chart:legend-position="bottom" svg:x="2.879cm" svg:y="7.788cm" style:legend-expansion="wide" chart:style-name="ch2"/>
        <chart:plot-area chart:style-name="ch3" table:cell-range-address="C_13deg.E2:C_13deg.F30 C_13deg.E1:C_13deg.E1 Sheet1_2.AI2:Sheet1_2.AI2 Sheet1_2.AQ5:Sheet1_2.AQ15 C_13deg.E33:C_13deg.E36 C_13deg.O1:C_13deg.O42" chart:data-source-has-labels="row" svg:x="1.358cm" svg:y="0.859cm" svg:width="11.713cm" svg:height="5.692cm">
          <chartooo:coordinate-region svg:x="2.35cm" svg:y="1.072cm" svg:width="10.389cm" svg:height="4.806cm"/>
          <chart:axis chart:dimension="x" chart:name="primary-x" chart:style-name="ch4">
            <chart:title svg:x="6.29cm" svg:y="6.733cm" chart:style-name="ch5">
              <text:p>PT [GeV/c]</text:p>
            </chart:title>
          </chart:axis>
          <chart:axis chart:dimension="y" chart:name="primary-y" chart:style-name="ch6">
            <chart:title svg:x="0.451cm" svg:y="6.084cm" chart:style-name="ch7">
              <text:p>ds/dp/dOmega [ub/sr/(GeV/c)]</text:p>
            </chart:title>
            <chart:grid chart:style-name="ch8" chart:class="major"/>
          </chart:axis>
          <chart:series chart:style-name="ch9" chart:values-cell-range-address="C_13deg.E2:C_13deg.E30" chart:label-cell-address="C_13deg.E1:C_13deg.E1" chart:class="chart:scatter">
            <chart:domain table:cell-range-address="C_13deg.F2:C_13deg.F30"/>
            <chart:data-point chart:repeated="29"/>
          </chart:series>
          <chart:series chart:style-name="ch10" chart:values-cell-range-address="Sheet1_2.AQ5:Sheet1_2.AQ15" chart:label-cell-address="Sheet1_2.AI2:Sheet1_2.AI2" chart:class="chart:scatter">
            <chart:domain table:cell-range-address="Sheet1_2.AG5:Sheet1_2.AG15"/>
            <chart:data-point chart:repeated="11"/>
          </chart:series>
          <chart:series chart:style-name="ch11" chart:values-cell-range-address="C_13deg.E34:C_13deg.E36" chart:label-cell-address="C_13deg.E33:C_13deg.E33" chart:class="chart:scatter">
            <chart:domain table:cell-range-address="C_13deg.F34:C_13deg.F36"/>
            <chart:data-point chart:repeated="3"/>
          </chart:series>
          <chart:series chart:style-name="ch12" chart:values-cell-range-address="C_13deg.O2:C_13deg.O42" chart:label-cell-address="C_13deg.O1:C_13deg.O1" chart:class="chart:scatter">
            <chart:domain table:cell-range-address="C_13deg.S2:C_13deg.S42"/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.E1:C_13deg.E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Normalized scaling fit </text:p>
                <draw:g>
                  <svg:desc>Sheet1_2.AI2:Sheet1_2.AI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.E33:C_13deg.E3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.O1:C_13deg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.F2:C_13deg.F30</svg:desc>
                </draw:g>
              </table:table-cell>
              <table:table-cell office:value-type="float" office:value="41.539">
                <text:p>41.539</text:p>
                <draw:g>
                  <svg:desc>C_13deg.E2:C_13deg.E30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36.8689699607514">
                <text:p>36.8689699607514</text:p>
                <draw:g>
                  <svg:desc>Sheet1_2.AQ5:Sheet1_2.AQ15</svg:desc>
                </draw:g>
              </table:table-cell>
              <table:table-cell office:value-type="float" office:value="0.23795322528494">
                <text:p>0.23795322528494</text:p>
                <draw:g>
                  <svg:desc>C_13deg.F34:C_13deg.F36</svg:desc>
                </draw:g>
              </table:table-cell>
              <table:table-cell office:value-type="float" office:value="84.603">
                <text:p>84.603</text:p>
                <draw:g>
                  <svg:desc>C_13deg.E34:C_13deg.E36</svg:desc>
                </draw:g>
              </table:table-cell>
              <table:table-cell office:value-type="float" office:value="0.224951054343865">
                <text:p>0.224951054343865</text:p>
                <draw:g>
                  <svg:desc>C_13deg.S2:C_13deg.S42</svg:desc>
                </draw:g>
              </table:table-cell>
              <table:table-cell office:value-type="float" office:value="126.4">
                <text:p>126.4</text:p>
                <draw:g>
                  <svg:desc>C_13deg.O2:C_13deg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25">
                <text:p>0.25</text:p>
              </table:table-cell>
              <table:table-cell office:value-type="float" office:value="30.1286050547561">
                <text:p>30.1286050547561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3">
                <text:p>0.3</text:p>
              </table:table-cell>
              <table:table-cell office:value-type="float" office:value="23.5895375402911">
                <text:p>23.5895375402911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0.35">
                <text:p>0.35</text:p>
              </table:table-cell>
              <table:table-cell office:value-type="float" office:value="17.9399410968128">
                <text:p>17.939941096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0.4">
                <text:p>0.4</text:p>
              </table:table-cell>
              <table:table-cell office:value-type="float" office:value="13.358297429603">
                <text:p>13.358297429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0.45">
                <text:p>0.45</text:p>
              </table:table-cell>
              <table:table-cell office:value-type="float" office:value="9.7884831734848">
                <text:p>9.788483173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0.5">
                <text:p>0.5</text:p>
              </table:table-cell>
              <table:table-cell office:value-type="float" office:value="7.08281694807381">
                <text:p>7.0828169480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0.55">
                <text:p>0.55</text:p>
              </table:table-cell>
              <table:table-cell office:value-type="float" office:value="5.07318102358647">
                <text:p>5.0731810235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0.6">
                <text:p>0.6</text:p>
              </table:table-cell>
              <table:table-cell office:value-type="float" office:value="3.60342495561694">
                <text:p>3.6034249556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0.65">
                <text:p>0.65</text:p>
              </table:table-cell>
              <table:table-cell office:value-type="float" office:value="2.54155436546894">
                <text:p>2.54155436546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0.7">
                <text:p>0.7</text:p>
              </table:table-cell>
              <table:table-cell office:value-type="float" office:value="1.78191898777475">
                <text:p>1.7819189877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1" chart:reverse-direction="false" text:line-break="false" chart:link-data-style-to-source="false" chart:axis-position="0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aximum="10000" chart:reverse-direction="false" text:line-break="false" chart:axis-position="end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draw:stroke="dash" draw:stroke-dash="Line_20_Style_20_2" svg:stroke-width="0.051cm" svg:stroke-color="#000000" draw:fill-color="#0000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665cm" svg:height="9.069cm" xlink:href=".." xlink:type="simple" chart:class="chart:scatter" chart:style-name="ch1">
        <chart:legend chart:legend-position="bottom" svg:x="1.561cm" svg:y="7.29cm" style:legend-expansion="wide" chart:style-name="ch2"/>
        <chart:plot-area chart:style-name="ch3" table:cell-range-address="C_13deg.E2:C_13deg.F30 C_13deg.E1:C_13deg.E1 C_13deg.E33:C_13deg.E36 Sheet1_2.AH2:Sheet1_2.AI2 Sheet1_2.AQ5:Sheet1_2.AQ15 C_13deg.U1:C_13deg.U27 C_13deg.O1:C_13deg.O42 Sheet1_2.AL5:Sheet1_2.AL15" chart:data-source-has-labels="row" svg:x="1.359cm" svg:y="0.859cm" svg:width="11.172cm" svg:height="5.194cm">
          <chartooo:coordinate-region svg:x="2.536cm" svg:y="1.058cm" svg:width="8.817cm" svg:height="4.322cm"/>
          <chart:axis chart:dimension="x" chart:name="primary-x" chart:style-name="ch4">
            <chart:title svg:x="6.021cm" svg:y="6.235cm" chart:style-name="ch5">
              <text:p>PT [GeV/c]</text:p>
            </chart:title>
          </chart:axis>
          <chart:axis chart:dimension="y" chart:name="primary-y" chart:style-name="ch6">
            <chart:title svg:x="0.451cm" svg:y="6.113cm" chart:style-name="ch7">
              <text:p>Ed^3s/dp^3 [ub/sr/(GeV/c)^2][c/Q]</text:p>
            </chart:title>
            <chart:grid chart:style-name="ch8" chart:class="major"/>
          </chart:axis>
          <chart:axis chart:dimension="y" chart:name="secondary-y" chart:style-name="ch9">
            <chart:title svg:x="12.805cm" svg:y="5.656cm" chart:style-name="ch10">
              <text:p>ds/dp/dOmega [ub/sr/(GeV/c)]</text:p>
            </chart:title>
          </chart:axis>
          <chart:series chart:attached-axis="secondary-y" chart:style-name="ch11" chart:values-cell-range-address="C_13deg.E2:C_13deg.E30" chart:label-cell-address="C_13deg.E1:C_13deg.E1" chart:class="chart:scatter">
            <chart:domain table:cell-range-address="C_13deg.F2:C_13deg.F30"/>
            <chart:data-point chart:repeated="29"/>
          </chart:series>
          <chart:series chart:attached-axis="secondary-y" chart:style-name="ch12" chart:values-cell-range-address="C_13deg.E34:C_13deg.E36" chart:label-cell-address="C_13deg.E33:C_13deg.E33" chart:class="chart:scatter">
            <chart:domain table:cell-range-address="C_13deg.F34:C_13deg.F36"/>
            <chart:data-point chart:repeated="3"/>
          </chart:series>
          <chart:series chart:attached-axis="secondary-y" chart:style-name="ch13" chart:values-cell-range-address="Sheet1_2.AQ5:Sheet1_2.AQ15" chart:label-cell-address="Sheet1_2.AI2:Sheet1_2.AI2" chart:class="chart:scatter">
            <chart:domain table:cell-range-address="Sheet1_2.AG5:Sheet1_2.AG15"/>
            <chart:data-point chart:repeated="11"/>
          </chart:series>
          <chart:series chart:attached-axis="primary-y" chart:style-name="ch14" chart:values-cell-range-address="C_13deg.U2:C_13deg.U27" chart:label-cell-address="C_13deg.U1:C_13deg.U1" chart:class="chart:scatter">
            <chart:domain table:cell-range-address="C_13deg.V2:C_13deg.V27"/>
            <chart:data-point chart:repeated="26"/>
          </chart:series>
          <chart:series chart:attached-axis="secondary-y" chart:style-name="ch15" chart:values-cell-range-address="C_13deg.O2:C_13deg.O42" chart:label-cell-address="C_13deg.O1:C_13deg.O1" chart:class="chart:scatter">
            <chart:domain table:cell-range-address="C_13deg.S2:C_13deg.S42"/>
            <chart:data-point chart:repeated="41"/>
          </chart:series>
          <chart:series chart:attached-axis="primary-y" chart:style-name="ch16" chart:values-cell-range-address="Sheet1_2.AL5:Sheet1_2.AL15" chart:label-cell-address="Sheet1_2.AH2:Sheet1_2.AH2" chart:class="chart:scatter">
            <chart:domain table:cell-range-address="Sheet1_2.AG5:Sheet1_2.AG15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.E1:C_13deg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.E33:C_13deg.E33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Normalized scaling fit </text:p>
                <draw:g>
                  <svg:desc>Sheet1_2.AI2:Sheet1_2.AI2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(gamma,pi-) 20-60° [2]</text:p>
                <draw:g>
                  <svg:desc>C_13deg.U1:C_13deg.U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.O1:C_13deg.O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2:Sheet1_2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.F2:C_13deg.F30</svg:desc>
                </draw:g>
              </table:table-cell>
              <table:table-cell office:value-type="float" office:value="41.539">
                <text:p>41.539</text:p>
                <draw:g>
                  <svg:desc>C_13deg.E2:C_13deg.E30</svg:desc>
                </draw:g>
              </table:table-cell>
              <table:table-cell office:value-type="float" office:value="0.23795322528494">
                <text:p>0.23795322528494</text:p>
                <draw:g>
                  <svg:desc>C_13deg.F34:C_13deg.F36</svg:desc>
                </draw:g>
              </table:table-cell>
              <table:table-cell office:value-type="float" office:value="84.603">
                <text:p>84.603</text:p>
                <draw:g>
                  <svg:desc>C_13deg.E34:C_13deg.E36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36.8689699607514">
                <text:p>36.8689699607514</text:p>
                <draw:g>
                  <svg:desc>Sheet1_2.AQ5:Sheet1_2.AQ15</svg:desc>
                </draw:g>
              </table:table-cell>
              <table:table-cell office:value-type="float" office:value="0.225949673846789">
                <text:p>0.225949673846789</text:p>
                <draw:g>
                  <svg:desc>C_13deg.V2:C_13deg.V27</svg:desc>
                </draw:g>
              </table:table-cell>
              <table:table-cell office:value-type="float" office:value="1501.3">
                <text:p>1501.3</text:p>
                <draw:g>
                  <svg:desc>C_13deg.U2:C_13deg.U27</svg:desc>
                </draw:g>
              </table:table-cell>
              <table:table-cell office:value-type="float" office:value="0.224951054343865">
                <text:p>0.224951054343865</text:p>
                <draw:g>
                  <svg:desc>C_13deg.S2:C_13deg.S42</svg:desc>
                </draw:g>
              </table:table-cell>
              <table:table-cell office:value-type="float" office:value="126.4">
                <text:p>126.4</text:p>
                <draw:g>
                  <svg:desc>C_13deg.O2:C_13deg.O42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1746.0228252567">
                <text:p>1746.0228252567</text:p>
                <draw:g>
                  <svg:desc>Sheet1_2.AL5:Sheet1_2.A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25">
                <text:p>0.25</text:p>
              </table:table-cell>
              <table:table-cell office:value-type="float" office:value="30.1286050547561">
                <text:p>30.1286050547561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25">
                <text:p>0.25</text:p>
              </table:table-cell>
              <table:table-cell office:value-type="float" office:value="1125.62696226841">
                <text:p>1125.62696226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3">
                <text:p>0.3</text:p>
              </table:table-cell>
              <table:table-cell office:value-type="float" office:value="23.5895375402911">
                <text:p>23.5895375402911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3">
                <text:p>0.3</text:p>
              </table:table-cell>
              <table:table-cell office:value-type="float" office:value="725.669813623046">
                <text:p>725.669813623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17.9399410968128">
                <text:p>17.9399410968128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35">
                <text:p>0.35</text:p>
              </table:table-cell>
              <table:table-cell office:value-type="float" office:value="467.825217461463">
                <text:p>467.825217461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3.358297429603">
                <text:p>13.358297429603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4">
                <text:p>0.4</text:p>
              </table:table-cell>
              <table:table-cell office:value-type="float" office:value="301.597820364282">
                <text:p>301.59782036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9.7884831734848">
                <text:p>9.7884831734848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45">
                <text:p>0.45</text:p>
              </table:table-cell>
              <table:table-cell office:value-type="float" office:value="194.434249915095">
                <text:p>194.434249915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7.08281694807381">
                <text:p>7.0828169480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5">
                <text:p>0.5</text:p>
              </table:table-cell>
              <table:table-cell office:value-type="float" office:value="125.347979950198">
                <text:p>125.347979950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5.07318102358647">
                <text:p>5.0731810235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55">
                <text:p>0.55</text:p>
              </table:table-cell>
              <table:table-cell office:value-type="float" office:value="80.8094051560177">
                <text:p>80.8094051560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3.60342495561694">
                <text:p>3.6034249556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6">
                <text:p>0.6</text:p>
              </table:table-cell>
              <table:table-cell office:value-type="float" office:value="52.0962520837106">
                <text:p>52.0962520837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2.54155436546894">
                <text:p>2.54155436546894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895.66">
                <text:p>895.66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65">
                <text:p>0.65</text:p>
              </table:table-cell>
              <table:table-cell office:value-type="float" office:value="33.5854406542109">
                <text:p>33.5854406542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1.78191898777475">
                <text:p>1.78191898777475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7">
                <text:p>0.7</text:p>
              </table:table-cell>
              <table:table-cell office:value-type="float" office:value="21.6518804870076">
                <text:p>21.6518804870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reverse-direction="false" text:line-break="false" chart:axis-position="0"/>
      <style:graphic-properties svg:stroke-color="#b3b3b3"/>
      <style:text-properties fo:font-size="8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392cm" svg:height="8.761cm" xlink:href=".." xlink:type="simple" chart:class="chart:scatter" chart:style-name="ch1">
        <chart:legend chart:legend-position="bottom" svg:x="2.661cm" svg:y="7.534cm" style:legend-expansion="wide" chart:style-name="ch2"/>
        <chart:plot-area chart:style-name="ch3" table:cell-range-address="Sheet1.E3:Sheet1.F10 Sheet1.B3:Sheet1.B3 Sheet1.J3:Sheet1.K3 Sheet1.H3:Sheet1.H10 Sheet1.B13:Sheet1.B13 Sheet1.E12:Sheet1.E19 Sheet1.J12:Sheet1.J12 Sheet1.H12:Sheet1.H19 Sheet1.B21:Sheet1.B21 Sheet1.E21:Sheet1.E28 Sheet1.J21:Sheet1.J21 Sheet1.H21:Sheet1.H28 Sheet1.M3:Sheet1.M10" chart:data-source-has-labels="row" svg:x="1.305cm" svg:y="0.835cm" svg:width="11.553cm" svg:height="5.516cm">
          <chartooo:coordinate-region svg:x="2.509cm" svg:y="1.021cm" svg:width="10.149cm" svg:height="4.71cm"/>
          <chart:axis chart:dimension="x" chart:name="primary-x" chart:style-name="ch4">
            <chart:title svg:x="6.389cm" svg:y="6.527cm" chart:style-name="ch5">
              <text:p>p [GeV/c]</text:p>
            </chart:title>
          </chart:axis>
          <chart:axis chart:dimension="y" chart:name="primary-y" chart:style-name="ch6">
            <chart:title svg:x="0.451cm" svg:y="4.113cm" chart:style-name="ch7">
              <text:p>sigma</text:p>
            </chart:title>
            <chart:grid chart:style-name="ch8" chart:class="major"/>
          </chart:axis>
          <chart:series chart:style-name="ch9" chart:values-cell-range-address="Sheet1.E3:Sheet1.E10" chart:label-cell-address="Sheet1.B3:Sheet1.B3" chart:class="chart:scatter">
            <chart:domain table:cell-range-address="Sheet1.F3:Sheet1.F10"/>
            <chart:data-point chart:repeated="8"/>
          </chart:series>
          <chart:series chart:style-name="ch10" chart:values-cell-range-address="Sheet1.H3:Sheet1.H10" chart:label-cell-address="Sheet1.J3:Sheet1.J3" chart:class="chart:scatter">
            <chart:data-point chart:repeated="8"/>
          </chart:series>
          <chart:series chart:style-name="ch11" chart:values-cell-range-address="Sheet1.E12:Sheet1.E19" chart:label-cell-address="Sheet1.B13:Sheet1.B13" chart:class="chart:scatter">
            <chart:domain table:cell-range-address="Sheet1.F12:Sheet1.F19"/>
            <chart:data-point chart:repeated="8"/>
          </chart:series>
          <chart:series chart:style-name="ch12" chart:values-cell-range-address="Sheet1.H12:Sheet1.H19" chart:label-cell-address="Sheet1.J12:Sheet1.J12" chart:class="chart:scatter">
            <chart:domain table:cell-range-address="Sheet1.F12:Sheet1.F19"/>
            <chart:data-point chart:repeated="8"/>
          </chart:series>
          <chart:series chart:style-name="ch13" chart:values-cell-range-address="Sheet1.E21:Sheet1.E28" chart:label-cell-address="Sheet1.B21:Sheet1.B21" chart:class="chart:scatter">
            <chart:domain table:cell-range-address="Sheet1.F21:Sheet1.F28"/>
            <chart:data-point chart:repeated="8"/>
          </chart:series>
          <chart:series chart:style-name="ch14" chart:values-cell-range-address="Sheet1.H21:Sheet1.H28" chart:label-cell-address="Sheet1.J21:Sheet1.J21" chart:class="chart:scatter">
            <chart:domain table:cell-range-address="Sheet1.F21:Sheet1.F28"/>
            <chart:data-point chart:repeated="8"/>
          </chart:series>
          <chart:series chart:style-name="ch15" chart:values-cell-range-address="Sheet1.M3:Sheet1.M10" chart:label-cell-address="Sheet1.K3:Sheet1.K3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i+ 40°</text:p>
                <draw:g>
                  <svg:desc>Sheet1.B3:Sheet1.B3</svg:desc>
                </draw:g>
              </table:table-cell>
              <table:table-cell office:value-type="string">
                <text:p>epc 40°</text:p>
                <draw:g>
                  <svg:desc>Sheet1.J3:Sheet1.J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60°</text:p>
                <draw:g>
                  <svg:desc>Sheet1.B13:Sheet1.B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60°</text:p>
                <draw:g>
                  <svg:desc>Sheet1.J12:Sheet1.J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20°</text:p>
                <draw:g>
                  <svg:desc>Sheet1.B21:Sheet1.B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20°</text:p>
                <draw:g>
                  <svg:desc>Sheet1.J21:Sheet1.J21</svg:desc>
                </draw:g>
              </table:table-cell>
              <table:table-cell office:value-type="string">
                <text:p>pi- 40°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761.2">
                <text:p>1761.2</text:p>
                <draw:g>
                  <svg:desc>Sheet1.E3:Sheet1.E10</svg:desc>
                </draw:g>
              </table:table-cell>
              <table:table-cell office:value-type="float" office:value="415">
                <text:p>415</text:p>
                <draw:g>
                  <svg:desc>Sheet1.H3:Sheet1.H10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1108.4">
                <text:p>1108.4</text:p>
                <draw:g>
                  <svg:desc>Sheet1.E12:Sheet1.E19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364">
                <text:p>364</text:p>
                <draw:g>
                  <svg:desc>Sheet1.H12:Sheet1.H19</svg:desc>
                </draw:g>
              </table:table-cell>
              <table:table-cell office:value-type="float" office:value="0.351515291274789">
                <text:p>0.351515291274789</text:p>
                <draw:g>
                  <svg:desc>Sheet1.F21:Sheet1.F28</svg:desc>
                </draw:g>
              </table:table-cell>
              <table:table-cell office:value-type="float" office:value="2658.2">
                <text:p>2658.2</text:p>
                <draw:g>
                  <svg:desc>Sheet1.E21:Sheet1.E28</svg:desc>
                </draw:g>
              </table:table-cell>
              <table:table-cell office:value-type="float" office:value="0.351515291274789">
                <text:p>0.351515291274789</text:p>
                <draw:g>
                  <svg:desc>Sheet1.F21:Sheet1.F28</svg:desc>
                </draw:g>
              </table:table-cell>
              <table:table-cell office:value-type="float" office:value="372">
                <text:p>372</text:p>
                <draw:g>
                  <svg:desc>Sheet1.H21:Sheet1.H28</svg:desc>
                </draw:g>
              </table:table-cell>
              <table:table-cell office:value-type="float" office:value="1501.3">
                <text:p>1501.3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433.6">
                <text:p>1433.6</text:p>
              </table:table-cell>
              <table:table-cell office:value-type="float" office:value="265">
                <text:p>265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597.77">
                <text:p>597.77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243">
                <text:p>243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952.1">
                <text:p>1952.1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280">
                <text:p>280</text:p>
              </table:table-cell>
              <table:table-cell office:value-type="float" office:value="1106.9">
                <text:p>11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949.85">
                <text:p>949.85</text:p>
              </table:table-cell>
              <table:table-cell office:value-type="float" office:value="4010">
                <text:p>4010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322.39">
                <text:p>322.39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007">
                <text:p>1007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854.2">
                <text:p>1854.2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4000">
                <text:p>14000</text:p>
              </table:table-cell>
              <table:table-cell office:value-type="float" office:value="737.3">
                <text:p>7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438.99">
                <text:p>438.99</text:p>
              </table:table-cell>
              <table:table-cell office:value-type="float" office:value="1190">
                <text:p>1190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93.771">
                <text:p>93.771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80">
                <text:p>180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228.5">
                <text:p>1228.5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6880">
                <text:p>6880</text:p>
              </table:table-cell>
              <table:table-cell office:value-type="float" office:value="295.52">
                <text:p>29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73.87">
                <text:p>173.87</text:p>
              </table:table-cell>
              <table:table-cell office:value-type="float" office:value="429">
                <text:p>429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22.201">
                <text:p>22.201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36.7">
                <text:p>36.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949.85">
                <text:p>949.8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3840">
                <text:p>3840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8.863">
                <text:p>68.863</text:p>
              </table:table-cell>
              <table:table-cell office:value-type="float" office:value="161">
                <text:p>161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.1573">
                <text:p>7.157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.13">
                <text:p>7.1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29.34">
                <text:p>629.34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2230">
                <text:p>2230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7.274">
                <text:p>27.274</text:p>
              </table:table-cell>
              <table:table-cell office:value-type="float" office:value="55.9">
                <text:p>55.9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.4293">
                <text:p>2.4293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0.919">
                <text:p>0.919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416.98">
                <text:p>416.98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1260">
                <text:p>1260</text:p>
              </table:table-cell>
              <table:table-cell office:value-type="float" office:value="22.161">
                <text:p>22.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1.373">
                <text:p>11.373</text:p>
              </table:table-cell>
              <table:table-cell office:value-type="float" office:value="23.5">
                <text:p>23.5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60551">
                <text:p>0.60551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0743">
                <text:p>0.0743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290.86">
                <text:p>290.86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801">
                <text:p>801</text:p>
              </table:table-cell>
              <table:table-cell office:value-type="float" office:value="9.8321">
                <text:p>9.8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6" chart:maximum="3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01" chart:maximum="100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square" chart:symbol-width="0.1cm" chart:symbol-height="0.3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15cm" svg:height="9.071cm" xlink:href=".." xlink:type="simple" chart:class="chart:scatter" chart:style-name="ch1">
        <chart:legend chart:legend-position="bottom" svg:x="1.952cm" svg:y="7.79cm" style:legend-expansion="wide" chart:style-name="ch2"/>
        <chart:plot-area chart:style-name="ch3" table:cell-range-address="C_13deg.D2:C_13deg.E30 C_13deg.E1:C_13deg.E1 C_13deg.E33:C_13deg.E36 C_13deg.O1:C_13deg.O42 H_13deg.E1:H_13deg.E18 H_13deg.E20:H_13deg.E24" chart:data-source-has-labels="row" svg:x="1.358cm" svg:y="0.859cm" svg:width="11.713cm" svg:height="5.694cm">
          <chartooo:coordinate-region svg:x="2.27cm" svg:y="1.071cm" svg:width="10.801cm" svg:height="4.809cm"/>
          <chart:axis chart:dimension="x" chart:name="primary-x" chart:style-name="ch4">
            <chart:title svg:x="6.409cm" svg:y="6.735cm" chart:style-name="ch5">
              <text:p>p [GeV/c]</text:p>
            </chart:title>
          </chart:axis>
          <chart:axis chart:dimension="y" chart:name="primary-y" chart:style-name="ch6">
            <chart:title svg:x="0.451cm" svg:y="4.233cm" chart:style-name="ch7">
              <text:p>sigma</text:p>
            </chart:title>
            <chart:grid chart:style-name="ch8" chart:class="major"/>
          </chart:axis>
          <chart:series chart:style-name="ch9" chart:values-cell-range-address="C_13deg.E2:C_13deg.E30" chart:label-cell-address="C_13deg.E1:C_13deg.E1" chart:class="chart:scatter">
            <chart:domain table:cell-range-address="C_13deg.D2:C_13deg.D30"/>
            <chart:data-point chart:repeated="29"/>
          </chart:series>
          <chart:series chart:style-name="ch10" chart:values-cell-range-address="C_13deg.E34:C_13deg.E36" chart:label-cell-address="C_13deg.E33:C_13deg.E33" chart:class="chart:scatter">
            <chart:domain table:cell-range-address="C_13deg.D34:C_13deg.D36"/>
            <chart:data-point chart:repeated="3"/>
          </chart:series>
          <chart:series chart:style-name="ch11" chart:values-cell-range-address="C_13deg.O2:C_13deg.O42" chart:label-cell-address="C_13deg.O1:C_13deg.O1" chart:class="chart:scatter">
            <chart:domain table:cell-range-address="C_13deg.P2:C_13deg.P42"/>
            <chart:data-point chart:repeated="41"/>
          </chart:series>
          <chart:series chart:style-name="ch12" chart:values-cell-range-address="H_13deg.E2:H_13deg.E18" chart:label-cell-address="H_13deg.E1:H_13deg.E1" chart:class="chart:scatter">
            <chart:domain table:cell-range-address="H_13deg.D2:H_13deg.D18"/>
            <chart:data-point chart:repeated="17"/>
          </chart:series>
          <chart:series chart:style-name="ch13" chart:values-cell-range-address="H_13deg.E21:H_13deg.E24" chart:label-cell-address="H_13deg.E20:H_13deg.E20" chart:class="chart:scatter">
            <chart:domain table:cell-range-address="H_13deg.D21:H_13deg.D24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(e, pi-) 13° [1]</text:p>
                <draw:g>
                  <svg:desc>C_13deg.E1:C_13deg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pc (digitized) [1]</text:p>
                <draw:g>
                  <svg:desc>C_13deg.E33:C_13deg.E3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epc_or pi-</text:p>
                <draw:g>
                  <svg:desc>C_13deg.O1:C_13deg.O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H(e, pi-) 13° [1]</text:p>
                <draw:g>
                  <svg:desc>H_13deg.E1:H_13deg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pc H (digitized) [1]</text:p>
                <draw:g>
                  <svg:desc>H_13deg.E20:H_13deg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022">
                <text:p>0.70022</text:p>
                <draw:g>
                  <svg:desc>C_13deg.D2:C_13deg.D30</svg:desc>
                </draw:g>
              </table:table-cell>
              <table:table-cell office:value-type="float" office:value="41.539">
                <text:p>41.539</text:p>
                <draw:g>
                  <svg:desc>C_13deg.E2:C_13deg.E30</svg:desc>
                </draw:g>
              </table:table-cell>
              <table:table-cell office:value-type="float" office:value="1.0578">
                <text:p>1.0578</text:p>
                <draw:g>
                  <svg:desc>C_13deg.D34:C_13deg.D36</svg:desc>
                </draw:g>
              </table:table-cell>
              <table:table-cell office:value-type="float" office:value="84.603">
                <text:p>84.603</text:p>
                <draw:g>
                  <svg:desc>C_13deg.E34:C_13deg.E36</svg:desc>
                </draw:g>
              </table:table-cell>
              <table:table-cell office:value-type="float" office:value="1">
                <text:p>1</text:p>
                <draw:g>
                  <svg:desc>C_13deg.P2:C_13deg.P42</svg:desc>
                </draw:g>
              </table:table-cell>
              <table:table-cell office:value-type="float" office:value="126.4">
                <text:p>126.4</text:p>
                <draw:g>
                  <svg:desc>C_13deg.O2:C_13deg.O42</svg:desc>
                </draw:g>
              </table:table-cell>
              <table:table-cell office:value-type="float" office:value="0.70579">
                <text:p>0.70579</text:p>
                <draw:g>
                  <svg:desc>H_13deg.D2:H_13deg.D18</svg:desc>
                </draw:g>
              </table:table-cell>
              <table:table-cell office:value-type="float" office:value="4.4981">
                <text:p>4.4981</text:p>
                <draw:g>
                  <svg:desc>H_13deg.E2:H_13deg.E18</svg:desc>
                </draw:g>
              </table:table-cell>
              <table:table-cell office:value-type="float" office:value="0.99008">
                <text:p>0.99008</text:p>
                <draw:g>
                  <svg:desc>H_13deg.D21:H_13deg.D24</svg:desc>
                </draw:g>
              </table:table-cell>
              <table:table-cell office:value-type="float" office:value="5.5433">
                <text:p>5.5433</text:p>
                <draw:g>
                  <svg:desc>H_13deg.E21:H_13deg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07">
                <text:p>0.79507</text:p>
              </table:table-cell>
              <table:table-cell office:value-type="float" office:value="38.545">
                <text:p>38.545</text:p>
              </table:table-cell>
              <table:table-cell office:value-type="float" office:value="2.0999">
                <text:p>2.0999</text:p>
              </table:table-cell>
              <table:table-cell office:value-type="float" office:value="9.9222">
                <text:p>9.9222</text:p>
              </table:table-cell>
              <table:table-cell office:value-type="float" office:value="1.05">
                <text:p>1.05</text:p>
              </table:table-cell>
              <table:table-cell office:value-type="float" office:value="114.1">
                <text:p>114.1</text:p>
              </table:table-cell>
              <table:table-cell office:value-type="float" office:value="0.80496">
                <text:p>0.80496</text:p>
              </table:table-cell>
              <table:table-cell office:value-type="float" office:value="4.1783">
                <text:p>4.1783</text:p>
              </table:table-cell>
              <table:table-cell office:value-type="float" office:value="1.8893">
                <text:p>1.8893</text:p>
              </table:table-cell>
              <table:table-cell office:value-type="float" office:value="1.0041">
                <text:p>1.0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992">
                <text:p>0.88992</text:p>
              </table:table-cell>
              <table:table-cell office:value-type="float" office:value="35.766">
                <text:p>35.766</text:p>
              </table:table-cell>
              <table:table-cell office:value-type="float" office:value="2.9936">
                <text:p>2.9936</text:p>
              </table:table-cell>
              <table:table-cell office:value-type="float" office:value="1.1184">
                <text:p>1.1184</text:p>
              </table:table-cell>
              <table:table-cell office:value-type="float" office:value="1.1">
                <text:p>1.1</text:p>
              </table:table-cell>
              <table:table-cell office:value-type="float" office:value="102.9">
                <text:p>102.9</text:p>
              </table:table-cell>
              <table:table-cell office:value-type="float" office:value="0.91074">
                <text:p>0.91074</text:p>
              </table:table-cell>
              <table:table-cell office:value-type="float" office:value="3.9778">
                <text:p>3.9778</text:p>
              </table:table-cell>
              <table:table-cell office:value-type="float" office:value="2.8744">
                <text:p>2.8744</text:p>
              </table:table-cell>
              <table:table-cell office:value-type="float" office:value="0.10082">
                <text:p>0.10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37">
                <text:p>1.00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92.74">
                <text:p>92.74</text:p>
              </table:table-cell>
              <table:table-cell office:value-type="float" office:value="1.0165">
                <text:p>1.0165</text:p>
              </table:table-cell>
              <table:table-cell office:value-type="float" office:value="3.787">
                <text:p>3.787</text:p>
              </table:table-cell>
              <table:table-cell office:value-type="float" office:value="3">
                <text:p>3</text:p>
              </table:table-cell>
              <table:table-cell office:value-type="float" office:value="0.072349">
                <text:p>0.072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9">
                <text:p>1.099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83.523">
                <text:p>83.523</text:p>
              </table:table-cell>
              <table:table-cell office:value-type="float" office:value="1.1223">
                <text:p>1.1223</text:p>
              </table:table-cell>
              <table:table-cell office:value-type="float" office:value="3.1493">
                <text:p>3.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38">
                <text:p>1.1938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75.175">
                <text:p>75.175</text:p>
              </table:table-cell>
              <table:table-cell office:value-type="float" office:value="1.8165">
                <text:p>1.8165</text:p>
              </table:table-cell>
              <table:table-cell office:value-type="float" office:value="1.2998">
                <text:p>1.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84">
                <text:p>1.298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67.623">
                <text:p>67.623</text:p>
              </table:table-cell>
              <table:table-cell office:value-type="float" office:value="1.8959">
                <text:p>1.8959</text:p>
              </table:table-cell>
              <table:table-cell office:value-type="float" office:value="1.0678">
                <text:p>1.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3">
                <text:p>1.393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60.795">
                <text:p>60.795</text:p>
              </table:table-cell>
              <table:table-cell office:value-type="float" office:value="1.995">
                <text:p>1.995</text:p>
              </table:table-cell>
              <table:table-cell office:value-type="float" office:value="0.87712">
                <text:p>0.87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876">
                <text:p>1.4876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4.629">
                <text:p>54.629</text:p>
              </table:table-cell>
              <table:table-cell office:value-type="float" office:value="2.1008">
                <text:p>2.1008</text:p>
              </table:table-cell>
              <table:table-cell office:value-type="float" office:value="0.69444">
                <text:p>0.6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26">
                <text:p>1.5726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49.062">
                <text:p>49.062</text:p>
              </table:table-cell>
              <table:table-cell office:value-type="float" office:value="2.2">
                <text:p>2.2</text:p>
              </table:table-cell>
              <table:table-cell office:value-type="float" office:value="0.55661">
                <text:p>0.5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57">
                <text:p>1.6857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44.04">
                <text:p>44.04</text:p>
              </table:table-cell>
              <table:table-cell office:value-type="float" office:value="2.3058">
                <text:p>2.3058</text:p>
              </table:table-cell>
              <table:table-cell office:value-type="float" office:value="0.42998">
                <text:p>0.4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96">
                <text:p>1.7796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39.513">
                <text:p>39.513</text:p>
              </table:table-cell>
              <table:table-cell office:value-type="float" office:value="2.3917">
                <text:p>2.3917</text:p>
              </table:table-cell>
              <table:table-cell office:value-type="float" office:value="0.38495">
                <text:p>0.3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38">
                <text:p>1.8738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35.433">
                <text:p>35.433</text:p>
              </table:table-cell>
              <table:table-cell office:value-type="float" office:value="2.4909">
                <text:p>2.4909</text:p>
              </table:table-cell>
              <table:table-cell office:value-type="float" office:value="0.23835">
                <text:p>0.2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733">
                <text:p>1.8733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31.758">
                <text:p>31.758</text:p>
              </table:table-cell>
              <table:table-cell office:value-type="float" office:value="2.6099">
                <text:p>2.6099</text:p>
              </table:table-cell>
              <table:table-cell office:value-type="float" office:value="0.17315">
                <text:p>0.1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771">
                <text:p>1.9771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28.45">
                <text:p>28.45</text:p>
              </table:table-cell>
              <table:table-cell office:value-type="float" office:value="2.7025">
                <text:p>2.7025</text:p>
              </table:table-cell>
              <table:table-cell office:value-type="float" office:value="0.10207">
                <text:p>0.1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57">
                <text:p>2.0057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25.473">
                <text:p>25.473</text:p>
              </table:table-cell>
              <table:table-cell office:value-type="float" office:value="2.8017">
                <text:p>2.8017</text:p>
              </table:table-cell>
              <table:table-cell office:value-type="float" office:value="0.079824">
                <text:p>0.07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13">
                <text:p>2.0713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2.796">
                <text:p>22.796</text:p>
              </table:table-cell>
              <table:table-cell office:value-type="float" office:value="2.8942">
                <text:p>2.8942</text:p>
              </table:table-cell>
              <table:table-cell office:value-type="float" office:value="0.054532">
                <text:p>0.05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05">
                <text:p>2.0705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743">
                <text:p>2.1743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8.225">
                <text:p>18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031">
                <text:p>2.2031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16.281">
                <text:p>16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694">
                <text:p>2.2694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4.536">
                <text:p>14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23">
                <text:p>2.3623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12.969">
                <text:p>1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101">
                <text:p>2.4101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1.564">
                <text:p>1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745">
                <text:p>2.4745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10.303">
                <text:p>1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038">
                <text:p>2.5038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9.174">
                <text:p>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776">
                <text:p>2.577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8.1621">
                <text:p>8.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9">
                <text:p>2.69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7.256">
                <text:p>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849">
                <text:p>2.7849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6.4452">
                <text:p>6.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772">
                <text:p>2.8772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5.7199">
                <text:p>5.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5.0717">
                <text:p>5.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4.4925">
                <text:p>4.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3.9754">
                <text:p>3.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3.5141">
                <text:p>3.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3.1028">
                <text:p>3.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square" chart:symbol-width="0.1cm" chart:symbol-height="0.3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_33__20_Dashes_20_3_20_Dots_20__28_var_29_" svg:stroke-width="0.088cm" svg:stroke-color="#000000" draw:fill-color="#00000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15cm" svg:height="9.069cm" xlink:href=".." xlink:type="simple" chart:class="chart:scatter" chart:column-mapping="0" chart:style-name="ch1">
        <chart:legend chart:legend-position="bottom" svg:x="2.079cm" svg:y="7.29cm" style:legend-expansion="wide" chart:style-name="ch2"/>
        <chart:plot-area chart:style-name="ch3" table:cell-range-address="C_13deg.E2:C_13deg.F30 C_13deg.E1:C_13deg.E1 Sheet1_2.AI2:Sheet1_2.AI2 Sheet1_2.AQ5:Sheet1_2.AQ15 C_13deg.E33:C_13deg.E36 H_13deg.E1:H_13deg.E18 H_13deg.R1:H_13deg.R1 H_13deg.R4:H_13deg.R14 H_13deg.E20:H_13deg.E24" chart:data-source-has-labels="row" svg:x="1.358cm" svg:y="0.859cm" svg:width="11.713cm" svg:height="5.194cm">
          <chartooo:coordinate-region svg:x="2.271cm" svg:y="1.072cm" svg:width="10.468cm" svg:height="4.308cm"/>
          <chart:axis chart:dimension="x" chart:name="primary-x" chart:style-name="ch4">
            <chart:title svg:x="6.29cm" svg:y="6.235cm" chart:style-name="ch5">
              <text:p>PT [GeV/c]</text:p>
            </chart:title>
          </chart:axis>
          <chart:axis chart:dimension="y" chart:name="primary-y" chart:style-name="ch6">
            <chart:title svg:x="0.451cm" svg:y="5.835cm" chart:style-name="ch7">
              <text:p>ds/dp/dOmega [ub/sr/(GeV/c)]</text:p>
            </chart:title>
            <chart:grid chart:style-name="ch8" chart:class="major"/>
          </chart:axis>
          <chart:series chart:style-name="ch9" chart:values-cell-range-address="C_13deg.E2:C_13deg.E30" chart:label-cell-address="C_13deg.E1:C_13deg.E1" chart:class="chart:scatter">
            <chart:domain table:cell-range-address="C_13deg.F2:C_13deg.F30"/>
            <chart:data-point chart:repeated="29"/>
          </chart:series>
          <chart:series chart:style-name="ch10" chart:values-cell-range-address="Sheet1_2.AQ5:Sheet1_2.AQ15" chart:label-cell-address="Sheet1_2.AI2:Sheet1_2.AI2" chart:class="chart:scatter">
            <chart:domain table:cell-range-address="Sheet1_2.AG5:Sheet1_2.AG15"/>
            <chart:data-point chart:repeated="11"/>
          </chart:series>
          <chart:series chart:style-name="ch11" chart:values-cell-range-address="C_13deg.E34:C_13deg.E36" chart:label-cell-address="C_13deg.E33:C_13deg.E33" chart:class="chart:scatter">
            <chart:domain table:cell-range-address="C_13deg.F34:C_13deg.F36"/>
            <chart:data-point chart:repeated="3"/>
          </chart:series>
          <chart:series chart:style-name="ch12" chart:values-cell-range-address="H_13deg.E2:H_13deg.E18" chart:label-cell-address="H_13deg.E1:H_13deg.E1" chart:class="chart:scatter">
            <chart:domain table:cell-range-address="H_13deg.F2:H_13deg.F18"/>
            <chart:data-point chart:repeated="17"/>
          </chart:series>
          <chart:series chart:style-name="ch13" chart:values-cell-range-address="H_13deg.R4:H_13deg.R14" chart:label-cell-address="H_13deg.R1:H_13deg.R1" chart:class="chart:scatter">
            <chart:domain table:cell-range-address="H_13deg.P4:H_13deg.P14"/>
            <chart:data-point chart:repeated="11"/>
          </chart:series>
          <chart:series chart:style-name="ch14" chart:values-cell-range-address="H_13deg.E21:H_13deg.E24" chart:label-cell-address="H_13deg.E20:H_13deg.E20" chart:class="chart:scatter">
            <chart:domain table:cell-range-address="H_13deg.F21:H_13deg.F24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.E1:C_13deg.E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Normalized scaling fit </text:p>
                <draw:g>
                  <svg:desc>Sheet1_2.AI2:Sheet1_2.AI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.E33:C_13deg.E3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H(e, pi-) 13° [1]</text:p>
                <draw:g>
                  <svg:desc>H_13deg.E1:H_13deg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caling fit H</text:p>
                <draw:g>
                  <svg:desc>H_13deg.R1:H_13deg.R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H (digitized) [1]</text:p>
                <draw:g>
                  <svg:desc>H_13deg.E20:H_13deg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.F2:C_13deg.F30</svg:desc>
                </draw:g>
              </table:table-cell>
              <table:table-cell office:value-type="float" office:value="41.539">
                <text:p>41.539</text:p>
                <draw:g>
                  <svg:desc>C_13deg.E2:C_13deg.E30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36.8689699607514">
                <text:p>36.8689699607514</text:p>
                <draw:g>
                  <svg:desc>Sheet1_2.AQ5:Sheet1_2.AQ15</svg:desc>
                </draw:g>
              </table:table-cell>
              <table:table-cell office:value-type="float" office:value="0.23795322528494">
                <text:p>0.23795322528494</text:p>
                <draw:g>
                  <svg:desc>C_13deg.F34:C_13deg.F36</svg:desc>
                </draw:g>
              </table:table-cell>
              <table:table-cell office:value-type="float" office:value="84.603">
                <text:p>84.603</text:p>
                <draw:g>
                  <svg:desc>C_13deg.E34:C_13deg.E36</svg:desc>
                </draw:g>
              </table:table-cell>
              <table:table-cell office:value-type="float" office:value="0.158768204645356">
                <text:p>0.158768204645356</text:p>
                <draw:g>
                  <svg:desc>H_13deg.F2:H_13deg.F18</svg:desc>
                </draw:g>
              </table:table-cell>
              <table:table-cell office:value-type="float" office:value="4.4981">
                <text:p>4.4981</text:p>
                <draw:g>
                  <svg:desc>H_13deg.E2:H_13deg.E18</svg:desc>
                </draw:g>
              </table:table-cell>
              <table:table-cell office:value-type="float" office:value="0.2">
                <text:p>0.2</text:p>
                <draw:g>
                  <svg:desc>H_13deg.P4:H_13deg.P14</svg:desc>
                </draw:g>
              </table:table-cell>
              <table:table-cell office:value-type="float" office:value="3.07241416339595">
                <text:p>3.07241416339595</text:p>
                <draw:g>
                  <svg:desc>H_13deg.R4:H_13deg.R14</svg:desc>
                </draw:g>
              </table:table-cell>
              <table:table-cell office:value-type="float" office:value="0.222719539884774">
                <text:p>0.222719539884774</text:p>
                <draw:g>
                  <svg:desc>H_13deg.F21:H_13deg.F24</svg:desc>
                </draw:g>
              </table:table-cell>
              <table:table-cell office:value-type="float" office:value="5.5433">
                <text:p>5.5433</text:p>
                <draw:g>
                  <svg:desc>H_13deg.E21:H_13deg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25">
                <text:p>0.25</text:p>
              </table:table-cell>
              <table:table-cell office:value-type="float" office:value="30.1286050547561">
                <text:p>30.1286050547561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181076600704638">
                <text:p>0.181076600704638</text:p>
              </table:table-cell>
              <table:table-cell office:value-type="float" office:value="4.1783">
                <text:p>4.1783</text:p>
              </table:table-cell>
              <table:table-cell office:value-type="float" office:value="0.25">
                <text:p>0.25</text:p>
              </table:table-cell>
              <table:table-cell office:value-type="float" office:value="2.51071708789635">
                <text:p>2.51071708789635</text:p>
              </table:table-cell>
              <table:table-cell office:value-type="float" office:value="0.425000026971864">
                <text:p>0.425000026971864</text:p>
              </table:table-cell>
              <table:table-cell office:value-type="float" office:value="1.0041">
                <text:p>1.0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3">
                <text:p>0.3</text:p>
              </table:table-cell>
              <table:table-cell office:value-type="float" office:value="23.5895375402911">
                <text:p>23.5895375402911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204871923233132">
                <text:p>0.204871923233132</text:p>
              </table:table-cell>
              <table:table-cell office:value-type="float" office:value="3.9778">
                <text:p>3.9778</text:p>
              </table:table-cell>
              <table:table-cell office:value-type="float" office:value="0.3">
                <text:p>0.3</text:p>
              </table:table-cell>
              <table:table-cell office:value-type="float" office:value="1.96579479502426">
                <text:p>1.96579479502426</text:p>
              </table:table-cell>
              <table:table-cell office:value-type="float" office:value="0.646599310606006">
                <text:p>0.646599310606006</text:p>
              </table:table-cell>
              <table:table-cell office:value-type="float" office:value="0.10082">
                <text:p>0.10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0.35">
                <text:p>0.35</text:p>
              </table:table-cell>
              <table:table-cell office:value-type="float" office:value="17.9399410968128">
                <text:p>17.939941096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662746740539">
                <text:p>0.228662746740539</text:p>
              </table:table-cell>
              <table:table-cell office:value-type="float" office:value="3.787">
                <text:p>3.787</text:p>
              </table:table-cell>
              <table:table-cell office:value-type="float" office:value="0.35">
                <text:p>0.35</text:p>
              </table:table-cell>
              <table:table-cell office:value-type="float" office:value="1.49499509140106">
                <text:p>1.49499509140106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0.072349">
                <text:p>0.072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0.4">
                <text:p>0.4</text:p>
              </table:table-cell>
              <table:table-cell office:value-type="float" office:value="13.358297429603">
                <text:p>13.358297429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46256829012">
                <text:p>0.25246256829012</text:p>
              </table:table-cell>
              <table:table-cell office:value-type="float" office:value="3.1493">
                <text:p>3.1493</text:p>
              </table:table-cell>
              <table:table-cell office:value-type="float" office:value="0.4">
                <text:p>0.4</text:p>
              </table:table-cell>
              <table:table-cell office:value-type="float" office:value="1.11319145246692">
                <text:p>1.1131914524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0.45">
                <text:p>0.45</text:p>
              </table:table-cell>
              <table:table-cell office:value-type="float" office:value="9.7884831734848">
                <text:p>9.788483173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623590215631">
                <text:p>0.408623590215631</text:p>
              </table:table-cell>
              <table:table-cell office:value-type="float" office:value="1.2998">
                <text:p>1.2998</text:p>
              </table:table-cell>
              <table:table-cell office:value-type="float" office:value="0.45">
                <text:p>0.45</text:p>
              </table:table-cell>
              <table:table-cell office:value-type="float" office:value="0.815706931123734">
                <text:p>0.815706931123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0.5">
                <text:p>0.5</text:p>
              </table:table-cell>
              <table:table-cell office:value-type="float" office:value="7.08281694807381">
                <text:p>7.0828169480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484703930534">
                <text:p>0.426484703930534</text:p>
              </table:table-cell>
              <table:table-cell office:value-type="float" office:value="1.0678">
                <text:p>1.0678</text:p>
              </table:table-cell>
              <table:table-cell office:value-type="float" office:value="0.5">
                <text:p>0.5</text:p>
              </table:table-cell>
              <table:table-cell office:value-type="float" office:value="0.590234745672817">
                <text:p>0.59023474567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0.55">
                <text:p>0.55</text:p>
              </table:table-cell>
              <table:table-cell office:value-type="float" office:value="5.07318102358647">
                <text:p>5.0731810235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777353416011">
                <text:p>0.448777353416011</text:p>
              </table:table-cell>
              <table:table-cell office:value-type="float" office:value="0.87712">
                <text:p>0.87712</text:p>
              </table:table-cell>
              <table:table-cell office:value-type="float" office:value="0.55">
                <text:p>0.55</text:p>
              </table:table-cell>
              <table:table-cell office:value-type="float" office:value="0.422765085298873">
                <text:p>0.422765085298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0.6">
                <text:p>0.6</text:p>
              </table:table-cell>
              <table:table-cell office:value-type="float" office:value="3.60342495561694">
                <text:p>3.6034249556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577174965592">
                <text:p>0.472577174965592</text:p>
              </table:table-cell>
              <table:table-cell office:value-type="float" office:value="0.69444">
                <text:p>0.69444</text:p>
              </table:table-cell>
              <table:table-cell office:value-type="float" office:value="0.6">
                <text:p>0.6</text:p>
              </table:table-cell>
              <table:table-cell office:value-type="float" office:value="0.300285412968078">
                <text:p>0.30028541296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0.65">
                <text:p>0.65</text:p>
              </table:table-cell>
              <table:table-cell office:value-type="float" office:value="2.54155436546894">
                <text:p>2.54155436546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0.55661">
                <text:p>0.55661</text:p>
              </table:table-cell>
              <table:table-cell office:value-type="float" office:value="0.65">
                <text:p>0.65</text:p>
              </table:table-cell>
              <table:table-cell office:value-type="float" office:value="0.211796197122412">
                <text:p>0.21179619712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0.7">
                <text:p>0.7</text:p>
              </table:table-cell>
              <table:table-cell office:value-type="float" office:value="1.78191898777475">
                <text:p>1.7819189877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692141106084">
                <text:p>0.518692141106084</text:p>
              </table:table-cell>
              <table:table-cell office:value-type="float" office:value="0.42998">
                <text:p>0.42998</text:p>
              </table:table-cell>
              <table:table-cell office:value-type="float" office:value="0.7">
                <text:p>0.7</text:p>
              </table:table-cell>
              <table:table-cell office:value-type="float" office:value="0.148493248981229">
                <text:p>0.14849324898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015436674222">
                <text:p>0.538015436674222</text:p>
              </table:table-cell>
              <table:table-cell office:value-type="float" office:value="0.38495">
                <text:p>0.3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30581265133">
                <text:p>0.560330581265133</text:p>
              </table:table-cell>
              <table:table-cell office:value-type="float" office:value="0.23835">
                <text:p>0.2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099756732053">
                <text:p>0.587099756732053</text:p>
              </table:table-cell>
              <table:table-cell office:value-type="float" office:value="0.17315">
                <text:p>0.1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930224364295">
                <text:p>0.607930224364295</text:p>
              </table:table-cell>
              <table:table-cell office:value-type="float" office:value="0.10207">
                <text:p>0.1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245368955207">
                <text:p>0.630245368955207</text:p>
              </table:table-cell>
              <table:table-cell office:value-type="float" office:value="0.079824">
                <text:p>0.07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1053341482014">
                <text:p>0.651053341482014</text:p>
              </table:table-cell>
              <table:table-cell office:value-type="float" office:value="0.054532">
                <text:p>0.05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_33__20_Dashes_20_3_20_Dots_20__28_var_29_" draw:display-name="3 Dashes 3 Dots (var)" draw:style="rect" draw:dots1="3" draw:dots1-length="197%" draw:dots2="3" draw:distance="100%"/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1" chart:reverse-direction="false" text:line-break="false" chart:link-data-style-to-source="false" chart:axis-position="0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aximum="10000" chart:reverse-direction="false" text:line-break="false" chart:axis-position="end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draw:stroke="dash" draw:stroke-dash="Line_20_Style_20_2" svg:stroke-width="0.051cm" svg:stroke-color="#000000" draw:fill-color="#000000"/>
      <style:text-properties fo:font-size="6pt" style:font-size-asian="6pt" style:font-size-complex="6pt"/>
    </style:style>
    <style:style style:name="ch17" style:family="chart" style:data-style-name="N0">
      <style:chart-properties chart:symbol-type="named-symbol" chart:symbol-name="diamond" chart:symbol-width="0.3cm" chart:symbol-height="0.3cm" chart:error-upper-indicator="true" chart:error-lower-indicator="true" chart:error-category="cell-range" chart:error-upper-range="DESY.W2:DESY.W35" chart:error-lower-range="DESY.W2:DESY.W35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18" style:family="chart">
      <style:chart-properties chart:error-category="cell-rang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613cm" svg:height="8.967cm" xlink:href=".." xlink:type="simple" chart:class="chart:scatter" chart:column-mapping="0" chart:style-name="ch1">
        <chart:legend chart:legend-position="bottom" svg:x="1.866cm" svg:y="6.69cm" style:legend-expansion="wide" chart:style-name="ch2"/>
        <chart:plot-area chart:style-name="ch3" table:cell-range-address="C_13deg_2.E2:C_13deg_2.F30 C_13deg_2.E1:C_13deg_2.E1 C_13deg_2.E33:C_13deg_2.E36 C_13deg_2.D120:C_13deg_2.D144 C_13deg_2.U1:C_13deg_2.U27 C_13deg_2.O1:C_13deg_2.O42 Sheet1_2.AH2:Sheet1_2.AH2 Sheet1_2.AL5:Sheet1_2.AL15 DESY.V1:DESY.V35" chart:data-source-has-labels="row" svg:x="1.358cm" svg:y="0.851cm" svg:width="11.123cm" svg:height="4.604cm">
          <chartooo:coordinate-region svg:x="2.535cm" svg:y="1.05cm" svg:width="8.768cm" svg:height="3.732cm"/>
          <chart:axis chart:dimension="x" chart:name="primary-x" chart:style-name="ch4">
            <chart:title svg:x="5.995cm" svg:y="5.635cm" chart:style-name="ch5">
              <text:p>PT [GeV/c]</text:p>
            </chart:title>
          </chart:axis>
          <chart:axis chart:dimension="y" chart:name="primary-y" chart:style-name="ch6">
            <chart:title svg:x="0.451cm" svg:y="5.81cm" chart:style-name="ch7">
              <text:p>Ed^3s/dp^3 [ub/sr/(GeV/c)^2][c/Q]</text:p>
            </chart:title>
            <chart:grid chart:style-name="ch8" chart:class="major"/>
          </chart:axis>
          <chart:axis chart:dimension="y" chart:name="secondary-y" chart:style-name="ch9">
            <chart:title svg:x="12.754cm" svg:y="5.353cm" chart:style-name="ch10">
              <text:p>ds/dp/dOmega [ub/sr/(GeV/c)]</text:p>
            </chart:title>
          </chart:axis>
          <chart:series chart:attached-axis="secondary-y" chart:style-name="ch11" chart:values-cell-range-address="C_13deg_2.E2:C_13deg_2.E30" chart:label-cell-address="C_13deg_2.E1:C_13deg_2.E1" chart:class="chart:scatter">
            <chart:domain table:cell-range-address="C_13deg_2.F2:C_13deg_2.F30"/>
            <chart:data-point chart:repeated="29"/>
          </chart:series>
          <chart:series chart:attached-axis="secondary-y" chart:style-name="ch12" chart:values-cell-range-address="C_13deg_2.E34:C_13deg_2.E36" chart:label-cell-address="C_13deg_2.E33:C_13deg_2.E33" chart:class="chart:scatter">
            <chart:domain table:cell-range-address="C_13deg_2.F34:C_13deg_2.F36"/>
            <chart:data-point chart:repeated="3"/>
          </chart:series>
          <chart:series chart:attached-axis="secondary-y" chart:style-name="ch13" chart:values-cell-range-address="C_13deg_2.D121:C_13deg_2.D144" chart:label-cell-address="C_13deg_2.D120:C_13deg_2.D120" chart:class="chart:scatter">
            <chart:domain table:cell-range-address="C_13deg_2.B121:C_13deg_2.B144"/>
            <chart:data-point chart:repeated="24"/>
          </chart:series>
          <chart:series chart:attached-axis="primary-y" chart:style-name="ch14" chart:values-cell-range-address="C_13deg_2.U2:C_13deg_2.U27" chart:label-cell-address="C_13deg_2.U1:C_13deg_2.U1" chart:class="chart:scatter">
            <chart:domain table:cell-range-address="C_13deg_2.V2:C_13deg_2.V27"/>
            <chart:data-point chart:repeated="26"/>
          </chart:series>
          <chart:series chart:attached-axis="secondary-y" chart:style-name="ch15" chart:values-cell-range-address="C_13deg_2.O2:C_13deg_2.O42" chart:label-cell-address="C_13deg_2.O1:C_13deg_2.O1" chart:class="chart:scatter">
            <chart:domain table:cell-range-address="C_13deg_2.S2:C_13deg_2.S42"/>
            <chart:data-point chart:repeated="41"/>
          </chart:series>
          <chart:series chart:attached-axis="primary-y" chart:style-name="ch16" chart:values-cell-range-address="Sheet1_2.AL5:Sheet1_2.AL15" chart:label-cell-address="Sheet1_2.AH2:Sheet1_2.AH2" chart:class="chart:scatter">
            <chart:domain table:cell-range-address="Sheet1_2.AG5:Sheet1_2.AG15"/>
            <chart:data-point chart:repeated="11"/>
          </chart:series>
          <chart:series chart:attached-axis="primary-y" chart:style-name="ch17" chart:values-cell-range-address="DESY.V2:DESY.V35" chart:label-cell-address="DESY.V1:DESY.V1" chart:class="chart:scatter">
            <chart:domain table:cell-range-address="DESY.X2:DESY.X35"/>
            <chart:error-indicator chart:style-name="ch18" chart:dimension="y"/>
            <chart:data-point chart:repeated="3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_2.E33:C_13deg_2.E3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caling fit C(e,pi-)</text:p>
                <draw:g>
                  <svg:desc>C_13deg_2.D120:C_13deg_2.D12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(gamma,pi-) 20-60° [2]</text:p>
                <draw:g>
                  <svg:desc>C_13deg_2.U1:C_13deg_2.U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2:Sheet1_2.AH2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DESY C(e,pi-) [3]</text:p>
                <draw:g>
                  <svg:desc>DESY.V1:DESY.V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_2.F2:C_13deg_2.F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0.23795322528494">
                <text:p>0.23795322528494</text:p>
                <draw:g>
                  <svg:desc>C_13deg_2.F34:C_13deg_2.F36</svg:desc>
                </draw:g>
              </table:table-cell>
              <table:table-cell office:value-type="float" office:value="84.603">
                <text:p>84.603</text:p>
                <draw:g>
                  <svg:desc>C_13deg_2.E34:C_13deg_2.E36</svg:desc>
                </draw:g>
              </table:table-cell>
              <table:table-cell office:value-type="float" office:value="0.134970632606319">
                <text:p>0.134970632606319</text:p>
                <draw:g>
                  <svg:desc>C_13deg_2.B121:C_13deg_2.B144</svg:desc>
                </draw:g>
              </table:table-cell>
              <table:table-cell office:value-type="float" office:value="97.313">
                <text:p>97.313</text:p>
                <draw:g>
                  <svg:desc>C_13deg_2.D121:C_13deg_2.D144</svg:desc>
                </draw:g>
              </table:table-cell>
              <table:table-cell office:value-type="float" office:value="0.225949673846789">
                <text:p>0.225949673846789</text:p>
                <draw:g>
                  <svg:desc>C_13deg_2.V2:C_13deg_2.V27</svg:desc>
                </draw:g>
              </table:table-cell>
              <table:table-cell office:value-type="float" office:value="1501.3">
                <text:p>1501.3</text:p>
                <draw:g>
                  <svg:desc>C_13deg_2.U2:C_13deg_2.U27</svg:desc>
                </draw:g>
              </table:table-cell>
              <table:table-cell office:value-type="float" office:value="0.224951054343865">
                <text:p>0.224951054343865</text:p>
                <draw:g>
                  <svg:desc>C_13deg_2.S2:C_13deg_2.S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1746.0228252567">
                <text:p>1746.0228252567</text:p>
                <draw:g>
                  <svg:desc>Sheet1_2.AL5:Sheet1_2.AL15</svg:desc>
                </draw:g>
              </table:table-cell>
              <table:table-cell office:value-type="float" office:value="0.157836907280373">
                <text:p>0.157836907280373</text:p>
                <draw:g>
                  <svg:desc>DESY.X2:DESY.X35</svg:desc>
                </draw:g>
              </table:table-cell>
              <table:table-cell office:value-type="float" office:value="43.134">
                <text:p>43.134</text:p>
                <draw:g>
                  <svg:desc>DESY.V2:DESY.V35</svg:desc>
                </draw:g>
              </table:table-cell>
              <table:table-cell office:value-type="float" office:value="NaN">
                <text:p>NaN</text:p>
                <draw:g>
                  <svg:desc>DESY.W2:DESY.W35</svg:desc>
                </draw:g>
              </table:table-cell>
              <table:table-cell office:value-type="float" office:value="NaN">
                <text:p>NaN</text:p>
                <draw:g>
                  <svg:desc>DESY.W2:DESY.W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157465738040706">
                <text:p>0.157465738040706</text:p>
              </table:table-cell>
              <table:table-cell office:value-type="float" office:value="85.981">
                <text:p>85.981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25">
                <text:p>0.25</text:p>
              </table:table-cell>
              <table:table-cell office:value-type="float" office:value="1125.62696226841">
                <text:p>1125.62696226841</text:p>
              </table:table-cell>
              <table:table-cell office:value-type="float" office:value="0.179432208497384">
                <text:p>0.179432208497384</text:p>
              </table:table-cell>
              <table:table-cell office:value-type="float" office:value="39.613">
                <text:p>39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179960843475092">
                <text:p>0.179960843475092</text:p>
              </table:table-cell>
              <table:table-cell office:value-type="float" office:value="74.397">
                <text:p>74.397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3">
                <text:p>0.3</text:p>
              </table:table-cell>
              <table:table-cell office:value-type="float" office:value="725.669813623046">
                <text:p>725.669813623046</text:p>
              </table:table-cell>
              <table:table-cell office:value-type="float" office:value="0.201027509714395">
                <text:p>0.201027509714395</text:p>
              </table:table-cell>
              <table:table-cell office:value-type="float" office:value="36.38">
                <text:p>3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455948909478">
                <text:p>0.202455948909478</text:p>
              </table:table-cell>
              <table:table-cell office:value-type="float" office:value="63.429">
                <text:p>63.429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35">
                <text:p>0.35</text:p>
              </table:table-cell>
              <table:table-cell office:value-type="float" office:value="467.825217461463">
                <text:p>467.825217461463</text:p>
              </table:table-cell>
              <table:table-cell office:value-type="float" office:value="0.226435731302534">
                <text:p>0.226435731302534</text:p>
              </table:table-cell>
              <table:table-cell office:value-type="float" office:value="33.057">
                <text:p>33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53.482">
                <text:p>53.482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4">
                <text:p>0.4</text:p>
              </table:table-cell>
              <table:table-cell office:value-type="float" office:value="301.597820364282">
                <text:p>301.597820364282</text:p>
              </table:table-cell>
              <table:table-cell office:value-type="float" office:value="0.248031032519546">
                <text:p>0.248031032519546</text:p>
              </table:table-cell>
              <table:table-cell office:value-type="float" office:value="33.768">
                <text:p>33.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44.707">
                <text:p>44.707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45">
                <text:p>0.45</text:p>
              </table:table-cell>
              <table:table-cell office:value-type="float" office:value="194.434249915095">
                <text:p>194.434249915095</text:p>
              </table:table-cell>
              <table:table-cell office:value-type="float" office:value="0.268344112726797">
                <text:p>0.268344112726797</text:p>
              </table:table-cell>
              <table:table-cell office:value-type="float" office:value="31.012">
                <text:p>31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37.11">
                <text:p>37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5">
                <text:p>0.5</text:p>
              </table:table-cell>
              <table:table-cell office:value-type="float" office:value="125.347979950198">
                <text:p>125.347979950198</text:p>
              </table:table-cell>
              <table:table-cell office:value-type="float" office:value="0.292481360857893">
                <text:p>0.292481360857893</text:p>
              </table:table-cell>
              <table:table-cell office:value-type="float" office:value="29.093">
                <text:p>29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30.625">
                <text:p>3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55">
                <text:p>0.55</text:p>
              </table:table-cell>
              <table:table-cell office:value-type="float" office:value="80.8094051560177">
                <text:p>80.8094051560177</text:p>
              </table:table-cell>
              <table:table-cell office:value-type="float" office:value="0.31790082999875">
                <text:p>0.31790082999875</text:p>
              </table:table-cell>
              <table:table-cell office:value-type="float" office:value="26.436">
                <text:p>26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25.146">
                <text:p>25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6">
                <text:p>0.6</text:p>
              </table:table-cell>
              <table:table-cell office:value-type="float" office:value="52.0962520837106">
                <text:p>52.0962520837106</text:p>
              </table:table-cell>
              <table:table-cell office:value-type="float" office:value="0.338213910206001">
                <text:p>0.338213910206001</text:p>
              </table:table-cell>
              <table:table-cell office:value-type="float" office:value="24.538">
                <text:p>24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20.556">
                <text:p>20.556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895.66">
                <text:p>895.66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65">
                <text:p>0.65</text:p>
              </table:table-cell>
              <table:table-cell office:value-type="float" office:value="33.5854406542109">
                <text:p>33.5854406542109</text:p>
              </table:table-cell>
              <table:table-cell office:value-type="float" office:value="0.338213910206001">
                <text:p>0.338213910206001</text:p>
              </table:table-cell>
              <table:table-cell office:value-type="float" office:value="22.776">
                <text:p>22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16.737">
                <text:p>16.737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7">
                <text:p>0.7</text:p>
              </table:table-cell>
              <table:table-cell office:value-type="float" office:value="21.6518804870076">
                <text:p>21.6518804870076</text:p>
              </table:table-cell>
              <table:table-cell office:value-type="float" office:value="0.357267264508926">
                <text:p>0.357267264508926</text:p>
              </table:table-cell>
              <table:table-cell office:value-type="float" office:value="20.259">
                <text:p>2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13.578">
                <text:p>13.578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633379346858">
                <text:p>0.363633379346858</text:p>
              </table:table-cell>
              <table:table-cell office:value-type="float" office:value="20.695">
                <text:p>2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10.977">
                <text:p>10.977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144786735698">
                <text:p>0.380144786735698</text:p>
              </table:table-cell>
              <table:table-cell office:value-type="float" office:value="16.375">
                <text:p>16.375</text:p>
              </table:table-cell>
              <table:table-cell office:value-type="float" office:value="1.561">
                <text:p>1.561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8.8454">
                <text:p>8.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488406468194">
                <text:p>0.386488406468194</text:p>
              </table:table-cell>
              <table:table-cell office:value-type="float" office:value="15.199">
                <text:p>15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7.105">
                <text:p>7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282034866794">
                <text:p>0.404282034866794</text:p>
              </table:table-cell>
              <table:table-cell office:value-type="float" office:value="12.549">
                <text:p>12.549</text:p>
              </table:table-cell>
              <table:table-cell office:value-type="float" office:value="1.462">
                <text:p>1.462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397214122116">
                <text:p>0.472397214122116</text:p>
              </table:table-cell>
              <table:table-cell office:value-type="float" office:value="5.6889">
                <text:p>5.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595115074045">
                <text:p>0.424595115074045</text:p>
              </table:table-cell>
              <table:table-cell office:value-type="float" office:value="10.251">
                <text:p>10.251</text:p>
              </table:table-cell>
              <table:table-cell office:value-type="float" office:value="0.767700000000001">
                <text:p>0.767700000000001</text:p>
              </table:table-cell>
              <table:table-cell office:value-type="float" office:value="0.767700000000001">
                <text:p>0.7677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4.5406">
                <text:p>4.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137061988131">
                <text:p>0.427137061988131</text:p>
              </table:table-cell>
              <table:table-cell office:value-type="float" office:value="9.0223">
                <text:p>9.0223</text:p>
              </table:table-cell>
              <table:table-cell office:value-type="float" office:value="0.7685">
                <text:p>0.7685</text:p>
              </table:table-cell>
              <table:table-cell office:value-type="float" office:value="0.7685">
                <text:p>0.7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3.6122">
                <text:p>3.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732363205142">
                <text:p>0.448732363205142</text:p>
              </table:table-cell>
              <table:table-cell office:value-type="float" office:value="7.7732">
                <text:p>7.7732</text:p>
              </table:table-cell>
              <table:table-cell office:value-type="float" office:value="0.8277">
                <text:p>0.8277</text:p>
              </table:table-cell>
              <table:table-cell office:value-type="float" office:value="0.8277">
                <text:p>0.8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2.8639">
                <text:p>2.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098478043073">
                <text:p>0.455098478043073</text:p>
              </table:table-cell>
              <table:table-cell office:value-type="float" office:value="7.7732">
                <text:p>7.7732</text:p>
              </table:table-cell>
              <table:table-cell office:value-type="float" office:value="0.8277">
                <text:p>0.8277</text:p>
              </table:table-cell>
              <table:table-cell office:value-type="float" office:value="0.8277">
                <text:p>0.8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2.2624">
                <text:p>2.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609885431913">
                <text:p>0.471609885431913</text:p>
              </table:table-cell>
              <table:table-cell office:value-type="float" office:value="6.2163">
                <text:p>6.2163</text:p>
              </table:table-cell>
              <table:table-cell office:value-type="float" office:value="0.9778">
                <text:p>0.9778</text:p>
              </table:table-cell>
              <table:table-cell office:value-type="float" office:value="0.9778">
                <text:p>0.9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1.7805">
                <text:p>1.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609885431913">
                <text:p>0.471609885431913</text:p>
              </table:table-cell>
              <table:table-cell office:value-type="float" office:value="5.5886">
                <text:p>5.5886</text:p>
              </table:table-cell>
              <table:table-cell office:value-type="float" office:value="0.6512">
                <text:p>0.6512</text:p>
              </table:table-cell>
              <table:table-cell office:value-type="float" office:value="0.6512">
                <text:p>0.6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1.3954">
                <text:p>1.3954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205186648924">
                <text:p>0.493205186648924</text:p>
              </table:table-cell>
              <table:table-cell office:value-type="float" office:value="4.4692">
                <text:p>4.4692</text:p>
              </table:table-cell>
              <table:table-cell office:value-type="float" office:value="0.571199999999999">
                <text:p>0.571199999999999</text:p>
              </table:table-cell>
              <table:table-cell office:value-type="float" office:value="0.571199999999999">
                <text:p>0.5711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1.0886">
                <text:p>1.0886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289080477095">
                <text:p>0.498289080477095</text:p>
              </table:table-cell>
              <table:table-cell office:value-type="float" office:value="4.7639">
                <text:p>4.7639</text:p>
              </table:table-cell>
              <table:table-cell office:value-type="float" office:value="0.5073">
                <text:p>0.5073</text:p>
              </table:table-cell>
              <table:table-cell office:value-type="float" office:value="0.5073">
                <text:p>0.5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0.84491">
                <text:p>0.84491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060213770261">
                <text:p>0.516060213770261</text:p>
              </table:table-cell>
              <table:table-cell office:value-type="float" office:value="4.2829">
                <text:p>4.2829</text:p>
              </table:table-cell>
              <table:table-cell office:value-type="float" office:value="0.596200000000001">
                <text:p>0.596200000000001</text:p>
              </table:table-cell>
              <table:table-cell office:value-type="float" office:value="0.596200000000001">
                <text:p>0.5962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42434780021">
                <text:p>0.517342434780021</text:p>
              </table:table-cell>
              <table:table-cell office:value-type="float" office:value="3.3888">
                <text:p>3.3888</text:p>
              </table:table-cell>
              <table:table-cell office:value-type="float" office:value="0.433100000000001">
                <text:p>0.433100000000001</text:p>
              </table:table-cell>
              <table:table-cell office:value-type="float" office:value="0.433100000000001">
                <text:p>0.4331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395789082946">
                <text:p>0.536395789082946</text:p>
              </table:table-cell>
              <table:table-cell office:value-type="float" office:value="2.6529">
                <text:p>2.6529</text:p>
              </table:table-cell>
              <table:table-cell office:value-type="float" office:value="0.5974">
                <text:p>0.5974</text:p>
              </table:table-cell>
              <table:table-cell office:value-type="float" office:value="0.5974">
                <text:p>0.5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823302643614">
                <text:p>0.547823302643614</text:p>
              </table:table-cell>
              <table:table-cell office:value-type="float" office:value="2.798">
                <text:p>2.798</text:p>
              </table:table-cell>
              <table:table-cell office:value-type="float" office:value="0.3895">
                <text:p>0.3895</text:p>
              </table:table-cell>
              <table:table-cell office:value-type="float" office:value="0.3895">
                <text:p>0.3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533037214043">
                <text:p>0.560533037214043</text:p>
              </table:table-cell>
              <table:table-cell office:value-type="float" office:value="1.8474">
                <text:p>1.8474</text:p>
              </table:table-cell>
              <table:table-cell office:value-type="float" office:value="0.5021">
                <text:p>0.5021</text:p>
              </table:table-cell>
              <table:table-cell office:value-type="float" office:value="0.5021">
                <text:p>0.5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87665694654">
                <text:p>0.56687665694654</text:p>
              </table:table-cell>
              <table:table-cell office:value-type="float" office:value="2.0769">
                <text:p>2.0769</text:p>
              </table:table-cell>
              <table:table-cell office:value-type="float" office:value="0.3743">
                <text:p>0.3743</text:p>
              </table:table-cell>
              <table:table-cell office:value-type="float" office:value="0.3743">
                <text:p>0.3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8806433538">
                <text:p>0.58338806433538</text:p>
              </table:table-cell>
              <table:table-cell office:value-type="float" office:value="1.3282">
                <text:p>1.3282</text:p>
              </table:table-cell>
              <table:table-cell office:value-type="float" office:value="0.2833">
                <text:p>0.2833</text:p>
              </table:table-cell>
              <table:table-cell office:value-type="float" office:value="0.2833">
                <text:p>0.2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265586562151">
                <text:p>0.606265586562151</text:p>
              </table:table-cell>
              <table:table-cell office:value-type="float" office:value="0.90543">
                <text:p>0.90543</text:p>
              </table:table-cell>
              <table:table-cell office:value-type="float" office:value="0.2455">
                <text:p>0.2455</text:p>
              </table:table-cell>
              <table:table-cell office:value-type="float" office:value="0.2455">
                <text:p>0.2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860887779162">
                <text:p>0.627860887779162</text:p>
              </table:table-cell>
              <table:table-cell office:value-type="float" office:value="0.89585">
                <text:p>0.89585</text:p>
              </table:table-cell>
              <table:table-cell office:value-type="float" office:value="0.23034">
                <text:p>0.23034</text:p>
              </table:table-cell>
              <table:table-cell office:value-type="float" office:value="0.23034">
                <text:p>0.23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9456188996173">
                <text:p>0.649456188996173</text:p>
              </table:table-cell>
              <table:table-cell office:value-type="float" office:value="0.50422">
                <text:p>0.50422</text:p>
              </table:table-cell>
              <table:table-cell office:value-type="float" office:value="0.19438">
                <text:p>0.19438</text:p>
              </table:table-cell>
              <table:table-cell office:value-type="float" office:value="0.19438">
                <text:p>0.19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311216117509">
                <text:p>0.672311216117509</text:p>
              </table:table-cell>
              <table:table-cell office:value-type="float" office:value="0.31905">
                <text:p>0.31905</text:p>
              </table:table-cell>
              <table:table-cell office:value-type="float" office:value="0.12183">
                <text:p>0.12183</text:p>
              </table:table-cell>
              <table:table-cell office:value-type="float" office:value="0.12183">
                <text:p>0.12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draw:stroke="dash" draw:stroke-dash="Line_20_Style_20_2" svg:stroke-width="0.051cm" svg:stroke-color="#000000" draw:fill-color="#0000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66cm" svg:height="9.104cm" xlink:href=".." xlink:type="simple" chart:class="chart:scatter" chart:style-name="ch1">
        <chart:legend chart:legend-position="bottom" svg:x="1.562cm" svg:y="7.325cm" style:legend-expansion="wide" chart:style-name="ch2"/>
        <chart:plot-area chart:style-name="ch3" table:cell-range-address="C_13deg_2.E2:C_13deg_2.F30 C_13deg_2.E1:C_13deg_2.E1 C_13deg_2.E33:C_13deg_2.E36 Sheet1_2.AH2:Sheet1_2.AI2 Sheet1_2.AQ5:Sheet1_2.AQ15 C_13deg_2.U1:C_13deg_2.U27 C_13deg_2.O1:C_13deg_2.O42 Sheet1_2.AL5:Sheet1_2.AL15" chart:data-source-has-labels="row" svg:x="1.359cm" svg:y="0.863cm" svg:width="11.761cm" svg:height="5.224cm">
          <chartooo:coordinate-region svg:x="2.536cm" svg:y="1.075cm" svg:width="10.252cm" svg:height="4.339cm"/>
          <chart:axis chart:dimension="x" chart:name="primary-x" chart:style-name="ch4">
            <chart:title svg:x="6.315cm" svg:y="6.27cm" chart:style-name="ch5">
              <text:p>PT [GeV/c]</text:p>
            </chart:title>
          </chart:axis>
          <chart:axis chart:dimension="y" chart:name="primary-y" chart:style-name="ch6">
            <chart:title svg:x="0.451cm" svg:y="4.002cm" chart:style-name="ch7">
              <text:p>sigma</text:p>
            </chart:title>
            <chart:grid chart:style-name="ch8" chart:class="major"/>
          </chart:axis>
          <chart:series chart:style-name="ch9" chart:values-cell-range-address="C_13deg_2.E2:C_13deg_2.E30" chart:label-cell-address="C_13deg_2.E1:C_13deg_2.E1" chart:class="chart:scatter">
            <chart:domain table:cell-range-address="C_13deg_2.F2:C_13deg_2.F30"/>
            <chart:data-point chart:repeated="29"/>
          </chart:series>
          <chart:series chart:style-name="ch10" chart:values-cell-range-address="C_13deg_2.E34:C_13deg_2.E36" chart:label-cell-address="C_13deg_2.E33:C_13deg_2.E33" chart:class="chart:scatter">
            <chart:domain table:cell-range-address="C_13deg_2.F34:C_13deg_2.F36"/>
            <chart:data-point chart:repeated="3"/>
          </chart:series>
          <chart:series chart:style-name="ch11" chart:values-cell-range-address="Sheet1_2.AQ5:Sheet1_2.AQ15" chart:label-cell-address="Sheet1_2.AI2:Sheet1_2.AI2" chart:class="chart:scatter">
            <chart:domain table:cell-range-address="Sheet1_2.AG5:Sheet1_2.AG15"/>
            <chart:data-point chart:repeated="11"/>
          </chart:series>
          <chart:series chart:style-name="ch12" chart:values-cell-range-address="C_13deg_2.U2:C_13deg_2.U27" chart:label-cell-address="C_13deg_2.U1:C_13deg_2.U1" chart:class="chart:scatter">
            <chart:domain table:cell-range-address="C_13deg_2.V2:C_13deg_2.V27"/>
            <chart:data-point chart:repeated="26"/>
          </chart:series>
          <chart:series chart:style-name="ch13" chart:values-cell-range-address="C_13deg_2.O2:C_13deg_2.O42" chart:label-cell-address="C_13deg_2.O1:C_13deg_2.O1" chart:class="chart:scatter">
            <chart:domain table:cell-range-address="C_13deg_2.S2:C_13deg_2.S42"/>
            <chart:data-point chart:repeated="41"/>
          </chart:series>
          <chart:series chart:style-name="ch14" chart:values-cell-range-address="Sheet1_2.AL5:Sheet1_2.AL15" chart:label-cell-address="Sheet1_2.AH2:Sheet1_2.AH2" chart:class="chart:scatter">
            <chart:domain table:cell-range-address="Sheet1_2.AG5:Sheet1_2.AG1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_2.E33:C_13deg_2.E33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Normalized scaling fit </text:p>
                <draw:g>
                  <svg:desc>Sheet1_2.AI2:Sheet1_2.AI2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(gamma,pi-) 20-60° [2]</text:p>
                <draw:g>
                  <svg:desc>C_13deg_2.U1:C_13deg_2.U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2:Sheet1_2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_2.F2:C_13deg_2.F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0.23795322528494">
                <text:p>0.23795322528494</text:p>
                <draw:g>
                  <svg:desc>C_13deg_2.F34:C_13deg_2.F36</svg:desc>
                </draw:g>
              </table:table-cell>
              <table:table-cell office:value-type="float" office:value="84.603">
                <text:p>84.603</text:p>
                <draw:g>
                  <svg:desc>C_13deg_2.E34:C_13deg_2.E36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36.8689699607514">
                <text:p>36.8689699607514</text:p>
                <draw:g>
                  <svg:desc>Sheet1_2.AQ5:Sheet1_2.AQ15</svg:desc>
                </draw:g>
              </table:table-cell>
              <table:table-cell office:value-type="float" office:value="0.225949673846789">
                <text:p>0.225949673846789</text:p>
                <draw:g>
                  <svg:desc>C_13deg_2.V2:C_13deg_2.V27</svg:desc>
                </draw:g>
              </table:table-cell>
              <table:table-cell office:value-type="float" office:value="1501.3">
                <text:p>1501.3</text:p>
                <draw:g>
                  <svg:desc>C_13deg_2.U2:C_13deg_2.U27</svg:desc>
                </draw:g>
              </table:table-cell>
              <table:table-cell office:value-type="float" office:value="0.224951054343865">
                <text:p>0.224951054343865</text:p>
                <draw:g>
                  <svg:desc>C_13deg_2.S2:C_13deg_2.S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1746.0228252567">
                <text:p>1746.0228252567</text:p>
                <draw:g>
                  <svg:desc>Sheet1_2.AL5:Sheet1_2.A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25">
                <text:p>0.25</text:p>
              </table:table-cell>
              <table:table-cell office:value-type="float" office:value="30.1286050547561">
                <text:p>30.1286050547561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25">
                <text:p>0.25</text:p>
              </table:table-cell>
              <table:table-cell office:value-type="float" office:value="1125.62696226841">
                <text:p>1125.62696226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3">
                <text:p>0.3</text:p>
              </table:table-cell>
              <table:table-cell office:value-type="float" office:value="23.5895375402911">
                <text:p>23.5895375402911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3">
                <text:p>0.3</text:p>
              </table:table-cell>
              <table:table-cell office:value-type="float" office:value="725.669813623046">
                <text:p>725.669813623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17.9399410968128">
                <text:p>17.9399410968128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35">
                <text:p>0.35</text:p>
              </table:table-cell>
              <table:table-cell office:value-type="float" office:value="467.825217461463">
                <text:p>467.825217461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3.358297429603">
                <text:p>13.358297429603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4">
                <text:p>0.4</text:p>
              </table:table-cell>
              <table:table-cell office:value-type="float" office:value="301.597820364282">
                <text:p>301.59782036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9.7884831734848">
                <text:p>9.7884831734848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45">
                <text:p>0.45</text:p>
              </table:table-cell>
              <table:table-cell office:value-type="float" office:value="194.434249915095">
                <text:p>194.434249915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7.08281694807381">
                <text:p>7.0828169480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5">
                <text:p>0.5</text:p>
              </table:table-cell>
              <table:table-cell office:value-type="float" office:value="125.347979950198">
                <text:p>125.347979950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5.07318102358647">
                <text:p>5.0731810235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55">
                <text:p>0.55</text:p>
              </table:table-cell>
              <table:table-cell office:value-type="float" office:value="80.8094051560177">
                <text:p>80.8094051560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3.60342495561694">
                <text:p>3.6034249556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6">
                <text:p>0.6</text:p>
              </table:table-cell>
              <table:table-cell office:value-type="float" office:value="52.0962520837106">
                <text:p>52.0962520837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2.54155436546894">
                <text:p>2.54155436546894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895.66">
                <text:p>895.66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65">
                <text:p>0.65</text:p>
              </table:table-cell>
              <table:table-cell office:value-type="float" office:value="33.5854406542109">
                <text:p>33.5854406542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1.78191898777475">
                <text:p>1.78191898777475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7">
                <text:p>0.7</text:p>
              </table:table-cell>
              <table:table-cell office:value-type="float" office:value="21.6518804870076">
                <text:p>21.6518804870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6" chart:maximum="3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01" chart:maximum="100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6cm" svg:height="9.104cm" xlink:href=".." xlink:type="simple" chart:class="chart:scatter" chart:style-name="ch1">
        <chart:legend chart:legend-position="bottom" svg:x="2.137cm" svg:y="8.321cm" style:legend-expansion="wide" chart:style-name="ch2"/>
        <chart:plot-area chart:style-name="ch3" table:cell-range-address="C_13deg_2.D2:C_13deg_2.E30 C_13deg_2.E1:C_13deg_2.E1 C_13deg_2.E33:C_13deg_2.E36 C_13deg_2.O1:C_13deg_2.O42" chart:data-source-has-labels="row" svg:x="1.359cm" svg:y="0.863cm" svg:width="11.761cm" svg:height="6.22cm">
          <chartooo:coordinate-region svg:x="2.271cm" svg:y="1.075cm" svg:width="10.849cm" svg:height="5.335cm"/>
          <chart:axis chart:dimension="x" chart:name="primary-x" chart:style-name="ch4">
            <chart:title svg:x="6.434cm" svg:y="7.266cm" chart:style-name="ch5">
              <text:p>p [GeV/c]</text:p>
            </chart:title>
          </chart:axis>
          <chart:axis chart:dimension="y" chart:name="primary-y" chart:style-name="ch6">
            <chart:title svg:x="0.451cm" svg:y="4.5cm" chart:style-name="ch7">
              <text:p>sigma</text:p>
            </chart:title>
            <chart:grid chart:style-name="ch8" chart:class="major"/>
          </chart:axis>
          <chart:series chart:style-name="ch9" chart:values-cell-range-address="C_13deg_2.E2:C_13deg_2.E30" chart:label-cell-address="C_13deg_2.E1:C_13deg_2.E1" chart:class="chart:scatter">
            <chart:domain table:cell-range-address="C_13deg_2.D2:C_13deg_2.D30"/>
            <chart:data-point chart:repeated="29"/>
          </chart:series>
          <chart:series chart:style-name="ch10" chart:values-cell-range-address="C_13deg_2.E34:C_13deg_2.E36" chart:label-cell-address="C_13deg_2.E33:C_13deg_2.E33" chart:class="chart:scatter">
            <chart:domain table:cell-range-address="C_13deg_2.D34:C_13deg_2.D36"/>
            <chart:data-point chart:repeated="3"/>
          </chart:series>
          <chart:series chart:style-name="ch11" chart:values-cell-range-address="C_13deg_2.O2:C_13deg_2.O42" chart:label-cell-address="C_13deg_2.O1:C_13deg_2.O1" chart:class="chart:scatter">
            <chart:domain table:cell-range-address="C_13deg_2.P2:C_13deg_2.P42"/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pc (digitized) [1]</text:p>
                <draw:g>
                  <svg:desc>C_13deg_2.E33:C_13deg_2.E3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022">
                <text:p>0.70022</text:p>
                <draw:g>
                  <svg:desc>C_13deg_2.D2:C_13deg_2.D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1.0578">
                <text:p>1.0578</text:p>
                <draw:g>
                  <svg:desc>C_13deg_2.D34:C_13deg_2.D36</svg:desc>
                </draw:g>
              </table:table-cell>
              <table:table-cell office:value-type="float" office:value="84.603">
                <text:p>84.603</text:p>
                <draw:g>
                  <svg:desc>C_13deg_2.E34:C_13deg_2.E36</svg:desc>
                </draw:g>
              </table:table-cell>
              <table:table-cell office:value-type="float" office:value="1">
                <text:p>1</text:p>
                <draw:g>
                  <svg:desc>C_13deg_2.P2:C_13deg_2.P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07">
                <text:p>0.79507</text:p>
              </table:table-cell>
              <table:table-cell office:value-type="float" office:value="38.545">
                <text:p>38.545</text:p>
              </table:table-cell>
              <table:table-cell office:value-type="float" office:value="2.0999">
                <text:p>2.0999</text:p>
              </table:table-cell>
              <table:table-cell office:value-type="float" office:value="9.9222">
                <text:p>9.9222</text:p>
              </table:table-cell>
              <table:table-cell office:value-type="float" office:value="1.05">
                <text:p>1.05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992">
                <text:p>0.88992</text:p>
              </table:table-cell>
              <table:table-cell office:value-type="float" office:value="35.766">
                <text:p>35.766</text:p>
              </table:table-cell>
              <table:table-cell office:value-type="float" office:value="2.9936">
                <text:p>2.9936</text:p>
              </table:table-cell>
              <table:table-cell office:value-type="float" office:value="1.1184">
                <text:p>1.1184</text:p>
              </table:table-cell>
              <table:table-cell office:value-type="float" office:value="1.1">
                <text:p>1.1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37">
                <text:p>1.00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92.74">
                <text:p>92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9">
                <text:p>1.099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83.523">
                <text:p>83.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38">
                <text:p>1.1938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75.175">
                <text:p>75.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84">
                <text:p>1.298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67.623">
                <text:p>67.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3">
                <text:p>1.393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60.795">
                <text:p>6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876">
                <text:p>1.4876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4.629">
                <text:p>54.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26">
                <text:p>1.5726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49.062">
                <text:p>49.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57">
                <text:p>1.6857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44.04">
                <text:p>4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96">
                <text:p>1.7796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39.513">
                <text:p>39.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38">
                <text:p>1.8738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35.433">
                <text:p>35.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733">
                <text:p>1.8733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31.758">
                <text:p>31.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771">
                <text:p>1.9771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57">
                <text:p>2.0057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25.473">
                <text:p>25.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13">
                <text:p>2.0713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2.796">
                <text:p>22.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05">
                <text:p>2.0705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20.388">
                <text:p>20.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743">
                <text:p>2.1743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8.225">
                <text:p>18.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031">
                <text:p>2.2031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694">
                <text:p>2.2694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23">
                <text:p>2.3623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12.969">
                <text:p>12.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101">
                <text:p>2.4101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1.564">
                <text:p>11.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745">
                <text:p>2.4745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10.303">
                <text:p>10.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038">
                <text:p>2.5038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776">
                <text:p>2.577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8.1621">
                <text:p>8.1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9">
                <text:p>2.69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7.256">
                <text:p>7.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849">
                <text:p>2.7849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6.4452">
                <text:p>6.44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772">
                <text:p>2.8772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5.7199">
                <text:p>5.7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5.0717">
                <text:p>5.0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4.4925">
                <text:p>4.4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3.9754">
                <text:p>3.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3.5141">
                <text:p>3.5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3.1028">
                <text:p>3.1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2.4101">
                <text:p>2.4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2.1199">
                <text:p>2.1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1.4298">
                <text:p>1.4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2497">
                <text:p>1.249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draw:stroke="dash" draw:stroke-dash="Line_20_Style_20_2" svg:stroke-width="0.051cm" svg:stroke-color="#000000" draw:fill-color="#0000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66cm" svg:height="9.105cm" xlink:href=".." xlink:type="simple" chart:class="chart:scatter" chart:style-name="ch1">
        <chart:legend chart:legend-position="bottom" svg:x="1.523cm" svg:y="7.326cm" style:legend-expansion="wide" chart:style-name="ch2"/>
        <chart:plot-area chart:style-name="ch3" table:cell-range-address="C_13deg_2.E2:C_13deg_2.F30 C_13deg_2.E1:C_13deg_2.E1 C_13deg_2.E33:C_13deg_2.E36 Sheet1_2.AH2:Sheet1_2.AI2 Sheet1_2.AK5:Sheet1_2.AK15 C_13deg_2.W1:C_13deg_2.W27 C_13deg_2.O1:C_13deg_2.O42 Sheet1_2.AM5:Sheet1_2.AM15" chart:data-source-has-labels="row" svg:x="1.359cm" svg:y="0.863cm" svg:width="11.761cm" svg:height="5.225cm">
          <chartooo:coordinate-region svg:x="2.536cm" svg:y="1.075cm" svg:width="10.252cm" svg:height="4.34cm"/>
          <chart:axis chart:dimension="x" chart:name="primary-x" chart:style-name="ch4">
            <chart:title svg:x="6.315cm" svg:y="6.271cm" chart:style-name="ch5">
              <text:p>PT [GeV/c]</text:p>
            </chart:title>
          </chart:axis>
          <chart:axis chart:dimension="y" chart:name="primary-y" chart:style-name="ch6">
            <chart:title svg:x="0.451cm" svg:y="4.002cm" chart:style-name="ch7">
              <text:p>sigma</text:p>
            </chart:title>
            <chart:grid chart:style-name="ch8" chart:class="major"/>
          </chart:axis>
          <chart:series chart:style-name="ch9" chart:values-cell-range-address="C_13deg_2.E2:C_13deg_2.E30" chart:label-cell-address="C_13deg_2.E1:C_13deg_2.E1" chart:class="chart:scatter">
            <chart:domain table:cell-range-address="C_13deg_2.F2:C_13deg_2.F30"/>
            <chart:data-point chart:repeated="29"/>
          </chart:series>
          <chart:series chart:style-name="ch10" chart:values-cell-range-address="C_13deg_2.E34:C_13deg_2.E36" chart:label-cell-address="C_13deg_2.E33:C_13deg_2.E33" chart:class="chart:scatter">
            <chart:domain table:cell-range-address="C_13deg_2.F34:C_13deg_2.F36"/>
            <chart:data-point chart:repeated="3"/>
          </chart:series>
          <chart:series chart:style-name="ch11" chart:values-cell-range-address="Sheet1_2.AK5:Sheet1_2.AK15" chart:label-cell-address="Sheet1_2.AI2:Sheet1_2.AI2" chart:class="chart:scatter">
            <chart:domain table:cell-range-address="Sheet1_2.AG5:Sheet1_2.AG15"/>
            <chart:data-point chart:repeated="11"/>
          </chart:series>
          <chart:series chart:style-name="ch12" chart:values-cell-range-address="C_13deg_2.W2:C_13deg_2.W27" chart:label-cell-address="C_13deg_2.W1:C_13deg_2.W1" chart:class="chart:scatter">
            <chart:domain table:cell-range-address="C_13deg_2.V2:C_13deg_2.V27"/>
            <chart:data-point chart:repeated="26"/>
          </chart:series>
          <chart:series chart:style-name="ch13" chart:values-cell-range-address="C_13deg_2.O2:C_13deg_2.O42" chart:label-cell-address="C_13deg_2.O1:C_13deg_2.O1" chart:class="chart:scatter">
            <chart:domain table:cell-range-address="C_13deg_2.S2:C_13deg_2.S42"/>
            <chart:data-point chart:repeated="41"/>
          </chart:series>
          <chart:series chart:style-name="ch14" chart:values-cell-range-address="Sheet1_2.AM5:Sheet1_2.AM15" chart:label-cell-address="Sheet1_2.AH2:Sheet1_2.AH2" chart:class="chart:scatter">
            <chart:domain table:cell-range-address="Sheet1_2.AG5:Sheet1_2.AG1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_2.E33:C_13deg_2.E33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Normalized scaling fit </text:p>
                <draw:g>
                  <svg:desc>Sheet1_2.AI2:Sheet1_2.AI2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(gamma,pi+) 20-60° [2]</text:p>
                <draw:g>
                  <svg:desc>C_13deg_2.W1:C_13deg_2.W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2:Sheet1_2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_2.F2:C_13deg_2.F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0.23795322528494">
                <text:p>0.23795322528494</text:p>
                <draw:g>
                  <svg:desc>C_13deg_2.F34:C_13deg_2.F36</svg:desc>
                </draw:g>
              </table:table-cell>
              <table:table-cell office:value-type="float" office:value="84.603">
                <text:p>84.603</text:p>
                <draw:g>
                  <svg:desc>C_13deg_2.E34:C_13deg_2.E36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93.7005695245735">
                <text:p>93.7005695245735</text:p>
                <draw:g>
                  <svg:desc>Sheet1_2.AK5:Sheet1_2.AK15</svg:desc>
                </draw:g>
              </table:table-cell>
              <table:table-cell office:value-type="float" office:value="0.225949673846789">
                <text:p>0.225949673846789</text:p>
                <draw:g>
                  <svg:desc>C_13deg_2.V2:C_13deg_2.V27</svg:desc>
                </draw:g>
              </table:table-cell>
              <table:table-cell office:value-type="float" office:value="1761.2">
                <text:p>1761.2</text:p>
                <draw:g>
                  <svg:desc>C_13deg_2.W2:C_13deg_2.W27</svg:desc>
                </draw:g>
              </table:table-cell>
              <table:table-cell office:value-type="float" office:value="0.224951054343865">
                <text:p>0.224951054343865</text:p>
                <draw:g>
                  <svg:desc>C_13deg_2.S2:C_13deg_2.S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2180.61808897201">
                <text:p>2180.61808897201</text:p>
                <draw:g>
                  <svg:desc>Sheet1_2.AM5:Sheet1_2.A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25">
                <text:p>0.25</text:p>
              </table:table-cell>
              <table:table-cell office:value-type="float" office:value="60.9925830475551">
                <text:p>60.9925830475551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433.6">
                <text:p>1433.6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25">
                <text:p>0.25</text:p>
              </table:table-cell>
              <table:table-cell office:value-type="float" office:value="1419.43139258877">
                <text:p>1419.43139258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3">
                <text:p>0.3</text:p>
              </table:table-cell>
              <table:table-cell office:value-type="float" office:value="39.7019485120342">
                <text:p>39.7019485120342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949.85">
                <text:p>949.85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3">
                <text:p>0.3</text:p>
              </table:table-cell>
              <table:table-cell office:value-type="float" office:value="923.95155688005">
                <text:p>923.95155688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25.8432195669306">
                <text:p>25.8432195669306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438.99">
                <text:p>438.99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35">
                <text:p>0.35</text:p>
              </table:table-cell>
              <table:table-cell office:value-type="float" office:value="601.428490252079">
                <text:p>601.42849025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6.8221465851265">
                <text:p>16.8221465851265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73.87">
                <text:p>173.87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4">
                <text:p>0.4</text:p>
              </table:table-cell>
              <table:table-cell office:value-type="float" office:value="391.488304980317">
                <text:p>391.488304980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10.9500526820426">
                <text:p>10.9500526820426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68.863">
                <text:p>68.863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45">
                <text:p>0.45</text:p>
              </table:table-cell>
              <table:table-cell office:value-type="float" office:value="254.831780370304">
                <text:p>254.83178037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7.12772612774177">
                <text:p>7.127726127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5">
                <text:p>0.5</text:p>
              </table:table-cell>
              <table:table-cell office:value-type="float" office:value="165.877844779971">
                <text:p>165.877844779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4.63965619411209">
                <text:p>4.6396561941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55">
                <text:p>0.55</text:p>
              </table:table-cell>
              <table:table-cell office:value-type="float" office:value="107.974991772473">
                <text:p>107.974991772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3.02009493824123">
                <text:p>3.02009493824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6">
                <text:p>0.6</text:p>
              </table:table-cell>
              <table:table-cell office:value-type="float" office:value="70.2842435873827">
                <text:p>70.2842435873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1.96587269711173">
                <text:p>1.96587269711173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1108.4">
                <text:p>1108.4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65">
                <text:p>0.65</text:p>
              </table:table-cell>
              <table:table-cell office:value-type="float" office:value="45.7501761802396">
                <text:p>45.7501761802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1.27964701119627">
                <text:p>1.27964701119627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97.77">
                <text:p>597.77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7">
                <text:p>0.7</text:p>
              </table:table-cell>
              <table:table-cell office:value-type="float" office:value="29.7801970070388">
                <text:p>29.7801970070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322.39">
                <text:p>322.39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93.771">
                <text:p>93.771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228.5">
                <text:p>1228.5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949.85">
                <text:p>949.85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629.34">
                <text:p>629.34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416.98">
                <text:p>416.98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290.86">
                <text:p>290.86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66cm" svg:height="9.073cm" xlink:href=".." xlink:type="simple" chart:class="chart:scatter" chart:column-mapping="0" chart:style-name="ch1">
        <chart:legend chart:legend-position="bottom" svg:x="2.905cm" svg:y="7.792cm" style:legend-expansion="wide" chart:style-name="ch2"/>
        <chart:plot-area chart:style-name="ch3" table:cell-range-address="C_13deg_2.E2:C_13deg_2.F30 C_13deg_2.E1:C_13deg_2.E1 Sheet1_2.AI2:Sheet1_2.AI2 Sheet1_2.AQ5:Sheet1_2.AQ15 C_13deg_2.E33:C_13deg_2.E36 C_13deg_2.O1:C_13deg_2.O42" chart:data-source-has-labels="row" svg:x="1.359cm" svg:y="0.859cm" svg:width="11.761cm" svg:height="5.696cm">
          <chartooo:coordinate-region svg:x="2.351cm" svg:y="1.072cm" svg:width="10.437cm" svg:height="4.81cm"/>
          <chart:axis chart:dimension="x" chart:name="primary-x" chart:style-name="ch4">
            <chart:title svg:x="6.315cm" svg:y="6.737cm" chart:style-name="ch5">
              <text:p>PT [GeV/c]</text:p>
            </chart:title>
          </chart:axis>
          <chart:axis chart:dimension="y" chart:name="primary-y" chart:style-name="ch6">
            <chart:title svg:x="0.451cm" svg:y="6.086cm" chart:style-name="ch7">
              <text:p>ds/dp/dOmega [ub/sr/(GeV/c)]</text:p>
            </chart:title>
            <chart:grid chart:style-name="ch8" chart:class="major"/>
          </chart:axis>
          <chart:series chart:style-name="ch9" chart:values-cell-range-address="C_13deg_2.E2:C_13deg_2.E30" chart:label-cell-address="C_13deg_2.E1:C_13deg_2.E1" chart:class="chart:scatter">
            <chart:domain table:cell-range-address="C_13deg_2.F2:C_13deg_2.F30"/>
            <chart:data-point chart:repeated="29"/>
          </chart:series>
          <chart:series chart:style-name="ch10" chart:values-cell-range-address="Sheet1_2.AQ5:Sheet1_2.AQ15" chart:label-cell-address="Sheet1_2.AI2:Sheet1_2.AI2" chart:class="chart:scatter">
            <chart:domain table:cell-range-address="Sheet1_2.AG5:Sheet1_2.AG15"/>
            <chart:data-point chart:repeated="11"/>
          </chart:series>
          <chart:series chart:style-name="ch11" chart:values-cell-range-address="C_13deg_2.E34:C_13deg_2.E36" chart:label-cell-address="C_13deg_2.E33:C_13deg_2.E33" chart:class="chart:scatter">
            <chart:domain table:cell-range-address="C_13deg_2.F34:C_13deg_2.F36"/>
            <chart:data-point chart:repeated="3"/>
          </chart:series>
          <chart:series chart:style-name="ch12" chart:values-cell-range-address="C_13deg_2.O2:C_13deg_2.O42" chart:label-cell-address="C_13deg_2.O1:C_13deg_2.O1" chart:class="chart:scatter">
            <chart:domain table:cell-range-address="C_13deg_2.S2:C_13deg_2.S42"/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Normalized scaling fit </text:p>
                <draw:g>
                  <svg:desc>Sheet1_2.AI2:Sheet1_2.AI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_2.E33:C_13deg_2.E3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_2.F2:C_13deg_2.F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36.8689699607514">
                <text:p>36.8689699607514</text:p>
                <draw:g>
                  <svg:desc>Sheet1_2.AQ5:Sheet1_2.AQ15</svg:desc>
                </draw:g>
              </table:table-cell>
              <table:table-cell office:value-type="float" office:value="0.23795322528494">
                <text:p>0.23795322528494</text:p>
                <draw:g>
                  <svg:desc>C_13deg_2.F34:C_13deg_2.F36</svg:desc>
                </draw:g>
              </table:table-cell>
              <table:table-cell office:value-type="float" office:value="84.603">
                <text:p>84.603</text:p>
                <draw:g>
                  <svg:desc>C_13deg_2.E34:C_13deg_2.E36</svg:desc>
                </draw:g>
              </table:table-cell>
              <table:table-cell office:value-type="float" office:value="0.224951054343865">
                <text:p>0.224951054343865</text:p>
                <draw:g>
                  <svg:desc>C_13deg_2.S2:C_13deg_2.S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25">
                <text:p>0.25</text:p>
              </table:table-cell>
              <table:table-cell office:value-type="float" office:value="30.1286050547561">
                <text:p>30.1286050547561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3">
                <text:p>0.3</text:p>
              </table:table-cell>
              <table:table-cell office:value-type="float" office:value="23.5895375402911">
                <text:p>23.5895375402911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0.35">
                <text:p>0.35</text:p>
              </table:table-cell>
              <table:table-cell office:value-type="float" office:value="17.9399410968128">
                <text:p>17.939941096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0.4">
                <text:p>0.4</text:p>
              </table:table-cell>
              <table:table-cell office:value-type="float" office:value="13.358297429603">
                <text:p>13.358297429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0.45">
                <text:p>0.45</text:p>
              </table:table-cell>
              <table:table-cell office:value-type="float" office:value="9.7884831734848">
                <text:p>9.788483173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0.5">
                <text:p>0.5</text:p>
              </table:table-cell>
              <table:table-cell office:value-type="float" office:value="7.08281694807381">
                <text:p>7.0828169480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0.55">
                <text:p>0.55</text:p>
              </table:table-cell>
              <table:table-cell office:value-type="float" office:value="5.07318102358647">
                <text:p>5.0731810235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0.6">
                <text:p>0.6</text:p>
              </table:table-cell>
              <table:table-cell office:value-type="float" office:value="3.60342495561694">
                <text:p>3.6034249556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0.65">
                <text:p>0.65</text:p>
              </table:table-cell>
              <table:table-cell office:value-type="float" office:value="2.54155436546894">
                <text:p>2.54155436546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0.7">
                <text:p>0.7</text:p>
              </table:table-cell>
              <table:table-cell office:value-type="float" office:value="1.78191898777475">
                <text:p>1.7819189877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1" chart:reverse-direction="false" text:line-break="false" chart:link-data-style-to-source="false" chart:axis-position="0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aximum="10000" chart:reverse-direction="false" text:line-break="false" chart:axis-position="end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draw:stroke="dash" draw:stroke-dash="Line_20_Style_20_2" svg:stroke-width="0.051cm" svg:stroke-color="#000000" draw:fill-color="#0000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665cm" svg:height="9.069cm" xlink:href=".." xlink:type="simple" chart:class="chart:scatter" chart:style-name="ch1">
        <chart:legend chart:legend-position="bottom" svg:x="1.561cm" svg:y="7.29cm" style:legend-expansion="wide" chart:style-name="ch2"/>
        <chart:plot-area chart:style-name="ch3" table:cell-range-address="C_13deg_2.E2:C_13deg_2.F30 C_13deg_2.E1:C_13deg_2.E1 C_13deg_2.E33:C_13deg_2.E36 Sheet1_2.AH2:Sheet1_2.AI2 Sheet1_2.AQ5:Sheet1_2.AQ15 C_13deg_2.U1:C_13deg_2.U27 C_13deg_2.O1:C_13deg_2.O42 Sheet1_2.AL5:Sheet1_2.AL15" chart:data-source-has-labels="row" svg:x="1.359cm" svg:y="0.859cm" svg:width="11.172cm" svg:height="5.194cm">
          <chartooo:coordinate-region svg:x="2.536cm" svg:y="1.058cm" svg:width="8.817cm" svg:height="4.322cm"/>
          <chart:axis chart:dimension="x" chart:name="primary-x" chart:style-name="ch4">
            <chart:title svg:x="6.021cm" svg:y="6.235cm" chart:style-name="ch5">
              <text:p>PT [GeV/c]</text:p>
            </chart:title>
          </chart:axis>
          <chart:axis chart:dimension="y" chart:name="primary-y" chart:style-name="ch6">
            <chart:title svg:x="0.451cm" svg:y="6.113cm" chart:style-name="ch7">
              <text:p>Ed^3s/dp^3 [ub/sr/(GeV/c)^2][c/Q]</text:p>
            </chart:title>
            <chart:grid chart:style-name="ch8" chart:class="major"/>
          </chart:axis>
          <chart:axis chart:dimension="y" chart:name="secondary-y" chart:style-name="ch9">
            <chart:title svg:x="12.805cm" svg:y="5.656cm" chart:style-name="ch10">
              <text:p>ds/dp/dOmega [ub/sr/(GeV/c)]</text:p>
            </chart:title>
          </chart:axis>
          <chart:series chart:attached-axis="secondary-y" chart:style-name="ch11" chart:values-cell-range-address="C_13deg_2.E2:C_13deg_2.E30" chart:label-cell-address="C_13deg_2.E1:C_13deg_2.E1" chart:class="chart:scatter">
            <chart:domain table:cell-range-address="C_13deg_2.F2:C_13deg_2.F30"/>
            <chart:data-point chart:repeated="29"/>
          </chart:series>
          <chart:series chart:attached-axis="secondary-y" chart:style-name="ch12" chart:values-cell-range-address="C_13deg_2.E34:C_13deg_2.E36" chart:label-cell-address="C_13deg_2.E33:C_13deg_2.E33" chart:class="chart:scatter">
            <chart:domain table:cell-range-address="C_13deg_2.F34:C_13deg_2.F36"/>
            <chart:data-point chart:repeated="3"/>
          </chart:series>
          <chart:series chart:attached-axis="secondary-y" chart:style-name="ch13" chart:values-cell-range-address="Sheet1_2.AQ5:Sheet1_2.AQ15" chart:label-cell-address="Sheet1_2.AI2:Sheet1_2.AI2" chart:class="chart:scatter">
            <chart:domain table:cell-range-address="Sheet1_2.AG5:Sheet1_2.AG15"/>
            <chart:data-point chart:repeated="11"/>
          </chart:series>
          <chart:series chart:attached-axis="primary-y" chart:style-name="ch14" chart:values-cell-range-address="C_13deg_2.U2:C_13deg_2.U27" chart:label-cell-address="C_13deg_2.U1:C_13deg_2.U1" chart:class="chart:scatter">
            <chart:domain table:cell-range-address="C_13deg_2.V2:C_13deg_2.V27"/>
            <chart:data-point chart:repeated="26"/>
          </chart:series>
          <chart:series chart:attached-axis="secondary-y" chart:style-name="ch15" chart:values-cell-range-address="C_13deg_2.O2:C_13deg_2.O42" chart:label-cell-address="C_13deg_2.O1:C_13deg_2.O1" chart:class="chart:scatter">
            <chart:domain table:cell-range-address="C_13deg_2.S2:C_13deg_2.S42"/>
            <chart:data-point chart:repeated="41"/>
          </chart:series>
          <chart:series chart:attached-axis="primary-y" chart:style-name="ch16" chart:values-cell-range-address="Sheet1_2.AL5:Sheet1_2.AL15" chart:label-cell-address="Sheet1_2.AH2:Sheet1_2.AH2" chart:class="chart:scatter">
            <chart:domain table:cell-range-address="Sheet1_2.AG5:Sheet1_2.AG15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_2.E33:C_13deg_2.E33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Normalized scaling fit </text:p>
                <draw:g>
                  <svg:desc>Sheet1_2.AI2:Sheet1_2.AI2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(gamma,pi-) 20-60° [2]</text:p>
                <draw:g>
                  <svg:desc>C_13deg_2.U1:C_13deg_2.U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2:Sheet1_2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_2.F2:C_13deg_2.F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0.23795322528494">
                <text:p>0.23795322528494</text:p>
                <draw:g>
                  <svg:desc>C_13deg_2.F34:C_13deg_2.F36</svg:desc>
                </draw:g>
              </table:table-cell>
              <table:table-cell office:value-type="float" office:value="84.603">
                <text:p>84.603</text:p>
                <draw:g>
                  <svg:desc>C_13deg_2.E34:C_13deg_2.E36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36.8689699607514">
                <text:p>36.8689699607514</text:p>
                <draw:g>
                  <svg:desc>Sheet1_2.AQ5:Sheet1_2.AQ15</svg:desc>
                </draw:g>
              </table:table-cell>
              <table:table-cell office:value-type="float" office:value="0.225949673846789">
                <text:p>0.225949673846789</text:p>
                <draw:g>
                  <svg:desc>C_13deg_2.V2:C_13deg_2.V27</svg:desc>
                </draw:g>
              </table:table-cell>
              <table:table-cell office:value-type="float" office:value="1501.3">
                <text:p>1501.3</text:p>
                <draw:g>
                  <svg:desc>C_13deg_2.U2:C_13deg_2.U27</svg:desc>
                </draw:g>
              </table:table-cell>
              <table:table-cell office:value-type="float" office:value="0.224951054343865">
                <text:p>0.224951054343865</text:p>
                <draw:g>
                  <svg:desc>C_13deg_2.S2:C_13deg_2.S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1746.0228252567">
                <text:p>1746.0228252567</text:p>
                <draw:g>
                  <svg:desc>Sheet1_2.AL5:Sheet1_2.A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25">
                <text:p>0.25</text:p>
              </table:table-cell>
              <table:table-cell office:value-type="float" office:value="30.1286050547561">
                <text:p>30.1286050547561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25">
                <text:p>0.25</text:p>
              </table:table-cell>
              <table:table-cell office:value-type="float" office:value="1125.62696226841">
                <text:p>1125.62696226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3">
                <text:p>0.3</text:p>
              </table:table-cell>
              <table:table-cell office:value-type="float" office:value="23.5895375402911">
                <text:p>23.5895375402911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3">
                <text:p>0.3</text:p>
              </table:table-cell>
              <table:table-cell office:value-type="float" office:value="725.669813623046">
                <text:p>725.669813623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17.9399410968128">
                <text:p>17.9399410968128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35">
                <text:p>0.35</text:p>
              </table:table-cell>
              <table:table-cell office:value-type="float" office:value="467.825217461463">
                <text:p>467.825217461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3.358297429603">
                <text:p>13.358297429603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4">
                <text:p>0.4</text:p>
              </table:table-cell>
              <table:table-cell office:value-type="float" office:value="301.597820364282">
                <text:p>301.59782036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9.7884831734848">
                <text:p>9.7884831734848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45">
                <text:p>0.45</text:p>
              </table:table-cell>
              <table:table-cell office:value-type="float" office:value="194.434249915095">
                <text:p>194.434249915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7.08281694807381">
                <text:p>7.0828169480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5">
                <text:p>0.5</text:p>
              </table:table-cell>
              <table:table-cell office:value-type="float" office:value="125.347979950198">
                <text:p>125.347979950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5.07318102358647">
                <text:p>5.07318102358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55">
                <text:p>0.55</text:p>
              </table:table-cell>
              <table:table-cell office:value-type="float" office:value="80.8094051560177">
                <text:p>80.8094051560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3.60342495561694">
                <text:p>3.6034249556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6">
                <text:p>0.6</text:p>
              </table:table-cell>
              <table:table-cell office:value-type="float" office:value="52.0962520837106">
                <text:p>52.0962520837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2.54155436546894">
                <text:p>2.54155436546894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895.66">
                <text:p>895.66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65">
                <text:p>0.65</text:p>
              </table:table-cell>
              <table:table-cell office:value-type="float" office:value="33.5854406542109">
                <text:p>33.5854406542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1.78191898777475">
                <text:p>1.78191898777475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7">
                <text:p>0.7</text:p>
              </table:table-cell>
              <table:table-cell office:value-type="float" office:value="21.6518804870076">
                <text:p>21.6518804870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6" chart:maximum="3" chart:reverse-direction="false" text:line-break="false" chart:axis-position="0"/>
      <style:graphic-properties svg:stroke-color="#b3b3b3"/>
      <style:text-properties fo:font-size="8pt" fo:font-weight="350" style:font-size-asian="8pt" style:font-weight-asian="350" style:font-size-complex="8pt" style:font-weight-complex="100"/>
    </style:style>
    <style:style style:name="ch5" style:family="chart" style:data-style-name="N0">
      <style:chart-properties chart:display-label="true" chart:logarithmic="true" chart:maximum="10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cm" chart:symbol-height="0.2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39cm" svg:height="9.1cm" xlink:href=".." xlink:type="simple" chart:class="chart:scatter" chart:style-name="ch1">
        <chart:legend chart:legend-position="bottom" svg:x="1.318cm" svg:y="7.873cm" style:legend-expansion="wide" chart:style-name="ch2"/>
        <chart:plot-area chart:style-name="ch3" table:cell-range-address="C_13deg_2.D2:C_13deg_2.E30 C_13deg_2.E1:C_13deg_2.E1 C_13deg_2.E33:C_13deg_2.E36 C_13deg_2.O1:C_13deg_2.O42 C_13deg_2.Q1:C_13deg_2.R42" chart:data-source-has-labels="row" svg:x="0.676cm" svg:y="0.863cm" svg:width="10.211cm" svg:height="6.408cm">
          <chartooo:coordinate-region svg:x="1.403cm" svg:y="1.049cm" svg:width="9.484cm" svg:height="5.6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_13deg_2.E2:C_13deg_2.E30" chart:label-cell-address="C_13deg_2.E1:C_13deg_2.E1" chart:class="chart:scatter">
            <chart:domain table:cell-range-address="C_13deg_2.D2:C_13deg_2.D30"/>
            <chart:data-point chart:repeated="29"/>
          </chart:series>
          <chart:series chart:style-name="ch8" chart:values-cell-range-address="C_13deg_2.E34:C_13deg_2.E36" chart:label-cell-address="C_13deg_2.E33:C_13deg_2.E33" chart:class="chart:scatter">
            <chart:domain table:cell-range-address="C_13deg_2.D34:C_13deg_2.D36"/>
            <chart:data-point chart:repeated="3"/>
          </chart:series>
          <chart:series chart:style-name="ch9" chart:values-cell-range-address="C_13deg_2.O2:C_13deg_2.O42" chart:label-cell-address="C_13deg_2.O1:C_13deg_2.O1" chart:class="chart:scatter">
            <chart:domain table:cell-range-address="C_13deg_2.P2:C_13deg_2.P42"/>
            <chart:data-point chart:repeated="41"/>
          </chart:series>
          <chart:series chart:style-name="ch10" chart:values-cell-range-address="C_13deg_2.Q2:C_13deg_2.Q42" chart:label-cell-address="C_13deg_2.Q1:C_13deg_2.Q1" chart:class="chart:scatter">
            <chart:domain table:cell-range-address="C_13deg_2.P2:C_13deg_2.P42"/>
            <chart:data-point chart:repeated="41"/>
          </chart:series>
          <chart:series chart:style-name="ch11" chart:values-cell-range-address="C_13deg_2.R2:C_13deg_2.R42" chart:label-cell-address="C_13deg_2.R1:C_13deg_2.R1" chart:class="chart:scatter">
            <chart:domain table:cell-range-address="C_13deg_2.P2:C_13deg_2.P42"/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pc (digitized) [1]</text:p>
                <draw:g>
                  <svg:desc>C_13deg_2.E33:C_13deg_2.E3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rrected epc</text:p>
                <draw:g>
                  <svg:desc>C_13deg_2.Q1:C_13deg_2.Q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ine</text:p>
                <draw:g>
                  <svg:desc>C_13deg_2.R1:C_13deg_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022">
                <text:p>0.70022</text:p>
                <draw:g>
                  <svg:desc>C_13deg_2.D2:C_13deg_2.D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1.0578">
                <text:p>1.0578</text:p>
                <draw:g>
                  <svg:desc>C_13deg_2.D34:C_13deg_2.D36</svg:desc>
                </draw:g>
              </table:table-cell>
              <table:table-cell office:value-type="float" office:value="84.603">
                <text:p>84.603</text:p>
                <draw:g>
                  <svg:desc>C_13deg_2.E34:C_13deg_2.E36</svg:desc>
                </draw:g>
              </table:table-cell>
              <table:table-cell office:value-type="float" office:value="1">
                <text:p>1</text:p>
                <draw:g>
                  <svg:desc>C_13deg_2.P2:C_13deg_2.P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  <table:table-cell office:value-type="float" office:value="1">
                <text:p>1</text:p>
                <draw:g>
                  <svg:desc>C_13deg_2.P2:C_13deg_2.P42</svg:desc>
                </draw:g>
              </table:table-cell>
              <table:table-cell office:value-type="float" office:value="25.0631712014933">
                <text:p>25.0631712014933</text:p>
                <draw:g>
                  <svg:desc>C_13deg_2.Q2:C_13deg_2.Q42</svg:desc>
                </draw:g>
              </table:table-cell>
              <table:table-cell office:value-type="float" office:value="1">
                <text:p>1</text:p>
                <draw:g>
                  <svg:desc>C_13deg_2.P2:C_13deg_2.P42</svg:desc>
                </draw:g>
              </table:table-cell>
              <table:table-cell office:value-type="float" office:value="18.0147484511008">
                <text:p>18.0147484511008</text:p>
                <draw:g>
                  <svg:desc>C_13deg_2.R2:C_13deg_2.R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07">
                <text:p>0.79507</text:p>
              </table:table-cell>
              <table:table-cell office:value-type="float" office:value="38.545">
                <text:p>38.545</text:p>
              </table:table-cell>
              <table:table-cell office:value-type="float" office:value="2.0999">
                <text:p>2.0999</text:p>
              </table:table-cell>
              <table:table-cell office:value-type="float" office:value="9.9222">
                <text:p>9.9222</text:p>
              </table:table-cell>
              <table:table-cell office:value-type="float" office:value="1.05">
                <text:p>1.05</text:p>
              </table:table-cell>
              <table:table-cell office:value-type="float" office:value="114.1">
                <text:p>114.1</text:p>
              </table:table-cell>
              <table:table-cell office:value-type="float" office:value="1.05">
                <text:p>1.05</text:p>
              </table:table-cell>
              <table:table-cell office:value-type="float" office:value="22.6242708393227">
                <text:p>22.6242708393227</text:p>
              </table:table-cell>
              <table:table-cell office:value-type="float" office:value="1.05">
                <text:p>1.05</text:p>
              </table:table-cell>
              <table:table-cell office:value-type="float" office:value="16.2617309989763">
                <text:p>16.2617309989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992">
                <text:p>0.88992</text:p>
              </table:table-cell>
              <table:table-cell office:value-type="float" office:value="35.766">
                <text:p>35.766</text:p>
              </table:table-cell>
              <table:table-cell office:value-type="float" office:value="2.9936">
                <text:p>2.9936</text:p>
              </table:table-cell>
              <table:table-cell office:value-type="float" office:value="1.1184">
                <text:p>1.1184</text:p>
              </table:table-cell>
              <table:table-cell office:value-type="float" office:value="1.1">
                <text:p>1.1</text:p>
              </table:table-cell>
              <table:table-cell office:value-type="float" office:value="102.9">
                <text:p>102.9</text:p>
              </table:table-cell>
              <table:table-cell office:value-type="float" office:value="1.1">
                <text:p>1.1</text:p>
              </table:table-cell>
              <table:table-cell office:value-type="float" office:value="20.4034835176714">
                <text:p>20.4034835176714</text:p>
              </table:table-cell>
              <table:table-cell office:value-type="float" office:value="1.1">
                <text:p>1.1</text:p>
              </table:table-cell>
              <table:table-cell office:value-type="float" office:value="14.6654874653345">
                <text:p>14.6654874653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37">
                <text:p>1.00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92.74">
                <text:p>92.74</text:p>
              </table:table-cell>
              <table:table-cell office:value-type="float" office:value="1.15">
                <text:p>1.15</text:p>
              </table:table-cell>
              <table:table-cell office:value-type="float" office:value="18.388912161602">
                <text:p>18.388912161602</text:p>
              </table:table-cell>
              <table:table-cell office:value-type="float" office:value="1.15">
                <text:p>1.15</text:p>
              </table:table-cell>
              <table:table-cell office:value-type="float" office:value="13.2174665455308">
                <text:p>13.2174665455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9">
                <text:p>1.099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83.523">
                <text:p>83.523</text:p>
              </table:table-cell>
              <table:table-cell office:value-type="float" office:value="1.2">
                <text:p>1.2</text:p>
              </table:table-cell>
              <table:table-cell office:value-type="float" office:value="16.5613231666324">
                <text:p>16.5613231666324</text:p>
              </table:table-cell>
              <table:table-cell office:value-type="float" office:value="1.2">
                <text:p>1.2</text:p>
              </table:table-cell>
              <table:table-cell office:value-type="float" office:value="11.90384363039">
                <text:p>11.90384363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38">
                <text:p>1.1938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75.175">
                <text:p>75.175</text:p>
              </table:table-cell>
              <table:table-cell office:value-type="float" office:value="1.25">
                <text:p>1.25</text:p>
              </table:table-cell>
              <table:table-cell office:value-type="float" office:value="14.906043473673">
                <text:p>14.906043473673</text:p>
              </table:table-cell>
              <table:table-cell office:value-type="float" office:value="1.25">
                <text:p>1.25</text:p>
              </table:table-cell>
              <table:table-cell office:value-type="float" office:value="10.7140721108505">
                <text:p>10.7140721108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84">
                <text:p>1.298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67.623">
                <text:p>67.623</text:p>
              </table:table-cell>
              <table:table-cell office:value-type="float" office:value="1.3">
                <text:p>1.3</text:p>
              </table:table-cell>
              <table:table-cell office:value-type="float" office:value="13.4085983082167">
                <text:p>13.4085983082167</text:p>
              </table:table-cell>
              <table:table-cell office:value-type="float" office:value="1.3">
                <text:p>1.3</text:p>
              </table:table-cell>
              <table:table-cell office:value-type="float" office:value="9.63774789959488">
                <text:p>9.63774789959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3">
                <text:p>1.393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60.795">
                <text:p>60.795</text:p>
              </table:table-cell>
              <table:table-cell office:value-type="float" office:value="1.35">
                <text:p>1.35</text:p>
              </table:table-cell>
              <table:table-cell office:value-type="float" office:value="12.0547111803385">
                <text:p>12.0547111803385</text:p>
              </table:table-cell>
              <table:table-cell office:value-type="float" office:value="1.35">
                <text:p>1.35</text:p>
              </table:table-cell>
              <table:table-cell office:value-type="float" office:value="8.66460943104965">
                <text:p>8.66460943104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876">
                <text:p>1.4876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4.629">
                <text:p>54.629</text:p>
              </table:table-cell>
              <table:table-cell office:value-type="float" office:value="1.4">
                <text:p>1.4</text:p>
              </table:table-cell>
              <table:table-cell office:value-type="float" office:value="10.8320884459366">
                <text:p>10.8320884459366</text:p>
              </table:table-cell>
              <table:table-cell office:value-type="float" office:value="1.4">
                <text:p>1.4</text:p>
              </table:table-cell>
              <table:table-cell office:value-type="float" office:value="7.78582035708218">
                <text:p>7.78582035708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26">
                <text:p>1.5726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49.062">
                <text:p>49.062</text:p>
              </table:table-cell>
              <table:table-cell office:value-type="float" office:value="1.45">
                <text:p>1.45</text:p>
              </table:table-cell>
              <table:table-cell office:value-type="float" office:value="9.72823817632648">
                <text:p>9.72823817632648</text:p>
              </table:table-cell>
              <table:table-cell office:value-type="float" office:value="1.45">
                <text:p>1.45</text:p>
              </table:table-cell>
              <table:table-cell office:value-type="float" office:value="6.99240180781574">
                <text:p>6.9924018078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57">
                <text:p>1.6857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44.04">
                <text:p>44.04</text:p>
              </table:table-cell>
              <table:table-cell office:value-type="float" office:value="1.5">
                <text:p>1.5</text:p>
              </table:table-cell>
              <table:table-cell office:value-type="float" office:value="8.73245300406461">
                <text:p>8.73245300406461</text:p>
              </table:table-cell>
              <table:table-cell office:value-type="float" office:value="1.5">
                <text:p>1.5</text:p>
              </table:table-cell>
              <table:table-cell office:value-type="float" office:value="6.27665760907026">
                <text:p>6.27665760907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96">
                <text:p>1.7796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39.513">
                <text:p>39.513</text:p>
              </table:table-cell>
              <table:table-cell office:value-type="float" office:value="1.55">
                <text:p>1.55</text:p>
              </table:table-cell>
              <table:table-cell office:value-type="float" office:value="7.83481870003645">
                <text:p>7.83481870003645</text:p>
              </table:table-cell>
              <table:table-cell office:value-type="float" office:value="1.55">
                <text:p>1.55</text:p>
              </table:table-cell>
              <table:table-cell office:value-type="float" office:value="5.63146167364199">
                <text:p>5.63146167364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38">
                <text:p>1.8738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35.433">
                <text:p>35.433</text:p>
              </table:table-cell>
              <table:table-cell office:value-type="float" office:value="1.6">
                <text:p>1.6</text:p>
              </table:table-cell>
              <table:table-cell office:value-type="float" office:value="7.02581760429204">
                <text:p>7.02581760429204</text:p>
              </table:table-cell>
              <table:table-cell office:value-type="float" office:value="1.6">
                <text:p>1.6</text:p>
              </table:table-cell>
              <table:table-cell office:value-type="float" office:value="5.04997295781532">
                <text:p>5.04997295781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733">
                <text:p>1.8733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31.758">
                <text:p>31.758</text:p>
              </table:table-cell>
              <table:table-cell office:value-type="float" office:value="1.65">
                <text:p>1.65</text:p>
              </table:table-cell>
              <table:table-cell office:value-type="float" office:value="6.2971217643752">
                <text:p>6.2971217643752</text:p>
              </table:table-cell>
              <table:table-cell office:value-type="float" office:value="1.65">
                <text:p>1.65</text:p>
              </table:table-cell>
              <table:table-cell office:value-type="float" office:value="4.52620554833909">
                <text:p>4.52620554833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771">
                <text:p>1.9771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28.45">
                <text:p>28.45</text:p>
              </table:table-cell>
              <table:table-cell office:value-type="float" office:value="1.7">
                <text:p>1.7</text:p>
              </table:table-cell>
              <table:table-cell office:value-type="float" office:value="5.64119636615891">
                <text:p>5.64119636615891</text:p>
              </table:table-cell>
              <table:table-cell office:value-type="float" office:value="1.7">
                <text:p>1.7</text:p>
              </table:table-cell>
              <table:table-cell office:value-type="float" office:value="4.05474361893844">
                <text:p>4.05474361893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57">
                <text:p>2.0057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25.473">
                <text:p>25.473</text:p>
              </table:table-cell>
              <table:table-cell office:value-type="float" office:value="1.75">
                <text:p>1.75</text:p>
              </table:table-cell>
              <table:table-cell office:value-type="float" office:value="5.0509031646807">
                <text:p>5.0509031646807</text:p>
              </table:table-cell>
              <table:table-cell office:value-type="float" office:value="1.75">
                <text:p>1.75</text:p>
              </table:table-cell>
              <table:table-cell office:value-type="float" office:value="3.63045638682668">
                <text:p>3.63045638682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13">
                <text:p>2.0713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2.796">
                <text:p>22.796</text:p>
              </table:table-cell>
              <table:table-cell office:value-type="float" office:value="1.8">
                <text:p>1.8</text:p>
              </table:table-cell>
              <table:table-cell office:value-type="float" office:value="4.52009533788958">
                <text:p>4.52009533788958</text:p>
              </table:table-cell>
              <table:table-cell office:value-type="float" office:value="1.8">
                <text:p>1.8</text:p>
              </table:table-cell>
              <table:table-cell office:value-type="float" office:value="3.24892567793746">
                <text:p>3.24892567793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05">
                <text:p>2.0705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20.388">
                <text:p>20.388</text:p>
              </table:table-cell>
              <table:table-cell office:value-type="float" office:value="1.85">
                <text:p>1.85</text:p>
              </table:table-cell>
              <table:table-cell office:value-type="float" office:value="4.04262606373455">
                <text:p>4.04262606373455</text:p>
              </table:table-cell>
              <table:table-cell office:value-type="float" office:value="1.85">
                <text:p>1.85</text:p>
              </table:table-cell>
              <table:table-cell office:value-type="float" office:value="2.90573331820446">
                <text:p>2.90573331820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743">
                <text:p>2.1743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8.225">
                <text:p>18.225</text:p>
              </table:table-cell>
              <table:table-cell office:value-type="float" office:value="1.9">
                <text:p>1.9</text:p>
              </table:table-cell>
              <table:table-cell office:value-type="float" office:value="3.61373651224064">
                <text:p>3.61373651224064</text:p>
              </table:table-cell>
              <table:table-cell office:value-type="float" office:value="1.9">
                <text:p>1.9</text:p>
              </table:table-cell>
              <table:table-cell office:value-type="float" office:value="2.59745878576988">
                <text:p>2.59745878576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031">
                <text:p>2.2031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16.281">
                <text:p>16.281</text:p>
              </table:table-cell>
              <table:table-cell office:value-type="float" office:value="1.95">
                <text:p>1.95</text:p>
              </table:table-cell>
              <table:table-cell office:value-type="float" office:value="3.2282712842683">
                <text:p>3.2282712842683</text:p>
              </table:table-cell>
              <table:table-cell office:value-type="float" office:value="1.95">
                <text:p>1.95</text:p>
              </table:table-cell>
              <table:table-cell office:value-type="float" office:value="2.32039651528776">
                <text:p>2.32039651528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694">
                <text:p>2.2694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4.536">
                <text:p>14.536</text:p>
              </table:table-cell>
              <table:table-cell office:value-type="float" office:value="2">
                <text:p>2</text:p>
              </table:table-cell>
              <table:table-cell office:value-type="float" office:value="2.88226468817174">
                <text:p>2.88226468817174</text:p>
              </table:table-cell>
              <table:table-cell office:value-type="float" office:value="2">
                <text:p>2</text:p>
              </table:table-cell>
              <table:table-cell office:value-type="float" office:value="2.0716960718766">
                <text:p>2.07169607187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23">
                <text:p>2.3623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12.969">
                <text:p>12.969</text:p>
              </table:table-cell>
              <table:table-cell office:value-type="float" office:value="2.05">
                <text:p>2.05</text:p>
              </table:table-cell>
              <table:table-cell office:value-type="float" office:value="2.57155274772284">
                <text:p>2.57155274772284</text:p>
              </table:table-cell>
              <table:table-cell office:value-type="float" office:value="2.05">
                <text:p>2.05</text:p>
              </table:table-cell>
              <table:table-cell office:value-type="float" office:value="1.84836449891081">
                <text:p>1.84836449891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101">
                <text:p>2.4101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1.564">
                <text:p>11.564</text:p>
              </table:table-cell>
              <table:table-cell office:value-type="float" office:value="2.1">
                <text:p>2.1</text:p>
              </table:table-cell>
              <table:table-cell office:value-type="float" office:value="2.29296290960498">
                <text:p>2.29296290960498</text:p>
              </table:table-cell>
              <table:table-cell office:value-type="float" office:value="2.1">
                <text:p>2.1</text:p>
              </table:table-cell>
              <table:table-cell office:value-type="float" office:value="1.64812144848521">
                <text:p>1.64812144848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745">
                <text:p>2.4745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10.303">
                <text:p>10.303</text:p>
              </table:table-cell>
              <table:table-cell office:value-type="float" office:value="2.15">
                <text:p>2.15</text:p>
              </table:table-cell>
              <table:table-cell office:value-type="float" office:value="2.04292605133691">
                <text:p>2.04292605133691</text:p>
              </table:table-cell>
              <table:table-cell office:value-type="float" office:value="2.15">
                <text:p>2.15</text:p>
              </table:table-cell>
              <table:table-cell office:value-type="float" office:value="1.46840152920642">
                <text:p>1.46840152920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038">
                <text:p>2.5038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9.174">
                <text:p>9.174</text:p>
              </table:table-cell>
              <table:table-cell office:value-type="float" office:value="2.2">
                <text:p>2.2</text:p>
              </table:table-cell>
              <table:table-cell office:value-type="float" office:value="1.81906275793117">
                <text:p>1.81906275793117</text:p>
              </table:table-cell>
              <table:table-cell office:value-type="float" office:value="2.2">
                <text:p>2.2</text:p>
              </table:table-cell>
              <table:table-cell office:value-type="float" office:value="1.30749448014556">
                <text:p>1.30749448014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776">
                <text:p>2.577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8.1621">
                <text:p>8.1621</text:p>
              </table:table-cell>
              <table:table-cell office:value-type="float" office:value="2.25">
                <text:p>2.25</text:p>
              </table:table-cell>
              <table:table-cell office:value-type="float" office:value="1.61841858911162">
                <text:p>1.61841858911162</text:p>
              </table:table-cell>
              <table:table-cell office:value-type="float" office:value="2.25">
                <text:p>2.25</text:p>
              </table:table-cell>
              <table:table-cell office:value-type="float" office:value="1.1632767273159">
                <text:p>1.16327672731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9">
                <text:p>2.69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7.256">
                <text:p>7.256</text:p>
              </table:table-cell>
              <table:table-cell office:value-type="float" office:value="2.3">
                <text:p>2.3</text:p>
              </table:table-cell>
              <table:table-cell office:value-type="float" office:value="1.43875292909838">
                <text:p>1.43875292909838</text:p>
              </table:table-cell>
              <table:table-cell office:value-type="float" office:value="2.3">
                <text:p>2.3</text:p>
              </table:table-cell>
              <table:table-cell office:value-type="float" office:value="1.0341377750094">
                <text:p>1.0341377750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849">
                <text:p>2.7849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6.4452">
                <text:p>6.4452</text:p>
              </table:table-cell>
              <table:table-cell office:value-type="float" office:value="2.35">
                <text:p>2.35</text:p>
              </table:table-cell>
              <table:table-cell office:value-type="float" office:value="1.27798378977741">
                <text:p>1.27798378977741</text:p>
              </table:table-cell>
              <table:table-cell office:value-type="float" office:value="2.35">
                <text:p>2.35</text:p>
              </table:table-cell>
              <table:table-cell office:value-type="float" office:value="0.918581144913253">
                <text:p>0.918581144913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772">
                <text:p>2.8772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5.7199">
                <text:p>5.7199</text:p>
              </table:table-cell>
              <table:table-cell office:value-type="float" office:value="2.4">
                <text:p>2.4</text:p>
              </table:table-cell>
              <table:table-cell office:value-type="float" office:value="1.13416798224226">
                <text:p>1.13416798224226</text:p>
              </table:table-cell>
              <table:table-cell office:value-type="float" office:value="2.4">
                <text:p>2.4</text:p>
              </table:table-cell>
              <table:table-cell office:value-type="float" office:value="0.815210123935536">
                <text:p>0.815210123935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5.0717">
                <text:p>5.0717</text:p>
              </table:table-cell>
              <table:table-cell office:value-type="float" office:value="2.45">
                <text:p>2.45</text:p>
              </table:table-cell>
              <table:table-cell office:value-type="float" office:value="1.00563991600169">
                <text:p>1.00563991600169</text:p>
              </table:table-cell>
              <table:table-cell office:value-type="float" office:value="2.45">
                <text:p>2.45</text:p>
              </table:table-cell>
              <table:table-cell office:value-type="float" office:value="0.722827529426014">
                <text:p>0.722827529426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4.4925">
                <text:p>4.4925</text:p>
              </table:table-cell>
              <table:table-cell office:value-type="float" office:value="2.5">
                <text:p>2.5</text:p>
              </table:table-cell>
              <table:table-cell office:value-type="float" office:value="0.890793485939152">
                <text:p>0.890793485939152</text:p>
              </table:table-cell>
              <table:table-cell office:value-type="float" office:value="2.5">
                <text:p>2.5</text:p>
              </table:table-cell>
              <table:table-cell office:value-type="float" office:value="0.640278935257678">
                <text:p>0.640278935257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3.9754">
                <text:p>3.9754</text:p>
              </table:table-cell>
              <table:table-cell office:value-type="float" office:value="2.55">
                <text:p>2.55</text:p>
              </table:table-cell>
              <table:table-cell office:value-type="float" office:value="0.788260528436841">
                <text:p>0.788260528436841</text:p>
              </table:table-cell>
              <table:table-cell office:value-type="float" office:value="2.55">
                <text:p>2.55</text:p>
              </table:table-cell>
              <table:table-cell office:value-type="float" office:value="0.566580941396411">
                <text:p>0.566580941396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3.5141">
                <text:p>3.5141</text:p>
              </table:table-cell>
              <table:table-cell office:value-type="float" office:value="2.6">
                <text:p>2.6</text:p>
              </table:table-cell>
              <table:table-cell office:value-type="float" office:value="0.696791850626327">
                <text:p>0.696791850626327</text:p>
              </table:table-cell>
              <table:table-cell office:value-type="float" office:value="2.6">
                <text:p>2.6</text:p>
              </table:table-cell>
              <table:table-cell office:value-type="float" office:value="0.500835660854537">
                <text:p>0.500835660854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3.1028">
                <text:p>3.1028</text:p>
              </table:table-cell>
              <table:table-cell office:value-type="float" office:value="2.65">
                <text:p>2.65</text:p>
              </table:table-cell>
              <table:table-cell office:value-type="float" office:value="0.615237401930329">
                <text:p>0.615237401930329</text:p>
              </table:table-cell>
              <table:table-cell office:value-type="float" office:value="2.65">
                <text:p>2.65</text:p>
              </table:table-cell>
              <table:table-cell office:value-type="float" office:value="0.442216467516422">
                <text:p>0.442216467516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2.7363">
                <text:p>2.7363</text:p>
              </table:table-cell>
              <table:table-cell office:value-type="float" office:value="2.7">
                <text:p>2.7</text:p>
              </table:table-cell>
              <table:table-cell office:value-type="float" office:value="0.542566102520935">
                <text:p>0.542566102520935</text:p>
              </table:table-cell>
              <table:table-cell office:value-type="float" office:value="2.7">
                <text:p>2.7</text:p>
              </table:table-cell>
              <table:table-cell office:value-type="float" office:value="0.389982248312874">
                <text:p>0.389982248312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2.4101">
                <text:p>2.4101</text:p>
              </table:table-cell>
              <table:table-cell office:value-type="float" office:value="2.75">
                <text:p>2.75</text:p>
              </table:table-cell>
              <table:table-cell office:value-type="float" office:value="0.477885671777841">
                <text:p>0.477885671777841</text:p>
              </table:table-cell>
              <table:table-cell office:value-type="float" office:value="2.75">
                <text:p>2.75</text:p>
              </table:table-cell>
              <table:table-cell office:value-type="float" office:value="0.343491655395555">
                <text:p>0.343491655395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2.1199">
                <text:p>2.1199</text:p>
              </table:table-cell>
              <table:table-cell office:value-type="float" office:value="2.8">
                <text:p>2.8</text:p>
              </table:table-cell>
              <table:table-cell office:value-type="float" office:value="0.420343485997197">
                <text:p>0.420343485997197</text:p>
              </table:table-cell>
              <table:table-cell office:value-type="float" office:value="2.8">
                <text:p>2.8</text:p>
              </table:table-cell>
              <table:table-cell office:value-type="float" office:value="0.302131845264942">
                <text:p>0.302131845264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1.862">
                <text:p>1.862</text:p>
              </table:table-cell>
              <table:table-cell office:value-type="float" office:value="2.85">
                <text:p>2.85</text:p>
              </table:table-cell>
              <table:table-cell office:value-type="float" office:value="0.36920589222453">
                <text:p>0.36920589222453</text:p>
              </table:table-cell>
              <table:table-cell office:value-type="float" office:value="2.85">
                <text:p>2.85</text:p>
              </table:table-cell>
              <table:table-cell office:value-type="float" office:value="0.265375487467957">
                <text:p>0.265375487467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.633">
                <text:p>1.633</text:p>
              </table:table-cell>
              <table:table-cell office:value-type="float" office:value="2.9">
                <text:p>2.9</text:p>
              </table:table-cell>
              <table:table-cell office:value-type="float" office:value="0.323798722880053">
                <text:p>0.323798722880053</text:p>
              </table:table-cell>
              <table:table-cell office:value-type="float" office:value="2.9">
                <text:p>2.9</text:p>
              </table:table-cell>
              <table:table-cell office:value-type="float" office:value="0.232738008074744">
                <text:p>0.232738008074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1.4298">
                <text:p>1.4298</text:p>
              </table:table-cell>
              <table:table-cell office:value-type="float" office:value="2.95">
                <text:p>2.95</text:p>
              </table:table-cell>
              <table:table-cell office:value-type="float" office:value="0.283507295758664">
                <text:p>0.283507295758664</text:p>
              </table:table-cell>
              <table:table-cell office:value-type="float" office:value="2.95">
                <text:p>2.95</text:p>
              </table:table-cell>
              <table:table-cell office:value-type="float" office:value="0.203777589678671">
                <text:p>0.203777589678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2497">
                <text:p>1.2497</text:p>
              </table:table-cell>
              <table:table-cell office:value-type="float" office:value="3">
                <text:p>3</text:p>
              </table:table-cell>
              <table:table-cell office:value-type="float" office:value="0.247796242488182">
                <text:p>0.247796242488182</text:p>
              </table:table-cell>
              <table:table-cell office:value-type="float" office:value="3">
                <text:p>3</text:p>
              </table:table-cell>
              <table:table-cell office:value-type="float" office:value="0.178109423570734">
                <text:p>0.17810942357073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1" chart:reverse-direction="false" text:line-break="false" chart:link-data-style-to-source="false" chart:axis-position="0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aximum="10000" chart:reverse-direction="false" text:line-break="false" chart:axis-position="end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51cm" svg:stroke-color="#000000" draw:fill-color="#00000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draw:stroke="dash" draw:stroke-dash="Line_20_Style_20_2" svg:stroke-width="0.051cm" svg:stroke-color="#000000" draw:fill-color="#0000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613cm" svg:height="8.967cm" xlink:href=".." xlink:type="simple" chart:class="chart:scatter" chart:column-mapping="0" chart:style-name="ch1">
        <chart:legend chart:legend-position="bottom" svg:x="1.866cm" svg:y="7.188cm" style:legend-expansion="wide" chart:style-name="ch2"/>
        <chart:plot-area chart:style-name="ch3" table:cell-range-address="C_13deg_2.E2:C_13deg_2.F30 C_13deg_2.E1:C_13deg_2.E1 C_13deg_2.E33:C_13deg_2.E36 C_13deg_2.D120:C_13deg_2.D144 C_13deg_2.U1:C_13deg_2.U27 C_13deg_2.O1:C_13deg_2.O42 Sheet1_2.AH2:Sheet1_2.AH2 Sheet1_2.AL5:Sheet1_2.AL15" chart:data-source-has-labels="row" svg:x="1.358cm" svg:y="0.851cm" svg:width="11.123cm" svg:height="5.102cm">
          <chartooo:coordinate-region svg:x="2.535cm" svg:y="1.05cm" svg:width="8.768cm" svg:height="4.23cm"/>
          <chart:axis chart:dimension="x" chart:name="primary-x" chart:style-name="ch4">
            <chart:title svg:x="5.995cm" svg:y="6.133cm" chart:style-name="ch5">
              <text:p>PT [GeV/c]</text:p>
            </chart:title>
          </chart:axis>
          <chart:axis chart:dimension="y" chart:name="primary-y" chart:style-name="ch6">
            <chart:title svg:x="0.451cm" svg:y="6.059cm" chart:style-name="ch7">
              <text:p>Ed^3s/dp^3 [ub/sr/(GeV/c)^2][c/Q]</text:p>
            </chart:title>
            <chart:grid chart:style-name="ch8" chart:class="major"/>
          </chart:axis>
          <chart:axis chart:dimension="y" chart:name="secondary-y" chart:style-name="ch9">
            <chart:title svg:x="12.754cm" svg:y="5.602cm" chart:style-name="ch10">
              <text:p>ds/dp/dOmega [ub/sr/(GeV/c)]</text:p>
            </chart:title>
          </chart:axis>
          <chart:series chart:attached-axis="secondary-y" chart:style-name="ch11" chart:values-cell-range-address="C_13deg_2.E2:C_13deg_2.E30" chart:label-cell-address="C_13deg_2.E1:C_13deg_2.E1" chart:class="chart:scatter">
            <chart:domain table:cell-range-address="C_13deg_2.F2:C_13deg_2.F30"/>
            <chart:data-point chart:repeated="29"/>
          </chart:series>
          <chart:series chart:attached-axis="secondary-y" chart:style-name="ch12" chart:values-cell-range-address="C_13deg_2.E34:C_13deg_2.E36" chart:label-cell-address="C_13deg_2.E33:C_13deg_2.E33" chart:class="chart:scatter">
            <chart:domain table:cell-range-address="C_13deg_2.F34:C_13deg_2.F36"/>
            <chart:data-point chart:repeated="3"/>
          </chart:series>
          <chart:series chart:attached-axis="secondary-y" chart:style-name="ch13" chart:values-cell-range-address="C_13deg_2.D121:C_13deg_2.D144" chart:label-cell-address="C_13deg_2.D120:C_13deg_2.D120" chart:class="chart:scatter">
            <chart:domain table:cell-range-address="C_13deg_2.B121:C_13deg_2.B144"/>
            <chart:data-point chart:repeated="24"/>
          </chart:series>
          <chart:series chart:attached-axis="primary-y" chart:style-name="ch14" chart:values-cell-range-address="C_13deg_2.U2:C_13deg_2.U27" chart:label-cell-address="C_13deg_2.U1:C_13deg_2.U1" chart:class="chart:scatter">
            <chart:domain table:cell-range-address="C_13deg_2.V2:C_13deg_2.V27"/>
            <chart:data-point chart:repeated="26"/>
          </chart:series>
          <chart:series chart:attached-axis="secondary-y" chart:style-name="ch15" chart:values-cell-range-address="C_13deg_2.O2:C_13deg_2.O42" chart:label-cell-address="C_13deg_2.O1:C_13deg_2.O1" chart:class="chart:scatter">
            <chart:domain table:cell-range-address="C_13deg_2.S2:C_13deg_2.S42"/>
            <chart:data-point chart:repeated="41"/>
          </chart:series>
          <chart:series chart:attached-axis="primary-y" chart:style-name="ch16" chart:values-cell-range-address="Sheet1_2.AL5:Sheet1_2.AL15" chart:label-cell-address="Sheet1_2.AH2:Sheet1_2.AH2" chart:class="chart:scatter">
            <chart:domain table:cell-range-address="Sheet1_2.AG5:Sheet1_2.AG15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_2.E33:C_13deg_2.E3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caling fit C(e,pi-)</text:p>
                <draw:g>
                  <svg:desc>C_13deg_2.D120:C_13deg_2.D12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(gamma,pi-) 20-60° [2]</text:p>
                <draw:g>
                  <svg:desc>C_13deg_2.U1:C_13deg_2.U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2:Sheet1_2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_2.F2:C_13deg_2.F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0.23795322528494">
                <text:p>0.23795322528494</text:p>
                <draw:g>
                  <svg:desc>C_13deg_2.F34:C_13deg_2.F36</svg:desc>
                </draw:g>
              </table:table-cell>
              <table:table-cell office:value-type="float" office:value="84.603">
                <text:p>84.603</text:p>
                <draw:g>
                  <svg:desc>C_13deg_2.E34:C_13deg_2.E36</svg:desc>
                </draw:g>
              </table:table-cell>
              <table:table-cell office:value-type="float" office:value="0.134970632606319">
                <text:p>0.134970632606319</text:p>
                <draw:g>
                  <svg:desc>C_13deg_2.B121:C_13deg_2.B144</svg:desc>
                </draw:g>
              </table:table-cell>
              <table:table-cell office:value-type="float" office:value="97.313">
                <text:p>97.313</text:p>
                <draw:g>
                  <svg:desc>C_13deg_2.D121:C_13deg_2.D144</svg:desc>
                </draw:g>
              </table:table-cell>
              <table:table-cell office:value-type="float" office:value="0.225949673846789">
                <text:p>0.225949673846789</text:p>
                <draw:g>
                  <svg:desc>C_13deg_2.V2:C_13deg_2.V27</svg:desc>
                </draw:g>
              </table:table-cell>
              <table:table-cell office:value-type="float" office:value="1501.3">
                <text:p>1501.3</text:p>
                <draw:g>
                  <svg:desc>C_13deg_2.U2:C_13deg_2.U27</svg:desc>
                </draw:g>
              </table:table-cell>
              <table:table-cell office:value-type="float" office:value="0.224951054343865">
                <text:p>0.224951054343865</text:p>
                <draw:g>
                  <svg:desc>C_13deg_2.S2:C_13deg_2.S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  <table:table-cell office:value-type="float" office:value="0.2">
                <text:p>0.2</text:p>
                <draw:g>
                  <svg:desc>Sheet1_2.AG5:Sheet1_2.AG15</svg:desc>
                </draw:g>
              </table:table-cell>
              <table:table-cell office:value-type="float" office:value="1746.0228252567">
                <text:p>1746.0228252567</text:p>
                <draw:g>
                  <svg:desc>Sheet1_2.AL5:Sheet1_2.A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157465738040706">
                <text:p>0.157465738040706</text:p>
              </table:table-cell>
              <table:table-cell office:value-type="float" office:value="85.981">
                <text:p>85.981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25">
                <text:p>0.25</text:p>
              </table:table-cell>
              <table:table-cell office:value-type="float" office:value="1125.62696226841">
                <text:p>1125.62696226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179960843475092">
                <text:p>0.179960843475092</text:p>
              </table:table-cell>
              <table:table-cell office:value-type="float" office:value="74.397">
                <text:p>74.397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3">
                <text:p>0.3</text:p>
              </table:table-cell>
              <table:table-cell office:value-type="float" office:value="725.669813623046">
                <text:p>725.669813623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455948909478">
                <text:p>0.202455948909478</text:p>
              </table:table-cell>
              <table:table-cell office:value-type="float" office:value="63.429">
                <text:p>63.429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35">
                <text:p>0.35</text:p>
              </table:table-cell>
              <table:table-cell office:value-type="float" office:value="467.825217461463">
                <text:p>467.825217461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53.482">
                <text:p>53.482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4">
                <text:p>0.4</text:p>
              </table:table-cell>
              <table:table-cell office:value-type="float" office:value="301.597820364282">
                <text:p>301.59782036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44.707">
                <text:p>44.707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45">
                <text:p>0.45</text:p>
              </table:table-cell>
              <table:table-cell office:value-type="float" office:value="194.434249915095">
                <text:p>194.434249915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37.11">
                <text:p>37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5">
                <text:p>0.5</text:p>
              </table:table-cell>
              <table:table-cell office:value-type="float" office:value="125.347979950198">
                <text:p>125.347979950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30.625">
                <text:p>3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55">
                <text:p>0.55</text:p>
              </table:table-cell>
              <table:table-cell office:value-type="float" office:value="80.8094051560177">
                <text:p>80.8094051560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25.146">
                <text:p>25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6">
                <text:p>0.6</text:p>
              </table:table-cell>
              <table:table-cell office:value-type="float" office:value="52.0962520837106">
                <text:p>52.0962520837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20.556">
                <text:p>20.556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895.66">
                <text:p>895.66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65">
                <text:p>0.65</text:p>
              </table:table-cell>
              <table:table-cell office:value-type="float" office:value="33.5854406542109">
                <text:p>33.5854406542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16.737">
                <text:p>16.737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7">
                <text:p>0.7</text:p>
              </table:table-cell>
              <table:table-cell office:value-type="float" office:value="21.6518804870076">
                <text:p>21.6518804870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13.578">
                <text:p>13.578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10.977">
                <text:p>10.977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8.8454">
                <text:p>8.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7.105">
                <text:p>7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397214122116">
                <text:p>0.472397214122116</text:p>
              </table:table-cell>
              <table:table-cell office:value-type="float" office:value="5.6889">
                <text:p>5.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4.5406">
                <text:p>4.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3.6122">
                <text:p>3.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2.8639">
                <text:p>2.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2.2624">
                <text:p>2.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1.7805">
                <text:p>1.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1.3954">
                <text:p>1.3954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1.0886">
                <text:p>1.0886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0.84491">
                <text:p>0.84491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reverse-direction="false" text:line-break="false" chart:axis-position="0"/>
      <style:graphic-properties svg:stroke-color="#b3b3b3"/>
      <style:text-properties fo:font-size="8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2cm" svg:height="8.759cm" xlink:href=".." xlink:type="simple" chart:class="chart:scatter" chart:style-name="ch1">
        <chart:legend chart:legend-position="bottom" svg:x="2.775cm" svg:y="7.532cm" style:legend-expansion="wide" chart:style-name="ch2"/>
        <chart:plot-area chart:style-name="ch3" table:cell-range-address="Sheet1.E21:Sheet1.F28 Sheet1.B21:Sheet1.B21 Sheet1.J21:Sheet1.J21 Sheet1.H21:Sheet1.H28 Sheet1.B3:Sheet1.B3 Sheet1.E3:Sheet1.E10 Sheet1.J3:Sheet1.K3 Sheet1.H3:Sheet1.H10 Sheet1.B13:Sheet1.B13 Sheet1.E12:Sheet1.E19 Sheet1.J12:Sheet1.J12 Sheet1.H12:Sheet1.H19 Sheet1.M3:Sheet1.M10" chart:data-source-has-labels="row" svg:x="1.31cm" svg:y="0.835cm" svg:width="11.766cm" svg:height="5.514cm">
          <chartooo:coordinate-region svg:x="2.514cm" svg:y="1.021cm" svg:width="10.362cm" svg:height="4.708cm"/>
          <chart:axis chart:dimension="x" chart:name="primary-x" chart:style-name="ch4">
            <chart:title svg:x="6.501cm" svg:y="6.525cm" chart:style-name="ch5">
              <text:p>p [GeV/c]</text:p>
            </chart:title>
          </chart:axis>
          <chart:axis chart:dimension="y" chart:name="primary-y" chart:style-name="ch6">
            <chart:title svg:x="0.451cm" svg:y="4.112cm" chart:style-name="ch7">
              <text:p>sigma</text:p>
            </chart:title>
            <chart:grid chart:style-name="ch8" chart:class="major"/>
          </chart:axis>
          <chart:series chart:style-name="ch9" chart:values-cell-range-address="Sheet1.E21:Sheet1.E28" chart:label-cell-address="Sheet1.B21:Sheet1.B21" chart:class="chart:scatter">
            <chart:domain table:cell-range-address="Sheet1.F21:Sheet1.F28"/>
            <chart:data-point chart:repeated="8"/>
          </chart:series>
          <chart:series chart:style-name="ch10" chart:values-cell-range-address="Sheet1.H21:Sheet1.H28" chart:label-cell-address="Sheet1.J21:Sheet1.J21" chart:class="chart:scatter">
            <chart:data-point chart:repeated="8"/>
          </chart:series>
          <chart:series chart:style-name="ch11" chart:values-cell-range-address="Sheet1.E3:Sheet1.E10" chart:label-cell-address="Sheet1.B3:Sheet1.B3" chart:class="chart:scatter">
            <chart:domain table:cell-range-address="Sheet1.F3:Sheet1.F10"/>
            <chart:data-point chart:repeated="8"/>
          </chart:series>
          <chart:series chart:style-name="ch12" chart:values-cell-range-address="Sheet1.H3:Sheet1.H10" chart:label-cell-address="Sheet1.J3:Sheet1.J3" chart:class="chart:scatter">
            <chart:domain table:cell-range-address="Sheet1.F3:Sheet1.F10"/>
            <chart:data-point chart:repeated="8"/>
          </chart:series>
          <chart:series chart:style-name="ch13" chart:values-cell-range-address="Sheet1.E12:Sheet1.E19" chart:label-cell-address="Sheet1.B13:Sheet1.B13" chart:class="chart:scatter">
            <chart:domain table:cell-range-address="Sheet1.F12:Sheet1.F19"/>
            <chart:data-point chart:repeated="8"/>
          </chart:series>
          <chart:series chart:style-name="ch14" chart:values-cell-range-address="Sheet1.H12:Sheet1.H19" chart:label-cell-address="Sheet1.J12:Sheet1.J12" chart:class="chart:scatter">
            <chart:domain table:cell-range-address="Sheet1.F12:Sheet1.F19"/>
            <chart:data-point chart:repeated="8"/>
          </chart:series>
          <chart:series chart:style-name="ch15" chart:values-cell-range-address="Sheet1.M3:Sheet1.M10" chart:label-cell-address="Sheet1.K3:Sheet1.K3" chart:class="chart:scatter">
            <chart:domain table:cell-range-address="Sheet1.F3:Sheet1.F10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i+ 20°</text:p>
                <draw:g>
                  <svg:desc>Sheet1.B21:Sheet1.B21</svg:desc>
                </draw:g>
              </table:table-cell>
              <table:table-cell office:value-type="string">
                <text:p>epc 20°</text:p>
                <draw:g>
                  <svg:desc>Sheet1.J21:Sheet1.J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40°</text:p>
                <draw:g>
                  <svg:desc>Sheet1.B3:Sheet1.B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40°</text:p>
                <draw:g>
                  <svg:desc>Sheet1.J3:Sheet1.J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60°</text:p>
                <draw:g>
                  <svg:desc>Sheet1.B13:Sheet1.B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60°</text:p>
                <draw:g>
                  <svg:desc>Sheet1.J12:Sheet1.J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- 40°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515291274789">
                <text:p>0.351515291274789</text:p>
                <draw:g>
                  <svg:desc>Sheet1.F21:Sheet1.F28</svg:desc>
                </draw:g>
              </table:table-cell>
              <table:table-cell office:value-type="float" office:value="2658.2">
                <text:p>2658.2</text:p>
                <draw:g>
                  <svg:desc>Sheet1.E21:Sheet1.E28</svg:desc>
                </draw:g>
              </table:table-cell>
              <table:table-cell office:value-type="float" office:value="372">
                <text:p>372</text:p>
                <draw:g>
                  <svg:desc>Sheet1.H21:Sheet1.H28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761.2">
                <text:p>1761.2</text:p>
                <draw:g>
                  <svg:desc>Sheet1.E3:Sheet1.E10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415">
                <text:p>415</text:p>
                <draw:g>
                  <svg:desc>Sheet1.H3:Sheet1.H10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1108.4">
                <text:p>1108.4</text:p>
                <draw:g>
                  <svg:desc>Sheet1.E12:Sheet1.E19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364">
                <text:p>364</text:p>
                <draw:g>
                  <svg:desc>Sheet1.H12:Sheet1.H19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501.3">
                <text:p>1501.3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952.1">
                <text:p>1952.1</text:p>
              </table:table-cell>
              <table:table-cell office:value-type="float" office:value="280">
                <text:p>280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433.6">
                <text:p>1433.6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265">
                <text:p>265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597.77">
                <text:p>597.77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243">
                <text:p>243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106.9">
                <text:p>11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854.2">
                <text:p>1854.2</text:p>
              </table:table-cell>
              <table:table-cell office:value-type="float" office:value="14000">
                <text:p>14000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949.85">
                <text:p>949.85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4010">
                <text:p>4010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322.39">
                <text:p>322.39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007">
                <text:p>1007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737.3">
                <text:p>7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228.5">
                <text:p>1228.5</text:p>
              </table:table-cell>
              <table:table-cell office:value-type="float" office:value="6880">
                <text:p>6880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438.99">
                <text:p>438.99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190">
                <text:p>1190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93.771">
                <text:p>93.771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80">
                <text:p>180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295.52">
                <text:p>29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949.85">
                <text:p>949.85</text:p>
              </table:table-cell>
              <table:table-cell office:value-type="float" office:value="3840">
                <text:p>3840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73.87">
                <text:p>173.8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429">
                <text:p>429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22.201">
                <text:p>22.201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36.7">
                <text:p>36.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29.34">
                <text:p>629.34</text:p>
              </table:table-cell>
              <table:table-cell office:value-type="float" office:value="2230">
                <text:p>2230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8.863">
                <text:p>68.86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161">
                <text:p>161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.1573">
                <text:p>7.157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.13">
                <text:p>7.1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416.98">
                <text:p>416.98</text:p>
              </table:table-cell>
              <table:table-cell office:value-type="float" office:value="1260">
                <text:p>1260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7.274">
                <text:p>27.274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55.9">
                <text:p>55.9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.4293">
                <text:p>2.4293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0.919">
                <text:p>0.919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2.161">
                <text:p>22.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290.86">
                <text:p>290.86</text:p>
              </table:table-cell>
              <table:table-cell office:value-type="float" office:value="801">
                <text:p>801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1.373">
                <text:p>11.373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23.5">
                <text:p>23.5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60551">
                <text:p>0.60551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0743">
                <text:p>0.0743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9.8321">
                <text:p>9.83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3cm" chart:symbol-height="0.3cm" chart:error-upper-indicator="true" chart:error-lower-indicator="true" chart:error-category="cell-range" chart:error-upper-range="DESY.W2:DESY.W35" chart:error-lower-range="DESY.W2:DESY.W35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13" style:family="chart">
      <style:chart-properties chart:error-category="cell-range"/>
    </style:style>
    <style:style style:name="ch14" style:family="chart" style:data-style-name="N0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13cm" svg:height="8.967cm" xlink:href=".." xlink:type="simple" chart:class="chart:scatter" chart:style-name="ch1">
        <chart:legend chart:legend-position="bottom" svg:x="1.925cm" svg:y="7.686cm" style:legend-expansion="wide" chart:style-name="ch2"/>
        <chart:plot-area chart:style-name="ch3" table:cell-range-address="C_13deg_2.E2:C_13deg_2.F30 C_13deg_2.E1:C_13deg_2.E1 C_13deg_2.E33:C_13deg_2.E36 C_13deg_2.O1:C_13deg_2.O42 DESY.V1:DESY.V35 C_13deg_2.D120:C_13deg_2.D144" chart:data-source-has-labels="row" svg:x="1.358cm" svg:y="0.851cm" svg:width="11.711cm" svg:height="5.6cm">
          <chartooo:coordinate-region svg:x="2.35cm" svg:y="1.051cm" svg:width="10.387cm" svg:height="4.727cm"/>
          <chart:axis chart:dimension="x" chart:name="primary-x" chart:style-name="ch4">
            <chart:title svg:x="6.289cm" svg:y="6.631cm" chart:style-name="ch5">
              <text:p>PT [GeV/c]</text:p>
            </chart:title>
          </chart:axis>
          <chart:axis chart:dimension="y" chart:name="primary-y" chart:style-name="ch6">
            <chart:title svg:x="0.451cm" svg:y="6.03cm" chart:style-name="ch7">
              <text:p>ds/dp/dOmega [ub/sr/(GeV/c)]</text:p>
            </chart:title>
            <chart:grid chart:style-name="ch8" chart:class="major"/>
          </chart:axis>
          <chart:series chart:style-name="ch9" chart:values-cell-range-address="C_13deg_2.E2:C_13deg_2.E30" chart:label-cell-address="C_13deg_2.E1:C_13deg_2.E1" chart:class="chart:scatter">
            <chart:domain table:cell-range-address="C_13deg_2.F2:C_13deg_2.F30"/>
            <chart:data-point chart:repeated="29"/>
          </chart:series>
          <chart:series chart:style-name="ch10" chart:values-cell-range-address="C_13deg_2.E34:C_13deg_2.E36" chart:label-cell-address="C_13deg_2.E33:C_13deg_2.E33" chart:class="chart:scatter">
            <chart:domain table:cell-range-address="C_13deg_2.F34:C_13deg_2.F36"/>
            <chart:data-point chart:repeated="3"/>
          </chart:series>
          <chart:series chart:style-name="ch11" chart:values-cell-range-address="C_13deg_2.O2:C_13deg_2.O42" chart:label-cell-address="C_13deg_2.O1:C_13deg_2.O1" chart:class="chart:scatter">
            <chart:domain table:cell-range-address="C_13deg_2.S2:C_13deg_2.S42"/>
            <chart:data-point chart:repeated="41"/>
          </chart:series>
          <chart:series chart:style-name="ch12" chart:values-cell-range-address="DESY.V2:DESY.V35" chart:label-cell-address="DESY.V1:DESY.V1" chart:class="chart:scatter">
            <chart:domain table:cell-range-address="DESY.X2:DESY.X35"/>
            <chart:error-indicator chart:style-name="ch13" chart:dimension="y"/>
            <chart:data-point chart:repeated="34"/>
          </chart:series>
          <chart:series chart:style-name="ch14" chart:values-cell-range-address="C_13deg_2.D121:C_13deg_2.D144" chart:label-cell-address="C_13deg_2.D120:C_13deg_2.D120" chart:class="chart:scatter">
            <chart:domain table:cell-range-address="C_13deg_2.B121:C_13deg_2.B14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(digitized) [1]</text:p>
                <draw:g>
                  <svg:desc>C_13deg_2.E33:C_13deg_2.E3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DESY C(e,pi-) [3]</text:p>
                <draw:g>
                  <svg:desc>DESY.V1:DESY.V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Column B</text:p>
              </table:table-cell>
              <table:table-cell office:value-type="string">
                <text:p>scaling fit C(e,pi-)</text:p>
                <draw:g>
                  <svg:desc>C_13deg_2.D120:C_13deg_2.D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_2.F2:C_13deg_2.F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0.23795322528494">
                <text:p>0.23795322528494</text:p>
                <draw:g>
                  <svg:desc>C_13deg_2.F34:C_13deg_2.F36</svg:desc>
                </draw:g>
              </table:table-cell>
              <table:table-cell office:value-type="float" office:value="84.603">
                <text:p>84.603</text:p>
                <draw:g>
                  <svg:desc>C_13deg_2.E34:C_13deg_2.E36</svg:desc>
                </draw:g>
              </table:table-cell>
              <table:table-cell office:value-type="float" office:value="0.224951054343865">
                <text:p>0.224951054343865</text:p>
                <draw:g>
                  <svg:desc>C_13deg_2.S2:C_13deg_2.S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  <table:table-cell office:value-type="float" office:value="0.157836907280373">
                <text:p>0.157836907280373</text:p>
                <draw:g>
                  <svg:desc>DESY.X2:DESY.X35</svg:desc>
                </draw:g>
              </table:table-cell>
              <table:table-cell office:value-type="float" office:value="43.134">
                <text:p>43.134</text:p>
                <draw:g>
                  <svg:desc>DESY.V2:DESY.V35</svg:desc>
                </draw:g>
              </table:table-cell>
              <table:table-cell office:value-type="float" office:value="NaN">
                <text:p>NaN</text:p>
                <draw:g>
                  <svg:desc>DESY.W2:DESY.W35</svg:desc>
                </draw:g>
              </table:table-cell>
              <table:table-cell office:value-type="float" office:value="NaN">
                <text:p>NaN</text:p>
                <draw:g>
                  <svg:desc>DESY.W2:DESY.W35</svg:desc>
                </draw:g>
              </table:table-cell>
              <table:table-cell office:value-type="float" office:value="0.134970632606319">
                <text:p>0.134970632606319</text:p>
                <draw:g>
                  <svg:desc>C_13deg_2.B121:C_13deg_2.B144</svg:desc>
                </draw:g>
              </table:table-cell>
              <table:table-cell office:value-type="float" office:value="97.313">
                <text:p>97.313</text:p>
                <draw:g>
                  <svg:desc>C_13deg_2.D121:C_13deg_2.D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472374719016682">
                <text:p>0.472374719016682</text:p>
              </table:table-cell>
              <table:table-cell office:value-type="float" office:value="9.9222">
                <text:p>9.9222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179432208497384">
                <text:p>0.179432208497384</text:p>
              </table:table-cell>
              <table:table-cell office:value-type="float" office:value="39.613">
                <text:p>39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465738040706">
                <text:p>0.157465738040706</text:p>
              </table:table-cell>
              <table:table-cell office:value-type="float" office:value="85.981">
                <text:p>85.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673413476283794">
                <text:p>0.673413476283794</text:p>
              </table:table-cell>
              <table:table-cell office:value-type="float" office:value="1.1184">
                <text:p>1.1184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201027509714395">
                <text:p>0.201027509714395</text:p>
              </table:table-cell>
              <table:table-cell office:value-type="float" office:value="36.38">
                <text:p>3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960843475092">
                <text:p>0.179960843475092</text:p>
              </table:table-cell>
              <table:table-cell office:value-type="float" office:value="74.397">
                <text:p>74.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226435731302534">
                <text:p>0.226435731302534</text:p>
              </table:table-cell>
              <table:table-cell office:value-type="float" office:value="33.057">
                <text:p>33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455948909478">
                <text:p>0.202455948909478</text:p>
              </table:table-cell>
              <table:table-cell office:value-type="float" office:value="63.429">
                <text:p>63.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248031032519546">
                <text:p>0.248031032519546</text:p>
              </table:table-cell>
              <table:table-cell office:value-type="float" office:value="33.768">
                <text:p>33.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53.482">
                <text:p>53.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268344112726797">
                <text:p>0.268344112726797</text:p>
              </table:table-cell>
              <table:table-cell office:value-type="float" office:value="31.012">
                <text:p>31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44.707">
                <text:p>44.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292481360857893">
                <text:p>0.292481360857893</text:p>
              </table:table-cell>
              <table:table-cell office:value-type="float" office:value="29.093">
                <text:p>29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37.11">
                <text:p>37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31790082999875">
                <text:p>0.31790082999875</text:p>
              </table:table-cell>
              <table:table-cell office:value-type="float" office:value="26.436">
                <text:p>26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30.625">
                <text:p>30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338213910206001">
                <text:p>0.338213910206001</text:p>
              </table:table-cell>
              <table:table-cell office:value-type="float" office:value="24.538">
                <text:p>24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25.146">
                <text:p>25.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338213910206001">
                <text:p>0.338213910206001</text:p>
              </table:table-cell>
              <table:table-cell office:value-type="float" office:value="22.776">
                <text:p>22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20.556">
                <text:p>20.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357267264508926">
                <text:p>0.357267264508926</text:p>
              </table:table-cell>
              <table:table-cell office:value-type="float" office:value="20.259">
                <text:p>2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16.737">
                <text:p>16.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0.363633379346858">
                <text:p>0.363633379346858</text:p>
              </table:table-cell>
              <table:table-cell office:value-type="float" office:value="20.695">
                <text:p>2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13.578">
                <text:p>13.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0.380144786735698">
                <text:p>0.380144786735698</text:p>
              </table:table-cell>
              <table:table-cell office:value-type="float" office:value="16.375">
                <text:p>16.375</text:p>
              </table:table-cell>
              <table:table-cell office:value-type="float" office:value="1.561">
                <text:p>1.561</text:p>
              </table:table-cell>
              <table:table-cell office:value-type="float" office:value="1.561">
                <text:p>1.561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10.977">
                <text:p>10.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0.386488406468194">
                <text:p>0.386488406468194</text:p>
              </table:table-cell>
              <table:table-cell office:value-type="float" office:value="15.199">
                <text:p>15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8.8454">
                <text:p>8.8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0.404282034866794">
                <text:p>0.404282034866794</text:p>
              </table:table-cell>
              <table:table-cell office:value-type="float" office:value="12.549">
                <text:p>12.549</text:p>
              </table:table-cell>
              <table:table-cell office:value-type="float" office:value="1.462">
                <text:p>1.462</text:p>
              </table:table-cell>
              <table:table-cell office:value-type="float" office:value="1.462">
                <text:p>1.462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7.105">
                <text:p>7.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0.424595115074045">
                <text:p>0.424595115074045</text:p>
              </table:table-cell>
              <table:table-cell office:value-type="float" office:value="10.251">
                <text:p>10.251</text:p>
              </table:table-cell>
              <table:table-cell office:value-type="float" office:value="0.767700000000001">
                <text:p>0.767700000000001</text:p>
              </table:table-cell>
              <table:table-cell office:value-type="float" office:value="0.767700000000001">
                <text:p>0.767700000000001</text:p>
              </table:table-cell>
              <table:table-cell office:value-type="float" office:value="0.472397214122116">
                <text:p>0.472397214122116</text:p>
              </table:table-cell>
              <table:table-cell office:value-type="float" office:value="5.6889">
                <text:p>5.6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0.427137061988131">
                <text:p>0.427137061988131</text:p>
              </table:table-cell>
              <table:table-cell office:value-type="float" office:value="9.0223">
                <text:p>9.0223</text:p>
              </table:table-cell>
              <table:table-cell office:value-type="float" office:value="0.7685">
                <text:p>0.7685</text:p>
              </table:table-cell>
              <table:table-cell office:value-type="float" office:value="0.7685">
                <text:p>0.7685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4.5406">
                <text:p>4.5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0.448732363205142">
                <text:p>0.448732363205142</text:p>
              </table:table-cell>
              <table:table-cell office:value-type="float" office:value="7.7732">
                <text:p>7.7732</text:p>
              </table:table-cell>
              <table:table-cell office:value-type="float" office:value="0.8277">
                <text:p>0.8277</text:p>
              </table:table-cell>
              <table:table-cell office:value-type="float" office:value="0.8277">
                <text:p>0.8277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3.6122">
                <text:p>3.6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0.455098478043073">
                <text:p>0.455098478043073</text:p>
              </table:table-cell>
              <table:table-cell office:value-type="float" office:value="7.7732">
                <text:p>7.7732</text:p>
              </table:table-cell>
              <table:table-cell office:value-type="float" office:value="0.8277">
                <text:p>0.8277</text:p>
              </table:table-cell>
              <table:table-cell office:value-type="float" office:value="0.8277">
                <text:p>0.8277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2.8639">
                <text:p>2.8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0.471609885431913">
                <text:p>0.471609885431913</text:p>
              </table:table-cell>
              <table:table-cell office:value-type="float" office:value="6.2163">
                <text:p>6.2163</text:p>
              </table:table-cell>
              <table:table-cell office:value-type="float" office:value="0.9778">
                <text:p>0.9778</text:p>
              </table:table-cell>
              <table:table-cell office:value-type="float" office:value="0.9778">
                <text:p>0.9778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2.2624">
                <text:p>2.2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0.471609885431913">
                <text:p>0.471609885431913</text:p>
              </table:table-cell>
              <table:table-cell office:value-type="float" office:value="5.5886">
                <text:p>5.5886</text:p>
              </table:table-cell>
              <table:table-cell office:value-type="float" office:value="0.6512">
                <text:p>0.6512</text:p>
              </table:table-cell>
              <table:table-cell office:value-type="float" office:value="0.6512">
                <text:p>0.6512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1.7805">
                <text:p>1.7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0.493205186648924">
                <text:p>0.493205186648924</text:p>
              </table:table-cell>
              <table:table-cell office:value-type="float" office:value="4.4692">
                <text:p>4.4692</text:p>
              </table:table-cell>
              <table:table-cell office:value-type="float" office:value="0.571199999999999">
                <text:p>0.571199999999999</text:p>
              </table:table-cell>
              <table:table-cell office:value-type="float" office:value="0.571199999999999">
                <text:p>0.571199999999999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1.3954">
                <text:p>1.3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0.498289080477095">
                <text:p>0.498289080477095</text:p>
              </table:table-cell>
              <table:table-cell office:value-type="float" office:value="4.7639">
                <text:p>4.7639</text:p>
              </table:table-cell>
              <table:table-cell office:value-type="float" office:value="0.5073">
                <text:p>0.5073</text:p>
              </table:table-cell>
              <table:table-cell office:value-type="float" office:value="0.5073">
                <text:p>0.5073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1.0886">
                <text:p>1.0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0.516060213770261">
                <text:p>0.516060213770261</text:p>
              </table:table-cell>
              <table:table-cell office:value-type="float" office:value="4.2829">
                <text:p>4.2829</text:p>
              </table:table-cell>
              <table:table-cell office:value-type="float" office:value="0.596200000000001">
                <text:p>0.596200000000001</text:p>
              </table:table-cell>
              <table:table-cell office:value-type="float" office:value="0.596200000000001">
                <text:p>0.596200000000001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0.84491">
                <text:p>0.84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0.517342434780021">
                <text:p>0.517342434780021</text:p>
              </table:table-cell>
              <table:table-cell office:value-type="float" office:value="3.3888">
                <text:p>3.3888</text:p>
              </table:table-cell>
              <table:table-cell office:value-type="float" office:value="0.433100000000001">
                <text:p>0.433100000000001</text:p>
              </table:table-cell>
              <table:table-cell office:value-type="float" office:value="0.433100000000001">
                <text:p>0.4331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0.536395789082946">
                <text:p>0.536395789082946</text:p>
              </table:table-cell>
              <table:table-cell office:value-type="float" office:value="2.6529">
                <text:p>2.6529</text:p>
              </table:table-cell>
              <table:table-cell office:value-type="float" office:value="0.5974">
                <text:p>0.5974</text:p>
              </table:table-cell>
              <table:table-cell office:value-type="float" office:value="0.5974">
                <text:p>0.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0.547823302643614">
                <text:p>0.547823302643614</text:p>
              </table:table-cell>
              <table:table-cell office:value-type="float" office:value="2.798">
                <text:p>2.798</text:p>
              </table:table-cell>
              <table:table-cell office:value-type="float" office:value="0.3895">
                <text:p>0.3895</text:p>
              </table:table-cell>
              <table:table-cell office:value-type="float" office:value="0.3895">
                <text:p>0.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0.560533037214043">
                <text:p>0.560533037214043</text:p>
              </table:table-cell>
              <table:table-cell office:value-type="float" office:value="1.8474">
                <text:p>1.8474</text:p>
              </table:table-cell>
              <table:table-cell office:value-type="float" office:value="0.5021">
                <text:p>0.5021</text:p>
              </table:table-cell>
              <table:table-cell office:value-type="float" office:value="0.5021">
                <text:p>0.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0.56687665694654">
                <text:p>0.56687665694654</text:p>
              </table:table-cell>
              <table:table-cell office:value-type="float" office:value="2.0769">
                <text:p>2.0769</text:p>
              </table:table-cell>
              <table:table-cell office:value-type="float" office:value="0.3743">
                <text:p>0.3743</text:p>
              </table:table-cell>
              <table:table-cell office:value-type="float" office:value="0.3743">
                <text:p>0.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0.58338806433538">
                <text:p>0.58338806433538</text:p>
              </table:table-cell>
              <table:table-cell office:value-type="float" office:value="1.3282">
                <text:p>1.3282</text:p>
              </table:table-cell>
              <table:table-cell office:value-type="float" office:value="0.2833">
                <text:p>0.2833</text:p>
              </table:table-cell>
              <table:table-cell office:value-type="float" office:value="0.2833">
                <text:p>0.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0.606265586562151">
                <text:p>0.606265586562151</text:p>
              </table:table-cell>
              <table:table-cell office:value-type="float" office:value="0.90543">
                <text:p>0.90543</text:p>
              </table:table-cell>
              <table:table-cell office:value-type="float" office:value="0.2455">
                <text:p>0.2455</text:p>
              </table:table-cell>
              <table:table-cell office:value-type="float" office:value="0.2455">
                <text:p>0.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0.627860887779162">
                <text:p>0.627860887779162</text:p>
              </table:table-cell>
              <table:table-cell office:value-type="float" office:value="0.89585">
                <text:p>0.89585</text:p>
              </table:table-cell>
              <table:table-cell office:value-type="float" office:value="0.23034">
                <text:p>0.23034</text:p>
              </table:table-cell>
              <table:table-cell office:value-type="float" office:value="0.23034">
                <text:p>0.2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0.649456188996173">
                <text:p>0.649456188996173</text:p>
              </table:table-cell>
              <table:table-cell office:value-type="float" office:value="0.50422">
                <text:p>0.50422</text:p>
              </table:table-cell>
              <table:table-cell office:value-type="float" office:value="0.19438">
                <text:p>0.19438</text:p>
              </table:table-cell>
              <table:table-cell office:value-type="float" office:value="0.19438">
                <text:p>0.1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0.672311216117509">
                <text:p>0.672311216117509</text:p>
              </table:table-cell>
              <table:table-cell office:value-type="float" office:value="0.31905">
                <text:p>0.31905</text:p>
              </table:table-cell>
              <table:table-cell office:value-type="float" office:value="0.12183">
                <text:p>0.12183</text:p>
              </table:table-cell>
              <table:table-cell office:value-type="float" office:value="0.12183">
                <text:p>0.1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maximum="0.75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false" chart:maximum="120" chart:interval-major="30" chart:reverse-direction="false" text:line-break="false" chart:link-data-style-to-source="false" chart:axis-position="0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2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3cm" chart:symbol-height="0.3cm" chart:error-upper-indicator="true" chart:error-lower-indicator="true" chart:error-category="cell-range" chart:error-upper-range="DESY.W2:DESY.W35" chart:error-lower-range="DESY.W2:DESY.W35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12" style:family="chart">
      <style:chart-properties chart:error-category="cell-range"/>
    </style:style>
    <style:style style:name="ch13" style:family="chart" style:data-style-name="N0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13cm" svg:height="8.967cm" xlink:href=".." xlink:type="simple" chart:class="chart:scatter" chart:style-name="ch1">
        <chart:legend chart:legend-position="bottom" svg:x="3.208cm" svg:y="7.686cm" style:legend-expansion="wide" chart:style-name="ch2"/>
        <chart:plot-area chart:style-name="ch3" table:cell-range-address="C_13deg_2.E2:C_13deg_2.F30 C_13deg_2.E1:C_13deg_2.E1 C_13deg_2.O1:C_13deg_2.O42 DESY.V1:DESY.V35 C_13deg_2.D120:C_13deg_2.D144" chart:data-source-has-labels="row" svg:x="1.358cm" svg:y="0.851cm" svg:width="11.711cm" svg:height="5.6cm">
          <chartooo:coordinate-region svg:x="2.165cm" svg:y="1.05cm" svg:width="10.572cm" svg:height="4.728cm"/>
          <chart:axis chart:dimension="x" chart:name="primary-x" chart:style-name="ch4">
            <chart:title svg:x="6.289cm" svg:y="6.631cm" chart:style-name="ch5">
              <text:p>PT [GeV/c]</text:p>
            </chart:title>
          </chart:axis>
          <chart:axis chart:dimension="y" chart:name="primary-y" chart:style-name="ch6">
            <chart:title svg:x="0.451cm" svg:y="6.03cm" chart:style-name="ch7">
              <text:p>ds/dp/dOmega [ub/sr/(GeV/c)]</text:p>
            </chart:title>
            <chart:grid chart:style-name="ch8" chart:class="major"/>
          </chart:axis>
          <chart:series chart:style-name="ch9" chart:values-cell-range-address="C_13deg_2.E2:C_13deg_2.E30" chart:label-cell-address="C_13deg_2.E1:C_13deg_2.E1" chart:class="chart:scatter">
            <chart:domain table:cell-range-address="C_13deg_2.F2:C_13deg_2.F30"/>
            <chart:data-point chart:repeated="29"/>
          </chart:series>
          <chart:series chart:style-name="ch10" chart:values-cell-range-address="C_13deg_2.O2:C_13deg_2.O42" chart:label-cell-address="C_13deg_2.O1:C_13deg_2.O1" chart:class="chart:scatter">
            <chart:domain table:cell-range-address="C_13deg_2.S2:C_13deg_2.S42"/>
            <chart:data-point chart:repeated="41"/>
          </chart:series>
          <chart:series chart:style-name="ch11" chart:values-cell-range-address="DESY.V2:DESY.V35" chart:label-cell-address="DESY.V1:DESY.V1" chart:class="chart:scatter">
            <chart:domain table:cell-range-address="DESY.X2:DESY.X35"/>
            <chart:error-indicator chart:style-name="ch12" chart:dimension="y"/>
            <chart:data-point chart:repeated="34"/>
          </chart:series>
          <chart:series chart:style-name="ch13" chart:values-cell-range-address="C_13deg_2.D121:C_13deg_2.D144" chart:label-cell-address="C_13deg_2.D120:C_13deg_2.D120" chart:class="chart:scatter">
            <chart:domain table:cell-range-address="C_13deg_2.B121:C_13deg_2.B144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(e, pi-) 13° [1]</text:p>
                <draw:g>
                  <svg:desc>C_13deg_2.E1:C_13deg_2.E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DESY C(e,pi-) [3]</text:p>
                <draw:g>
                  <svg:desc>DESY.V1:DESY.V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Column B</text:p>
              </table:table-cell>
              <table:table-cell office:value-type="string">
                <text:p>scaling fit C(e,pi-)</text:p>
                <draw:g>
                  <svg:desc>C_13deg_2.D120:C_13deg_2.D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7515227272661">
                <text:p>0.157515227272661</text:p>
                <draw:g>
                  <svg:desc>C_13deg_2.F2:C_13deg_2.F30</svg:desc>
                </draw:g>
              </table:table-cell>
              <table:table-cell office:value-type="float" office:value="41.539">
                <text:p>41.539</text:p>
                <draw:g>
                  <svg:desc>C_13deg_2.E2:C_13deg_2.E30</svg:desc>
                </draw:g>
              </table:table-cell>
              <table:table-cell office:value-type="float" office:value="0.224951054343865">
                <text:p>0.224951054343865</text:p>
                <draw:g>
                  <svg:desc>C_13deg_2.S2:C_13deg_2.S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  <table:table-cell office:value-type="float" office:value="0.157836907280373">
                <text:p>0.157836907280373</text:p>
                <draw:g>
                  <svg:desc>DESY.X2:DESY.X35</svg:desc>
                </draw:g>
              </table:table-cell>
              <table:table-cell office:value-type="float" office:value="43.134">
                <text:p>43.134</text:p>
                <draw:g>
                  <svg:desc>DESY.V2:DESY.V35</svg:desc>
                </draw:g>
              </table:table-cell>
              <table:table-cell office:value-type="float" office:value="NaN">
                <text:p>NaN</text:p>
                <draw:g>
                  <svg:desc>DESY.W2:DESY.W35</svg:desc>
                </draw:g>
              </table:table-cell>
              <table:table-cell office:value-type="float" office:value="NaN">
                <text:p>NaN</text:p>
                <draw:g>
                  <svg:desc>DESY.W2:DESY.W35</svg:desc>
                </draw:g>
              </table:table-cell>
              <table:table-cell office:value-type="float" office:value="0.134970632606319">
                <text:p>0.134970632606319</text:p>
                <draw:g>
                  <svg:desc>C_13deg_2.B121:C_13deg_2.B144</svg:desc>
                </draw:g>
              </table:table-cell>
              <table:table-cell office:value-type="float" office:value="97.313">
                <text:p>97.313</text:p>
                <draw:g>
                  <svg:desc>C_13deg_2.D121:C_13deg_2.D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8851834777177">
                <text:p>0.178851834777177</text:p>
              </table:table-cell>
              <table:table-cell office:value-type="float" office:value="38.545">
                <text:p>38.545</text:p>
              </table:table-cell>
              <table:table-cell office:value-type="float" office:value="0.236198607061058">
                <text:p>0.236198607061058</text:p>
              </table:table-cell>
              <table:table-cell office:value-type="float" office:value="114.1">
                <text:p>114.1</text:p>
              </table:table-cell>
              <table:table-cell office:value-type="float" office:value="0.179432208497384">
                <text:p>0.179432208497384</text:p>
              </table:table-cell>
              <table:table-cell office:value-type="float" office:value="39.613">
                <text:p>39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465738040706">
                <text:p>0.157465738040706</text:p>
              </table:table-cell>
              <table:table-cell office:value-type="float" office:value="85.981">
                <text:p>85.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188442281692">
                <text:p>0.200188442281692</text:p>
              </table:table-cell>
              <table:table-cell office:value-type="float" office:value="35.766">
                <text:p>35.766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102.9">
                <text:p>102.9</text:p>
              </table:table-cell>
              <table:table-cell office:value-type="float" office:value="0.201027509714395">
                <text:p>0.201027509714395</text:p>
              </table:table-cell>
              <table:table-cell office:value-type="float" office:value="36.38">
                <text:p>3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960843475092">
                <text:p>0.179960843475092</text:p>
              </table:table-cell>
              <table:table-cell office:value-type="float" office:value="74.397">
                <text:p>74.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783373244937">
                <text:p>0.225783373244937</text:p>
              </table:table-cell>
              <table:table-cell office:value-type="float" office:value="32.579">
                <text:p>32.579</text:p>
              </table:table-cell>
              <table:table-cell office:value-type="float" office:value="0.258693712495445">
                <text:p>0.258693712495445</text:p>
              </table:table-cell>
              <table:table-cell office:value-type="float" office:value="92.74">
                <text:p>92.74</text:p>
              </table:table-cell>
              <table:table-cell office:value-type="float" office:value="0.226435731302534">
                <text:p>0.226435731302534</text:p>
              </table:table-cell>
              <table:table-cell office:value-type="float" office:value="33.057">
                <text:p>33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455948909478">
                <text:p>0.202455948909478</text:p>
              </table:table-cell>
              <table:table-cell office:value-type="float" office:value="63.429">
                <text:p>63.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21208723908">
                <text:p>0.247221208723908</text:p>
              </table:table-cell>
              <table:table-cell office:value-type="float" office:value="33.053">
                <text:p>33.053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83.523">
                <text:p>83.523</text:p>
              </table:table-cell>
              <table:table-cell office:value-type="float" office:value="0.248031032519546">
                <text:p>0.248031032519546</text:p>
              </table:table-cell>
              <table:table-cell office:value-type="float" office:value="33.768">
                <text:p>33.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53.482">
                <text:p>53.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546568675706">
                <text:p>0.268546568675706</text:p>
              </table:table-cell>
              <table:table-cell office:value-type="float" office:value="30.128">
                <text:p>30.128</text:p>
              </table:table-cell>
              <table:table-cell office:value-type="float" office:value="0.281188817929831">
                <text:p>0.281188817929831</text:p>
              </table:table-cell>
              <table:table-cell office:value-type="float" office:value="75.175">
                <text:p>75.175</text:p>
              </table:table-cell>
              <table:table-cell office:value-type="float" office:value="0.268344112726797">
                <text:p>0.268344112726797</text:p>
              </table:table-cell>
              <table:table-cell office:value-type="float" office:value="31.012">
                <text:p>31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446159778251">
                <text:p>0.247446159778251</text:p>
              </table:table-cell>
              <table:table-cell office:value-type="float" office:value="44.707">
                <text:p>44.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076448960074">
                <text:p>0.292076448960074</text:p>
              </table:table-cell>
              <table:table-cell office:value-type="float" office:value="28.962">
                <text:p>28.962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67.623">
                <text:p>67.623</text:p>
              </table:table-cell>
              <table:table-cell office:value-type="float" office:value="0.292481360857893">
                <text:p>0.292481360857893</text:p>
              </table:table-cell>
              <table:table-cell office:value-type="float" office:value="29.093">
                <text:p>29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941265212638">
                <text:p>0.269941265212638</text:p>
              </table:table-cell>
              <table:table-cell office:value-type="float" office:value="37.11">
                <text:p>37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3356818701004">
                <text:p>0.313356818701004</text:p>
              </table:table-cell>
              <table:table-cell office:value-type="float" office:value="25.932">
                <text:p>25.932</text:p>
              </table:table-cell>
              <table:table-cell office:value-type="float" office:value="0.303683923364218">
                <text:p>0.303683923364218</text:p>
              </table:table-cell>
              <table:table-cell office:value-type="float" office:value="60.795">
                <text:p>60.795</text:p>
              </table:table-cell>
              <table:table-cell office:value-type="float" office:value="0.31790082999875">
                <text:p>0.31790082999875</text:p>
              </table:table-cell>
              <table:table-cell office:value-type="float" office:value="26.436">
                <text:p>26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436370647024">
                <text:p>0.292436370647024</text:p>
              </table:table-cell>
              <table:table-cell office:value-type="float" office:value="30.625">
                <text:p>30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4637188441934">
                <text:p>0.334637188441934</text:p>
              </table:table-cell>
              <table:table-cell office:value-type="float" office:value="22.808">
                <text:p>22.808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54.629">
                <text:p>54.629</text:p>
              </table:table-cell>
              <table:table-cell office:value-type="float" office:value="0.338213910206001">
                <text:p>0.338213910206001</text:p>
              </table:table-cell>
              <table:table-cell office:value-type="float" office:value="24.538">
                <text:p>24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931476081411">
                <text:p>0.314931476081411</text:p>
              </table:table-cell>
              <table:table-cell office:value-type="float" office:value="25.146">
                <text:p>25.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3758028061162">
                <text:p>0.353758028061162</text:p>
              </table:table-cell>
              <table:table-cell office:value-type="float" office:value="20.067">
                <text:p>20.067</text:p>
              </table:table-cell>
              <table:table-cell office:value-type="float" office:value="0.326179028798604">
                <text:p>0.326179028798604</text:p>
              </table:table-cell>
              <table:table-cell office:value-type="float" office:value="49.062">
                <text:p>49.062</text:p>
              </table:table-cell>
              <table:table-cell office:value-type="float" office:value="0.338213910206001">
                <text:p>0.338213910206001</text:p>
              </table:table-cell>
              <table:table-cell office:value-type="float" office:value="22.776">
                <text:p>22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20.556">
                <text:p>20.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9199992307453">
                <text:p>0.379199992307453</text:p>
              </table:table-cell>
              <table:table-cell office:value-type="float" office:value="15.846">
                <text:p>15.846</text:p>
              </table:table-cell>
              <table:table-cell office:value-type="float" office:value="0.337426581515798">
                <text:p>0.337426581515798</text:p>
              </table:table-cell>
              <table:table-cell office:value-type="float" office:value="44.04">
                <text:p>44.04</text:p>
              </table:table-cell>
              <table:table-cell office:value-type="float" office:value="0.357267264508926">
                <text:p>0.357267264508926</text:p>
              </table:table-cell>
              <table:table-cell office:value-type="float" office:value="20.259">
                <text:p>2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16.737">
                <text:p>16.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322896310342">
                <text:p>0.400322896310342</text:p>
              </table:table-cell>
              <table:table-cell office:value-type="float" office:value="12.299">
                <text:p>12.299</text:p>
              </table:table-cell>
              <table:table-cell office:value-type="float" office:value="0.348674134232991">
                <text:p>0.348674134232991</text:p>
              </table:table-cell>
              <table:table-cell office:value-type="float" office:value="39.513">
                <text:p>39.513</text:p>
              </table:table-cell>
              <table:table-cell office:value-type="float" office:value="0.363633379346858">
                <text:p>0.363633379346858</text:p>
              </table:table-cell>
              <table:table-cell office:value-type="float" office:value="20.695">
                <text:p>2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13.578">
                <text:p>13.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1513285629534">
                <text:p>0.421513285629534</text:p>
              </table:table-cell>
              <table:table-cell office:value-type="float" office:value="10.072">
                <text:p>10.072</text:p>
              </table:table-cell>
              <table:table-cell office:value-type="float" office:value="0.359921686950184">
                <text:p>0.359921686950184</text:p>
              </table:table-cell>
              <table:table-cell office:value-type="float" office:value="35.433">
                <text:p>35.433</text:p>
              </table:table-cell>
              <table:table-cell office:value-type="float" office:value="0.380144786735698">
                <text:p>0.380144786735698</text:p>
              </table:table-cell>
              <table:table-cell office:value-type="float" office:value="16.375">
                <text:p>16.375</text:p>
              </table:table-cell>
              <table:table-cell office:value-type="float" office:value="1.561">
                <text:p>1.561</text:p>
              </table:table-cell>
              <table:table-cell office:value-type="float" office:value="1.561">
                <text:p>1.561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10.977">
                <text:p>10.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400810102362">
                <text:p>0.421400810102362</text:p>
              </table:table-cell>
              <table:table-cell office:value-type="float" office:value="9.049">
                <text:p>9.049</text:p>
              </table:table-cell>
              <table:table-cell office:value-type="float" office:value="0.371169239667377">
                <text:p>0.371169239667377</text:p>
              </table:table-cell>
              <table:table-cell office:value-type="float" office:value="31.758">
                <text:p>31.758</text:p>
              </table:table-cell>
              <table:table-cell office:value-type="float" office:value="0.386488406468194">
                <text:p>0.386488406468194</text:p>
              </table:table-cell>
              <table:table-cell office:value-type="float" office:value="15.199">
                <text:p>15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8.8454">
                <text:p>8.8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50729543256">
                <text:p>0.444750729543256</text:p>
              </table:table-cell>
              <table:table-cell office:value-type="float" office:value="7.5412">
                <text:p>7.5412</text:p>
              </table:table-cell>
              <table:table-cell office:value-type="float" office:value="0.38241679238457">
                <text:p>0.38241679238457</text:p>
              </table:table-cell>
              <table:table-cell office:value-type="float" office:value="28.45">
                <text:p>28.45</text:p>
              </table:table-cell>
              <table:table-cell office:value-type="float" office:value="0.404282034866794">
                <text:p>0.404282034866794</text:p>
              </table:table-cell>
              <table:table-cell office:value-type="float" office:value="12.549">
                <text:p>12.549</text:p>
              </table:table-cell>
              <table:table-cell office:value-type="float" office:value="1.462">
                <text:p>1.462</text:p>
              </table:table-cell>
              <table:table-cell office:value-type="float" office:value="1.462">
                <text:p>1.462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7.105">
                <text:p>7.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118432969749">
                <text:p>0.45118432969749</text:p>
              </table:table-cell>
              <table:table-cell office:value-type="float" office:value="7.5335">
                <text:p>7.5335</text:p>
              </table:table-cell>
              <table:table-cell office:value-type="float" office:value="0.393664345101764">
                <text:p>0.393664345101764</text:p>
              </table:table-cell>
              <table:table-cell office:value-type="float" office:value="25.473">
                <text:p>25.473</text:p>
              </table:table-cell>
              <table:table-cell office:value-type="float" office:value="0.424595115074045">
                <text:p>0.424595115074045</text:p>
              </table:table-cell>
              <table:table-cell office:value-type="float" office:value="10.251">
                <text:p>10.251</text:p>
              </table:table-cell>
              <table:table-cell office:value-type="float" office:value="0.767700000000001">
                <text:p>0.767700000000001</text:p>
              </table:table-cell>
              <table:table-cell office:value-type="float" office:value="0.767700000000001">
                <text:p>0.767700000000001</text:p>
              </table:table-cell>
              <table:table-cell office:value-type="float" office:value="0.472397214122116">
                <text:p>0.472397214122116</text:p>
              </table:table-cell>
              <table:table-cell office:value-type="float" office:value="5.6889">
                <text:p>5.6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941118862448">
                <text:p>0.465941118862448</text:p>
              </table:table-cell>
              <table:table-cell office:value-type="float" office:value="6.1755">
                <text:p>6.1755</text:p>
              </table:table-cell>
              <table:table-cell office:value-type="float" office:value="0.404911897818957">
                <text:p>0.404911897818957</text:p>
              </table:table-cell>
              <table:table-cell office:value-type="float" office:value="22.796">
                <text:p>22.796</text:p>
              </table:table-cell>
              <table:table-cell office:value-type="float" office:value="0.427137061988131">
                <text:p>0.427137061988131</text:p>
              </table:table-cell>
              <table:table-cell office:value-type="float" office:value="9.0223">
                <text:p>9.0223</text:p>
              </table:table-cell>
              <table:table-cell office:value-type="float" office:value="0.7685">
                <text:p>0.7685</text:p>
              </table:table-cell>
              <table:table-cell office:value-type="float" office:value="0.7685">
                <text:p>0.7685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4.5406">
                <text:p>4.5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5761158018973">
                <text:p>0.465761158018973</text:p>
              </table:table-cell>
              <table:table-cell office:value-type="float" office:value="5.2589">
                <text:p>5.2589</text:p>
              </table:table-cell>
              <table:table-cell office:value-type="float" office:value="0.41615945053615">
                <text:p>0.41615945053615</text:p>
              </table:table-cell>
              <table:table-cell office:value-type="float" office:value="20.388">
                <text:p>20.388</text:p>
              </table:table-cell>
              <table:table-cell office:value-type="float" office:value="0.448732363205142">
                <text:p>0.448732363205142</text:p>
              </table:table-cell>
              <table:table-cell office:value-type="float" office:value="7.7732">
                <text:p>7.7732</text:p>
              </table:table-cell>
              <table:table-cell office:value-type="float" office:value="0.8277">
                <text:p>0.8277</text:p>
              </table:table-cell>
              <table:table-cell office:value-type="float" office:value="0.8277">
                <text:p>0.8277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3.6122">
                <text:p>3.6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111077459866">
                <text:p>0.489111077459866</text:p>
              </table:table-cell>
              <table:table-cell office:value-type="float" office:value="4.3826">
                <text:p>4.3826</text:p>
              </table:table-cell>
              <table:table-cell office:value-type="float" office:value="0.427407003253343">
                <text:p>0.427407003253343</text:p>
              </table:table-cell>
              <table:table-cell office:value-type="float" office:value="18.225">
                <text:p>18.225</text:p>
              </table:table-cell>
              <table:table-cell office:value-type="float" office:value="0.455098478043073">
                <text:p>0.455098478043073</text:p>
              </table:table-cell>
              <table:table-cell office:value-type="float" office:value="7.7732">
                <text:p>7.7732</text:p>
              </table:table-cell>
              <table:table-cell office:value-type="float" office:value="0.8277">
                <text:p>0.8277</text:p>
              </table:table-cell>
              <table:table-cell office:value-type="float" office:value="0.8277">
                <text:p>0.8277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2.8639">
                <text:p>2.8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589667824969">
                <text:p>0.495589667824969</text:p>
              </table:table-cell>
              <table:table-cell office:value-type="float" office:value="4.619">
                <text:p>4.619</text:p>
              </table:table-cell>
              <table:table-cell office:value-type="float" office:value="0.438654555970537">
                <text:p>0.438654555970537</text:p>
              </table:table-cell>
              <table:table-cell office:value-type="float" office:value="16.281">
                <text:p>16.281</text:p>
              </table:table-cell>
              <table:table-cell office:value-type="float" office:value="0.471609885431913">
                <text:p>0.471609885431913</text:p>
              </table:table-cell>
              <table:table-cell office:value-type="float" office:value="6.2163">
                <text:p>6.2163</text:p>
              </table:table-cell>
              <table:table-cell office:value-type="float" office:value="0.9778">
                <text:p>0.9778</text:p>
              </table:table-cell>
              <table:table-cell office:value-type="float" office:value="0.9778">
                <text:p>0.9778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2.2624">
                <text:p>2.2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503922727967">
                <text:p>0.510503922727967</text:p>
              </table:table-cell>
              <table:table-cell office:value-type="float" office:value="4.2904">
                <text:p>4.2904</text:p>
              </table:table-cell>
              <table:table-cell office:value-type="float" office:value="0.44990210868773">
                <text:p>0.44990210868773</text:p>
              </table:table-cell>
              <table:table-cell office:value-type="float" office:value="14.536">
                <text:p>14.536</text:p>
              </table:table-cell>
              <table:table-cell office:value-type="float" office:value="0.471609885431913">
                <text:p>0.471609885431913</text:p>
              </table:table-cell>
              <table:table-cell office:value-type="float" office:value="5.5886">
                <text:p>5.5886</text:p>
              </table:table-cell>
              <table:table-cell office:value-type="float" office:value="0.6512">
                <text:p>0.6512</text:p>
              </table:table-cell>
              <table:table-cell office:value-type="float" office:value="0.6512">
                <text:p>0.6512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1.7805">
                <text:p>1.7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401875676512">
                <text:p>0.531401875676512</text:p>
              </table:table-cell>
              <table:table-cell office:value-type="float" office:value="2.688">
                <text:p>2.688</text:p>
              </table:table-cell>
              <table:table-cell office:value-type="float" office:value="0.461149661404923">
                <text:p>0.461149661404923</text:p>
              </table:table-cell>
              <table:table-cell office:value-type="float" office:value="12.969">
                <text:p>12.969</text:p>
              </table:table-cell>
              <table:table-cell office:value-type="float" office:value="0.493205186648924">
                <text:p>0.493205186648924</text:p>
              </table:table-cell>
              <table:table-cell office:value-type="float" office:value="4.4692">
                <text:p>4.4692</text:p>
              </table:table-cell>
              <table:table-cell office:value-type="float" office:value="0.571199999999999">
                <text:p>0.571199999999999</text:p>
              </table:table-cell>
              <table:table-cell office:value-type="float" office:value="0.571199999999999">
                <text:p>0.571199999999999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1.3954">
                <text:p>1.3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2154536074149">
                <text:p>0.542154536074149</text:p>
              </table:table-cell>
              <table:table-cell office:value-type="float" office:value="2.781">
                <text:p>2.781</text:p>
              </table:table-cell>
              <table:table-cell office:value-type="float" office:value="0.472397214122117">
                <text:p>0.472397214122117</text:p>
              </table:table-cell>
              <table:table-cell office:value-type="float" office:value="11.564">
                <text:p>11.564</text:p>
              </table:table-cell>
              <table:table-cell office:value-type="float" office:value="0.498289080477095">
                <text:p>0.498289080477095</text:p>
              </table:table-cell>
              <table:table-cell office:value-type="float" office:value="4.7639">
                <text:p>4.7639</text:p>
              </table:table-cell>
              <table:table-cell office:value-type="float" office:value="0.5073">
                <text:p>0.5073</text:p>
              </table:table-cell>
              <table:table-cell office:value-type="float" office:value="0.5073">
                <text:p>0.5073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1.0886">
                <text:p>1.0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6641383973894">
                <text:p>0.556641383973894</text:p>
              </table:table-cell>
              <table:table-cell office:value-type="float" office:value="1.8075">
                <text:p>1.8075</text:p>
              </table:table-cell>
              <table:table-cell office:value-type="float" office:value="0.48364476683931">
                <text:p>0.48364476683931</text:p>
              </table:table-cell>
              <table:table-cell office:value-type="float" office:value="10.303">
                <text:p>10.303</text:p>
              </table:table-cell>
              <table:table-cell office:value-type="float" office:value="0.516060213770261">
                <text:p>0.516060213770261</text:p>
              </table:table-cell>
              <table:table-cell office:value-type="float" office:value="4.2829">
                <text:p>4.2829</text:p>
              </table:table-cell>
              <table:table-cell office:value-type="float" office:value="0.596200000000001">
                <text:p>0.596200000000001</text:p>
              </table:table-cell>
              <table:table-cell office:value-type="float" office:value="0.596200000000001">
                <text:p>0.596200000000001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0.84491">
                <text:p>0.84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3232449866169">
                <text:p>0.563232449866169</text:p>
              </table:table-cell>
              <table:table-cell office:value-type="float" office:value="2.0829">
                <text:p>2.0829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9.174">
                <text:p>9.174</text:p>
              </table:table-cell>
              <table:table-cell office:value-type="float" office:value="0.517342434780021">
                <text:p>0.517342434780021</text:p>
              </table:table-cell>
              <table:table-cell office:value-type="float" office:value="3.3888">
                <text:p>3.3888</text:p>
              </table:table-cell>
              <table:table-cell office:value-type="float" office:value="0.433100000000001">
                <text:p>0.433100000000001</text:p>
              </table:table-cell>
              <table:table-cell office:value-type="float" office:value="0.433100000000001">
                <text:p>0.4331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9833837676746">
                <text:p>0.579833837676746</text:p>
              </table:table-cell>
              <table:table-cell office:value-type="float" office:value="1.3059">
                <text:p>1.3059</text:p>
              </table:table-cell>
              <table:table-cell office:value-type="float" office:value="0.506139872273696">
                <text:p>0.506139872273696</text:p>
              </table:table-cell>
              <table:table-cell office:value-type="float" office:value="8.1621">
                <text:p>8.1621</text:p>
              </table:table-cell>
              <table:table-cell office:value-type="float" office:value="0.536395789082946">
                <text:p>0.536395789082946</text:p>
              </table:table-cell>
              <table:table-cell office:value-type="float" office:value="2.6529">
                <text:p>2.6529</text:p>
              </table:table-cell>
              <table:table-cell office:value-type="float" office:value="0.5974">
                <text:p>0.5974</text:p>
              </table:table-cell>
              <table:table-cell office:value-type="float" office:value="0.5974">
                <text:p>0.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5118336184997">
                <text:p>0.605118336184997</text:p>
              </table:table-cell>
              <table:table-cell office:value-type="float" office:value="0.91003">
                <text:p>0.91003</text:p>
              </table:table-cell>
              <table:table-cell office:value-type="float" office:value="0.51738742499089">
                <text:p>0.51738742499089</text:p>
              </table:table-cell>
              <table:table-cell office:value-type="float" office:value="7.256">
                <text:p>7.256</text:p>
              </table:table-cell>
              <table:table-cell office:value-type="float" office:value="0.547823302643614">
                <text:p>0.547823302643614</text:p>
              </table:table-cell>
              <table:table-cell office:value-type="float" office:value="2.798">
                <text:p>2.798</text:p>
              </table:table-cell>
              <table:table-cell office:value-type="float" office:value="0.3895">
                <text:p>0.3895</text:p>
              </table:table-cell>
              <table:table-cell office:value-type="float" office:value="0.3895">
                <text:p>0.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46619124223">
                <text:p>0.62646619124223</text:p>
              </table:table-cell>
              <table:table-cell office:value-type="float" office:value="0.85964">
                <text:p>0.85964</text:p>
              </table:table-cell>
              <table:table-cell office:value-type="float" office:value="0.528634977708083">
                <text:p>0.528634977708083</text:p>
              </table:table-cell>
              <table:table-cell office:value-type="float" office:value="6.4452">
                <text:p>6.4452</text:p>
              </table:table-cell>
              <table:table-cell office:value-type="float" office:value="0.560533037214043">
                <text:p>0.560533037214043</text:p>
              </table:table-cell>
              <table:table-cell office:value-type="float" office:value="1.8474">
                <text:p>1.8474</text:p>
              </table:table-cell>
              <table:table-cell office:value-type="float" office:value="0.5021">
                <text:p>0.5021</text:p>
              </table:table-cell>
              <table:table-cell office:value-type="float" office:value="0.5021">
                <text:p>0.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229173558168">
                <text:p>0.647229173558168</text:p>
              </table:table-cell>
              <table:table-cell office:value-type="float" office:value="0.48387">
                <text:p>0.48387</text:p>
              </table:table-cell>
              <table:table-cell office:value-type="float" office:value="0.539882530425276">
                <text:p>0.539882530425276</text:p>
              </table:table-cell>
              <table:table-cell office:value-type="float" office:value="5.7199">
                <text:p>5.7199</text:p>
              </table:table-cell>
              <table:table-cell office:value-type="float" office:value="0.56687665694654">
                <text:p>0.56687665694654</text:p>
              </table:table-cell>
              <table:table-cell office:value-type="float" office:value="2.0769">
                <text:p>2.0769</text:p>
              </table:table-cell>
              <table:table-cell office:value-type="float" office:value="0.3743">
                <text:p>0.3743</text:p>
              </table:table-cell>
              <table:table-cell office:value-type="float" office:value="0.3743">
                <text:p>0.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130083142469">
                <text:p>0.551130083142469</text:p>
              </table:table-cell>
              <table:table-cell office:value-type="float" office:value="5.0717">
                <text:p>5.0717</text:p>
              </table:table-cell>
              <table:table-cell office:value-type="float" office:value="0.58338806433538">
                <text:p>0.58338806433538</text:p>
              </table:table-cell>
              <table:table-cell office:value-type="float" office:value="1.3282">
                <text:p>1.3282</text:p>
              </table:table-cell>
              <table:table-cell office:value-type="float" office:value="0.2833">
                <text:p>0.2833</text:p>
              </table:table-cell>
              <table:table-cell office:value-type="float" office:value="0.2833">
                <text:p>0.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377635859663">
                <text:p>0.562377635859663</text:p>
              </table:table-cell>
              <table:table-cell office:value-type="float" office:value="4.4925">
                <text:p>4.4925</text:p>
              </table:table-cell>
              <table:table-cell office:value-type="float" office:value="0.606265586562151">
                <text:p>0.606265586562151</text:p>
              </table:table-cell>
              <table:table-cell office:value-type="float" office:value="0.90543">
                <text:p>0.90543</text:p>
              </table:table-cell>
              <table:table-cell office:value-type="float" office:value="0.2455">
                <text:p>0.2455</text:p>
              </table:table-cell>
              <table:table-cell office:value-type="float" office:value="0.2455">
                <text:p>0.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625188576856">
                <text:p>0.573625188576856</text:p>
              </table:table-cell>
              <table:table-cell office:value-type="float" office:value="3.9754">
                <text:p>3.9754</text:p>
              </table:table-cell>
              <table:table-cell office:value-type="float" office:value="0.627860887779162">
                <text:p>0.627860887779162</text:p>
              </table:table-cell>
              <table:table-cell office:value-type="float" office:value="0.89585">
                <text:p>0.89585</text:p>
              </table:table-cell>
              <table:table-cell office:value-type="float" office:value="0.23034">
                <text:p>0.23034</text:p>
              </table:table-cell>
              <table:table-cell office:value-type="float" office:value="0.23034">
                <text:p>0.2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872741294049">
                <text:p>0.584872741294049</text:p>
              </table:table-cell>
              <table:table-cell office:value-type="float" office:value="3.5141">
                <text:p>3.5141</text:p>
              </table:table-cell>
              <table:table-cell office:value-type="float" office:value="0.649456188996173">
                <text:p>0.649456188996173</text:p>
              </table:table-cell>
              <table:table-cell office:value-type="float" office:value="0.50422">
                <text:p>0.50422</text:p>
              </table:table-cell>
              <table:table-cell office:value-type="float" office:value="0.19438">
                <text:p>0.19438</text:p>
              </table:table-cell>
              <table:table-cell office:value-type="float" office:value="0.19438">
                <text:p>0.1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20294011242">
                <text:p>0.596120294011242</text:p>
              </table:table-cell>
              <table:table-cell office:value-type="float" office:value="3.1028">
                <text:p>3.1028</text:p>
              </table:table-cell>
              <table:table-cell office:value-type="float" office:value="0.672311216117509">
                <text:p>0.672311216117509</text:p>
              </table:table-cell>
              <table:table-cell office:value-type="float" office:value="0.31905">
                <text:p>0.31905</text:p>
              </table:table-cell>
              <table:table-cell office:value-type="float" office:value="0.12183">
                <text:p>0.12183</text:p>
              </table:table-cell>
              <table:table-cell office:value-type="float" office:value="0.12183">
                <text:p>0.1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7846728436">
                <text:p>0.607367846728436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5399445629">
                <text:p>0.618615399445629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862952162822">
                <text:p>0.629862952162822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110504880015">
                <text:p>0.64111050488001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358057597208">
                <text:p>0.652358057597208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605610314402">
                <text:p>0.663605610314402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5" chart:maximum="3" chart:reverse-direction="false" text:line-break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9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3cm" chart:symbol-height="0.3cm" chart:error-upper-indicator="true" chart:error-lower-indicator="true" chart:error-category="cell-range" chart:error-upper-range="DESY.W2:DESY.W35" chart:error-lower-range="DESY.W2:DESY.W35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13cm" svg:height="8.946cm" xlink:href=".." xlink:type="simple" chart:class="chart:scatter" chart:style-name="ch1">
        <chart:legend chart:legend-position="bottom" svg:x="1.925cm" svg:y="8.163cm" style:legend-expansion="wide" chart:style-name="ch2"/>
        <chart:plot-area chart:style-name="ch3" table:cell-range-address="C_13deg_2.O2:C_13deg_2.P42 C_13deg_2.O1:C_13deg_2.O1 DESY.V1:DESY.V35 C_13deg_2.D120:C_13deg_2.D144" chart:data-source-has-labels="row" svg:x="1.358cm" svg:y="0.847cm" svg:width="11.711cm" svg:height="6.082cm">
          <chartooo:coordinate-region svg:x="2.35cm" svg:y="1.047cm" svg:width="10.625cm" svg:height="5.209cm"/>
          <chart:axis chart:dimension="x" chart:name="primary-x" chart:style-name="ch4">
            <chart:title svg:x="6.408cm" svg:y="7.108cm" chart:style-name="ch5">
              <text:p>p [GeV/c]</text:p>
            </chart:title>
          </chart:axis>
          <chart:axis chart:dimension="y" chart:name="primary-y" chart:style-name="ch6">
            <chart:title svg:x="0.451cm" svg:y="6.267cm" chart:style-name="ch7">
              <text:p>ds/dp/dOmega [ub/sr/(GeV/c)]</text:p>
            </chart:title>
            <chart:grid chart:style-name="ch8" chart:class="major"/>
          </chart:axis>
          <chart:series chart:style-name="ch9" chart:values-cell-range-address="C_13deg_2.O2:C_13deg_2.O42" chart:label-cell-address="C_13deg_2.O1:C_13deg_2.O1" chart:class="chart:scatter">
            <chart:domain table:cell-range-address="C_13deg_2.P2:C_13deg_2.P42"/>
            <chart:data-point chart:repeated="41"/>
          </chart:series>
          <chart:series chart:style-name="ch10" chart:values-cell-range-address="DESY.V2:DESY.V35" chart:label-cell-address="DESY.V1:DESY.V1" chart:class="chart:scatter">
            <chart:domain table:cell-range-address="DESY.U2:DESY.U35"/>
            <chart:error-indicator chart:style-name="ch11" chart:dimension="y"/>
            <chart:data-point chart:repeated="34"/>
          </chart:series>
          <chart:series chart:style-name="ch12" chart:values-cell-range-address="C_13deg_2.D121:C_13deg_2.D144" chart:label-cell-address="C_13deg_2.D120:C_13deg_2.D120" chart:class="chart:scatter">
            <chart:domain table:cell-range-address="C_13deg_2.E121:C_13deg_2.E144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epc_or pi-</text:p>
                <draw:g>
                  <svg:desc>C_13deg_2.O1:C_13deg_2.O1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DESY C(e,pi-) [3]</text:p>
                <draw:g>
                  <svg:desc>DESY.V1:DESY.V1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Column E</text:p>
              </table:table-cell>
              <table:table-cell office:value-type="string">
                <text:p>scaling fit C(e,pi-)</text:p>
                <draw:g>
                  <svg:desc>C_13deg_2.D120:C_13deg_2.D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_13deg_2.P2:C_13deg_2.P42</svg:desc>
                </draw:g>
              </table:table-cell>
              <table:table-cell office:value-type="float" office:value="126.4">
                <text:p>126.4</text:p>
                <draw:g>
                  <svg:desc>C_13deg_2.O2:C_13deg_2.O42</svg:desc>
                </draw:g>
              </table:table-cell>
              <table:table-cell office:value-type="float" office:value="0.70165">
                <text:p>0.70165</text:p>
                <draw:g>
                  <svg:desc>DESY.U2:DESY.U35</svg:desc>
                </draw:g>
              </table:table-cell>
              <table:table-cell office:value-type="float" office:value="43.134">
                <text:p>43.134</text:p>
                <draw:g>
                  <svg:desc>DESY.V2:DESY.V35</svg:desc>
                </draw:g>
              </table:table-cell>
              <table:table-cell office:value-type="float" office:value="NaN">
                <text:p>NaN</text:p>
                <draw:g>
                  <svg:desc>DESY.W2:DESY.W35</svg:desc>
                </draw:g>
              </table:table-cell>
              <table:table-cell office:value-type="float" office:value="NaN">
                <text:p>NaN</text:p>
                <draw:g>
                  <svg:desc>DESY.W2:DESY.W35</svg:desc>
                </draw:g>
              </table:table-cell>
              <table:table-cell office:value-type="float" office:value="0.6">
                <text:p>0.6</text:p>
                <draw:g>
                  <svg:desc>C_13deg_2.E121:C_13deg_2.E144</svg:desc>
                </draw:g>
              </table:table-cell>
              <table:table-cell office:value-type="float" office:value="97.313">
                <text:p>97.313</text:p>
                <draw:g>
                  <svg:desc>C_13deg_2.D121:C_13deg_2.D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114.1">
                <text:p>114.1</text:p>
              </table:table-cell>
              <table:table-cell office:value-type="float" office:value="0.79765">
                <text:p>0.79765</text:p>
              </table:table-cell>
              <table:table-cell office:value-type="float" office:value="39.613">
                <text:p>39.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85.981">
                <text:p>85.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102.9">
                <text:p>102.9</text:p>
              </table:table-cell>
              <table:table-cell office:value-type="float" office:value="0.89365">
                <text:p>0.89365</text:p>
              </table:table-cell>
              <table:table-cell office:value-type="float" office:value="36.38">
                <text:p>3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74.397">
                <text:p>74.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">
                <text:p>1.15</text:p>
              </table:table-cell>
              <table:table-cell office:value-type="float" office:value="92.74">
                <text:p>92.74</text:p>
              </table:table-cell>
              <table:table-cell office:value-type="float" office:value="1.0066">
                <text:p>1.0066</text:p>
              </table:table-cell>
              <table:table-cell office:value-type="float" office:value="33.057">
                <text:p>33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63.429">
                <text:p>63.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83.523">
                <text:p>83.523</text:p>
              </table:table-cell>
              <table:table-cell office:value-type="float" office:value="1.1026">
                <text:p>1.1026</text:p>
              </table:table-cell>
              <table:table-cell office:value-type="float" office:value="33.768">
                <text:p>33.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3.482">
                <text:p>53.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75.175">
                <text:p>75.175</text:p>
              </table:table-cell>
              <table:table-cell office:value-type="float" office:value="1.1929">
                <text:p>1.1929</text:p>
              </table:table-cell>
              <table:table-cell office:value-type="float" office:value="31.012">
                <text:p>31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4.707">
                <text:p>44.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67.623">
                <text:p>67.623</text:p>
              </table:table-cell>
              <table:table-cell office:value-type="float" office:value="1.3002">
                <text:p>1.3002</text:p>
              </table:table-cell>
              <table:table-cell office:value-type="float" office:value="29.093">
                <text:p>29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37.11">
                <text:p>37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5">
                <text:p>1.35</text:p>
              </table:table-cell>
              <table:table-cell office:value-type="float" office:value="60.795">
                <text:p>60.795</text:p>
              </table:table-cell>
              <table:table-cell office:value-type="float" office:value="1.4132">
                <text:p>1.4132</text:p>
              </table:table-cell>
              <table:table-cell office:value-type="float" office:value="26.436">
                <text:p>26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30.625">
                <text:p>30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54.629">
                <text:p>54.629</text:p>
              </table:table-cell>
              <table:table-cell office:value-type="float" office:value="1.5035">
                <text:p>1.5035</text:p>
              </table:table-cell>
              <table:table-cell office:value-type="float" office:value="24.538">
                <text:p>24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5.146">
                <text:p>25.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5">
                <text:p>1.45</text:p>
              </table:table-cell>
              <table:table-cell office:value-type="float" office:value="49.062">
                <text:p>49.062</text:p>
              </table:table-cell>
              <table:table-cell office:value-type="float" office:value="1.5035">
                <text:p>1.5035</text:p>
              </table:table-cell>
              <table:table-cell office:value-type="float" office:value="22.776">
                <text:p>22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20.556">
                <text:p>20.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44.04">
                <text:p>44.04</text:p>
              </table:table-cell>
              <table:table-cell office:value-type="float" office:value="1.5882">
                <text:p>1.5882</text:p>
              </table:table-cell>
              <table:table-cell office:value-type="float" office:value="20.259">
                <text:p>2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16.737">
                <text:p>16.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5">
                <text:p>1.55</text:p>
              </table:table-cell>
              <table:table-cell office:value-type="float" office:value="39.513">
                <text:p>39.513</text:p>
              </table:table-cell>
              <table:table-cell office:value-type="float" office:value="1.6165">
                <text:p>1.6165</text:p>
              </table:table-cell>
              <table:table-cell office:value-type="float" office:value="20.695">
                <text:p>20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3.578">
                <text:p>13.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35.433">
                <text:p>35.433</text:p>
              </table:table-cell>
              <table:table-cell office:value-type="float" office:value="1.6899">
                <text:p>1.6899</text:p>
              </table:table-cell>
              <table:table-cell office:value-type="float" office:value="16.375">
                <text:p>16.375</text:p>
              </table:table-cell>
              <table:table-cell office:value-type="float" office:value="1.561">
                <text:p>1.561</text:p>
              </table:table-cell>
              <table:table-cell office:value-type="float" office:value="1.561">
                <text:p>1.561</text:p>
              </table:table-cell>
              <table:table-cell office:value-type="float" office:value="1.8">
                <text:p>1.8</text:p>
              </table:table-cell>
              <table:table-cell office:value-type="float" office:value="10.977">
                <text:p>10.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5">
                <text:p>1.65</text:p>
              </table:table-cell>
              <table:table-cell office:value-type="float" office:value="31.758">
                <text:p>31.758</text:p>
              </table:table-cell>
              <table:table-cell office:value-type="float" office:value="1.7181">
                <text:p>1.7181</text:p>
              </table:table-cell>
              <table:table-cell office:value-type="float" office:value="15.199">
                <text:p>15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8.8454">
                <text:p>8.8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">
                <text:p>1.7</text:p>
              </table:table-cell>
              <table:table-cell office:value-type="float" office:value="28.45">
                <text:p>28.45</text:p>
              </table:table-cell>
              <table:table-cell office:value-type="float" office:value="1.7972">
                <text:p>1.7972</text:p>
              </table:table-cell>
              <table:table-cell office:value-type="float" office:value="12.549">
                <text:p>12.549</text:p>
              </table:table-cell>
              <table:table-cell office:value-type="float" office:value="1.462">
                <text:p>1.462</text:p>
              </table:table-cell>
              <table:table-cell office:value-type="float" office:value="1.462">
                <text:p>1.462</text:p>
              </table:table-cell>
              <table:table-cell office:value-type="float" office:value="2">
                <text:p>2</text:p>
              </table:table-cell>
              <table:table-cell office:value-type="float" office:value="7.105">
                <text:p>7.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">
                <text:p>1.75</text:p>
              </table:table-cell>
              <table:table-cell office:value-type="float" office:value="25.473">
                <text:p>25.473</text:p>
              </table:table-cell>
              <table:table-cell office:value-type="float" office:value="1.8875">
                <text:p>1.8875</text:p>
              </table:table-cell>
              <table:table-cell office:value-type="float" office:value="10.251">
                <text:p>10.251</text:p>
              </table:table-cell>
              <table:table-cell office:value-type="float" office:value="0.767700000000001">
                <text:p>0.767700000000001</text:p>
              </table:table-cell>
              <table:table-cell office:value-type="float" office:value="0.767700000000001">
                <text:p>0.767700000000001</text:p>
              </table:table-cell>
              <table:table-cell office:value-type="float" office:value="2.1">
                <text:p>2.1</text:p>
              </table:table-cell>
              <table:table-cell office:value-type="float" office:value="5.6889">
                <text:p>5.6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">
                <text:p>1.8</text:p>
              </table:table-cell>
              <table:table-cell office:value-type="float" office:value="22.796">
                <text:p>22.796</text:p>
              </table:table-cell>
              <table:table-cell office:value-type="float" office:value="1.8988">
                <text:p>1.8988</text:p>
              </table:table-cell>
              <table:table-cell office:value-type="float" office:value="9.0223">
                <text:p>9.0223</text:p>
              </table:table-cell>
              <table:table-cell office:value-type="float" office:value="0.7685">
                <text:p>0.7685</text:p>
              </table:table-cell>
              <table:table-cell office:value-type="float" office:value="0.7685">
                <text:p>0.7685</text:p>
              </table:table-cell>
              <table:table-cell office:value-type="float" office:value="2.2">
                <text:p>2.2</text:p>
              </table:table-cell>
              <table:table-cell office:value-type="float" office:value="4.5406">
                <text:p>4.5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5">
                <text:p>1.85</text:p>
              </table:table-cell>
              <table:table-cell office:value-type="float" office:value="20.388">
                <text:p>20.388</text:p>
              </table:table-cell>
              <table:table-cell office:value-type="float" office:value="1.9948">
                <text:p>1.9948</text:p>
              </table:table-cell>
              <table:table-cell office:value-type="float" office:value="7.7732">
                <text:p>7.7732</text:p>
              </table:table-cell>
              <table:table-cell office:value-type="float" office:value="0.8277">
                <text:p>0.8277</text:p>
              </table:table-cell>
              <table:table-cell office:value-type="float" office:value="0.8277">
                <text:p>0.8277</text:p>
              </table:table-cell>
              <table:table-cell office:value-type="float" office:value="2.3">
                <text:p>2.3</text:p>
              </table:table-cell>
              <table:table-cell office:value-type="float" office:value="3.6122">
                <text:p>3.6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8.225">
                <text:p>18.225</text:p>
              </table:table-cell>
              <table:table-cell office:value-type="float" office:value="2.0231">
                <text:p>2.0231</text:p>
              </table:table-cell>
              <table:table-cell office:value-type="float" office:value="7.7732">
                <text:p>7.7732</text:p>
              </table:table-cell>
              <table:table-cell office:value-type="float" office:value="0.8277">
                <text:p>0.8277</text:p>
              </table:table-cell>
              <table:table-cell office:value-type="float" office:value="0.8277">
                <text:p>0.8277</text:p>
              </table:table-cell>
              <table:table-cell office:value-type="float" office:value="2.4">
                <text:p>2.4</text:p>
              </table:table-cell>
              <table:table-cell office:value-type="float" office:value="2.8639">
                <text:p>2.8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5">
                <text:p>1.95</text:p>
              </table:table-cell>
              <table:table-cell office:value-type="float" office:value="16.281">
                <text:p>16.281</text:p>
              </table:table-cell>
              <table:table-cell office:value-type="float" office:value="2.0965">
                <text:p>2.0965</text:p>
              </table:table-cell>
              <table:table-cell office:value-type="float" office:value="6.2163">
                <text:p>6.2163</text:p>
              </table:table-cell>
              <table:table-cell office:value-type="float" office:value="0.9778">
                <text:p>0.9778</text:p>
              </table:table-cell>
              <table:table-cell office:value-type="float" office:value="0.9778">
                <text:p>0.9778</text:p>
              </table:table-cell>
              <table:table-cell office:value-type="float" office:value="2.5">
                <text:p>2.5</text:p>
              </table:table-cell>
              <table:table-cell office:value-type="float" office:value="2.2624">
                <text:p>2.2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4.536">
                <text:p>14.536</text:p>
              </table:table-cell>
              <table:table-cell office:value-type="float" office:value="2.0965">
                <text:p>2.0965</text:p>
              </table:table-cell>
              <table:table-cell office:value-type="float" office:value="5.5886">
                <text:p>5.5886</text:p>
              </table:table-cell>
              <table:table-cell office:value-type="float" office:value="0.6512">
                <text:p>0.6512</text:p>
              </table:table-cell>
              <table:table-cell office:value-type="float" office:value="0.6512">
                <text:p>0.6512</text:p>
              </table:table-cell>
              <table:table-cell office:value-type="float" office:value="2.6">
                <text:p>2.6</text:p>
              </table:table-cell>
              <table:table-cell office:value-type="float" office:value="1.7805">
                <text:p>1.7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5">
                <text:p>2.05</text:p>
              </table:table-cell>
              <table:table-cell office:value-type="float" office:value="12.969">
                <text:p>12.969</text:p>
              </table:table-cell>
              <table:table-cell office:value-type="float" office:value="2.1925">
                <text:p>2.1925</text:p>
              </table:table-cell>
              <table:table-cell office:value-type="float" office:value="4.4692">
                <text:p>4.4692</text:p>
              </table:table-cell>
              <table:table-cell office:value-type="float" office:value="0.571199999999999">
                <text:p>0.571199999999999</text:p>
              </table:table-cell>
              <table:table-cell office:value-type="float" office:value="0.571199999999999">
                <text:p>0.571199999999999</text:p>
              </table:table-cell>
              <table:table-cell office:value-type="float" office:value="2.7">
                <text:p>2.7</text:p>
              </table:table-cell>
              <table:table-cell office:value-type="float" office:value="1.3954">
                <text:p>1.3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">
                <text:p>2.1</text:p>
              </table:table-cell>
              <table:table-cell office:value-type="float" office:value="11.564">
                <text:p>11.564</text:p>
              </table:table-cell>
              <table:table-cell office:value-type="float" office:value="2.2151">
                <text:p>2.2151</text:p>
              </table:table-cell>
              <table:table-cell office:value-type="float" office:value="4.7639">
                <text:p>4.7639</text:p>
              </table:table-cell>
              <table:table-cell office:value-type="float" office:value="0.5073">
                <text:p>0.5073</text:p>
              </table:table-cell>
              <table:table-cell office:value-type="float" office:value="0.5073">
                <text:p>0.5073</text:p>
              </table:table-cell>
              <table:table-cell office:value-type="float" office:value="2.8">
                <text:p>2.8</text:p>
              </table:table-cell>
              <table:table-cell office:value-type="float" office:value="1.0886">
                <text:p>1.0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5">
                <text:p>2.15</text:p>
              </table:table-cell>
              <table:table-cell office:value-type="float" office:value="10.303">
                <text:p>10.303</text:p>
              </table:table-cell>
              <table:table-cell office:value-type="float" office:value="2.2941">
                <text:p>2.2941</text:p>
              </table:table-cell>
              <table:table-cell office:value-type="float" office:value="4.2829">
                <text:p>4.2829</text:p>
              </table:table-cell>
              <table:table-cell office:value-type="float" office:value="0.596200000000001">
                <text:p>0.596200000000001</text:p>
              </table:table-cell>
              <table:table-cell office:value-type="float" office:value="0.596200000000001">
                <text:p>0.596200000000001</text:p>
              </table:table-cell>
              <table:table-cell office:value-type="float" office:value="2.9">
                <text:p>2.9</text:p>
              </table:table-cell>
              <table:table-cell office:value-type="float" office:value="0.84491">
                <text:p>0.84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">
                <text:p>2.2</text:p>
              </table:table-cell>
              <table:table-cell office:value-type="float" office:value="9.174">
                <text:p>9.174</text:p>
              </table:table-cell>
              <table:table-cell office:value-type="float" office:value="2.2998">
                <text:p>2.2998</text:p>
              </table:table-cell>
              <table:table-cell office:value-type="float" office:value="3.3888">
                <text:p>3.3888</text:p>
              </table:table-cell>
              <table:table-cell office:value-type="float" office:value="0.433100000000001">
                <text:p>0.433100000000001</text:p>
              </table:table-cell>
              <table:table-cell office:value-type="float" office:value="0.433100000000001">
                <text:p>0.4331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">
                <text:p>2.25</text:p>
              </table:table-cell>
              <table:table-cell office:value-type="float" office:value="8.1621">
                <text:p>8.1621</text:p>
              </table:table-cell>
              <table:table-cell office:value-type="float" office:value="2.3845">
                <text:p>2.3845</text:p>
              </table:table-cell>
              <table:table-cell office:value-type="float" office:value="2.6529">
                <text:p>2.6529</text:p>
              </table:table-cell>
              <table:table-cell office:value-type="float" office:value="0.5974">
                <text:p>0.5974</text:p>
              </table:table-cell>
              <table:table-cell office:value-type="float" office:value="0.5974">
                <text:p>0.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">
                <text:p>2.3</text:p>
              </table:table-cell>
              <table:table-cell office:value-type="float" office:value="7.256">
                <text:p>7.256</text:p>
              </table:table-cell>
              <table:table-cell office:value-type="float" office:value="2.4353">
                <text:p>2.4353</text:p>
              </table:table-cell>
              <table:table-cell office:value-type="float" office:value="2.798">
                <text:p>2.798</text:p>
              </table:table-cell>
              <table:table-cell office:value-type="float" office:value="0.3895">
                <text:p>0.3895</text:p>
              </table:table-cell>
              <table:table-cell office:value-type="float" office:value="0.3895">
                <text:p>0.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5">
                <text:p>2.35</text:p>
              </table:table-cell>
              <table:table-cell office:value-type="float" office:value="6.4452">
                <text:p>6.4452</text:p>
              </table:table-cell>
              <table:table-cell office:value-type="float" office:value="2.4918">
                <text:p>2.4918</text:p>
              </table:table-cell>
              <table:table-cell office:value-type="float" office:value="1.8474">
                <text:p>1.8474</text:p>
              </table:table-cell>
              <table:table-cell office:value-type="float" office:value="0.5021">
                <text:p>0.5021</text:p>
              </table:table-cell>
              <table:table-cell office:value-type="float" office:value="0.5021">
                <text:p>0.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">
                <text:p>2.4</text:p>
              </table:table-cell>
              <table:table-cell office:value-type="float" office:value="5.7199">
                <text:p>5.7199</text:p>
              </table:table-cell>
              <table:table-cell office:value-type="float" office:value="2.52">
                <text:p>2.52</text:p>
              </table:table-cell>
              <table:table-cell office:value-type="float" office:value="2.0769">
                <text:p>2.0769</text:p>
              </table:table-cell>
              <table:table-cell office:value-type="float" office:value="0.3743">
                <text:p>0.3743</text:p>
              </table:table-cell>
              <table:table-cell office:value-type="float" office:value="0.3743">
                <text:p>0.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5">
                <text:p>2.45</text:p>
              </table:table-cell>
              <table:table-cell office:value-type="float" office:value="5.0717">
                <text:p>5.0717</text:p>
              </table:table-cell>
              <table:table-cell office:value-type="float" office:value="2.5934">
                <text:p>2.5934</text:p>
              </table:table-cell>
              <table:table-cell office:value-type="float" office:value="1.3282">
                <text:p>1.3282</text:p>
              </table:table-cell>
              <table:table-cell office:value-type="float" office:value="0.2833">
                <text:p>0.2833</text:p>
              </table:table-cell>
              <table:table-cell office:value-type="float" office:value="0.2833">
                <text:p>0.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4.4925">
                <text:p>4.4925</text:p>
              </table:table-cell>
              <table:table-cell office:value-type="float" office:value="2.6951">
                <text:p>2.6951</text:p>
              </table:table-cell>
              <table:table-cell office:value-type="float" office:value="0.90543">
                <text:p>0.90543</text:p>
              </table:table-cell>
              <table:table-cell office:value-type="float" office:value="0.2455">
                <text:p>0.2455</text:p>
              </table:table-cell>
              <table:table-cell office:value-type="float" office:value="0.2455">
                <text:p>0.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5">
                <text:p>2.55</text:p>
              </table:table-cell>
              <table:table-cell office:value-type="float" office:value="3.9754">
                <text:p>3.9754</text:p>
              </table:table-cell>
              <table:table-cell office:value-type="float" office:value="2.7911">
                <text:p>2.7911</text:p>
              </table:table-cell>
              <table:table-cell office:value-type="float" office:value="0.89585">
                <text:p>0.89585</text:p>
              </table:table-cell>
              <table:table-cell office:value-type="float" office:value="0.23034">
                <text:p>0.23034</text:p>
              </table:table-cell>
              <table:table-cell office:value-type="float" office:value="0.23034">
                <text:p>0.2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">
                <text:p>2.6</text:p>
              </table:table-cell>
              <table:table-cell office:value-type="float" office:value="3.5141">
                <text:p>3.5141</text:p>
              </table:table-cell>
              <table:table-cell office:value-type="float" office:value="2.8871">
                <text:p>2.8871</text:p>
              </table:table-cell>
              <table:table-cell office:value-type="float" office:value="0.50422">
                <text:p>0.50422</text:p>
              </table:table-cell>
              <table:table-cell office:value-type="float" office:value="0.19438">
                <text:p>0.19438</text:p>
              </table:table-cell>
              <table:table-cell office:value-type="float" office:value="0.19438">
                <text:p>0.1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5">
                <text:p>2.65</text:p>
              </table:table-cell>
              <table:table-cell office:value-type="float" office:value="3.1028">
                <text:p>3.1028</text:p>
              </table:table-cell>
              <table:table-cell office:value-type="float" office:value="2.9887">
                <text:p>2.9887</text:p>
              </table:table-cell>
              <table:table-cell office:value-type="float" office:value="0.31905">
                <text:p>0.31905</text:p>
              </table:table-cell>
              <table:table-cell office:value-type="float" office:value="0.12183">
                <text:p>0.12183</text:p>
              </table:table-cell>
              <table:table-cell office:value-type="float" office:value="0.12183">
                <text:p>0.1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">
                <text:p>2.7</text:p>
              </table:table-cell>
              <table:table-cell office:value-type="float" office:value="2.7363">
                <text:p>2.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5">
                <text:p>2.75</text:p>
              </table:table-cell>
              <table:table-cell office:value-type="float" office:value="2.4101">
                <text:p>2.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">
                <text:p>2.8</text:p>
              </table:table-cell>
              <table:table-cell office:value-type="float" office:value="2.1199">
                <text:p>2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5">
                <text:p>2.85</text:p>
              </table:table-cell>
              <table:table-cell office:value-type="float" office:value="1.862">
                <text:p>1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">
                <text:p>2.9</text:p>
              </table:table-cell>
              <table:table-cell office:value-type="float" office:value="1.633">
                <text:p>1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5">
                <text:p>2.95</text:p>
              </table:table-cell>
              <table:table-cell office:value-type="float" office:value="1.4298">
                <text:p>1.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.2497">
                <text:p>1.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_20__28_var_29_" draw:display-name="Fine Dashed (var)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scientific-number number:decimal-places="1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H_Wiser.I28:H_Wiser.I47" chart:error-lower-range="H_Wiser.I28:H_Wiser.I47" chart:data-label-number="none" chart:data-label-text="true" chart:data-label-symbol="false">
        <chart:symbol-image xlink:href="Pictures/100002000000000A0000000A1F4FBE6C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27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image" chart:symbol-width="0.212cm" chart:symbol-height="0.212cm" chart:link-data-style-to-source="true" chart:error-category="cell-range" chart:error-upper-range="H_Wiser.I28:H_Wiser.I47" chart:error-lower-range="H_Wiser.I28:H_Wiser.I47" chart:data-label-number="none" chart:data-label-text="true" chart:data-label-symbol="false" chart:label-position="left">
        <chart:symbol-image xlink:href="Pictures/100002000000000A0000000A1F4FBE6C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error-upper-indicator="true" chart:error-lower-indicator="true" chart:error-category="cell-range" chart:error-upper-range="H_Wiser.I28:H_Wiser.I47" chart:error-lower-range="H_Wiser.I28:H_Wiser.I47" chart:std-weight="1"/>
      <style:graphic-properties draw:stroke="none" svg:stroke-width="0.088cm" svg:stroke-color="#c5000b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78cm" svg:height="7.66cm" xlink:href=".." xlink:type="simple" chart:class="chart:scatter" chart:style-name="ch1">
        <chart:legend chart:legend-position="bottom" svg:x="4.684cm" svg:y="6.93cm" style:legend-expansion="wide" chart:style-name="ch2"/>
        <chart:plot-area chart:style-name="ch3" table:cell-range-address="H_Wiser.D28:H_Wiser.D47 H_Wiser.F27:H_Wiser.F47" chart:data-source-has-labels="row" svg:x="0.219cm" svg:y="0.153cm" svg:width="10.54cm" svg:height="6.624cm">
          <chartooo:coordinate-region svg:x="1.37cm" svg:y="0.326cm" svg:width="9.189cm" svg:height="5.8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_Wiser.F28:H_Wiser.F47" chart:label-cell-address="H_Wiser.F27:H_Wiser.F27" chart:class="chart:scatter">
            <chart:domain table:cell-range-address="H_Wiser.D28:H_Wiser.D47"/>
            <chart:error-indicator chart:style-name="ch8" chart:dimension="y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i- Wiser</text:p>
                <draw:g>
                  <svg:desc>H_Wiser.F27:H_Wiser.F27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_Wiser.D28:H_Wiser.D47</svg:desc>
                </draw:g>
              </table:table-cell>
              <table:table-cell office:value-type="float" office:value="10.7">
                <text:p>10.7</text:p>
                <draw:g>
                  <svg:desc>H_Wiser.F28:H_Wiser.F47</svg:desc>
                </draw:g>
              </table:table-cell>
              <table:table-cell office:value-type="float" office:value="NaN">
                <text:p>NaN</text:p>
                <draw:g>
                  <svg:desc>H_Wiser.I28:H_Wiser.I47</svg:desc>
                </draw:g>
              </table:table-cell>
              <table:table-cell office:value-type="float" office:value="NaN">
                <text:p>NaN</text:p>
                <draw:g>
                  <svg:desc>H_Wiser.I28:H_Wiser.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2.7">
                <text:p>22.7</text:p>
              </table:table-cell>
              <table:table-cell office:value-type="float" office:value="2.99305880329806">
                <text:p>2.99305880329806</text:p>
              </table:table-cell>
              <table:table-cell office:value-type="float" office:value="2.99305880329806">
                <text:p>2.9930588032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7.82">
                <text:p>7.82</text:p>
              </table:table-cell>
              <table:table-cell office:value-type="float" office:value="1.02911396842138">
                <text:p>1.02911396842138</text:p>
              </table:table-cell>
              <table:table-cell office:value-type="float" office:value="1.02911396842138">
                <text:p>1.02911396842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443">
                <text:p>0.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1.31">
                <text:p>1.31</text:p>
              </table:table-cell>
              <table:table-cell office:value-type="float" office:value="0.17493453061074">
                <text:p>0.17493453061074</text:p>
              </table:table-cell>
              <table:table-cell office:value-type="float" office:value="0.17493453061074">
                <text:p>0.17493453061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1.88">
                <text:p>1.88</text:p>
              </table:table-cell>
              <table:table-cell office:value-type="float" office:value="0.246234359909416">
                <text:p>0.246234359909416</text:p>
              </table:table-cell>
              <table:table-cell office:value-type="float" office:value="0.246234359909416">
                <text:p>0.246234359909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5">
                <text:p>0.875</text:p>
              </table:table-cell>
              <table:table-cell office:value-type="float" office:value="0.0314">
                <text:p>0.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">
                <text:p>0.875</text:p>
              </table:table-cell>
              <table:table-cell office:value-type="float" office:value="0.157">
                <text:p>0.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5">
                <text:p>0.875</text:p>
              </table:table-cell>
              <table:table-cell office:value-type="float" office:value="0.446">
                <text:p>0.446</text:p>
              </table:table-cell>
              <table:table-cell office:value-type="float" office:value="0.0610137722157875">
                <text:p>0.0610137722157875</text:p>
              </table:table-cell>
              <table:table-cell office:value-type="float" office:value="0.0610137722157875">
                <text:p>0.0610137722157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5">
                <text:p>0.875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0692">
                <text:p>0.0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589">
                <text:p>0.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148">
                <text:p>0.148</text:p>
              </table:table-cell>
              <table:table-cell office:value-type="float" office:value="0.0193436707995148">
                <text:p>0.0193436707995148</text:p>
              </table:table-cell>
              <table:table-cell office:value-type="float" office:value="0.0193436707995148">
                <text:p>0.0193436707995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25">
                <text:p>1.125</text:p>
              </table:table-cell>
              <table:table-cell office:value-type="float" office:value="0.0136">
                <text:p>0.0136</text:p>
              </table:table-cell>
              <table:table-cell office:value-type="float" office:value="0.00183734155779485">
                <text:p>0.00183734155779485</text:p>
              </table:table-cell>
              <table:table-cell office:value-type="float" office:value="0.00183734155779485">
                <text:p>0.00183734155779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25">
                <text:p>1.125</text:p>
              </table:table-cell>
              <table:table-cell office:value-type="float" office:value="0.0328">
                <text:p>0.0328</text:p>
              </table:table-cell>
              <table:table-cell office:value-type="float" office:value="0.00539181750433006">
                <text:p>0.00539181750433006</text:p>
              </table:table-cell>
              <table:table-cell office:value-type="float" office:value="0.00539181750433006">
                <text:p>0.00539181750433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0.00313">
                <text:p>0.00313</text:p>
              </table:table-cell>
              <table:table-cell office:value-type="float" office:value="0.000692219336626766">
                <text:p>0.000692219336626766</text:p>
              </table:table-cell>
              <table:table-cell office:value-type="float" office:value="0.000692219336626766">
                <text:p>0.000692219336626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5">
                <text:p>1.25</text:p>
              </table:table-cell>
              <table:table-cell office:value-type="float" office:value="0.00621">
                <text:p>0.00621</text:p>
              </table:table-cell>
              <table:table-cell office:value-type="float" office:value="0.000988247585375244">
                <text:p>0.000988247585375244</text:p>
              </table:table-cell>
              <table:table-cell office:value-type="float" office:value="0.000988247585375244">
                <text:p>0.000988247585375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5">
                <text:p>1.375</text:p>
              </table:table-cell>
              <table:table-cell office:value-type="float" office:value="0.000218">
                <text:p>0.000218</text:p>
              </table:table-cell>
              <table:table-cell office:value-type="float" office:value="0.0000474041728121059">
                <text:p>0.0000474041728121059</text:p>
              </table:table-cell>
              <table:table-cell office:value-type="float" office:value="0.0000474041728121059">
                <text:p>0.000047404172812105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scientific-number number:decimal-places="1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H_Wiser.Q28:H_Wiser.Q48" chart:error-lower-range="H_Wiser.Q28:H_Wiser.Q48" chart:data-label-number="none" chart:data-label-text="true" chart:data-label-symbol="false">
        <chart:symbol-image xlink:href="Pictures/100002000000000A0000000ADDA84F49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27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image" chart:symbol-width="0.212cm" chart:symbol-height="0.212cm" chart:link-data-style-to-source="true" chart:error-category="cell-range" chart:error-upper-range="H_Wiser.Q28:H_Wiser.Q48" chart:error-lower-range="H_Wiser.Q28:H_Wiser.Q48" chart:data-label-number="none" chart:data-label-text="true" chart:data-label-symbol="false" chart:label-position="left">
        <chart:symbol-image xlink:href="Pictures/100002000000000A0000000ADDA84F49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error-upper-indicator="true" chart:error-lower-indicator="true" chart:error-category="cell-range" chart:error-upper-range="H_Wiser.Q28:H_Wiser.Q48" chart:error-lower-range="H_Wiser.Q28:H_Wiser.Q48" chart:std-weight="1"/>
      <style:graphic-properties draw:stroke="none" svg:stroke-width="0.088cm" svg:stroke-color="#004586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78cm" svg:height="7.661cm" xlink:href=".." xlink:type="simple" chart:class="chart:scatter" chart:style-name="ch1">
        <chart:legend chart:legend-position="bottom" svg:x="4.658cm" svg:y="6.931cm" style:legend-expansion="wide" chart:style-name="ch2"/>
        <chart:plot-area chart:style-name="ch3" table:cell-range-address="H_Wiser.L28:H_Wiser.L48 H_Wiser.N27:H_Wiser.N48" chart:data-source-has-labels="row" svg:x="0.219cm" svg:y="0.153cm" svg:width="10.54cm" svg:height="6.625cm">
          <chartooo:coordinate-region svg:x="1.37cm" svg:y="0.326cm" svg:width="9.189cm" svg:height="5.8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_Wiser.N28:H_Wiser.N48" chart:label-cell-address="H_Wiser.N27:H_Wiser.N27" chart:class="chart:scatter">
            <chart:domain table:cell-range-address="H_Wiser.L28:H_Wiser.L48"/>
            <chart:error-indicator chart:style-name="ch8" chart:dimension="y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pi+ Wiser</text:p>
                <draw:g>
                  <svg:desc>H_Wiser.N27:H_Wiser.N27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_Wiser.L28:H_Wiser.L48</svg:desc>
                </draw:g>
              </table:table-cell>
              <table:table-cell office:value-type="float" office:value="14.9">
                <text:p>14.9</text:p>
                <draw:g>
                  <svg:desc>H_Wiser.N28:H_Wiser.N48</svg:desc>
                </draw:g>
              </table:table-cell>
              <table:table-cell office:value-type="float" office:value="NaN">
                <text:p>NaN</text:p>
                <draw:g>
                  <svg:desc>H_Wiser.Q28:H_Wiser.Q48</svg:desc>
                </draw:g>
              </table:table-cell>
              <table:table-cell office:value-type="float" office:value="NaN">
                <text:p>NaN</text:p>
                <draw:g>
                  <svg:desc>H_Wiser.Q28:H_Wiser.Q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1.8">
                <text:p>51.8</text:p>
              </table:table-cell>
              <table:table-cell office:value-type="float" office:value="6.97042007342456">
                <text:p>6.97042007342456</text:p>
              </table:table-cell>
              <table:table-cell office:value-type="float" office:value="6.97042007342456">
                <text:p>6.97042007342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2.61">
                <text:p>2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6.04">
                <text:p>6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15.7">
                <text:p>15.7</text:p>
              </table:table-cell>
              <table:table-cell office:value-type="float" office:value="2.0629301975588">
                <text:p>2.0629301975588</text:p>
              </table:table-cell>
              <table:table-cell office:value-type="float" office:value="2.0629301975588">
                <text:p>2.0629301975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2.33">
                <text:p>2.33</text:p>
              </table:table-cell>
              <table:table-cell office:value-type="float" office:value="0.322255193906941">
                <text:p>0.322255193906941</text:p>
              </table:table-cell>
              <table:table-cell office:value-type="float" office:value="0.322255193906941">
                <text:p>0.322255193906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4.14">
                <text:p>4.14</text:p>
              </table:table-cell>
              <table:table-cell office:value-type="float" office:value="0.541534154047554">
                <text:p>0.541534154047554</text:p>
              </table:table-cell>
              <table:table-cell office:value-type="float" office:value="0.541534154047554">
                <text:p>0.541534154047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5">
                <text:p>0.875</text:p>
              </table:table-cell>
              <table:table-cell office:value-type="float" office:value="0.128">
                <text:p>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">
                <text:p>0.875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5">
                <text:p>0.875</text:p>
              </table:table-cell>
              <table:table-cell office:value-type="float" office:value="0.759">
                <text:p>0.759</text:p>
              </table:table-cell>
              <table:table-cell office:value-type="float" office:value="0.10763256431025">
                <text:p>0.10763256431025</text:p>
              </table:table-cell>
              <table:table-cell office:value-type="float" office:value="0.10763256431025">
                <text:p>0.10763256431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5">
                <text:p>0.87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453">
                <text:p>0.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66">
                <text:p>0.266</text:p>
              </table:table-cell>
              <table:table-cell office:value-type="float" office:value="0.0350966722069201">
                <text:p>0.0350966722069201</text:p>
              </table:table-cell>
              <table:table-cell office:value-type="float" office:value="0.0350966722069201">
                <text:p>0.0350966722069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25">
                <text:p>1.125</text:p>
              </table:table-cell>
              <table:table-cell office:value-type="float" office:value="0.00959">
                <text:p>0.00959</text:p>
              </table:table-cell>
              <table:table-cell office:value-type="float" office:value="0.00140137821090525">
                <text:p>0.00140137821090525</text:p>
              </table:table-cell>
              <table:table-cell office:value-type="float" office:value="0.00140137821090525">
                <text:p>0.00140137821090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25">
                <text:p>1.125</text:p>
              </table:table-cell>
              <table:table-cell office:value-type="float" office:value="0.0289">
                <text:p>0.0289</text:p>
              </table:table-cell>
              <table:table-cell office:value-type="float" office:value="0.00379012519582137">
                <text:p>0.00379012519582137</text:p>
              </table:table-cell>
              <table:table-cell office:value-type="float" office:value="0.00379012519582137">
                <text:p>0.00379012519582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25">
                <text:p>1.125</text:p>
              </table:table-cell>
              <table:table-cell office:value-type="float" office:value="0.0409">
                <text:p>0.0409</text:p>
              </table:table-cell>
              <table:table-cell office:value-type="float" office:value="0.00653532623516225">
                <text:p>0.00653532623516225</text:p>
              </table:table-cell>
              <table:table-cell office:value-type="float" office:value="0.00653532623516225">
                <text:p>0.00653532623516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5">
                <text:p>1.25</text:p>
              </table:table-cell>
              <table:table-cell office:value-type="float" office:value="0.00468">
                <text:p>0.00468</text:p>
              </table:table-cell>
              <table:table-cell office:value-type="float" office:value="0.000820152766257604">
                <text:p>0.000820152766257604</text:p>
              </table:table-cell>
              <table:table-cell office:value-type="float" office:value="0.000820152766257604">
                <text:p>0.000820152766257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5">
                <text:p>1.25</text:p>
              </table:table-cell>
              <table:table-cell office:value-type="float" office:value="0.00742">
                <text:p>0.00742</text:p>
              </table:table-cell>
              <table:table-cell office:value-type="float" office:value="0.00105610281696433">
                <text:p>0.00105610281696433</text:p>
              </table:table-cell>
              <table:table-cell office:value-type="float" office:value="0.00105610281696433">
                <text:p>0.00105610281696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75">
                <text:p>1.375</text:p>
              </table:table-cell>
              <table:table-cell office:value-type="float" office:value="0.00058">
                <text:p>0.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9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5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3cm" chart:link-data-style-to-source="true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tru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 chart:error-category="cell-range" chart:error-upper-range="H_Wiser.G28:H_Wiser.G47" chart:error-lower-range="H_Wiser.G28:H_Wiser.G47">
        <chart:symbol-image xlink:href="Pictures/2000000D000000DF000000DFB1A68604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chart-properties chart:error-upper-indicator="true" chart:error-lower-indicator="true" chart:error-category="cell-range" chart:error-upper-range="H_Wiser.G28:H_Wiser.G47" chart:error-lower-range="H_Wiser.G28:H_Wiser.G47" chart:std-weight="1"/>
      <style:graphic-properties draw:stroke="none" svg:stroke-width="0.088cm" svg:stroke-color="#004586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15cm" svg:height="9.068cm" xlink:href=".." xlink:type="simple" chart:class="chart:scatter" chart:style-name="ch1">
        <chart:legend chart:legend-position="bottom" svg:x="2.032cm" svg:y="8.312cm" style:legend-expansion="wide" chart:style-name="ch2"/>
        <chart:plot-area chart:style-name="ch3" table:cell-range-address="H_13deg.E2:H_13deg.F18 H_13deg.E1:H_13deg.E1 H_13deg.E20:H_13deg.E24 H_Wiser.F27:H_Wiser.F47" chart:data-source-has-labels="row" svg:x="1.332cm" svg:y="0.181cm" svg:width="12.011cm" svg:height="6.92cm">
          <chartooo:coordinate-region svg:x="2.43cm" svg:y="0.38cm" svg:width="10.581cm" svg:height="6.074cm"/>
          <chart:axis chart:dimension="x" chart:name="primary-x" chart:style-name="ch4">
            <chart:title svg:x="6.413cm" svg:y="7.283cm" chart:style-name="ch5">
              <text:p>PT [GeV/c]</text:p>
            </chart:title>
          </chart:axis>
          <chart:axis chart:dimension="y" chart:name="primary-y" chart:style-name="ch6">
            <chart:title svg:x="0.451cm" svg:y="6.02cm" chart:style-name="ch7">
              <text:p>ds/dp/dOmega [ub/sr/(GeV/c)]</text:p>
            </chart:title>
            <chart:grid chart:style-name="ch8" chart:class="major"/>
          </chart:axis>
          <chart:series chart:style-name="ch9" chart:values-cell-range-address="H_13deg.E2:H_13deg.E18" chart:label-cell-address="H_13deg.E1:H_13deg.E1" chart:class="chart:scatter">
            <chart:domain table:cell-range-address="H_13deg.F2:H_13deg.F18"/>
            <chart:data-point chart:repeated="17"/>
          </chart:series>
          <chart:series chart:style-name="ch10" chart:values-cell-range-address="H_13deg.E21:H_13deg.E24" chart:label-cell-address="H_13deg.E20:H_13deg.E20" chart:class="chart:scatter">
            <chart:domain table:cell-range-address="H_13deg.F21:H_13deg.F24"/>
            <chart:data-point chart:repeated="4"/>
          </chart:series>
          <chart:series chart:style-name="ch11" chart:values-cell-range-address="H_Wiser.F28:H_Wiser.F47" chart:label-cell-address="H_Wiser.F27:H_Wiser.F27" chart:class="chart:scatter">
            <chart:domain table:cell-range-address="H_Wiser.D28:H_Wiser.D47"/>
            <chart:error-indicator chart:style-name="ch12" chart:dimension="y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H(e, pi-) 13° [1]</text:p>
                <draw:g>
                  <svg:desc>H_13deg.E1:H_13deg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H (digitized) [1]</text:p>
                <draw:g>
                  <svg:desc>H_13deg.E20:H_13deg.E2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i- Wiser</text:p>
                <draw:g>
                  <svg:desc>H_Wiser.F27:H_Wiser.F2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8768204645356">
                <text:p>0.158768204645356</text:p>
                <draw:g>
                  <svg:desc>H_13deg.F2:H_13deg.F18</svg:desc>
                </draw:g>
              </table:table-cell>
              <table:table-cell office:value-type="float" office:value="4.4981">
                <text:p>4.4981</text:p>
                <draw:g>
                  <svg:desc>H_13deg.E2:H_13deg.E18</svg:desc>
                </draw:g>
              </table:table-cell>
              <table:table-cell office:value-type="float" office:value="0.222719539884774">
                <text:p>0.222719539884774</text:p>
                <draw:g>
                  <svg:desc>H_13deg.F21:H_13deg.F24</svg:desc>
                </draw:g>
              </table:table-cell>
              <table:table-cell office:value-type="float" office:value="5.5433">
                <text:p>5.5433</text:p>
                <draw:g>
                  <svg:desc>H_13deg.E21:H_13deg.E24</svg:desc>
                </draw:g>
              </table:table-cell>
              <table:table-cell office:value-type="float" office:value="0.5">
                <text:p>0.5</text:p>
                <draw:g>
                  <svg:desc>H_Wiser.D28:H_Wiser.D47</svg:desc>
                </draw:g>
              </table:table-cell>
              <table:table-cell office:value-type="float" office:value="10.7">
                <text:p>10.7</text:p>
                <draw:g>
                  <svg:desc>H_Wiser.F28:H_Wiser.F47</svg:desc>
                </draw:g>
              </table:table-cell>
              <table:table-cell office:value-type="float" office:value="0.2">
                <text:p>0.2</text:p>
                <draw:g>
                  <svg:desc>H_Wiser.G28:H_Wiser.G47</svg:desc>
                </draw:g>
              </table:table-cell>
              <table:table-cell office:value-type="float" office:value="0.2">
                <text:p>0.2</text:p>
                <draw:g>
                  <svg:desc>H_Wiser.G28:H_Wiser.G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76600704638">
                <text:p>0.181076600704638</text:p>
              </table:table-cell>
              <table:table-cell office:value-type="float" office:value="4.1783">
                <text:p>4.1783</text:p>
              </table:table-cell>
              <table:table-cell office:value-type="float" office:value="0.425000026971864">
                <text:p>0.425000026971864</text:p>
              </table:table-cell>
              <table:table-cell office:value-type="float" office:value="1.0041">
                <text:p>1.0041</text:p>
              </table:table-cell>
              <table:table-cell office:value-type="float" office:value="0.5">
                <text:p>0.5</text:p>
              </table:table-cell>
              <table:table-cell office:value-type="float" office:value="22.7">
                <text:p>22.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871923233132">
                <text:p>0.204871923233132</text:p>
              </table:table-cell>
              <table:table-cell office:value-type="float" office:value="3.9778">
                <text:p>3.9778</text:p>
              </table:table-cell>
              <table:table-cell office:value-type="float" office:value="0.646599310606006">
                <text:p>0.646599310606006</text:p>
              </table:table-cell>
              <table:table-cell office:value-type="float" office:value="0.10082">
                <text:p>0.10082</text:p>
              </table:table-cell>
              <table:table-cell office:value-type="float" office:value="0.625">
                <text:p>0.625</text:p>
              </table:table-cell>
              <table:table-cell office:value-type="float" office:value="1.35">
                <text:p>1.3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8662746740539">
                <text:p>0.228662746740539</text:p>
              </table:table-cell>
              <table:table-cell office:value-type="float" office:value="3.787">
                <text:p>3.787</text:p>
              </table:table-cell>
              <table:table-cell office:value-type="float" office:value="0.674853163031595">
                <text:p>0.674853163031595</text:p>
              </table:table-cell>
              <table:table-cell office:value-type="float" office:value="0.072349">
                <text:p>0.072349</text:p>
              </table:table-cell>
              <table:table-cell office:value-type="float" office:value="0.625">
                <text:p>0.625</text:p>
              </table:table-cell>
              <table:table-cell office:value-type="float" office:value="3.77">
                <text:p>3.77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46256829012">
                <text:p>0.25246256829012</text:p>
              </table:table-cell>
              <table:table-cell office:value-type="float" office:value="3.1493">
                <text:p>3.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7.82">
                <text:p>7.8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8623590215631">
                <text:p>0.408623590215631</text:p>
              </table:table-cell>
              <table:table-cell office:value-type="float" office:value="1.2998">
                <text:p>1.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443">
                <text:p>0.443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6484703930534">
                <text:p>0.426484703930534</text:p>
              </table:table-cell>
              <table:table-cell office:value-type="float" office:value="1.0678">
                <text:p>1.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1.31">
                <text:p>1.3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8777353416011">
                <text:p>0.448777353416011</text:p>
              </table:table-cell>
              <table:table-cell office:value-type="float" office:value="0.87712">
                <text:p>0.87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1.88">
                <text:p>1.8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2577174965592">
                <text:p>0.472577174965592</text:p>
              </table:table-cell>
              <table:table-cell office:value-type="float" office:value="0.69444">
                <text:p>0.6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0.0314">
                <text:p>0.0314</text:p>
              </table:table-cell>
              <table:table-cell office:value-type="float" office:value="0.0017">
                <text:p>0.001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4892319556503">
                <text:p>0.494892319556503</text:p>
              </table:table-cell>
              <table:table-cell office:value-type="float" office:value="0.55661">
                <text:p>0.5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0.157">
                <text:p>0.15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8692141106084">
                <text:p>0.518692141106084</text:p>
              </table:table-cell>
              <table:table-cell office:value-type="float" office:value="0.42998">
                <text:p>0.4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0.446">
                <text:p>0.44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8015436674222">
                <text:p>0.538015436674222</text:p>
              </table:table-cell>
              <table:table-cell office:value-type="float" office:value="0.38495">
                <text:p>0.3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0.16">
                <text:p>0.1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0330581265133">
                <text:p>0.560330581265133</text:p>
              </table:table-cell>
              <table:table-cell office:value-type="float" office:value="0.23835">
                <text:p>0.2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692">
                <text:p>0.00692</text:p>
              </table:table-cell>
              <table:table-cell office:value-type="float" office:value="0.00038">
                <text:p>0.00038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7099756732053">
                <text:p>0.587099756732053</text:p>
              </table:table-cell>
              <table:table-cell office:value-type="float" office:value="0.17315">
                <text:p>0.1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89">
                <text:p>0.0589</text:p>
              </table:table-cell>
              <table:table-cell office:value-type="float" office:value="0.0033">
                <text:p>0.0033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7930224364295">
                <text:p>0.607930224364295</text:p>
              </table:table-cell>
              <table:table-cell office:value-type="float" office:value="0.10207">
                <text:p>0.1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8">
                <text:p>0.14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0245368955207">
                <text:p>0.630245368955207</text:p>
              </table:table-cell>
              <table:table-cell office:value-type="float" office:value="0.079824">
                <text:p>0.07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0136">
                <text:p>0.0136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1053341482014">
                <text:p>0.651053341482014</text:p>
              </table:table-cell>
              <table:table-cell office:value-type="float" office:value="0.054532">
                <text:p>0.05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0328">
                <text:p>0.0328</text:p>
              </table:table-cell>
              <table:table-cell office:value-type="float" office:value="0.0033">
                <text:p>0.0033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0313">
                <text:p>0.00313</text:p>
              </table:table-cell>
              <table:table-cell office:value-type="float" office:value="0.00056">
                <text:p>0.00056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0621">
                <text:p>0.00621</text:p>
              </table:table-cell>
              <table:table-cell office:value-type="float" office:value="0.00057">
                <text:p>0.00057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0.000218">
                <text:p>0.000218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38">
                <text:p>0.00003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Line_20_Style_20_2" draw:display-name="Line Style 2" draw:style="rect" draw:dots1="1" draw:dots1-length="0.152cm" draw:dots2="1" draw:dots2-length="0.203cm" draw:distance="0.152cm"/>
  </office: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.4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15" style:family="chart" style:data-style-name="N0">
      <style:chart-properties chart:symbol-type="image" chart:symbol-width="0.21cm" chart:symbol-height="0.21cm" chart:link-data-style-to-source="true">
        <chart:symbol-image xlink:href="Pictures/100002000000000A0000000A1F4FBE6C.gif" xlink:type="simple" xlink:actuate="onLoad"/>
      </style:chart-properties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6" style:family="chart" style:data-style-name="N0">
      <style:chart-properties chart:symbol-type="image" chart:symbol-width="0.33cm" chart:symbol-height="0.33cm" chart:link-data-style-to-source="true">
        <chart:symbol-image xlink:href="Pictures/100008AC000001DC000001DC6812CC1E.svg" xlink:type="simple" xlink:actuate="onLoad"/>
      </style:chart-properties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613cm" svg:height="8.309cm" xlink:href=".." xlink:type="simple" chart:class="chart:scatter" chart:style-name="ch1">
        <chart:legend chart:legend-position="bottom" svg:x="1.903cm" svg:y="6.53cm" style:legend-expansion="wide" chart:style-name="ch2"/>
        <chart:plot-area chart:style-name="ch3" table:cell-range-address="Sheet1_2.AG3:Sheet1_2.AG25 Sheet1_2.AH33:Sheet1_2.AH33 Sheet1_2.AM3:Sheet1_2.AM25 Sheet1_2.B21:Sheet1_2.B21 Sheet1_2.E21:Sheet1_2.E28 Sheet1_2.B13:Sheet1_2.B13 Sheet1_2.E12:Sheet1_2.E19 Sheet1_2.B3:Sheet1_2.B3 Sheet1_2.E3:Sheet1_2.E10 Sheet1_2.B30:Sheet1_2.B30 Sheet1_2.E30:Sheet1_2.E35 Sheet1_2.B37:Sheet1_2.B37 Sheet1_2.E37:Sheet1_2.E42 H_Wiser.P27:H_Wiser.P48 H_Wiser.Z1:H_Wiser.Z17" chart:data-source-has-labels="row" svg:x="1.283cm" svg:y="0.166cm" svg:width="12.058cm" svg:height="5.217cm">
          <chartooo:coordinate-region svg:x="2.46cm" svg:y="0.365cm" svg:width="10.642cm" svg:height="4.371cm"/>
          <chart:axis chart:dimension="x" chart:name="primary-x" chart:style-name="ch4">
            <chart:title svg:x="6.514cm" svg:y="5.549cm" chart:style-name="ch5">
              <text:p>PT [GeV/c]</text:p>
            </chart:title>
          </chart:axis>
          <chart:axis chart:dimension="y" chart:name="primary-y" chart:style-name="ch6">
            <chart:title svg:x="0.451cm" svg:y="3.268cm" chart:style-name="ch7">
              <text:p>sigma</text:p>
            </chart:title>
            <chart:grid chart:style-name="ch8" chart:class="major"/>
          </chart:axis>
          <chart:series chart:style-name="ch9" chart:values-cell-range-address="Sheet1_2.AM3:Sheet1_2.AM25" chart:label-cell-address="Sheet1_2.AH33:Sheet1_2.AH33" chart:class="chart:scatter">
            <chart:domain table:cell-range-address="Sheet1_2.AG3:Sheet1_2.AG25"/>
            <chart:data-point chart:repeated="23"/>
          </chart:series>
          <chart:series chart:style-name="ch10" chart:values-cell-range-address="Sheet1_2.E21:Sheet1_2.E28" chart:label-cell-address="Sheet1_2.B21:Sheet1_2.B21" chart:class="chart:scatter">
            <chart:domain table:cell-range-address="Sheet1_2.G21:Sheet1_2.G28"/>
            <chart:data-point chart:repeated="8"/>
          </chart:series>
          <chart:series chart:style-name="ch11" chart:values-cell-range-address="Sheet1_2.E12:Sheet1_2.E19" chart:label-cell-address="Sheet1_2.B13:Sheet1_2.B13" chart:class="chart:scatter">
            <chart:domain table:cell-range-address="Sheet1_2.G12:Sheet1_2.G19"/>
            <chart:data-point chart:repeated="8"/>
          </chart:series>
          <chart:series chart:style-name="ch12" chart:values-cell-range-address="Sheet1_2.E3:Sheet1_2.E10" chart:label-cell-address="Sheet1_2.B3:Sheet1_2.B3" chart:class="chart:scatter">
            <chart:domain table:cell-range-address="Sheet1_2.G3:Sheet1_2.G10"/>
            <chart:data-point chart:repeated="8"/>
          </chart:series>
          <chart:series chart:style-name="ch13" chart:values-cell-range-address="Sheet1_2.E30:Sheet1_2.E35" chart:label-cell-address="Sheet1_2.B30:Sheet1_2.B30" chart:class="chart:scatter">
            <chart:domain table:cell-range-address="Sheet1_2.G30:Sheet1_2.G35"/>
            <chart:data-point chart:repeated="6"/>
          </chart:series>
          <chart:series chart:style-name="ch14" chart:values-cell-range-address="Sheet1_2.E37:Sheet1_2.E42" chart:label-cell-address="Sheet1_2.B37:Sheet1_2.B37" chart:class="chart:scatter">
            <chart:domain table:cell-range-address="Sheet1_2.G37:Sheet1_2.G42"/>
            <chart:data-point chart:repeated="6"/>
          </chart:series>
          <chart:series chart:style-name="ch15" chart:values-cell-range-address="H_Wiser.P28:H_Wiser.P48" chart:label-cell-address="H_Wiser.P27:H_Wiser.P27" chart:class="chart:scatter">
            <chart:domain table:cell-range-address="H_Wiser.L28:H_Wiser.L48"/>
            <chart:data-point chart:repeated="21"/>
          </chart:series>
          <chart:series chart:style-name="ch16" chart:values-cell-range-address="H_Wiser.Z2:H_Wiser.Z17" chart:label-cell-address="H_Wiser.Z1:H_Wiser.Z1" chart:class="chart:scatter">
            <chart:domain table:cell-range-address="H_Wiser.D2:H_Wiser.D17"/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33:Sheet1_2.AH3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20°</text:p>
                <draw:g>
                  <svg:desc>Sheet1_2.B21:Sheet1_2.B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60°</text:p>
                <draw:g>
                  <svg:desc>Sheet1_2.B13:Sheet1_2.B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40°</text:p>
                <draw:g>
                  <svg:desc>Sheet1_2.B3:Sheet1_2.B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90°</text:p>
                <draw:g>
                  <svg:desc>Sheet1_2.B30:Sheet1_2.B3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120°</text:p>
                <draw:g>
                  <svg:desc>Sheet1_2.B37:Sheet1_2.B3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pi+ Wiser x 12</text:p>
                <draw:g>
                  <svg:desc>H_Wiser.P27:H_Wiser.P2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i+ d Wiser x 6</text:p>
                <draw:g>
                  <svg:desc>H_Wiser.Z1:H_Wiser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.AG3:Sheet1_2.AG25</svg:desc>
                </draw:g>
              </table:table-cell>
              <table:table-cell office:value-type="float" office:value="5146.47679799217">
                <text:p>5146.47679799217</text:p>
                <draw:g>
                  <svg:desc>Sheet1_2.AM3:Sheet1_2.AM25</svg:desc>
                </draw:g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658.2">
                <text:p>2658.2</text:p>
                <draw:g>
                  <svg:desc>Sheet1_2.E21:Sheet1_2.E28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1108.4">
                <text:p>1108.4</text:p>
                <draw:g>
                  <svg:desc>Sheet1_2.E12:Sheet1_2.E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761.2">
                <text:p>1761.2</text:p>
                <draw:g>
                  <svg:desc>Sheet1_2.E3:Sheet1_2.E10</svg:desc>
                </draw:g>
              </table:table-cell>
              <table:table-cell office:value-type="float" office:value="0.186997326184093">
                <text:p>0.186997326184093</text:p>
                <draw:g>
                  <svg:desc>Sheet1_2.G30:Sheet1_2.G35</svg:desc>
                </draw:g>
              </table:table-cell>
              <table:table-cell office:value-type="float" office:value="2861">
                <text:p>2861</text:p>
                <draw:g>
                  <svg:desc>Sheet1_2.E30:Sheet1_2.E35</svg:desc>
                </draw:g>
              </table:table-cell>
              <table:table-cell office:value-type="float" office:value="0.161944434915189">
                <text:p>0.161944434915189</text:p>
                <draw:g>
                  <svg:desc>Sheet1_2.G37:Sheet1_2.G42</svg:desc>
                </draw:g>
              </table:table-cell>
              <table:table-cell office:value-type="float" office:value="1608.9">
                <text:p>1608.9</text:p>
                <draw:g>
                  <svg:desc>Sheet1_2.E37:Sheet1_2.E42</svg:desc>
                </draw:g>
              </table:table-cell>
              <table:table-cell office:value-type="float" office:value="0.5">
                <text:p>0.5</text:p>
                <draw:g>
                  <svg:desc>H_Wiser.L28:H_Wiser.L48</svg:desc>
                </draw:g>
              </table:table-cell>
              <table:table-cell office:value-type="float" office:value="NaN">
                <text:p>NaN</text:p>
                <draw:g>
                  <svg:desc>H_Wiser.P28:H_Wiser.P48</svg:desc>
                </draw:g>
              </table:table-cell>
              <table:table-cell office:value-type="float" office:value="0.5">
                <text:p>0.5</text:p>
                <draw:g>
                  <svg:desc>H_Wiser.D2:H_Wiser.D17</svg:desc>
                </draw:g>
              </table:table-cell>
              <table:table-cell office:value-type="float" office:value="NaN">
                <text:p>NaN</text:p>
                <draw:g>
                  <svg:desc>H_Wiser.Z2:H_Wiser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3350.00005972783">
                <text:p>3350.00005972783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52.1">
                <text:p>1952.1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97.77">
                <text:p>597.77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433.6">
                <text:p>1433.6</text:p>
              </table:table-cell>
              <table:table-cell office:value-type="float" office:value="0.351515291274789">
                <text:p>0.351515291274789</text:p>
              </table:table-cell>
              <table:table-cell office:value-type="float" office:value="340.89">
                <text:p>340.89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138.45">
                <text:p>138.45</text:p>
              </table:table-cell>
              <table:table-cell office:value-type="float" office:value="0.5">
                <text:p>0.5</text:p>
              </table:table-cell>
              <table:table-cell office:value-type="float" office:value="621.6">
                <text:p>621.6</text:p>
              </table:table-cell>
              <table:table-cell office:value-type="float" office:value="0.625">
                <text:p>0.625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80.61808897201">
                <text:p>2180.61808897201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854.2">
                <text:p>1854.2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322.39">
                <text:p>322.3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949.85">
                <text:p>949.85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60.619">
                <text:p>60.619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3.489">
                <text:p>53.489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37.68">
                <text:p>37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419.43139258877">
                <text:p>1419.43139258877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228.5">
                <text:p>1228.5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93.771">
                <text:p>93.771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438.99">
                <text:p>438.99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7.7858">
                <text:p>7.7858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2.275">
                <text:p>22.27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923.95155688005">
                <text:p>923.95155688005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949.85">
                <text:p>949.85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22.201">
                <text:p>22.201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73.87">
                <text:p>173.8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0.95118">
                <text:p>0.95118</text:p>
              </table:table-cell>
              <table:table-cell office:value-type="float" office:value="0.599446619808637">
                <text:p>0.599446619808637</text:p>
              </table:table-cell>
              <table:table-cell office:value-type="float" office:value="1.0253">
                <text:p>1.0253</text:p>
              </table:table-cell>
              <table:table-cell office:value-type="float" office:value="0.625">
                <text:p>0.625</text:p>
              </table:table-cell>
              <table:table-cell office:value-type="float" office:value="188.4">
                <text:p>188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601.428490252079">
                <text:p>601.428490252079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629.34">
                <text:p>629.34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7.1573">
                <text:p>7.1573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68.863">
                <text:p>68.86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0.14196">
                <text:p>0.14196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0.088237">
                <text:p>0.08823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391.488304980317">
                <text:p>391.488304980317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416.98">
                <text:p>416.98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2.4293">
                <text:p>2.4293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7.274">
                <text:p>27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27.96">
                <text:p>27.9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254.831780370304">
                <text:p>254.831780370304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290.86">
                <text:p>290.86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60551">
                <text:p>0.60551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11.373">
                <text:p>11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49.68">
                <text:p>49.6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65.877844779971">
                <text:p>165.87784477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592">
                <text:p>2.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107.974991772473">
                <text:p>107.97499177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70.2842435873827">
                <text:p>70.284243587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9.108">
                <text:p>9.108</text:p>
              </table:table-cell>
              <table:table-cell office:value-type="float" office:value="1.25">
                <text:p>1.2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45.7501761802396">
                <text:p>45.750176180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9.7801970070388">
                <text:p>29.780197007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9.3848463071296">
                <text:p>19.38484630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12.6181927628692">
                <text:p>12.618192762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192">
                <text:p>3.1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8.21356982037894">
                <text:p>8.2135698203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11508">
                <text:p>0.11508</text:p>
              </table:table-cell>
              <table:table-cell office:value-type="float" office:value="1.125">
                <text:p>1.125</text:p>
              </table:table-cell>
              <table:table-cell office:value-type="float" office:value="0.2982">
                <text:p>0.2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5.34646525552839">
                <text:p>5.3464652555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3468">
                <text:p>0.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3.48017869862747">
                <text:p>3.4801786986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4908">
                <text:p>0.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.26535536948578">
                <text:p>2.26535536948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5616">
                <text:p>0.0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.47458949509747">
                <text:p>1.47458949509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8904">
                <text:p>0.08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959855662533593">
                <text:p>0.95985566253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624799577076132">
                <text:p>0.62479957707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406701264317281">
                <text:p>0.40670126431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.4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15" style:family="chart" style:data-style-name="N0">
      <style:chart-properties chart:symbol-type="image" chart:symbol-width="0.212cm" chart:symbol-height="0.212cm" chart:link-data-style-to-source="true">
        <chart:symbol-image xlink:href="Pictures/100002000000000A0000000ADDA84F49.gif" xlink:type="simple" xlink:actuate="onLoad"/>
      </style:chart-properties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6" style:family="chart" style:data-style-name="N0">
      <style:chart-properties chart:symbol-type="image" chart:symbol-width="0.318cm" chart:symbol-height="0.318cm" chart:link-data-style-to-source="true">
        <chart:symbol-image xlink:href="Pictures/100002000000000C0000000C424A8468.gif" xlink:type="simple" xlink:actuate="onLoad"/>
      </style:chart-properties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613cm" svg:height="8.33cm" xlink:href=".." xlink:type="simple" chart:class="chart:scatter" chart:style-name="ch1">
        <chart:legend chart:legend-position="bottom" svg:x="2.062cm" svg:y="6.551cm" style:legend-expansion="wide" chart:style-name="ch2"/>
        <chart:plot-area chart:style-name="ch3" table:cell-range-address="Sheet1_2.AG3:Sheet1_2.AG25 Sheet1_2.AH34:Sheet1_2.AH34 Sheet1_2.AL3:Sheet1_2.AL25 Sheet1_2.L21:Sheet1_2.L21 Sheet1_2.N21:Sheet1_2.N28 Sheet1_2.L13:Sheet1_2.L13 Sheet1_2.N12:Sheet1_2.N19 Sheet1_2.L3:Sheet1_2.L3 Sheet1_2.N3:Sheet1_2.N10 Sheet1_2.L30:Sheet1_2.L30 Sheet1_2.N30:Sheet1_2.N34 Sheet1_2.L37:Sheet1_2.L37 Sheet1_2.N37:Sheet1_2.N39 H_Wiser.H27:H_Wiser.H47 H_Wiser.Y1:H_Wiser.Y17" chart:data-source-has-labels="row" svg:x="1.283cm" svg:y="0.166cm" svg:width="12.058cm" svg:height="5.238cm">
          <chartooo:coordinate-region svg:x="2.46cm" svg:y="0.365cm" svg:width="10.642cm" svg:height="4.392cm"/>
          <chart:axis chart:dimension="x" chart:name="primary-x" chart:style-name="ch4">
            <chart:title svg:x="6.514cm" svg:y="5.57cm" chart:style-name="ch5">
              <text:p>PT [GeV/c]</text:p>
            </chart:title>
          </chart:axis>
          <chart:axis chart:dimension="y" chart:name="primary-y" chart:style-name="ch6">
            <chart:title svg:x="0.451cm" svg:y="3.279cm" chart:style-name="ch7">
              <text:p>sigma</text:p>
            </chart:title>
            <chart:grid chart:style-name="ch8" chart:class="major"/>
          </chart:axis>
          <chart:series chart:style-name="ch9" chart:values-cell-range-address="Sheet1_2.AL3:Sheet1_2.AL25" chart:label-cell-address="Sheet1_2.AH34:Sheet1_2.AH34" chart:class="chart:scatter">
            <chart:domain table:cell-range-address="Sheet1_2.AG3:Sheet1_2.AG25"/>
            <chart:data-point chart:repeated="23"/>
          </chart:series>
          <chart:series chart:style-name="ch10" chart:values-cell-range-address="Sheet1_2.N21:Sheet1_2.N28" chart:label-cell-address="Sheet1_2.L21:Sheet1_2.L21" chart:class="chart:scatter">
            <chart:domain table:cell-range-address="Sheet1_2.G21:Sheet1_2.G28"/>
            <chart:data-point chart:repeated="8"/>
          </chart:series>
          <chart:series chart:style-name="ch11" chart:values-cell-range-address="Sheet1_2.N12:Sheet1_2.N19" chart:label-cell-address="Sheet1_2.L13:Sheet1_2.L13" chart:class="chart:scatter">
            <chart:domain table:cell-range-address="Sheet1_2.G12:Sheet1_2.G19"/>
            <chart:data-point chart:repeated="8"/>
          </chart:series>
          <chart:series chart:style-name="ch12" chart:values-cell-range-address="Sheet1_2.N3:Sheet1_2.N10" chart:label-cell-address="Sheet1_2.L3:Sheet1_2.L3" chart:class="chart:scatter">
            <chart:domain table:cell-range-address="Sheet1_2.G3:Sheet1_2.G10"/>
            <chart:data-point chart:repeated="8"/>
          </chart:series>
          <chart:series chart:style-name="ch13" chart:values-cell-range-address="Sheet1_2.N30:Sheet1_2.N34" chart:label-cell-address="Sheet1_2.L30:Sheet1_2.L30" chart:class="chart:scatter">
            <chart:domain table:cell-range-address="Sheet1_2.G30:Sheet1_2.G35"/>
            <chart:data-point chart:repeated="6"/>
          </chart:series>
          <chart:series chart:style-name="ch14" chart:values-cell-range-address="Sheet1_2.N37:Sheet1_2.N39" chart:label-cell-address="Sheet1_2.L37:Sheet1_2.L37" chart:class="chart:scatter">
            <chart:domain table:cell-range-address="Sheet1_2.G37:Sheet1_2.G39"/>
            <chart:data-point chart:repeated="3"/>
          </chart:series>
          <chart:series chart:style-name="ch15" chart:values-cell-range-address="H_Wiser.H28:H_Wiser.H47" chart:label-cell-address="H_Wiser.H27:H_Wiser.H27" chart:class="chart:scatter">
            <chart:domain table:cell-range-address="H_Wiser.D28:H_Wiser.D47"/>
            <chart:data-point chart:repeated="20"/>
          </chart:series>
          <chart:series chart:style-name="ch16" chart:values-cell-range-address="H_Wiser.Y2:H_Wiser.Y17" chart:label-cell-address="H_Wiser.Y1:H_Wiser.Y1" chart:class="chart:scatter">
            <chart:domain table:cell-range-address="H_Wiser.D2:H_Wiser.D17"/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caling fit C(g,pi-)</text:p>
                <draw:g>
                  <svg:desc>Sheet1_2.AH34:Sheet1_2.AH3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20°</text:p>
                <draw:g>
                  <svg:desc>Sheet1_2.L21:Sheet1_2.L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60°</text:p>
                <draw:g>
                  <svg:desc>Sheet1_2.L13:Sheet1_2.L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40°</text:p>
                <draw:g>
                  <svg:desc>Sheet1_2.L3:Sheet1_2.L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90°</text:p>
                <draw:g>
                  <svg:desc>Sheet1_2.L30:Sheet1_2.L3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120°</text:p>
                <draw:g>
                  <svg:desc>Sheet1_2.L37:Sheet1_2.L3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i- Wiser x 12</text:p>
                <draw:g>
                  <svg:desc>H_Wiser.H27:H_Wiser.H2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i- d Wiser x 6</text:p>
                <draw:g>
                  <svg:desc>H_Wiser.Y1:H_Wiser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.AG3:Sheet1_2.AG25</svg:desc>
                </draw:g>
              </table:table-cell>
              <table:table-cell office:value-type="float" office:value="4201.07829909128">
                <text:p>4201.07829909128</text:p>
                <draw:g>
                  <svg:desc>Sheet1_2.AL3:Sheet1_2.AL25</svg:desc>
                </draw:g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485.8">
                <text:p>2485.8</text:p>
                <draw:g>
                  <svg:desc>Sheet1_2.N21:Sheet1_2.N28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895.66">
                <text:p>895.66</text:p>
                <draw:g>
                  <svg:desc>Sheet1_2.N12:Sheet1_2.N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501.3">
                <text:p>1501.3</text:p>
                <draw:g>
                  <svg:desc>Sheet1_2.N3:Sheet1_2.N10</svg:desc>
                </draw:g>
              </table:table-cell>
              <table:table-cell office:value-type="float" office:value="0.186997326184093">
                <text:p>0.186997326184093</text:p>
                <draw:g>
                  <svg:desc>Sheet1_2.G30:Sheet1_2.G35</svg:desc>
                </draw:g>
              </table:table-cell>
              <table:table-cell office:value-type="float" office:value="1971.1">
                <text:p>1971.1</text:p>
                <draw:g>
                  <svg:desc>Sheet1_2.N30:Sheet1_2.N34</svg:desc>
                </draw:g>
              </table:table-cell>
              <table:table-cell office:value-type="float" office:value="0.161944434915189">
                <text:p>0.161944434915189</text:p>
                <draw:g>
                  <svg:desc>Sheet1_2.G37:Sheet1_2.G39</svg:desc>
                </draw:g>
              </table:table-cell>
              <table:table-cell office:value-type="float" office:value="2265.5">
                <text:p>2265.5</text:p>
                <draw:g>
                  <svg:desc>Sheet1_2.N37:Sheet1_2.N39</svg:desc>
                </draw:g>
              </table:table-cell>
              <table:table-cell office:value-type="float" office:value="0.5">
                <text:p>0.5</text:p>
                <draw:g>
                  <svg:desc>H_Wiser.D28:H_Wiser.D47</svg:desc>
                </draw:g>
              </table:table-cell>
              <table:table-cell office:value-type="float" office:value="NaN">
                <text:p>NaN</text:p>
                <draw:g>
                  <svg:desc>H_Wiser.H28:H_Wiser.H47</svg:desc>
                </draw:g>
              </table:table-cell>
              <table:table-cell office:value-type="float" office:value="0.5">
                <text:p>0.5</text:p>
                <draw:g>
                  <svg:desc>H_Wiser.D2:H_Wiser.D17</svg:desc>
                </draw:g>
              </table:table-cell>
              <table:table-cell office:value-type="float" office:value="NaN">
                <text:p>NaN</text:p>
                <draw:g>
                  <svg:desc>H_Wiser.Y2:H_Wiser.Y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708.35348522012">
                <text:p>2708.35348522012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25.9">
                <text:p>1925.9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351515291274789">
                <text:p>0.351515291274789</text:p>
              </table:table-cell>
              <table:table-cell office:value-type="float" office:value="294.11">
                <text:p>294.11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150.08">
                <text:p>150.08</text:p>
              </table:table-cell>
              <table:table-cell office:value-type="float" office:value="0.5">
                <text:p>0.5</text:p>
              </table:table-cell>
              <table:table-cell office:value-type="float" office:value="272.4">
                <text:p>272.4</text:p>
              </table:table-cell>
              <table:table-cell office:value-type="float" office:value="0.625">
                <text:p>0.625</text:p>
              </table:table-cell>
              <table:table-cell office:value-type="float" office:value="123.6">
                <text:p>12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746.0228252567">
                <text:p>1746.0228252567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563">
                <text:p>1563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42.879">
                <text:p>42.879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39.42">
                <text:p>39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125.62696226841">
                <text:p>1125.62696226841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5.6973">
                <text:p>5.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725.669813623046">
                <text:p>725.669813623046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17.757">
                <text:p>17.757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0.81156">
                <text:p>0.8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93.84">
                <text:p>93.8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467.825217461463">
                <text:p>467.825217461463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5.1924">
                <text:p>5.1924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301.597820364282">
                <text:p>301.597820364282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1.3838">
                <text:p>1.3838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2.161">
                <text:p>22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15.72">
                <text:p>15.72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194.434249915095">
                <text:p>194.434249915095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45439">
                <text:p>0.45439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9.8321">
                <text:p>9.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22.56">
                <text:p>22.56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25.347979950198">
                <text:p>125.34797995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80.8094051560177">
                <text:p>80.809405156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52.0962520837106">
                <text:p>52.0962520837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5.352">
                <text:p>5.352</text:p>
              </table:table-cell>
              <table:table-cell office:value-type="float" office:value="1.25">
                <text:p>1.25</text:p>
              </table:table-cell>
              <table:table-cell office:value-type="float" office:value="0.1422">
                <text:p>0.1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33.5854406542109">
                <text:p>33.585440654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1.6518804870076">
                <text:p>21.651880487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3.9585463073233">
                <text:p>13.958546307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8.99880336632213">
                <text:p>8.9988033663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776">
                <text:p>1.7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5.80135353946174">
                <text:p>5.8013535394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1632">
                <text:p>0.1632</text:p>
              </table:table-cell>
              <table:table-cell office:value-type="float" office:value="1.125">
                <text:p>1.125</text:p>
              </table:table-cell>
              <table:table-cell office:value-type="float" office:value="0.2472">
                <text:p>0.2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3.74001981372114">
                <text:p>3.7400198137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3936">
                <text:p>0.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2.41111804544918">
                <text:p>2.4111180454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3756">
                <text:p>0.0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.55440091727925">
                <text:p>1.5544009172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7452">
                <text:p>0.0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.00209204447659">
                <text:p>1.00209204447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0.002616">
                <text:p>0.00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646029254383707">
                <text:p>0.64602925438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416482497610849">
                <text:p>0.41648249761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268498167287554">
                <text:p>0.268498167287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.4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image" chart:symbol-width="0.212cm" chart:symbol-height="0.212cm" chart:link-data-style-to-source="true">
        <chart:symbol-image xlink:href="Pictures/100002000000000A0000000ADDA84F49.gif" xlink:type="simple" xlink:actuate="onLoad"/>
      </style:chart-properties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13cm" svg:height="8.311cm" xlink:href=".." xlink:type="simple" chart:class="chart:scatter" chart:style-name="ch1">
        <chart:legend chart:legend-position="bottom" svg:x="2.207cm" svg:y="7.03cm" style:legend-expansion="wide" chart:style-name="ch2"/>
        <chart:plot-area chart:style-name="ch3" table:cell-range-address="Sheet1_2.AG3:Sheet1_2.AG25 Sheet1_2.AH34:Sheet1_2.AH34 Sheet1_2.AL3:Sheet1_2.AL25 Sheet1_2.L21:Sheet1_2.L21 Sheet1_2.N21:Sheet1_2.N28 Sheet1_2.L13:Sheet1_2.L13 Sheet1_2.N12:Sheet1_2.N19 Sheet1_2.L3:Sheet1_2.L3 Sheet1_2.N3:Sheet1_2.N10 H_Wiser.H27:H_Wiser.H47" chart:data-source-has-labels="row" svg:x="1.283cm" svg:y="0.166cm" svg:width="12.058cm" svg:height="5.717cm">
          <chartooo:coordinate-region svg:x="2.46cm" svg:y="0.365cm" svg:width="10.642cm" svg:height="4.871cm"/>
          <chart:axis chart:dimension="x" chart:name="primary-x" chart:style-name="ch4">
            <chart:title svg:x="6.514cm" svg:y="6.049cm" chart:style-name="ch5">
              <text:p>PT [GeV/c]</text:p>
            </chart:title>
          </chart:axis>
          <chart:axis chart:dimension="y" chart:name="primary-y" chart:style-name="ch6">
            <chart:title svg:x="0.451cm" svg:y="3.518cm" chart:style-name="ch7">
              <text:p>sigma</text:p>
            </chart:title>
            <chart:grid chart:style-name="ch8" chart:class="major"/>
          </chart:axis>
          <chart:series chart:style-name="ch9" chart:values-cell-range-address="Sheet1_2.AL3:Sheet1_2.AL25" chart:label-cell-address="Sheet1_2.AH34:Sheet1_2.AH34" chart:class="chart:scatter">
            <chart:domain table:cell-range-address="Sheet1_2.AG3:Sheet1_2.AG25"/>
            <chart:data-point chart:repeated="23"/>
          </chart:series>
          <chart:series chart:style-name="ch10" chart:values-cell-range-address="Sheet1_2.N21:Sheet1_2.N28" chart:label-cell-address="Sheet1_2.L21:Sheet1_2.L21" chart:class="chart:scatter">
            <chart:domain table:cell-range-address="Sheet1_2.G21:Sheet1_2.G28"/>
            <chart:data-point chart:repeated="8"/>
          </chart:series>
          <chart:series chart:style-name="ch11" chart:values-cell-range-address="Sheet1_2.N12:Sheet1_2.N19" chart:label-cell-address="Sheet1_2.L13:Sheet1_2.L13" chart:class="chart:scatter">
            <chart:domain table:cell-range-address="Sheet1_2.G12:Sheet1_2.G19"/>
            <chart:data-point chart:repeated="8"/>
          </chart:series>
          <chart:series chart:style-name="ch12" chart:values-cell-range-address="Sheet1_2.N3:Sheet1_2.N10" chart:label-cell-address="Sheet1_2.L3:Sheet1_2.L3" chart:class="chart:scatter">
            <chart:domain table:cell-range-address="Sheet1_2.G3:Sheet1_2.G10"/>
            <chart:data-point chart:repeated="8"/>
          </chart:series>
          <chart:series chart:style-name="ch13" chart:values-cell-range-address="H_Wiser.H28:H_Wiser.H47" chart:label-cell-address="H_Wiser.H27:H_Wiser.H27" chart:class="chart:scatter">
            <chart:domain table:cell-range-address="H_Wiser.D28:H_Wiser.D47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caling fit C(g,pi-)</text:p>
                <draw:g>
                  <svg:desc>Sheet1_2.AH34:Sheet1_2.AH3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20°</text:p>
                <draw:g>
                  <svg:desc>Sheet1_2.L21:Sheet1_2.L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60°</text:p>
                <draw:g>
                  <svg:desc>Sheet1_2.L13:Sheet1_2.L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40°</text:p>
                <draw:g>
                  <svg:desc>Sheet1_2.L3:Sheet1_2.L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i- Wiser x 12</text:p>
                <draw:g>
                  <svg:desc>H_Wiser.H27:H_Wiser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.AG3:Sheet1_2.AG25</svg:desc>
                </draw:g>
              </table:table-cell>
              <table:table-cell office:value-type="float" office:value="4201.07829909128">
                <text:p>4201.07829909128</text:p>
                <draw:g>
                  <svg:desc>Sheet1_2.AL3:Sheet1_2.AL25</svg:desc>
                </draw:g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485.8">
                <text:p>2485.8</text:p>
                <draw:g>
                  <svg:desc>Sheet1_2.N21:Sheet1_2.N28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895.66">
                <text:p>895.66</text:p>
                <draw:g>
                  <svg:desc>Sheet1_2.N12:Sheet1_2.N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501.3">
                <text:p>1501.3</text:p>
                <draw:g>
                  <svg:desc>Sheet1_2.N3:Sheet1_2.N10</svg:desc>
                </draw:g>
              </table:table-cell>
              <table:table-cell office:value-type="float" office:value="0.5">
                <text:p>0.5</text:p>
                <draw:g>
                  <svg:desc>H_Wiser.D28:H_Wiser.D47</svg:desc>
                </draw:g>
              </table:table-cell>
              <table:table-cell office:value-type="float" office:value="NaN">
                <text:p>NaN</text:p>
                <draw:g>
                  <svg:desc>H_Wiser.H28:H_Wiser.H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708.35348522012">
                <text:p>2708.35348522012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25.9">
                <text:p>1925.9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5">
                <text:p>0.5</text:p>
              </table:table-cell>
              <table:table-cell office:value-type="float" office:value="272.4">
                <text:p>27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746.0228252567">
                <text:p>1746.0228252567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563">
                <text:p>1563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125.62696226841">
                <text:p>1125.62696226841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725.669813623046">
                <text:p>725.669813623046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17.757">
                <text:p>17.757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625">
                <text:p>0.625</text:p>
              </table:table-cell>
              <table:table-cell office:value-type="float" office:value="93.84">
                <text:p>93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467.825217461463">
                <text:p>467.825217461463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5.1924">
                <text:p>5.1924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301.597820364282">
                <text:p>301.597820364282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1.3838">
                <text:p>1.3838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2.161">
                <text:p>22.161</text:p>
              </table:table-cell>
              <table:table-cell office:value-type="float" office:value="0.75">
                <text:p>0.75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194.434249915095">
                <text:p>194.434249915095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45439">
                <text:p>0.45439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9.8321">
                <text:p>9.8321</text:p>
              </table:table-cell>
              <table:table-cell office:value-type="float" office:value="0.75">
                <text:p>0.7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25.347979950198">
                <text:p>125.34797995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80.8094051560177">
                <text:p>80.809405156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52.0962520837106">
                <text:p>52.0962520837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5.352">
                <text:p>5.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33.5854406542109">
                <text:p>33.585440654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1.6518804870076">
                <text:p>21.651880487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3.9585463073233">
                <text:p>13.958546307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8.99880336632213">
                <text:p>8.9988033663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5.80135353946174">
                <text:p>5.8013535394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1632">
                <text:p>0.1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3.74001981372114">
                <text:p>3.7400198137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2.41111804544918">
                <text:p>2.4111180454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3756">
                <text:p>0.03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.55440091727925">
                <text:p>1.5544009172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7452">
                <text:p>0.07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.00209204447659">
                <text:p>1.00209204447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0.002616">
                <text:p>0.002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646029254383707">
                <text:p>0.64602925438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416482497610849">
                <text:p>0.41648249761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268498167287554">
                <text:p>0.268498167287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.4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image" chart:symbol-width="0.21cm" chart:symbol-height="0.21cm" chart:link-data-style-to-source="true">
        <chart:symbol-image xlink:href="Pictures/100002000000000A0000000A1F4FBE6C.gif" xlink:type="simple" xlink:actuate="onLoad"/>
      </style:chart-properties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13cm" svg:height="8.311cm" xlink:href=".." xlink:type="simple" chart:class="chart:scatter" chart:style-name="ch1">
        <chart:legend chart:legend-position="bottom" svg:x="2.048cm" svg:y="7.03cm" style:legend-expansion="wide" chart:style-name="ch2"/>
        <chart:plot-area chart:style-name="ch3" table:cell-range-address="Sheet1_2.AG3:Sheet1_2.AG25 Sheet1_2.AH33:Sheet1_2.AH33 Sheet1_2.AM3:Sheet1_2.AM25 Sheet1_2.B21:Sheet1_2.B21 Sheet1_2.E21:Sheet1_2.E28 Sheet1_2.B13:Sheet1_2.B13 Sheet1_2.E12:Sheet1_2.E19 Sheet1_2.B3:Sheet1_2.B3 Sheet1_2.E3:Sheet1_2.E10 H_Wiser.P27:H_Wiser.P48" chart:data-source-has-labels="row" svg:x="1.283cm" svg:y="0.166cm" svg:width="12.058cm" svg:height="5.717cm">
          <chartooo:coordinate-region svg:x="2.46cm" svg:y="0.365cm" svg:width="10.642cm" svg:height="4.871cm"/>
          <chart:axis chart:dimension="x" chart:name="primary-x" chart:style-name="ch4">
            <chart:title svg:x="6.514cm" svg:y="6.049cm" chart:style-name="ch5">
              <text:p>PT [GeV/c]</text:p>
            </chart:title>
          </chart:axis>
          <chart:axis chart:dimension="y" chart:name="primary-y" chart:style-name="ch6">
            <chart:title svg:x="0.451cm" svg:y="3.518cm" chart:style-name="ch7">
              <text:p>sigma</text:p>
            </chart:title>
            <chart:grid chart:style-name="ch8" chart:class="major"/>
          </chart:axis>
          <chart:series chart:style-name="ch9" chart:values-cell-range-address="Sheet1_2.AM3:Sheet1_2.AM25" chart:label-cell-address="Sheet1_2.AH33:Sheet1_2.AH33" chart:class="chart:scatter">
            <chart:domain table:cell-range-address="Sheet1_2.AG3:Sheet1_2.AG25"/>
            <chart:data-point chart:repeated="23"/>
          </chart:series>
          <chart:series chart:style-name="ch10" chart:values-cell-range-address="Sheet1_2.E21:Sheet1_2.E28" chart:label-cell-address="Sheet1_2.B21:Sheet1_2.B21" chart:class="chart:scatter">
            <chart:domain table:cell-range-address="Sheet1_2.G21:Sheet1_2.G28"/>
            <chart:data-point chart:repeated="8"/>
          </chart:series>
          <chart:series chart:style-name="ch11" chart:values-cell-range-address="Sheet1_2.E12:Sheet1_2.E19" chart:label-cell-address="Sheet1_2.B13:Sheet1_2.B13" chart:class="chart:scatter">
            <chart:domain table:cell-range-address="Sheet1_2.G12:Sheet1_2.G19"/>
            <chart:data-point chart:repeated="8"/>
          </chart:series>
          <chart:series chart:style-name="ch12" chart:values-cell-range-address="Sheet1_2.E3:Sheet1_2.E10" chart:label-cell-address="Sheet1_2.B3:Sheet1_2.B3" chart:class="chart:scatter">
            <chart:domain table:cell-range-address="Sheet1_2.G3:Sheet1_2.G10"/>
            <chart:data-point chart:repeated="8"/>
          </chart:series>
          <chart:series chart:style-name="ch13" chart:values-cell-range-address="H_Wiser.P28:H_Wiser.P48" chart:label-cell-address="H_Wiser.P27:H_Wiser.P27" chart:class="chart:scatter">
            <chart:domain table:cell-range-address="H_Wiser.L28:H_Wiser.L48"/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33:Sheet1_2.AH3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20°</text:p>
                <draw:g>
                  <svg:desc>Sheet1_2.B21:Sheet1_2.B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60°</text:p>
                <draw:g>
                  <svg:desc>Sheet1_2.B13:Sheet1_2.B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40°</text:p>
                <draw:g>
                  <svg:desc>Sheet1_2.B3:Sheet1_2.B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pi+ Wiser x 12</text:p>
                <draw:g>
                  <svg:desc>H_Wiser.P27:H_Wiser.P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.AG3:Sheet1_2.AG25</svg:desc>
                </draw:g>
              </table:table-cell>
              <table:table-cell office:value-type="float" office:value="5146.47679799217">
                <text:p>5146.47679799217</text:p>
                <draw:g>
                  <svg:desc>Sheet1_2.AM3:Sheet1_2.AM25</svg:desc>
                </draw:g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658.2">
                <text:p>2658.2</text:p>
                <draw:g>
                  <svg:desc>Sheet1_2.E21:Sheet1_2.E28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1108.4">
                <text:p>1108.4</text:p>
                <draw:g>
                  <svg:desc>Sheet1_2.E12:Sheet1_2.E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761.2">
                <text:p>1761.2</text:p>
                <draw:g>
                  <svg:desc>Sheet1_2.E3:Sheet1_2.E10</svg:desc>
                </draw:g>
              </table:table-cell>
              <table:table-cell office:value-type="float" office:value="0.5">
                <text:p>0.5</text:p>
                <draw:g>
                  <svg:desc>H_Wiser.L28:H_Wiser.L48</svg:desc>
                </draw:g>
              </table:table-cell>
              <table:table-cell office:value-type="float" office:value="NaN">
                <text:p>NaN</text:p>
                <draw:g>
                  <svg:desc>H_Wiser.P28:H_Wiser.P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3350.00005972783">
                <text:p>3350.00005972783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52.1">
                <text:p>1952.1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97.77">
                <text:p>597.77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433.6">
                <text:p>1433.6</text:p>
              </table:table-cell>
              <table:table-cell office:value-type="float" office:value="0.5">
                <text:p>0.5</text:p>
              </table:table-cell>
              <table:table-cell office:value-type="float" office:value="621.6">
                <text:p>62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80.61808897201">
                <text:p>2180.61808897201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854.2">
                <text:p>1854.2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322.39">
                <text:p>322.3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949.85">
                <text:p>949.8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419.43139258877">
                <text:p>1419.43139258877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228.5">
                <text:p>1228.5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93.771">
                <text:p>93.771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438.99">
                <text:p>438.99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923.95155688005">
                <text:p>923.95155688005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949.85">
                <text:p>949.85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22.201">
                <text:p>22.201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73.87">
                <text:p>173.87</text:p>
              </table:table-cell>
              <table:table-cell office:value-type="float" office:value="0.625">
                <text:p>0.625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601.428490252079">
                <text:p>601.428490252079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629.34">
                <text:p>629.34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7.1573">
                <text:p>7.1573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68.863">
                <text:p>68.86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391.488304980317">
                <text:p>391.488304980317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416.98">
                <text:p>416.98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2.4293">
                <text:p>2.4293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7.274">
                <text:p>27.274</text:p>
              </table:table-cell>
              <table:table-cell office:value-type="float" office:value="0.75">
                <text:p>0.75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254.831780370304">
                <text:p>254.831780370304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290.86">
                <text:p>290.86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60551">
                <text:p>0.60551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11.373">
                <text:p>11.373</text:p>
              </table:table-cell>
              <table:table-cell office:value-type="float" office:value="0.75">
                <text:p>0.75</text:p>
              </table:table-cell>
              <table:table-cell office:value-type="float" office:value="49.68">
                <text:p>49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65.877844779971">
                <text:p>165.87784477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107.974991772473">
                <text:p>107.97499177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70.2842435873827">
                <text:p>70.284243587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9.108">
                <text:p>9.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45.7501761802396">
                <text:p>45.750176180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9.7801970070388">
                <text:p>29.780197007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9.3848463071296">
                <text:p>19.38484630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12.6181927628692">
                <text:p>12.618192762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192">
                <text:p>3.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8.21356982037894">
                <text:p>8.2135698203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11508">
                <text:p>0.11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5.34646525552839">
                <text:p>5.3464652555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3468">
                <text:p>0.3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3.48017869862747">
                <text:p>3.4801786986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4908">
                <text:p>0.4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.26535536948578">
                <text:p>2.26535536948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5616">
                <text:p>0.05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.47458949509747">
                <text:p>1.47458949509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8904">
                <text:p>0.08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959855662533593">
                <text:p>0.95985566253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624799577076132">
                <text:p>0.62479957707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406701264317281">
                <text:p>0.40670126431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maximum="100000" chart:reverse-direction="false" text:line-break="false" chart:axis-position="0"/>
      <style:graphic-properties svg:stroke-color="#b3b3b3"/>
      <style:text-properties fo:font-size="8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2cm" svg:height="8.759cm" xlink:href=".." xlink:type="simple" chart:class="chart:scatter" chart:style-name="ch1">
        <chart:legend chart:legend-position="bottom" svg:x="2.312cm" svg:y="7.532cm" style:legend-expansion="wide" chart:style-name="ch2"/>
        <chart:plot-area chart:style-name="ch3" table:cell-range-address="Sheet1.E21:Sheet1.F28 Sheet1.B21:Sheet1.B21 Sheet1.AD21:Sheet1.AD21 Sheet1.Z21:Sheet1.Z28 Sheet1.B3:Sheet1.B3 Sheet1.E3:Sheet1.E10 Sheet1.AD3:Sheet1.AD3 Sheet1.Z3:Sheet1.Z10 Sheet1.B13:Sheet1.B13 Sheet1.E12:Sheet1.E19 Sheet1.AD12:Sheet1.AD12 Sheet1.Z12:Sheet1.Z19 Sheet1.K3:Sheet1.K3 Sheet1.M3:Sheet1.M10" chart:data-source-has-labels="row" svg:x="1.31cm" svg:y="0.835cm" svg:width="11.766cm" svg:height="5.514cm">
          <chartooo:coordinate-region svg:x="2.514cm" svg:y="1.021cm" svg:width="10.362cm" svg:height="4.708cm"/>
          <chart:axis chart:dimension="x" chart:name="primary-x" chart:style-name="ch4">
            <chart:title svg:x="6.501cm" svg:y="6.525cm" chart:style-name="ch5">
              <text:p>p [GeV/c]</text:p>
            </chart:title>
          </chart:axis>
          <chart:axis chart:dimension="y" chart:name="primary-y" chart:style-name="ch6">
            <chart:title svg:x="0.451cm" svg:y="4.112cm" chart:style-name="ch7">
              <text:p>sigma</text:p>
            </chart:title>
            <chart:grid chart:style-name="ch8" chart:class="major"/>
          </chart:axis>
          <chart:series chart:style-name="ch9" chart:values-cell-range-address="Sheet1.E21:Sheet1.E28" chart:label-cell-address="Sheet1.B21:Sheet1.B21" chart:class="chart:scatter">
            <chart:domain table:cell-range-address="Sheet1.F21:Sheet1.F28"/>
            <chart:data-point chart:repeated="8"/>
          </chart:series>
          <chart:series chart:style-name="ch10" chart:values-cell-range-address="Sheet1.Z21:Sheet1.Z28" chart:label-cell-address="Sheet1.AD21:Sheet1.AD21" chart:class="chart:scatter">
            <chart:data-point chart:repeated="8"/>
          </chart:series>
          <chart:series chart:style-name="ch11" chart:values-cell-range-address="Sheet1.E3:Sheet1.E10" chart:label-cell-address="Sheet1.B3:Sheet1.B3" chart:class="chart:scatter">
            <chart:domain table:cell-range-address="Sheet1.F3:Sheet1.F10"/>
            <chart:data-point chart:repeated="8"/>
          </chart:series>
          <chart:series chart:style-name="ch12" chart:values-cell-range-address="Sheet1.Z3:Sheet1.Z10" chart:label-cell-address="Sheet1.AD3:Sheet1.AD3" chart:class="chart:scatter">
            <chart:domain table:cell-range-address="Sheet1.F3:Sheet1.F10"/>
            <chart:data-point chart:repeated="8"/>
          </chart:series>
          <chart:series chart:style-name="ch13" chart:values-cell-range-address="Sheet1.E12:Sheet1.E19" chart:label-cell-address="Sheet1.B13:Sheet1.B13" chart:class="chart:scatter">
            <chart:domain table:cell-range-address="Sheet1.F12:Sheet1.F19"/>
            <chart:data-point chart:repeated="8"/>
          </chart:series>
          <chart:series chart:style-name="ch14" chart:values-cell-range-address="Sheet1.Z12:Sheet1.Z19" chart:label-cell-address="Sheet1.AD12:Sheet1.AD12" chart:class="chart:scatter">
            <chart:domain table:cell-range-address="Sheet1.F12:Sheet1.F19"/>
            <chart:data-point chart:repeated="8"/>
          </chart:series>
          <chart:series chart:style-name="ch15" chart:values-cell-range-address="Sheet1.M3:Sheet1.M10" chart:label-cell-address="Sheet1.K3:Sheet1.K3" chart:class="chart:scatter">
            <chart:domain table:cell-range-address="Sheet1.F3:Sheet1.F10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i+ 20°</text:p>
                <draw:g>
                  <svg:desc>Sheet1.B21:Sheet1.B21</svg:desc>
                </draw:g>
              </table:table-cell>
              <table:table-cell office:value-type="string">
                <text:p>epc-v2 20°</text:p>
                <draw:g>
                  <svg:desc>Sheet1.AD21:Sheet1.AD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40°</text:p>
                <draw:g>
                  <svg:desc>Sheet1.B3:Sheet1.B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-v2 40° </text:p>
                <draw:g>
                  <svg:desc>Sheet1.AD3:Sheet1.AD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60°</text:p>
                <draw:g>
                  <svg:desc>Sheet1.B13:Sheet1.B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-v2 60°</text:p>
                <draw:g>
                  <svg:desc>Sheet1.AD12:Sheet1.AD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- 40°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515291274789">
                <text:p>0.351515291274789</text:p>
                <draw:g>
                  <svg:desc>Sheet1.F21:Sheet1.F28</svg:desc>
                </draw:g>
              </table:table-cell>
              <table:table-cell office:value-type="float" office:value="2658.2">
                <text:p>2658.2</text:p>
                <draw:g>
                  <svg:desc>Sheet1.E21:Sheet1.E28</svg:desc>
                </draw:g>
              </table:table-cell>
              <table:table-cell office:value-type="float" office:value="87.792">
                <text:p>87.792</text:p>
                <draw:g>
                  <svg:desc>Sheet1.Z21:Sheet1.Z28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761.2">
                <text:p>1761.2</text:p>
                <draw:g>
                  <svg:desc>Sheet1.E3:Sheet1.E10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77.62">
                <text:p>177.62</text:p>
                <draw:g>
                  <svg:desc>Sheet1.Z3:Sheet1.Z10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1108.4">
                <text:p>1108.4</text:p>
                <draw:g>
                  <svg:desc>Sheet1.E12:Sheet1.E19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272.272">
                <text:p>272.272</text:p>
                <draw:g>
                  <svg:desc>Sheet1.Z12:Sheet1.Z19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501.3">
                <text:p>1501.3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952.1">
                <text:p>1952.1</text:p>
              </table:table-cell>
              <table:table-cell office:value-type="float" office:value="66.08">
                <text:p>66.08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433.6">
                <text:p>1433.6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13.42">
                <text:p>113.42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597.77">
                <text:p>597.77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81.764">
                <text:p>181.764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106.9">
                <text:p>11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854.2">
                <text:p>1854.2</text:p>
              </table:table-cell>
              <table:table-cell office:value-type="float" office:value="3304">
                <text:p>3304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949.85">
                <text:p>949.85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716.28">
                <text:p>1716.28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322.39">
                <text:p>322.39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753.236">
                <text:p>753.236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737.3">
                <text:p>7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228.5">
                <text:p>1228.5</text:p>
              </table:table-cell>
              <table:table-cell office:value-type="float" office:value="1623.68">
                <text:p>1623.68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438.99">
                <text:p>438.99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509.32">
                <text:p>509.32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93.771">
                <text:p>93.771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34.64">
                <text:p>134.64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295.52">
                <text:p>29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949.85">
                <text:p>949.85</text:p>
              </table:table-cell>
              <table:table-cell office:value-type="float" office:value="906.24">
                <text:p>906.24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73.87">
                <text:p>173.8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83.612">
                <text:p>183.612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22.201">
                <text:p>22.201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27.4516">
                <text:p>27.4516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29.34">
                <text:p>629.34</text:p>
              </table:table-cell>
              <table:table-cell office:value-type="float" office:value="526.28">
                <text:p>526.28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8.863">
                <text:p>68.86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8.908">
                <text:p>68.908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.1573">
                <text:p>7.157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5.33324">
                <text:p>5.33324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416.98">
                <text:p>416.98</text:p>
              </table:table-cell>
              <table:table-cell office:value-type="float" office:value="297.36">
                <text:p>297.36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7.274">
                <text:p>27.274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3.9252">
                <text:p>23.9252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.4293">
                <text:p>2.4293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0.687412">
                <text:p>0.687412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2.161">
                <text:p>22.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290.86">
                <text:p>290.86</text:p>
              </table:table-cell>
              <table:table-cell office:value-type="float" office:value="189.036">
                <text:p>189.036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1.373">
                <text:p>11.373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0.058">
                <text:p>10.058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60551">
                <text:p>0.60551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0555764">
                <text:p>0.0555764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9.8321">
                <text:p>9.83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3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image" chart:symbol-width="0.21cm" chart:symbol-height="0.21cm" chart:link-data-style-to-source="true">
        <chart:symbol-image xlink:href="Pictures/100002000000000A0000000A1F4FBE6C.gif" xlink:type="simple" xlink:actuate="onLoad"/>
      </style:chart-properties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4" style:family="chart" style:data-style-name="N0">
      <style:chart-properties chart:symbol-type="image" chart:symbol-width="0.33cm" chart:symbol-height="0.33cm" chart:link-data-style-to-source="true">
        <chart:symbol-image xlink:href="Pictures/100008AC000001DC000001DC6812CC1E.svg" xlink:type="simple" xlink:actuate="onLoad"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13cm" svg:height="8.311cm" xlink:href=".." xlink:type="simple" chart:class="chart:scatter" chart:style-name="ch1">
        <chart:legend chart:legend-position="bottom" svg:x="1.427cm" svg:y="7.03cm" style:legend-expansion="wide" chart:style-name="ch2"/>
        <chart:plot-area chart:style-name="ch3" table:cell-range-address="Sheet1_2.AG3:Sheet1_2.AG25 Sheet1_2.AH33:Sheet1_2.AH33 Sheet1_2.AM3:Sheet1_2.AM25 Sheet1_2.B21:Sheet1_2.B21 Sheet1_2.E21:Sheet1_2.E28 Sheet1_2.B13:Sheet1_2.B13 Sheet1_2.E12:Sheet1_2.E19 Sheet1_2.B3:Sheet1_2.B3 Sheet1_2.E3:Sheet1_2.E10 H_Wiser.P27:H_Wiser.P48 H_Wiser.Z1:H_Wiser.Z17" chart:data-source-has-labels="row" svg:x="1.283cm" svg:y="0.166cm" svg:width="12.058cm" svg:height="5.717cm">
          <chartooo:coordinate-region svg:x="2.46cm" svg:y="0.365cm" svg:width="10.881cm" svg:height="4.871cm"/>
          <chart:axis chart:dimension="x" chart:name="primary-x" chart:style-name="ch4">
            <chart:title svg:x="6.514cm" svg:y="6.049cm" chart:style-name="ch5">
              <text:p>PT [GeV/c]</text:p>
            </chart:title>
          </chart:axis>
          <chart:axis chart:dimension="y" chart:name="primary-y" chart:style-name="ch6">
            <chart:title svg:x="0.451cm" svg:y="3.518cm" chart:style-name="ch7">
              <text:p>sigma</text:p>
            </chart:title>
            <chart:grid chart:style-name="ch8" chart:class="major"/>
          </chart:axis>
          <chart:series chart:style-name="ch9" chart:values-cell-range-address="Sheet1_2.AM3:Sheet1_2.AM25" chart:label-cell-address="Sheet1_2.AH33:Sheet1_2.AH33" chart:class="chart:scatter">
            <chart:domain table:cell-range-address="Sheet1_2.AG3:Sheet1_2.AG25"/>
            <chart:data-point chart:repeated="23"/>
          </chart:series>
          <chart:series chart:style-name="ch10" chart:values-cell-range-address="Sheet1_2.E21:Sheet1_2.E28" chart:label-cell-address="Sheet1_2.B21:Sheet1_2.B21" chart:class="chart:scatter">
            <chart:domain table:cell-range-address="Sheet1_2.G21:Sheet1_2.G28"/>
            <chart:data-point chart:repeated="8"/>
          </chart:series>
          <chart:series chart:style-name="ch11" chart:values-cell-range-address="Sheet1_2.E12:Sheet1_2.E19" chart:label-cell-address="Sheet1_2.B13:Sheet1_2.B13" chart:class="chart:scatter">
            <chart:domain table:cell-range-address="Sheet1_2.G12:Sheet1_2.G19"/>
            <chart:data-point chart:repeated="8"/>
          </chart:series>
          <chart:series chart:style-name="ch12" chart:values-cell-range-address="Sheet1_2.E3:Sheet1_2.E10" chart:label-cell-address="Sheet1_2.B3:Sheet1_2.B3" chart:class="chart:scatter">
            <chart:domain table:cell-range-address="Sheet1_2.G3:Sheet1_2.G10"/>
            <chart:data-point chart:repeated="8"/>
          </chart:series>
          <chart:series chart:style-name="ch13" chart:values-cell-range-address="H_Wiser.P28:H_Wiser.P48" chart:label-cell-address="H_Wiser.P27:H_Wiser.P27" chart:class="chart:scatter">
            <chart:domain table:cell-range-address="H_Wiser.L28:H_Wiser.L48"/>
            <chart:data-point chart:repeated="21"/>
          </chart:series>
          <chart:series chart:style-name="ch14" chart:values-cell-range-address="H_Wiser.Z2:H_Wiser.Z17" chart:label-cell-address="H_Wiser.Z1:H_Wiser.Z1" chart:class="chart:scatter">
            <chart:domain table:cell-range-address="H_Wiser.D2:H_Wiser.D17"/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33:Sheet1_2.AH3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20°</text:p>
                <draw:g>
                  <svg:desc>Sheet1_2.B21:Sheet1_2.B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60°</text:p>
                <draw:g>
                  <svg:desc>Sheet1_2.B13:Sheet1_2.B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40°</text:p>
                <draw:g>
                  <svg:desc>Sheet1_2.B3:Sheet1_2.B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pi+ Wiser x 12</text:p>
                <draw:g>
                  <svg:desc>H_Wiser.P27:H_Wiser.P2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i+ d Wiser x 6</text:p>
                <draw:g>
                  <svg:desc>H_Wiser.Z1:H_Wiser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.AG3:Sheet1_2.AG25</svg:desc>
                </draw:g>
              </table:table-cell>
              <table:table-cell office:value-type="float" office:value="5146.47679799217">
                <text:p>5146.47679799217</text:p>
                <draw:g>
                  <svg:desc>Sheet1_2.AM3:Sheet1_2.AM25</svg:desc>
                </draw:g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658.2">
                <text:p>2658.2</text:p>
                <draw:g>
                  <svg:desc>Sheet1_2.E21:Sheet1_2.E28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1108.4">
                <text:p>1108.4</text:p>
                <draw:g>
                  <svg:desc>Sheet1_2.E12:Sheet1_2.E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761.2">
                <text:p>1761.2</text:p>
                <draw:g>
                  <svg:desc>Sheet1_2.E3:Sheet1_2.E10</svg:desc>
                </draw:g>
              </table:table-cell>
              <table:table-cell office:value-type="float" office:value="0.5">
                <text:p>0.5</text:p>
                <draw:g>
                  <svg:desc>H_Wiser.L28:H_Wiser.L48</svg:desc>
                </draw:g>
              </table:table-cell>
              <table:table-cell office:value-type="float" office:value="NaN">
                <text:p>NaN</text:p>
                <draw:g>
                  <svg:desc>H_Wiser.P28:H_Wiser.P48</svg:desc>
                </draw:g>
              </table:table-cell>
              <table:table-cell office:value-type="float" office:value="0.5">
                <text:p>0.5</text:p>
                <draw:g>
                  <svg:desc>H_Wiser.D2:H_Wiser.D17</svg:desc>
                </draw:g>
              </table:table-cell>
              <table:table-cell office:value-type="float" office:value="NaN">
                <text:p>NaN</text:p>
                <draw:g>
                  <svg:desc>H_Wiser.Z2:H_Wiser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3350.00005972783">
                <text:p>3350.00005972783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52.1">
                <text:p>1952.1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97.77">
                <text:p>597.77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433.6">
                <text:p>1433.6</text:p>
              </table:table-cell>
              <table:table-cell office:value-type="float" office:value="0.5">
                <text:p>0.5</text:p>
              </table:table-cell>
              <table:table-cell office:value-type="float" office:value="621.6">
                <text:p>621.6</text:p>
              </table:table-cell>
              <table:table-cell office:value-type="float" office:value="0.625">
                <text:p>0.625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80.61808897201">
                <text:p>2180.61808897201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854.2">
                <text:p>1854.2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322.39">
                <text:p>322.3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949.85">
                <text:p>949.8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37.68">
                <text:p>37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419.43139258877">
                <text:p>1419.43139258877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228.5">
                <text:p>1228.5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93.771">
                <text:p>93.771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438.99">
                <text:p>438.99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923.95155688005">
                <text:p>923.95155688005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949.85">
                <text:p>949.85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22.201">
                <text:p>22.201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73.87">
                <text:p>173.87</text:p>
              </table:table-cell>
              <table:table-cell office:value-type="float" office:value="0.625">
                <text:p>0.625</text:p>
              </table:table-cell>
              <table:table-cell office:value-type="float" office:value="188.4">
                <text:p>188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601.428490252079">
                <text:p>601.428490252079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629.34">
                <text:p>629.34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7.1573">
                <text:p>7.1573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68.863">
                <text:p>68.86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391.488304980317">
                <text:p>391.488304980317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416.98">
                <text:p>416.98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2.4293">
                <text:p>2.4293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7.274">
                <text:p>27.274</text:p>
              </table:table-cell>
              <table:table-cell office:value-type="float" office:value="0.75">
                <text:p>0.75</text:p>
              </table:table-cell>
              <table:table-cell office:value-type="float" office:value="27.96">
                <text:p>27.9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254.831780370304">
                <text:p>254.831780370304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290.86">
                <text:p>290.86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60551">
                <text:p>0.60551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11.373">
                <text:p>11.373</text:p>
              </table:table-cell>
              <table:table-cell office:value-type="float" office:value="0.75">
                <text:p>0.75</text:p>
              </table:table-cell>
              <table:table-cell office:value-type="float" office:value="49.68">
                <text:p>49.6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65.877844779971">
                <text:p>165.87784477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592">
                <text:p>2.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107.974991772473">
                <text:p>107.97499177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70.2842435873827">
                <text:p>70.284243587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9.108">
                <text:p>9.108</text:p>
              </table:table-cell>
              <table:table-cell office:value-type="float" office:value="1.25">
                <text:p>1.2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45.7501761802396">
                <text:p>45.750176180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9.7801970070388">
                <text:p>29.780197007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9.3848463071296">
                <text:p>19.38484630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12.6181927628692">
                <text:p>12.618192762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192">
                <text:p>3.1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8.21356982037894">
                <text:p>8.2135698203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11508">
                <text:p>0.11508</text:p>
              </table:table-cell>
              <table:table-cell office:value-type="float" office:value="1.125">
                <text:p>1.125</text:p>
              </table:table-cell>
              <table:table-cell office:value-type="float" office:value="0.2982">
                <text:p>0.2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5.34646525552839">
                <text:p>5.3464652555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3468">
                <text:p>0.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3.48017869862747">
                <text:p>3.4801786986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4908">
                <text:p>0.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.26535536948578">
                <text:p>2.26535536948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5616">
                <text:p>0.0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.47458949509747">
                <text:p>1.47458949509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8904">
                <text:p>0.08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959855662533593">
                <text:p>0.95985566253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624799577076132">
                <text:p>0.62479957707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406701264317281">
                <text:p>0.40670126431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3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image" chart:symbol-width="0.212cm" chart:symbol-height="0.212cm" chart:link-data-style-to-source="true">
        <chart:symbol-image xlink:href="Pictures/100002000000000A0000000ADDA84F49.gif" xlink:type="simple" xlink:actuate="onLoad"/>
      </style:chart-properties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14" style:family="chart" style:data-style-name="N0">
      <style:chart-properties chart:symbol-type="image" chart:symbol-width="0.27cm" chart:symbol-height="0.27cm" chart:link-data-style-to-source="true">
        <chart:symbol-image xlink:href="Pictures/100002000000000C0000000C424A8468.gif" xlink:type="simple" xlink:actuate="onLoad"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13cm" svg:height="8.311cm" xlink:href=".." xlink:type="simple" chart:class="chart:scatter" chart:style-name="ch1">
        <chart:legend chart:legend-position="bottom" svg:x="1.585cm" svg:y="7.03cm" style:legend-expansion="wide" chart:style-name="ch2"/>
        <chart:plot-area chart:style-name="ch3" table:cell-range-address="Sheet1_2.AG3:Sheet1_2.AG25 Sheet1_2.AH34:Sheet1_2.AH34 Sheet1_2.AL3:Sheet1_2.AL25 Sheet1_2.L21:Sheet1_2.L21 Sheet1_2.N21:Sheet1_2.N28 Sheet1_2.L13:Sheet1_2.L13 Sheet1_2.N12:Sheet1_2.N19 Sheet1_2.L3:Sheet1_2.L3 Sheet1_2.N3:Sheet1_2.N10 H_Wiser.H27:H_Wiser.H47 H_Wiser.Y1:H_Wiser.Y17" chart:data-source-has-labels="row" svg:x="1.283cm" svg:y="0.166cm" svg:width="12.058cm" svg:height="5.717cm">
          <chartooo:coordinate-region svg:x="2.46cm" svg:y="0.365cm" svg:width="10.881cm" svg:height="4.871cm"/>
          <chart:axis chart:dimension="x" chart:name="primary-x" chart:style-name="ch4">
            <chart:title svg:x="6.514cm" svg:y="6.049cm" chart:style-name="ch5">
              <text:p>PT [GeV/c]</text:p>
            </chart:title>
          </chart:axis>
          <chart:axis chart:dimension="y" chart:name="primary-y" chart:style-name="ch6">
            <chart:title svg:x="0.451cm" svg:y="3.518cm" chart:style-name="ch7">
              <text:p>sigma</text:p>
            </chart:title>
            <chart:grid chart:style-name="ch8" chart:class="major"/>
          </chart:axis>
          <chart:series chart:style-name="ch9" chart:values-cell-range-address="Sheet1_2.AL3:Sheet1_2.AL25" chart:label-cell-address="Sheet1_2.AH34:Sheet1_2.AH34" chart:class="chart:scatter">
            <chart:domain table:cell-range-address="Sheet1_2.AG3:Sheet1_2.AG25"/>
            <chart:data-point chart:repeated="23"/>
          </chart:series>
          <chart:series chart:style-name="ch10" chart:values-cell-range-address="Sheet1_2.N21:Sheet1_2.N28" chart:label-cell-address="Sheet1_2.L21:Sheet1_2.L21" chart:class="chart:scatter">
            <chart:domain table:cell-range-address="Sheet1_2.G21:Sheet1_2.G28"/>
            <chart:data-point chart:repeated="8"/>
          </chart:series>
          <chart:series chart:style-name="ch11" chart:values-cell-range-address="Sheet1_2.N12:Sheet1_2.N19" chart:label-cell-address="Sheet1_2.L13:Sheet1_2.L13" chart:class="chart:scatter">
            <chart:domain table:cell-range-address="Sheet1_2.G12:Sheet1_2.G19"/>
            <chart:data-point chart:repeated="8"/>
          </chart:series>
          <chart:series chart:style-name="ch12" chart:values-cell-range-address="Sheet1_2.N3:Sheet1_2.N10" chart:label-cell-address="Sheet1_2.L3:Sheet1_2.L3" chart:class="chart:scatter">
            <chart:domain table:cell-range-address="Sheet1_2.G3:Sheet1_2.G10"/>
            <chart:data-point chart:repeated="8"/>
          </chart:series>
          <chart:series chart:style-name="ch13" chart:values-cell-range-address="H_Wiser.H28:H_Wiser.H47" chart:label-cell-address="H_Wiser.H27:H_Wiser.H27" chart:class="chart:scatter">
            <chart:domain table:cell-range-address="H_Wiser.D28:H_Wiser.D47"/>
            <chart:data-point chart:repeated="20"/>
          </chart:series>
          <chart:series chart:style-name="ch14" chart:values-cell-range-address="H_Wiser.Y2:H_Wiser.Y17" chart:label-cell-address="H_Wiser.Y1:H_Wiser.Y1" chart:class="chart:scatter">
            <chart:domain table:cell-range-address="H_Wiser.D2:H_Wiser.D17"/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caling fit C(g,pi-)</text:p>
                <draw:g>
                  <svg:desc>Sheet1_2.AH34:Sheet1_2.AH3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20°</text:p>
                <draw:g>
                  <svg:desc>Sheet1_2.L21:Sheet1_2.L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60°</text:p>
                <draw:g>
                  <svg:desc>Sheet1_2.L13:Sheet1_2.L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40°</text:p>
                <draw:g>
                  <svg:desc>Sheet1_2.L3:Sheet1_2.L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i- Wiser x 12</text:p>
                <draw:g>
                  <svg:desc>H_Wiser.H27:H_Wiser.H2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i- d Wiser x 6</text:p>
                <draw:g>
                  <svg:desc>H_Wiser.Y1:H_Wiser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.AG3:Sheet1_2.AG25</svg:desc>
                </draw:g>
              </table:table-cell>
              <table:table-cell office:value-type="float" office:value="4201.07829909128">
                <text:p>4201.07829909128</text:p>
                <draw:g>
                  <svg:desc>Sheet1_2.AL3:Sheet1_2.AL25</svg:desc>
                </draw:g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485.8">
                <text:p>2485.8</text:p>
                <draw:g>
                  <svg:desc>Sheet1_2.N21:Sheet1_2.N28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895.66">
                <text:p>895.66</text:p>
                <draw:g>
                  <svg:desc>Sheet1_2.N12:Sheet1_2.N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501.3">
                <text:p>1501.3</text:p>
                <draw:g>
                  <svg:desc>Sheet1_2.N3:Sheet1_2.N10</svg:desc>
                </draw:g>
              </table:table-cell>
              <table:table-cell office:value-type="float" office:value="0.5">
                <text:p>0.5</text:p>
                <draw:g>
                  <svg:desc>H_Wiser.D28:H_Wiser.D47</svg:desc>
                </draw:g>
              </table:table-cell>
              <table:table-cell office:value-type="float" office:value="NaN">
                <text:p>NaN</text:p>
                <draw:g>
                  <svg:desc>H_Wiser.H28:H_Wiser.H47</svg:desc>
                </draw:g>
              </table:table-cell>
              <table:table-cell office:value-type="float" office:value="0.5">
                <text:p>0.5</text:p>
                <draw:g>
                  <svg:desc>H_Wiser.D2:H_Wiser.D17</svg:desc>
                </draw:g>
              </table:table-cell>
              <table:table-cell office:value-type="float" office:value="NaN">
                <text:p>NaN</text:p>
                <draw:g>
                  <svg:desc>H_Wiser.Y2:H_Wiser.Y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708.35348522012">
                <text:p>2708.35348522012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25.9">
                <text:p>1925.9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489.98">
                <text:p>489.98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5">
                <text:p>0.5</text:p>
              </table:table-cell>
              <table:table-cell office:value-type="float" office:value="272.4">
                <text:p>272.4</text:p>
              </table:table-cell>
              <table:table-cell office:value-type="float" office:value="0.625">
                <text:p>0.625</text:p>
              </table:table-cell>
              <table:table-cell office:value-type="float" office:value="123.6">
                <text:p>12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746.0228252567">
                <text:p>1746.0228252567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563">
                <text:p>1563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44.29">
                <text:p>244.2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39.42">
                <text:p>39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125.62696226841">
                <text:p>1125.62696226841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982.75">
                <text:p>982.75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63.61">
                <text:p>63.61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725.669813623046">
                <text:p>725.669813623046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743.94">
                <text:p>743.94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17.757">
                <text:p>17.757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625">
                <text:p>0.625</text:p>
              </table:table-cell>
              <table:table-cell office:value-type="float" office:value="93.84">
                <text:p>93.8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467.825217461463">
                <text:p>467.825217461463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436.31">
                <text:p>436.31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5.1924">
                <text:p>5.1924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301.597820364282">
                <text:p>301.597820364282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80.78">
                <text:p>280.78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1.3838">
                <text:p>1.3838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2.161">
                <text:p>22.161</text:p>
              </table:table-cell>
              <table:table-cell office:value-type="float" office:value="0.75">
                <text:p>0.75</text:p>
              </table:table-cell>
              <table:table-cell office:value-type="float" office:value="15.72">
                <text:p>15.72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194.434249915095">
                <text:p>194.434249915095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50.08">
                <text:p>150.08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45439">
                <text:p>0.45439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9.8321">
                <text:p>9.8321</text:p>
              </table:table-cell>
              <table:table-cell office:value-type="float" office:value="0.75">
                <text:p>0.75</text:p>
              </table:table-cell>
              <table:table-cell office:value-type="float" office:value="22.56">
                <text:p>22.56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25.347979950198">
                <text:p>125.34797995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80.8094051560177">
                <text:p>80.809405156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52.0962520837106">
                <text:p>52.0962520837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5.352">
                <text:p>5.352</text:p>
              </table:table-cell>
              <table:table-cell office:value-type="float" office:value="1.25">
                <text:p>1.25</text:p>
              </table:table-cell>
              <table:table-cell office:value-type="float" office:value="0.1422">
                <text:p>0.1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33.5854406542109">
                <text:p>33.585440654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1.6518804870076">
                <text:p>21.651880487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3.9585463073233">
                <text:p>13.958546307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8.99880336632213">
                <text:p>8.9988033663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776">
                <text:p>1.7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5.80135353946174">
                <text:p>5.80135353946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1632">
                <text:p>0.1632</text:p>
              </table:table-cell>
              <table:table-cell office:value-type="float" office:value="1.125">
                <text:p>1.125</text:p>
              </table:table-cell>
              <table:table-cell office:value-type="float" office:value="0.2472">
                <text:p>0.2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3.74001981372114">
                <text:p>3.7400198137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3936">
                <text:p>0.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2.41111804544918">
                <text:p>2.4111180454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3756">
                <text:p>0.0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.55440091727925">
                <text:p>1.5544009172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07452">
                <text:p>0.0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.00209204447659">
                <text:p>1.00209204447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0.002616">
                <text:p>0.00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646029254383707">
                <text:p>0.64602925438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416482497610849">
                <text:p>0.41648249761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268498167287554">
                <text:p>0.268498167287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/>
      <style:text-properties fo:font-size="6pt" style:font-size-asian="6pt" style:font-size-complex="6pt"/>
    </style:style>
    <style:style style:name="ch10" style:family="chart" style:data-style-name="N1">
      <style:chart-properties chart:symbol-type="none" chart:link-data-style-to-source="tru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7" style:family="chart" style:data-style-name="N1">
      <style:chart-properties chart:symbol-type="none" chart:link-data-style-to-source="true"/>
      <style:graphic-properties svg:stroke-width="0.088cm" svg:stroke-color="#579d1c" draw:fill-color="#579d1c"/>
      <style:text-properties fo:font-size="6pt" style:font-size-asian="6pt" style:font-size-complex="6pt"/>
    </style:style>
    <style:style style:name="ch18" style:family="chart" style:data-style-name="N1">
      <style:chart-properties chart:symbol-type="none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613cm" svg:height="7.931cm" xlink:href=".." xlink:type="simple" chart:class="chart:scatter" chart:style-name="ch1">
        <chart:legend chart:legend-position="bottom" svg:x="2.062cm" svg:y="5.654cm" style:legend-expansion="wide" chart:style-name="ch2"/>
        <chart:plot-area chart:style-name="ch3" table:cell-range-address="Sheet1_2.AG3:Sheet1_2.AH25 Sheet1_2.AH2:Sheet1_2.AH2 Sheet1_2.AE21:Sheet1_2.AE21 Sheet1_2.AA23:Sheet1_2.AA28 Sheet1_2.B21:Sheet1_2.B21 Sheet1_2.E21:Sheet1_2.E28 Sheet1_2.B13:Sheet1_2.B13 Sheet1_2.E12:Sheet1_2.E19 Sheet1_2.B3:Sheet1_2.B3 Sheet1_2.E3:Sheet1_2.E10 Sheet1_2.B30:Sheet1_2.B30 Sheet1_2.E30:Sheet1_2.E35 Sheet1_2.B37:Sheet1_2.B37 Sheet1_2.E37:Sheet1_2.E42 Sheet1_2.L3:Sheet1_2.L3 Sheet1_2.N3:Sheet1_2.N10 Sheet1_2.AE12:Sheet1_2.AE12 Sheet1_2.AA14:Sheet1_2.AA19 Sheet1_2.AE3:Sheet1_2.AE3 Sheet1_2.AA5:Sheet1_2.AA10" chart:data-source-has-labels="row" svg:x="1.283cm" svg:y="0.158cm" svg:width="12.058cm" svg:height="4.357cm">
          <chartooo:coordinate-region svg:x="2.46cm" svg:y="0.357cm" svg:width="10.641cm" svg:height="3.511cm"/>
          <chart:axis chart:dimension="x" chart:name="primary-x" chart:style-name="ch4">
            <chart:title svg:x="6.514cm" svg:y="4.673cm" chart:style-name="ch5">
              <text:p>PT [GeV/c]</text:p>
            </chart:title>
          </chart:axis>
          <chart:axis chart:dimension="y" chart:name="primary-y" chart:style-name="ch6">
            <chart:title svg:x="0.451cm" svg:y="2.83cm" chart:style-name="ch7">
              <text:p>sigma</text:p>
            </chart:title>
            <chart:grid chart:style-name="ch8" chart:class="major"/>
          </chart:axis>
          <chart:series chart:style-name="ch9" chart:values-cell-range-address="Sheet1_2.AH3:Sheet1_2.AH25" chart:label-cell-address="Sheet1_2.AH2:Sheet1_2.AH2" chart:class="chart:scatter">
            <chart:domain table:cell-range-address="Sheet1_2.AG3:Sheet1_2.AG25"/>
            <chart:data-point chart:repeated="23"/>
          </chart:series>
          <chart:series chart:style-name="ch10" chart:values-cell-range-address="Sheet1_2.AA23:Sheet1_2.AA28" chart:label-cell-address="Sheet1_2.AE21:Sheet1_2.AE21" chart:class="chart:scatter">
            <chart:domain table:cell-range-address="Sheet1_2.G23:Sheet1_2.G28"/>
            <chart:data-point chart:repeated="6"/>
          </chart:series>
          <chart:series chart:style-name="ch11" chart:values-cell-range-address="Sheet1_2.E21:Sheet1_2.E28" chart:label-cell-address="Sheet1_2.B21:Sheet1_2.B21" chart:class="chart:scatter">
            <chart:domain table:cell-range-address="Sheet1_2.G21:Sheet1_2.G28"/>
            <chart:data-point chart:repeated="8"/>
          </chart:series>
          <chart:series chart:style-name="ch12" chart:values-cell-range-address="Sheet1_2.E12:Sheet1_2.E19" chart:label-cell-address="Sheet1_2.B13:Sheet1_2.B13" chart:class="chart:scatter">
            <chart:domain table:cell-range-address="Sheet1_2.G12:Sheet1_2.G19"/>
            <chart:data-point chart:repeated="8"/>
          </chart:series>
          <chart:series chart:style-name="ch13" chart:values-cell-range-address="Sheet1_2.E3:Sheet1_2.E10" chart:label-cell-address="Sheet1_2.B3:Sheet1_2.B3" chart:class="chart:scatter">
            <chart:domain table:cell-range-address="Sheet1_2.G3:Sheet1_2.G10"/>
            <chart:data-point chart:repeated="8"/>
          </chart:series>
          <chart:series chart:style-name="ch14" chart:values-cell-range-address="Sheet1_2.E30:Sheet1_2.E35" chart:label-cell-address="Sheet1_2.B30:Sheet1_2.B30" chart:class="chart:scatter">
            <chart:domain table:cell-range-address="Sheet1_2.G30:Sheet1_2.G35"/>
            <chart:data-point chart:repeated="6"/>
          </chart:series>
          <chart:series chart:style-name="ch15" chart:values-cell-range-address="Sheet1_2.E37:Sheet1_2.E42" chart:label-cell-address="Sheet1_2.B37:Sheet1_2.B37" chart:class="chart:scatter">
            <chart:domain table:cell-range-address="Sheet1_2.G37:Sheet1_2.G42"/>
            <chart:data-point chart:repeated="6"/>
          </chart:series>
          <chart:series chart:style-name="ch16" chart:values-cell-range-address="Sheet1_2.N3:Sheet1_2.N10" chart:label-cell-address="Sheet1_2.L3:Sheet1_2.L3" chart:class="chart:scatter">
            <chart:domain table:cell-range-address="Sheet1_2.G3:Sheet1_2.G10"/>
            <chart:data-point chart:repeated="8"/>
          </chart:series>
          <chart:series chart:style-name="ch17" chart:values-cell-range-address="Sheet1_2.AA14:Sheet1_2.AA19" chart:label-cell-address="Sheet1_2.AE12:Sheet1_2.AE12" chart:class="chart:scatter">
            <chart:domain table:cell-range-address="Sheet1_2.G14:Sheet1_2.G19"/>
            <chart:data-point chart:repeated="6"/>
          </chart:series>
          <chart:series chart:style-name="ch18" chart:values-cell-range-address="Sheet1_2.AA5:Sheet1_2.AA10" chart:label-cell-address="Sheet1_2.AE3:Sheet1_2.AE3" chart:class="chart:scatter">
            <chart:domain table:cell-range-address="Sheet1_2.G5:Sheet1_2.G10"/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caling fit C(g,pi+)</text:p>
                <draw:g>
                  <svg:desc>Sheet1_2.AH2:Sheet1_2.AH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pc-v2 20°</text:p>
                <draw:g>
                  <svg:desc>Sheet1_2.AE21:Sheet1_2.AE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20°</text:p>
                <draw:g>
                  <svg:desc>Sheet1_2.B21:Sheet1_2.B2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60°</text:p>
                <draw:g>
                  <svg:desc>Sheet1_2.B13:Sheet1_2.B1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40°</text:p>
                <draw:g>
                  <svg:desc>Sheet1_2.B3:Sheet1_2.B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90°</text:p>
                <draw:g>
                  <svg:desc>Sheet1_2.B30:Sheet1_2.B3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+ 120°</text:p>
                <draw:g>
                  <svg:desc>Sheet1_2.B37:Sheet1_2.B3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i- 40°</text:p>
                <draw:g>
                  <svg:desc>Sheet1_2.L3:Sheet1_2.L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pc-v2 60°</text:p>
                <draw:g>
                  <svg:desc>Sheet1_2.AE12:Sheet1_2.AE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pc-v2 40° </text:p>
                <draw:g>
                  <svg:desc>Sheet1_2.AE3:Sheet1_2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.AG3:Sheet1_2.AG25</svg:desc>
                </draw:g>
              </table:table-cell>
              <table:table-cell office:value-type="float" office:value="5146.47679799217">
                <text:p>5146.47679799217</text:p>
                <draw:g>
                  <svg:desc>Sheet1_2.AH3:Sheet1_2.AH25</svg:desc>
                </draw:g>
              </table:table-cell>
              <table:table-cell office:value-type="float" office:value="0.177759355437868">
                <text:p>0.177759355437868</text:p>
                <draw:g>
                  <svg:desc>Sheet1_2.G23:Sheet1_2.G28</svg:desc>
                </draw:g>
              </table:table-cell>
              <table:table-cell office:value-type="float" office:value="3276.08618037871">
                <text:p>3276.08618037871</text:p>
                <draw:g>
                  <svg:desc>Sheet1_2.AA23:Sheet1_2.AA28</svg:desc>
                </draw:g>
              </table:table-cell>
              <table:table-cell office:value-type="float" office:value="0.120225310302968">
                <text:p>0.120225310302968</text:p>
                <draw:g>
                  <svg:desc>Sheet1_2.G21:Sheet1_2.G28</svg:desc>
                </draw:g>
              </table:table-cell>
              <table:table-cell office:value-type="float" office:value="2658.2">
                <text:p>2658.2</text:p>
                <draw:g>
                  <svg:desc>Sheet1_2.E21:Sheet1_2.E28</svg:desc>
                </draw:g>
              </table:table-cell>
              <table:table-cell office:value-type="float" office:value="0.304421172062654">
                <text:p>0.304421172062654</text:p>
                <draw:g>
                  <svg:desc>Sheet1_2.G12:Sheet1_2.G19</svg:desc>
                </draw:g>
              </table:table-cell>
              <table:table-cell office:value-type="float" office:value="1108.4">
                <text:p>1108.4</text:p>
                <draw:g>
                  <svg:desc>Sheet1_2.E12:Sheet1_2.E19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761.2">
                <text:p>1761.2</text:p>
                <draw:g>
                  <svg:desc>Sheet1_2.E3:Sheet1_2.E10</svg:desc>
                </draw:g>
              </table:table-cell>
              <table:table-cell office:value-type="float" office:value="0.186997326184093">
                <text:p>0.186997326184093</text:p>
                <draw:g>
                  <svg:desc>Sheet1_2.G30:Sheet1_2.G35</svg:desc>
                </draw:g>
              </table:table-cell>
              <table:table-cell office:value-type="float" office:value="2861">
                <text:p>2861</text:p>
                <draw:g>
                  <svg:desc>Sheet1_2.E30:Sheet1_2.E35</svg:desc>
                </draw:g>
              </table:table-cell>
              <table:table-cell office:value-type="float" office:value="0.161944434915189">
                <text:p>0.161944434915189</text:p>
                <draw:g>
                  <svg:desc>Sheet1_2.G37:Sheet1_2.G42</svg:desc>
                </draw:g>
              </table:table-cell>
              <table:table-cell office:value-type="float" office:value="1608.9">
                <text:p>1608.9</text:p>
                <draw:g>
                  <svg:desc>Sheet1_2.E37:Sheet1_2.E42</svg:desc>
                </draw:g>
              </table:table-cell>
              <table:table-cell office:value-type="float" office:value="0.225949673846789">
                <text:p>0.225949673846789</text:p>
                <draw:g>
                  <svg:desc>Sheet1_2.G3:Sheet1_2.G10</svg:desc>
                </draw:g>
              </table:table-cell>
              <table:table-cell office:value-type="float" office:value="1501.3">
                <text:p>1501.3</text:p>
                <draw:g>
                  <svg:desc>Sheet1_2.N3:Sheet1_2.N10</svg:desc>
                </draw:g>
              </table:table-cell>
              <table:table-cell office:value-type="float" office:value="0.450102488329047">
                <text:p>0.450102488329047</text:p>
                <draw:g>
                  <svg:desc>Sheet1_2.G14:Sheet1_2.G19</svg:desc>
                </draw:g>
              </table:table-cell>
              <table:table-cell office:value-type="float" office:value="648.06626056096">
                <text:p>648.06626056096</text:p>
                <draw:g>
                  <svg:desc>Sheet1_2.AA14:Sheet1_2.AA19</svg:desc>
                </draw:g>
              </table:table-cell>
              <table:table-cell office:value-type="float" office:value="0.334078309161247">
                <text:p>0.334078309161247</text:p>
                <draw:g>
                  <svg:desc>Sheet1_2.G5:Sheet1_2.G10</svg:desc>
                </draw:g>
              </table:table-cell>
              <table:table-cell office:value-type="float" office:value="1881.0180047849">
                <text:p>1881.0180047849</text:p>
                <draw:g>
                  <svg:desc>Sheet1_2.AA5:Sheet1_2.A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3350.00005972783">
                <text:p>3350.00005972783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609.96235150039">
                <text:p>1609.96235150039</text:p>
              </table:table-cell>
              <table:table-cell office:value-type="float" office:value="0.148897832060353">
                <text:p>0.148897832060353</text:p>
              </table:table-cell>
              <table:table-cell office:value-type="float" office:value="1952.1">
                <text:p>1952.1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97.77">
                <text:p>597.77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433.6">
                <text:p>1433.6</text:p>
              </table:table-cell>
              <table:table-cell office:value-type="float" office:value="0.351515291274789">
                <text:p>0.351515291274789</text:p>
              </table:table-cell>
              <table:table-cell office:value-type="float" office:value="340.89">
                <text:p>340.89</text:p>
              </table:table-cell>
              <table:table-cell office:value-type="float" office:value="0.304421172062654">
                <text:p>0.304421172062654</text:p>
              </table:table-cell>
              <table:table-cell office:value-type="float" office:value="138.45">
                <text:p>138.45</text:p>
              </table:table-cell>
              <table:table-cell office:value-type="float" office:value="0.279836388076267">
                <text:p>0.279836388076267</text:p>
              </table:table-cell>
              <table:table-cell office:value-type="float" office:value="1106.9">
                <text:p>1106.9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115.841039623608">
                <text:p>115.841039623608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558.207338078312">
                <text:p>558.207338078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80.61808897201">
                <text:p>2180.61808897201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898.583638046731">
                <text:p>898.583638046731</text:p>
              </table:table-cell>
              <table:table-cell office:value-type="float" office:value="0.177759355437868">
                <text:p>0.177759355437868</text:p>
              </table:table-cell>
              <table:table-cell office:value-type="float" office:value="1854.2">
                <text:p>1854.2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322.39">
                <text:p>322.3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949.85">
                <text:p>949.85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60.619">
                <text:p>60.619</text:p>
              </table:table-cell>
              <table:table-cell office:value-type="float" office:value="0.377022545744946">
                <text:p>0.377022545744946</text:p>
              </table:table-cell>
              <table:table-cell office:value-type="float" office:value="53.489">
                <text:p>53.489</text:p>
              </table:table-cell>
              <table:table-cell office:value-type="float" office:value="0.334078309161247">
                <text:p>0.334078309161247</text:p>
              </table:table-cell>
              <table:table-cell office:value-type="float" office:value="737.3">
                <text:p>737.3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23.6187008565911">
                <text:p>23.6187008565911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201.236090786215">
                <text:p>201.236090786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419.43139258877">
                <text:p>1419.43139258877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521.833727303179">
                <text:p>521.833727303179</text:p>
              </table:table-cell>
              <table:table-cell office:value-type="float" office:value="0.236739959274993">
                <text:p>0.236739959274993</text:p>
              </table:table-cell>
              <table:table-cell office:value-type="float" office:value="1228.5">
                <text:p>1228.5</text:p>
              </table:table-cell>
              <table:table-cell office:value-type="float" office:value="0.599446619808636">
                <text:p>0.599446619808636</text:p>
              </table:table-cell>
              <table:table-cell office:value-type="float" office:value="93.771">
                <text:p>93.771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438.99">
                <text:p>438.99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7.7858">
                <text:p>7.7858</text:p>
              </table:table-cell>
              <table:table-cell office:value-type="float" office:value="0.450102488329047">
                <text:p>0.450102488329047</text:p>
              </table:table-cell>
              <table:table-cell office:value-type="float" office:value="22.275">
                <text:p>22.275</text:p>
              </table:table-cell>
              <table:table-cell office:value-type="float" office:value="0.444925585551735">
                <text:p>0.444925585551735</text:p>
              </table:table-cell>
              <table:table-cell office:value-type="float" office:value="295.52">
                <text:p>295.52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4.58859229175734">
                <text:p>4.58859229175734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75.5221692694186">
                <text:p>75.5221692694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923.95155688005">
                <text:p>923.95155688005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294.847756234083">
                <text:p>294.847756234083</text:p>
              </table:table-cell>
              <table:table-cell office:value-type="float" office:value="0.287150302920173">
                <text:p>0.287150302920173</text:p>
              </table:table-cell>
              <table:table-cell office:value-type="float" office:value="949.85">
                <text:p>949.85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22.201">
                <text:p>22.201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73.87">
                <text:p>173.8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0.95118">
                <text:p>0.95118</text:p>
              </table:table-cell>
              <table:table-cell office:value-type="float" office:value="0.599446619808637">
                <text:p>0.599446619808637</text:p>
              </table:table-cell>
              <table:table-cell office:value-type="float" office:value="1.0253">
                <text:p>1.0253</text:p>
              </table:table-cell>
              <table:table-cell office:value-type="float" office:value="0.53966604142105">
                <text:p>0.53966604142105</text:p>
              </table:table-cell>
              <table:table-cell office:value-type="float" office:value="124.62">
                <text:p>124.62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0.591432863411641">
                <text:p>0.591432863411641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6.2216724357795">
                <text:p>26.2216724357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601.428490252079">
                <text:p>601.428490252079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187.43893074881">
                <text:p>187.43893074881</text:p>
              </table:table-cell>
              <table:table-cell office:value-type="float" office:value="0.335245869463437">
                <text:p>0.335245869463437</text:p>
              </table:table-cell>
              <table:table-cell office:value-type="float" office:value="629.34">
                <text:p>629.34</text:p>
              </table:table-cell>
              <table:table-cell office:value-type="float" office:value="0.848872340225549">
                <text:p>0.848872340225549</text:p>
              </table:table-cell>
              <table:table-cell office:value-type="float" office:value="7.1573">
                <text:p>7.1573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68.863">
                <text:p>68.86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0.14196">
                <text:p>0.14196</text:p>
              </table:table-cell>
              <table:table-cell office:value-type="float" office:value="0.727090090704034">
                <text:p>0.727090090704034</text:p>
              </table:table-cell>
              <table:table-cell office:value-type="float" office:value="0.088237">
                <text:p>0.088237</text:p>
              </table:table-cell>
              <table:table-cell office:value-type="float" office:value="0.630056139367495">
                <text:p>0.630056139367495</text:p>
              </table:table-cell>
              <table:table-cell office:value-type="float" office:value="55.29">
                <text:p>55.29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0478166069113002">
                <text:p>0.0478166069113002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11.0234222225549">
                <text:p>11.0234222225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391.488304980317">
                <text:p>391.48830498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649196102841">
                <text:p>0.386649196102841</text:p>
              </table:table-cell>
              <table:table-cell office:value-type="float" office:value="416.98">
                <text:p>416.98</text:p>
              </table:table-cell>
              <table:table-cell office:value-type="float" office:value="0.979030132324843">
                <text:p>0.979030132324843</text:p>
              </table:table-cell>
              <table:table-cell office:value-type="float" office:value="2.4293">
                <text:p>2.4293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7.274">
                <text:p>27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6662792821286">
                <text:p>0.726662792821286</text:p>
              </table:table-cell>
              <table:table-cell office:value-type="float" office:value="22.161">
                <text:p>22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254.831780370304">
                <text:p>254.83178037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970941035737">
                <text:p>0.427970941035737</text:p>
              </table:table-cell>
              <table:table-cell office:value-type="float" office:value="290.86">
                <text:p>290.86</text:p>
              </table:table-cell>
              <table:table-cell office:value-type="float" office:value="1.08366046342939">
                <text:p>1.08366046342939</text:p>
              </table:table-cell>
              <table:table-cell office:value-type="float" office:value="0.60551">
                <text:p>0.60551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11.373">
                <text:p>11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4322270404167">
                <text:p>0.804322270404167</text:p>
              </table:table-cell>
              <table:table-cell office:value-type="float" office:value="9.8321">
                <text:p>9.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65.877844779971">
                <text:p>165.877844779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107.974991772473">
                <text:p>107.97499177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70.2842435873827">
                <text:p>70.284243587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45.7501761802396">
                <text:p>45.750176180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29.7801970070388">
                <text:p>29.780197007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9.3848463071296">
                <text:p>19.384846307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12.6181927628692">
                <text:p>12.618192762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8.21356982037894">
                <text:p>8.2135698203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5.34646525552839">
                <text:p>5.3464652555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3.48017869862747">
                <text:p>3.4801786986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.26535536948578">
                <text:p>2.26535536948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.47458949509747">
                <text:p>1.47458949509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959855662533593">
                <text:p>0.959855662533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624799577076132">
                <text:p>0.62479957707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406701264317281">
                <text:p>0.40670126431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350" style:font-size-asian="8pt" style:font-weight-asian="350" style:font-size-complex="8pt" style:font-weight-complex="100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5" style:family="chart">
      <style:chart-properties chart:auto-position="true" style:rotation-angle="0"/>
      <style:text-properties fo:font-size="10pt" fo:font-weight="350" style:font-size-asian="9pt" style:font-weight-asian="350" style:font-size-complex="9pt" style:font-weight-complex="100"/>
    </style:style>
    <style:style style:name="ch6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10pt" fo:font-weight="350" style:font-size-asian="9pt" style:font-weight-asian="350" style:font-size-complex="9pt" style:font-weight-complex="100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18cm" svg:height="7.939cm" xlink:href=".." xlink:type="simple" chart:class="chart:scatter" chart:style-name="ch1">
        <chart:legend chart:legend-position="bottom" svg:x="2.641cm" svg:y="7.156cm" style:legend-expansion="wide" chart:style-name="ch2"/>
        <chart:plot-area chart:style-name="ch3" table:cell-range-address="Sheet1.E21:Sheet1.F28 Sheet1.B21:Sheet1.B21 Sheet1.B3:Sheet1.B3 Sheet1.E3:Sheet1.E10 Sheet1.B13:Sheet1.B13 Sheet1.E12:Sheet1.E19 Sheet1_2.B30:Sheet1_2.B30 Sheet1_2.E30:Sheet1_2.E35 Sheet1_2.B37:Sheet1_2.B37 Sheet1_2.E37:Sheet1_2.E42" chart:data-source-has-labels="row" svg:x="1.332cm" svg:y="0.158cm" svg:width="12.014cm" svg:height="5.81cm">
          <chartooo:coordinate-region svg:x="2.509cm" svg:y="0.357cm" svg:width="10.597cm" svg:height="4.964cm"/>
          <chart:axis chart:dimension="x" chart:name="primary-x" chart:style-name="ch4">
            <chart:title svg:x="6.534cm" svg:y="6.127cm" chart:style-name="ch5">
              <text:p>p [GeV/c]</text:p>
            </chart:title>
          </chart:axis>
          <chart:axis chart:dimension="y" chart:name="primary-y" chart:style-name="ch6">
            <chart:title svg:x="0.451cm" svg:y="3.59cm" chart:style-name="ch7">
              <text:p>sigma</text:p>
            </chart:title>
            <chart:grid chart:style-name="ch8" chart:class="major"/>
          </chart:axis>
          <chart:series chart:style-name="ch9" chart:values-cell-range-address="Sheet1.E21:Sheet1.E28" chart:label-cell-address="Sheet1.B21:Sheet1.B21" chart:class="chart:scatter">
            <chart:domain table:cell-range-address="Sheet1.F21:Sheet1.F28"/>
            <chart:data-point chart:repeated="8"/>
          </chart:series>
          <chart:series chart:style-name="ch10" chart:values-cell-range-address="Sheet1.E3:Sheet1.E10" chart:label-cell-address="Sheet1.B3:Sheet1.B3" chart:class="chart:scatter">
            <chart:domain table:cell-range-address="Sheet1.F3:Sheet1.F10"/>
            <chart:data-point chart:repeated="8"/>
          </chart:series>
          <chart:series chart:style-name="ch11" chart:values-cell-range-address="Sheet1.E12:Sheet1.E19" chart:label-cell-address="Sheet1.B13:Sheet1.B13" chart:class="chart:scatter">
            <chart:domain table:cell-range-address="Sheet1.F12:Sheet1.F19"/>
            <chart:data-point chart:repeated="8"/>
          </chart:series>
          <chart:series chart:style-name="ch12" chart:values-cell-range-address="Sheet1_2.E30:Sheet1_2.E35" chart:label-cell-address="Sheet1_2.B30:Sheet1_2.B30" chart:class="chart:scatter">
            <chart:domain table:cell-range-address="Sheet1_2.F30:Sheet1_2.F35"/>
            <chart:data-point chart:repeated="6"/>
          </chart:series>
          <chart:series chart:style-name="ch13" chart:values-cell-range-address="Sheet1_2.E37:Sheet1_2.E42" chart:label-cell-address="Sheet1_2.B37:Sheet1_2.B37" chart:class="chart:scatter">
            <chart:domain table:cell-range-address="Sheet1_2.F37:Sheet1_2.F42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i+ 20°</text:p>
                <draw:g>
                  <svg:desc>Sheet1.B21:Sheet1.B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40°</text:p>
                <draw:g>
                  <svg:desc>Sheet1.B3:Sheet1.B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60°</text:p>
                <draw:g>
                  <svg:desc>Sheet1.B13:Sheet1.B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90°</text:p>
                <draw:g>
                  <svg:desc>Sheet1_2.B30:Sheet1_2.B3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120°</text:p>
                <draw:g>
                  <svg:desc>Sheet1_2.B37:Sheet1_2.B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515291274789">
                <text:p>0.351515291274789</text:p>
                <draw:g>
                  <svg:desc>Sheet1.F21:Sheet1.F28</svg:desc>
                </draw:g>
              </table:table-cell>
              <table:table-cell office:value-type="float" office:value="2658.2">
                <text:p>2658.2</text:p>
                <draw:g>
                  <svg:desc>Sheet1.E21:Sheet1.E28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761.2">
                <text:p>1761.2</text:p>
                <draw:g>
                  <svg:desc>Sheet1.E3:Sheet1.E10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1108.4">
                <text:p>1108.4</text:p>
                <draw:g>
                  <svg:desc>Sheet1.E12:Sheet1.E19</svg:desc>
                </draw:g>
              </table:table-cell>
              <table:table-cell office:value-type="float" office:value="0.186997326184093">
                <text:p>0.186997326184093</text:p>
                <draw:g>
                  <svg:desc>Sheet1_2.F30:Sheet1_2.F35</svg:desc>
                </draw:g>
              </table:table-cell>
              <table:table-cell office:value-type="float" office:value="2861">
                <text:p>2861</text:p>
                <draw:g>
                  <svg:desc>Sheet1_2.E30:Sheet1_2.E35</svg:desc>
                </draw:g>
              </table:table-cell>
              <table:table-cell office:value-type="float" office:value="0.186997326184093">
                <text:p>0.186997326184093</text:p>
                <draw:g>
                  <svg:desc>Sheet1_2.F37:Sheet1_2.F42</svg:desc>
                </draw:g>
              </table:table-cell>
              <table:table-cell office:value-type="float" office:value="1608.9">
                <text:p>1608.9</text:p>
                <draw:g>
                  <svg:desc>Sheet1_2.E37:Sheet1_2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952.1">
                <text:p>1952.1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433.6">
                <text:p>1433.6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597.77">
                <text:p>597.77</text:p>
              </table:table-cell>
              <table:table-cell office:value-type="float" office:value="0.351515291274789">
                <text:p>0.351515291274789</text:p>
              </table:table-cell>
              <table:table-cell office:value-type="float" office:value="340.89">
                <text:p>340.89</text:p>
              </table:table-cell>
              <table:table-cell office:value-type="float" office:value="0.351515291274789">
                <text:p>0.351515291274789</text:p>
              </table:table-cell>
              <table:table-cell office:value-type="float" office:value="138.45">
                <text:p>138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854.2">
                <text:p>1854.2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949.85">
                <text:p>949.85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322.39">
                <text:p>322.39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60.619">
                <text:p>60.619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53.489">
                <text:p>53.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228.5">
                <text:p>1228.5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438.99">
                <text:p>438.99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93.771">
                <text:p>93.771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7.7858">
                <text:p>7.7858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22.275">
                <text:p>22.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949.85">
                <text:p>949.8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73.87">
                <text:p>173.8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22.201">
                <text:p>22.201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0.95118">
                <text:p>0.95118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.0253">
                <text:p>1.0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29.34">
                <text:p>629.34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8.863">
                <text:p>68.86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.1573">
                <text:p>7.157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0.14196">
                <text:p>0.14196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0.088237">
                <text:p>0.088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416.98">
                <text:p>416.98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7.274">
                <text:p>27.274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.4293">
                <text:p>2.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290.86">
                <text:p>290.86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1.373">
                <text:p>11.373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60551">
                <text:p>0.60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8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true"/>
      <style:graphic-properties svg:stroke-width="0.088cm" svg:stroke-color="#83caff" draw:fill-color="#83caff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 chart:link-data-style-to-source="tru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2cm" svg:height="8.372cm" xlink:href=".." xlink:type="simple" chart:class="chart:scatter" chart:style-name="ch1">
        <chart:legend chart:legend-position="bottom" svg:x="2.775cm" svg:y="7.196cm" style:legend-expansion="wide" chart:style-name="ch2"/>
        <chart:plot-area chart:style-name="ch3" table:cell-range-address="Sheet1.E21:Sheet1.F28 Sheet1.B21:Sheet1.B21 Sheet1.J21:Sheet1.J21 Sheet1.H21:Sheet1.H28 Sheet1.B3:Sheet1.B3 Sheet1.E3:Sheet1.E10 Sheet1.J3:Sheet1.K3 Sheet1.H3:Sheet1.H10 Sheet1.B13:Sheet1.B13 Sheet1.E12:Sheet1.E19 Sheet1.J12:Sheet1.J12 Sheet1.H12:Sheet1.H19 Sheet1.M3:Sheet1.M10" chart:data-source-has-labels="row" svg:x="1.283cm" svg:y="0.167cm" svg:width="12.065cm" svg:height="5.882cm">
          <chartooo:coordinate-region svg:x="2.487cm" svg:y="0.34cm" svg:width="10.661cm" svg:height="5.115cm"/>
          <chart:axis chart:dimension="x" chart:name="primary-x" chart:style-name="ch4">
            <chart:title svg:x="6.61cm" svg:y="6.216cm" chart:style-name="ch5">
              <text:p>p [GeV/c]</text:p>
            </chart:title>
          </chart:axis>
          <chart:axis chart:dimension="y" chart:name="primary-y" chart:style-name="ch6">
            <chart:title svg:x="0.451cm" svg:y="3.602cm" chart:style-name="ch7">
              <text:p>sigma</text:p>
            </chart:title>
            <chart:grid chart:style-name="ch8" chart:class="major"/>
          </chart:axis>
          <chart:series chart:style-name="ch9" chart:values-cell-range-address="Sheet1.E21:Sheet1.E28" chart:label-cell-address="Sheet1.B21:Sheet1.B21" chart:class="chart:scatter">
            <chart:domain table:cell-range-address="Sheet1.F21:Sheet1.F28"/>
            <chart:data-point chart:repeated="8"/>
          </chart:series>
          <chart:series chart:style-name="ch10" chart:values-cell-range-address="Sheet1.H21:Sheet1.H28" chart:label-cell-address="Sheet1.J21:Sheet1.J21" chart:class="chart:scatter">
            <chart:data-point chart:repeated="8"/>
          </chart:series>
          <chart:series chart:style-name="ch11" chart:values-cell-range-address="Sheet1.E3:Sheet1.E10" chart:label-cell-address="Sheet1.B3:Sheet1.B3" chart:class="chart:scatter">
            <chart:domain table:cell-range-address="Sheet1.F3:Sheet1.F10"/>
            <chart:data-point chart:repeated="8"/>
          </chart:series>
          <chart:series chart:style-name="ch12" chart:values-cell-range-address="Sheet1.H3:Sheet1.H10" chart:label-cell-address="Sheet1.J3:Sheet1.J3" chart:class="chart:scatter">
            <chart:domain table:cell-range-address="Sheet1.F3:Sheet1.F10"/>
            <chart:data-point chart:repeated="8"/>
          </chart:series>
          <chart:series chart:style-name="ch13" chart:values-cell-range-address="Sheet1.E12:Sheet1.E19" chart:label-cell-address="Sheet1.B13:Sheet1.B13" chart:class="chart:scatter">
            <chart:domain table:cell-range-address="Sheet1.F12:Sheet1.F19"/>
            <chart:data-point chart:repeated="8"/>
          </chart:series>
          <chart:series chart:style-name="ch14" chart:values-cell-range-address="Sheet1.H12:Sheet1.H19" chart:label-cell-address="Sheet1.J12:Sheet1.J12" chart:class="chart:scatter">
            <chart:domain table:cell-range-address="Sheet1.F12:Sheet1.F19"/>
            <chart:data-point chart:repeated="8"/>
          </chart:series>
          <chart:series chart:style-name="ch15" chart:values-cell-range-address="Sheet1.M3:Sheet1.M10" chart:label-cell-address="Sheet1.K3:Sheet1.K3" chart:class="chart:scatter">
            <chart:domain table:cell-range-address="Sheet1.F3:Sheet1.F10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i+ 20°</text:p>
                <draw:g>
                  <svg:desc>Sheet1.B21:Sheet1.B21</svg:desc>
                </draw:g>
              </table:table-cell>
              <table:table-cell office:value-type="string">
                <text:p>epc 20°</text:p>
                <draw:g>
                  <svg:desc>Sheet1.J21:Sheet1.J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40°</text:p>
                <draw:g>
                  <svg:desc>Sheet1.B3:Sheet1.B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40°</text:p>
                <draw:g>
                  <svg:desc>Sheet1.J3:Sheet1.J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60°</text:p>
                <draw:g>
                  <svg:desc>Sheet1.B13:Sheet1.B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 60°</text:p>
                <draw:g>
                  <svg:desc>Sheet1.J12:Sheet1.J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- 40°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515291274789">
                <text:p>0.351515291274789</text:p>
                <draw:g>
                  <svg:desc>Sheet1.F21:Sheet1.F28</svg:desc>
                </draw:g>
              </table:table-cell>
              <table:table-cell office:value-type="float" office:value="2658.2">
                <text:p>2658.2</text:p>
                <draw:g>
                  <svg:desc>Sheet1.E21:Sheet1.E28</svg:desc>
                </draw:g>
              </table:table-cell>
              <table:table-cell office:value-type="float" office:value="372">
                <text:p>372</text:p>
                <draw:g>
                  <svg:desc>Sheet1.H21:Sheet1.H28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761.2">
                <text:p>1761.2</text:p>
                <draw:g>
                  <svg:desc>Sheet1.E3:Sheet1.E10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415">
                <text:p>415</text:p>
                <draw:g>
                  <svg:desc>Sheet1.H3:Sheet1.H10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1108.4">
                <text:p>1108.4</text:p>
                <draw:g>
                  <svg:desc>Sheet1.E12:Sheet1.E19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364">
                <text:p>364</text:p>
                <draw:g>
                  <svg:desc>Sheet1.H12:Sheet1.H19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501.3">
                <text:p>1501.3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952.1">
                <text:p>1952.1</text:p>
              </table:table-cell>
              <table:table-cell office:value-type="float" office:value="280">
                <text:p>280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433.6">
                <text:p>1433.6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265">
                <text:p>265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597.77">
                <text:p>597.77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243">
                <text:p>243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106.9">
                <text:p>11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854.2">
                <text:p>1854.2</text:p>
              </table:table-cell>
              <table:table-cell office:value-type="float" office:value="14000">
                <text:p>14000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949.85">
                <text:p>949.85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4010">
                <text:p>4010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322.39">
                <text:p>322.39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007">
                <text:p>1007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737.3">
                <text:p>7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228.5">
                <text:p>1228.5</text:p>
              </table:table-cell>
              <table:table-cell office:value-type="float" office:value="6880">
                <text:p>6880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438.99">
                <text:p>438.99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190">
                <text:p>1190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93.771">
                <text:p>93.771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80">
                <text:p>180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295.52">
                <text:p>29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949.85">
                <text:p>949.85</text:p>
              </table:table-cell>
              <table:table-cell office:value-type="float" office:value="3840">
                <text:p>3840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73.87">
                <text:p>173.8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429">
                <text:p>429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22.201">
                <text:p>22.201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36.7">
                <text:p>36.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29.34">
                <text:p>629.34</text:p>
              </table:table-cell>
              <table:table-cell office:value-type="float" office:value="2230">
                <text:p>2230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8.863">
                <text:p>68.86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161">
                <text:p>161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.1573">
                <text:p>7.157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.13">
                <text:p>7.1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416.98">
                <text:p>416.98</text:p>
              </table:table-cell>
              <table:table-cell office:value-type="float" office:value="1260">
                <text:p>1260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7.274">
                <text:p>27.274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55.9">
                <text:p>55.9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.4293">
                <text:p>2.4293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0.919">
                <text:p>0.919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2.161">
                <text:p>22.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290.86">
                <text:p>290.86</text:p>
              </table:table-cell>
              <table:table-cell office:value-type="float" office:value="801">
                <text:p>801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1.373">
                <text:p>11.373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23.5">
                <text:p>23.5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60551">
                <text:p>0.60551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0743">
                <text:p>0.0743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9.8321">
                <text:p>9.83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maximum="100000" chart:reverse-direction="false" text:line-break="false" chart:link-data-style-to-source="true" chart:axis-position="0"/>
      <style:graphic-properties svg:stroke-color="#b3b3b3"/>
      <style:text-properties fo:font-size="8pt" fo:font-weight="350" style:font-size-asian="8pt" style:font-weight-asian="350" style:font-size-complex="8pt" style:font-weight-complex="100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1">
      <style:chart-properties chart:symbol-type="none" chart:link-data-style-to-source="true"/>
      <style:graphic-properties svg:stroke-width="0.088cm" svg:stroke-color="#83caff" draw:fill-color="#83caff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">
      <style:chart-properties chart:symbol-type="none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">
      <style:chart-properties chart:symbol-type="none" chart:link-data-style-to-source="tru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2cm" svg:height="8.357cm" xlink:href=".." xlink:type="simple" chart:class="chart:scatter" chart:style-name="ch1">
        <chart:legend chart:legend-position="bottom" svg:x="2.312cm" svg:y="7.182cm" style:legend-expansion="wide" chart:style-name="ch2"/>
        <chart:plot-area chart:style-name="ch3" table:cell-range-address="Sheet1.E21:Sheet1.F28 Sheet1.B21:Sheet1.B21 Sheet1_2.AE21:Sheet1_2.AE21 Sheet1_2.AA21:Sheet1_2.AA28 Sheet1.B3:Sheet1.B3 Sheet1.E3:Sheet1.E10 Sheet1_2.AE3:Sheet1_2.AE3 Sheet1_2.AA3:Sheet1_2.AA10 Sheet1.B13:Sheet1.B13 Sheet1.E12:Sheet1.E19 Sheet1_2.AE12:Sheet1_2.AE12 Sheet1_2.AA12:Sheet1_2.AA19 Sheet1.K3:Sheet1.K3 Sheet1.M3:Sheet1.M10" chart:data-source-has-labels="row" svg:x="1.283cm" svg:y="0.167cm" svg:width="12.065cm" svg:height="5.867cm">
          <chartooo:coordinate-region svg:x="2.487cm" svg:y="0.34cm" svg:width="10.661cm" svg:height="5.1cm"/>
          <chart:axis chart:dimension="x" chart:name="primary-x" chart:style-name="ch4">
            <chart:title svg:x="6.61cm" svg:y="6.201cm" chart:style-name="ch5">
              <text:p>p [GeV/c]</text:p>
            </chart:title>
          </chart:axis>
          <chart:axis chart:dimension="y" chart:name="primary-y" chart:style-name="ch6">
            <chart:title svg:x="0.451cm" svg:y="3.594cm" chart:style-name="ch7">
              <text:p>sigma</text:p>
            </chart:title>
            <chart:grid chart:style-name="ch8" chart:class="major"/>
          </chart:axis>
          <chart:series chart:style-name="ch9" chart:values-cell-range-address="Sheet1.E21:Sheet1.E28" chart:label-cell-address="Sheet1.B21:Sheet1.B21" chart:class="chart:scatter">
            <chart:domain table:cell-range-address="Sheet1.F21:Sheet1.F28"/>
            <chart:data-point chart:repeated="8"/>
          </chart:series>
          <chart:series chart:style-name="ch10" chart:values-cell-range-address="Sheet1_2.AA21:Sheet1_2.AA28" chart:label-cell-address="Sheet1_2.AE21:Sheet1_2.AE21" chart:class="chart:scatter">
            <chart:domain table:cell-range-address="Sheet1_2.F21:Sheet1_2.F28"/>
            <chart:data-point chart:repeated="8"/>
          </chart:series>
          <chart:series chart:style-name="ch11" chart:values-cell-range-address="Sheet1.E3:Sheet1.E10" chart:label-cell-address="Sheet1.B3:Sheet1.B3" chart:class="chart:scatter">
            <chart:domain table:cell-range-address="Sheet1.F3:Sheet1.F10"/>
            <chart:data-point chart:repeated="8"/>
          </chart:series>
          <chart:series chart:style-name="ch12" chart:values-cell-range-address="Sheet1_2.AA3:Sheet1_2.AA10" chart:label-cell-address="Sheet1_2.AE3:Sheet1_2.AE3" chart:class="chart:scatter">
            <chart:domain table:cell-range-address="Sheet1_2.F3:Sheet1_2.F10"/>
            <chart:data-point chart:repeated="8"/>
          </chart:series>
          <chart:series chart:style-name="ch13" chart:values-cell-range-address="Sheet1.E12:Sheet1.E19" chart:label-cell-address="Sheet1.B13:Sheet1.B13" chart:class="chart:scatter">
            <chart:domain table:cell-range-address="Sheet1.F12:Sheet1.F19"/>
            <chart:data-point chart:repeated="8"/>
          </chart:series>
          <chart:series chart:style-name="ch14" chart:values-cell-range-address="Sheet1_2.AA12:Sheet1_2.AA19" chart:label-cell-address="Sheet1_2.AE12:Sheet1_2.AE12" chart:class="chart:scatter">
            <chart:domain table:cell-range-address="Sheet1_2.F12:Sheet1_2.F19"/>
            <chart:data-point chart:repeated="8"/>
          </chart:series>
          <chart:series chart:style-name="ch15" chart:values-cell-range-address="Sheet1.M3:Sheet1.M10" chart:label-cell-address="Sheet1.K3:Sheet1.K3" chart:class="chart:scatter">
            <chart:domain table:cell-range-address="Sheet1.F3:Sheet1.F10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i+ 20°</text:p>
                <draw:g>
                  <svg:desc>Sheet1.B21:Sheet1.B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-v2 20°</text:p>
                <draw:g>
                  <svg:desc>Sheet1_2.AE21:Sheet1_2.AE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40°</text:p>
                <draw:g>
                  <svg:desc>Sheet1.B3:Sheet1.B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-v2 40° </text:p>
                <draw:g>
                  <svg:desc>Sheet1_2.AE3:Sheet1_2.AE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+ 60°</text:p>
                <draw:g>
                  <svg:desc>Sheet1.B13:Sheet1.B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pc-v2 60°</text:p>
                <draw:g>
                  <svg:desc>Sheet1_2.AE12:Sheet1_2.AE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i- 40°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515291274789">
                <text:p>0.351515291274789</text:p>
                <draw:g>
                  <svg:desc>Sheet1.F21:Sheet1.F28</svg:desc>
                </draw:g>
              </table:table-cell>
              <table:table-cell office:value-type="float" office:value="2658.2">
                <text:p>2658.2</text:p>
                <draw:g>
                  <svg:desc>Sheet1.E21:Sheet1.E28</svg:desc>
                </draw:g>
              </table:table-cell>
              <table:table-cell office:value-type="float" office:value="0.351515291274789">
                <text:p>0.351515291274789</text:p>
                <draw:g>
                  <svg:desc>Sheet1_2.F21:Sheet1_2.F28</svg:desc>
                </draw:g>
              </table:table-cell>
              <table:table-cell office:value-type="float" office:value="87.050289935777">
                <text:p>87.050289935777</text:p>
                <draw:g>
                  <svg:desc>Sheet1_2.AA21:Sheet1_2.AA28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761.2">
                <text:p>1761.2</text:p>
                <draw:g>
                  <svg:desc>Sheet1.E3:Sheet1.E10</svg:desc>
                </draw:g>
              </table:table-cell>
              <table:table-cell office:value-type="float" office:value="0.351515291274789">
                <text:p>0.351515291274789</text:p>
                <draw:g>
                  <svg:desc>Sheet1_2.F3:Sheet1_2.F10</svg:desc>
                </draw:g>
              </table:table-cell>
              <table:table-cell office:value-type="float" office:value="194.668945632352">
                <text:p>194.668945632352</text:p>
                <draw:g>
                  <svg:desc>Sheet1_2.AA3:Sheet1_2.AA10</svg:desc>
                </draw:g>
              </table:table-cell>
              <table:table-cell office:value-type="float" office:value="0.351515291274789">
                <text:p>0.351515291274789</text:p>
                <draw:g>
                  <svg:desc>Sheet1.F12:Sheet1.F19</svg:desc>
                </draw:g>
              </table:table-cell>
              <table:table-cell office:value-type="float" office:value="1108.4">
                <text:p>1108.4</text:p>
                <draw:g>
                  <svg:desc>Sheet1.E12:Sheet1.E19</svg:desc>
                </draw:g>
              </table:table-cell>
              <table:table-cell office:value-type="float" office:value="0.351515291274789">
                <text:p>0.351515291274789</text:p>
                <draw:g>
                  <svg:desc>Sheet1_2.F12:Sheet1_2.F19</svg:desc>
                </draw:g>
              </table:table-cell>
              <table:table-cell office:value-type="float" office:value="234.256324572184">
                <text:p>234.256324572184</text:p>
                <draw:g>
                  <svg:desc>Sheet1_2.AA12:Sheet1_2.AA19</svg:desc>
                </draw:g>
              </table:table-cell>
              <table:table-cell office:value-type="float" office:value="0.351515291274789">
                <text:p>0.351515291274789</text:p>
                <draw:g>
                  <svg:desc>Sheet1.F3:Sheet1.F10</svg:desc>
                </draw:g>
              </table:table-cell>
              <table:table-cell office:value-type="float" office:value="1501.3">
                <text:p>1501.3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952.1">
                <text:p>1952.1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65.5217236075741">
                <text:p>65.5217236075741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433.6">
                <text:p>1433.6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24.306676126683">
                <text:p>124.306676126683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597.77">
                <text:p>597.77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56.38540349187">
                <text:p>156.38540349187</text:p>
              </table:table-cell>
              <table:table-cell office:value-type="float" office:value="0.435348136552805">
                <text:p>0.435348136552805</text:p>
              </table:table-cell>
              <table:table-cell office:value-type="float" office:value="1106.9">
                <text:p>11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854.2">
                <text:p>1854.2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3276.08618037871">
                <text:p>3276.08618037871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949.85">
                <text:p>949.85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1881.0180047849">
                <text:p>1881.0180047849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322.39">
                <text:p>322.39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648.06626056096">
                <text:p>648.06626056096</text:p>
              </table:table-cell>
              <table:table-cell office:value-type="float" office:value="0.519733585599392">
                <text:p>0.519733585599392</text:p>
              </table:table-cell>
              <table:table-cell office:value-type="float" office:value="737.3">
                <text:p>7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228.5">
                <text:p>1228.5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609.96235150039">
                <text:p>1609.96235150039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438.99">
                <text:p>438.99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558.207338078312">
                <text:p>558.207338078312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93.771">
                <text:p>93.771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115.841039623608">
                <text:p>115.841039623608</text:p>
              </table:table-cell>
              <table:table-cell office:value-type="float" office:value="0.692181334622655">
                <text:p>0.692181334622655</text:p>
              </table:table-cell>
              <table:table-cell office:value-type="float" office:value="295.52">
                <text:p>29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949.85">
                <text:p>949.8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898.583638046731">
                <text:p>898.583638046731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73.87">
                <text:p>173.87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201.236090786215">
                <text:p>201.236090786215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22.201">
                <text:p>22.201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23.6187008565911">
                <text:p>23.6187008565911</text:p>
              </table:table-cell>
              <table:table-cell office:value-type="float" office:value="0.839571319186167">
                <text:p>0.839571319186167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29.34">
                <text:p>629.34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521.833727303179">
                <text:p>521.833727303179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68.863">
                <text:p>68.86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5.5221692694186">
                <text:p>75.5221692694186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7.1573">
                <text:p>7.1573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4.58859229175734">
                <text:p>4.58859229175734</text:p>
              </table:table-cell>
              <table:table-cell office:value-type="float" office:value="0.980193348273696">
                <text:p>0.980193348273696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416.98">
                <text:p>416.98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94.847756234083">
                <text:p>294.847756234083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7.274">
                <text:p>27.274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6.2216724357795">
                <text:p>26.2216724357795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.4293">
                <text:p>2.4293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0.591432863411641">
                <text:p>0.591432863411641</text:p>
              </table:table-cell>
              <table:table-cell office:value-type="float" office:value="1.13048662088501">
                <text:p>1.13048662088501</text:p>
              </table:table-cell>
              <table:table-cell office:value-type="float" office:value="22.161">
                <text:p>22.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290.86">
                <text:p>290.86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87.43893074881">
                <text:p>187.43893074881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1.373">
                <text:p>11.373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11.0234222225549">
                <text:p>11.0234222225549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60551">
                <text:p>0.60551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0.0478166069113002">
                <text:p>0.0478166069113002</text:p>
              </table:table-cell>
              <table:table-cell office:value-type="float" office:value="1.25130332054223">
                <text:p>1.25130332054223</text:p>
              </table:table-cell>
              <table:table-cell office:value-type="float" office:value="9.8321">
                <text:p>9.83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6" chart:maximum="3" chart:reverse-direction="false" text:line-break="false" chart:axis-position="0"/>
      <style:graphic-properties svg:stroke-color="#b3b3b3"/>
      <style:text-properties fo:font-size="8pt" fo:font-weight="350" style:font-size-asian="8pt" style:font-weight-asian="350" style:font-size-complex="8pt" style:font-weight-complex="100"/>
    </style:style>
    <style:style style:name="ch5" style:family="chart" style:data-style-name="N0">
      <style:chart-properties chart:display-label="true" chart:logarithmic="true" chart:maximum="10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cm" chart:symbol-height="0.2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97cm" svg:height="9.066cm" xlink:href=".." xlink:type="simple" chart:class="chart:scatter" chart:style-name="ch1">
        <chart:legend chart:legend-position="bottom" svg:x="1.297cm" svg:y="7.839cm" style:legend-expansion="wide" chart:style-name="ch2"/>
        <chart:plot-area chart:style-name="ch3" table:cell-range-address="C_13deg.D2:C_13deg.E30 C_13deg.E1:C_13deg.E1 C_13deg.E33:C_13deg.E36 C_13deg.O1:C_13deg.O42 C_13deg.Q1:C_13deg.R42" chart:data-source-has-labels="row" svg:x="0.675cm" svg:y="0.859cm" svg:width="10.172cm" svg:height="6.379cm">
          <chartooo:coordinate-region svg:x="1.402cm" svg:y="1.045cm" svg:width="9.445cm" svg:height="5.5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_13deg.E2:C_13deg.E30" chart:label-cell-address="C_13deg.E1:C_13deg.E1" chart:class="chart:scatter">
            <chart:domain table:cell-range-address="C_13deg.D2:C_13deg.D30"/>
            <chart:data-point chart:repeated="29"/>
          </chart:series>
          <chart:series chart:style-name="ch8" chart:values-cell-range-address="C_13deg.E34:C_13deg.E36" chart:label-cell-address="C_13deg.E33:C_13deg.E33" chart:class="chart:scatter">
            <chart:domain table:cell-range-address="C_13deg.D34:C_13deg.D36"/>
            <chart:data-point chart:repeated="3"/>
          </chart:series>
          <chart:series chart:style-name="ch9" chart:values-cell-range-address="C_13deg.O2:C_13deg.O42" chart:label-cell-address="C_13deg.O1:C_13deg.O1" chart:class="chart:scatter">
            <chart:domain table:cell-range-address="C_13deg.P2:C_13deg.P42"/>
            <chart:data-point chart:repeated="41"/>
          </chart:series>
          <chart:series chart:style-name="ch10" chart:values-cell-range-address="C_13deg.Q2:C_13deg.Q42" chart:label-cell-address="C_13deg.Q1:C_13deg.Q1" chart:class="chart:scatter">
            <chart:domain table:cell-range-address="C_13deg.P2:C_13deg.P42"/>
            <chart:data-point chart:repeated="41"/>
          </chart:series>
          <chart:series chart:style-name="ch11" chart:values-cell-range-address="C_13deg.R2:C_13deg.R42" chart:label-cell-address="C_13deg.R1:C_13deg.R1" chart:class="chart:scatter">
            <chart:domain table:cell-range-address="C_13deg.P2:C_13deg.P42"/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(e, pi-) 13° [1]</text:p>
                <draw:g>
                  <svg:desc>C_13deg.E1:C_13deg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pc (digitized) [1]</text:p>
                <draw:g>
                  <svg:desc>C_13deg.E33:C_13deg.E3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epc_or pi-</text:p>
                <draw:g>
                  <svg:desc>C_13deg.O1:C_13deg.O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rrected epc</text:p>
                <draw:g>
                  <svg:desc>C_13deg.Q1:C_13deg.Q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ine</text:p>
                <draw:g>
                  <svg:desc>C_13deg.R1:C_13deg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022">
                <text:p>0.70022</text:p>
                <draw:g>
                  <svg:desc>C_13deg.D2:C_13deg.D30</svg:desc>
                </draw:g>
              </table:table-cell>
              <table:table-cell office:value-type="float" office:value="41.539">
                <text:p>41.539</text:p>
                <draw:g>
                  <svg:desc>C_13deg.E2:C_13deg.E30</svg:desc>
                </draw:g>
              </table:table-cell>
              <table:table-cell office:value-type="float" office:value="1.0578">
                <text:p>1.0578</text:p>
                <draw:g>
                  <svg:desc>C_13deg.D34:C_13deg.D36</svg:desc>
                </draw:g>
              </table:table-cell>
              <table:table-cell office:value-type="float" office:value="84.603">
                <text:p>84.603</text:p>
                <draw:g>
                  <svg:desc>C_13deg.E34:C_13deg.E36</svg:desc>
                </draw:g>
              </table:table-cell>
              <table:table-cell office:value-type="float" office:value="1">
                <text:p>1</text:p>
                <draw:g>
                  <svg:desc>C_13deg.P2:C_13deg.P42</svg:desc>
                </draw:g>
              </table:table-cell>
              <table:table-cell office:value-type="float" office:value="126.4">
                <text:p>126.4</text:p>
                <draw:g>
                  <svg:desc>C_13deg.O2:C_13deg.O42</svg:desc>
                </draw:g>
              </table:table-cell>
              <table:table-cell office:value-type="float" office:value="1">
                <text:p>1</text:p>
                <draw:g>
                  <svg:desc>C_13deg.P2:C_13deg.P42</svg:desc>
                </draw:g>
              </table:table-cell>
              <table:table-cell office:value-type="float" office:value="25.0631712014933">
                <text:p>25.0631712014933</text:p>
                <draw:g>
                  <svg:desc>C_13deg.Q2:C_13deg.Q42</svg:desc>
                </draw:g>
              </table:table-cell>
              <table:table-cell office:value-type="float" office:value="1">
                <text:p>1</text:p>
                <draw:g>
                  <svg:desc>C_13deg.P2:C_13deg.P42</svg:desc>
                </draw:g>
              </table:table-cell>
              <table:table-cell office:value-type="float" office:value="18.0147484511008">
                <text:p>18.0147484511008</text:p>
                <draw:g>
                  <svg:desc>C_13deg.R2:C_13deg.R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07">
                <text:p>0.79507</text:p>
              </table:table-cell>
              <table:table-cell office:value-type="float" office:value="38.545">
                <text:p>38.545</text:p>
              </table:table-cell>
              <table:table-cell office:value-type="float" office:value="2.0999">
                <text:p>2.0999</text:p>
              </table:table-cell>
              <table:table-cell office:value-type="float" office:value="9.9222">
                <text:p>9.9222</text:p>
              </table:table-cell>
              <table:table-cell office:value-type="float" office:value="1.05">
                <text:p>1.05</text:p>
              </table:table-cell>
              <table:table-cell office:value-type="float" office:value="114.1">
                <text:p>114.1</text:p>
              </table:table-cell>
              <table:table-cell office:value-type="float" office:value="1.05">
                <text:p>1.05</text:p>
              </table:table-cell>
              <table:table-cell office:value-type="float" office:value="22.6242708393227">
                <text:p>22.6242708393227</text:p>
              </table:table-cell>
              <table:table-cell office:value-type="float" office:value="1.05">
                <text:p>1.05</text:p>
              </table:table-cell>
              <table:table-cell office:value-type="float" office:value="16.2617309989763">
                <text:p>16.2617309989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992">
                <text:p>0.88992</text:p>
              </table:table-cell>
              <table:table-cell office:value-type="float" office:value="35.766">
                <text:p>35.766</text:p>
              </table:table-cell>
              <table:table-cell office:value-type="float" office:value="2.9936">
                <text:p>2.9936</text:p>
              </table:table-cell>
              <table:table-cell office:value-type="float" office:value="1.1184">
                <text:p>1.1184</text:p>
              </table:table-cell>
              <table:table-cell office:value-type="float" office:value="1.1">
                <text:p>1.1</text:p>
              </table:table-cell>
              <table:table-cell office:value-type="float" office:value="102.9">
                <text:p>102.9</text:p>
              </table:table-cell>
              <table:table-cell office:value-type="float" office:value="1.1">
                <text:p>1.1</text:p>
              </table:table-cell>
              <table:table-cell office:value-type="float" office:value="20.4034835176714">
                <text:p>20.4034835176714</text:p>
              </table:table-cell>
              <table:table-cell office:value-type="float" office:value="1.1">
                <text:p>1.1</text:p>
              </table:table-cell>
              <table:table-cell office:value-type="float" office:value="14.6654874653345">
                <text:p>14.6654874653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37">
                <text:p>1.0037</text:p>
              </table:table-cell>
              <table:table-cell office:value-type="float" office:value="32.579">
                <text:p>32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92.74">
                <text:p>92.74</text:p>
              </table:table-cell>
              <table:table-cell office:value-type="float" office:value="1.15">
                <text:p>1.15</text:p>
              </table:table-cell>
              <table:table-cell office:value-type="float" office:value="18.388912161602">
                <text:p>18.388912161602</text:p>
              </table:table-cell>
              <table:table-cell office:value-type="float" office:value="1.15">
                <text:p>1.15</text:p>
              </table:table-cell>
              <table:table-cell office:value-type="float" office:value="13.2174665455308">
                <text:p>13.2174665455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9">
                <text:p>1.099</text:p>
              </table:table-cell>
              <table:table-cell office:value-type="float" office:value="33.053">
                <text:p>33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83.523">
                <text:p>83.523</text:p>
              </table:table-cell>
              <table:table-cell office:value-type="float" office:value="1.2">
                <text:p>1.2</text:p>
              </table:table-cell>
              <table:table-cell office:value-type="float" office:value="16.5613231666324">
                <text:p>16.5613231666324</text:p>
              </table:table-cell>
              <table:table-cell office:value-type="float" office:value="1.2">
                <text:p>1.2</text:p>
              </table:table-cell>
              <table:table-cell office:value-type="float" office:value="11.90384363039">
                <text:p>11.90384363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38">
                <text:p>1.1938</text:p>
              </table:table-cell>
              <table:table-cell office:value-type="float" office:value="30.128">
                <text:p>3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75.175">
                <text:p>75.175</text:p>
              </table:table-cell>
              <table:table-cell office:value-type="float" office:value="1.25">
                <text:p>1.25</text:p>
              </table:table-cell>
              <table:table-cell office:value-type="float" office:value="14.906043473673">
                <text:p>14.906043473673</text:p>
              </table:table-cell>
              <table:table-cell office:value-type="float" office:value="1.25">
                <text:p>1.25</text:p>
              </table:table-cell>
              <table:table-cell office:value-type="float" office:value="10.7140721108505">
                <text:p>10.7140721108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84">
                <text:p>1.2984</text:p>
              </table:table-cell>
              <table:table-cell office:value-type="float" office:value="28.962">
                <text:p>28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67.623">
                <text:p>67.623</text:p>
              </table:table-cell>
              <table:table-cell office:value-type="float" office:value="1.3">
                <text:p>1.3</text:p>
              </table:table-cell>
              <table:table-cell office:value-type="float" office:value="13.4085983082167">
                <text:p>13.4085983082167</text:p>
              </table:table-cell>
              <table:table-cell office:value-type="float" office:value="1.3">
                <text:p>1.3</text:p>
              </table:table-cell>
              <table:table-cell office:value-type="float" office:value="9.63774789959488">
                <text:p>9.63774789959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3">
                <text:p>1.393</text:p>
              </table:table-cell>
              <table:table-cell office:value-type="float" office:value="25.932">
                <text:p>25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60.795">
                <text:p>60.795</text:p>
              </table:table-cell>
              <table:table-cell office:value-type="float" office:value="1.35">
                <text:p>1.35</text:p>
              </table:table-cell>
              <table:table-cell office:value-type="float" office:value="12.0547111803385">
                <text:p>12.0547111803385</text:p>
              </table:table-cell>
              <table:table-cell office:value-type="float" office:value="1.35">
                <text:p>1.35</text:p>
              </table:table-cell>
              <table:table-cell office:value-type="float" office:value="8.66460943104965">
                <text:p>8.66460943104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876">
                <text:p>1.4876</text:p>
              </table:table-cell>
              <table:table-cell office:value-type="float" office:value="22.808">
                <text:p>22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4.629">
                <text:p>54.629</text:p>
              </table:table-cell>
              <table:table-cell office:value-type="float" office:value="1.4">
                <text:p>1.4</text:p>
              </table:table-cell>
              <table:table-cell office:value-type="float" office:value="10.8320884459366">
                <text:p>10.8320884459366</text:p>
              </table:table-cell>
              <table:table-cell office:value-type="float" office:value="1.4">
                <text:p>1.4</text:p>
              </table:table-cell>
              <table:table-cell office:value-type="float" office:value="7.78582035708218">
                <text:p>7.78582035708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26">
                <text:p>1.5726</text:p>
              </table:table-cell>
              <table:table-cell office:value-type="float" office:value="20.067">
                <text:p>2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49.062">
                <text:p>49.062</text:p>
              </table:table-cell>
              <table:table-cell office:value-type="float" office:value="1.45">
                <text:p>1.45</text:p>
              </table:table-cell>
              <table:table-cell office:value-type="float" office:value="9.72823817632648">
                <text:p>9.72823817632648</text:p>
              </table:table-cell>
              <table:table-cell office:value-type="float" office:value="1.45">
                <text:p>1.45</text:p>
              </table:table-cell>
              <table:table-cell office:value-type="float" office:value="6.99240180781574">
                <text:p>6.9924018078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857">
                <text:p>1.6857</text:p>
              </table:table-cell>
              <table:table-cell office:value-type="float" office:value="15.846">
                <text:p>15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44.04">
                <text:p>44.04</text:p>
              </table:table-cell>
              <table:table-cell office:value-type="float" office:value="1.5">
                <text:p>1.5</text:p>
              </table:table-cell>
              <table:table-cell office:value-type="float" office:value="8.73245300406461">
                <text:p>8.73245300406461</text:p>
              </table:table-cell>
              <table:table-cell office:value-type="float" office:value="1.5">
                <text:p>1.5</text:p>
              </table:table-cell>
              <table:table-cell office:value-type="float" office:value="6.27665760907026">
                <text:p>6.27665760907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96">
                <text:p>1.7796</text:p>
              </table:table-cell>
              <table:table-cell office:value-type="float" office:value="12.299">
                <text:p>1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39.513">
                <text:p>39.513</text:p>
              </table:table-cell>
              <table:table-cell office:value-type="float" office:value="1.55">
                <text:p>1.55</text:p>
              </table:table-cell>
              <table:table-cell office:value-type="float" office:value="7.83481870003645">
                <text:p>7.83481870003645</text:p>
              </table:table-cell>
              <table:table-cell office:value-type="float" office:value="1.55">
                <text:p>1.55</text:p>
              </table:table-cell>
              <table:table-cell office:value-type="float" office:value="5.63146167364199">
                <text:p>5.63146167364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38">
                <text:p>1.8738</text:p>
              </table:table-cell>
              <table:table-cell office:value-type="float" office:value="10.072">
                <text:p>1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35.433">
                <text:p>35.433</text:p>
              </table:table-cell>
              <table:table-cell office:value-type="float" office:value="1.6">
                <text:p>1.6</text:p>
              </table:table-cell>
              <table:table-cell office:value-type="float" office:value="7.02581760429204">
                <text:p>7.02581760429204</text:p>
              </table:table-cell>
              <table:table-cell office:value-type="float" office:value="1.6">
                <text:p>1.6</text:p>
              </table:table-cell>
              <table:table-cell office:value-type="float" office:value="5.04997295781532">
                <text:p>5.04997295781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733">
                <text:p>1.8733</text:p>
              </table:table-cell>
              <table:table-cell office:value-type="float" office:value="9.049">
                <text:p>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31.758">
                <text:p>31.758</text:p>
              </table:table-cell>
              <table:table-cell office:value-type="float" office:value="1.65">
                <text:p>1.65</text:p>
              </table:table-cell>
              <table:table-cell office:value-type="float" office:value="6.2971217643752">
                <text:p>6.2971217643752</text:p>
              </table:table-cell>
              <table:table-cell office:value-type="float" office:value="1.65">
                <text:p>1.65</text:p>
              </table:table-cell>
              <table:table-cell office:value-type="float" office:value="4.52620554833909">
                <text:p>4.52620554833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771">
                <text:p>1.9771</text:p>
              </table:table-cell>
              <table:table-cell office:value-type="float" office:value="7.5412">
                <text:p>7.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28.45">
                <text:p>28.45</text:p>
              </table:table-cell>
              <table:table-cell office:value-type="float" office:value="1.7">
                <text:p>1.7</text:p>
              </table:table-cell>
              <table:table-cell office:value-type="float" office:value="5.64119636615891">
                <text:p>5.64119636615891</text:p>
              </table:table-cell>
              <table:table-cell office:value-type="float" office:value="1.7">
                <text:p>1.7</text:p>
              </table:table-cell>
              <table:table-cell office:value-type="float" office:value="4.05474361893844">
                <text:p>4.05474361893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57">
                <text:p>2.0057</text:p>
              </table:table-cell>
              <table:table-cell office:value-type="float" office:value="7.5335">
                <text:p>7.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25.473">
                <text:p>25.473</text:p>
              </table:table-cell>
              <table:table-cell office:value-type="float" office:value="1.75">
                <text:p>1.75</text:p>
              </table:table-cell>
              <table:table-cell office:value-type="float" office:value="5.0509031646807">
                <text:p>5.0509031646807</text:p>
              </table:table-cell>
              <table:table-cell office:value-type="float" office:value="1.75">
                <text:p>1.75</text:p>
              </table:table-cell>
              <table:table-cell office:value-type="float" office:value="3.63045638682668">
                <text:p>3.63045638682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713">
                <text:p>2.0713</text:p>
              </table:table-cell>
              <table:table-cell office:value-type="float" office:value="6.1755">
                <text:p>6.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2.796">
                <text:p>22.796</text:p>
              </table:table-cell>
              <table:table-cell office:value-type="float" office:value="1.8">
                <text:p>1.8</text:p>
              </table:table-cell>
              <table:table-cell office:value-type="float" office:value="4.52009533788958">
                <text:p>4.52009533788958</text:p>
              </table:table-cell>
              <table:table-cell office:value-type="float" office:value="1.8">
                <text:p>1.8</text:p>
              </table:table-cell>
              <table:table-cell office:value-type="float" office:value="3.24892567793746">
                <text:p>3.24892567793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05">
                <text:p>2.0705</text:p>
              </table:table-cell>
              <table:table-cell office:value-type="float" office:value="5.2589">
                <text:p>5.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20.388">
                <text:p>20.388</text:p>
              </table:table-cell>
              <table:table-cell office:value-type="float" office:value="1.85">
                <text:p>1.85</text:p>
              </table:table-cell>
              <table:table-cell office:value-type="float" office:value="4.04262606373455">
                <text:p>4.04262606373455</text:p>
              </table:table-cell>
              <table:table-cell office:value-type="float" office:value="1.85">
                <text:p>1.85</text:p>
              </table:table-cell>
              <table:table-cell office:value-type="float" office:value="2.90573331820446">
                <text:p>2.90573331820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743">
                <text:p>2.1743</text:p>
              </table:table-cell>
              <table:table-cell office:value-type="float" office:value="4.3826">
                <text:p>4.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8.225">
                <text:p>18.225</text:p>
              </table:table-cell>
              <table:table-cell office:value-type="float" office:value="1.9">
                <text:p>1.9</text:p>
              </table:table-cell>
              <table:table-cell office:value-type="float" office:value="3.61373651224064">
                <text:p>3.61373651224064</text:p>
              </table:table-cell>
              <table:table-cell office:value-type="float" office:value="1.9">
                <text:p>1.9</text:p>
              </table:table-cell>
              <table:table-cell office:value-type="float" office:value="2.59745878576988">
                <text:p>2.59745878576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031">
                <text:p>2.2031</text:p>
              </table:table-cell>
              <table:table-cell office:value-type="float" office:value="4.619">
                <text:p>4.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16.281">
                <text:p>16.281</text:p>
              </table:table-cell>
              <table:table-cell office:value-type="float" office:value="1.95">
                <text:p>1.95</text:p>
              </table:table-cell>
              <table:table-cell office:value-type="float" office:value="3.2282712842683">
                <text:p>3.2282712842683</text:p>
              </table:table-cell>
              <table:table-cell office:value-type="float" office:value="1.95">
                <text:p>1.95</text:p>
              </table:table-cell>
              <table:table-cell office:value-type="float" office:value="2.32039651528776">
                <text:p>2.32039651528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694">
                <text:p>2.2694</text:p>
              </table:table-cell>
              <table:table-cell office:value-type="float" office:value="4.2904">
                <text:p>4.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4.536">
                <text:p>14.536</text:p>
              </table:table-cell>
              <table:table-cell office:value-type="float" office:value="2">
                <text:p>2</text:p>
              </table:table-cell>
              <table:table-cell office:value-type="float" office:value="2.88226468817174">
                <text:p>2.88226468817174</text:p>
              </table:table-cell>
              <table:table-cell office:value-type="float" office:value="2">
                <text:p>2</text:p>
              </table:table-cell>
              <table:table-cell office:value-type="float" office:value="2.0716960718766">
                <text:p>2.07169607187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23">
                <text:p>2.3623</text:p>
              </table:table-cell>
              <table:table-cell office:value-type="float" office:value="2.688">
                <text:p>2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12.969">
                <text:p>12.969</text:p>
              </table:table-cell>
              <table:table-cell office:value-type="float" office:value="2.05">
                <text:p>2.05</text:p>
              </table:table-cell>
              <table:table-cell office:value-type="float" office:value="2.57155274772284">
                <text:p>2.57155274772284</text:p>
              </table:table-cell>
              <table:table-cell office:value-type="float" office:value="2.05">
                <text:p>2.05</text:p>
              </table:table-cell>
              <table:table-cell office:value-type="float" office:value="1.84836449891081">
                <text:p>1.84836449891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101">
                <text:p>2.4101</text:p>
              </table:table-cell>
              <table:table-cell office:value-type="float" office:value="2.781">
                <text:p>2.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1.564">
                <text:p>11.564</text:p>
              </table:table-cell>
              <table:table-cell office:value-type="float" office:value="2.1">
                <text:p>2.1</text:p>
              </table:table-cell>
              <table:table-cell office:value-type="float" office:value="2.29296290960498">
                <text:p>2.29296290960498</text:p>
              </table:table-cell>
              <table:table-cell office:value-type="float" office:value="2.1">
                <text:p>2.1</text:p>
              </table:table-cell>
              <table:table-cell office:value-type="float" office:value="1.64812144848521">
                <text:p>1.64812144848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745">
                <text:p>2.4745</text:p>
              </table:table-cell>
              <table:table-cell office:value-type="float" office:value="1.8075">
                <text:p>1.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10.303">
                <text:p>10.303</text:p>
              </table:table-cell>
              <table:table-cell office:value-type="float" office:value="2.15">
                <text:p>2.15</text:p>
              </table:table-cell>
              <table:table-cell office:value-type="float" office:value="2.04292605133691">
                <text:p>2.04292605133691</text:p>
              </table:table-cell>
              <table:table-cell office:value-type="float" office:value="2.15">
                <text:p>2.15</text:p>
              </table:table-cell>
              <table:table-cell office:value-type="float" office:value="1.46840152920642">
                <text:p>1.46840152920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038">
                <text:p>2.5038</text:p>
              </table:table-cell>
              <table:table-cell office:value-type="float" office:value="2.0829">
                <text:p>2.0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9.174">
                <text:p>9.174</text:p>
              </table:table-cell>
              <table:table-cell office:value-type="float" office:value="2.2">
                <text:p>2.2</text:p>
              </table:table-cell>
              <table:table-cell office:value-type="float" office:value="1.81906275793117">
                <text:p>1.81906275793117</text:p>
              </table:table-cell>
              <table:table-cell office:value-type="float" office:value="2.2">
                <text:p>2.2</text:p>
              </table:table-cell>
              <table:table-cell office:value-type="float" office:value="1.30749448014556">
                <text:p>1.30749448014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776">
                <text:p>2.5776</text:p>
              </table:table-cell>
              <table:table-cell office:value-type="float" office:value="1.3059">
                <text:p>1.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8.1621">
                <text:p>8.1621</text:p>
              </table:table-cell>
              <table:table-cell office:value-type="float" office:value="2.25">
                <text:p>2.25</text:p>
              </table:table-cell>
              <table:table-cell office:value-type="float" office:value="1.61841858911162">
                <text:p>1.61841858911162</text:p>
              </table:table-cell>
              <table:table-cell office:value-type="float" office:value="2.25">
                <text:p>2.25</text:p>
              </table:table-cell>
              <table:table-cell office:value-type="float" office:value="1.1632767273159">
                <text:p>1.16327672731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9">
                <text:p>2.69</text:p>
              </table:table-cell>
              <table:table-cell office:value-type="float" office:value="0.91003">
                <text:p>0.9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7.256">
                <text:p>7.256</text:p>
              </table:table-cell>
              <table:table-cell office:value-type="float" office:value="2.3">
                <text:p>2.3</text:p>
              </table:table-cell>
              <table:table-cell office:value-type="float" office:value="1.43875292909838">
                <text:p>1.43875292909838</text:p>
              </table:table-cell>
              <table:table-cell office:value-type="float" office:value="2.3">
                <text:p>2.3</text:p>
              </table:table-cell>
              <table:table-cell office:value-type="float" office:value="1.0341377750094">
                <text:p>1.0341377750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849">
                <text:p>2.7849</text:p>
              </table:table-cell>
              <table:table-cell office:value-type="float" office:value="0.85964">
                <text:p>0.8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6.4452">
                <text:p>6.4452</text:p>
              </table:table-cell>
              <table:table-cell office:value-type="float" office:value="2.35">
                <text:p>2.35</text:p>
              </table:table-cell>
              <table:table-cell office:value-type="float" office:value="1.27798378977741">
                <text:p>1.27798378977741</text:p>
              </table:table-cell>
              <table:table-cell office:value-type="float" office:value="2.35">
                <text:p>2.35</text:p>
              </table:table-cell>
              <table:table-cell office:value-type="float" office:value="0.918581144913253">
                <text:p>0.918581144913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772">
                <text:p>2.8772</text:p>
              </table:table-cell>
              <table:table-cell office:value-type="float" office:value="0.48387">
                <text:p>0.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5.7199">
                <text:p>5.7199</text:p>
              </table:table-cell>
              <table:table-cell office:value-type="float" office:value="2.4">
                <text:p>2.4</text:p>
              </table:table-cell>
              <table:table-cell office:value-type="float" office:value="1.13416798224226">
                <text:p>1.13416798224226</text:p>
              </table:table-cell>
              <table:table-cell office:value-type="float" office:value="2.4">
                <text:p>2.4</text:p>
              </table:table-cell>
              <table:table-cell office:value-type="float" office:value="0.815210123935536">
                <text:p>0.815210123935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5.0717">
                <text:p>5.0717</text:p>
              </table:table-cell>
              <table:table-cell office:value-type="float" office:value="2.45">
                <text:p>2.45</text:p>
              </table:table-cell>
              <table:table-cell office:value-type="float" office:value="1.00563991600169">
                <text:p>1.00563991600169</text:p>
              </table:table-cell>
              <table:table-cell office:value-type="float" office:value="2.45">
                <text:p>2.45</text:p>
              </table:table-cell>
              <table:table-cell office:value-type="float" office:value="0.722827529426014">
                <text:p>0.722827529426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4.4925">
                <text:p>4.4925</text:p>
              </table:table-cell>
              <table:table-cell office:value-type="float" office:value="2.5">
                <text:p>2.5</text:p>
              </table:table-cell>
              <table:table-cell office:value-type="float" office:value="0.890793485939152">
                <text:p>0.890793485939152</text:p>
              </table:table-cell>
              <table:table-cell office:value-type="float" office:value="2.5">
                <text:p>2.5</text:p>
              </table:table-cell>
              <table:table-cell office:value-type="float" office:value="0.640278935257678">
                <text:p>0.640278935257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3.9754">
                <text:p>3.9754</text:p>
              </table:table-cell>
              <table:table-cell office:value-type="float" office:value="2.55">
                <text:p>2.55</text:p>
              </table:table-cell>
              <table:table-cell office:value-type="float" office:value="0.788260528436841">
                <text:p>0.788260528436841</text:p>
              </table:table-cell>
              <table:table-cell office:value-type="float" office:value="2.55">
                <text:p>2.55</text:p>
              </table:table-cell>
              <table:table-cell office:value-type="float" office:value="0.566580941396411">
                <text:p>0.566580941396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3.5141">
                <text:p>3.5141</text:p>
              </table:table-cell>
              <table:table-cell office:value-type="float" office:value="2.6">
                <text:p>2.6</text:p>
              </table:table-cell>
              <table:table-cell office:value-type="float" office:value="0.696791850626327">
                <text:p>0.696791850626327</text:p>
              </table:table-cell>
              <table:table-cell office:value-type="float" office:value="2.6">
                <text:p>2.6</text:p>
              </table:table-cell>
              <table:table-cell office:value-type="float" office:value="0.500835660854537">
                <text:p>0.500835660854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3.1028">
                <text:p>3.1028</text:p>
              </table:table-cell>
              <table:table-cell office:value-type="float" office:value="2.65">
                <text:p>2.65</text:p>
              </table:table-cell>
              <table:table-cell office:value-type="float" office:value="0.615237401930329">
                <text:p>0.615237401930329</text:p>
              </table:table-cell>
              <table:table-cell office:value-type="float" office:value="2.65">
                <text:p>2.65</text:p>
              </table:table-cell>
              <table:table-cell office:value-type="float" office:value="0.442216467516422">
                <text:p>0.442216467516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2.7363">
                <text:p>2.7363</text:p>
              </table:table-cell>
              <table:table-cell office:value-type="float" office:value="2.7">
                <text:p>2.7</text:p>
              </table:table-cell>
              <table:table-cell office:value-type="float" office:value="0.542566102520935">
                <text:p>0.542566102520935</text:p>
              </table:table-cell>
              <table:table-cell office:value-type="float" office:value="2.7">
                <text:p>2.7</text:p>
              </table:table-cell>
              <table:table-cell office:value-type="float" office:value="0.389982248312874">
                <text:p>0.389982248312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2.4101">
                <text:p>2.4101</text:p>
              </table:table-cell>
              <table:table-cell office:value-type="float" office:value="2.75">
                <text:p>2.75</text:p>
              </table:table-cell>
              <table:table-cell office:value-type="float" office:value="0.477885671777841">
                <text:p>0.477885671777841</text:p>
              </table:table-cell>
              <table:table-cell office:value-type="float" office:value="2.75">
                <text:p>2.75</text:p>
              </table:table-cell>
              <table:table-cell office:value-type="float" office:value="0.343491655395555">
                <text:p>0.343491655395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2.1199">
                <text:p>2.1199</text:p>
              </table:table-cell>
              <table:table-cell office:value-type="float" office:value="2.8">
                <text:p>2.8</text:p>
              </table:table-cell>
              <table:table-cell office:value-type="float" office:value="0.420343485997197">
                <text:p>0.420343485997197</text:p>
              </table:table-cell>
              <table:table-cell office:value-type="float" office:value="2.8">
                <text:p>2.8</text:p>
              </table:table-cell>
              <table:table-cell office:value-type="float" office:value="0.302131845264942">
                <text:p>0.302131845264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1.862">
                <text:p>1.862</text:p>
              </table:table-cell>
              <table:table-cell office:value-type="float" office:value="2.85">
                <text:p>2.85</text:p>
              </table:table-cell>
              <table:table-cell office:value-type="float" office:value="0.36920589222453">
                <text:p>0.36920589222453</text:p>
              </table:table-cell>
              <table:table-cell office:value-type="float" office:value="2.85">
                <text:p>2.85</text:p>
              </table:table-cell>
              <table:table-cell office:value-type="float" office:value="0.265375487467957">
                <text:p>0.265375487467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.633">
                <text:p>1.633</text:p>
              </table:table-cell>
              <table:table-cell office:value-type="float" office:value="2.9">
                <text:p>2.9</text:p>
              </table:table-cell>
              <table:table-cell office:value-type="float" office:value="0.323798722880053">
                <text:p>0.323798722880053</text:p>
              </table:table-cell>
              <table:table-cell office:value-type="float" office:value="2.9">
                <text:p>2.9</text:p>
              </table:table-cell>
              <table:table-cell office:value-type="float" office:value="0.232738008074744">
                <text:p>0.232738008074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1.4298">
                <text:p>1.4298</text:p>
              </table:table-cell>
              <table:table-cell office:value-type="float" office:value="2.95">
                <text:p>2.95</text:p>
              </table:table-cell>
              <table:table-cell office:value-type="float" office:value="0.283507295758664">
                <text:p>0.283507295758664</text:p>
              </table:table-cell>
              <table:table-cell office:value-type="float" office:value="2.95">
                <text:p>2.95</text:p>
              </table:table-cell>
              <table:table-cell office:value-type="float" office:value="0.203777589678671">
                <text:p>0.203777589678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2497">
                <text:p>1.2497</text:p>
              </table:table-cell>
              <table:table-cell office:value-type="float" office:value="3">
                <text:p>3</text:p>
              </table:table-cell>
              <table:table-cell office:value-type="float" office:value="0.247796242488182">
                <text:p>0.247796242488182</text:p>
              </table:table-cell>
              <table:table-cell office:value-type="float" office:value="3">
                <text:p>3</text:p>
              </table:table-cell>
              <table:table-cell office:value-type="float" office:value="0.178109423570734">
                <text:p>0.1781094235707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